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</office:font-face-decls>
  <office:automatic-styles>
    <style:style style:name="TBL_0_0" style:master-page-name="master_0" style:family="table">
      <style:table-properties table:align="left" style:width="22.93in"/>
    </style:style>
    <style:style style:name="TBL_0_0_col_0" style:family="table-column">
      <style:table-column-properties style:column-width="1.37in"/>
    </style:style>
    <style:style style:name="TBL_0_0_col_1" style:family="table-column">
      <style:table-column-properties style:column-width="3.45in"/>
    </style:style>
    <style:style style:name="TBL_0_0_col_2" style:family="table-column">
      <style:table-column-properties style:column-width="3.54in"/>
    </style:style>
    <style:style style:name="TBL_0_0_col_3" style:family="table-column">
      <style:table-column-properties style:column-width="5.23in"/>
    </style:style>
    <style:style style:name="TBL_0_0_col_4" style:family="table-column">
      <style:table-column-properties style:column-width="0.63in"/>
    </style:style>
    <style:style style:name="TBL_0_0_col_5" style:family="table-column">
      <style:table-column-properties style:column-width="0.91in"/>
    </style:style>
    <style:style style:name="TBL_0_0_col_6" style:family="table-column">
      <style:table-column-properties style:column-width="0.86in"/>
    </style:style>
    <style:style style:name="TBL_0_0_col_7" style:family="table-column">
      <style:table-column-properties style:column-width="0.56in"/>
    </style:style>
    <style:style style:name="TBL_0_0_col_8" style:family="table-column">
      <style:table-column-properties style:column-width="0.7in"/>
    </style:style>
    <style:style style:name="TBL_0_0_col_9" style:family="table-column">
      <style:table-column-properties style:column-width="0.66in"/>
    </style:style>
    <style:style style:name="TBL_0_0_col_10" style:family="table-column">
      <style:table-column-properties style:column-width="0.63in"/>
    </style:style>
    <style:style style:name="TBL_0_0_col_11" style:family="table-column">
      <style:table-column-properties style:column-width="0.61in"/>
    </style:style>
    <style:style style:name="TBL_0_0_col_12" style:family="table-column">
      <style:table-column-properties style:column-width="0.61in"/>
    </style:style>
    <style:style style:name="TBL_0_0_col_13" style:family="table-column">
      <style:table-column-properties style:column-width="0.66in"/>
    </style:style>
    <style:style style:name="TBL_0_0_col_14" style:family="table-column">
      <style:table-column-properties style:column-width="0.62in"/>
    </style:style>
    <style:style style:name="TBL_0_0_col_15" style:family="table-column">
      <style:table-column-properties style:column-width="0.65in"/>
    </style:style>
    <style:style style:name="TBL_0_0_col_16" style:family="table-column">
      <style:table-column-properties style:column-width="0.55in"/>
    </style:style>
    <style:style style:name="TBL_0_0_col_17" style:family="table-column">
      <style:table-column-properties style:column-width="0.59in"/>
    </style:style>
    <style:style style:name="TBL_0_0_row_0" style:family="table-row">
      <style:table-row-properties style:use-optimal-row-height="false" style:row-height="0.27in"/>
    </style:style>
    <style:style style:name="C0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0" style:family="text">
      <style:text-properties style:font-name="Arial" fo:font-size="7.0pt" style:font-size-asian="7.0pt" style:font-size-complex="7.0pt" fo:font-weight="bold">
</style:text-properties>
    </style:style>
    <style:style style:name="TBL_0_0_row_1" style:family="table-row">
      <style:table-row-properties style:use-optimal-row-height="false" style:row-height="0.18in"/>
    </style:style>
    <style:style style:name="C1" style:family="table-cell">
      <style:table-cell-properties fo:wrap-option="wrap" style:shrink-to-fit="false" fo:border-top="0.006944444444444444in solid #000000" fo:padding-top="0.0in" fo:border-left="0.006944444444444444in solid #000000" fo:padding-left="0.027777777777777776in" fo:border-bottom="0.006944444444444444in solid #000000" fo:padding-bottom="0.0in" fo:border-right="0.006944444444444444in solid #000000" fo:padding-right="0.0in" style:vertical-align="middle"/>
      <style:paragraph-properties fo:text-align="start"/>
    </style:style>
    <style:style style:name="T1" style:family="text">
      <style:text-properties style:font-name="Arial" fo:font-size="6.0pt" style:font-size-asian="6.0pt" style:font-size-complex="6.0pt" fo:font-weight="bold">
</style:text-properties>
    </style:style>
    <style:style style:name="C2" style:family="table-cell">
      <style:table-cell-properties fo:wrap-option="wrap" style:shrink-to-fit="false" fo:border-top="0.006944444444444444in solid #000000" fo:padding-top="0.0in" fo:padding-left="0.027777777777777776in" fo:border-bottom="0.006944444444444444in solid #000000" fo:padding-bottom="0.0in" fo:border-right="0.006944444444444444in solid #000000" fo:padding-right="0.0in" style:vertical-align="middle"/>
      <style:paragraph-properties fo:text-align="start"/>
    </style:style>
    <style:style style:name="C3" style:family="table-cell">
      <style:table-cell-properties fo:wrap-option="wrap" style:shrink-to-fit="false" fo:border-top="0.006944444444444444in solid #000000" fo:padding-top="0.0in" fo:padding-left="0.0in" fo:padding-bottom="0.0in" fo:border-right="0.006944444444444444in solid #000000" fo:padding-right="0.0in" style:vertical-align="middle"/>
      <style:paragraph-properties fo:text-align="center"/>
    </style:style>
    <style:style style:name="P1" style:family="paragraph">
      <style:paragraph-properties fo:line-height="100%" fo:text-align="center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C4" style:family="table-cell">
      <style:table-cell-properties fo:wrap-option="wrap" style:shrink-to-fit="false" fo:border-top="0.006944444444444444in solid #000000" fo:padding-top="0.0in" fo:padding-left="0.0in" fo:border-bottom="0.006944444444444444in solid #000000" fo:padding-bottom="0.0in" fo:border-right="0.006944444444444444in solid #000000" fo:padding-right="0.0in" style:vertical-align="middle"/>
      <style:paragraph-properties fo:text-align="center"/>
    </style:style>
    <style:style style:name="TBL_0_0_row_2" style:family="table-row">
      <style:table-row-properties style:use-optimal-row-height="false" style:row-height="0.16in"/>
    </style:style>
    <style:style style:name="TBL_0_0_row_3" style:family="table-row">
      <style:table-row-properties style:use-optimal-row-height="false" style:row-height="0.45in"/>
    </style:style>
    <style:style style:name="TBL_0_0_row_4" style:family="table-row">
      <style:table-row-properties style:use-optimal-row-height="false" style:row-height="0.18in"/>
    </style:style>
    <style:style style:name="C5" style:family="table-cell">
      <style:table-cell-properties fo:wrap-option="wrap" style:shrink-to-fit="false" fo:padding-top="0.0in" fo:border-left="0.006944444444444444in solid #000000" fo:padding-left="0.027777777777777776in" fo:border-bottom="0.006944444444444444in solid #000000" fo:padding-bottom="0.0in" fo:border-right="0.006944444444444444in solid #000000" fo:padding-right="0.0in" style:vertical-align="middle"/>
      <style:paragraph-properties fo:text-align="start"/>
    </style:style>
    <style:style style:name="T2" style:family="text">
      <style:text-properties style:font-name="Arial" fo:font-size="6.0pt" style:font-size-asian="6.0pt" style:font-size-complex="6.0pt">
</style:text-properties>
    </style:style>
    <style:style style:name="C6" style:family="table-cell">
      <style:table-cell-properties fo:wrap-option="wrap" style:shrink-to-fit="false" fo:padding-top="0.0in" fo:padding-left="0.027777777777777776in" fo:border-bottom="0.006944444444444444in solid #000000" fo:padding-bottom="0.0in" fo:border-right="0.006944444444444444in solid #000000" fo:padding-right="0.0in" style:vertical-align="middle"/>
      <style:paragraph-properties fo:text-align="start"/>
    </style:style>
    <style:style style:name="C7" style:family="table-cell">
      <style:table-cell-properties fo:wrap-option="wrap" style:shrink-to-fit="false" fo:padding-top="0.0in" fo:padding-left="0.0in" fo:border-bottom="0.006944444444444444in solid #000000" fo:padding-bottom="0.0in" fo:border-right="0.006944444444444444in solid #000000" fo:padding-right="0.027777777777777776in" style:vertical-align="middle"/>
      <style:paragraph-properties fo:text-align="end"/>
    </style:style>
    <style:style style:name="P2" style:family="paragraph">
      <style:paragraph-properties fo:line-height="100%" fo:text-align="end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BL_0_0_row_5" style:family="table-row">
      <style:table-row-properties style:use-optimal-row-height="false" style:row-height="0.18in"/>
    </style:style>
    <style:style style:name="TBL_0_0_row_6" style:family="table-row">
      <style:table-row-properties style:use-optimal-row-height="false" style:row-height="0.18in"/>
    </style:style>
    <style:style style:name="TBL_0_0_row_7" style:family="table-row">
      <style:table-row-properties style:use-optimal-row-height="false" style:row-height="0.18in"/>
    </style:style>
    <style:style style:name="TBL_0_0_row_8" style:family="table-row">
      <style:table-row-properties style:use-optimal-row-height="false" style:row-height="0.18in"/>
    </style:style>
    <style:style style:name="TBL_0_0_row_9" style:family="table-row">
      <style:table-row-properties style:use-optimal-row-height="false" style:row-height="0.18in"/>
    </style:style>
    <style:style style:name="TBL_0_0_row_10" style:family="table-row">
      <style:table-row-properties style:use-optimal-row-height="false" style:row-height="0.18in"/>
    </style:style>
    <style:style style:name="TBL_0_0_row_11" style:family="table-row">
      <style:table-row-properties style:use-optimal-row-height="false" style:row-height="0.18in"/>
    </style:style>
    <style:style style:name="TBL_0_0_row_12" style:family="table-row">
      <style:table-row-properties style:use-optimal-row-height="false" style:row-height="0.18in"/>
    </style:style>
    <style:style style:name="TBL_0_0_row_13" style:family="table-row">
      <style:table-row-properties style:use-optimal-row-height="false" style:row-height="0.18in"/>
    </style:style>
    <style:style style:name="TBL_0_0_row_14" style:family="table-row">
      <style:table-row-properties style:use-optimal-row-height="false" style:row-height="0.18in"/>
    </style:style>
    <style:style style:name="TBL_0_0_row_15" style:family="table-row">
      <style:table-row-properties style:use-optimal-row-height="false" style:row-height="0.18in"/>
    </style:style>
    <style:style style:name="TBL_0_0_row_16" style:family="table-row">
      <style:table-row-properties style:use-optimal-row-height="false" style:row-height="0.18in"/>
    </style:style>
    <style:style style:name="TBL_0_0_row_17" style:family="table-row">
      <style:table-row-properties style:use-optimal-row-height="false" style:row-height="0.18in"/>
    </style:style>
    <style:style style:name="TBL_0_0_row_18" style:family="table-row">
      <style:table-row-properties style:use-optimal-row-height="false" style:row-height="0.18in"/>
    </style:style>
    <style:style style:name="TBL_0_0_row_19" style:family="table-row">
      <style:table-row-properties style:use-optimal-row-height="false" style:row-height="0.18in"/>
    </style:style>
    <style:style style:name="TBL_0_0_row_20" style:family="table-row">
      <style:table-row-properties style:use-optimal-row-height="false" style:row-height="0.18in"/>
    </style:style>
    <style:style style:name="TBL_0_0_row_21" style:family="table-row">
      <style:table-row-properties style:use-optimal-row-height="false" style:row-height="0.18in"/>
    </style:style>
    <style:style style:name="TBL_0_0_row_22" style:family="table-row">
      <style:table-row-properties style:use-optimal-row-height="false" style:row-height="0.18in"/>
    </style:style>
    <style:style style:name="TBL_0_0_row_23" style:family="table-row">
      <style:table-row-properties style:use-optimal-row-height="false" style:row-height="0.18in"/>
    </style:style>
    <style:style style:name="TBL_0_0_row_24" style:family="table-row">
      <style:table-row-properties style:use-optimal-row-height="false" style:row-height="0.18in"/>
    </style:style>
    <style:style style:name="TBL_0_0_row_25" style:family="table-row">
      <style:table-row-properties style:use-optimal-row-height="false" style:row-height="0.18in"/>
    </style:style>
    <style:style style:name="TBL_0_0_row_26" style:family="table-row">
      <style:table-row-properties style:use-optimal-row-height="false" style:row-height="0.18in"/>
    </style:style>
    <style:style style:name="TBL_0_0_row_27" style:family="table-row">
      <style:table-row-properties style:use-optimal-row-height="false" style:row-height="0.18in"/>
    </style:style>
    <style:style style:name="TBL_0_0_row_28" style:family="table-row">
      <style:table-row-properties style:use-optimal-row-height="false" style:row-height="0.18in"/>
    </style:style>
    <style:style style:name="TBL_0_0_row_29" style:family="table-row">
      <style:table-row-properties style:use-optimal-row-height="false" style:row-height="0.18in"/>
    </style:style>
    <style:style style:name="TBL_0_0_row_30" style:family="table-row">
      <style:table-row-properties style:use-optimal-row-height="false" style:row-height="0.18in"/>
    </style:style>
    <style:style style:name="TBL_0_0_row_31" style:family="table-row">
      <style:table-row-properties style:use-optimal-row-height="false" style:row-height="0.18in"/>
    </style:style>
    <style:style style:name="TBL_0_0_row_32" style:family="table-row">
      <style:table-row-properties style:use-optimal-row-height="false" style:row-height="0.18in"/>
    </style:style>
    <style:style style:name="TBL_0_0_row_33" style:family="table-row">
      <style:table-row-properties style:use-optimal-row-height="false" style:row-height="0.18in"/>
    </style:style>
    <style:style style:name="TBL_0_0_row_34" style:family="table-row">
      <style:table-row-properties style:use-optimal-row-height="false" style:row-height="0.18in"/>
    </style:style>
    <style:style style:name="TBL_0_0_row_35" style:family="table-row">
      <style:table-row-properties style:use-optimal-row-height="false" style:row-height="0.18in"/>
    </style:style>
    <style:style style:name="TBL_0_0_row_36" style:family="table-row">
      <style:table-row-properties style:use-optimal-row-height="false" style:row-height="0.18in"/>
    </style:style>
    <style:style style:name="TBL_0_0_row_37" style:family="table-row">
      <style:table-row-properties style:use-optimal-row-height="false" style:row-height="0.18in"/>
    </style:style>
    <style:style style:name="TBL_0_0_row_38" style:family="table-row">
      <style:table-row-properties style:use-optimal-row-height="false" style:row-height="0.18in"/>
    </style:style>
    <style:style style:name="TBL_0_0_row_39" style:family="table-row">
      <style:table-row-properties style:use-optimal-row-height="false" style:row-height="0.18in"/>
    </style:style>
    <style:style style:name="TBL_0_0_row_40" style:family="table-row">
      <style:table-row-properties style:use-optimal-row-height="false" style:row-height="0.18in"/>
    </style:style>
    <style:style style:name="TBL_0_0_row_41" style:family="table-row">
      <style:table-row-properties style:use-optimal-row-height="false" style:row-height="0.18in"/>
    </style:style>
    <style:style style:name="TBL_0_1" style:master-page-name="master_0" style:family="table">
      <style:table-properties table:align="left" style:width="22.93in" fo:break-before="page"/>
    </style:style>
    <style:style style:name="TBL_0_1_col_0" style:family="table-column">
      <style:table-column-properties style:column-width="1.37in"/>
    </style:style>
    <style:style style:name="TBL_0_1_col_1" style:family="table-column">
      <style:table-column-properties style:column-width="3.45in"/>
    </style:style>
    <style:style style:name="TBL_0_1_col_2" style:family="table-column">
      <style:table-column-properties style:column-width="3.54in"/>
    </style:style>
    <style:style style:name="TBL_0_1_col_3" style:family="table-column">
      <style:table-column-properties style:column-width="5.23in"/>
    </style:style>
    <style:style style:name="TBL_0_1_col_4" style:family="table-column">
      <style:table-column-properties style:column-width="0.63in"/>
    </style:style>
    <style:style style:name="TBL_0_1_col_5" style:family="table-column">
      <style:table-column-properties style:column-width="0.91in"/>
    </style:style>
    <style:style style:name="TBL_0_1_col_6" style:family="table-column">
      <style:table-column-properties style:column-width="0.86in"/>
    </style:style>
    <style:style style:name="TBL_0_1_col_7" style:family="table-column">
      <style:table-column-properties style:column-width="0.56in"/>
    </style:style>
    <style:style style:name="TBL_0_1_col_8" style:family="table-column">
      <style:table-column-properties style:column-width="0.7in"/>
    </style:style>
    <style:style style:name="TBL_0_1_col_9" style:family="table-column">
      <style:table-column-properties style:column-width="0.66in"/>
    </style:style>
    <style:style style:name="TBL_0_1_col_10" style:family="table-column">
      <style:table-column-properties style:column-width="0.63in"/>
    </style:style>
    <style:style style:name="TBL_0_1_col_11" style:family="table-column">
      <style:table-column-properties style:column-width="0.61in"/>
    </style:style>
    <style:style style:name="TBL_0_1_col_12" style:family="table-column">
      <style:table-column-properties style:column-width="0.61in"/>
    </style:style>
    <style:style style:name="TBL_0_1_col_13" style:family="table-column">
      <style:table-column-properties style:column-width="0.66in"/>
    </style:style>
    <style:style style:name="TBL_0_1_col_14" style:family="table-column">
      <style:table-column-properties style:column-width="0.62in"/>
    </style:style>
    <style:style style:name="TBL_0_1_col_15" style:family="table-column">
      <style:table-column-properties style:column-width="0.65in"/>
    </style:style>
    <style:style style:name="TBL_0_1_col_16" style:family="table-column">
      <style:table-column-properties style:column-width="0.55in"/>
    </style:style>
    <style:style style:name="TBL_0_1_col_17" style:family="table-column">
      <style:table-column-properties style:column-width="0.59in"/>
    </style:style>
    <style:style style:name="TBL_0_1_row_0" style:family="table-row">
      <style:table-row-properties style:use-optimal-row-height="false" style:row-height="0.18in"/>
    </style:style>
    <style:style style:name="TBL_0_1_row_1" style:family="table-row">
      <style:table-row-properties style:use-optimal-row-height="false" style:row-height="0.18in"/>
    </style:style>
    <style:style style:name="TBL_0_1_row_2" style:family="table-row">
      <style:table-row-properties style:use-optimal-row-height="false" style:row-height="0.18in"/>
    </style:style>
    <style:style style:name="TBL_0_1_row_3" style:family="table-row">
      <style:table-row-properties style:use-optimal-row-height="false" style:row-height="0.18in"/>
    </style:style>
    <style:style style:name="TBL_0_1_row_4" style:family="table-row">
      <style:table-row-properties style:use-optimal-row-height="false" style:row-height="0.18in"/>
    </style:style>
    <style:style style:name="TBL_0_1_row_5" style:family="table-row">
      <style:table-row-properties style:use-optimal-row-height="false" style:row-height="0.18in"/>
    </style:style>
    <style:style style:name="TBL_0_1_row_6" style:family="table-row">
      <style:table-row-properties style:use-optimal-row-height="false" style:row-height="0.18in"/>
    </style:style>
    <style:style style:name="TBL_0_1_row_7" style:family="table-row">
      <style:table-row-properties style:use-optimal-row-height="false" style:row-height="0.18in"/>
    </style:style>
    <style:style style:name="TBL_0_1_row_8" style:family="table-row">
      <style:table-row-properties style:use-optimal-row-height="false" style:row-height="0.18in"/>
    </style:style>
    <style:style style:name="TBL_0_1_row_9" style:family="table-row">
      <style:table-row-properties style:use-optimal-row-height="false" style:row-height="0.18in"/>
    </style:style>
    <style:style style:name="TBL_0_1_row_10" style:family="table-row">
      <style:table-row-properties style:use-optimal-row-height="false" style:row-height="0.18in"/>
    </style:style>
    <style:style style:name="TBL_0_1_row_11" style:family="table-row">
      <style:table-row-properties style:use-optimal-row-height="false" style:row-height="0.18in"/>
    </style:style>
    <style:style style:name="TBL_0_1_row_12" style:family="table-row">
      <style:table-row-properties style:use-optimal-row-height="false" style:row-height="0.18in"/>
    </style:style>
    <style:style style:name="TBL_0_1_row_13" style:family="table-row">
      <style:table-row-properties style:use-optimal-row-height="false" style:row-height="0.18in"/>
    </style:style>
    <style:style style:name="TBL_0_1_row_14" style:family="table-row">
      <style:table-row-properties style:use-optimal-row-height="false" style:row-height="0.18in"/>
    </style:style>
    <style:style style:name="TBL_0_1_row_15" style:family="table-row">
      <style:table-row-properties style:use-optimal-row-height="false" style:row-height="0.18in"/>
    </style:style>
    <style:style style:name="TBL_0_1_row_16" style:family="table-row">
      <style:table-row-properties style:use-optimal-row-height="false" style:row-height="0.18in"/>
    </style:style>
    <style:style style:name="TBL_0_1_row_17" style:family="table-row">
      <style:table-row-properties style:use-optimal-row-height="false" style:row-height="0.18in"/>
    </style:style>
    <style:style style:name="TBL_0_1_row_18" style:family="table-row">
      <style:table-row-properties style:use-optimal-row-height="false" style:row-height="0.18in"/>
    </style:style>
    <style:style style:name="TBL_0_1_row_19" style:family="table-row">
      <style:table-row-properties style:use-optimal-row-height="false" style:row-height="0.18in"/>
    </style:style>
    <style:style style:name="TBL_0_1_row_20" style:family="table-row">
      <style:table-row-properties style:use-optimal-row-height="false" style:row-height="0.18in"/>
    </style:style>
    <style:style style:name="TBL_0_1_row_21" style:family="table-row">
      <style:table-row-properties style:use-optimal-row-height="false" style:row-height="0.18in"/>
    </style:style>
    <style:style style:name="TBL_0_1_row_22" style:family="table-row">
      <style:table-row-properties style:use-optimal-row-height="false" style:row-height="0.18in"/>
    </style:style>
    <style:style style:name="TBL_0_1_row_23" style:family="table-row">
      <style:table-row-properties style:use-optimal-row-height="false" style:row-height="0.18in"/>
    </style:style>
    <style:style style:name="TBL_0_1_row_24" style:family="table-row">
      <style:table-row-properties style:use-optimal-row-height="false" style:row-height="0.18in"/>
    </style:style>
    <style:style style:name="TBL_0_1_row_25" style:family="table-row">
      <style:table-row-properties style:use-optimal-row-height="false" style:row-height="0.18in"/>
    </style:style>
    <style:style style:name="TBL_0_1_row_26" style:family="table-row">
      <style:table-row-properties style:use-optimal-row-height="false" style:row-height="0.18in"/>
    </style:style>
    <style:style style:name="TBL_0_1_row_27" style:family="table-row">
      <style:table-row-properties style:use-optimal-row-height="false" style:row-height="0.18in"/>
    </style:style>
    <style:style style:name="TBL_0_1_row_28" style:family="table-row">
      <style:table-row-properties style:use-optimal-row-height="false" style:row-height="0.18in"/>
    </style:style>
    <style:style style:name="TBL_0_1_row_29" style:family="table-row">
      <style:table-row-properties style:use-optimal-row-height="false" style:row-height="0.18in"/>
    </style:style>
    <style:style style:name="TBL_0_1_row_30" style:family="table-row">
      <style:table-row-properties style:use-optimal-row-height="false" style:row-height="0.18in"/>
    </style:style>
    <style:style style:name="TBL_0_1_row_31" style:family="table-row">
      <style:table-row-properties style:use-optimal-row-height="false" style:row-height="0.18in"/>
    </style:style>
    <style:style style:name="TBL_0_1_row_32" style:family="table-row">
      <style:table-row-properties style:use-optimal-row-height="false" style:row-height="0.18in"/>
    </style:style>
    <style:style style:name="TBL_0_1_row_33" style:family="table-row">
      <style:table-row-properties style:use-optimal-row-height="false" style:row-height="0.18in"/>
    </style:style>
    <style:style style:name="TBL_0_1_row_34" style:family="table-row">
      <style:table-row-properties style:use-optimal-row-height="false" style:row-height="0.18in"/>
    </style:style>
    <style:style style:name="TBL_0_1_row_35" style:family="table-row">
      <style:table-row-properties style:use-optimal-row-height="false" style:row-height="0.18in"/>
    </style:style>
    <style:style style:name="TBL_0_1_row_36" style:family="table-row">
      <style:table-row-properties style:use-optimal-row-height="false" style:row-height="0.18in"/>
    </style:style>
    <style:style style:name="TBL_0_1_row_37" style:family="table-row">
      <style:table-row-properties style:use-optimal-row-height="false" style:row-height="0.18in"/>
    </style:style>
    <style:style style:name="TBL_0_1_row_38" style:family="table-row">
      <style:table-row-properties style:use-optimal-row-height="false" style:row-height="0.18in"/>
    </style:style>
    <style:style style:name="TBL_0_1_row_39" style:family="table-row">
      <style:table-row-properties style:use-optimal-row-height="false" style:row-height="0.18in"/>
    </style:style>
    <style:style style:name="TBL_0_1_row_40" style:family="table-row">
      <style:table-row-properties style:use-optimal-row-height="false" style:row-height="0.18in"/>
    </style:style>
    <style:style style:name="TBL_0_1_row_41" style:family="table-row">
      <style:table-row-properties style:use-optimal-row-height="false" style:row-height="0.18in"/>
    </style:style>
    <style:style style:name="TBL_0_1_row_42" style:family="table-row">
      <style:table-row-properties style:use-optimal-row-height="false" style:row-height="0.18in"/>
    </style:style>
    <style:style style:name="TBL_0_1_row_43" style:family="table-row">
      <style:table-row-properties style:use-optimal-row-height="false" style:row-height="0.18in"/>
    </style:style>
    <style:style style:name="TBL_0_2" style:master-page-name="master_0" style:family="table">
      <style:table-properties table:align="left" style:width="22.93in" fo:break-before="page"/>
    </style:style>
    <style:style style:name="TBL_0_2_col_0" style:family="table-column">
      <style:table-column-properties style:column-width="1.37in"/>
    </style:style>
    <style:style style:name="TBL_0_2_col_1" style:family="table-column">
      <style:table-column-properties style:column-width="3.45in"/>
    </style:style>
    <style:style style:name="TBL_0_2_col_2" style:family="table-column">
      <style:table-column-properties style:column-width="3.54in"/>
    </style:style>
    <style:style style:name="TBL_0_2_col_3" style:family="table-column">
      <style:table-column-properties style:column-width="5.23in"/>
    </style:style>
    <style:style style:name="TBL_0_2_col_4" style:family="table-column">
      <style:table-column-properties style:column-width="0.63in"/>
    </style:style>
    <style:style style:name="TBL_0_2_col_5" style:family="table-column">
      <style:table-column-properties style:column-width="0.91in"/>
    </style:style>
    <style:style style:name="TBL_0_2_col_6" style:family="table-column">
      <style:table-column-properties style:column-width="0.86in"/>
    </style:style>
    <style:style style:name="TBL_0_2_col_7" style:family="table-column">
      <style:table-column-properties style:column-width="0.56in"/>
    </style:style>
    <style:style style:name="TBL_0_2_col_8" style:family="table-column">
      <style:table-column-properties style:column-width="0.7in"/>
    </style:style>
    <style:style style:name="TBL_0_2_col_9" style:family="table-column">
      <style:table-column-properties style:column-width="0.66in"/>
    </style:style>
    <style:style style:name="TBL_0_2_col_10" style:family="table-column">
      <style:table-column-properties style:column-width="0.63in"/>
    </style:style>
    <style:style style:name="TBL_0_2_col_11" style:family="table-column">
      <style:table-column-properties style:column-width="0.61in"/>
    </style:style>
    <style:style style:name="TBL_0_2_col_12" style:family="table-column">
      <style:table-column-properties style:column-width="0.61in"/>
    </style:style>
    <style:style style:name="TBL_0_2_col_13" style:family="table-column">
      <style:table-column-properties style:column-width="0.66in"/>
    </style:style>
    <style:style style:name="TBL_0_2_col_14" style:family="table-column">
      <style:table-column-properties style:column-width="0.62in"/>
    </style:style>
    <style:style style:name="TBL_0_2_col_15" style:family="table-column">
      <style:table-column-properties style:column-width="0.65in"/>
    </style:style>
    <style:style style:name="TBL_0_2_col_16" style:family="table-column">
      <style:table-column-properties style:column-width="0.55in"/>
    </style:style>
    <style:style style:name="TBL_0_2_col_17" style:family="table-column">
      <style:table-column-properties style:column-width="0.59in"/>
    </style:style>
    <style:style style:name="TBL_0_2_row_0" style:family="table-row">
      <style:table-row-properties style:use-optimal-row-height="false" style:row-height="0.18in"/>
    </style:style>
    <style:style style:name="TBL_0_2_row_1" style:family="table-row">
      <style:table-row-properties style:use-optimal-row-height="false" style:row-height="0.18in"/>
    </style:style>
    <style:style style:name="TBL_0_2_row_2" style:family="table-row">
      <style:table-row-properties style:use-optimal-row-height="false" style:row-height="0.18in"/>
    </style:style>
    <style:style style:name="TBL_0_2_row_3" style:family="table-row">
      <style:table-row-properties style:use-optimal-row-height="false" style:row-height="0.18in"/>
    </style:style>
    <style:style style:name="TBL_0_2_row_4" style:family="table-row">
      <style:table-row-properties style:use-optimal-row-height="false" style:row-height="0.18in"/>
    </style:style>
    <style:style style:name="TBL_0_2_row_5" style:family="table-row">
      <style:table-row-properties style:use-optimal-row-height="false" style:row-height="0.18in"/>
    </style:style>
    <style:style style:name="TBL_0_2_row_6" style:family="table-row">
      <style:table-row-properties style:use-optimal-row-height="false" style:row-height="0.18in"/>
    </style:style>
    <style:style style:name="TBL_0_2_row_7" style:family="table-row">
      <style:table-row-properties style:use-optimal-row-height="false" style:row-height="0.18in"/>
    </style:style>
    <style:style style:name="TBL_0_2_row_8" style:family="table-row">
      <style:table-row-properties style:use-optimal-row-height="false" style:row-height="0.18in"/>
    </style:style>
    <style:style style:name="TBL_0_2_row_9" style:family="table-row">
      <style:table-row-properties style:use-optimal-row-height="false" style:row-height="0.18in"/>
    </style:style>
    <style:style style:name="TBL_0_2_row_10" style:family="table-row">
      <style:table-row-properties style:use-optimal-row-height="false" style:row-height="0.18in"/>
    </style:style>
    <style:style style:name="TBL_0_2_row_11" style:family="table-row">
      <style:table-row-properties style:use-optimal-row-height="false" style:row-height="0.18in"/>
    </style:style>
    <style:style style:name="TBL_0_2_row_12" style:family="table-row">
      <style:table-row-properties style:use-optimal-row-height="false" style:row-height="0.18in"/>
    </style:style>
    <style:style style:name="TBL_0_2_row_13" style:family="table-row">
      <style:table-row-properties style:use-optimal-row-height="false" style:row-height="0.18in"/>
    </style:style>
    <style:style style:name="TBL_0_2_row_14" style:family="table-row">
      <style:table-row-properties style:use-optimal-row-height="false" style:row-height="0.18in"/>
    </style:style>
    <style:style style:name="TBL_0_2_row_15" style:family="table-row">
      <style:table-row-properties style:use-optimal-row-height="false" style:row-height="0.18in"/>
    </style:style>
    <style:style style:name="TBL_0_2_row_16" style:family="table-row">
      <style:table-row-properties style:use-optimal-row-height="false" style:row-height="0.18in"/>
    </style:style>
    <style:style style:name="TBL_0_2_row_17" style:family="table-row">
      <style:table-row-properties style:use-optimal-row-height="false" style:row-height="0.18in"/>
    </style:style>
    <style:style style:name="TBL_0_2_row_18" style:family="table-row">
      <style:table-row-properties style:use-optimal-row-height="false" style:row-height="0.18in"/>
    </style:style>
    <style:style style:name="TBL_0_2_row_19" style:family="table-row">
      <style:table-row-properties style:use-optimal-row-height="false" style:row-height="0.18in"/>
    </style:style>
    <style:style style:name="TBL_0_2_row_20" style:family="table-row">
      <style:table-row-properties style:use-optimal-row-height="false" style:row-height="0.18in"/>
    </style:style>
    <style:style style:name="TBL_0_2_row_21" style:family="table-row">
      <style:table-row-properties style:use-optimal-row-height="false" style:row-height="0.18in"/>
    </style:style>
    <style:style style:name="TBL_0_2_row_22" style:family="table-row">
      <style:table-row-properties style:use-optimal-row-height="false" style:row-height="0.18in"/>
    </style:style>
    <style:style style:name="TBL_0_2_row_23" style:family="table-row">
      <style:table-row-properties style:use-optimal-row-height="false" style:row-height="0.18in"/>
    </style:style>
    <style:style style:name="TBL_0_2_row_24" style:family="table-row">
      <style:table-row-properties style:use-optimal-row-height="false" style:row-height="0.18in"/>
    </style:style>
    <style:style style:name="TBL_0_2_row_25" style:family="table-row">
      <style:table-row-properties style:use-optimal-row-height="false" style:row-height="0.18in"/>
    </style:style>
    <style:style style:name="TBL_0_2_row_26" style:family="table-row">
      <style:table-row-properties style:use-optimal-row-height="false" style:row-height="0.18in"/>
    </style:style>
    <style:style style:name="TBL_0_2_row_27" style:family="table-row">
      <style:table-row-properties style:use-optimal-row-height="false" style:row-height="0.18in"/>
    </style:style>
    <style:style style:name="TBL_0_2_row_28" style:family="table-row">
      <style:table-row-properties style:use-optimal-row-height="false" style:row-height="0.18in"/>
    </style:style>
    <style:style style:name="TBL_0_2_row_29" style:family="table-row">
      <style:table-row-properties style:use-optimal-row-height="false" style:row-height="0.18in"/>
    </style:style>
    <style:style style:name="TBL_0_2_row_30" style:family="table-row">
      <style:table-row-properties style:use-optimal-row-height="false" style:row-height="0.18in"/>
    </style:style>
    <style:style style:name="TBL_0_2_row_31" style:family="table-row">
      <style:table-row-properties style:use-optimal-row-height="false" style:row-height="0.18in"/>
    </style:style>
    <style:style style:name="TBL_0_2_row_32" style:family="table-row">
      <style:table-row-properties style:use-optimal-row-height="false" style:row-height="0.18in"/>
    </style:style>
    <style:style style:name="TBL_0_2_row_33" style:family="table-row">
      <style:table-row-properties style:use-optimal-row-height="false" style:row-height="0.18in"/>
    </style:style>
    <style:style style:name="TBL_0_2_row_34" style:family="table-row">
      <style:table-row-properties style:use-optimal-row-height="false" style:row-height="0.18in"/>
    </style:style>
    <style:style style:name="TBL_0_2_row_35" style:family="table-row">
      <style:table-row-properties style:use-optimal-row-height="false" style:row-height="0.18in"/>
    </style:style>
    <style:style style:name="TBL_0_2_row_36" style:family="table-row">
      <style:table-row-properties style:use-optimal-row-height="false" style:row-height="0.18in"/>
    </style:style>
    <style:style style:name="TBL_0_2_row_37" style:family="table-row">
      <style:table-row-properties style:use-optimal-row-height="false" style:row-height="0.18in"/>
    </style:style>
    <style:style style:name="TBL_0_2_row_38" style:family="table-row">
      <style:table-row-properties style:use-optimal-row-height="false" style:row-height="0.18in"/>
    </style:style>
    <style:style style:name="TBL_0_2_row_39" style:family="table-row">
      <style:table-row-properties style:use-optimal-row-height="false" style:row-height="0.18in"/>
    </style:style>
    <style:style style:name="TBL_0_2_row_40" style:family="table-row">
      <style:table-row-properties style:use-optimal-row-height="false" style:row-height="0.18in"/>
    </style:style>
    <style:style style:name="TBL_0_2_row_41" style:family="table-row">
      <style:table-row-properties style:use-optimal-row-height="false" style:row-height="0.18in"/>
    </style:style>
    <style:style style:name="TBL_0_2_row_42" style:family="table-row">
      <style:table-row-properties style:use-optimal-row-height="false" style:row-height="0.18in"/>
    </style:style>
    <style:style style:name="TBL_0_2_row_43" style:family="table-row">
      <style:table-row-properties style:use-optimal-row-height="false" style:row-height="0.18in"/>
    </style:style>
    <style:style style:name="TBL_0_3" style:master-page-name="master_0" style:family="table">
      <style:table-properties table:align="left" style:width="22.93in" fo:break-before="page"/>
    </style:style>
    <style:style style:name="TBL_0_3_col_0" style:family="table-column">
      <style:table-column-properties style:column-width="1.37in"/>
    </style:style>
    <style:style style:name="TBL_0_3_col_1" style:family="table-column">
      <style:table-column-properties style:column-width="3.45in"/>
    </style:style>
    <style:style style:name="TBL_0_3_col_2" style:family="table-column">
      <style:table-column-properties style:column-width="3.54in"/>
    </style:style>
    <style:style style:name="TBL_0_3_col_3" style:family="table-column">
      <style:table-column-properties style:column-width="5.23in"/>
    </style:style>
    <style:style style:name="TBL_0_3_col_4" style:family="table-column">
      <style:table-column-properties style:column-width="0.63in"/>
    </style:style>
    <style:style style:name="TBL_0_3_col_5" style:family="table-column">
      <style:table-column-properties style:column-width="0.91in"/>
    </style:style>
    <style:style style:name="TBL_0_3_col_6" style:family="table-column">
      <style:table-column-properties style:column-width="0.86in"/>
    </style:style>
    <style:style style:name="TBL_0_3_col_7" style:family="table-column">
      <style:table-column-properties style:column-width="0.56in"/>
    </style:style>
    <style:style style:name="TBL_0_3_col_8" style:family="table-column">
      <style:table-column-properties style:column-width="0.7in"/>
    </style:style>
    <style:style style:name="TBL_0_3_col_9" style:family="table-column">
      <style:table-column-properties style:column-width="0.66in"/>
    </style:style>
    <style:style style:name="TBL_0_3_col_10" style:family="table-column">
      <style:table-column-properties style:column-width="0.63in"/>
    </style:style>
    <style:style style:name="TBL_0_3_col_11" style:family="table-column">
      <style:table-column-properties style:column-width="0.61in"/>
    </style:style>
    <style:style style:name="TBL_0_3_col_12" style:family="table-column">
      <style:table-column-properties style:column-width="0.61in"/>
    </style:style>
    <style:style style:name="TBL_0_3_col_13" style:family="table-column">
      <style:table-column-properties style:column-width="0.66in"/>
    </style:style>
    <style:style style:name="TBL_0_3_col_14" style:family="table-column">
      <style:table-column-properties style:column-width="0.62in"/>
    </style:style>
    <style:style style:name="TBL_0_3_col_15" style:family="table-column">
      <style:table-column-properties style:column-width="0.65in"/>
    </style:style>
    <style:style style:name="TBL_0_3_col_16" style:family="table-column">
      <style:table-column-properties style:column-width="0.55in"/>
    </style:style>
    <style:style style:name="TBL_0_3_col_17" style:family="table-column">
      <style:table-column-properties style:column-width="0.59in"/>
    </style:style>
    <style:style style:name="TBL_0_3_row_0" style:family="table-row">
      <style:table-row-properties style:use-optimal-row-height="false" style:row-height="0.18in"/>
    </style:style>
    <style:style style:name="TBL_0_3_row_1" style:family="table-row">
      <style:table-row-properties style:use-optimal-row-height="false" style:row-height="0.18in"/>
    </style:style>
    <style:style style:name="TBL_0_3_row_2" style:family="table-row">
      <style:table-row-properties style:use-optimal-row-height="false" style:row-height="0.18in"/>
    </style:style>
    <style:style style:name="TBL_0_3_row_3" style:family="table-row">
      <style:table-row-properties style:use-optimal-row-height="false" style:row-height="0.18in"/>
    </style:style>
    <style:style style:name="TBL_0_3_row_4" style:family="table-row">
      <style:table-row-properties style:use-optimal-row-height="false" style:row-height="0.18in"/>
    </style:style>
    <style:style style:name="TBL_0_3_row_5" style:family="table-row">
      <style:table-row-properties style:use-optimal-row-height="false" style:row-height="0.18in"/>
    </style:style>
    <style:style style:name="TBL_0_3_row_6" style:family="table-row">
      <style:table-row-properties style:use-optimal-row-height="false" style:row-height="0.18in"/>
    </style:style>
    <style:style style:name="TBL_0_3_row_7" style:family="table-row">
      <style:table-row-properties style:use-optimal-row-height="false" style:row-height="0.18in"/>
    </style:style>
    <style:style style:name="TBL_0_3_row_8" style:family="table-row">
      <style:table-row-properties style:use-optimal-row-height="false" style:row-height="0.18in"/>
    </style:style>
    <style:style style:name="TBL_0_3_row_9" style:family="table-row">
      <style:table-row-properties style:use-optimal-row-height="false" style:row-height="0.18in"/>
    </style:style>
    <style:style style:name="TBL_0_3_row_10" style:family="table-row">
      <style:table-row-properties style:use-optimal-row-height="false" style:row-height="0.18in"/>
    </style:style>
    <style:style style:name="TBL_0_3_row_11" style:family="table-row">
      <style:table-row-properties style:use-optimal-row-height="false" style:row-height="0.18in"/>
    </style:style>
    <style:style style:name="TBL_0_3_row_12" style:family="table-row">
      <style:table-row-properties style:use-optimal-row-height="false" style:row-height="0.18in"/>
    </style:style>
    <style:style style:name="TBL_0_3_row_13" style:family="table-row">
      <style:table-row-properties style:use-optimal-row-height="false" style:row-height="0.18in"/>
    </style:style>
    <style:style style:name="TBL_0_3_row_14" style:family="table-row">
      <style:table-row-properties style:use-optimal-row-height="false" style:row-height="0.18in"/>
    </style:style>
    <style:style style:name="TBL_0_3_row_15" style:family="table-row">
      <style:table-row-properties style:use-optimal-row-height="false" style:row-height="0.18in"/>
    </style:style>
    <style:style style:name="TBL_0_3_row_16" style:family="table-row">
      <style:table-row-properties style:use-optimal-row-height="false" style:row-height="0.18in"/>
    </style:style>
    <style:style style:name="TBL_0_3_row_17" style:family="table-row">
      <style:table-row-properties style:use-optimal-row-height="false" style:row-height="0.18in"/>
    </style:style>
    <style:style style:name="TBL_0_3_row_18" style:family="table-row">
      <style:table-row-properties style:use-optimal-row-height="false" style:row-height="0.18in"/>
    </style:style>
    <style:style style:name="TBL_0_3_row_19" style:family="table-row">
      <style:table-row-properties style:use-optimal-row-height="false" style:row-height="0.18in"/>
    </style:style>
    <style:style style:name="TBL_0_3_row_20" style:family="table-row">
      <style:table-row-properties style:use-optimal-row-height="false" style:row-height="0.18in"/>
    </style:style>
    <style:style style:name="TBL_0_3_row_21" style:family="table-row">
      <style:table-row-properties style:use-optimal-row-height="false" style:row-height="0.18in"/>
    </style:style>
    <style:style style:name="TBL_0_3_row_22" style:family="table-row">
      <style:table-row-properties style:use-optimal-row-height="false" style:row-height="0.18in"/>
    </style:style>
    <style:style style:name="TBL_0_3_row_23" style:family="table-row">
      <style:table-row-properties style:use-optimal-row-height="false" style:row-height="0.18in"/>
    </style:style>
    <style:style style:name="TBL_0_3_row_24" style:family="table-row">
      <style:table-row-properties style:use-optimal-row-height="false" style:row-height="0.18in"/>
    </style:style>
    <style:style style:name="TBL_0_3_row_25" style:family="table-row">
      <style:table-row-properties style:use-optimal-row-height="false" style:row-height="0.18in"/>
    </style:style>
    <style:style style:name="TBL_0_3_row_26" style:family="table-row">
      <style:table-row-properties style:use-optimal-row-height="false" style:row-height="0.18in"/>
    </style:style>
    <style:style style:name="TBL_0_3_row_27" style:family="table-row">
      <style:table-row-properties style:use-optimal-row-height="false" style:row-height="0.18in"/>
    </style:style>
    <style:style style:name="TBL_0_3_row_28" style:family="table-row">
      <style:table-row-properties style:use-optimal-row-height="false" style:row-height="0.18in"/>
    </style:style>
    <style:style style:name="TBL_0_3_row_29" style:family="table-row">
      <style:table-row-properties style:use-optimal-row-height="false" style:row-height="0.18in"/>
    </style:style>
    <style:style style:name="TBL_0_3_row_30" style:family="table-row">
      <style:table-row-properties style:use-optimal-row-height="false" style:row-height="0.18in"/>
    </style:style>
    <style:style style:name="TBL_0_3_row_31" style:family="table-row">
      <style:table-row-properties style:use-optimal-row-height="false" style:row-height="0.18in"/>
    </style:style>
    <style:style style:name="TBL_0_3_row_32" style:family="table-row">
      <style:table-row-properties style:use-optimal-row-height="false" style:row-height="0.18in"/>
    </style:style>
    <style:style style:name="TBL_0_3_row_33" style:family="table-row">
      <style:table-row-properties style:use-optimal-row-height="false" style:row-height="0.18in"/>
    </style:style>
    <style:style style:name="TBL_0_3_row_34" style:family="table-row">
      <style:table-row-properties style:use-optimal-row-height="false" style:row-height="0.18in"/>
    </style:style>
    <style:style style:name="TBL_0_3_row_35" style:family="table-row">
      <style:table-row-properties style:use-optimal-row-height="false" style:row-height="0.18in"/>
    </style:style>
    <style:style style:name="TBL_0_3_row_36" style:family="table-row">
      <style:table-row-properties style:use-optimal-row-height="false" style:row-height="0.18in"/>
    </style:style>
    <style:style style:name="TBL_0_3_row_37" style:family="table-row">
      <style:table-row-properties style:use-optimal-row-height="false" style:row-height="0.18in"/>
    </style:style>
    <style:style style:name="TBL_0_3_row_38" style:family="table-row">
      <style:table-row-properties style:use-optimal-row-height="false" style:row-height="0.18in"/>
    </style:style>
    <style:style style:name="TBL_0_3_row_39" style:family="table-row">
      <style:table-row-properties style:use-optimal-row-height="false" style:row-height="0.18in"/>
    </style:style>
    <style:style style:name="TBL_0_3_row_40" style:family="table-row">
      <style:table-row-properties style:use-optimal-row-height="false" style:row-height="0.18in"/>
    </style:style>
    <style:style style:name="TBL_0_3_row_41" style:family="table-row">
      <style:table-row-properties style:use-optimal-row-height="false" style:row-height="0.18in"/>
    </style:style>
    <style:style style:name="TBL_0_3_row_42" style:family="table-row">
      <style:table-row-properties style:use-optimal-row-height="false" style:row-height="0.18in"/>
    </style:style>
    <style:style style:name="TBL_0_3_row_43" style:family="table-row">
      <style:table-row-properties style:use-optimal-row-height="false" style:row-height="0.18in"/>
    </style:style>
    <style:style style:name="TBL_0_4" style:master-page-name="master_0" style:family="table">
      <style:table-properties table:align="left" style:width="22.93in" fo:break-before="page"/>
    </style:style>
    <style:style style:name="TBL_0_4_col_0" style:family="table-column">
      <style:table-column-properties style:column-width="1.37in"/>
    </style:style>
    <style:style style:name="TBL_0_4_col_1" style:family="table-column">
      <style:table-column-properties style:column-width="3.45in"/>
    </style:style>
    <style:style style:name="TBL_0_4_col_2" style:family="table-column">
      <style:table-column-properties style:column-width="3.54in"/>
    </style:style>
    <style:style style:name="TBL_0_4_col_3" style:family="table-column">
      <style:table-column-properties style:column-width="5.23in"/>
    </style:style>
    <style:style style:name="TBL_0_4_col_4" style:family="table-column">
      <style:table-column-properties style:column-width="0.63in"/>
    </style:style>
    <style:style style:name="TBL_0_4_col_5" style:family="table-column">
      <style:table-column-properties style:column-width="0.91in"/>
    </style:style>
    <style:style style:name="TBL_0_4_col_6" style:family="table-column">
      <style:table-column-properties style:column-width="0.86in"/>
    </style:style>
    <style:style style:name="TBL_0_4_col_7" style:family="table-column">
      <style:table-column-properties style:column-width="0.56in"/>
    </style:style>
    <style:style style:name="TBL_0_4_col_8" style:family="table-column">
      <style:table-column-properties style:column-width="0.7in"/>
    </style:style>
    <style:style style:name="TBL_0_4_col_9" style:family="table-column">
      <style:table-column-properties style:column-width="0.66in"/>
    </style:style>
    <style:style style:name="TBL_0_4_col_10" style:family="table-column">
      <style:table-column-properties style:column-width="0.63in"/>
    </style:style>
    <style:style style:name="TBL_0_4_col_11" style:family="table-column">
      <style:table-column-properties style:column-width="0.61in"/>
    </style:style>
    <style:style style:name="TBL_0_4_col_12" style:family="table-column">
      <style:table-column-properties style:column-width="0.61in"/>
    </style:style>
    <style:style style:name="TBL_0_4_col_13" style:family="table-column">
      <style:table-column-properties style:column-width="0.66in"/>
    </style:style>
    <style:style style:name="TBL_0_4_col_14" style:family="table-column">
      <style:table-column-properties style:column-width="0.62in"/>
    </style:style>
    <style:style style:name="TBL_0_4_col_15" style:family="table-column">
      <style:table-column-properties style:column-width="0.65in"/>
    </style:style>
    <style:style style:name="TBL_0_4_col_16" style:family="table-column">
      <style:table-column-properties style:column-width="0.55in"/>
    </style:style>
    <style:style style:name="TBL_0_4_col_17" style:family="table-column">
      <style:table-column-properties style:column-width="0.59in"/>
    </style:style>
    <style:style style:name="TBL_0_4_row_0" style:family="table-row">
      <style:table-row-properties style:use-optimal-row-height="false" style:row-height="0.18in"/>
    </style:style>
    <style:style style:name="TBL_0_4_row_1" style:family="table-row">
      <style:table-row-properties style:use-optimal-row-height="false" style:row-height="0.18in"/>
    </style:style>
    <style:style style:name="TBL_0_4_row_2" style:family="table-row">
      <style:table-row-properties style:use-optimal-row-height="false" style:row-height="0.18in"/>
    </style:style>
    <style:style style:name="TBL_0_4_row_3" style:family="table-row">
      <style:table-row-properties style:use-optimal-row-height="false" style:row-height="0.18in"/>
    </style:style>
    <style:style style:name="TBL_0_4_row_4" style:family="table-row">
      <style:table-row-properties style:use-optimal-row-height="false" style:row-height="0.18in"/>
    </style:style>
    <style:style style:name="TBL_0_4_row_5" style:family="table-row">
      <style:table-row-properties style:use-optimal-row-height="false" style:row-height="0.18in"/>
    </style:style>
    <style:style style:name="TBL_0_4_row_6" style:family="table-row">
      <style:table-row-properties style:use-optimal-row-height="false" style:row-height="0.18in"/>
    </style:style>
    <style:style style:name="TBL_0_4_row_7" style:family="table-row">
      <style:table-row-properties style:use-optimal-row-height="false" style:row-height="0.18in"/>
    </style:style>
    <style:style style:name="TBL_0_4_row_8" style:family="table-row">
      <style:table-row-properties style:use-optimal-row-height="false" style:row-height="0.18in"/>
    </style:style>
    <style:style style:name="TBL_0_4_row_9" style:family="table-row">
      <style:table-row-properties style:use-optimal-row-height="false" style:row-height="0.18in"/>
    </style:style>
    <style:style style:name="TBL_0_4_row_10" style:family="table-row">
      <style:table-row-properties style:use-optimal-row-height="false" style:row-height="0.18in"/>
    </style:style>
    <style:style style:name="TBL_0_4_row_11" style:family="table-row">
      <style:table-row-properties style:use-optimal-row-height="false" style:row-height="0.18in"/>
    </style:style>
    <style:style style:name="TBL_0_4_row_12" style:family="table-row">
      <style:table-row-properties style:use-optimal-row-height="false" style:row-height="0.18in"/>
    </style:style>
    <style:style style:name="TBL_0_4_row_13" style:family="table-row">
      <style:table-row-properties style:use-optimal-row-height="false" style:row-height="0.18in"/>
    </style:style>
    <style:style style:name="TBL_0_4_row_14" style:family="table-row">
      <style:table-row-properties style:use-optimal-row-height="false" style:row-height="0.18in"/>
    </style:style>
    <style:style style:name="TBL_0_4_row_15" style:family="table-row">
      <style:table-row-properties style:use-optimal-row-height="false" style:row-height="0.18in"/>
    </style:style>
    <style:style style:name="TBL_0_4_row_16" style:family="table-row">
      <style:table-row-properties style:use-optimal-row-height="false" style:row-height="0.18in"/>
    </style:style>
    <style:style style:name="TBL_0_4_row_17" style:family="table-row">
      <style:table-row-properties style:use-optimal-row-height="false" style:row-height="0.18in"/>
    </style:style>
    <style:style style:name="TBL_0_4_row_18" style:family="table-row">
      <style:table-row-properties style:use-optimal-row-height="false" style:row-height="0.18in"/>
    </style:style>
    <style:style style:name="TBL_0_4_row_19" style:family="table-row">
      <style:table-row-properties style:use-optimal-row-height="false" style:row-height="0.18in"/>
    </style:style>
    <style:style style:name="TBL_0_4_row_20" style:family="table-row">
      <style:table-row-properties style:use-optimal-row-height="false" style:row-height="0.18in"/>
    </style:style>
    <style:style style:name="TBL_0_4_row_21" style:family="table-row">
      <style:table-row-properties style:use-optimal-row-height="false" style:row-height="0.18in"/>
    </style:style>
    <style:style style:name="TBL_0_4_row_22" style:family="table-row">
      <style:table-row-properties style:use-optimal-row-height="false" style:row-height="0.18in"/>
    </style:style>
    <style:style style:name="TBL_0_4_row_23" style:family="table-row">
      <style:table-row-properties style:use-optimal-row-height="false" style:row-height="0.18in"/>
    </style:style>
    <style:style style:name="TBL_0_4_row_24" style:family="table-row">
      <style:table-row-properties style:use-optimal-row-height="false" style:row-height="0.18in"/>
    </style:style>
    <style:style style:name="TBL_0_4_row_25" style:family="table-row">
      <style:table-row-properties style:use-optimal-row-height="false" style:row-height="0.18in"/>
    </style:style>
    <style:style style:name="TBL_0_4_row_26" style:family="table-row">
      <style:table-row-properties style:use-optimal-row-height="false" style:row-height="0.18in"/>
    </style:style>
    <style:style style:name="TBL_0_4_row_27" style:family="table-row">
      <style:table-row-properties style:use-optimal-row-height="false" style:row-height="0.18in"/>
    </style:style>
    <style:style style:name="TBL_0_4_row_28" style:family="table-row">
      <style:table-row-properties style:use-optimal-row-height="false" style:row-height="0.18in"/>
    </style:style>
    <style:style style:name="TBL_0_4_row_29" style:family="table-row">
      <style:table-row-properties style:use-optimal-row-height="false" style:row-height="0.18in"/>
    </style:style>
    <style:style style:name="TBL_0_4_row_30" style:family="table-row">
      <style:table-row-properties style:use-optimal-row-height="false" style:row-height="0.18in"/>
    </style:style>
    <style:style style:name="TBL_0_4_row_31" style:family="table-row">
      <style:table-row-properties style:use-optimal-row-height="false" style:row-height="0.18in"/>
    </style:style>
    <style:style style:name="TBL_0_4_row_32" style:family="table-row">
      <style:table-row-properties style:use-optimal-row-height="false" style:row-height="0.18in"/>
    </style:style>
    <style:style style:name="TBL_0_4_row_33" style:family="table-row">
      <style:table-row-properties style:use-optimal-row-height="false" style:row-height="0.18in"/>
    </style:style>
    <style:style style:name="TBL_0_4_row_34" style:family="table-row">
      <style:table-row-properties style:use-optimal-row-height="false" style:row-height="0.18in"/>
    </style:style>
    <style:style style:name="TBL_0_4_row_35" style:family="table-row">
      <style:table-row-properties style:use-optimal-row-height="false" style:row-height="0.18in"/>
    </style:style>
    <style:style style:name="TBL_0_4_row_36" style:family="table-row">
      <style:table-row-properties style:use-optimal-row-height="false" style:row-height="0.18in"/>
    </style:style>
    <style:style style:name="TBL_0_4_row_37" style:family="table-row">
      <style:table-row-properties style:use-optimal-row-height="false" style:row-height="0.18in"/>
    </style:style>
    <style:style style:name="TBL_0_4_row_38" style:family="table-row">
      <style:table-row-properties style:use-optimal-row-height="false" style:row-height="0.18in"/>
    </style:style>
    <style:style style:name="TBL_0_4_row_39" style:family="table-row">
      <style:table-row-properties style:use-optimal-row-height="false" style:row-height="0.18in"/>
    </style:style>
    <style:style style:name="TBL_0_4_row_40" style:family="table-row">
      <style:table-row-properties style:use-optimal-row-height="false" style:row-height="0.18in"/>
    </style:style>
    <style:style style:name="TBL_0_4_row_41" style:family="table-row">
      <style:table-row-properties style:use-optimal-row-height="false" style:row-height="0.18in"/>
    </style:style>
    <style:style style:name="TBL_0_4_row_42" style:family="table-row">
      <style:table-row-properties style:use-optimal-row-height="false" style:row-height="0.18in"/>
    </style:style>
    <style:style style:name="TBL_0_4_row_43" style:family="table-row">
      <style:table-row-properties style:use-optimal-row-height="false" style:row-height="0.18in"/>
    </style:style>
    <style:style style:name="TBL_0_5" style:master-page-name="master_0" style:family="table">
      <style:table-properties table:align="left" style:width="22.93in" fo:break-before="page"/>
    </style:style>
    <style:style style:name="TBL_0_5_col_0" style:family="table-column">
      <style:table-column-properties style:column-width="1.37in"/>
    </style:style>
    <style:style style:name="TBL_0_5_col_1" style:family="table-column">
      <style:table-column-properties style:column-width="3.45in"/>
    </style:style>
    <style:style style:name="TBL_0_5_col_2" style:family="table-column">
      <style:table-column-properties style:column-width="3.54in"/>
    </style:style>
    <style:style style:name="TBL_0_5_col_3" style:family="table-column">
      <style:table-column-properties style:column-width="5.23in"/>
    </style:style>
    <style:style style:name="TBL_0_5_col_4" style:family="table-column">
      <style:table-column-properties style:column-width="0.63in"/>
    </style:style>
    <style:style style:name="TBL_0_5_col_5" style:family="table-column">
      <style:table-column-properties style:column-width="0.91in"/>
    </style:style>
    <style:style style:name="TBL_0_5_col_6" style:family="table-column">
      <style:table-column-properties style:column-width="0.86in"/>
    </style:style>
    <style:style style:name="TBL_0_5_col_7" style:family="table-column">
      <style:table-column-properties style:column-width="0.56in"/>
    </style:style>
    <style:style style:name="TBL_0_5_col_8" style:family="table-column">
      <style:table-column-properties style:column-width="0.7in"/>
    </style:style>
    <style:style style:name="TBL_0_5_col_9" style:family="table-column">
      <style:table-column-properties style:column-width="0.66in"/>
    </style:style>
    <style:style style:name="TBL_0_5_col_10" style:family="table-column">
      <style:table-column-properties style:column-width="0.63in"/>
    </style:style>
    <style:style style:name="TBL_0_5_col_11" style:family="table-column">
      <style:table-column-properties style:column-width="0.61in"/>
    </style:style>
    <style:style style:name="TBL_0_5_col_12" style:family="table-column">
      <style:table-column-properties style:column-width="0.61in"/>
    </style:style>
    <style:style style:name="TBL_0_5_col_13" style:family="table-column">
      <style:table-column-properties style:column-width="0.66in"/>
    </style:style>
    <style:style style:name="TBL_0_5_col_14" style:family="table-column">
      <style:table-column-properties style:column-width="0.62in"/>
    </style:style>
    <style:style style:name="TBL_0_5_col_15" style:family="table-column">
      <style:table-column-properties style:column-width="0.65in"/>
    </style:style>
    <style:style style:name="TBL_0_5_col_16" style:family="table-column">
      <style:table-column-properties style:column-width="0.55in"/>
    </style:style>
    <style:style style:name="TBL_0_5_col_17" style:family="table-column">
      <style:table-column-properties style:column-width="0.59in"/>
    </style:style>
    <style:style style:name="TBL_0_5_row_0" style:family="table-row">
      <style:table-row-properties style:use-optimal-row-height="false" style:row-height="0.18in"/>
    </style:style>
    <style:style style:name="TBL_0_5_row_1" style:family="table-row">
      <style:table-row-properties style:use-optimal-row-height="false" style:row-height="0.18in"/>
    </style:style>
    <style:style style:name="TBL_0_5_row_2" style:family="table-row">
      <style:table-row-properties style:use-optimal-row-height="false" style:row-height="0.18in"/>
    </style:style>
    <style:style style:name="TBL_0_5_row_3" style:family="table-row">
      <style:table-row-properties style:use-optimal-row-height="false" style:row-height="0.18in"/>
    </style:style>
    <style:style style:name="TBL_0_5_row_4" style:family="table-row">
      <style:table-row-properties style:use-optimal-row-height="false" style:row-height="0.18in"/>
    </style:style>
    <style:style style:name="TBL_0_5_row_5" style:family="table-row">
      <style:table-row-properties style:use-optimal-row-height="false" style:row-height="0.18in"/>
    </style:style>
    <style:style style:name="TBL_0_5_row_6" style:family="table-row">
      <style:table-row-properties style:use-optimal-row-height="false" style:row-height="0.18in"/>
    </style:style>
    <style:style style:name="TBL_0_5_row_7" style:family="table-row">
      <style:table-row-properties style:use-optimal-row-height="false" style:row-height="0.18in"/>
    </style:style>
    <style:style style:name="TBL_0_5_row_8" style:family="table-row">
      <style:table-row-properties style:use-optimal-row-height="false" style:row-height="0.18in"/>
    </style:style>
    <style:style style:name="TBL_0_5_row_9" style:family="table-row">
      <style:table-row-properties style:use-optimal-row-height="false" style:row-height="0.18in"/>
    </style:style>
    <style:style style:name="TBL_0_5_row_10" style:family="table-row">
      <style:table-row-properties style:use-optimal-row-height="false" style:row-height="0.18in"/>
    </style:style>
    <style:style style:name="TBL_0_5_row_11" style:family="table-row">
      <style:table-row-properties style:use-optimal-row-height="false" style:row-height="0.18in"/>
    </style:style>
    <style:style style:name="TBL_0_5_row_12" style:family="table-row">
      <style:table-row-properties style:use-optimal-row-height="false" style:row-height="0.18in"/>
    </style:style>
    <style:style style:name="TBL_0_5_row_13" style:family="table-row">
      <style:table-row-properties style:use-optimal-row-height="false" style:row-height="0.18in"/>
    </style:style>
    <style:style style:name="TBL_0_5_row_14" style:family="table-row">
      <style:table-row-properties style:use-optimal-row-height="false" style:row-height="0.18in"/>
    </style:style>
    <style:style style:name="TBL_0_5_row_15" style:family="table-row">
      <style:table-row-properties style:use-optimal-row-height="false" style:row-height="0.18in"/>
    </style:style>
    <style:style style:name="TBL_0_5_row_16" style:family="table-row">
      <style:table-row-properties style:use-optimal-row-height="false" style:row-height="0.18in"/>
    </style:style>
    <style:style style:name="TBL_0_5_row_17" style:family="table-row">
      <style:table-row-properties style:use-optimal-row-height="false" style:row-height="0.18in"/>
    </style:style>
    <style:style style:name="TBL_0_5_row_18" style:family="table-row">
      <style:table-row-properties style:use-optimal-row-height="false" style:row-height="0.18in"/>
    </style:style>
    <style:style style:name="TBL_0_5_row_19" style:family="table-row">
      <style:table-row-properties style:use-optimal-row-height="false" style:row-height="0.18in"/>
    </style:style>
    <style:style style:name="TBL_0_5_row_20" style:family="table-row">
      <style:table-row-properties style:use-optimal-row-height="false" style:row-height="0.18in"/>
    </style:style>
    <style:style style:name="TBL_0_5_row_21" style:family="table-row">
      <style:table-row-properties style:use-optimal-row-height="false" style:row-height="0.18in"/>
    </style:style>
    <style:style style:name="TBL_0_5_row_22" style:family="table-row">
      <style:table-row-properties style:use-optimal-row-height="false" style:row-height="0.18in"/>
    </style:style>
    <style:style style:name="TBL_0_5_row_23" style:family="table-row">
      <style:table-row-properties style:use-optimal-row-height="false" style:row-height="0.18in"/>
    </style:style>
    <style:style style:name="TBL_0_5_row_24" style:family="table-row">
      <style:table-row-properties style:use-optimal-row-height="false" style:row-height="0.18in"/>
    </style:style>
    <style:style style:name="TBL_0_5_row_25" style:family="table-row">
      <style:table-row-properties style:use-optimal-row-height="false" style:row-height="0.18in"/>
    </style:style>
    <style:style style:name="TBL_0_5_row_26" style:family="table-row">
      <style:table-row-properties style:use-optimal-row-height="false" style:row-height="0.18in"/>
    </style:style>
    <style:style style:name="TBL_0_5_row_27" style:family="table-row">
      <style:table-row-properties style:use-optimal-row-height="false" style:row-height="0.18in"/>
    </style:style>
    <style:style style:name="TBL_0_5_row_28" style:family="table-row">
      <style:table-row-properties style:use-optimal-row-height="false" style:row-height="0.18in"/>
    </style:style>
    <style:style style:name="TBL_0_5_row_29" style:family="table-row">
      <style:table-row-properties style:use-optimal-row-height="false" style:row-height="0.18in"/>
    </style:style>
    <style:style style:name="TBL_0_5_row_30" style:family="table-row">
      <style:table-row-properties style:use-optimal-row-height="false" style:row-height="0.18in"/>
    </style:style>
    <style:style style:name="TBL_0_5_row_31" style:family="table-row">
      <style:table-row-properties style:use-optimal-row-height="false" style:row-height="0.18in"/>
    </style:style>
    <style:style style:name="TBL_0_5_row_32" style:family="table-row">
      <style:table-row-properties style:use-optimal-row-height="false" style:row-height="0.18in"/>
    </style:style>
    <style:style style:name="TBL_0_5_row_33" style:family="table-row">
      <style:table-row-properties style:use-optimal-row-height="false" style:row-height="0.18in"/>
    </style:style>
    <style:style style:name="TBL_0_5_row_34" style:family="table-row">
      <style:table-row-properties style:use-optimal-row-height="false" style:row-height="0.18in"/>
    </style:style>
    <style:style style:name="TBL_0_5_row_35" style:family="table-row">
      <style:table-row-properties style:use-optimal-row-height="false" style:row-height="0.18in"/>
    </style:style>
    <style:style style:name="TBL_0_5_row_36" style:family="table-row">
      <style:table-row-properties style:use-optimal-row-height="false" style:row-height="0.18in"/>
    </style:style>
    <style:style style:name="TBL_0_5_row_37" style:family="table-row">
      <style:table-row-properties style:use-optimal-row-height="false" style:row-height="0.18in"/>
    </style:style>
    <style:style style:name="TBL_0_5_row_38" style:family="table-row">
      <style:table-row-properties style:use-optimal-row-height="false" style:row-height="0.18in"/>
    </style:style>
    <style:style style:name="TBL_0_5_row_39" style:family="table-row">
      <style:table-row-properties style:use-optimal-row-height="false" style:row-height="0.18in"/>
    </style:style>
    <style:style style:name="TBL_0_5_row_40" style:family="table-row">
      <style:table-row-properties style:use-optimal-row-height="false" style:row-height="0.18in"/>
    </style:style>
    <style:style style:name="TBL_0_5_row_41" style:family="table-row">
      <style:table-row-properties style:use-optimal-row-height="false" style:row-height="0.18in"/>
    </style:style>
    <style:style style:name="TBL_0_5_row_42" style:family="table-row">
      <style:table-row-properties style:use-optimal-row-height="false" style:row-height="0.18in"/>
    </style:style>
    <style:style style:name="TBL_0_5_row_43" style:family="table-row">
      <style:table-row-properties style:use-optimal-row-height="false" style:row-height="0.18in"/>
    </style:style>
    <style:style style:name="TBL_0_6" style:master-page-name="master_0" style:family="table">
      <style:table-properties table:align="left" style:width="22.93in" fo:break-before="page"/>
    </style:style>
    <style:style style:name="TBL_0_6_col_0" style:family="table-column">
      <style:table-column-properties style:column-width="1.37in"/>
    </style:style>
    <style:style style:name="TBL_0_6_col_1" style:family="table-column">
      <style:table-column-properties style:column-width="3.45in"/>
    </style:style>
    <style:style style:name="TBL_0_6_col_2" style:family="table-column">
      <style:table-column-properties style:column-width="3.54in"/>
    </style:style>
    <style:style style:name="TBL_0_6_col_3" style:family="table-column">
      <style:table-column-properties style:column-width="5.23in"/>
    </style:style>
    <style:style style:name="TBL_0_6_col_4" style:family="table-column">
      <style:table-column-properties style:column-width="0.63in"/>
    </style:style>
    <style:style style:name="TBL_0_6_col_5" style:family="table-column">
      <style:table-column-properties style:column-width="0.91in"/>
    </style:style>
    <style:style style:name="TBL_0_6_col_6" style:family="table-column">
      <style:table-column-properties style:column-width="0.86in"/>
    </style:style>
    <style:style style:name="TBL_0_6_col_7" style:family="table-column">
      <style:table-column-properties style:column-width="0.56in"/>
    </style:style>
    <style:style style:name="TBL_0_6_col_8" style:family="table-column">
      <style:table-column-properties style:column-width="0.7in"/>
    </style:style>
    <style:style style:name="TBL_0_6_col_9" style:family="table-column">
      <style:table-column-properties style:column-width="0.66in"/>
    </style:style>
    <style:style style:name="TBL_0_6_col_10" style:family="table-column">
      <style:table-column-properties style:column-width="0.63in"/>
    </style:style>
    <style:style style:name="TBL_0_6_col_11" style:family="table-column">
      <style:table-column-properties style:column-width="0.61in"/>
    </style:style>
    <style:style style:name="TBL_0_6_col_12" style:family="table-column">
      <style:table-column-properties style:column-width="0.61in"/>
    </style:style>
    <style:style style:name="TBL_0_6_col_13" style:family="table-column">
      <style:table-column-properties style:column-width="0.66in"/>
    </style:style>
    <style:style style:name="TBL_0_6_col_14" style:family="table-column">
      <style:table-column-properties style:column-width="0.62in"/>
    </style:style>
    <style:style style:name="TBL_0_6_col_15" style:family="table-column">
      <style:table-column-properties style:column-width="0.65in"/>
    </style:style>
    <style:style style:name="TBL_0_6_col_16" style:family="table-column">
      <style:table-column-properties style:column-width="0.55in"/>
    </style:style>
    <style:style style:name="TBL_0_6_col_17" style:family="table-column">
      <style:table-column-properties style:column-width="0.59in"/>
    </style:style>
    <style:style style:name="TBL_0_6_row_0" style:family="table-row">
      <style:table-row-properties style:use-optimal-row-height="false" style:row-height="0.18in"/>
    </style:style>
    <style:style style:name="TBL_0_6_row_1" style:family="table-row">
      <style:table-row-properties style:use-optimal-row-height="false" style:row-height="0.18in"/>
    </style:style>
    <style:style style:name="TBL_0_6_row_2" style:family="table-row">
      <style:table-row-properties style:use-optimal-row-height="false" style:row-height="0.18in"/>
    </style:style>
    <style:style style:name="TBL_0_6_row_3" style:family="table-row">
      <style:table-row-properties style:use-optimal-row-height="false" style:row-height="0.18in"/>
    </style:style>
    <style:style style:name="TBL_0_6_row_4" style:family="table-row">
      <style:table-row-properties style:use-optimal-row-height="false" style:row-height="0.18in"/>
    </style:style>
    <style:style style:name="TBL_0_6_row_5" style:family="table-row">
      <style:table-row-properties style:use-optimal-row-height="false" style:row-height="0.18in"/>
    </style:style>
    <style:style style:name="TBL_0_6_row_6" style:family="table-row">
      <style:table-row-properties style:use-optimal-row-height="false" style:row-height="0.18in"/>
    </style:style>
    <style:style style:name="TBL_0_6_row_7" style:family="table-row">
      <style:table-row-properties style:use-optimal-row-height="false" style:row-height="0.18in"/>
    </style:style>
    <style:style style:name="TBL_0_6_row_8" style:family="table-row">
      <style:table-row-properties style:use-optimal-row-height="false" style:row-height="0.18in"/>
    </style:style>
    <style:style style:name="TBL_0_6_row_9" style:family="table-row">
      <style:table-row-properties style:use-optimal-row-height="false" style:row-height="0.18in"/>
    </style:style>
    <style:style style:name="TBL_0_6_row_10" style:family="table-row">
      <style:table-row-properties style:use-optimal-row-height="false" style:row-height="0.18in"/>
    </style:style>
    <style:style style:name="TBL_0_6_row_11" style:family="table-row">
      <style:table-row-properties style:use-optimal-row-height="false" style:row-height="0.18in"/>
    </style:style>
    <style:style style:name="TBL_0_6_row_12" style:family="table-row">
      <style:table-row-properties style:use-optimal-row-height="false" style:row-height="0.18in"/>
    </style:style>
    <style:style style:name="TBL_0_6_row_13" style:family="table-row">
      <style:table-row-properties style:use-optimal-row-height="false" style:row-height="0.18in"/>
    </style:style>
    <style:style style:name="TBL_0_6_row_14" style:family="table-row">
      <style:table-row-properties style:use-optimal-row-height="false" style:row-height="0.18in"/>
    </style:style>
    <style:style style:name="TBL_0_6_row_15" style:family="table-row">
      <style:table-row-properties style:use-optimal-row-height="false" style:row-height="0.18in"/>
    </style:style>
    <style:style style:name="TBL_0_6_row_16" style:family="table-row">
      <style:table-row-properties style:use-optimal-row-height="false" style:row-height="0.18in"/>
    </style:style>
    <style:style style:name="TBL_0_6_row_17" style:family="table-row">
      <style:table-row-properties style:use-optimal-row-height="false" style:row-height="0.18in"/>
    </style:style>
    <style:style style:name="TBL_0_6_row_18" style:family="table-row">
      <style:table-row-properties style:use-optimal-row-height="false" style:row-height="0.18in"/>
    </style:style>
    <style:style style:name="TBL_0_6_row_19" style:family="table-row">
      <style:table-row-properties style:use-optimal-row-height="false" style:row-height="0.18in"/>
    </style:style>
    <style:style style:name="TBL_0_6_row_20" style:family="table-row">
      <style:table-row-properties style:use-optimal-row-height="false" style:row-height="0.18in"/>
    </style:style>
    <style:style style:name="TBL_0_6_row_21" style:family="table-row">
      <style:table-row-properties style:use-optimal-row-height="false" style:row-height="0.18in"/>
    </style:style>
    <style:style style:name="TBL_0_6_row_22" style:family="table-row">
      <style:table-row-properties style:use-optimal-row-height="false" style:row-height="0.18in"/>
    </style:style>
    <style:style style:name="TBL_0_6_row_23" style:family="table-row">
      <style:table-row-properties style:use-optimal-row-height="false" style:row-height="0.18in"/>
    </style:style>
    <style:style style:name="TBL_0_6_row_24" style:family="table-row">
      <style:table-row-properties style:use-optimal-row-height="false" style:row-height="0.18in"/>
    </style:style>
    <style:style style:name="TBL_0_6_row_25" style:family="table-row">
      <style:table-row-properties style:use-optimal-row-height="false" style:row-height="0.18in"/>
    </style:style>
    <style:style style:name="TBL_0_6_row_26" style:family="table-row">
      <style:table-row-properties style:use-optimal-row-height="false" style:row-height="0.18in"/>
    </style:style>
    <style:style style:name="TBL_0_6_row_27" style:family="table-row">
      <style:table-row-properties style:use-optimal-row-height="false" style:row-height="0.18in"/>
    </style:style>
    <style:style style:name="TBL_0_6_row_28" style:family="table-row">
      <style:table-row-properties style:use-optimal-row-height="false" style:row-height="0.18in"/>
    </style:style>
    <style:style style:name="TBL_0_6_row_29" style:family="table-row">
      <style:table-row-properties style:use-optimal-row-height="false" style:row-height="0.18in"/>
    </style:style>
    <style:style style:name="TBL_0_6_row_30" style:family="table-row">
      <style:table-row-properties style:use-optimal-row-height="false" style:row-height="0.18in"/>
    </style:style>
    <style:style style:name="TBL_0_6_row_31" style:family="table-row">
      <style:table-row-properties style:use-optimal-row-height="false" style:row-height="0.18in"/>
    </style:style>
    <style:style style:name="TBL_0_6_row_32" style:family="table-row">
      <style:table-row-properties style:use-optimal-row-height="false" style:row-height="0.18in"/>
    </style:style>
    <style:style style:name="TBL_0_6_row_33" style:family="table-row">
      <style:table-row-properties style:use-optimal-row-height="false" style:row-height="0.18in"/>
    </style:style>
    <style:style style:name="TBL_0_6_row_34" style:family="table-row">
      <style:table-row-properties style:use-optimal-row-height="false" style:row-height="0.18in"/>
    </style:style>
    <style:style style:name="TBL_0_6_row_35" style:family="table-row">
      <style:table-row-properties style:use-optimal-row-height="false" style:row-height="0.18in"/>
    </style:style>
    <style:style style:name="TBL_0_6_row_36" style:family="table-row">
      <style:table-row-properties style:use-optimal-row-height="false" style:row-height="0.18in"/>
    </style:style>
    <style:style style:name="TBL_0_6_row_37" style:family="table-row">
      <style:table-row-properties style:use-optimal-row-height="false" style:row-height="0.18in"/>
    </style:style>
    <style:style style:name="TBL_0_6_row_38" style:family="table-row">
      <style:table-row-properties style:use-optimal-row-height="false" style:row-height="0.18in"/>
    </style:style>
    <style:style style:name="TBL_0_6_row_39" style:family="table-row">
      <style:table-row-properties style:use-optimal-row-height="false" style:row-height="0.18in"/>
    </style:style>
    <style:style style:name="TBL_0_6_row_40" style:family="table-row">
      <style:table-row-properties style:use-optimal-row-height="false" style:row-height="0.18in"/>
    </style:style>
    <style:style style:name="TBL_0_6_row_41" style:family="table-row">
      <style:table-row-properties style:use-optimal-row-height="false" style:row-height="0.18in"/>
    </style:style>
    <style:style style:name="TBL_0_6_row_42" style:family="table-row">
      <style:table-row-properties style:use-optimal-row-height="false" style:row-height="0.18in"/>
    </style:style>
    <style:style style:name="TBL_0_6_row_43" style:family="table-row">
      <style:table-row-properties style:use-optimal-row-height="false" style:row-height="0.18in"/>
    </style:style>
    <style:style style:name="TBL_0_7" style:master-page-name="master_0" style:family="table">
      <style:table-properties table:align="left" style:width="22.93in" fo:break-before="page"/>
    </style:style>
    <style:style style:name="TBL_0_7_col_0" style:family="table-column">
      <style:table-column-properties style:column-width="1.37in"/>
    </style:style>
    <style:style style:name="TBL_0_7_col_1" style:family="table-column">
      <style:table-column-properties style:column-width="3.45in"/>
    </style:style>
    <style:style style:name="TBL_0_7_col_2" style:family="table-column">
      <style:table-column-properties style:column-width="3.54in"/>
    </style:style>
    <style:style style:name="TBL_0_7_col_3" style:family="table-column">
      <style:table-column-properties style:column-width="5.23in"/>
    </style:style>
    <style:style style:name="TBL_0_7_col_4" style:family="table-column">
      <style:table-column-properties style:column-width="0.63in"/>
    </style:style>
    <style:style style:name="TBL_0_7_col_5" style:family="table-column">
      <style:table-column-properties style:column-width="0.91in"/>
    </style:style>
    <style:style style:name="TBL_0_7_col_6" style:family="table-column">
      <style:table-column-properties style:column-width="0.86in"/>
    </style:style>
    <style:style style:name="TBL_0_7_col_7" style:family="table-column">
      <style:table-column-properties style:column-width="0.56in"/>
    </style:style>
    <style:style style:name="TBL_0_7_col_8" style:family="table-column">
      <style:table-column-properties style:column-width="0.7in"/>
    </style:style>
    <style:style style:name="TBL_0_7_col_9" style:family="table-column">
      <style:table-column-properties style:column-width="0.66in"/>
    </style:style>
    <style:style style:name="TBL_0_7_col_10" style:family="table-column">
      <style:table-column-properties style:column-width="0.63in"/>
    </style:style>
    <style:style style:name="TBL_0_7_col_11" style:family="table-column">
      <style:table-column-properties style:column-width="0.61in"/>
    </style:style>
    <style:style style:name="TBL_0_7_col_12" style:family="table-column">
      <style:table-column-properties style:column-width="0.61in"/>
    </style:style>
    <style:style style:name="TBL_0_7_col_13" style:family="table-column">
      <style:table-column-properties style:column-width="0.66in"/>
    </style:style>
    <style:style style:name="TBL_0_7_col_14" style:family="table-column">
      <style:table-column-properties style:column-width="0.62in"/>
    </style:style>
    <style:style style:name="TBL_0_7_col_15" style:family="table-column">
      <style:table-column-properties style:column-width="0.65in"/>
    </style:style>
    <style:style style:name="TBL_0_7_col_16" style:family="table-column">
      <style:table-column-properties style:column-width="0.55in"/>
    </style:style>
    <style:style style:name="TBL_0_7_col_17" style:family="table-column">
      <style:table-column-properties style:column-width="0.59in"/>
    </style:style>
    <style:style style:name="TBL_0_7_row_0" style:family="table-row">
      <style:table-row-properties style:use-optimal-row-height="false" style:row-height="0.18in"/>
    </style:style>
    <style:style style:name="TBL_0_7_row_1" style:family="table-row">
      <style:table-row-properties style:use-optimal-row-height="false" style:row-height="0.18in"/>
    </style:style>
    <style:style style:name="TBL_0_7_row_2" style:family="table-row">
      <style:table-row-properties style:use-optimal-row-height="false" style:row-height="0.18in"/>
    </style:style>
    <style:style style:name="TBL_0_7_row_3" style:family="table-row">
      <style:table-row-properties style:use-optimal-row-height="false" style:row-height="0.18in"/>
    </style:style>
    <style:style style:name="TBL_0_7_row_4" style:family="table-row">
      <style:table-row-properties style:use-optimal-row-height="false" style:row-height="0.18in"/>
    </style:style>
    <style:style style:name="TBL_0_7_row_5" style:family="table-row">
      <style:table-row-properties style:use-optimal-row-height="false" style:row-height="0.18in"/>
    </style:style>
    <style:style style:name="TBL_0_7_row_6" style:family="table-row">
      <style:table-row-properties style:use-optimal-row-height="false" style:row-height="0.18in"/>
    </style:style>
    <style:style style:name="TBL_0_7_row_7" style:family="table-row">
      <style:table-row-properties style:use-optimal-row-height="false" style:row-height="0.18in"/>
    </style:style>
    <style:style style:name="TBL_0_7_row_8" style:family="table-row">
      <style:table-row-properties style:use-optimal-row-height="false" style:row-height="0.18in"/>
    </style:style>
    <style:style style:name="TBL_0_7_row_9" style:family="table-row">
      <style:table-row-properties style:use-optimal-row-height="false" style:row-height="0.18in"/>
    </style:style>
    <style:style style:name="TBL_0_7_row_10" style:family="table-row">
      <style:table-row-properties style:use-optimal-row-height="false" style:row-height="0.18in"/>
    </style:style>
    <style:style style:name="TBL_0_7_row_11" style:family="table-row">
      <style:table-row-properties style:use-optimal-row-height="false" style:row-height="0.18in"/>
    </style:style>
    <style:style style:name="TBL_0_7_row_12" style:family="table-row">
      <style:table-row-properties style:use-optimal-row-height="false" style:row-height="0.18in"/>
    </style:style>
    <style:style style:name="TBL_0_7_row_13" style:family="table-row">
      <style:table-row-properties style:use-optimal-row-height="false" style:row-height="0.18in"/>
    </style:style>
    <style:style style:name="TBL_0_7_row_14" style:family="table-row">
      <style:table-row-properties style:use-optimal-row-height="false" style:row-height="0.18in"/>
    </style:style>
    <style:style style:name="TBL_0_7_row_15" style:family="table-row">
      <style:table-row-properties style:use-optimal-row-height="false" style:row-height="0.18in"/>
    </style:style>
    <style:style style:name="TBL_0_7_row_16" style:family="table-row">
      <style:table-row-properties style:use-optimal-row-height="false" style:row-height="0.18in"/>
    </style:style>
    <style:style style:name="TBL_0_7_row_17" style:family="table-row">
      <style:table-row-properties style:use-optimal-row-height="false" style:row-height="0.18in"/>
    </style:style>
    <style:style style:name="TBL_0_7_row_18" style:family="table-row">
      <style:table-row-properties style:use-optimal-row-height="false" style:row-height="0.18in"/>
    </style:style>
    <style:style style:name="TBL_0_7_row_19" style:family="table-row">
      <style:table-row-properties style:use-optimal-row-height="false" style:row-height="0.18in"/>
    </style:style>
    <style:style style:name="TBL_0_7_row_20" style:family="table-row">
      <style:table-row-properties style:use-optimal-row-height="false" style:row-height="0.18in"/>
    </style:style>
    <style:style style:name="TBL_0_7_row_21" style:family="table-row">
      <style:table-row-properties style:use-optimal-row-height="false" style:row-height="0.18in"/>
    </style:style>
    <style:style style:name="TBL_0_7_row_22" style:family="table-row">
      <style:table-row-properties style:use-optimal-row-height="false" style:row-height="0.18in"/>
    </style:style>
    <style:style style:name="TBL_0_7_row_23" style:family="table-row">
      <style:table-row-properties style:use-optimal-row-height="false" style:row-height="0.18in"/>
    </style:style>
    <style:style style:name="TBL_0_7_row_24" style:family="table-row">
      <style:table-row-properties style:use-optimal-row-height="false" style:row-height="0.18in"/>
    </style:style>
    <style:style style:name="TBL_0_7_row_25" style:family="table-row">
      <style:table-row-properties style:use-optimal-row-height="false" style:row-height="0.18in"/>
    </style:style>
    <style:style style:name="TBL_0_7_row_26" style:family="table-row">
      <style:table-row-properties style:use-optimal-row-height="false" style:row-height="0.18in"/>
    </style:style>
    <style:style style:name="TBL_0_7_row_27" style:family="table-row">
      <style:table-row-properties style:use-optimal-row-height="false" style:row-height="0.18in"/>
    </style:style>
    <style:style style:name="TBL_0_7_row_28" style:family="table-row">
      <style:table-row-properties style:use-optimal-row-height="false" style:row-height="0.18in"/>
    </style:style>
    <style:style style:name="TBL_0_7_row_29" style:family="table-row">
      <style:table-row-properties style:use-optimal-row-height="false" style:row-height="0.18in"/>
    </style:style>
    <style:style style:name="TBL_0_7_row_30" style:family="table-row">
      <style:table-row-properties style:use-optimal-row-height="false" style:row-height="0.18in"/>
    </style:style>
    <style:style style:name="TBL_0_7_row_31" style:family="table-row">
      <style:table-row-properties style:use-optimal-row-height="false" style:row-height="0.18in"/>
    </style:style>
    <style:style style:name="TBL_0_7_row_32" style:family="table-row">
      <style:table-row-properties style:use-optimal-row-height="false" style:row-height="0.18in"/>
    </style:style>
    <style:style style:name="TBL_0_7_row_33" style:family="table-row">
      <style:table-row-properties style:use-optimal-row-height="false" style:row-height="0.18in"/>
    </style:style>
    <style:style style:name="TBL_0_7_row_34" style:family="table-row">
      <style:table-row-properties style:use-optimal-row-height="false" style:row-height="0.18in"/>
    </style:style>
    <style:style style:name="TBL_0_7_row_35" style:family="table-row">
      <style:table-row-properties style:use-optimal-row-height="false" style:row-height="0.18in"/>
    </style:style>
    <style:style style:name="TBL_0_7_row_36" style:family="table-row">
      <style:table-row-properties style:use-optimal-row-height="false" style:row-height="0.18in"/>
    </style:style>
    <style:style style:name="TBL_0_7_row_37" style:family="table-row">
      <style:table-row-properties style:use-optimal-row-height="false" style:row-height="0.18in"/>
    </style:style>
    <style:style style:name="TBL_0_7_row_38" style:family="table-row">
      <style:table-row-properties style:use-optimal-row-height="false" style:row-height="0.18in"/>
    </style:style>
    <style:style style:name="TBL_0_7_row_39" style:family="table-row">
      <style:table-row-properties style:use-optimal-row-height="false" style:row-height="0.18in"/>
    </style:style>
    <style:style style:name="TBL_0_7_row_40" style:family="table-row">
      <style:table-row-properties style:use-optimal-row-height="false" style:row-height="0.18in"/>
    </style:style>
    <style:style style:name="TBL_0_7_row_41" style:family="table-row">
      <style:table-row-properties style:use-optimal-row-height="false" style:row-height="0.18in"/>
    </style:style>
    <style:style style:name="TBL_0_7_row_42" style:family="table-row">
      <style:table-row-properties style:use-optimal-row-height="false" style:row-height="0.18in"/>
    </style:style>
    <style:style style:name="TBL_0_7_row_43" style:family="table-row">
      <style:table-row-properties style:use-optimal-row-height="false" style:row-height="0.18in"/>
    </style:style>
    <style:style style:name="TBL_0_8" style:master-page-name="master_0" style:family="table">
      <style:table-properties table:align="left" style:width="22.93in" fo:break-before="page"/>
    </style:style>
    <style:style style:name="TBL_0_8_col_0" style:family="table-column">
      <style:table-column-properties style:column-width="1.37in"/>
    </style:style>
    <style:style style:name="TBL_0_8_col_1" style:family="table-column">
      <style:table-column-properties style:column-width="3.45in"/>
    </style:style>
    <style:style style:name="TBL_0_8_col_2" style:family="table-column">
      <style:table-column-properties style:column-width="3.54in"/>
    </style:style>
    <style:style style:name="TBL_0_8_col_3" style:family="table-column">
      <style:table-column-properties style:column-width="5.23in"/>
    </style:style>
    <style:style style:name="TBL_0_8_col_4" style:family="table-column">
      <style:table-column-properties style:column-width="0.63in"/>
    </style:style>
    <style:style style:name="TBL_0_8_col_5" style:family="table-column">
      <style:table-column-properties style:column-width="0.91in"/>
    </style:style>
    <style:style style:name="TBL_0_8_col_6" style:family="table-column">
      <style:table-column-properties style:column-width="0.86in"/>
    </style:style>
    <style:style style:name="TBL_0_8_col_7" style:family="table-column">
      <style:table-column-properties style:column-width="0.56in"/>
    </style:style>
    <style:style style:name="TBL_0_8_col_8" style:family="table-column">
      <style:table-column-properties style:column-width="0.7in"/>
    </style:style>
    <style:style style:name="TBL_0_8_col_9" style:family="table-column">
      <style:table-column-properties style:column-width="0.66in"/>
    </style:style>
    <style:style style:name="TBL_0_8_col_10" style:family="table-column">
      <style:table-column-properties style:column-width="0.63in"/>
    </style:style>
    <style:style style:name="TBL_0_8_col_11" style:family="table-column">
      <style:table-column-properties style:column-width="0.61in"/>
    </style:style>
    <style:style style:name="TBL_0_8_col_12" style:family="table-column">
      <style:table-column-properties style:column-width="0.61in"/>
    </style:style>
    <style:style style:name="TBL_0_8_col_13" style:family="table-column">
      <style:table-column-properties style:column-width="0.66in"/>
    </style:style>
    <style:style style:name="TBL_0_8_col_14" style:family="table-column">
      <style:table-column-properties style:column-width="0.62in"/>
    </style:style>
    <style:style style:name="TBL_0_8_col_15" style:family="table-column">
      <style:table-column-properties style:column-width="0.65in"/>
    </style:style>
    <style:style style:name="TBL_0_8_col_16" style:family="table-column">
      <style:table-column-properties style:column-width="0.55in"/>
    </style:style>
    <style:style style:name="TBL_0_8_col_17" style:family="table-column">
      <style:table-column-properties style:column-width="0.59in"/>
    </style:style>
    <style:style style:name="TBL_0_8_row_0" style:family="table-row">
      <style:table-row-properties style:use-optimal-row-height="false" style:row-height="0.18in"/>
    </style:style>
    <style:style style:name="TBL_0_8_row_1" style:family="table-row">
      <style:table-row-properties style:use-optimal-row-height="false" style:row-height="0.18in"/>
    </style:style>
    <style:style style:name="TBL_0_8_row_2" style:family="table-row">
      <style:table-row-properties style:use-optimal-row-height="false" style:row-height="0.18in"/>
    </style:style>
    <style:style style:name="TBL_0_8_row_3" style:family="table-row">
      <style:table-row-properties style:use-optimal-row-height="false" style:row-height="0.18in"/>
    </style:style>
    <style:style style:name="TBL_0_8_row_4" style:family="table-row">
      <style:table-row-properties style:use-optimal-row-height="false" style:row-height="0.18in"/>
    </style:style>
    <style:style style:name="TBL_0_8_row_5" style:family="table-row">
      <style:table-row-properties style:use-optimal-row-height="false" style:row-height="0.18in"/>
    </style:style>
    <style:style style:name="TBL_0_8_row_6" style:family="table-row">
      <style:table-row-properties style:use-optimal-row-height="false" style:row-height="0.18in"/>
    </style:style>
    <style:style style:name="TBL_0_8_row_7" style:family="table-row">
      <style:table-row-properties style:use-optimal-row-height="false" style:row-height="0.18in"/>
    </style:style>
    <style:style style:name="TBL_0_8_row_8" style:family="table-row">
      <style:table-row-properties style:use-optimal-row-height="false" style:row-height="0.18in"/>
    </style:style>
    <style:style style:name="TBL_0_8_row_9" style:family="table-row">
      <style:table-row-properties style:use-optimal-row-height="false" style:row-height="0.18in"/>
    </style:style>
    <style:style style:name="TBL_0_8_row_10" style:family="table-row">
      <style:table-row-properties style:use-optimal-row-height="false" style:row-height="0.18in"/>
    </style:style>
    <style:style style:name="TBL_0_8_row_11" style:family="table-row">
      <style:table-row-properties style:use-optimal-row-height="false" style:row-height="0.18in"/>
    </style:style>
    <style:style style:name="TBL_0_8_row_12" style:family="table-row">
      <style:table-row-properties style:use-optimal-row-height="false" style:row-height="0.18in"/>
    </style:style>
    <style:style style:name="TBL_0_8_row_13" style:family="table-row">
      <style:table-row-properties style:use-optimal-row-height="false" style:row-height="0.18in"/>
    </style:style>
    <style:style style:name="TBL_0_8_row_14" style:family="table-row">
      <style:table-row-properties style:use-optimal-row-height="false" style:row-height="0.18in"/>
    </style:style>
    <style:style style:name="TBL_0_8_row_15" style:family="table-row">
      <style:table-row-properties style:use-optimal-row-height="false" style:row-height="0.18in"/>
    </style:style>
    <style:style style:name="TBL_0_8_row_16" style:family="table-row">
      <style:table-row-properties style:use-optimal-row-height="false" style:row-height="0.18in"/>
    </style:style>
    <style:style style:name="TBL_0_8_row_17" style:family="table-row">
      <style:table-row-properties style:use-optimal-row-height="false" style:row-height="0.18in"/>
    </style:style>
    <style:style style:name="TBL_0_8_row_18" style:family="table-row">
      <style:table-row-properties style:use-optimal-row-height="false" style:row-height="0.18in"/>
    </style:style>
    <style:style style:name="TBL_0_8_row_19" style:family="table-row">
      <style:table-row-properties style:use-optimal-row-height="false" style:row-height="0.18in"/>
    </style:style>
    <style:style style:name="TBL_0_8_row_20" style:family="table-row">
      <style:table-row-properties style:use-optimal-row-height="false" style:row-height="0.18in"/>
    </style:style>
    <style:style style:name="TBL_0_8_row_21" style:family="table-row">
      <style:table-row-properties style:use-optimal-row-height="false" style:row-height="0.18in"/>
    </style:style>
    <style:style style:name="TBL_0_8_row_22" style:family="table-row">
      <style:table-row-properties style:use-optimal-row-height="false" style:row-height="0.18in"/>
    </style:style>
    <style:style style:name="TBL_0_8_row_23" style:family="table-row">
      <style:table-row-properties style:use-optimal-row-height="false" style:row-height="0.18in"/>
    </style:style>
    <style:style style:name="TBL_0_8_row_24" style:family="table-row">
      <style:table-row-properties style:use-optimal-row-height="false" style:row-height="0.18in"/>
    </style:style>
    <style:style style:name="TBL_0_8_row_25" style:family="table-row">
      <style:table-row-properties style:use-optimal-row-height="false" style:row-height="0.18in"/>
    </style:style>
    <style:style style:name="TBL_0_8_row_26" style:family="table-row">
      <style:table-row-properties style:use-optimal-row-height="false" style:row-height="0.18in"/>
    </style:style>
    <style:style style:name="TBL_0_8_row_27" style:family="table-row">
      <style:table-row-properties style:use-optimal-row-height="false" style:row-height="0.18in"/>
    </style:style>
    <style:style style:name="TBL_0_8_row_28" style:family="table-row">
      <style:table-row-properties style:use-optimal-row-height="false" style:row-height="0.18in"/>
    </style:style>
    <style:style style:name="TBL_0_8_row_29" style:family="table-row">
      <style:table-row-properties style:use-optimal-row-height="false" style:row-height="0.18in"/>
    </style:style>
    <style:style style:name="TBL_0_8_row_30" style:family="table-row">
      <style:table-row-properties style:use-optimal-row-height="false" style:row-height="0.18in"/>
    </style:style>
    <style:style style:name="TBL_0_8_row_31" style:family="table-row">
      <style:table-row-properties style:use-optimal-row-height="false" style:row-height="0.18in"/>
    </style:style>
    <style:style style:name="TBL_0_8_row_32" style:family="table-row">
      <style:table-row-properties style:use-optimal-row-height="false" style:row-height="0.18in"/>
    </style:style>
    <style:style style:name="TBL_0_8_row_33" style:family="table-row">
      <style:table-row-properties style:use-optimal-row-height="false" style:row-height="0.18in"/>
    </style:style>
    <style:style style:name="TBL_0_8_row_34" style:family="table-row">
      <style:table-row-properties style:use-optimal-row-height="false" style:row-height="0.18in"/>
    </style:style>
    <style:style style:name="TBL_0_8_row_35" style:family="table-row">
      <style:table-row-properties style:use-optimal-row-height="false" style:row-height="0.18in"/>
    </style:style>
    <style:style style:name="TBL_0_8_row_36" style:family="table-row">
      <style:table-row-properties style:use-optimal-row-height="false" style:row-height="0.18in"/>
    </style:style>
    <style:style style:name="TBL_0_8_row_37" style:family="table-row">
      <style:table-row-properties style:use-optimal-row-height="false" style:row-height="0.18in"/>
    </style:style>
    <style:style style:name="TBL_0_8_row_38" style:family="table-row">
      <style:table-row-properties style:use-optimal-row-height="false" style:row-height="0.18in"/>
    </style:style>
    <style:style style:name="TBL_0_8_row_39" style:family="table-row">
      <style:table-row-properties style:use-optimal-row-height="false" style:row-height="0.18in"/>
    </style:style>
    <style:style style:name="TBL_0_8_row_40" style:family="table-row">
      <style:table-row-properties style:use-optimal-row-height="false" style:row-height="0.18in"/>
    </style:style>
    <style:style style:name="TBL_0_8_row_41" style:family="table-row">
      <style:table-row-properties style:use-optimal-row-height="false" style:row-height="0.18in"/>
    </style:style>
    <style:style style:name="TBL_0_8_row_42" style:family="table-row">
      <style:table-row-properties style:use-optimal-row-height="false" style:row-height="0.18in"/>
    </style:style>
    <style:style style:name="TBL_0_8_row_43" style:family="table-row">
      <style:table-row-properties style:use-optimal-row-height="false" style:row-height="0.18in"/>
    </style:style>
    <style:style style:name="TBL_0_9" style:master-page-name="master_0" style:family="table">
      <style:table-properties table:align="left" style:width="22.93in" fo:break-before="page"/>
    </style:style>
    <style:style style:name="TBL_0_9_col_0" style:family="table-column">
      <style:table-column-properties style:column-width="1.37in"/>
    </style:style>
    <style:style style:name="TBL_0_9_col_1" style:family="table-column">
      <style:table-column-properties style:column-width="3.45in"/>
    </style:style>
    <style:style style:name="TBL_0_9_col_2" style:family="table-column">
      <style:table-column-properties style:column-width="3.54in"/>
    </style:style>
    <style:style style:name="TBL_0_9_col_3" style:family="table-column">
      <style:table-column-properties style:column-width="5.23in"/>
    </style:style>
    <style:style style:name="TBL_0_9_col_4" style:family="table-column">
      <style:table-column-properties style:column-width="0.63in"/>
    </style:style>
    <style:style style:name="TBL_0_9_col_5" style:family="table-column">
      <style:table-column-properties style:column-width="0.91in"/>
    </style:style>
    <style:style style:name="TBL_0_9_col_6" style:family="table-column">
      <style:table-column-properties style:column-width="0.86in"/>
    </style:style>
    <style:style style:name="TBL_0_9_col_7" style:family="table-column">
      <style:table-column-properties style:column-width="0.56in"/>
    </style:style>
    <style:style style:name="TBL_0_9_col_8" style:family="table-column">
      <style:table-column-properties style:column-width="0.7in"/>
    </style:style>
    <style:style style:name="TBL_0_9_col_9" style:family="table-column">
      <style:table-column-properties style:column-width="0.66in"/>
    </style:style>
    <style:style style:name="TBL_0_9_col_10" style:family="table-column">
      <style:table-column-properties style:column-width="0.63in"/>
    </style:style>
    <style:style style:name="TBL_0_9_col_11" style:family="table-column">
      <style:table-column-properties style:column-width="0.61in"/>
    </style:style>
    <style:style style:name="TBL_0_9_col_12" style:family="table-column">
      <style:table-column-properties style:column-width="0.61in"/>
    </style:style>
    <style:style style:name="TBL_0_9_col_13" style:family="table-column">
      <style:table-column-properties style:column-width="0.66in"/>
    </style:style>
    <style:style style:name="TBL_0_9_col_14" style:family="table-column">
      <style:table-column-properties style:column-width="0.62in"/>
    </style:style>
    <style:style style:name="TBL_0_9_col_15" style:family="table-column">
      <style:table-column-properties style:column-width="0.65in"/>
    </style:style>
    <style:style style:name="TBL_0_9_col_16" style:family="table-column">
      <style:table-column-properties style:column-width="0.55in"/>
    </style:style>
    <style:style style:name="TBL_0_9_col_17" style:family="table-column">
      <style:table-column-properties style:column-width="0.59in"/>
    </style:style>
    <style:style style:name="TBL_0_9_row_0" style:family="table-row">
      <style:table-row-properties style:use-optimal-row-height="false" style:row-height="0.18in"/>
    </style:style>
    <style:style style:name="TBL_0_9_row_1" style:family="table-row">
      <style:table-row-properties style:use-optimal-row-height="false" style:row-height="0.18in"/>
    </style:style>
    <style:style style:name="TBL_0_9_row_2" style:family="table-row">
      <style:table-row-properties style:use-optimal-row-height="false" style:row-height="0.18in"/>
    </style:style>
    <style:style style:name="TBL_0_9_row_3" style:family="table-row">
      <style:table-row-properties style:use-optimal-row-height="false" style:row-height="0.18in"/>
    </style:style>
    <style:style style:name="TBL_0_9_row_4" style:family="table-row">
      <style:table-row-properties style:use-optimal-row-height="false" style:row-height="0.18in"/>
    </style:style>
    <style:style style:name="TBL_0_9_row_5" style:family="table-row">
      <style:table-row-properties style:use-optimal-row-height="false" style:row-height="0.18in"/>
    </style:style>
    <style:style style:name="TBL_0_9_row_6" style:family="table-row">
      <style:table-row-properties style:use-optimal-row-height="false" style:row-height="0.18in"/>
    </style:style>
    <style:style style:name="TBL_0_9_row_7" style:family="table-row">
      <style:table-row-properties style:use-optimal-row-height="false" style:row-height="0.18in"/>
    </style:style>
    <style:style style:name="TBL_0_9_row_8" style:family="table-row">
      <style:table-row-properties style:use-optimal-row-height="false" style:row-height="0.18in"/>
    </style:style>
    <style:style style:name="TBL_0_9_row_9" style:family="table-row">
      <style:table-row-properties style:use-optimal-row-height="false" style:row-height="0.18in"/>
    </style:style>
    <style:style style:name="TBL_0_9_row_10" style:family="table-row">
      <style:table-row-properties style:use-optimal-row-height="false" style:row-height="0.18in"/>
    </style:style>
    <style:style style:name="TBL_0_9_row_11" style:family="table-row">
      <style:table-row-properties style:use-optimal-row-height="false" style:row-height="0.18in"/>
    </style:style>
    <style:style style:name="TBL_0_9_row_12" style:family="table-row">
      <style:table-row-properties style:use-optimal-row-height="false" style:row-height="0.18in"/>
    </style:style>
    <style:style style:name="TBL_0_9_row_13" style:family="table-row">
      <style:table-row-properties style:use-optimal-row-height="false" style:row-height="0.18in"/>
    </style:style>
    <style:style style:name="TBL_0_9_row_14" style:family="table-row">
      <style:table-row-properties style:use-optimal-row-height="false" style:row-height="0.18in"/>
    </style:style>
    <style:style style:name="TBL_0_9_row_15" style:family="table-row">
      <style:table-row-properties style:use-optimal-row-height="false" style:row-height="0.18in"/>
    </style:style>
    <style:style style:name="TBL_0_9_row_16" style:family="table-row">
      <style:table-row-properties style:use-optimal-row-height="false" style:row-height="0.18in"/>
    </style:style>
    <style:style style:name="TBL_0_9_row_17" style:family="table-row">
      <style:table-row-properties style:use-optimal-row-height="false" style:row-height="0.18in"/>
    </style:style>
    <style:style style:name="TBL_0_9_row_18" style:family="table-row">
      <style:table-row-properties style:use-optimal-row-height="false" style:row-height="0.18in"/>
    </style:style>
    <style:style style:name="TBL_0_9_row_19" style:family="table-row">
      <style:table-row-properties style:use-optimal-row-height="false" style:row-height="0.18in"/>
    </style:style>
    <style:style style:name="TBL_0_9_row_20" style:family="table-row">
      <style:table-row-properties style:use-optimal-row-height="false" style:row-height="0.18in"/>
    </style:style>
    <style:style style:name="TBL_0_9_row_21" style:family="table-row">
      <style:table-row-properties style:use-optimal-row-height="false" style:row-height="0.18in"/>
    </style:style>
    <style:style style:name="TBL_0_9_row_22" style:family="table-row">
      <style:table-row-properties style:use-optimal-row-height="false" style:row-height="0.18in"/>
    </style:style>
    <style:style style:name="TBL_0_9_row_23" style:family="table-row">
      <style:table-row-properties style:use-optimal-row-height="false" style:row-height="0.18in"/>
    </style:style>
    <style:style style:name="TBL_0_9_row_24" style:family="table-row">
      <style:table-row-properties style:use-optimal-row-height="false" style:row-height="0.18in"/>
    </style:style>
    <style:style style:name="TBL_0_9_row_25" style:family="table-row">
      <style:table-row-properties style:use-optimal-row-height="false" style:row-height="0.18in"/>
    </style:style>
    <style:style style:name="TBL_0_9_row_26" style:family="table-row">
      <style:table-row-properties style:use-optimal-row-height="false" style:row-height="0.18in"/>
    </style:style>
    <style:style style:name="TBL_0_9_row_27" style:family="table-row">
      <style:table-row-properties style:use-optimal-row-height="false" style:row-height="0.18in"/>
    </style:style>
    <style:style style:name="TBL_0_9_row_28" style:family="table-row">
      <style:table-row-properties style:use-optimal-row-height="false" style:row-height="0.18in"/>
    </style:style>
    <style:style style:name="TBL_0_9_row_29" style:family="table-row">
      <style:table-row-properties style:use-optimal-row-height="false" style:row-height="0.18in"/>
    </style:style>
    <style:style style:name="TBL_0_9_row_30" style:family="table-row">
      <style:table-row-properties style:use-optimal-row-height="false" style:row-height="0.18in"/>
    </style:style>
    <style:style style:name="TBL_0_9_row_31" style:family="table-row">
      <style:table-row-properties style:use-optimal-row-height="false" style:row-height="0.18in"/>
    </style:style>
    <style:style style:name="TBL_0_9_row_32" style:family="table-row">
      <style:table-row-properties style:use-optimal-row-height="false" style:row-height="0.18in"/>
    </style:style>
    <style:style style:name="TBL_0_9_row_33" style:family="table-row">
      <style:table-row-properties style:use-optimal-row-height="false" style:row-height="0.18in"/>
    </style:style>
    <style:style style:name="TBL_0_9_row_34" style:family="table-row">
      <style:table-row-properties style:use-optimal-row-height="false" style:row-height="0.18in"/>
    </style:style>
    <style:style style:name="TBL_0_9_row_35" style:family="table-row">
      <style:table-row-properties style:use-optimal-row-height="false" style:row-height="0.18in"/>
    </style:style>
    <style:style style:name="TBL_0_9_row_36" style:family="table-row">
      <style:table-row-properties style:use-optimal-row-height="false" style:row-height="0.18in"/>
    </style:style>
    <style:style style:name="TBL_0_9_row_37" style:family="table-row">
      <style:table-row-properties style:use-optimal-row-height="false" style:row-height="0.18in"/>
    </style:style>
    <style:style style:name="TBL_0_9_row_38" style:family="table-row">
      <style:table-row-properties style:use-optimal-row-height="false" style:row-height="0.18in"/>
    </style:style>
    <style:style style:name="TBL_0_9_row_39" style:family="table-row">
      <style:table-row-properties style:use-optimal-row-height="false" style:row-height="0.18in"/>
    </style:style>
    <style:style style:name="TBL_0_9_row_40" style:family="table-row">
      <style:table-row-properties style:use-optimal-row-height="false" style:row-height="0.18in"/>
    </style:style>
    <style:style style:name="TBL_0_9_row_41" style:family="table-row">
      <style:table-row-properties style:use-optimal-row-height="false" style:row-height="0.18in"/>
    </style:style>
    <style:style style:name="TBL_0_9_row_42" style:family="table-row">
      <style:table-row-properties style:use-optimal-row-height="false" style:row-height="0.18in"/>
    </style:style>
    <style:style style:name="TBL_0_9_row_43" style:family="table-row">
      <style:table-row-properties style:use-optimal-row-height="false" style:row-height="0.18in"/>
    </style:style>
    <style:style style:name="TBL_0_10" style:master-page-name="master_0" style:family="table">
      <style:table-properties table:align="left" style:width="22.93in" fo:break-before="page"/>
    </style:style>
    <style:style style:name="TBL_0_10_col_0" style:family="table-column">
      <style:table-column-properties style:column-width="1.37in"/>
    </style:style>
    <style:style style:name="TBL_0_10_col_1" style:family="table-column">
      <style:table-column-properties style:column-width="3.45in"/>
    </style:style>
    <style:style style:name="TBL_0_10_col_2" style:family="table-column">
      <style:table-column-properties style:column-width="3.54in"/>
    </style:style>
    <style:style style:name="TBL_0_10_col_3" style:family="table-column">
      <style:table-column-properties style:column-width="5.23in"/>
    </style:style>
    <style:style style:name="TBL_0_10_col_4" style:family="table-column">
      <style:table-column-properties style:column-width="0.63in"/>
    </style:style>
    <style:style style:name="TBL_0_10_col_5" style:family="table-column">
      <style:table-column-properties style:column-width="0.91in"/>
    </style:style>
    <style:style style:name="TBL_0_10_col_6" style:family="table-column">
      <style:table-column-properties style:column-width="0.86in"/>
    </style:style>
    <style:style style:name="TBL_0_10_col_7" style:family="table-column">
      <style:table-column-properties style:column-width="0.56in"/>
    </style:style>
    <style:style style:name="TBL_0_10_col_8" style:family="table-column">
      <style:table-column-properties style:column-width="0.7in"/>
    </style:style>
    <style:style style:name="TBL_0_10_col_9" style:family="table-column">
      <style:table-column-properties style:column-width="0.66in"/>
    </style:style>
    <style:style style:name="TBL_0_10_col_10" style:family="table-column">
      <style:table-column-properties style:column-width="0.63in"/>
    </style:style>
    <style:style style:name="TBL_0_10_col_11" style:family="table-column">
      <style:table-column-properties style:column-width="0.61in"/>
    </style:style>
    <style:style style:name="TBL_0_10_col_12" style:family="table-column">
      <style:table-column-properties style:column-width="0.61in"/>
    </style:style>
    <style:style style:name="TBL_0_10_col_13" style:family="table-column">
      <style:table-column-properties style:column-width="0.66in"/>
    </style:style>
    <style:style style:name="TBL_0_10_col_14" style:family="table-column">
      <style:table-column-properties style:column-width="0.62in"/>
    </style:style>
    <style:style style:name="TBL_0_10_col_15" style:family="table-column">
      <style:table-column-properties style:column-width="0.65in"/>
    </style:style>
    <style:style style:name="TBL_0_10_col_16" style:family="table-column">
      <style:table-column-properties style:column-width="0.55in"/>
    </style:style>
    <style:style style:name="TBL_0_10_col_17" style:family="table-column">
      <style:table-column-properties style:column-width="0.59in"/>
    </style:style>
    <style:style style:name="TBL_0_10_row_0" style:family="table-row">
      <style:table-row-properties style:use-optimal-row-height="false" style:row-height="0.18in"/>
    </style:style>
    <style:style style:name="TBL_0_10_row_1" style:family="table-row">
      <style:table-row-properties style:use-optimal-row-height="false" style:row-height="0.18in"/>
    </style:style>
    <style:style style:name="TBL_0_10_row_2" style:family="table-row">
      <style:table-row-properties style:use-optimal-row-height="false" style:row-height="0.18in"/>
    </style:style>
    <style:style style:name="TBL_0_10_row_3" style:family="table-row">
      <style:table-row-properties style:use-optimal-row-height="false" style:row-height="0.18in"/>
    </style:style>
    <style:style style:name="TBL_0_10_row_4" style:family="table-row">
      <style:table-row-properties style:use-optimal-row-height="false" style:row-height="0.18in"/>
    </style:style>
    <style:style style:name="TBL_0_10_row_5" style:family="table-row">
      <style:table-row-properties style:use-optimal-row-height="false" style:row-height="0.18in"/>
    </style:style>
    <style:style style:name="TBL_0_10_row_6" style:family="table-row">
      <style:table-row-properties style:use-optimal-row-height="false" style:row-height="0.18in"/>
    </style:style>
    <style:style style:name="TBL_0_10_row_7" style:family="table-row">
      <style:table-row-properties style:use-optimal-row-height="false" style:row-height="0.18in"/>
    </style:style>
    <style:style style:name="TBL_0_10_row_8" style:family="table-row">
      <style:table-row-properties style:use-optimal-row-height="false" style:row-height="0.18in"/>
    </style:style>
    <style:style style:name="TBL_0_10_row_9" style:family="table-row">
      <style:table-row-properties style:use-optimal-row-height="false" style:row-height="0.18in"/>
    </style:style>
    <style:style style:name="TBL_0_10_row_10" style:family="table-row">
      <style:table-row-properties style:use-optimal-row-height="false" style:row-height="0.18in"/>
    </style:style>
    <style:style style:name="TBL_0_10_row_11" style:family="table-row">
      <style:table-row-properties style:use-optimal-row-height="false" style:row-height="0.18in"/>
    </style:style>
    <style:style style:name="TBL_0_10_row_12" style:family="table-row">
      <style:table-row-properties style:use-optimal-row-height="false" style:row-height="0.18in"/>
    </style:style>
    <style:style style:name="TBL_0_10_row_13" style:family="table-row">
      <style:table-row-properties style:use-optimal-row-height="false" style:row-height="0.18in"/>
    </style:style>
    <style:style style:name="TBL_0_10_row_14" style:family="table-row">
      <style:table-row-properties style:use-optimal-row-height="false" style:row-height="0.18in"/>
    </style:style>
    <style:style style:name="TBL_0_10_row_15" style:family="table-row">
      <style:table-row-properties style:use-optimal-row-height="false" style:row-height="0.18in"/>
    </style:style>
    <style:style style:name="TBL_0_10_row_16" style:family="table-row">
      <style:table-row-properties style:use-optimal-row-height="false" style:row-height="0.18in"/>
    </style:style>
    <style:style style:name="TBL_0_10_row_17" style:family="table-row">
      <style:table-row-properties style:use-optimal-row-height="false" style:row-height="0.18in"/>
    </style:style>
    <style:style style:name="TBL_0_10_row_18" style:family="table-row">
      <style:table-row-properties style:use-optimal-row-height="false" style:row-height="0.18in"/>
    </style:style>
    <style:style style:name="TBL_0_10_row_19" style:family="table-row">
      <style:table-row-properties style:use-optimal-row-height="false" style:row-height="0.18in"/>
    </style:style>
    <style:style style:name="TBL_0_10_row_20" style:family="table-row">
      <style:table-row-properties style:use-optimal-row-height="false" style:row-height="0.18in"/>
    </style:style>
    <style:style style:name="TBL_0_10_row_21" style:family="table-row">
      <style:table-row-properties style:use-optimal-row-height="false" style:row-height="0.18in"/>
    </style:style>
    <style:style style:name="TBL_0_10_row_22" style:family="table-row">
      <style:table-row-properties style:use-optimal-row-height="false" style:row-height="0.18in"/>
    </style:style>
    <style:style style:name="TBL_0_10_row_23" style:family="table-row">
      <style:table-row-properties style:use-optimal-row-height="false" style:row-height="0.18in"/>
    </style:style>
    <style:style style:name="TBL_0_10_row_24" style:family="table-row">
      <style:table-row-properties style:use-optimal-row-height="false" style:row-height="0.18in"/>
    </style:style>
    <style:style style:name="TBL_0_10_row_25" style:family="table-row">
      <style:table-row-properties style:use-optimal-row-height="false" style:row-height="0.18in"/>
    </style:style>
    <style:style style:name="TBL_0_10_row_26" style:family="table-row">
      <style:table-row-properties style:use-optimal-row-height="false" style:row-height="0.18in"/>
    </style:style>
    <style:style style:name="TBL_0_10_row_27" style:family="table-row">
      <style:table-row-properties style:use-optimal-row-height="false" style:row-height="0.18in"/>
    </style:style>
    <style:style style:name="TBL_0_10_row_28" style:family="table-row">
      <style:table-row-properties style:use-optimal-row-height="false" style:row-height="0.18in"/>
    </style:style>
    <style:style style:name="TBL_0_10_row_29" style:family="table-row">
      <style:table-row-properties style:use-optimal-row-height="false" style:row-height="0.18in"/>
    </style:style>
    <style:style style:name="TBL_0_10_row_30" style:family="table-row">
      <style:table-row-properties style:use-optimal-row-height="false" style:row-height="0.18in"/>
    </style:style>
    <style:style style:name="TBL_0_10_row_31" style:family="table-row">
      <style:table-row-properties style:use-optimal-row-height="false" style:row-height="0.18in"/>
    </style:style>
    <style:style style:name="TBL_0_10_row_32" style:family="table-row">
      <style:table-row-properties style:use-optimal-row-height="false" style:row-height="0.18in"/>
    </style:style>
    <style:style style:name="TBL_0_10_row_33" style:family="table-row">
      <style:table-row-properties style:use-optimal-row-height="false" style:row-height="0.18in"/>
    </style:style>
    <style:style style:name="TBL_0_10_row_34" style:family="table-row">
      <style:table-row-properties style:use-optimal-row-height="false" style:row-height="0.18in"/>
    </style:style>
    <style:style style:name="TBL_0_10_row_35" style:family="table-row">
      <style:table-row-properties style:use-optimal-row-height="false" style:row-height="0.18in"/>
    </style:style>
    <style:style style:name="TBL_0_10_row_36" style:family="table-row">
      <style:table-row-properties style:use-optimal-row-height="false" style:row-height="0.18in"/>
    </style:style>
    <style:style style:name="TBL_0_10_row_37" style:family="table-row">
      <style:table-row-properties style:use-optimal-row-height="false" style:row-height="0.18in"/>
    </style:style>
    <style:style style:name="TBL_0_10_row_38" style:family="table-row">
      <style:table-row-properties style:use-optimal-row-height="false" style:row-height="0.18in"/>
    </style:style>
    <style:style style:name="TBL_0_10_row_39" style:family="table-row">
      <style:table-row-properties style:use-optimal-row-height="false" style:row-height="0.18in"/>
    </style:style>
    <style:style style:name="TBL_0_10_row_40" style:family="table-row">
      <style:table-row-properties style:use-optimal-row-height="false" style:row-height="0.18in"/>
    </style:style>
    <style:style style:name="TBL_0_10_row_41" style:family="table-row">
      <style:table-row-properties style:use-optimal-row-height="false" style:row-height="0.18in"/>
    </style:style>
    <style:style style:name="TBL_0_10_row_42" style:family="table-row">
      <style:table-row-properties style:use-optimal-row-height="false" style:row-height="0.18in"/>
    </style:style>
    <style:style style:name="TBL_0_10_row_43" style:family="table-row">
      <style:table-row-properties style:use-optimal-row-height="false" style:row-height="0.18in"/>
    </style:style>
    <style:style style:name="TBL_0_11" style:master-page-name="master_0" style:family="table">
      <style:table-properties table:align="left" style:width="22.93in" fo:break-before="page"/>
    </style:style>
    <style:style style:name="TBL_0_11_col_0" style:family="table-column">
      <style:table-column-properties style:column-width="1.37in"/>
    </style:style>
    <style:style style:name="TBL_0_11_col_1" style:family="table-column">
      <style:table-column-properties style:column-width="3.45in"/>
    </style:style>
    <style:style style:name="TBL_0_11_col_2" style:family="table-column">
      <style:table-column-properties style:column-width="3.54in"/>
    </style:style>
    <style:style style:name="TBL_0_11_col_3" style:family="table-column">
      <style:table-column-properties style:column-width="5.23in"/>
    </style:style>
    <style:style style:name="TBL_0_11_col_4" style:family="table-column">
      <style:table-column-properties style:column-width="0.63in"/>
    </style:style>
    <style:style style:name="TBL_0_11_col_5" style:family="table-column">
      <style:table-column-properties style:column-width="0.91in"/>
    </style:style>
    <style:style style:name="TBL_0_11_col_6" style:family="table-column">
      <style:table-column-properties style:column-width="0.86in"/>
    </style:style>
    <style:style style:name="TBL_0_11_col_7" style:family="table-column">
      <style:table-column-properties style:column-width="0.56in"/>
    </style:style>
    <style:style style:name="TBL_0_11_col_8" style:family="table-column">
      <style:table-column-properties style:column-width="0.7in"/>
    </style:style>
    <style:style style:name="TBL_0_11_col_9" style:family="table-column">
      <style:table-column-properties style:column-width="0.66in"/>
    </style:style>
    <style:style style:name="TBL_0_11_col_10" style:family="table-column">
      <style:table-column-properties style:column-width="0.63in"/>
    </style:style>
    <style:style style:name="TBL_0_11_col_11" style:family="table-column">
      <style:table-column-properties style:column-width="0.61in"/>
    </style:style>
    <style:style style:name="TBL_0_11_col_12" style:family="table-column">
      <style:table-column-properties style:column-width="0.61in"/>
    </style:style>
    <style:style style:name="TBL_0_11_col_13" style:family="table-column">
      <style:table-column-properties style:column-width="0.66in"/>
    </style:style>
    <style:style style:name="TBL_0_11_col_14" style:family="table-column">
      <style:table-column-properties style:column-width="0.62in"/>
    </style:style>
    <style:style style:name="TBL_0_11_col_15" style:family="table-column">
      <style:table-column-properties style:column-width="0.65in"/>
    </style:style>
    <style:style style:name="TBL_0_11_col_16" style:family="table-column">
      <style:table-column-properties style:column-width="0.55in"/>
    </style:style>
    <style:style style:name="TBL_0_11_col_17" style:family="table-column">
      <style:table-column-properties style:column-width="0.59in"/>
    </style:style>
    <style:style style:name="TBL_0_11_row_0" style:family="table-row">
      <style:table-row-properties style:use-optimal-row-height="false" style:row-height="0.18in"/>
    </style:style>
    <style:style style:name="TBL_0_11_row_1" style:family="table-row">
      <style:table-row-properties style:use-optimal-row-height="false" style:row-height="0.18in"/>
    </style:style>
    <style:style style:name="TBL_0_11_row_2" style:family="table-row">
      <style:table-row-properties style:use-optimal-row-height="false" style:row-height="0.18in"/>
    </style:style>
    <style:style style:name="TBL_0_11_row_3" style:family="table-row">
      <style:table-row-properties style:use-optimal-row-height="false" style:row-height="0.18in"/>
    </style:style>
    <style:style style:name="TBL_0_11_row_4" style:family="table-row">
      <style:table-row-properties style:use-optimal-row-height="false" style:row-height="0.18in"/>
    </style:style>
    <style:style style:name="TBL_0_11_row_5" style:family="table-row">
      <style:table-row-properties style:use-optimal-row-height="false" style:row-height="0.18in"/>
    </style:style>
    <style:style style:name="TBL_0_11_row_6" style:family="table-row">
      <style:table-row-properties style:use-optimal-row-height="false" style:row-height="0.18in"/>
    </style:style>
    <style:style style:name="TBL_0_11_row_7" style:family="table-row">
      <style:table-row-properties style:use-optimal-row-height="false" style:row-height="0.18in"/>
    </style:style>
    <style:style style:name="TBL_0_11_row_8" style:family="table-row">
      <style:table-row-properties style:use-optimal-row-height="false" style:row-height="0.18in"/>
    </style:style>
    <style:style style:name="TBL_0_11_row_9" style:family="table-row">
      <style:table-row-properties style:use-optimal-row-height="false" style:row-height="0.18in"/>
    </style:style>
    <style:style style:name="TBL_0_11_row_10" style:family="table-row">
      <style:table-row-properties style:use-optimal-row-height="false" style:row-height="0.18in"/>
    </style:style>
    <style:style style:name="TBL_0_11_row_11" style:family="table-row">
      <style:table-row-properties style:use-optimal-row-height="false" style:row-height="0.18in"/>
    </style:style>
    <style:style style:name="TBL_0_11_row_12" style:family="table-row">
      <style:table-row-properties style:use-optimal-row-height="false" style:row-height="0.18in"/>
    </style:style>
    <style:style style:name="TBL_0_11_row_13" style:family="table-row">
      <style:table-row-properties style:use-optimal-row-height="false" style:row-height="0.18in"/>
    </style:style>
    <style:style style:name="TBL_0_11_row_14" style:family="table-row">
      <style:table-row-properties style:use-optimal-row-height="false" style:row-height="0.18in"/>
    </style:style>
    <style:style style:name="TBL_0_11_row_15" style:family="table-row">
      <style:table-row-properties style:use-optimal-row-height="false" style:row-height="0.18in"/>
    </style:style>
    <style:style style:name="TBL_0_11_row_16" style:family="table-row">
      <style:table-row-properties style:use-optimal-row-height="false" style:row-height="0.18in"/>
    </style:style>
    <style:style style:name="TBL_0_11_row_17" style:family="table-row">
      <style:table-row-properties style:use-optimal-row-height="false" style:row-height="0.18in"/>
    </style:style>
    <style:style style:name="TBL_0_11_row_18" style:family="table-row">
      <style:table-row-properties style:use-optimal-row-height="false" style:row-height="0.18in"/>
    </style:style>
    <style:style style:name="TBL_0_11_row_19" style:family="table-row">
      <style:table-row-properties style:use-optimal-row-height="false" style:row-height="0.18in"/>
    </style:style>
    <style:style style:name="TBL_0_11_row_20" style:family="table-row">
      <style:table-row-properties style:use-optimal-row-height="false" style:row-height="0.18in"/>
    </style:style>
    <style:style style:name="TBL_0_11_row_21" style:family="table-row">
      <style:table-row-properties style:use-optimal-row-height="false" style:row-height="0.18in"/>
    </style:style>
    <style:style style:name="TBL_0_11_row_22" style:family="table-row">
      <style:table-row-properties style:use-optimal-row-height="false" style:row-height="0.18in"/>
    </style:style>
    <style:style style:name="TBL_0_11_row_23" style:family="table-row">
      <style:table-row-properties style:use-optimal-row-height="false" style:row-height="0.18in"/>
    </style:style>
    <style:style style:name="TBL_0_11_row_24" style:family="table-row">
      <style:table-row-properties style:use-optimal-row-height="false" style:row-height="0.18in"/>
    </style:style>
    <style:style style:name="TBL_0_11_row_25" style:family="table-row">
      <style:table-row-properties style:use-optimal-row-height="false" style:row-height="0.18in"/>
    </style:style>
    <style:style style:name="TBL_0_11_row_26" style:family="table-row">
      <style:table-row-properties style:use-optimal-row-height="false" style:row-height="0.18in"/>
    </style:style>
    <style:style style:name="TBL_0_11_row_27" style:family="table-row">
      <style:table-row-properties style:use-optimal-row-height="false" style:row-height="0.18in"/>
    </style:style>
    <style:style style:name="TBL_0_11_row_28" style:family="table-row">
      <style:table-row-properties style:use-optimal-row-height="false" style:row-height="0.18in"/>
    </style:style>
    <style:style style:name="TBL_0_11_row_29" style:family="table-row">
      <style:table-row-properties style:use-optimal-row-height="false" style:row-height="0.18in"/>
    </style:style>
    <style:style style:name="TBL_0_11_row_30" style:family="table-row">
      <style:table-row-properties style:use-optimal-row-height="false" style:row-height="0.18in"/>
    </style:style>
    <style:style style:name="TBL_0_11_row_31" style:family="table-row">
      <style:table-row-properties style:use-optimal-row-height="false" style:row-height="0.18in"/>
    </style:style>
    <style:style style:name="TBL_0_11_row_32" style:family="table-row">
      <style:table-row-properties style:use-optimal-row-height="false" style:row-height="0.18in"/>
    </style:style>
    <style:style style:name="TBL_0_11_row_33" style:family="table-row">
      <style:table-row-properties style:use-optimal-row-height="false" style:row-height="0.18in"/>
    </style:style>
    <style:style style:name="TBL_0_11_row_34" style:family="table-row">
      <style:table-row-properties style:use-optimal-row-height="false" style:row-height="0.18in"/>
    </style:style>
    <style:style style:name="TBL_0_11_row_35" style:family="table-row">
      <style:table-row-properties style:use-optimal-row-height="false" style:row-height="0.18in"/>
    </style:style>
    <style:style style:name="TBL_0_11_row_36" style:family="table-row">
      <style:table-row-properties style:use-optimal-row-height="false" style:row-height="0.18in"/>
    </style:style>
    <style:style style:name="TBL_0_11_row_37" style:family="table-row">
      <style:table-row-properties style:use-optimal-row-height="false" style:row-height="0.18in"/>
    </style:style>
    <style:style style:name="TBL_0_11_row_38" style:family="table-row">
      <style:table-row-properties style:use-optimal-row-height="false" style:row-height="0.18in"/>
    </style:style>
    <style:style style:name="TBL_0_11_row_39" style:family="table-row">
      <style:table-row-properties style:use-optimal-row-height="false" style:row-height="0.18in"/>
    </style:style>
    <style:style style:name="TBL_0_11_row_40" style:family="table-row">
      <style:table-row-properties style:use-optimal-row-height="false" style:row-height="0.18in"/>
    </style:style>
    <style:style style:name="TBL_0_11_row_41" style:family="table-row">
      <style:table-row-properties style:use-optimal-row-height="false" style:row-height="0.18in"/>
    </style:style>
    <style:style style:name="TBL_0_11_row_42" style:family="table-row">
      <style:table-row-properties style:use-optimal-row-height="false" style:row-height="0.18in"/>
    </style:style>
    <style:style style:name="TBL_0_11_row_43" style:family="table-row">
      <style:table-row-properties style:use-optimal-row-height="false" style:row-height="0.18in"/>
    </style:style>
    <style:style style:name="TBL_0_12" style:master-page-name="master_0" style:family="table">
      <style:table-properties table:align="left" style:width="22.93in" fo:break-before="page"/>
    </style:style>
    <style:style style:name="TBL_0_12_col_0" style:family="table-column">
      <style:table-column-properties style:column-width="1.37in"/>
    </style:style>
    <style:style style:name="TBL_0_12_col_1" style:family="table-column">
      <style:table-column-properties style:column-width="3.45in"/>
    </style:style>
    <style:style style:name="TBL_0_12_col_2" style:family="table-column">
      <style:table-column-properties style:column-width="3.54in"/>
    </style:style>
    <style:style style:name="TBL_0_12_col_3" style:family="table-column">
      <style:table-column-properties style:column-width="5.23in"/>
    </style:style>
    <style:style style:name="TBL_0_12_col_4" style:family="table-column">
      <style:table-column-properties style:column-width="0.63in"/>
    </style:style>
    <style:style style:name="TBL_0_12_col_5" style:family="table-column">
      <style:table-column-properties style:column-width="0.91in"/>
    </style:style>
    <style:style style:name="TBL_0_12_col_6" style:family="table-column">
      <style:table-column-properties style:column-width="0.86in"/>
    </style:style>
    <style:style style:name="TBL_0_12_col_7" style:family="table-column">
      <style:table-column-properties style:column-width="0.56in"/>
    </style:style>
    <style:style style:name="TBL_0_12_col_8" style:family="table-column">
      <style:table-column-properties style:column-width="0.7in"/>
    </style:style>
    <style:style style:name="TBL_0_12_col_9" style:family="table-column">
      <style:table-column-properties style:column-width="0.66in"/>
    </style:style>
    <style:style style:name="TBL_0_12_col_10" style:family="table-column">
      <style:table-column-properties style:column-width="0.63in"/>
    </style:style>
    <style:style style:name="TBL_0_12_col_11" style:family="table-column">
      <style:table-column-properties style:column-width="0.61in"/>
    </style:style>
    <style:style style:name="TBL_0_12_col_12" style:family="table-column">
      <style:table-column-properties style:column-width="0.61in"/>
    </style:style>
    <style:style style:name="TBL_0_12_col_13" style:family="table-column">
      <style:table-column-properties style:column-width="0.66in"/>
    </style:style>
    <style:style style:name="TBL_0_12_col_14" style:family="table-column">
      <style:table-column-properties style:column-width="0.62in"/>
    </style:style>
    <style:style style:name="TBL_0_12_col_15" style:family="table-column">
      <style:table-column-properties style:column-width="0.65in"/>
    </style:style>
    <style:style style:name="TBL_0_12_col_16" style:family="table-column">
      <style:table-column-properties style:column-width="0.55in"/>
    </style:style>
    <style:style style:name="TBL_0_12_col_17" style:family="table-column">
      <style:table-column-properties style:column-width="0.59in"/>
    </style:style>
    <style:style style:name="TBL_0_12_row_0" style:family="table-row">
      <style:table-row-properties style:use-optimal-row-height="false" style:row-height="0.18in"/>
    </style:style>
    <style:style style:name="TBL_0_12_row_1" style:family="table-row">
      <style:table-row-properties style:use-optimal-row-height="false" style:row-height="0.18in"/>
    </style:style>
    <style:style style:name="TBL_0_12_row_2" style:family="table-row">
      <style:table-row-properties style:use-optimal-row-height="false" style:row-height="0.18in"/>
    </style:style>
    <style:style style:name="TBL_0_12_row_3" style:family="table-row">
      <style:table-row-properties style:use-optimal-row-height="false" style:row-height="0.18in"/>
    </style:style>
    <style:style style:name="TBL_0_12_row_4" style:family="table-row">
      <style:table-row-properties style:use-optimal-row-height="false" style:row-height="0.18in"/>
    </style:style>
    <style:style style:name="TBL_0_12_row_5" style:family="table-row">
      <style:table-row-properties style:use-optimal-row-height="false" style:row-height="0.18in"/>
    </style:style>
    <style:style style:name="TBL_0_12_row_6" style:family="table-row">
      <style:table-row-properties style:use-optimal-row-height="false" style:row-height="0.18in"/>
    </style:style>
    <style:style style:name="TBL_0_12_row_7" style:family="table-row">
      <style:table-row-properties style:use-optimal-row-height="false" style:row-height="0.18in"/>
    </style:style>
    <style:style style:name="TBL_0_12_row_8" style:family="table-row">
      <style:table-row-properties style:use-optimal-row-height="false" style:row-height="0.18in"/>
    </style:style>
    <style:style style:name="TBL_0_12_row_9" style:family="table-row">
      <style:table-row-properties style:use-optimal-row-height="false" style:row-height="0.18in"/>
    </style:style>
    <style:style style:name="TBL_0_12_row_10" style:family="table-row">
      <style:table-row-properties style:use-optimal-row-height="false" style:row-height="0.18in"/>
    </style:style>
    <style:style style:name="TBL_0_12_row_11" style:family="table-row">
      <style:table-row-properties style:use-optimal-row-height="false" style:row-height="0.18in"/>
    </style:style>
    <style:style style:name="TBL_0_12_row_12" style:family="table-row">
      <style:table-row-properties style:use-optimal-row-height="false" style:row-height="0.18in"/>
    </style:style>
    <style:style style:name="TBL_0_12_row_13" style:family="table-row">
      <style:table-row-properties style:use-optimal-row-height="false" style:row-height="0.18in"/>
    </style:style>
    <style:style style:name="TBL_0_12_row_14" style:family="table-row">
      <style:table-row-properties style:use-optimal-row-height="false" style:row-height="0.18in"/>
    </style:style>
    <style:style style:name="TBL_0_12_row_15" style:family="table-row">
      <style:table-row-properties style:use-optimal-row-height="false" style:row-height="0.18in"/>
    </style:style>
    <style:style style:name="TBL_0_12_row_16" style:family="table-row">
      <style:table-row-properties style:use-optimal-row-height="false" style:row-height="0.18in"/>
    </style:style>
    <style:style style:name="TBL_0_12_row_17" style:family="table-row">
      <style:table-row-properties style:use-optimal-row-height="false" style:row-height="0.18in"/>
    </style:style>
    <style:style style:name="TBL_0_12_row_18" style:family="table-row">
      <style:table-row-properties style:use-optimal-row-height="false" style:row-height="0.18in"/>
    </style:style>
    <style:style style:name="TBL_0_12_row_19" style:family="table-row">
      <style:table-row-properties style:use-optimal-row-height="false" style:row-height="0.18in"/>
    </style:style>
    <style:style style:name="TBL_0_12_row_20" style:family="table-row">
      <style:table-row-properties style:use-optimal-row-height="false" style:row-height="0.18in"/>
    </style:style>
    <style:style style:name="TBL_0_12_row_21" style:family="table-row">
      <style:table-row-properties style:use-optimal-row-height="false" style:row-height="0.18in"/>
    </style:style>
    <style:style style:name="TBL_0_12_row_22" style:family="table-row">
      <style:table-row-properties style:use-optimal-row-height="false" style:row-height="0.18in"/>
    </style:style>
    <style:style style:name="TBL_0_12_row_23" style:family="table-row">
      <style:table-row-properties style:use-optimal-row-height="false" style:row-height="0.18in"/>
    </style:style>
    <style:style style:name="TBL_0_12_row_24" style:family="table-row">
      <style:table-row-properties style:use-optimal-row-height="false" style:row-height="0.18in"/>
    </style:style>
    <style:style style:name="TBL_0_12_row_25" style:family="table-row">
      <style:table-row-properties style:use-optimal-row-height="false" style:row-height="0.18in"/>
    </style:style>
    <style:style style:name="TBL_0_12_row_26" style:family="table-row">
      <style:table-row-properties style:use-optimal-row-height="false" style:row-height="0.18in"/>
    </style:style>
    <style:style style:name="TBL_0_12_row_27" style:family="table-row">
      <style:table-row-properties style:use-optimal-row-height="false" style:row-height="0.18in"/>
    </style:style>
    <style:style style:name="TBL_0_12_row_28" style:family="table-row">
      <style:table-row-properties style:use-optimal-row-height="false" style:row-height="0.18in"/>
    </style:style>
    <style:style style:name="TBL_0_12_row_29" style:family="table-row">
      <style:table-row-properties style:use-optimal-row-height="false" style:row-height="0.18in"/>
    </style:style>
    <style:style style:name="TBL_0_12_row_30" style:family="table-row">
      <style:table-row-properties style:use-optimal-row-height="false" style:row-height="0.18in"/>
    </style:style>
    <style:style style:name="TBL_0_12_row_31" style:family="table-row">
      <style:table-row-properties style:use-optimal-row-height="false" style:row-height="0.18in"/>
    </style:style>
    <style:style style:name="TBL_0_12_row_32" style:family="table-row">
      <style:table-row-properties style:use-optimal-row-height="false" style:row-height="0.18in"/>
    </style:style>
    <style:style style:name="TBL_0_12_row_33" style:family="table-row">
      <style:table-row-properties style:use-optimal-row-height="false" style:row-height="0.18in"/>
    </style:style>
    <style:style style:name="TBL_0_12_row_34" style:family="table-row">
      <style:table-row-properties style:use-optimal-row-height="false" style:row-height="0.18in"/>
    </style:style>
    <style:style style:name="TBL_0_12_row_35" style:family="table-row">
      <style:table-row-properties style:use-optimal-row-height="false" style:row-height="0.18in"/>
    </style:style>
    <style:style style:name="TBL_0_12_row_36" style:family="table-row">
      <style:table-row-properties style:use-optimal-row-height="false" style:row-height="0.18in"/>
    </style:style>
    <style:style style:name="TBL_0_12_row_37" style:family="table-row">
      <style:table-row-properties style:use-optimal-row-height="false" style:row-height="0.18in"/>
    </style:style>
    <style:style style:name="TBL_0_12_row_38" style:family="table-row">
      <style:table-row-properties style:use-optimal-row-height="false" style:row-height="0.18in"/>
    </style:style>
    <style:style style:name="TBL_0_12_row_39" style:family="table-row">
      <style:table-row-properties style:use-optimal-row-height="false" style:row-height="0.18in"/>
    </style:style>
    <style:style style:name="TBL_0_12_row_40" style:family="table-row">
      <style:table-row-properties style:use-optimal-row-height="false" style:row-height="0.18in"/>
    </style:style>
    <style:style style:name="TBL_0_12_row_41" style:family="table-row">
      <style:table-row-properties style:use-optimal-row-height="false" style:row-height="0.18in"/>
    </style:style>
    <style:style style:name="TBL_0_12_row_42" style:family="table-row">
      <style:table-row-properties style:use-optimal-row-height="false" style:row-height="0.18in"/>
    </style:style>
    <style:style style:name="TBL_0_12_row_43" style:family="table-row">
      <style:table-row-properties style:use-optimal-row-height="false" style:row-height="0.18in"/>
    </style:style>
    <style:style style:name="TBL_0_13" style:master-page-name="master_0" style:family="table">
      <style:table-properties table:align="left" style:width="22.93in" fo:break-before="page"/>
    </style:style>
    <style:style style:name="TBL_0_13_col_0" style:family="table-column">
      <style:table-column-properties style:column-width="1.37in"/>
    </style:style>
    <style:style style:name="TBL_0_13_col_1" style:family="table-column">
      <style:table-column-properties style:column-width="3.45in"/>
    </style:style>
    <style:style style:name="TBL_0_13_col_2" style:family="table-column">
      <style:table-column-properties style:column-width="3.54in"/>
    </style:style>
    <style:style style:name="TBL_0_13_col_3" style:family="table-column">
      <style:table-column-properties style:column-width="5.23in"/>
    </style:style>
    <style:style style:name="TBL_0_13_col_4" style:family="table-column">
      <style:table-column-properties style:column-width="0.63in"/>
    </style:style>
    <style:style style:name="TBL_0_13_col_5" style:family="table-column">
      <style:table-column-properties style:column-width="0.91in"/>
    </style:style>
    <style:style style:name="TBL_0_13_col_6" style:family="table-column">
      <style:table-column-properties style:column-width="0.86in"/>
    </style:style>
    <style:style style:name="TBL_0_13_col_7" style:family="table-column">
      <style:table-column-properties style:column-width="0.56in"/>
    </style:style>
    <style:style style:name="TBL_0_13_col_8" style:family="table-column">
      <style:table-column-properties style:column-width="0.7in"/>
    </style:style>
    <style:style style:name="TBL_0_13_col_9" style:family="table-column">
      <style:table-column-properties style:column-width="0.66in"/>
    </style:style>
    <style:style style:name="TBL_0_13_col_10" style:family="table-column">
      <style:table-column-properties style:column-width="0.63in"/>
    </style:style>
    <style:style style:name="TBL_0_13_col_11" style:family="table-column">
      <style:table-column-properties style:column-width="0.61in"/>
    </style:style>
    <style:style style:name="TBL_0_13_col_12" style:family="table-column">
      <style:table-column-properties style:column-width="0.61in"/>
    </style:style>
    <style:style style:name="TBL_0_13_col_13" style:family="table-column">
      <style:table-column-properties style:column-width="0.66in"/>
    </style:style>
    <style:style style:name="TBL_0_13_col_14" style:family="table-column">
      <style:table-column-properties style:column-width="0.62in"/>
    </style:style>
    <style:style style:name="TBL_0_13_col_15" style:family="table-column">
      <style:table-column-properties style:column-width="0.65in"/>
    </style:style>
    <style:style style:name="TBL_0_13_col_16" style:family="table-column">
      <style:table-column-properties style:column-width="0.55in"/>
    </style:style>
    <style:style style:name="TBL_0_13_col_17" style:family="table-column">
      <style:table-column-properties style:column-width="0.59in"/>
    </style:style>
    <style:style style:name="TBL_0_13_row_0" style:family="table-row">
      <style:table-row-properties style:use-optimal-row-height="false" style:row-height="0.18in"/>
    </style:style>
    <style:style style:name="TBL_0_13_row_1" style:family="table-row">
      <style:table-row-properties style:use-optimal-row-height="false" style:row-height="0.18in"/>
    </style:style>
    <style:style style:name="TBL_0_13_row_2" style:family="table-row">
      <style:table-row-properties style:use-optimal-row-height="false" style:row-height="0.18in"/>
    </style:style>
    <style:style style:name="TBL_0_13_row_3" style:family="table-row">
      <style:table-row-properties style:use-optimal-row-height="false" style:row-height="0.18in"/>
    </style:style>
    <style:style style:name="TBL_0_13_row_4" style:family="table-row">
      <style:table-row-properties style:use-optimal-row-height="false" style:row-height="0.18in"/>
    </style:style>
    <style:style style:name="TBL_0_13_row_5" style:family="table-row">
      <style:table-row-properties style:use-optimal-row-height="false" style:row-height="0.18in"/>
    </style:style>
    <style:style style:name="TBL_0_13_row_6" style:family="table-row">
      <style:table-row-properties style:use-optimal-row-height="false" style:row-height="0.18in"/>
    </style:style>
    <style:style style:name="TBL_0_13_row_7" style:family="table-row">
      <style:table-row-properties style:use-optimal-row-height="false" style:row-height="0.18in"/>
    </style:style>
    <style:style style:name="TBL_0_13_row_8" style:family="table-row">
      <style:table-row-properties style:use-optimal-row-height="false" style:row-height="0.18in"/>
    </style:style>
    <style:style style:name="TBL_0_13_row_9" style:family="table-row">
      <style:table-row-properties style:use-optimal-row-height="false" style:row-height="0.18in"/>
    </style:style>
    <style:style style:name="TBL_0_13_row_10" style:family="table-row">
      <style:table-row-properties style:use-optimal-row-height="false" style:row-height="0.18in"/>
    </style:style>
    <style:style style:name="TBL_0_13_row_11" style:family="table-row">
      <style:table-row-properties style:use-optimal-row-height="false" style:row-height="0.18in"/>
    </style:style>
    <style:style style:name="TBL_0_13_row_12" style:family="table-row">
      <style:table-row-properties style:use-optimal-row-height="false" style:row-height="0.18in"/>
    </style:style>
    <style:style style:name="TBL_0_13_row_13" style:family="table-row">
      <style:table-row-properties style:use-optimal-row-height="false" style:row-height="0.18in"/>
    </style:style>
    <style:style style:name="TBL_0_13_row_14" style:family="table-row">
      <style:table-row-properties style:use-optimal-row-height="false" style:row-height="0.18in"/>
    </style:style>
    <style:style style:name="TBL_0_13_row_15" style:family="table-row">
      <style:table-row-properties style:use-optimal-row-height="false" style:row-height="0.18in"/>
    </style:style>
    <style:style style:name="TBL_0_13_row_16" style:family="table-row">
      <style:table-row-properties style:use-optimal-row-height="false" style:row-height="0.18in"/>
    </style:style>
    <style:style style:name="TBL_0_13_row_17" style:family="table-row">
      <style:table-row-properties style:use-optimal-row-height="false" style:row-height="0.18in"/>
    </style:style>
    <style:style style:name="TBL_0_13_row_18" style:family="table-row">
      <style:table-row-properties style:use-optimal-row-height="false" style:row-height="0.18in"/>
    </style:style>
    <style:style style:name="TBL_0_13_row_19" style:family="table-row">
      <style:table-row-properties style:use-optimal-row-height="false" style:row-height="0.18in"/>
    </style:style>
    <style:style style:name="TBL_0_13_row_20" style:family="table-row">
      <style:table-row-properties style:use-optimal-row-height="false" style:row-height="0.18in"/>
    </style:style>
    <style:style style:name="TBL_0_13_row_21" style:family="table-row">
      <style:table-row-properties style:use-optimal-row-height="false" style:row-height="0.18in"/>
    </style:style>
    <style:style style:name="TBL_0_13_row_22" style:family="table-row">
      <style:table-row-properties style:use-optimal-row-height="false" style:row-height="0.18in"/>
    </style:style>
    <style:style style:name="TBL_0_13_row_23" style:family="table-row">
      <style:table-row-properties style:use-optimal-row-height="false" style:row-height="0.18in"/>
    </style:style>
    <style:style style:name="TBL_0_13_row_24" style:family="table-row">
      <style:table-row-properties style:use-optimal-row-height="false" style:row-height="0.18in"/>
    </style:style>
    <style:style style:name="TBL_0_13_row_25" style:family="table-row">
      <style:table-row-properties style:use-optimal-row-height="false" style:row-height="0.18in"/>
    </style:style>
    <style:style style:name="TBL_0_13_row_26" style:family="table-row">
      <style:table-row-properties style:use-optimal-row-height="false" style:row-height="0.18in"/>
    </style:style>
    <style:style style:name="TBL_0_13_row_27" style:family="table-row">
      <style:table-row-properties style:use-optimal-row-height="false" style:row-height="0.18in"/>
    </style:style>
    <style:style style:name="TBL_0_13_row_28" style:family="table-row">
      <style:table-row-properties style:use-optimal-row-height="false" style:row-height="0.18in"/>
    </style:style>
    <style:style style:name="TBL_0_13_row_29" style:family="table-row">
      <style:table-row-properties style:use-optimal-row-height="false" style:row-height="0.18in"/>
    </style:style>
    <style:style style:name="TBL_0_13_row_30" style:family="table-row">
      <style:table-row-properties style:use-optimal-row-height="false" style:row-height="0.18in"/>
    </style:style>
    <style:style style:name="TBL_0_13_row_31" style:family="table-row">
      <style:table-row-properties style:use-optimal-row-height="false" style:row-height="0.18in"/>
    </style:style>
    <style:style style:name="TBL_0_13_row_32" style:family="table-row">
      <style:table-row-properties style:use-optimal-row-height="false" style:row-height="0.18in"/>
    </style:style>
    <style:style style:name="TBL_0_13_row_33" style:family="table-row">
      <style:table-row-properties style:use-optimal-row-height="false" style:row-height="0.18in"/>
    </style:style>
    <style:style style:name="TBL_0_13_row_34" style:family="table-row">
      <style:table-row-properties style:use-optimal-row-height="false" style:row-height="0.18in"/>
    </style:style>
    <style:style style:name="TBL_0_13_row_35" style:family="table-row">
      <style:table-row-properties style:use-optimal-row-height="false" style:row-height="0.18in"/>
    </style:style>
    <style:style style:name="TBL_0_13_row_36" style:family="table-row">
      <style:table-row-properties style:use-optimal-row-height="false" style:row-height="0.18in"/>
    </style:style>
    <style:style style:name="TBL_0_13_row_37" style:family="table-row">
      <style:table-row-properties style:use-optimal-row-height="false" style:row-height="0.18in"/>
    </style:style>
    <style:style style:name="TBL_0_13_row_38" style:family="table-row">
      <style:table-row-properties style:use-optimal-row-height="false" style:row-height="0.18in"/>
    </style:style>
    <style:style style:name="TBL_0_13_row_39" style:family="table-row">
      <style:table-row-properties style:use-optimal-row-height="false" style:row-height="0.18in"/>
    </style:style>
    <style:style style:name="TBL_0_13_row_40" style:family="table-row">
      <style:table-row-properties style:use-optimal-row-height="false" style:row-height="0.18in"/>
    </style:style>
    <style:style style:name="TBL_0_13_row_41" style:family="table-row">
      <style:table-row-properties style:use-optimal-row-height="false" style:row-height="0.18in"/>
    </style:style>
    <style:style style:name="TBL_0_13_row_42" style:family="table-row">
      <style:table-row-properties style:use-optimal-row-height="false" style:row-height="0.18in"/>
    </style:style>
    <style:style style:name="TBL_0_13_row_43" style:family="table-row">
      <style:table-row-properties style:use-optimal-row-height="false" style:row-height="0.18in"/>
    </style:style>
    <style:style style:name="TBL_0_14" style:master-page-name="master_0" style:family="table">
      <style:table-properties table:align="left" style:width="22.93in" fo:break-before="page"/>
    </style:style>
    <style:style style:name="TBL_0_14_col_0" style:family="table-column">
      <style:table-column-properties style:column-width="1.37in"/>
    </style:style>
    <style:style style:name="TBL_0_14_col_1" style:family="table-column">
      <style:table-column-properties style:column-width="3.45in"/>
    </style:style>
    <style:style style:name="TBL_0_14_col_2" style:family="table-column">
      <style:table-column-properties style:column-width="3.54in"/>
    </style:style>
    <style:style style:name="TBL_0_14_col_3" style:family="table-column">
      <style:table-column-properties style:column-width="5.23in"/>
    </style:style>
    <style:style style:name="TBL_0_14_col_4" style:family="table-column">
      <style:table-column-properties style:column-width="0.63in"/>
    </style:style>
    <style:style style:name="TBL_0_14_col_5" style:family="table-column">
      <style:table-column-properties style:column-width="0.91in"/>
    </style:style>
    <style:style style:name="TBL_0_14_col_6" style:family="table-column">
      <style:table-column-properties style:column-width="0.86in"/>
    </style:style>
    <style:style style:name="TBL_0_14_col_7" style:family="table-column">
      <style:table-column-properties style:column-width="0.56in"/>
    </style:style>
    <style:style style:name="TBL_0_14_col_8" style:family="table-column">
      <style:table-column-properties style:column-width="0.7in"/>
    </style:style>
    <style:style style:name="TBL_0_14_col_9" style:family="table-column">
      <style:table-column-properties style:column-width="0.66in"/>
    </style:style>
    <style:style style:name="TBL_0_14_col_10" style:family="table-column">
      <style:table-column-properties style:column-width="0.63in"/>
    </style:style>
    <style:style style:name="TBL_0_14_col_11" style:family="table-column">
      <style:table-column-properties style:column-width="0.61in"/>
    </style:style>
    <style:style style:name="TBL_0_14_col_12" style:family="table-column">
      <style:table-column-properties style:column-width="0.61in"/>
    </style:style>
    <style:style style:name="TBL_0_14_col_13" style:family="table-column">
      <style:table-column-properties style:column-width="0.66in"/>
    </style:style>
    <style:style style:name="TBL_0_14_col_14" style:family="table-column">
      <style:table-column-properties style:column-width="0.62in"/>
    </style:style>
    <style:style style:name="TBL_0_14_col_15" style:family="table-column">
      <style:table-column-properties style:column-width="0.65in"/>
    </style:style>
    <style:style style:name="TBL_0_14_col_16" style:family="table-column">
      <style:table-column-properties style:column-width="0.55in"/>
    </style:style>
    <style:style style:name="TBL_0_14_col_17" style:family="table-column">
      <style:table-column-properties style:column-width="0.59in"/>
    </style:style>
    <style:style style:name="TBL_0_14_row_0" style:family="table-row">
      <style:table-row-properties style:use-optimal-row-height="false" style:row-height="0.18in"/>
    </style:style>
    <style:style style:name="TBL_0_14_row_1" style:family="table-row">
      <style:table-row-properties style:use-optimal-row-height="false" style:row-height="0.18in"/>
    </style:style>
    <style:style style:name="TBL_0_14_row_2" style:family="table-row">
      <style:table-row-properties style:use-optimal-row-height="false" style:row-height="0.18in"/>
    </style:style>
    <style:style style:name="TBL_0_14_row_3" style:family="table-row">
      <style:table-row-properties style:use-optimal-row-height="false" style:row-height="0.18in"/>
    </style:style>
    <style:style style:name="TBL_0_14_row_4" style:family="table-row">
      <style:table-row-properties style:use-optimal-row-height="false" style:row-height="0.18in"/>
    </style:style>
    <style:style style:name="TBL_0_14_row_5" style:family="table-row">
      <style:table-row-properties style:use-optimal-row-height="false" style:row-height="0.18in"/>
    </style:style>
    <style:style style:name="TBL_0_14_row_6" style:family="table-row">
      <style:table-row-properties style:use-optimal-row-height="false" style:row-height="0.18in"/>
    </style:style>
    <style:style style:name="TBL_0_14_row_7" style:family="table-row">
      <style:table-row-properties style:use-optimal-row-height="false" style:row-height="0.18in"/>
    </style:style>
    <style:style style:name="TBL_0_14_row_8" style:family="table-row">
      <style:table-row-properties style:use-optimal-row-height="false" style:row-height="0.18in"/>
    </style:style>
    <style:style style:name="TBL_0_14_row_9" style:family="table-row">
      <style:table-row-properties style:use-optimal-row-height="false" style:row-height="0.18in"/>
    </style:style>
    <style:style style:name="TBL_0_14_row_10" style:family="table-row">
      <style:table-row-properties style:use-optimal-row-height="false" style:row-height="0.18in"/>
    </style:style>
    <style:style style:name="TBL_0_14_row_11" style:family="table-row">
      <style:table-row-properties style:use-optimal-row-height="false" style:row-height="0.18in"/>
    </style:style>
    <style:style style:name="TBL_0_14_row_12" style:family="table-row">
      <style:table-row-properties style:use-optimal-row-height="false" style:row-height="0.18in"/>
    </style:style>
    <style:style style:name="TBL_0_14_row_13" style:family="table-row">
      <style:table-row-properties style:use-optimal-row-height="false" style:row-height="0.18in"/>
    </style:style>
    <style:style style:name="TBL_0_14_row_14" style:family="table-row">
      <style:table-row-properties style:use-optimal-row-height="false" style:row-height="0.18in"/>
    </style:style>
    <style:style style:name="TBL_0_14_row_15" style:family="table-row">
      <style:table-row-properties style:use-optimal-row-height="false" style:row-height="0.18in"/>
    </style:style>
    <style:style style:name="TBL_0_14_row_16" style:family="table-row">
      <style:table-row-properties style:use-optimal-row-height="false" style:row-height="0.18in"/>
    </style:style>
    <style:style style:name="TBL_0_14_row_17" style:family="table-row">
      <style:table-row-properties style:use-optimal-row-height="false" style:row-height="0.18in"/>
    </style:style>
    <style:style style:name="TBL_0_14_row_18" style:family="table-row">
      <style:table-row-properties style:use-optimal-row-height="false" style:row-height="0.18in"/>
    </style:style>
    <style:style style:name="TBL_0_14_row_19" style:family="table-row">
      <style:table-row-properties style:use-optimal-row-height="false" style:row-height="0.18in"/>
    </style:style>
    <style:style style:name="TBL_0_14_row_20" style:family="table-row">
      <style:table-row-properties style:use-optimal-row-height="false" style:row-height="0.18in"/>
    </style:style>
    <style:style style:name="TBL_0_14_row_21" style:family="table-row">
      <style:table-row-properties style:use-optimal-row-height="false" style:row-height="0.18in"/>
    </style:style>
    <style:style style:name="TBL_0_14_row_22" style:family="table-row">
      <style:table-row-properties style:use-optimal-row-height="false" style:row-height="0.18in"/>
    </style:style>
    <style:style style:name="TBL_0_14_row_23" style:family="table-row">
      <style:table-row-properties style:use-optimal-row-height="false" style:row-height="0.18in"/>
    </style:style>
    <style:style style:name="TBL_0_14_row_24" style:family="table-row">
      <style:table-row-properties style:use-optimal-row-height="false" style:row-height="0.18in"/>
    </style:style>
    <style:style style:name="TBL_0_14_row_25" style:family="table-row">
      <style:table-row-properties style:use-optimal-row-height="false" style:row-height="0.18in"/>
    </style:style>
    <style:style style:name="TBL_0_14_row_26" style:family="table-row">
      <style:table-row-properties style:use-optimal-row-height="false" style:row-height="0.18in"/>
    </style:style>
    <style:style style:name="TBL_0_14_row_27" style:family="table-row">
      <style:table-row-properties style:use-optimal-row-height="false" style:row-height="0.18in"/>
    </style:style>
    <style:style style:name="TBL_0_14_row_28" style:family="table-row">
      <style:table-row-properties style:use-optimal-row-height="false" style:row-height="0.18in"/>
    </style:style>
    <style:style style:name="TBL_0_14_row_29" style:family="table-row">
      <style:table-row-properties style:use-optimal-row-height="false" style:row-height="0.18in"/>
    </style:style>
    <style:style style:name="TBL_0_14_row_30" style:family="table-row">
      <style:table-row-properties style:use-optimal-row-height="false" style:row-height="0.18in"/>
    </style:style>
    <style:style style:name="TBL_0_14_row_31" style:family="table-row">
      <style:table-row-properties style:use-optimal-row-height="false" style:row-height="0.18in"/>
    </style:style>
    <style:style style:name="TBL_0_14_row_32" style:family="table-row">
      <style:table-row-properties style:use-optimal-row-height="false" style:row-height="0.18in"/>
    </style:style>
    <style:style style:name="TBL_0_14_row_33" style:family="table-row">
      <style:table-row-properties style:use-optimal-row-height="false" style:row-height="0.18in"/>
    </style:style>
    <style:style style:name="TBL_0_14_row_34" style:family="table-row">
      <style:table-row-properties style:use-optimal-row-height="false" style:row-height="0.18in"/>
    </style:style>
    <style:style style:name="TBL_0_14_row_35" style:family="table-row">
      <style:table-row-properties style:use-optimal-row-height="false" style:row-height="0.18in"/>
    </style:style>
    <style:style style:name="TBL_0_14_row_36" style:family="table-row">
      <style:table-row-properties style:use-optimal-row-height="false" style:row-height="0.18in"/>
    </style:style>
    <style:style style:name="TBL_0_14_row_37" style:family="table-row">
      <style:table-row-properties style:use-optimal-row-height="false" style:row-height="0.18in"/>
    </style:style>
    <style:style style:name="TBL_0_14_row_38" style:family="table-row">
      <style:table-row-properties style:use-optimal-row-height="false" style:row-height="0.18in"/>
    </style:style>
    <style:style style:name="TBL_0_14_row_39" style:family="table-row">
      <style:table-row-properties style:use-optimal-row-height="false" style:row-height="0.18in"/>
    </style:style>
    <style:style style:name="TBL_0_14_row_40" style:family="table-row">
      <style:table-row-properties style:use-optimal-row-height="false" style:row-height="0.18in"/>
    </style:style>
    <style:style style:name="TBL_0_14_row_41" style:family="table-row">
      <style:table-row-properties style:use-optimal-row-height="false" style:row-height="0.18in"/>
    </style:style>
    <style:style style:name="TBL_0_14_row_42" style:family="table-row">
      <style:table-row-properties style:use-optimal-row-height="false" style:row-height="0.18in"/>
    </style:style>
    <style:style style:name="TBL_0_14_row_43" style:family="table-row">
      <style:table-row-properties style:use-optimal-row-height="false" style:row-height="0.18in"/>
    </style:style>
    <style:style style:name="TBL_0_15" style:master-page-name="master_0" style:family="table">
      <style:table-properties table:align="left" style:width="22.93in" fo:break-before="page"/>
    </style:style>
    <style:style style:name="TBL_0_15_col_0" style:family="table-column">
      <style:table-column-properties style:column-width="1.37in"/>
    </style:style>
    <style:style style:name="TBL_0_15_col_1" style:family="table-column">
      <style:table-column-properties style:column-width="3.45in"/>
    </style:style>
    <style:style style:name="TBL_0_15_col_2" style:family="table-column">
      <style:table-column-properties style:column-width="3.54in"/>
    </style:style>
    <style:style style:name="TBL_0_15_col_3" style:family="table-column">
      <style:table-column-properties style:column-width="5.23in"/>
    </style:style>
    <style:style style:name="TBL_0_15_col_4" style:family="table-column">
      <style:table-column-properties style:column-width="0.63in"/>
    </style:style>
    <style:style style:name="TBL_0_15_col_5" style:family="table-column">
      <style:table-column-properties style:column-width="0.91in"/>
    </style:style>
    <style:style style:name="TBL_0_15_col_6" style:family="table-column">
      <style:table-column-properties style:column-width="0.86in"/>
    </style:style>
    <style:style style:name="TBL_0_15_col_7" style:family="table-column">
      <style:table-column-properties style:column-width="0.56in"/>
    </style:style>
    <style:style style:name="TBL_0_15_col_8" style:family="table-column">
      <style:table-column-properties style:column-width="0.7in"/>
    </style:style>
    <style:style style:name="TBL_0_15_col_9" style:family="table-column">
      <style:table-column-properties style:column-width="0.66in"/>
    </style:style>
    <style:style style:name="TBL_0_15_col_10" style:family="table-column">
      <style:table-column-properties style:column-width="0.63in"/>
    </style:style>
    <style:style style:name="TBL_0_15_col_11" style:family="table-column">
      <style:table-column-properties style:column-width="0.61in"/>
    </style:style>
    <style:style style:name="TBL_0_15_col_12" style:family="table-column">
      <style:table-column-properties style:column-width="0.61in"/>
    </style:style>
    <style:style style:name="TBL_0_15_col_13" style:family="table-column">
      <style:table-column-properties style:column-width="0.66in"/>
    </style:style>
    <style:style style:name="TBL_0_15_col_14" style:family="table-column">
      <style:table-column-properties style:column-width="0.62in"/>
    </style:style>
    <style:style style:name="TBL_0_15_col_15" style:family="table-column">
      <style:table-column-properties style:column-width="0.65in"/>
    </style:style>
    <style:style style:name="TBL_0_15_col_16" style:family="table-column">
      <style:table-column-properties style:column-width="0.55in"/>
    </style:style>
    <style:style style:name="TBL_0_15_col_17" style:family="table-column">
      <style:table-column-properties style:column-width="0.59in"/>
    </style:style>
    <style:style style:name="TBL_0_15_row_0" style:family="table-row">
      <style:table-row-properties style:use-optimal-row-height="false" style:row-height="0.18in"/>
    </style:style>
    <style:style style:name="TBL_0_15_row_1" style:family="table-row">
      <style:table-row-properties style:use-optimal-row-height="false" style:row-height="0.18in"/>
    </style:style>
    <style:style style:name="TBL_0_15_row_2" style:family="table-row">
      <style:table-row-properties style:use-optimal-row-height="false" style:row-height="0.18in"/>
    </style:style>
    <style:style style:name="TBL_0_15_row_3" style:family="table-row">
      <style:table-row-properties style:use-optimal-row-height="false" style:row-height="0.18in"/>
    </style:style>
    <style:style style:name="TBL_0_15_row_4" style:family="table-row">
      <style:table-row-properties style:use-optimal-row-height="false" style:row-height="0.18in"/>
    </style:style>
    <style:style style:name="TBL_0_15_row_5" style:family="table-row">
      <style:table-row-properties style:use-optimal-row-height="false" style:row-height="0.18in"/>
    </style:style>
    <style:style style:name="TBL_0_15_row_6" style:family="table-row">
      <style:table-row-properties style:use-optimal-row-height="false" style:row-height="0.18in"/>
    </style:style>
    <style:style style:name="TBL_0_15_row_7" style:family="table-row">
      <style:table-row-properties style:use-optimal-row-height="false" style:row-height="0.18in"/>
    </style:style>
    <style:style style:name="TBL_0_15_row_8" style:family="table-row">
      <style:table-row-properties style:use-optimal-row-height="false" style:row-height="0.18in"/>
    </style:style>
    <style:style style:name="TBL_0_15_row_9" style:family="table-row">
      <style:table-row-properties style:use-optimal-row-height="false" style:row-height="0.18in"/>
    </style:style>
    <style:style style:name="TBL_0_15_row_10" style:family="table-row">
      <style:table-row-properties style:use-optimal-row-height="false" style:row-height="0.18in"/>
    </style:style>
    <style:style style:name="TBL_0_15_row_11" style:family="table-row">
      <style:table-row-properties style:use-optimal-row-height="false" style:row-height="0.18in"/>
    </style:style>
    <style:style style:name="TBL_0_15_row_12" style:family="table-row">
      <style:table-row-properties style:use-optimal-row-height="false" style:row-height="0.18in"/>
    </style:style>
    <style:style style:name="TBL_0_15_row_13" style:family="table-row">
      <style:table-row-properties style:use-optimal-row-height="false" style:row-height="0.18in"/>
    </style:style>
    <style:style style:name="TBL_0_15_row_14" style:family="table-row">
      <style:table-row-properties style:use-optimal-row-height="false" style:row-height="0.18in"/>
    </style:style>
    <style:style style:name="TBL_0_15_row_15" style:family="table-row">
      <style:table-row-properties style:use-optimal-row-height="false" style:row-height="0.18in"/>
    </style:style>
    <style:style style:name="TBL_0_15_row_16" style:family="table-row">
      <style:table-row-properties style:use-optimal-row-height="false" style:row-height="0.18in"/>
    </style:style>
    <style:style style:name="TBL_0_15_row_17" style:family="table-row">
      <style:table-row-properties style:use-optimal-row-height="false" style:row-height="0.18in"/>
    </style:style>
    <style:style style:name="TBL_0_15_row_18" style:family="table-row">
      <style:table-row-properties style:use-optimal-row-height="false" style:row-height="0.18in"/>
    </style:style>
    <style:style style:name="TBL_0_15_row_19" style:family="table-row">
      <style:table-row-properties style:use-optimal-row-height="false" style:row-height="0.18in"/>
    </style:style>
    <style:style style:name="TBL_0_15_row_20" style:family="table-row">
      <style:table-row-properties style:use-optimal-row-height="false" style:row-height="0.18in"/>
    </style:style>
    <style:style style:name="TBL_0_15_row_21" style:family="table-row">
      <style:table-row-properties style:use-optimal-row-height="false" style:row-height="0.18in"/>
    </style:style>
    <style:style style:name="TBL_0_15_row_22" style:family="table-row">
      <style:table-row-properties style:use-optimal-row-height="false" style:row-height="0.18in"/>
    </style:style>
    <style:style style:name="TBL_0_15_row_23" style:family="table-row">
      <style:table-row-properties style:use-optimal-row-height="false" style:row-height="0.18in"/>
    </style:style>
    <style:style style:name="TBL_0_15_row_24" style:family="table-row">
      <style:table-row-properties style:use-optimal-row-height="false" style:row-height="0.18in"/>
    </style:style>
    <style:style style:name="TBL_0_15_row_25" style:family="table-row">
      <style:table-row-properties style:use-optimal-row-height="false" style:row-height="0.18in"/>
    </style:style>
    <style:style style:name="TBL_0_15_row_26" style:family="table-row">
      <style:table-row-properties style:use-optimal-row-height="false" style:row-height="0.18in"/>
    </style:style>
    <style:style style:name="TBL_0_15_row_27" style:family="table-row">
      <style:table-row-properties style:use-optimal-row-height="false" style:row-height="0.18in"/>
    </style:style>
    <style:style style:name="TBL_0_15_row_28" style:family="table-row">
      <style:table-row-properties style:use-optimal-row-height="false" style:row-height="0.18in"/>
    </style:style>
    <style:style style:name="TBL_0_15_row_29" style:family="table-row">
      <style:table-row-properties style:use-optimal-row-height="false" style:row-height="0.18in"/>
    </style:style>
    <style:style style:name="TBL_0_15_row_30" style:family="table-row">
      <style:table-row-properties style:use-optimal-row-height="false" style:row-height="0.18in"/>
    </style:style>
    <style:style style:name="TBL_0_15_row_31" style:family="table-row">
      <style:table-row-properties style:use-optimal-row-height="false" style:row-height="0.18in"/>
    </style:style>
    <style:style style:name="TBL_0_15_row_32" style:family="table-row">
      <style:table-row-properties style:use-optimal-row-height="false" style:row-height="0.18in"/>
    </style:style>
    <style:style style:name="TBL_0_15_row_33" style:family="table-row">
      <style:table-row-properties style:use-optimal-row-height="false" style:row-height="0.18in"/>
    </style:style>
    <style:style style:name="TBL_0_15_row_34" style:family="table-row">
      <style:table-row-properties style:use-optimal-row-height="false" style:row-height="0.18in"/>
    </style:style>
    <style:style style:name="TBL_0_15_row_35" style:family="table-row">
      <style:table-row-properties style:use-optimal-row-height="false" style:row-height="0.18in"/>
    </style:style>
    <style:style style:name="TBL_0_15_row_36" style:family="table-row">
      <style:table-row-properties style:use-optimal-row-height="false" style:row-height="0.18in"/>
    </style:style>
    <style:style style:name="TBL_0_15_row_37" style:family="table-row">
      <style:table-row-properties style:use-optimal-row-height="false" style:row-height="0.18in"/>
    </style:style>
    <style:style style:name="TBL_0_15_row_38" style:family="table-row">
      <style:table-row-properties style:use-optimal-row-height="false" style:row-height="0.18in"/>
    </style:style>
    <style:style style:name="TBL_0_15_row_39" style:family="table-row">
      <style:table-row-properties style:use-optimal-row-height="false" style:row-height="0.18in"/>
    </style:style>
    <style:style style:name="TBL_0_15_row_40" style:family="table-row">
      <style:table-row-properties style:use-optimal-row-height="false" style:row-height="0.18in"/>
    </style:style>
    <style:style style:name="TBL_0_15_row_41" style:family="table-row">
      <style:table-row-properties style:use-optimal-row-height="false" style:row-height="0.18in"/>
    </style:style>
    <style:style style:name="TBL_0_15_row_42" style:family="table-row">
      <style:table-row-properties style:use-optimal-row-height="false" style:row-height="0.18in"/>
    </style:style>
    <style:style style:name="TBL_0_15_row_43" style:family="table-row">
      <style:table-row-properties style:use-optimal-row-height="false" style:row-height="0.18in"/>
    </style:style>
    <style:style style:name="TBL_0_16" style:master-page-name="master_0" style:family="table">
      <style:table-properties table:align="left" style:width="22.93in" fo:break-before="page"/>
    </style:style>
    <style:style style:name="TBL_0_16_col_0" style:family="table-column">
      <style:table-column-properties style:column-width="1.37in"/>
    </style:style>
    <style:style style:name="TBL_0_16_col_1" style:family="table-column">
      <style:table-column-properties style:column-width="3.45in"/>
    </style:style>
    <style:style style:name="TBL_0_16_col_2" style:family="table-column">
      <style:table-column-properties style:column-width="3.54in"/>
    </style:style>
    <style:style style:name="TBL_0_16_col_3" style:family="table-column">
      <style:table-column-properties style:column-width="5.23in"/>
    </style:style>
    <style:style style:name="TBL_0_16_col_4" style:family="table-column">
      <style:table-column-properties style:column-width="0.63in"/>
    </style:style>
    <style:style style:name="TBL_0_16_col_5" style:family="table-column">
      <style:table-column-properties style:column-width="0.91in"/>
    </style:style>
    <style:style style:name="TBL_0_16_col_6" style:family="table-column">
      <style:table-column-properties style:column-width="0.86in"/>
    </style:style>
    <style:style style:name="TBL_0_16_col_7" style:family="table-column">
      <style:table-column-properties style:column-width="0.56in"/>
    </style:style>
    <style:style style:name="TBL_0_16_col_8" style:family="table-column">
      <style:table-column-properties style:column-width="0.7in"/>
    </style:style>
    <style:style style:name="TBL_0_16_col_9" style:family="table-column">
      <style:table-column-properties style:column-width="0.66in"/>
    </style:style>
    <style:style style:name="TBL_0_16_col_10" style:family="table-column">
      <style:table-column-properties style:column-width="0.63in"/>
    </style:style>
    <style:style style:name="TBL_0_16_col_11" style:family="table-column">
      <style:table-column-properties style:column-width="0.61in"/>
    </style:style>
    <style:style style:name="TBL_0_16_col_12" style:family="table-column">
      <style:table-column-properties style:column-width="0.61in"/>
    </style:style>
    <style:style style:name="TBL_0_16_col_13" style:family="table-column">
      <style:table-column-properties style:column-width="0.66in"/>
    </style:style>
    <style:style style:name="TBL_0_16_col_14" style:family="table-column">
      <style:table-column-properties style:column-width="0.62in"/>
    </style:style>
    <style:style style:name="TBL_0_16_col_15" style:family="table-column">
      <style:table-column-properties style:column-width="0.65in"/>
    </style:style>
    <style:style style:name="TBL_0_16_col_16" style:family="table-column">
      <style:table-column-properties style:column-width="0.55in"/>
    </style:style>
    <style:style style:name="TBL_0_16_col_17" style:family="table-column">
      <style:table-column-properties style:column-width="0.59in"/>
    </style:style>
    <style:style style:name="TBL_0_16_row_0" style:family="table-row">
      <style:table-row-properties style:use-optimal-row-height="false" style:row-height="0.18in"/>
    </style:style>
    <style:style style:name="TBL_0_16_row_1" style:family="table-row">
      <style:table-row-properties style:use-optimal-row-height="false" style:row-height="0.18in"/>
    </style:style>
    <style:style style:name="TBL_0_16_row_2" style:family="table-row">
      <style:table-row-properties style:use-optimal-row-height="false" style:row-height="0.18in"/>
    </style:style>
    <style:style style:name="TBL_0_16_row_3" style:family="table-row">
      <style:table-row-properties style:use-optimal-row-height="false" style:row-height="0.18in"/>
    </style:style>
    <style:style style:name="TBL_0_16_row_4" style:family="table-row">
      <style:table-row-properties style:use-optimal-row-height="false" style:row-height="0.18in"/>
    </style:style>
    <style:style style:name="TBL_0_16_row_5" style:family="table-row">
      <style:table-row-properties style:use-optimal-row-height="false" style:row-height="0.18in"/>
    </style:style>
    <style:style style:name="TBL_0_16_row_6" style:family="table-row">
      <style:table-row-properties style:use-optimal-row-height="false" style:row-height="0.18in"/>
    </style:style>
    <style:style style:name="TBL_0_16_row_7" style:family="table-row">
      <style:table-row-properties style:use-optimal-row-height="false" style:row-height="0.18in"/>
    </style:style>
    <style:style style:name="TBL_0_16_row_8" style:family="table-row">
      <style:table-row-properties style:use-optimal-row-height="false" style:row-height="0.18in"/>
    </style:style>
    <style:style style:name="TBL_0_16_row_9" style:family="table-row">
      <style:table-row-properties style:use-optimal-row-height="false" style:row-height="0.18in"/>
    </style:style>
    <style:style style:name="TBL_0_16_row_10" style:family="table-row">
      <style:table-row-properties style:use-optimal-row-height="false" style:row-height="0.18in"/>
    </style:style>
    <style:style style:name="TBL_0_16_row_11" style:family="table-row">
      <style:table-row-properties style:use-optimal-row-height="false" style:row-height="0.18in"/>
    </style:style>
    <style:style style:name="TBL_0_16_row_12" style:family="table-row">
      <style:table-row-properties style:use-optimal-row-height="false" style:row-height="0.18in"/>
    </style:style>
    <style:style style:name="TBL_0_16_row_13" style:family="table-row">
      <style:table-row-properties style:use-optimal-row-height="false" style:row-height="0.18in"/>
    </style:style>
    <style:style style:name="TBL_0_16_row_14" style:family="table-row">
      <style:table-row-properties style:use-optimal-row-height="false" style:row-height="0.18in"/>
    </style:style>
    <style:style style:name="TBL_0_16_row_15" style:family="table-row">
      <style:table-row-properties style:use-optimal-row-height="false" style:row-height="0.18in"/>
    </style:style>
    <style:style style:name="TBL_0_16_row_16" style:family="table-row">
      <style:table-row-properties style:use-optimal-row-height="false" style:row-height="0.18in"/>
    </style:style>
    <style:style style:name="TBL_0_16_row_17" style:family="table-row">
      <style:table-row-properties style:use-optimal-row-height="false" style:row-height="0.18in"/>
    </style:style>
    <style:style style:name="TBL_0_16_row_18" style:family="table-row">
      <style:table-row-properties style:use-optimal-row-height="false" style:row-height="0.18in"/>
    </style:style>
    <style:style style:name="TBL_0_16_row_19" style:family="table-row">
      <style:table-row-properties style:use-optimal-row-height="false" style:row-height="0.18in"/>
    </style:style>
    <style:style style:name="TBL_0_16_row_20" style:family="table-row">
      <style:table-row-properties style:use-optimal-row-height="false" style:row-height="0.18in"/>
    </style:style>
    <style:style style:name="TBL_0_16_row_21" style:family="table-row">
      <style:table-row-properties style:use-optimal-row-height="false" style:row-height="0.18in"/>
    </style:style>
    <style:style style:name="TBL_0_16_row_22" style:family="table-row">
      <style:table-row-properties style:use-optimal-row-height="false" style:row-height="0.18in"/>
    </style:style>
    <style:style style:name="TBL_0_16_row_23" style:family="table-row">
      <style:table-row-properties style:use-optimal-row-height="false" style:row-height="0.18in"/>
    </style:style>
    <style:style style:name="TBL_0_16_row_24" style:family="table-row">
      <style:table-row-properties style:use-optimal-row-height="false" style:row-height="0.18in"/>
    </style:style>
    <style:style style:name="TBL_0_16_row_25" style:family="table-row">
      <style:table-row-properties style:use-optimal-row-height="false" style:row-height="0.18in"/>
    </style:style>
    <style:style style:name="TBL_0_16_row_26" style:family="table-row">
      <style:table-row-properties style:use-optimal-row-height="false" style:row-height="0.18in"/>
    </style:style>
    <style:style style:name="TBL_0_16_row_27" style:family="table-row">
      <style:table-row-properties style:use-optimal-row-height="false" style:row-height="0.18in"/>
    </style:style>
    <style:style style:name="TBL_0_16_row_28" style:family="table-row">
      <style:table-row-properties style:use-optimal-row-height="false" style:row-height="0.18in"/>
    </style:style>
    <style:style style:name="TBL_0_16_row_29" style:family="table-row">
      <style:table-row-properties style:use-optimal-row-height="false" style:row-height="0.18in"/>
    </style:style>
    <style:style style:name="TBL_0_16_row_30" style:family="table-row">
      <style:table-row-properties style:use-optimal-row-height="false" style:row-height="0.18in"/>
    </style:style>
    <style:style style:name="TBL_0_16_row_31" style:family="table-row">
      <style:table-row-properties style:use-optimal-row-height="false" style:row-height="0.18in"/>
    </style:style>
    <style:style style:name="TBL_0_16_row_32" style:family="table-row">
      <style:table-row-properties style:use-optimal-row-height="false" style:row-height="0.18in"/>
    </style:style>
    <style:style style:name="TBL_0_16_row_33" style:family="table-row">
      <style:table-row-properties style:use-optimal-row-height="false" style:row-height="0.18in"/>
    </style:style>
    <style:style style:name="TBL_0_16_row_34" style:family="table-row">
      <style:table-row-properties style:use-optimal-row-height="false" style:row-height="0.18in"/>
    </style:style>
    <style:style style:name="TBL_0_16_row_35" style:family="table-row">
      <style:table-row-properties style:use-optimal-row-height="false" style:row-height="0.18in"/>
    </style:style>
    <style:style style:name="TBL_0_16_row_36" style:family="table-row">
      <style:table-row-properties style:use-optimal-row-height="false" style:row-height="0.18in"/>
    </style:style>
    <style:style style:name="TBL_0_16_row_37" style:family="table-row">
      <style:table-row-properties style:use-optimal-row-height="false" style:row-height="0.18in"/>
    </style:style>
    <style:style style:name="TBL_0_16_row_38" style:family="table-row">
      <style:table-row-properties style:use-optimal-row-height="false" style:row-height="0.18in"/>
    </style:style>
    <style:style style:name="TBL_0_16_row_39" style:family="table-row">
      <style:table-row-properties style:use-optimal-row-height="false" style:row-height="0.18in"/>
    </style:style>
    <style:style style:name="TBL_0_16_row_40" style:family="table-row">
      <style:table-row-properties style:use-optimal-row-height="false" style:row-height="0.18in"/>
    </style:style>
    <style:style style:name="TBL_0_16_row_41" style:family="table-row">
      <style:table-row-properties style:use-optimal-row-height="false" style:row-height="0.18in"/>
    </style:style>
    <style:style style:name="TBL_0_16_row_42" style:family="table-row">
      <style:table-row-properties style:use-optimal-row-height="false" style:row-height="0.18in"/>
    </style:style>
    <style:style style:name="TBL_0_16_row_43" style:family="table-row">
      <style:table-row-properties style:use-optimal-row-height="false" style:row-height="0.18in"/>
    </style:style>
    <style:style style:name="TBL_0_17" style:master-page-name="master_0" style:family="table">
      <style:table-properties table:align="left" style:width="22.93in" fo:break-before="page"/>
    </style:style>
    <style:style style:name="TBL_0_17_col_0" style:family="table-column">
      <style:table-column-properties style:column-width="1.37in"/>
    </style:style>
    <style:style style:name="TBL_0_17_col_1" style:family="table-column">
      <style:table-column-properties style:column-width="3.45in"/>
    </style:style>
    <style:style style:name="TBL_0_17_col_2" style:family="table-column">
      <style:table-column-properties style:column-width="3.54in"/>
    </style:style>
    <style:style style:name="TBL_0_17_col_3" style:family="table-column">
      <style:table-column-properties style:column-width="5.23in"/>
    </style:style>
    <style:style style:name="TBL_0_17_col_4" style:family="table-column">
      <style:table-column-properties style:column-width="0.63in"/>
    </style:style>
    <style:style style:name="TBL_0_17_col_5" style:family="table-column">
      <style:table-column-properties style:column-width="0.91in"/>
    </style:style>
    <style:style style:name="TBL_0_17_col_6" style:family="table-column">
      <style:table-column-properties style:column-width="0.86in"/>
    </style:style>
    <style:style style:name="TBL_0_17_col_7" style:family="table-column">
      <style:table-column-properties style:column-width="0.56in"/>
    </style:style>
    <style:style style:name="TBL_0_17_col_8" style:family="table-column">
      <style:table-column-properties style:column-width="0.7in"/>
    </style:style>
    <style:style style:name="TBL_0_17_col_9" style:family="table-column">
      <style:table-column-properties style:column-width="0.66in"/>
    </style:style>
    <style:style style:name="TBL_0_17_col_10" style:family="table-column">
      <style:table-column-properties style:column-width="0.63in"/>
    </style:style>
    <style:style style:name="TBL_0_17_col_11" style:family="table-column">
      <style:table-column-properties style:column-width="0.61in"/>
    </style:style>
    <style:style style:name="TBL_0_17_col_12" style:family="table-column">
      <style:table-column-properties style:column-width="0.61in"/>
    </style:style>
    <style:style style:name="TBL_0_17_col_13" style:family="table-column">
      <style:table-column-properties style:column-width="0.66in"/>
    </style:style>
    <style:style style:name="TBL_0_17_col_14" style:family="table-column">
      <style:table-column-properties style:column-width="0.62in"/>
    </style:style>
    <style:style style:name="TBL_0_17_col_15" style:family="table-column">
      <style:table-column-properties style:column-width="0.65in"/>
    </style:style>
    <style:style style:name="TBL_0_17_col_16" style:family="table-column">
      <style:table-column-properties style:column-width="0.55in"/>
    </style:style>
    <style:style style:name="TBL_0_17_col_17" style:family="table-column">
      <style:table-column-properties style:column-width="0.59in"/>
    </style:style>
    <style:style style:name="TBL_0_17_row_0" style:family="table-row">
      <style:table-row-properties style:use-optimal-row-height="false" style:row-height="0.18in"/>
    </style:style>
    <style:style style:name="TBL_0_17_row_1" style:family="table-row">
      <style:table-row-properties style:use-optimal-row-height="false" style:row-height="0.18in"/>
    </style:style>
    <style:style style:name="TBL_0_17_row_2" style:family="table-row">
      <style:table-row-properties style:use-optimal-row-height="false" style:row-height="0.18in"/>
    </style:style>
    <style:style style:name="TBL_0_17_row_3" style:family="table-row">
      <style:table-row-properties style:use-optimal-row-height="false" style:row-height="0.18in"/>
    </style:style>
    <style:style style:name="TBL_0_17_row_4" style:family="table-row">
      <style:table-row-properties style:use-optimal-row-height="false" style:row-height="0.18in"/>
    </style:style>
    <style:style style:name="TBL_0_17_row_5" style:family="table-row">
      <style:table-row-properties style:use-optimal-row-height="false" style:row-height="0.18in"/>
    </style:style>
    <style:style style:name="TBL_0_17_row_6" style:family="table-row">
      <style:table-row-properties style:use-optimal-row-height="false" style:row-height="0.18in"/>
    </style:style>
    <style:style style:name="TBL_0_17_row_7" style:family="table-row">
      <style:table-row-properties style:use-optimal-row-height="false" style:row-height="0.18in"/>
    </style:style>
    <style:style style:name="TBL_0_17_row_8" style:family="table-row">
      <style:table-row-properties style:use-optimal-row-height="false" style:row-height="0.18in"/>
    </style:style>
    <style:style style:name="TBL_0_17_row_9" style:family="table-row">
      <style:table-row-properties style:use-optimal-row-height="false" style:row-height="0.18in"/>
    </style:style>
    <style:style style:name="TBL_0_17_row_10" style:family="table-row">
      <style:table-row-properties style:use-optimal-row-height="false" style:row-height="0.18in"/>
    </style:style>
    <style:style style:name="TBL_0_17_row_11" style:family="table-row">
      <style:table-row-properties style:use-optimal-row-height="false" style:row-height="0.18in"/>
    </style:style>
    <style:style style:name="TBL_0_17_row_12" style:family="table-row">
      <style:table-row-properties style:use-optimal-row-height="false" style:row-height="0.18in"/>
    </style:style>
    <style:style style:name="TBL_0_17_row_13" style:family="table-row">
      <style:table-row-properties style:use-optimal-row-height="false" style:row-height="0.18in"/>
    </style:style>
    <style:style style:name="TBL_0_17_row_14" style:family="table-row">
      <style:table-row-properties style:use-optimal-row-height="false" style:row-height="0.18in"/>
    </style:style>
    <style:style style:name="TBL_0_17_row_15" style:family="table-row">
      <style:table-row-properties style:use-optimal-row-height="false" style:row-height="0.18in"/>
    </style:style>
    <style:style style:name="TBL_0_17_row_16" style:family="table-row">
      <style:table-row-properties style:use-optimal-row-height="false" style:row-height="0.18in"/>
    </style:style>
    <style:style style:name="TBL_0_17_row_17" style:family="table-row">
      <style:table-row-properties style:use-optimal-row-height="false" style:row-height="0.18in"/>
    </style:style>
    <style:style style:name="TBL_0_17_row_18" style:family="table-row">
      <style:table-row-properties style:use-optimal-row-height="false" style:row-height="0.18in"/>
    </style:style>
    <style:style style:name="TBL_0_17_row_19" style:family="table-row">
      <style:table-row-properties style:use-optimal-row-height="false" style:row-height="0.18in"/>
    </style:style>
    <style:style style:name="TBL_0_17_row_20" style:family="table-row">
      <style:table-row-properties style:use-optimal-row-height="false" style:row-height="0.18in"/>
    </style:style>
    <style:style style:name="TBL_0_17_row_21" style:family="table-row">
      <style:table-row-properties style:use-optimal-row-height="false" style:row-height="0.18in"/>
    </style:style>
    <style:style style:name="TBL_0_17_row_22" style:family="table-row">
      <style:table-row-properties style:use-optimal-row-height="false" style:row-height="0.18in"/>
    </style:style>
    <style:style style:name="TBL_0_17_row_23" style:family="table-row">
      <style:table-row-properties style:use-optimal-row-height="false" style:row-height="0.18in"/>
    </style:style>
    <style:style style:name="TBL_0_17_row_24" style:family="table-row">
      <style:table-row-properties style:use-optimal-row-height="false" style:row-height="0.18in"/>
    </style:style>
    <style:style style:name="TBL_0_17_row_25" style:family="table-row">
      <style:table-row-properties style:use-optimal-row-height="false" style:row-height="0.18in"/>
    </style:style>
    <style:style style:name="TBL_0_17_row_26" style:family="table-row">
      <style:table-row-properties style:use-optimal-row-height="false" style:row-height="0.18in"/>
    </style:style>
    <style:style style:name="TBL_0_17_row_27" style:family="table-row">
      <style:table-row-properties style:use-optimal-row-height="false" style:row-height="0.18in"/>
    </style:style>
    <style:style style:name="TBL_0_17_row_28" style:family="table-row">
      <style:table-row-properties style:use-optimal-row-height="false" style:row-height="0.18in"/>
    </style:style>
    <style:style style:name="TBL_0_17_row_29" style:family="table-row">
      <style:table-row-properties style:use-optimal-row-height="false" style:row-height="0.18in"/>
    </style:style>
    <style:style style:name="TBL_0_17_row_30" style:family="table-row">
      <style:table-row-properties style:use-optimal-row-height="false" style:row-height="0.18in"/>
    </style:style>
    <style:style style:name="TBL_0_17_row_31" style:family="table-row">
      <style:table-row-properties style:use-optimal-row-height="false" style:row-height="0.18in"/>
    </style:style>
    <style:style style:name="TBL_0_17_row_32" style:family="table-row">
      <style:table-row-properties style:use-optimal-row-height="false" style:row-height="0.18in"/>
    </style:style>
    <style:style style:name="TBL_0_17_row_33" style:family="table-row">
      <style:table-row-properties style:use-optimal-row-height="false" style:row-height="0.18in"/>
    </style:style>
    <style:style style:name="TBL_0_17_row_34" style:family="table-row">
      <style:table-row-properties style:use-optimal-row-height="false" style:row-height="0.18in"/>
    </style:style>
    <style:style style:name="TBL_0_17_row_35" style:family="table-row">
      <style:table-row-properties style:use-optimal-row-height="false" style:row-height="0.18in"/>
    </style:style>
    <style:style style:name="TBL_0_17_row_36" style:family="table-row">
      <style:table-row-properties style:use-optimal-row-height="false" style:row-height="0.18in"/>
    </style:style>
    <style:style style:name="TBL_0_17_row_37" style:family="table-row">
      <style:table-row-properties style:use-optimal-row-height="false" style:row-height="0.18in"/>
    </style:style>
    <style:style style:name="TBL_0_17_row_38" style:family="table-row">
      <style:table-row-properties style:use-optimal-row-height="false" style:row-height="0.18in"/>
    </style:style>
    <style:style style:name="TBL_0_17_row_39" style:family="table-row">
      <style:table-row-properties style:use-optimal-row-height="false" style:row-height="0.18in"/>
    </style:style>
    <style:style style:name="TBL_0_17_row_40" style:family="table-row">
      <style:table-row-properties style:use-optimal-row-height="false" style:row-height="0.18in"/>
    </style:style>
    <style:style style:name="TBL_0_17_row_41" style:family="table-row">
      <style:table-row-properties style:use-optimal-row-height="false" style:row-height="0.18in"/>
    </style:style>
    <style:style style:name="TBL_0_17_row_42" style:family="table-row">
      <style:table-row-properties style:use-optimal-row-height="false" style:row-height="0.18in"/>
    </style:style>
    <style:style style:name="TBL_0_17_row_43" style:family="table-row">
      <style:table-row-properties style:use-optimal-row-height="false" style:row-height="0.18in"/>
    </style:style>
    <style:style style:name="TBL_0_18" style:master-page-name="master_0" style:family="table">
      <style:table-properties table:align="left" style:width="22.93in" fo:break-before="page"/>
    </style:style>
    <style:style style:name="TBL_0_18_col_0" style:family="table-column">
      <style:table-column-properties style:column-width="1.37in"/>
    </style:style>
    <style:style style:name="TBL_0_18_col_1" style:family="table-column">
      <style:table-column-properties style:column-width="3.45in"/>
    </style:style>
    <style:style style:name="TBL_0_18_col_2" style:family="table-column">
      <style:table-column-properties style:column-width="3.54in"/>
    </style:style>
    <style:style style:name="TBL_0_18_col_3" style:family="table-column">
      <style:table-column-properties style:column-width="5.23in"/>
    </style:style>
    <style:style style:name="TBL_0_18_col_4" style:family="table-column">
      <style:table-column-properties style:column-width="0.63in"/>
    </style:style>
    <style:style style:name="TBL_0_18_col_5" style:family="table-column">
      <style:table-column-properties style:column-width="0.91in"/>
    </style:style>
    <style:style style:name="TBL_0_18_col_6" style:family="table-column">
      <style:table-column-properties style:column-width="0.86in"/>
    </style:style>
    <style:style style:name="TBL_0_18_col_7" style:family="table-column">
      <style:table-column-properties style:column-width="0.56in"/>
    </style:style>
    <style:style style:name="TBL_0_18_col_8" style:family="table-column">
      <style:table-column-properties style:column-width="0.7in"/>
    </style:style>
    <style:style style:name="TBL_0_18_col_9" style:family="table-column">
      <style:table-column-properties style:column-width="0.66in"/>
    </style:style>
    <style:style style:name="TBL_0_18_col_10" style:family="table-column">
      <style:table-column-properties style:column-width="0.63in"/>
    </style:style>
    <style:style style:name="TBL_0_18_col_11" style:family="table-column">
      <style:table-column-properties style:column-width="0.61in"/>
    </style:style>
    <style:style style:name="TBL_0_18_col_12" style:family="table-column">
      <style:table-column-properties style:column-width="0.61in"/>
    </style:style>
    <style:style style:name="TBL_0_18_col_13" style:family="table-column">
      <style:table-column-properties style:column-width="0.66in"/>
    </style:style>
    <style:style style:name="TBL_0_18_col_14" style:family="table-column">
      <style:table-column-properties style:column-width="0.62in"/>
    </style:style>
    <style:style style:name="TBL_0_18_col_15" style:family="table-column">
      <style:table-column-properties style:column-width="0.65in"/>
    </style:style>
    <style:style style:name="TBL_0_18_col_16" style:family="table-column">
      <style:table-column-properties style:column-width="0.55in"/>
    </style:style>
    <style:style style:name="TBL_0_18_col_17" style:family="table-column">
      <style:table-column-properties style:column-width="0.59in"/>
    </style:style>
    <style:style style:name="TBL_0_18_row_0" style:family="table-row">
      <style:table-row-properties style:use-optimal-row-height="false" style:row-height="0.18in"/>
    </style:style>
    <style:style style:name="TBL_0_18_row_1" style:family="table-row">
      <style:table-row-properties style:use-optimal-row-height="false" style:row-height="0.18in"/>
    </style:style>
    <style:style style:name="TBL_0_18_row_2" style:family="table-row">
      <style:table-row-properties style:use-optimal-row-height="false" style:row-height="0.18in"/>
    </style:style>
    <style:style style:name="TBL_0_18_row_3" style:family="table-row">
      <style:table-row-properties style:use-optimal-row-height="false" style:row-height="0.18in"/>
    </style:style>
    <style:style style:name="TBL_0_18_row_4" style:family="table-row">
      <style:table-row-properties style:use-optimal-row-height="false" style:row-height="0.18in"/>
    </style:style>
    <style:style style:name="TBL_0_18_row_5" style:family="table-row">
      <style:table-row-properties style:use-optimal-row-height="false" style:row-height="0.18in"/>
    </style:style>
    <style:style style:name="TBL_0_18_row_6" style:family="table-row">
      <style:table-row-properties style:use-optimal-row-height="false" style:row-height="0.18in"/>
    </style:style>
    <style:style style:name="TBL_0_18_row_7" style:family="table-row">
      <style:table-row-properties style:use-optimal-row-height="false" style:row-height="0.18in"/>
    </style:style>
    <style:style style:name="TBL_0_18_row_8" style:family="table-row">
      <style:table-row-properties style:use-optimal-row-height="false" style:row-height="0.18in"/>
    </style:style>
    <style:style style:name="TBL_0_18_row_9" style:family="table-row">
      <style:table-row-properties style:use-optimal-row-height="false" style:row-height="0.18in"/>
    </style:style>
    <style:style style:name="TBL_0_18_row_10" style:family="table-row">
      <style:table-row-properties style:use-optimal-row-height="false" style:row-height="0.18in"/>
    </style:style>
    <style:style style:name="TBL_0_18_row_11" style:family="table-row">
      <style:table-row-properties style:use-optimal-row-height="false" style:row-height="0.18in"/>
    </style:style>
    <style:style style:name="TBL_0_18_row_12" style:family="table-row">
      <style:table-row-properties style:use-optimal-row-height="false" style:row-height="0.18in"/>
    </style:style>
    <style:style style:name="TBL_0_18_row_13" style:family="table-row">
      <style:table-row-properties style:use-optimal-row-height="false" style:row-height="0.18in"/>
    </style:style>
    <style:style style:name="TBL_0_18_row_14" style:family="table-row">
      <style:table-row-properties style:use-optimal-row-height="false" style:row-height="0.18in"/>
    </style:style>
    <style:style style:name="TBL_0_18_row_15" style:family="table-row">
      <style:table-row-properties style:use-optimal-row-height="false" style:row-height="0.18in"/>
    </style:style>
    <style:style style:name="TBL_0_18_row_16" style:family="table-row">
      <style:table-row-properties style:use-optimal-row-height="false" style:row-height="0.18in"/>
    </style:style>
    <style:style style:name="TBL_0_18_row_17" style:family="table-row">
      <style:table-row-properties style:use-optimal-row-height="false" style:row-height="0.18in"/>
    </style:style>
    <style:style style:name="TBL_0_18_row_18" style:family="table-row">
      <style:table-row-properties style:use-optimal-row-height="false" style:row-height="0.18in"/>
    </style:style>
    <style:style style:name="TBL_0_18_row_19" style:family="table-row">
      <style:table-row-properties style:use-optimal-row-height="false" style:row-height="0.18in"/>
    </style:style>
    <style:style style:name="TBL_0_18_row_20" style:family="table-row">
      <style:table-row-properties style:use-optimal-row-height="false" style:row-height="0.18in"/>
    </style:style>
    <style:style style:name="TBL_0_18_row_21" style:family="table-row">
      <style:table-row-properties style:use-optimal-row-height="false" style:row-height="0.18in"/>
    </style:style>
    <style:style style:name="TBL_0_18_row_22" style:family="table-row">
      <style:table-row-properties style:use-optimal-row-height="false" style:row-height="0.18in"/>
    </style:style>
    <style:style style:name="TBL_0_18_row_23" style:family="table-row">
      <style:table-row-properties style:use-optimal-row-height="false" style:row-height="0.18in"/>
    </style:style>
    <style:style style:name="TBL_0_18_row_24" style:family="table-row">
      <style:table-row-properties style:use-optimal-row-height="false" style:row-height="0.18in"/>
    </style:style>
    <style:style style:name="TBL_0_18_row_25" style:family="table-row">
      <style:table-row-properties style:use-optimal-row-height="false" style:row-height="0.18in"/>
    </style:style>
    <style:style style:name="TBL_0_18_row_26" style:family="table-row">
      <style:table-row-properties style:use-optimal-row-height="false" style:row-height="0.18in"/>
    </style:style>
    <style:style style:name="TBL_0_18_row_27" style:family="table-row">
      <style:table-row-properties style:use-optimal-row-height="false" style:row-height="0.18in"/>
    </style:style>
    <style:style style:name="TBL_0_18_row_28" style:family="table-row">
      <style:table-row-properties style:use-optimal-row-height="false" style:row-height="0.18in"/>
    </style:style>
    <style:style style:name="TBL_0_18_row_29" style:family="table-row">
      <style:table-row-properties style:use-optimal-row-height="false" style:row-height="0.18in"/>
    </style:style>
    <style:style style:name="TBL_0_18_row_30" style:family="table-row">
      <style:table-row-properties style:use-optimal-row-height="false" style:row-height="0.18in"/>
    </style:style>
    <style:style style:name="TBL_0_18_row_31" style:family="table-row">
      <style:table-row-properties style:use-optimal-row-height="false" style:row-height="0.18in"/>
    </style:style>
    <style:style style:name="TBL_0_18_row_32" style:family="table-row">
      <style:table-row-properties style:use-optimal-row-height="false" style:row-height="0.18in"/>
    </style:style>
    <style:style style:name="TBL_0_18_row_33" style:family="table-row">
      <style:table-row-properties style:use-optimal-row-height="false" style:row-height="0.18in"/>
    </style:style>
    <style:style style:name="TBL_0_18_row_34" style:family="table-row">
      <style:table-row-properties style:use-optimal-row-height="false" style:row-height="0.18in"/>
    </style:style>
    <style:style style:name="TBL_0_18_row_35" style:family="table-row">
      <style:table-row-properties style:use-optimal-row-height="false" style:row-height="0.18in"/>
    </style:style>
    <style:style style:name="TBL_0_18_row_36" style:family="table-row">
      <style:table-row-properties style:use-optimal-row-height="false" style:row-height="0.18in"/>
    </style:style>
    <style:style style:name="TBL_0_18_row_37" style:family="table-row">
      <style:table-row-properties style:use-optimal-row-height="false" style:row-height="0.18in"/>
    </style:style>
    <style:style style:name="TBL_0_18_row_38" style:family="table-row">
      <style:table-row-properties style:use-optimal-row-height="false" style:row-height="0.18in"/>
    </style:style>
    <style:style style:name="TBL_0_18_row_39" style:family="table-row">
      <style:table-row-properties style:use-optimal-row-height="false" style:row-height="0.18in"/>
    </style:style>
    <style:style style:name="TBL_0_18_row_40" style:family="table-row">
      <style:table-row-properties style:use-optimal-row-height="false" style:row-height="0.18in"/>
    </style:style>
    <style:style style:name="TBL_0_18_row_41" style:family="table-row">
      <style:table-row-properties style:use-optimal-row-height="false" style:row-height="0.18in"/>
    </style:style>
    <style:style style:name="TBL_0_18_row_42" style:family="table-row">
      <style:table-row-properties style:use-optimal-row-height="false" style:row-height="0.18in"/>
    </style:style>
    <style:style style:name="TBL_0_18_row_43" style:family="table-row">
      <style:table-row-properties style:use-optimal-row-height="false" style:row-height="0.18in"/>
    </style:style>
    <style:style style:name="TBL_0_19" style:master-page-name="master_0" style:family="table">
      <style:table-properties table:align="left" style:width="22.93in" fo:break-before="page"/>
    </style:style>
    <style:style style:name="TBL_0_19_col_0" style:family="table-column">
      <style:table-column-properties style:column-width="1.37in"/>
    </style:style>
    <style:style style:name="TBL_0_19_col_1" style:family="table-column">
      <style:table-column-properties style:column-width="3.45in"/>
    </style:style>
    <style:style style:name="TBL_0_19_col_2" style:family="table-column">
      <style:table-column-properties style:column-width="3.54in"/>
    </style:style>
    <style:style style:name="TBL_0_19_col_3" style:family="table-column">
      <style:table-column-properties style:column-width="5.23in"/>
    </style:style>
    <style:style style:name="TBL_0_19_col_4" style:family="table-column">
      <style:table-column-properties style:column-width="0.63in"/>
    </style:style>
    <style:style style:name="TBL_0_19_col_5" style:family="table-column">
      <style:table-column-properties style:column-width="0.91in"/>
    </style:style>
    <style:style style:name="TBL_0_19_col_6" style:family="table-column">
      <style:table-column-properties style:column-width="0.86in"/>
    </style:style>
    <style:style style:name="TBL_0_19_col_7" style:family="table-column">
      <style:table-column-properties style:column-width="0.56in"/>
    </style:style>
    <style:style style:name="TBL_0_19_col_8" style:family="table-column">
      <style:table-column-properties style:column-width="0.7in"/>
    </style:style>
    <style:style style:name="TBL_0_19_col_9" style:family="table-column">
      <style:table-column-properties style:column-width="0.66in"/>
    </style:style>
    <style:style style:name="TBL_0_19_col_10" style:family="table-column">
      <style:table-column-properties style:column-width="0.63in"/>
    </style:style>
    <style:style style:name="TBL_0_19_col_11" style:family="table-column">
      <style:table-column-properties style:column-width="0.61in"/>
    </style:style>
    <style:style style:name="TBL_0_19_col_12" style:family="table-column">
      <style:table-column-properties style:column-width="0.61in"/>
    </style:style>
    <style:style style:name="TBL_0_19_col_13" style:family="table-column">
      <style:table-column-properties style:column-width="0.66in"/>
    </style:style>
    <style:style style:name="TBL_0_19_col_14" style:family="table-column">
      <style:table-column-properties style:column-width="0.62in"/>
    </style:style>
    <style:style style:name="TBL_0_19_col_15" style:family="table-column">
      <style:table-column-properties style:column-width="0.65in"/>
    </style:style>
    <style:style style:name="TBL_0_19_col_16" style:family="table-column">
      <style:table-column-properties style:column-width="0.55in"/>
    </style:style>
    <style:style style:name="TBL_0_19_col_17" style:family="table-column">
      <style:table-column-properties style:column-width="0.59in"/>
    </style:style>
    <style:style style:name="TBL_0_19_row_0" style:family="table-row">
      <style:table-row-properties style:use-optimal-row-height="false" style:row-height="0.18in"/>
    </style:style>
    <style:style style:name="TBL_0_19_row_1" style:family="table-row">
      <style:table-row-properties style:use-optimal-row-height="false" style:row-height="0.18in"/>
    </style:style>
    <style:style style:name="TBL_0_19_row_2" style:family="table-row">
      <style:table-row-properties style:use-optimal-row-height="false" style:row-height="0.18in"/>
    </style:style>
    <style:style style:name="TBL_0_19_row_3" style:family="table-row">
      <style:table-row-properties style:use-optimal-row-height="false" style:row-height="0.18in"/>
    </style:style>
    <style:style style:name="TBL_0_19_row_4" style:family="table-row">
      <style:table-row-properties style:use-optimal-row-height="false" style:row-height="0.18in"/>
    </style:style>
    <style:style style:name="TBL_0_19_row_5" style:family="table-row">
      <style:table-row-properties style:use-optimal-row-height="false" style:row-height="0.18in"/>
    </style:style>
    <style:style style:name="TBL_0_19_row_6" style:family="table-row">
      <style:table-row-properties style:use-optimal-row-height="false" style:row-height="0.18in"/>
    </style:style>
    <style:style style:name="TBL_0_19_row_7" style:family="table-row">
      <style:table-row-properties style:use-optimal-row-height="false" style:row-height="0.18in"/>
    </style:style>
    <style:style style:name="TBL_0_19_row_8" style:family="table-row">
      <style:table-row-properties style:use-optimal-row-height="false" style:row-height="0.18in"/>
    </style:style>
    <style:style style:name="TBL_0_19_row_9" style:family="table-row">
      <style:table-row-properties style:use-optimal-row-height="false" style:row-height="0.18in"/>
    </style:style>
    <style:style style:name="TBL_0_19_row_10" style:family="table-row">
      <style:table-row-properties style:use-optimal-row-height="false" style:row-height="0.18in"/>
    </style:style>
    <style:style style:name="TBL_0_19_row_11" style:family="table-row">
      <style:table-row-properties style:use-optimal-row-height="false" style:row-height="0.18in"/>
    </style:style>
    <style:style style:name="TBL_0_19_row_12" style:family="table-row">
      <style:table-row-properties style:use-optimal-row-height="false" style:row-height="0.18in"/>
    </style:style>
    <style:style style:name="TBL_0_19_row_13" style:family="table-row">
      <style:table-row-properties style:use-optimal-row-height="false" style:row-height="0.18in"/>
    </style:style>
    <style:style style:name="TBL_0_19_row_14" style:family="table-row">
      <style:table-row-properties style:use-optimal-row-height="false" style:row-height="0.18in"/>
    </style:style>
    <style:style style:name="TBL_0_19_row_15" style:family="table-row">
      <style:table-row-properties style:use-optimal-row-height="false" style:row-height="0.18in"/>
    </style:style>
    <style:style style:name="TBL_0_19_row_16" style:family="table-row">
      <style:table-row-properties style:use-optimal-row-height="false" style:row-height="0.18in"/>
    </style:style>
    <style:style style:name="TBL_0_19_row_17" style:family="table-row">
      <style:table-row-properties style:use-optimal-row-height="false" style:row-height="0.18in"/>
    </style:style>
    <style:style style:name="TBL_0_19_row_18" style:family="table-row">
      <style:table-row-properties style:use-optimal-row-height="false" style:row-height="0.18in"/>
    </style:style>
    <style:style style:name="TBL_0_19_row_19" style:family="table-row">
      <style:table-row-properties style:use-optimal-row-height="false" style:row-height="0.18in"/>
    </style:style>
    <style:style style:name="TBL_0_19_row_20" style:family="table-row">
      <style:table-row-properties style:use-optimal-row-height="false" style:row-height="0.18in"/>
    </style:style>
    <style:style style:name="TBL_0_19_row_21" style:family="table-row">
      <style:table-row-properties style:use-optimal-row-height="false" style:row-height="0.18in"/>
    </style:style>
    <style:style style:name="TBL_0_19_row_22" style:family="table-row">
      <style:table-row-properties style:use-optimal-row-height="false" style:row-height="0.18in"/>
    </style:style>
    <style:style style:name="TBL_0_19_row_23" style:family="table-row">
      <style:table-row-properties style:use-optimal-row-height="false" style:row-height="0.18in"/>
    </style:style>
    <style:style style:name="TBL_0_19_row_24" style:family="table-row">
      <style:table-row-properties style:use-optimal-row-height="false" style:row-height="0.18in"/>
    </style:style>
    <style:style style:name="TBL_0_19_row_25" style:family="table-row">
      <style:table-row-properties style:use-optimal-row-height="false" style:row-height="0.18in"/>
    </style:style>
    <style:style style:name="TBL_0_19_row_26" style:family="table-row">
      <style:table-row-properties style:use-optimal-row-height="false" style:row-height="0.18in"/>
    </style:style>
    <style:style style:name="TBL_0_19_row_27" style:family="table-row">
      <style:table-row-properties style:use-optimal-row-height="false" style:row-height="0.18in"/>
    </style:style>
    <style:style style:name="TBL_0_19_row_28" style:family="table-row">
      <style:table-row-properties style:use-optimal-row-height="false" style:row-height="0.18in"/>
    </style:style>
    <style:style style:name="TBL_0_19_row_29" style:family="table-row">
      <style:table-row-properties style:use-optimal-row-height="false" style:row-height="0.18in"/>
    </style:style>
    <style:style style:name="TBL_0_19_row_30" style:family="table-row">
      <style:table-row-properties style:use-optimal-row-height="false" style:row-height="0.18in"/>
    </style:style>
    <style:style style:name="TBL_0_19_row_31" style:family="table-row">
      <style:table-row-properties style:use-optimal-row-height="false" style:row-height="0.18in"/>
    </style:style>
    <style:style style:name="TBL_0_19_row_32" style:family="table-row">
      <style:table-row-properties style:use-optimal-row-height="false" style:row-height="0.18in"/>
    </style:style>
    <style:style style:name="TBL_0_19_row_33" style:family="table-row">
      <style:table-row-properties style:use-optimal-row-height="false" style:row-height="0.18in"/>
    </style:style>
    <style:style style:name="TBL_0_19_row_34" style:family="table-row">
      <style:table-row-properties style:use-optimal-row-height="false" style:row-height="0.18in"/>
    </style:style>
    <style:style style:name="TBL_0_19_row_35" style:family="table-row">
      <style:table-row-properties style:use-optimal-row-height="false" style:row-height="0.18in"/>
    </style:style>
    <style:style style:name="TBL_0_19_row_36" style:family="table-row">
      <style:table-row-properties style:use-optimal-row-height="false" style:row-height="0.18in"/>
    </style:style>
    <style:style style:name="TBL_0_19_row_37" style:family="table-row">
      <style:table-row-properties style:use-optimal-row-height="false" style:row-height="0.18in"/>
    </style:style>
    <style:style style:name="TBL_0_19_row_38" style:family="table-row">
      <style:table-row-properties style:use-optimal-row-height="false" style:row-height="0.18in"/>
    </style:style>
    <style:style style:name="TBL_0_19_row_39" style:family="table-row">
      <style:table-row-properties style:use-optimal-row-height="false" style:row-height="0.18in"/>
    </style:style>
    <style:style style:name="TBL_0_19_row_40" style:family="table-row">
      <style:table-row-properties style:use-optimal-row-height="false" style:row-height="0.18in"/>
    </style:style>
    <style:style style:name="TBL_0_19_row_41" style:family="table-row">
      <style:table-row-properties style:use-optimal-row-height="false" style:row-height="0.18in"/>
    </style:style>
    <style:style style:name="TBL_0_19_row_42" style:family="table-row">
      <style:table-row-properties style:use-optimal-row-height="false" style:row-height="0.18in"/>
    </style:style>
    <style:style style:name="TBL_0_19_row_43" style:family="table-row">
      <style:table-row-properties style:use-optimal-row-height="false" style:row-height="0.18in"/>
    </style:style>
    <style:style style:name="TBL_0_20" style:master-page-name="master_0" style:family="table">
      <style:table-properties table:align="left" style:width="22.93in" fo:break-before="page"/>
    </style:style>
    <style:style style:name="TBL_0_20_col_0" style:family="table-column">
      <style:table-column-properties style:column-width="1.37in"/>
    </style:style>
    <style:style style:name="TBL_0_20_col_1" style:family="table-column">
      <style:table-column-properties style:column-width="3.45in"/>
    </style:style>
    <style:style style:name="TBL_0_20_col_2" style:family="table-column">
      <style:table-column-properties style:column-width="3.54in"/>
    </style:style>
    <style:style style:name="TBL_0_20_col_3" style:family="table-column">
      <style:table-column-properties style:column-width="5.23in"/>
    </style:style>
    <style:style style:name="TBL_0_20_col_4" style:family="table-column">
      <style:table-column-properties style:column-width="0.63in"/>
    </style:style>
    <style:style style:name="TBL_0_20_col_5" style:family="table-column">
      <style:table-column-properties style:column-width="0.91in"/>
    </style:style>
    <style:style style:name="TBL_0_20_col_6" style:family="table-column">
      <style:table-column-properties style:column-width="0.86in"/>
    </style:style>
    <style:style style:name="TBL_0_20_col_7" style:family="table-column">
      <style:table-column-properties style:column-width="0.56in"/>
    </style:style>
    <style:style style:name="TBL_0_20_col_8" style:family="table-column">
      <style:table-column-properties style:column-width="0.7in"/>
    </style:style>
    <style:style style:name="TBL_0_20_col_9" style:family="table-column">
      <style:table-column-properties style:column-width="0.66in"/>
    </style:style>
    <style:style style:name="TBL_0_20_col_10" style:family="table-column">
      <style:table-column-properties style:column-width="0.63in"/>
    </style:style>
    <style:style style:name="TBL_0_20_col_11" style:family="table-column">
      <style:table-column-properties style:column-width="0.61in"/>
    </style:style>
    <style:style style:name="TBL_0_20_col_12" style:family="table-column">
      <style:table-column-properties style:column-width="0.61in"/>
    </style:style>
    <style:style style:name="TBL_0_20_col_13" style:family="table-column">
      <style:table-column-properties style:column-width="0.66in"/>
    </style:style>
    <style:style style:name="TBL_0_20_col_14" style:family="table-column">
      <style:table-column-properties style:column-width="0.62in"/>
    </style:style>
    <style:style style:name="TBL_0_20_col_15" style:family="table-column">
      <style:table-column-properties style:column-width="0.65in"/>
    </style:style>
    <style:style style:name="TBL_0_20_col_16" style:family="table-column">
      <style:table-column-properties style:column-width="0.55in"/>
    </style:style>
    <style:style style:name="TBL_0_20_col_17" style:family="table-column">
      <style:table-column-properties style:column-width="0.59in"/>
    </style:style>
    <style:style style:name="TBL_0_20_row_0" style:family="table-row">
      <style:table-row-properties style:use-optimal-row-height="false" style:row-height="0.18in"/>
    </style:style>
    <style:style style:name="TBL_0_20_row_1" style:family="table-row">
      <style:table-row-properties style:use-optimal-row-height="false" style:row-height="0.18in"/>
    </style:style>
    <style:style style:name="TBL_0_20_row_2" style:family="table-row">
      <style:table-row-properties style:use-optimal-row-height="false" style:row-height="0.18in"/>
    </style:style>
    <style:style style:name="TBL_0_20_row_3" style:family="table-row">
      <style:table-row-properties style:use-optimal-row-height="false" style:row-height="0.18in"/>
    </style:style>
    <style:style style:name="TBL_0_20_row_4" style:family="table-row">
      <style:table-row-properties style:use-optimal-row-height="false" style:row-height="0.18in"/>
    </style:style>
    <style:style style:name="TBL_0_20_row_5" style:family="table-row">
      <style:table-row-properties style:use-optimal-row-height="false" style:row-height="0.18in"/>
    </style:style>
    <style:style style:name="TBL_0_20_row_6" style:family="table-row">
      <style:table-row-properties style:use-optimal-row-height="false" style:row-height="0.18in"/>
    </style:style>
    <style:style style:name="TBL_0_20_row_7" style:family="table-row">
      <style:table-row-properties style:use-optimal-row-height="false" style:row-height="0.18in"/>
    </style:style>
    <style:style style:name="TBL_0_20_row_8" style:family="table-row">
      <style:table-row-properties style:use-optimal-row-height="false" style:row-height="0.18in"/>
    </style:style>
    <style:style style:name="TBL_0_20_row_9" style:family="table-row">
      <style:table-row-properties style:use-optimal-row-height="false" style:row-height="0.18in"/>
    </style:style>
    <style:style style:name="TBL_0_20_row_10" style:family="table-row">
      <style:table-row-properties style:use-optimal-row-height="false" style:row-height="0.18in"/>
    </style:style>
    <style:style style:name="TBL_0_20_row_11" style:family="table-row">
      <style:table-row-properties style:use-optimal-row-height="false" style:row-height="0.18in"/>
    </style:style>
    <style:style style:name="TBL_0_20_row_12" style:family="table-row">
      <style:table-row-properties style:use-optimal-row-height="false" style:row-height="0.18in"/>
    </style:style>
    <style:style style:name="TBL_0_20_row_13" style:family="table-row">
      <style:table-row-properties style:use-optimal-row-height="false" style:row-height="0.18in"/>
    </style:style>
    <style:style style:name="TBL_0_20_row_14" style:family="table-row">
      <style:table-row-properties style:use-optimal-row-height="false" style:row-height="0.18in"/>
    </style:style>
    <style:style style:name="TBL_0_20_row_15" style:family="table-row">
      <style:table-row-properties style:use-optimal-row-height="false" style:row-height="0.18in"/>
    </style:style>
    <style:style style:name="TBL_0_20_row_16" style:family="table-row">
      <style:table-row-properties style:use-optimal-row-height="false" style:row-height="0.18in"/>
    </style:style>
    <style:style style:name="TBL_0_20_row_17" style:family="table-row">
      <style:table-row-properties style:use-optimal-row-height="false" style:row-height="0.18in"/>
    </style:style>
    <style:style style:name="TBL_0_20_row_18" style:family="table-row">
      <style:table-row-properties style:use-optimal-row-height="false" style:row-height="0.18in"/>
    </style:style>
    <style:style style:name="TBL_0_20_row_19" style:family="table-row">
      <style:table-row-properties style:use-optimal-row-height="false" style:row-height="0.18in"/>
    </style:style>
    <style:style style:name="TBL_0_20_row_20" style:family="table-row">
      <style:table-row-properties style:use-optimal-row-height="false" style:row-height="0.18in"/>
    </style:style>
    <style:style style:name="TBL_0_20_row_21" style:family="table-row">
      <style:table-row-properties style:use-optimal-row-height="false" style:row-height="0.18in"/>
    </style:style>
    <style:style style:name="TBL_0_20_row_22" style:family="table-row">
      <style:table-row-properties style:use-optimal-row-height="false" style:row-height="0.18in"/>
    </style:style>
    <style:style style:name="TBL_0_20_row_23" style:family="table-row">
      <style:table-row-properties style:use-optimal-row-height="false" style:row-height="0.3in"/>
    </style:style>
    <style:style style:name="C8" style:family="table-cell">
      <style:table-cell-properties fo:wrap-option="wrap" style:shrink-to-fit="false" fo:padding-top="0.0in" fo:border-left="0.006944444444444444in solid #000000" fo:padding-left="0.0in" fo:border-bottom="0.006944444444444444in solid #000000" fo:padding-bottom="0.0in" fo:border-right="0.006944444444444444in solid #000000" fo:padding-right="0.0in" style:vertical-align="middle"/>
      <style:paragraph-properties fo:text-align="center"/>
    </style:style>
    <style:style style:name="C9" style:family="table-cell">
      <style:table-cell-properties fo:wrap-option="wrap" style:shrink-to-fit="false" fo:padding-top="0.0in" fo:padding-left="0.0in" fo:border-bottom="0.006944444444444444in solid #000000" fo:padding-bottom="0.0in" fo:border-right="0.006944444444444444in solid #000000" fo:padding-right="0.0in" style:vertical-align="middle"/>
      <style:paragraph-properties fo:text-align="start"/>
    </style:style>
    <style:style style:name="TBL_0_20_row_24" style:family="table-row">
      <style:table-row-properties style:use-optimal-row-height="false" style:row-height="0.2in"/>
    </style:style>
    <style:style style:name="C10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P3" style:family="paragraph">
      <style:paragraph-properties fo:line-height="100%" fo:text-align="start" fo:text-indent="0.0in" fo:margin-left="0.04in" fo:margin-right="0.0in" fo:margin-top="0.0in" fo:margin-bottom="0.0in" style:vertical-align="top">
</style:paragraph-properties>
      <style:text-properties style:text-rotation-angle="0">
</style:text-properties>
    </style:style>
    <style:style style:name="P4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BL_0_20_row_25" style:family="table-row">
      <style:table-row-properties style:use-optimal-row-height="false" style:row-height="1.87in"/>
    </style:style>
    <style:style style:name="T3" style:family="text">
      <style:text-properties style:font-name="Arial" fo:font-size="8.0pt" style:font-size-asian="8.0pt" style:font-size-complex="8.0pt">
</style:text-properties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column table:style-name="TBL_0_0_col_5">
</table:table-column>
        <table:table-column table:style-name="TBL_0_0_col_6">
</table:table-column>
        <table:table-column table:style-name="TBL_0_0_col_7">
</table:table-column>
        <table:table-column table:style-name="TBL_0_0_col_8">
</table:table-column>
        <table:table-column table:style-name="TBL_0_0_col_9">
</table:table-column>
        <table:table-column table:style-name="TBL_0_0_col_10">
</table:table-column>
        <table:table-column table:style-name="TBL_0_0_col_11">
</table:table-column>
        <table:table-column table:style-name="TBL_0_0_col_12">
</table:table-column>
        <table:table-column table:style-name="TBL_0_0_col_13">
</table:table-column>
        <table:table-column table:style-name="TBL_0_0_col_14">
</table:table-column>
        <table:table-column table:style-name="TBL_0_0_col_15">
</table:table-column>
        <table:table-column table:style-name="TBL_0_0_col_16">
</table:table-column>
        <table:table-column table:style-name="TBL_0_0_col_17">
</table:table-column>
        <table:table-row table:style-name="TBL_0_0_row_0">
          <table:table-cell table:style-name="C0">
            <text:p text:style-name="P0"><text:bookmark text:name="JR_PAGE_ANCHOR_0_1"/><text:span text:style-name="T0">Mês/Ano de Referencia:</text:span></text:p>
          </table:table-cell>
          <table:table-cell table:style-name="C0" table:number-columns-spanned="17">
            <text:p text:style-name="P0"><text:span text:style-name="T0">Abr/202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0_row_1">
          <table:table-cell table:style-name="C1" table:number-rows-spanned="3">
            <text:p text:style-name="P0"><text:span text:style-name="T1">Matrícula</text:span></text:p>
          </table:table-cell>
          <table:table-cell table:style-name="C2" table:number-rows-spanned="3">
            <text:p text:style-name="P0"><text:span text:style-name="T1">Nome</text:span></text:p>
          </table:table-cell>
          <table:table-cell table:style-name="C2" table:number-rows-spanned="3">
            <text:p text:style-name="P0"><text:span text:style-name="T1">Cargo</text:span></text:p>
          </table:table-cell>
          <table:table-cell table:style-name="C2" table:number-rows-spanned="3">
            <text:p text:style-name="P0"><text:span text:style-name="T1">Lotação</text:span></text:p>
          </table:table-cell>
          <table:table-cell table:style-name="C3" table:number-columns-spanned="9">
            <text:p text:style-name="P1"><text:span text:style-name="T1">Rendiment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3" table:number-columns-spanned="4">
            <text:p text:style-name="P1"><text:span text:style-name="T1">Descontos</text:span></text:p>
          </table:table-cell>
          <table:covered-table-cell/>
          <table:covered-table-cell/>
          <table:covered-table-cell/>
          <table:table-cell table:style-name="C4" table:number-rows-spanned="3">
            <text:p text:style-name="P1"><text:span text:style-name="T1">Rendimento Líquido Total (14)</text:span></text:p>
          </table:table-cell>
        </table:table-row>
        <table:table-row table:style-name="TBL_0_0_row_2">
          <table:covered-table-cell/>
          <table:covered-table-cell/>
          <table:covered-table-cell/>
          <table:covered-table-cell/>
          <table:table-cell table:style-name="C3" table:number-columns-spanned="2">
            <text:p text:style-name="P1"><text:span text:style-name="T1">Remuneração Básica</text:span></text:p>
          </table:table-cell>
          <table:covered-table-cell/>
          <table:table-cell table:style-name="C3" table:number-columns-spanned="4">
            <text:p text:style-name="P1"><text:span text:style-name="T1">Remuneração Eventual ou Temporária</text:span></text:p>
          </table:table-cell>
          <table:covered-table-cell/>
          <table:covered-table-cell/>
          <table:covered-table-cell/>
          <table:table-cell table:style-name="C4" table:number-rows-spanned="2">
            <text:p text:style-name="P1"><text:span text:style-name="T1">Outras Remunerações Temporárias(7)</text:span></text:p>
          </table:table-cell>
          <table:table-cell table:style-name="C4" table:number-rows-spanned="2">
            <text:p text:style-name="P1"><text:span text:style-name="T1">Verbas Indenizatórias(8)</text:span></text:p>
          </table:table-cell>
          <table:table-cell table:style-name="C4" table:number-rows-spanned="2">
            <text:p text:style-name="P1"><text:span text:style-name="T1">Total de Rendimentos Brutos(9)</text:span></text:p>
          </table:table-cell>
          <table:table-cell table:style-name="C3" table:number-columns-spanned="3">
            <text:p text:style-name="P1"><text:span text:style-name="T1">Obrigatórios/Legais</text:span></text:p>
          </table:table-cell>
          <table:covered-table-cell/>
          <table:covered-table-cell/>
          <table:table-cell table:style-name="C4" table:number-rows-spanned="2">
            <text:p text:style-name="P1"><text:span text:style-name="T1">Total de Descontos(13)</text:span></text:p>
          </table:table-cell>
          <table:covered-table-cell/>
        </table:table-row>
        <table:table-row table:style-name="TBL_0_0_row_3">
          <table:covered-table-cell/>
          <table:covered-table-cell/>
          <table:covered-table-cell/>
          <table:covered-table-cell/>
          <table:table-cell table:style-name="C4">
            <text:p text:style-name="P1"><text:span text:style-name="T1">Remuneração do Cargo Efetivo(1)</text:span></text:p>
          </table:table-cell>
          <table:table-cell table:style-name="C4">
            <text:p text:style-name="P1"><text:span text:style-name="T1">Outras Verbas Remuneratórias, Legais ou Judiciais(2)</text:span></text:p>
          </table:table-cell>
          <table:table-cell table:style-name="C4">
            <text:p text:style-name="P1"><text:span text:style-name="T1">Função de Confiança ou Cargo em Comissão(3)</text:span></text:p>
          </table:table-cell>
          <table:table-cell table:style-name="C4">
            <text:p text:style-name="P1"><text:span text:style-name="T1">Gratificação Natalina(4)</text:span></text:p>
          </table:table-cell>
          <table:table-cell table:style-name="C4">
            <text:p text:style-name="P1"><text:span text:style-name="T1">Férias (1/3 constitucional) (5)</text:span></text:p>
          </table:table-cell>
          <table:table-cell table:style-name="C4">
            <text:p text:style-name="P1"><text:span text:style-name="T1">Abono de Permanência(6)</text:span></text:p>
          </table:table-cell>
          <table:covered-table-cell/>
          <table:covered-table-cell/>
          <table:covered-table-cell/>
          <table:table-cell table:style-name="C4">
            <text:p text:style-name="P1"><text:span text:style-name="T1">Contribuição Previdenciária(10)</text:span></text:p>
          </table:table-cell>
          <table:table-cell table:style-name="C4">
            <text:p text:style-name="P1"><text:span text:style-name="T1">Imposto de Renda(11)</text:span></text:p>
          </table:table-cell>
          <table:table-cell table:style-name="C4">
            <text:p text:style-name="P1"><text:span text:style-name="T1">Retenção por Teto Constitucional(12)</text:span></text:p>
          </table:table-cell>
          <table:covered-table-cell/>
          <table:covered-table-cell/>
        </table:table-row>
        <table:table-row table:style-name="TBL_0_0_row_4">
          <table:table-cell table:style-name="C5">
            <text:p text:style-name="P0"><text:span text:style-name="T2">1741</text:span></text:p>
          </table:table-cell>
          <table:table-cell table:style-name="C6">
            <text:p text:style-name="P0"><text:span text:style-name="T2">ADEILDO JOSE DA SILVA</text:span></text:p>
          </table:table-cell>
          <table:table-cell table:style-name="C6">
            <text:p text:style-name="P0"><text:span text:style-name="T2">ANALISTA DO MP- CONTADOR</text:span></text:p>
          </table:table-cell>
          <table:table-cell table:style-name="C6">
            <text:p text:style-name="P0"><text:span text:style-name="T2">DIVISAO DE PERICIA CONTABIL - GAAE</text:span></text:p>
          </table:table-cell>
          <table:table-cell table:style-name="C7">
            <text:p text:style-name="P2"><text:span text:style-name="T2">5.062,24</text:span></text:p>
          </table:table-cell>
          <table:table-cell table:style-name="C7">
            <text:p text:style-name="P2"><text:span text:style-name="T2">2.024,9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84,07</text:span></text:p>
          </table:table-cell>
          <table:table-cell table:style-name="C7">
            <text:p text:style-name="P2"><text:span text:style-name="T2">9.471,21</text:span></text:p>
          </table:table-cell>
          <table:table-cell table:style-name="C7">
            <text:p text:style-name="P2"><text:span text:style-name="T2">992,20</text:span></text:p>
          </table:table-cell>
          <table:table-cell table:style-name="C7">
            <text:p text:style-name="P2"><text:span text:style-name="T2">702,4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694,67</text:span></text:p>
          </table:table-cell>
          <table:table-cell table:style-name="C7">
            <text:p text:style-name="P2"><text:span text:style-name="T2">7.776,54</text:span></text:p>
          </table:table-cell>
        </table:table-row>
        <table:table-row table:style-name="TBL_0_0_row_5">
          <table:table-cell table:style-name="C5">
            <text:p text:style-name="P0"><text:span text:style-name="T2">1436</text:span></text:p>
          </table:table-cell>
          <table:table-cell table:style-name="C6">
            <text:p text:style-name="P0"><text:span text:style-name="T2">ADEILTON CARLOS DOS SANTOS</text:span></text:p>
          </table:table-cell>
          <table:table-cell table:style-name="C6">
            <text:p text:style-name="P0"><text:span text:style-name="T2">AUXILIAR DE SERVIÇOS GERAIS - requisitado</text:span></text:p>
          </table:table-cell>
          <table:table-cell table:style-name="C6">
            <text:p text:style-name="P0"><text:span text:style-name="T2">2ª PROMOTORIA DE JUSTICA - ITAPORANGA D'AJUDA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31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056,00</text:span></text:p>
          </table:table-cell>
          <table:table-cell table:style-name="C7">
            <text:p text:style-name="P2"><text:span text:style-name="T2">1.987,50</text:span></text:p>
          </table:table-cell>
          <table:table-cell table:style-name="C7">
            <text:p text:style-name="P2"><text:span text:style-name="T2">69,8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9,86</text:span></text:p>
          </table:table-cell>
          <table:table-cell table:style-name="C7">
            <text:p text:style-name="P2"><text:span text:style-name="T2">1.917,64</text:span></text:p>
          </table:table-cell>
        </table:table-row>
        <table:table-row table:style-name="TBL_0_0_row_6">
          <table:table-cell table:style-name="C5">
            <text:p text:style-name="P0"><text:span text:style-name="T2">2235</text:span></text:p>
          </table:table-cell>
          <table:table-cell table:style-name="C6">
            <text:p text:style-name="P0"><text:span text:style-name="T2">ADEILTON DE OLIVEIRA FIEL</text:span></text:p>
          </table:table-cell>
          <table:table-cell table:style-name="C6">
            <text:p text:style-name="P0"><text:span text:style-name="T2">1º SARGENTO - requisitado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931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84,07</text:span></text:p>
          </table:table-cell>
          <table:table-cell table:style-name="C7">
            <text:p text:style-name="P2"><text:span text:style-name="T2">4.542,50</text:span></text:p>
          </table:table-cell>
          <table:table-cell table:style-name="C7">
            <text:p text:style-name="P2"><text:span text:style-name="T2">130,4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30,41</text:span></text:p>
          </table:table-cell>
          <table:table-cell table:style-name="C7">
            <text:p text:style-name="P2"><text:span text:style-name="T2">4.412,09</text:span></text:p>
          </table:table-cell>
        </table:table-row>
        <table:table-row table:style-name="TBL_0_0_row_7">
          <table:table-cell table:style-name="C5">
            <text:p text:style-name="P0"><text:span text:style-name="T2">401</text:span></text:p>
          </table:table-cell>
          <table:table-cell table:style-name="C6">
            <text:p text:style-name="P0"><text:span text:style-name="T2">ADEMILTON DE OLIVEIRA SANTOS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2ª PROMOTORIA DE JUSTICA CRIMINAL - ITABAIANA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.859,13</text:span></text:p>
          </table:table-cell>
          <table:table-cell table:style-name="C7">
            <text:p text:style-name="P2"><text:span text:style-name="T2">56.264,72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8.395,1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3.111,63</text:span></text:p>
          </table:table-cell>
          <table:table-cell table:style-name="C7">
            <text:p text:style-name="P2"><text:span text:style-name="T2">43.153,09</text:span></text:p>
          </table:table-cell>
        </table:table-row>
        <table:table-row table:style-name="TBL_0_0_row_8">
          <table:table-cell table:style-name="C5">
            <text:p text:style-name="P0"><text:span text:style-name="T2">66</text:span></text:p>
          </table:table-cell>
          <table:table-cell table:style-name="C6">
            <text:p text:style-name="P0"><text:span text:style-name="T2">ADERBAL OLIVEIRA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0_row_9">
          <table:table-cell table:style-name="C5">
            <text:p text:style-name="P0"><text:span text:style-name="T2">1875</text:span></text:p>
          </table:table-cell>
          <table:table-cell table:style-name="C6">
            <text:p text:style-name="P0"><text:span text:style-name="T2">ADIEL FEITOSA LEITE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PROMOTORIA DE JUSTICA - CANINDE DO SAO FRANCISCO </text:span></text:p>
          </table:table-cell>
          <table:table-cell table:style-name="C7">
            <text:p text:style-name="P2"><text:span text:style-name="T2">4.425,27</text:span></text:p>
          </table:table-cell>
          <table:table-cell table:style-name="C7">
            <text:p text:style-name="P2"><text:span text:style-name="T2">465,5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121,43</text:span></text:p>
          </table:table-cell>
          <table:table-cell table:style-name="C7">
            <text:p text:style-name="P2"><text:span text:style-name="T2">8.012,24</text:span></text:p>
          </table:table-cell>
          <table:table-cell table:style-name="C7">
            <text:p text:style-name="P2"><text:span text:style-name="T2">684,71</text:span></text:p>
          </table:table-cell>
          <table:table-cell table:style-name="C7">
            <text:p text:style-name="P2"><text:span text:style-name="T2">141,7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826,42</text:span></text:p>
          </table:table-cell>
          <table:table-cell table:style-name="C7">
            <text:p text:style-name="P2"><text:span text:style-name="T2">7.185,82</text:span></text:p>
          </table:table-cell>
        </table:table-row>
        <table:table-row table:style-name="TBL_0_0_row_10">
          <table:table-cell table:style-name="C5">
            <text:p text:style-name="P0"><text:span text:style-name="T2">2042</text:span></text:p>
          </table:table-cell>
          <table:table-cell table:style-name="C6">
            <text:p text:style-name="P0"><text:span text:style-name="T2">ADLER DE OLIVEIRA SANTOS</text:span></text:p>
          </table:table-cell>
          <table:table-cell table:style-name="C6">
            <text:p text:style-name="P0"><text:span text:style-name="T2">ANALISTA DO MP -Informática - G. e A.de P. de Sistemas</text:span></text:p>
          </table:table-cell>
          <table:table-cell table:style-name="C6">
            <text:p text:style-name="P0"><text:span text:style-name="T2">DIVISAO DE PROD. DE SOFTWARE/DTI</text:span></text:p>
          </table:table-cell>
          <table:table-cell table:style-name="C7">
            <text:p text:style-name="P2"><text:span text:style-name="T2">7.611,74</text:span></text:p>
          </table:table-cell>
          <table:table-cell table:style-name="C7">
            <text:p text:style-name="P2"><text:span text:style-name="T2">600,5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04,0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2.125,32</text:span></text:p>
          </table:table-cell>
          <table:table-cell table:style-name="C7">
            <text:p text:style-name="P2"><text:span text:style-name="T2">1.149,72</text:span></text:p>
          </table:table-cell>
          <table:table-cell table:style-name="C7">
            <text:p text:style-name="P2"><text:span text:style-name="T2">1.072,8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222,57</text:span></text:p>
          </table:table-cell>
          <table:table-cell table:style-name="C7">
            <text:p text:style-name="P2"><text:span text:style-name="T2">9.902,75</text:span></text:p>
          </table:table-cell>
        </table:table-row>
        <table:table-row table:style-name="TBL_0_0_row_11">
          <table:table-cell table:style-name="C5">
            <text:p text:style-name="P0"><text:span text:style-name="T2">1409</text:span></text:p>
          </table:table-cell>
          <table:table-cell table:style-name="C6">
            <text:p text:style-name="P0"><text:span text:style-name="T2">ADNA CRISTINA DE CARVALHO VILANOVA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TURMA RECURSAL</text:span></text:p>
          </table:table-cell>
          <table:table-cell table:style-name="C7">
            <text:p text:style-name="P2"><text:span text:style-name="T2">9.065,70</text:span></text:p>
          </table:table-cell>
          <table:table-cell table:style-name="C7">
            <text:p text:style-name="P2"><text:span text:style-name="T2">1.359,8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456,5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4.791,12</text:span></text:p>
          </table:table-cell>
          <table:table-cell table:style-name="C7">
            <text:p text:style-name="P2"><text:span text:style-name="T2">1.459,58</text:span></text:p>
          </table:table-cell>
          <table:table-cell table:style-name="C7">
            <text:p text:style-name="P2"><text:span text:style-name="T2">1.596,2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055,86</text:span></text:p>
          </table:table-cell>
          <table:table-cell table:style-name="C7">
            <text:p text:style-name="P2"><text:span text:style-name="T2">11.735,26</text:span></text:p>
          </table:table-cell>
        </table:table-row>
        <table:table-row table:style-name="TBL_0_0_row_12">
          <table:table-cell table:style-name="C5">
            <text:p text:style-name="P0"><text:span text:style-name="T2">247</text:span></text:p>
          </table:table-cell>
          <table:table-cell table:style-name="C6">
            <text:p text:style-name="P0"><text:span text:style-name="T2">ADRIANA DOS SANTOS OLIVEIRA</text:span></text:p>
          </table:table-cell>
          <table:table-cell table:style-name="C6">
            <text:p text:style-name="P0"><text:span text:style-name="T2">ASSIST. ADMINISTRATIVO - requisitado</text:span></text:p>
          </table:table-cell>
          <table:table-cell table:style-name="C6">
            <text:p text:style-name="P0"><text:span text:style-name="T2">PROMOTORIA DE JUSTICA - MARUIM 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31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3.104,42</text:span></text:p>
          </table:table-cell>
          <table:table-cell table:style-name="C7">
            <text:p text:style-name="P2"><text:span text:style-name="T2">69,8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9,86</text:span></text:p>
          </table:table-cell>
          <table:table-cell table:style-name="C7">
            <text:p text:style-name="P2"><text:span text:style-name="T2">3.034,56</text:span></text:p>
          </table:table-cell>
        </table:table-row>
        <table:table-row table:style-name="TBL_0_0_row_13">
          <table:table-cell table:style-name="C5">
            <text:p text:style-name="P0"><text:span text:style-name="T2">1435</text:span></text:p>
          </table:table-cell>
          <table:table-cell table:style-name="C6">
            <text:p text:style-name="P0"><text:span text:style-name="T2">ADRIANA FREIRE DE MENEZES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PROMOTORIA DE JUSTICA - CAPELA</text:span></text:p>
          </table:table-cell>
          <table:table-cell table:style-name="C7">
            <text:p text:style-name="P2"><text:span text:style-name="T2">7.180,89</text:span></text:p>
          </table:table-cell>
          <table:table-cell table:style-name="C7">
            <text:p text:style-name="P2"><text:span text:style-name="T2">1.436,1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872,3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836,29</text:span></text:p>
          </table:table-cell>
          <table:table-cell table:style-name="C7">
            <text:p text:style-name="P2"><text:span text:style-name="T2">14.325,72</text:span></text:p>
          </table:table-cell>
          <table:table-cell table:style-name="C7">
            <text:p text:style-name="P2"><text:span text:style-name="T2">1.206,39</text:span></text:p>
          </table:table-cell>
          <table:table-cell table:style-name="C7">
            <text:p text:style-name="P2"><text:span text:style-name="T2">1.958,4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164,87</text:span></text:p>
          </table:table-cell>
          <table:table-cell table:style-name="C7">
            <text:p text:style-name="P2"><text:span text:style-name="T2">11.160,85</text:span></text:p>
          </table:table-cell>
        </table:table-row>
        <table:table-row table:style-name="TBL_0_0_row_14">
          <table:table-cell table:style-name="C5">
            <text:p text:style-name="P0"><text:span text:style-name="T2">2000</text:span></text:p>
          </table:table-cell>
          <table:table-cell table:style-name="C6">
            <text:p text:style-name="P0"><text:span text:style-name="T2">ADRIANA NUNES SANTOS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2ª PROMOTORIA DE JUSTICA - ITABAIANA</text:span></text:p>
          </table:table-cell>
          <table:table-cell table:style-name="C7">
            <text:p text:style-name="P2"><text:span text:style-name="T2">3.938,47</text:span></text:p>
          </table:table-cell>
          <table:table-cell table:style-name="C7">
            <text:p text:style-name="P2"><text:span text:style-name="T2">310,74</text:span></text:p>
          </table:table-cell>
          <table:table-cell table:style-name="C7">
            <text:p text:style-name="P2"><text:span text:style-name="T2">1.138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517,20</text:span></text:p>
          </table:table-cell>
          <table:table-cell table:style-name="C7">
            <text:p text:style-name="P2"><text:span text:style-name="T2">7.904,91</text:span></text:p>
          </table:table-cell>
          <table:table-cell table:style-name="C7">
            <text:p text:style-name="P2"><text:span text:style-name="T2">594,89</text:span></text:p>
          </table:table-cell>
          <table:table-cell table:style-name="C7">
            <text:p text:style-name="P2"><text:span text:style-name="T2">448,6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043,56</text:span></text:p>
          </table:table-cell>
          <table:table-cell table:style-name="C7">
            <text:p text:style-name="P2"><text:span text:style-name="T2">6.861,35</text:span></text:p>
          </table:table-cell>
        </table:table-row>
        <table:table-row table:style-name="TBL_0_0_row_15">
          <table:table-cell table:style-name="C5">
            <text:p text:style-name="P0"><text:span text:style-name="T2">623</text:span></text:p>
          </table:table-cell>
          <table:table-cell table:style-name="C6">
            <text:p text:style-name="P0"><text:span text:style-name="T2">ADRIANA RIBEIRO OLIVEIRA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3ª PROMOTORIA DE JUSTIÇA AUXILIAR DE ARACAJU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.229,7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5.308,54</text:span></text:p>
          </table:table-cell>
          <table:table-cell table:style-name="C7">
            <text:p text:style-name="P2"><text:span text:style-name="T2">50.227,35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10.186,2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4.902,76</text:span></text:p>
          </table:table-cell>
          <table:table-cell table:style-name="C7">
            <text:p text:style-name="P2"><text:span text:style-name="T2">35.324,59</text:span></text:p>
          </table:table-cell>
        </table:table-row>
        <table:table-row table:style-name="TBL_0_0_row_16">
          <table:table-cell table:style-name="C5">
            <text:p text:style-name="P0"><text:span text:style-name="T2">1781</text:span></text:p>
          </table:table-cell>
          <table:table-cell table:style-name="C6">
            <text:p text:style-name="P0"><text:span text:style-name="T2">ADRIANA SICUPIRA PEREGRINO BRAG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CONSELHO NACIONAL DO MINISTÉRIO PÚBLICO</text:span></text:p>
          </table:table-cell>
          <table:table-cell table:style-name="C7">
            <text:p text:style-name="P2"><text:span text:style-name="T2">5.270,57</text:span></text:p>
          </table:table-cell>
          <table:table-cell table:style-name="C7">
            <text:p text:style-name="P2"><text:span text:style-name="T2">1.317,6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8.761,13</text:span></text:p>
          </table:table-cell>
          <table:table-cell table:style-name="C7">
            <text:p text:style-name="P2"><text:span text:style-name="T2">922,35</text:span></text:p>
          </table:table-cell>
          <table:table-cell table:style-name="C7">
            <text:p text:style-name="P2"><text:span text:style-name="T2">688,7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611,10</text:span></text:p>
          </table:table-cell>
          <table:table-cell table:style-name="C7">
            <text:p text:style-name="P2"><text:span text:style-name="T2">7.150,03</text:span></text:p>
          </table:table-cell>
        </table:table-row>
        <table:table-row table:style-name="TBL_0_0_row_17">
          <table:table-cell table:style-name="C5">
            <text:p text:style-name="P0"><text:span text:style-name="T2">1230</text:span></text:p>
          </table:table-cell>
          <table:table-cell table:style-name="C6">
            <text:p text:style-name="P0"><text:span text:style-name="T2">ADRIANO CARVALHO  SOUZA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13ª PROCURADORIA DE JUSTICA (2ª CAMARA CIVEL)</text:span></text:p>
          </table:table-cell>
          <table:table-cell table:style-name="C7">
            <text:p text:style-name="P2"><text:span text:style-name="T2">9.065,70</text:span></text:p>
          </table:table-cell>
          <table:table-cell table:style-name="C7">
            <text:p text:style-name="P2"><text:span text:style-name="T2">1.359,86</text:span></text:p>
          </table:table-cell>
          <table:table-cell table:style-name="C7">
            <text:p text:style-name="P2"><text:span text:style-name="T2">10.673,6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23.272,08</text:span></text:p>
          </table:table-cell>
          <table:table-cell table:style-name="C7">
            <text:p text:style-name="P2"><text:span text:style-name="T2">1.459,58</text:span></text:p>
          </table:table-cell>
          <table:table-cell table:style-name="C7">
            <text:p text:style-name="P2"><text:span text:style-name="T2">4.427,2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5.886,83</text:span></text:p>
          </table:table-cell>
          <table:table-cell table:style-name="C7">
            <text:p text:style-name="P2"><text:span text:style-name="T2">17.385,25</text:span></text:p>
          </table:table-cell>
        </table:table-row>
        <table:table-row table:style-name="TBL_0_0_row_18">
          <table:table-cell table:style-name="C5">
            <text:p text:style-name="P0"><text:span text:style-name="T2">359</text:span></text:p>
          </table:table-cell>
          <table:table-cell table:style-name="C6">
            <text:p text:style-name="P0"><text:span text:style-name="T2">ADRIANO SANTOS DE OLIVEIRA</text:span></text:p>
          </table:table-cell>
          <table:table-cell table:style-name="C6">
            <text:p text:style-name="P0"><text:span text:style-name="T2">ASSIST. ADMINISTRATIVO - requisitado</text:span></text:p>
          </table:table-cell>
          <table:table-cell table:style-name="C6">
            <text:p text:style-name="P0"><text:span text:style-name="T2">PROMOTORIA DE JUSTICA - PORTO DA FOLHA 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31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3.104,42</text:span></text:p>
          </table:table-cell>
          <table:table-cell table:style-name="C7">
            <text:p text:style-name="P2"><text:span text:style-name="T2">67,3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7,33</text:span></text:p>
          </table:table-cell>
          <table:table-cell table:style-name="C7">
            <text:p text:style-name="P2"><text:span text:style-name="T2">3.037,09</text:span></text:p>
          </table:table-cell>
        </table:table-row>
        <table:table-row table:style-name="TBL_0_0_row_19">
          <table:table-cell table:style-name="C5">
            <text:p text:style-name="P0"><text:span text:style-name="T2">1667</text:span></text:p>
          </table:table-cell>
          <table:table-cell table:style-name="C6">
            <text:p text:style-name="P0"><text:span text:style-name="T2">ADRIANO ULISSES DEDA CHAGAS DE MELO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GRUPO DE APOIO OPERACIONAL - SEC. GERAL</text:span></text:p>
          </table:table-cell>
          <table:table-cell table:style-name="C7">
            <text:p text:style-name="P2"><text:span text:style-name="T2">3.119,64</text:span></text:p>
          </table:table-cell>
          <table:table-cell table:style-name="C7">
            <text:p text:style-name="P2"><text:span text:style-name="T2">328,18</text:span></text:p>
          </table:table-cell>
          <table:table-cell table:style-name="C7">
            <text:p text:style-name="P2"><text:span text:style-name="T2">5.632,59</text:span></text:p>
          </table:table-cell>
          <table:table-cell table:style-name="C7">
            <text:p text:style-name="P2"><text:span text:style-name="T2">2.385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3.374,90</text:span></text:p>
          </table:table-cell>
          <table:table-cell table:style-name="C7">
            <text:p text:style-name="P2"><text:span text:style-name="T2">482,69</text:span></text:p>
          </table:table-cell>
          <table:table-cell table:style-name="C7">
            <text:p text:style-name="P2"><text:span text:style-name="T2">1.442,8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25,57</text:span></text:p>
          </table:table-cell>
          <table:table-cell table:style-name="C7">
            <text:p text:style-name="P2"><text:span text:style-name="T2">11.449,33</text:span></text:p>
          </table:table-cell>
        </table:table-row>
        <table:table-row table:style-name="TBL_0_0_row_20">
          <table:table-cell table:style-name="C5">
            <text:p text:style-name="P0"><text:span text:style-name="T2">712</text:span></text:p>
          </table:table-cell>
          <table:table-cell table:style-name="C6">
            <text:p text:style-name="P0"><text:span text:style-name="T2">ADSON ALBERTO CARDOSO DE CARVALHO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2ª PROMOTORIA DE JUSTICA CRIMINAL - LAGARTO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368,91</text:span></text:p>
          </table:table-cell>
          <table:table-cell table:style-name="C7">
            <text:p text:style-name="P2"><text:span text:style-name="T2">17.172,92</text:span></text:p>
          </table:table-cell>
          <table:table-cell table:style-name="C7">
            <text:p text:style-name="P2"><text:span text:style-name="T2">54.230,94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7.181,5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.898,03</text:span></text:p>
          </table:table-cell>
          <table:table-cell table:style-name="C7">
            <text:p text:style-name="P2"><text:span text:style-name="T2">42.332,91</text:span></text:p>
          </table:table-cell>
        </table:table-row>
        <table:table-row table:style-name="TBL_0_0_row_21">
          <table:table-cell table:style-name="C5">
            <text:p text:style-name="P0"><text:span text:style-name="T2">511</text:span></text:p>
          </table:table-cell>
          <table:table-cell table:style-name="C6">
            <text:p text:style-name="P0"><text:span text:style-name="T2">AGMARIO FABIANO SANTOS CONCEICAO</text:span></text:p>
          </table:table-cell>
          <table:table-cell table:style-name="C6">
            <text:p text:style-name="P0"><text:span text:style-name="T2">CABO - requisitado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0_row_22">
          <table:table-cell table:style-name="C5">
            <text:p text:style-name="P0"><text:span text:style-name="T2">1493</text:span></text:p>
          </table:table-cell>
          <table:table-cell table:style-name="C6">
            <text:p text:style-name="P0"><text:span text:style-name="T2">AGNALDO SILVA SANTOS</text:span></text:p>
          </table:table-cell>
          <table:table-cell table:style-name="C6">
            <text:p text:style-name="P0"><text:span text:style-name="T2">MOTORISTA OFICIAL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0_row_23">
          <table:table-cell table:style-name="C5">
            <text:p text:style-name="P0"><text:span text:style-name="T2">2183</text:span></text:p>
          </table:table-cell>
          <table:table-cell table:style-name="C6">
            <text:p text:style-name="P0"><text:span text:style-name="T2">AILA BATISTA DE OLIVEIRA</text:span></text:p>
          </table:table-cell>
          <table:table-cell table:style-name="C6">
            <text:p text:style-name="P0"><text:span text:style-name="T2">ASSESSOR DE PROCURADOR DE JUSTIÇA</text:span></text:p>
          </table:table-cell>
          <table:table-cell table:style-name="C6">
            <text:p text:style-name="P0"><text:span text:style-name="T2">5ª PROCURADORIA DE JUSTICA (1ª CAMARA CIVEL)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315,69</text:span></text:p>
          </table:table-cell>
          <table:table-cell table:style-name="C7">
            <text:p text:style-name="P2"><text:span text:style-name="T2">3.101,7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7.326,41</text:span></text:p>
          </table:table-cell>
          <table:table-cell table:style-name="C7">
            <text:p text:style-name="P2"><text:span text:style-name="T2">751,97</text:span></text:p>
          </table:table-cell>
          <table:table-cell table:style-name="C7">
            <text:p text:style-name="P2"><text:span text:style-name="T2">2.258,5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010,50</text:span></text:p>
          </table:table-cell>
          <table:table-cell table:style-name="C7">
            <text:p text:style-name="P2"><text:span text:style-name="T2">14.315,91</text:span></text:p>
          </table:table-cell>
        </table:table-row>
        <table:table-row table:style-name="TBL_0_0_row_24">
          <table:table-cell table:style-name="C5">
            <text:p text:style-name="P0"><text:span text:style-name="T2">1149</text:span></text:p>
          </table:table-cell>
          <table:table-cell table:style-name="C6">
            <text:p text:style-name="P0"><text:span text:style-name="T2">ALAN FERREIRA HORA</text:span></text:p>
          </table:table-cell>
          <table:table-cell table:style-name="C6">
            <text:p text:style-name="P0"><text:span text:style-name="T2">ASSIST. ADMINISTRATIVO - requisitado</text:span></text:p>
          </table:table-cell>
          <table:table-cell table:style-name="C6">
            <text:p text:style-name="P0"><text:span text:style-name="T2">PROMOTORIA DE JUSTICA - PORTO DA FOLHA 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31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2.840,49</text:span></text:p>
          </table:table-cell>
          <table:table-cell table:style-name="C7">
            <text:p text:style-name="P2"><text:span text:style-name="T2">69,8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9,86</text:span></text:p>
          </table:table-cell>
          <table:table-cell table:style-name="C7">
            <text:p text:style-name="P2"><text:span text:style-name="T2">2.770,63</text:span></text:p>
          </table:table-cell>
        </table:table-row>
        <table:table-row table:style-name="TBL_0_0_row_25">
          <table:table-cell table:style-name="C5">
            <text:p text:style-name="P0"><text:span text:style-name="T2">2138</text:span></text:p>
          </table:table-cell>
          <table:table-cell table:style-name="C6">
            <text:p text:style-name="P0"><text:span text:style-name="T2">ALAN VICTOR BATISTA DOS SANTOS</text:span></text:p>
          </table:table-cell>
          <table:table-cell table:style-name="C6">
            <text:p text:style-name="P0"><text:span text:style-name="T2">CABO - requisitado</text:span></text:p>
          </table:table-cell>
          <table:table-cell table:style-name="C6">
            <text:p text:style-name="P0"><text:span text:style-name="T2">GRUPO DE ATUACAO ESPECIAL DE COMBATE AO CRIME ORGANIZADO (GAECO)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1.138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4.274,4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4,6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4,61</text:span></text:p>
          </table:table-cell>
          <table:table-cell table:style-name="C7">
            <text:p text:style-name="P2"><text:span text:style-name="T2">4.239,81</text:span></text:p>
          </table:table-cell>
        </table:table-row>
        <table:table-row table:style-name="TBL_0_0_row_26">
          <table:table-cell table:style-name="C5">
            <text:p text:style-name="P0"><text:span text:style-name="T2">1930</text:span></text:p>
          </table:table-cell>
          <table:table-cell table:style-name="C6">
            <text:p text:style-name="P0"><text:span text:style-name="T2">ALANNA CORREIA SILVA DE CARVALHO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1ª PROMOTORIA DE JUSTICA CRIMINAL - NOSSA SENHORA DO SOCORRO</text:span></text:p>
          </table:table-cell>
          <table:table-cell table:style-name="C7">
            <text:p text:style-name="P2"><text:span text:style-name="T2">7.611,74</text:span></text:p>
          </table:table-cell>
          <table:table-cell table:style-name="C7">
            <text:p text:style-name="P2"><text:span text:style-name="T2">600,5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04,0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46,44</text:span></text:p>
          </table:table-cell>
          <table:table-cell table:style-name="C7">
            <text:p text:style-name="P2"><text:span text:style-name="T2">12.362,77</text:span></text:p>
          </table:table-cell>
          <table:table-cell table:style-name="C7">
            <text:p text:style-name="P2"><text:span text:style-name="T2">1.149,72</text:span></text:p>
          </table:table-cell>
          <table:table-cell table:style-name="C7">
            <text:p text:style-name="P2"><text:span text:style-name="T2">1.072,8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222,57</text:span></text:p>
          </table:table-cell>
          <table:table-cell table:style-name="C7">
            <text:p text:style-name="P2"><text:span text:style-name="T2">10.140,20</text:span></text:p>
          </table:table-cell>
        </table:table-row>
        <table:table-row table:style-name="TBL_0_0_row_27">
          <table:table-cell table:style-name="C5">
            <text:p text:style-name="P0"><text:span text:style-name="T2">1445</text:span></text:p>
          </table:table-cell>
          <table:table-cell table:style-name="C6">
            <text:p text:style-name="P0"><text:span text:style-name="T2">ALBERTO RODRIGUES CARDOSO DA SILVA</text:span></text:p>
          </table:table-cell>
          <table:table-cell table:style-name="C6">
            <text:p text:style-name="P0"><text:span text:style-name="T2">ANALISTA DO MP- CONTADOR</text:span></text:p>
          </table:table-cell>
          <table:table-cell table:style-name="C6">
            <text:p text:style-name="P0"><text:span text:style-name="T2">DIVISAO DE CONTROLE INTERNO</text:span></text:p>
          </table:table-cell>
          <table:table-cell table:style-name="C7">
            <text:p text:style-name="P2"><text:span text:style-name="T2">9.065,70</text:span></text:p>
          </table:table-cell>
          <table:table-cell table:style-name="C7">
            <text:p text:style-name="P2"><text:span text:style-name="T2">1.359,8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2.334,55</text:span></text:p>
          </table:table-cell>
          <table:table-cell table:style-name="C7">
            <text:p text:style-name="P2"><text:span text:style-name="T2">1.459,58</text:span></text:p>
          </table:table-cell>
          <table:table-cell table:style-name="C7">
            <text:p text:style-name="P2"><text:span text:style-name="T2">1.596,2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055,86</text:span></text:p>
          </table:table-cell>
          <table:table-cell table:style-name="C7">
            <text:p text:style-name="P2"><text:span text:style-name="T2">9.278,69</text:span></text:p>
          </table:table-cell>
        </table:table-row>
        <table:table-row table:style-name="TBL_0_0_row_28">
          <table:table-cell table:style-name="C5">
            <text:p text:style-name="P0"><text:span text:style-name="T2">214</text:span></text:p>
          </table:table-cell>
          <table:table-cell table:style-name="C6">
            <text:p text:style-name="P0"><text:span text:style-name="T2">ALBERTO VINICIUS DE MELO SANTOS</text:span></text:p>
          </table:table-cell>
          <table:table-cell table:style-name="C6">
            <text:p text:style-name="P0"><text:span text:style-name="T2">PROGRAMADOR</text:span></text:p>
          </table:table-cell>
          <table:table-cell table:style-name="C6">
            <text:p text:style-name="P0"><text:span text:style-name="T2">DIRETORIA DE TECNOLOGIA DA INFORMACAO</text:span></text:p>
          </table:table-cell>
          <table:table-cell table:style-name="C7">
            <text:p text:style-name="P2"><text:span text:style-name="T2">5.270,57</text:span></text:p>
          </table:table-cell>
          <table:table-cell table:style-name="C7">
            <text:p text:style-name="P2"><text:span text:style-name="T2">4.644,3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859,13</text:span></text:p>
          </table:table-cell>
          <table:table-cell table:style-name="C7">
            <text:p text:style-name="P2"><text:span text:style-name="T2">12.774,06</text:span></text:p>
          </table:table-cell>
          <table:table-cell table:style-name="C7">
            <text:p text:style-name="P2"><text:span text:style-name="T2">1.388,09</text:span></text:p>
          </table:table-cell>
          <table:table-cell table:style-name="C7">
            <text:p text:style-name="P2"><text:span text:style-name="T2">1.032,6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420,78</text:span></text:p>
          </table:table-cell>
          <table:table-cell table:style-name="C7">
            <text:p text:style-name="P2"><text:span text:style-name="T2">10.353,28</text:span></text:p>
          </table:table-cell>
        </table:table-row>
        <table:table-row table:style-name="TBL_0_0_row_29">
          <table:table-cell table:style-name="C5">
            <text:p text:style-name="P0"><text:span text:style-name="T2">1471</text:span></text:p>
          </table:table-cell>
          <table:table-cell table:style-name="C6">
            <text:p text:style-name="P0"><text:span text:style-name="T2">ALDELEINE MELHOR BARBOSA</text:span></text:p>
          </table:table-cell>
          <table:table-cell table:style-name="C6">
            <text:p text:style-name="P0"><text:span text:style-name="T2">PROMOTOR DE JUSTIÇA DE ENTR. INICIAL</text:span></text:p>
          </table:table-cell>
          <table:table-cell table:style-name="C6">
            <text:p text:style-name="P0"><text:span text:style-name="T2">PROMOTORIA DE JUSTICA - RIACHUELO</text:span></text:p>
          </table:table-cell>
          <table:table-cell table:style-name="C7">
            <text:p text:style-name="P2"><text:span text:style-name="T2">32.004,6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200,47</text:span></text:p>
          </table:table-cell>
          <table:table-cell table:style-name="C7">
            <text:p text:style-name="P2"><text:span text:style-name="T2">17.172,92</text:span></text:p>
          </table:table-cell>
          <table:table-cell table:style-name="C7">
            <text:p text:style-name="P2"><text:span text:style-name="T2">52.378,04</text:span></text:p>
          </table:table-cell>
          <table:table-cell table:style-name="C7">
            <text:p text:style-name="P2"><text:span text:style-name="T2">4.480,65</text:span></text:p>
          </table:table-cell>
          <table:table-cell table:style-name="C7">
            <text:p text:style-name="P2"><text:span text:style-name="T2">7.527,7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008,38</text:span></text:p>
          </table:table-cell>
          <table:table-cell table:style-name="C7">
            <text:p text:style-name="P2"><text:span text:style-name="T2">40.369,66</text:span></text:p>
          </table:table-cell>
        </table:table-row>
        <table:table-row table:style-name="TBL_0_0_row_30">
          <table:table-cell table:style-name="C5">
            <text:p text:style-name="P0"><text:span text:style-name="T2">162</text:span></text:p>
          </table:table-cell>
          <table:table-cell table:style-name="C6">
            <text:p text:style-name="P0"><text:span text:style-name="T2">ALDO SOUZA ARAGAO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3ª PROMOTORIA DE JUSTICA DISTRITAL - ARACAJU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.384,07</text:span></text:p>
          </table:table-cell>
          <table:table-cell table:style-name="C7">
            <text:p text:style-name="P2"><text:span text:style-name="T2">51.073,18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7.098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.814,59</text:span></text:p>
          </table:table-cell>
          <table:table-cell table:style-name="C7">
            <text:p text:style-name="P2"><text:span text:style-name="T2">39.258,59</text:span></text:p>
          </table:table-cell>
        </table:table-row>
        <table:table-row table:style-name="TBL_0_0_row_31">
          <table:table-cell table:style-name="C5">
            <text:p text:style-name="P0"><text:span text:style-name="T2">1287</text:span></text:p>
          </table:table-cell>
          <table:table-cell table:style-name="C6">
            <text:p text:style-name="P0"><text:span text:style-name="T2">ALESSANDRA ALVES DE OLIVEIRA MENEZES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1ª PROMOTORIA DE JUSTICA - ESTANCIA</text:span></text:p>
          </table:table-cell>
          <table:table-cell table:style-name="C7">
            <text:p text:style-name="P2"><text:span text:style-name="T2">8.552,55</text:span></text:p>
          </table:table-cell>
          <table:table-cell table:style-name="C7">
            <text:p text:style-name="P2"><text:span text:style-name="T2">2.993,3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781,13</text:span></text:p>
          </table:table-cell>
          <table:table-cell table:style-name="C7">
            <text:p text:style-name="P2"><text:span text:style-name="T2">14.327,07</text:span></text:p>
          </table:table-cell>
          <table:table-cell table:style-name="C7">
            <text:p text:style-name="P2"><text:span text:style-name="T2">1.616,43</text:span></text:p>
          </table:table-cell>
          <table:table-cell table:style-name="C7">
            <text:p text:style-name="P2"><text:span text:style-name="T2">1.756,9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373,41</text:span></text:p>
          </table:table-cell>
          <table:table-cell table:style-name="C7">
            <text:p text:style-name="P2"><text:span text:style-name="T2">10.953,66</text:span></text:p>
          </table:table-cell>
        </table:table-row>
        <table:table-row table:style-name="TBL_0_0_row_32">
          <table:table-cell table:style-name="C5">
            <text:p text:style-name="P0"><text:span text:style-name="T2">826</text:span></text:p>
          </table:table-cell>
          <table:table-cell table:style-name="C6">
            <text:p text:style-name="P0"><text:span text:style-name="T2">ALESSANDRA PEDRAL DE SANTANA SUZART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1ª PROMOTORIA DE JUSTICA CRIMINAL - LAGARTO 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2,3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35.974,33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7.076,8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.793,34</text:span></text:p>
          </table:table-cell>
          <table:table-cell table:style-name="C7">
            <text:p text:style-name="P2"><text:span text:style-name="T2">24.180,99</text:span></text:p>
          </table:table-cell>
        </table:table-row>
        <table:table-row table:style-name="TBL_0_0_row_33">
          <table:table-cell table:style-name="C5">
            <text:p text:style-name="P0"><text:span text:style-name="T2">1561</text:span></text:p>
          </table:table-cell>
          <table:table-cell table:style-name="C6">
            <text:p text:style-name="P0"><text:span text:style-name="T2">ALESSANDRA SOUZA DE SANTANA</text:span></text:p>
          </table:table-cell>
          <table:table-cell table:style-name="C6">
            <text:p text:style-name="P0"><text:span text:style-name="T2">ANALISTA DO MP -Informática - G. e A.de P. de Sistemas</text:span></text:p>
          </table:table-cell>
          <table:table-cell table:style-name="C6">
            <text:p text:style-name="P0"><text:span text:style-name="T2">DIVISAO DE PLANEJAMENTO ESTRATEGICO E PROJETOS</text:span></text:p>
          </table:table-cell>
          <table:table-cell table:style-name="C7">
            <text:p text:style-name="P2"><text:span text:style-name="T2">8.552,55</text:span></text:p>
          </table:table-cell>
          <table:table-cell table:style-name="C7">
            <text:p text:style-name="P2"><text:span text:style-name="T2">899,73</text:span></text:p>
          </table:table-cell>
          <table:table-cell table:style-name="C7">
            <text:p text:style-name="P2"><text:span text:style-name="T2">5.632,5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17.257,79</text:span></text:p>
          </table:table-cell>
          <table:table-cell table:style-name="C7">
            <text:p text:style-name="P2"><text:span text:style-name="T2">1.323,32</text:span></text:p>
          </table:table-cell>
          <table:table-cell table:style-name="C7">
            <text:p text:style-name="P2"><text:span text:style-name="T2">2.915,0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238,39</text:span></text:p>
          </table:table-cell>
          <table:table-cell table:style-name="C7">
            <text:p text:style-name="P2"><text:span text:style-name="T2">13.019,40</text:span></text:p>
          </table:table-cell>
        </table:table-row>
        <table:table-row table:style-name="TBL_0_0_row_34">
          <table:table-cell table:style-name="C5">
            <text:p text:style-name="P0"><text:span text:style-name="T2">1326</text:span></text:p>
          </table:table-cell>
          <table:table-cell table:style-name="C6">
            <text:p text:style-name="P0"><text:span text:style-name="T2">ALEX ESTEVAM DE SOUZA LEITE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6ª PROMOTORIA DE JUSTICA CRIMINAL - ARACAJU</text:span></text:p>
          </table:table-cell>
          <table:table-cell table:style-name="C7">
            <text:p text:style-name="P2"><text:span text:style-name="T2">10.186,22</text:span></text:p>
          </table:table-cell>
          <table:table-cell table:style-name="C7">
            <text:p text:style-name="P2"><text:span text:style-name="T2">1.527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3.623,14</text:span></text:p>
          </table:table-cell>
          <table:table-cell table:style-name="C7">
            <text:p text:style-name="P2"><text:span text:style-name="T2">1.639,98</text:span></text:p>
          </table:table-cell>
          <table:table-cell table:style-name="C7">
            <text:p text:style-name="P2"><text:span text:style-name="T2">1.796,7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436,74</text:span></text:p>
          </table:table-cell>
          <table:table-cell table:style-name="C7">
            <text:p text:style-name="P2"><text:span text:style-name="T2">10.186,40</text:span></text:p>
          </table:table-cell>
        </table:table-row>
        <table:table-row table:style-name="TBL_0_0_row_35">
          <table:table-cell table:style-name="C5">
            <text:p text:style-name="P0"><text:span text:style-name="T2">656</text:span></text:p>
          </table:table-cell>
          <table:table-cell table:style-name="C6">
            <text:p text:style-name="P0"><text:span text:style-name="T2">ALEX MAIA ESMERALDO DE OLIVEIRA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1ª PROMOTORIA DE JUSTICA - NOSSA SENHORA DA GLORIA 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.172,92</text:span></text:p>
          </table:table-cell>
          <table:table-cell table:style-name="C7">
            <text:p text:style-name="P2"><text:span text:style-name="T2">50.862,03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6.459,2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.175,69</text:span></text:p>
          </table:table-cell>
          <table:table-cell table:style-name="C7">
            <text:p text:style-name="P2"><text:span text:style-name="T2">39.686,34</text:span></text:p>
          </table:table-cell>
        </table:table-row>
        <table:table-row table:style-name="TBL_0_0_row_36">
          <table:table-cell table:style-name="C5">
            <text:p text:style-name="P0"><text:span text:style-name="T2">2197</text:span></text:p>
          </table:table-cell>
          <table:table-cell table:style-name="C6">
            <text:p text:style-name="P0"><text:span text:style-name="T2">ALEX SANTOS DO CARMO</text:span></text:p>
          </table:table-cell>
          <table:table-cell table:style-name="C6">
            <text:p text:style-name="P0"><text:span text:style-name="T2">3º SARGENTO - requisitado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0_row_37">
          <table:table-cell table:style-name="C5">
            <text:p text:style-name="P0"><text:span text:style-name="T2">2104</text:span></text:p>
          </table:table-cell>
          <table:table-cell table:style-name="C6">
            <text:p text:style-name="P0"><text:span text:style-name="T2">ALEXANDER REZENDE LIMA</text:span></text:p>
          </table:table-cell>
          <table:table-cell table:style-name="C6">
            <text:p text:style-name="P0"><text:span text:style-name="T2">TÉCNICO DO MP - Manut. Sup. Eq. de Inf. e Software</text:span></text:p>
          </table:table-cell>
          <table:table-cell table:style-name="C6">
            <text:p text:style-name="P0"><text:span text:style-name="T2">DIVISAO DE SUPORTE</text:span></text:p>
          </table:table-cell>
          <table:table-cell table:style-name="C7">
            <text:p text:style-name="P2"><text:span text:style-name="T2">4.211,55</text:span></text:p>
          </table:table-cell>
          <table:table-cell table:style-name="C7">
            <text:p text:style-name="P2"><text:span text:style-name="T2">196,9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6.581,39</text:span></text:p>
          </table:table-cell>
          <table:table-cell table:style-name="C7">
            <text:p text:style-name="P2"><text:span text:style-name="T2">617,19</text:span></text:p>
          </table:table-cell>
          <table:table-cell table:style-name="C7">
            <text:p text:style-name="P2"><text:span text:style-name="T2">157,0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774,21</text:span></text:p>
          </table:table-cell>
          <table:table-cell table:style-name="C7">
            <text:p text:style-name="P2"><text:span text:style-name="T2">5.807,18</text:span></text:p>
          </table:table-cell>
        </table:table-row>
        <table:table-row table:style-name="TBL_0_0_row_38">
          <table:table-cell table:style-name="C5">
            <text:p text:style-name="P0"><text:span text:style-name="T2">625</text:span></text:p>
          </table:table-cell>
          <table:table-cell table:style-name="C6">
            <text:p text:style-name="P0"><text:span text:style-name="T2">ALEXANDRE ALBAGLI OLIVEIRA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2ª PROMOTORIA DE JUSTICA - ITAPORANGA D'AJUDA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368,91</text:span></text:p>
          </table:table-cell>
          <table:table-cell table:style-name="C7">
            <text:p text:style-name="P2"><text:span text:style-name="T2">17.172,92</text:span></text:p>
          </table:table-cell>
          <table:table-cell table:style-name="C7">
            <text:p text:style-name="P2"><text:span text:style-name="T2">54.230,94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7.920,2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636,77</text:span></text:p>
          </table:table-cell>
          <table:table-cell table:style-name="C7">
            <text:p text:style-name="P2"><text:span text:style-name="T2">41.594,17</text:span></text:p>
          </table:table-cell>
        </table:table-row>
        <table:table-row table:style-name="TBL_0_0_row_39">
          <table:table-cell table:style-name="C5">
            <text:p text:style-name="P0"><text:span text:style-name="T2">176</text:span></text:p>
          </table:table-cell>
          <table:table-cell table:style-name="C6">
            <text:p text:style-name="P0"><text:span text:style-name="T2">ALEXANDRE ANDRADE DE SOUZA</text:span></text:p>
          </table:table-cell>
          <table:table-cell table:style-name="C6">
            <text:p text:style-name="P0"><text:span text:style-name="T2">ANALISTA DE SISTEMAS</text:span></text:p>
          </table:table-cell>
          <table:table-cell table:style-name="C6">
            <text:p text:style-name="P0"><text:span text:style-name="T2">DIRETORIA DE TECNOLOGIA DA INFORMACAO</text:span></text:p>
          </table:table-cell>
          <table:table-cell table:style-name="C7">
            <text:p text:style-name="P2"><text:span text:style-name="T2">10.186,22</text:span></text:p>
          </table:table-cell>
          <table:table-cell table:style-name="C7">
            <text:p text:style-name="P2"><text:span text:style-name="T2">16.717,0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5.898,5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34.974,75</text:span></text:p>
          </table:table-cell>
          <table:table-cell table:style-name="C7">
            <text:p text:style-name="P2"><text:span text:style-name="T2">3.766,46</text:span></text:p>
          </table:table-cell>
          <table:table-cell table:style-name="C7">
            <text:p text:style-name="P2"><text:span text:style-name="T2">5.441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.207,59</text:span></text:p>
          </table:table-cell>
          <table:table-cell table:style-name="C7">
            <text:p text:style-name="P2"><text:span text:style-name="T2">25.767,16</text:span></text:p>
          </table:table-cell>
        </table:table-row>
        <table:table-row table:style-name="TBL_0_0_row_40">
          <table:table-cell table:style-name="C5">
            <text:p text:style-name="P0"><text:span text:style-name="T2">1568</text:span></text:p>
          </table:table-cell>
          <table:table-cell table:style-name="C6">
            <text:p text:style-name="P0"><text:span text:style-name="T2">ALEXANDRE FRANCO BARRETO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CENTRO DE APOIO OPERACIONAL DE PROTECAO AO RIO SAO FRANCISCO E AS NASCENTES</text:span></text:p>
          </table:table-cell>
          <table:table-cell table:style-name="C7">
            <text:p text:style-name="P2"><text:span text:style-name="T2">4.425,27</text:span></text:p>
          </table:table-cell>
          <table:table-cell table:style-name="C7">
            <text:p text:style-name="P2"><text:span text:style-name="T2">1.106,3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3,33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7.877,84</text:span></text:p>
          </table:table-cell>
          <table:table-cell table:style-name="C7">
            <text:p text:style-name="P2"><text:span text:style-name="T2">774,42</text:span></text:p>
          </table:table-cell>
          <table:table-cell table:style-name="C7">
            <text:p text:style-name="P2"><text:span text:style-name="T2">486,5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60,95</text:span></text:p>
          </table:table-cell>
          <table:table-cell table:style-name="C7">
            <text:p text:style-name="P2"><text:span text:style-name="T2">6.616,89</text:span></text:p>
          </table:table-cell>
        </table:table-row>
        <table:table-row table:style-name="TBL_0_0_row_41">
          <table:table-cell table:style-name="C5">
            <text:p text:style-name="P0"><text:span text:style-name="T2">1694</text:span></text:p>
          </table:table-cell>
          <table:table-cell table:style-name="C6">
            <text:p text:style-name="P0"><text:span text:style-name="T2">ALEXANDRE GONCALVES SILVA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2ª PROMOTORIA DE JUSTICA - LAGARTO </text:span></text:p>
          </table:table-cell>
          <table:table-cell table:style-name="C7">
            <text:p text:style-name="P2"><text:span text:style-name="T2">7.611,74</text:span></text:p>
          </table:table-cell>
          <table:table-cell table:style-name="C7">
            <text:p text:style-name="P2"><text:span text:style-name="T2">1.522,3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572,36</text:span></text:p>
          </table:table-cell>
          <table:table-cell table:style-name="C7">
            <text:p text:style-name="P2"><text:span text:style-name="T2">11.706,45</text:span></text:p>
          </table:table-cell>
          <table:table-cell table:style-name="C7">
            <text:p text:style-name="P2"><text:span text:style-name="T2">1.278,77</text:span></text:p>
          </table:table-cell>
          <table:table-cell table:style-name="C7">
            <text:p text:style-name="P2"><text:span text:style-name="T2">1.290,8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569,62</text:span></text:p>
          </table:table-cell>
          <table:table-cell table:style-name="C7">
            <text:p text:style-name="P2"><text:span text:style-name="T2">9.136,83</text:span></text:p>
          </table:table-cell>
        </table:table-row>
      </table:table>
      <table:table table:name="TBL_0_1" table:style-name="TBL_0_1">
        <table:table-column table:style-name="TBL_0_1_col_0">
</table:table-column>
        <table:table-column table:style-name="TBL_0_1_col_1">
</table:table-column>
        <table:table-column table:style-name="TBL_0_1_col_2">
</table:table-column>
        <table:table-column table:style-name="TBL_0_1_col_3">
</table:table-column>
        <table:table-column table:style-name="TBL_0_1_col_4">
</table:table-column>
        <table:table-column table:style-name="TBL_0_1_col_5">
</table:table-column>
        <table:table-column table:style-name="TBL_0_1_col_6">
</table:table-column>
        <table:table-column table:style-name="TBL_0_1_col_7">
</table:table-column>
        <table:table-column table:style-name="TBL_0_1_col_8">
</table:table-column>
        <table:table-column table:style-name="TBL_0_1_col_9">
</table:table-column>
        <table:table-column table:style-name="TBL_0_1_col_10">
</table:table-column>
        <table:table-column table:style-name="TBL_0_1_col_11">
</table:table-column>
        <table:table-column table:style-name="TBL_0_1_col_12">
</table:table-column>
        <table:table-column table:style-name="TBL_0_1_col_13">
</table:table-column>
        <table:table-column table:style-name="TBL_0_1_col_14">
</table:table-column>
        <table:table-column table:style-name="TBL_0_1_col_15">
</table:table-column>
        <table:table-column table:style-name="TBL_0_1_col_16">
</table:table-column>
        <table:table-column table:style-name="TBL_0_1_col_17">
</table:table-column>
        <table:table-row table:style-name="TBL_0_1_row_0">
          <table:table-cell table:style-name="C5">
            <text:p text:style-name="P0"><text:bookmark text:name="JR_PAGE_ANCHOR_0_2"/><text:span text:style-name="T2">1530</text:span></text:p>
          </table:table-cell>
          <table:table-cell table:style-name="C6">
            <text:p text:style-name="P0"><text:span text:style-name="T2">ALEXANDRE MENDONCA SANTOS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8ª PROMOTORIA DE JUSTICA DOS DIREITOS DO CIDADAO</text:span></text:p>
          </table:table-cell>
          <table:table-cell table:style-name="C7">
            <text:p text:style-name="P2"><text:span text:style-name="T2">8.552,55</text:span></text:p>
          </table:table-cell>
          <table:table-cell table:style-name="C7">
            <text:p text:style-name="P2"><text:span text:style-name="T2">1.282,8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1.744,42</text:span></text:p>
          </table:table-cell>
          <table:table-cell table:style-name="C7">
            <text:p text:style-name="P2"><text:span text:style-name="T2">1.376,96</text:span></text:p>
          </table:table-cell>
          <table:table-cell table:style-name="C7">
            <text:p text:style-name="P2"><text:span text:style-name="T2">1.404,5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781,54</text:span></text:p>
          </table:table-cell>
          <table:table-cell table:style-name="C7">
            <text:p text:style-name="P2"><text:span text:style-name="T2">8.962,88</text:span></text:p>
          </table:table-cell>
        </table:table-row>
        <table:table-row table:style-name="TBL_0_1_row_1">
          <table:table-cell table:style-name="C5">
            <text:p text:style-name="P0"><text:span text:style-name="T2">660</text:span></text:p>
          </table:table-cell>
          <table:table-cell table:style-name="C6">
            <text:p text:style-name="P0"><text:span text:style-name="T2">ALEXANDRO SAMPAIO SANTANA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1ª PROMOTORIA DE JUSTICA CRIMINAL - SAO CRISTOVAO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368,91</text:span></text:p>
          </table:table-cell>
          <table:table-cell table:style-name="C7">
            <text:p text:style-name="P2"><text:span text:style-name="T2">17.172,92</text:span></text:p>
          </table:table-cell>
          <table:table-cell table:style-name="C7">
            <text:p text:style-name="P2"><text:span text:style-name="T2">54.230,94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7.920,2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636,77</text:span></text:p>
          </table:table-cell>
          <table:table-cell table:style-name="C7">
            <text:p text:style-name="P2"><text:span text:style-name="T2">41.594,17</text:span></text:p>
          </table:table-cell>
        </table:table-row>
        <table:table-row table:style-name="TBL_0_1_row_2">
          <table:table-cell table:style-name="C5">
            <text:p text:style-name="P0"><text:span text:style-name="T2">1738</text:span></text:p>
          </table:table-cell>
          <table:table-cell table:style-name="C6">
            <text:p text:style-name="P0"><text:span text:style-name="T2">ALEXSANDRO AZEVEDO GUIMARAES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PROMOTORIA DE JUSTICA ESPECIAL CIVEL E CRIMINAL - SAO CRISTOVAO </text:span></text:p>
          </table:table-cell>
          <table:table-cell table:style-name="C7">
            <text:p text:style-name="P2"><text:span text:style-name="T2">3.505,23</text:span></text:p>
          </table:table-cell>
          <table:table-cell table:style-name="C7">
            <text:p text:style-name="P2"><text:span text:style-name="T2">368,7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46,44</text:span></text:p>
          </table:table-cell>
          <table:table-cell table:style-name="C7">
            <text:p text:style-name="P2"><text:span text:style-name="T2">6.020,42</text:span></text:p>
          </table:table-cell>
          <table:table-cell table:style-name="C7">
            <text:p text:style-name="P2"><text:span text:style-name="T2">542,36</text:span></text:p>
          </table:table-cell>
          <table:table-cell table:style-name="C7">
            <text:p text:style-name="P2"><text:span text:style-name="T2">116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58,86</text:span></text:p>
          </table:table-cell>
          <table:table-cell table:style-name="C7">
            <text:p text:style-name="P2"><text:span text:style-name="T2">5.361,56</text:span></text:p>
          </table:table-cell>
        </table:table-row>
        <table:table-row table:style-name="TBL_0_1_row_3">
          <table:table-cell table:style-name="C5">
            <text:p text:style-name="P0"><text:span text:style-name="T2">2131</text:span></text:p>
          </table:table-cell>
          <table:table-cell table:style-name="C6">
            <text:p text:style-name="P0"><text:span text:style-name="T2">ALEXSANDRO CARLOS DE JESUS</text:span></text:p>
          </table:table-cell>
          <table:table-cell table:style-name="C6">
            <text:p text:style-name="P0"><text:span text:style-name="T2">ASSESSOR OPERACIONAL</text:span></text:p>
          </table:table-cell>
          <table:table-cell table:style-name="C6">
            <text:p text:style-name="P0"><text:span text:style-name="T2">DIVISAO  DE APOIO ADMINISTRATIVO/DA/SG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92,6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27,78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4.629,38</text:span></text:p>
          </table:table-cell>
          <table:table-cell table:style-name="C7">
            <text:p text:style-name="P2"><text:span text:style-name="T2">243,8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43,84</text:span></text:p>
          </table:table-cell>
          <table:table-cell table:style-name="C7">
            <text:p text:style-name="P2"><text:span text:style-name="T2">4.385,54</text:span></text:p>
          </table:table-cell>
        </table:table-row>
        <table:table-row table:style-name="TBL_0_1_row_4">
          <table:table-cell table:style-name="C5">
            <text:p text:style-name="P0"><text:span text:style-name="T2">1329</text:span></text:p>
          </table:table-cell>
          <table:table-cell table:style-name="C6">
            <text:p text:style-name="P0"><text:span text:style-name="T2">ALEXSANDRO DE ARAUJO TRINDADE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1ª PROMOTORIA DE JUSTICA CRIMINAL - LAGARTO </text:span></text:p>
          </table:table-cell>
          <table:table-cell table:style-name="C7">
            <text:p text:style-name="P2"><text:span text:style-name="T2">8.068,44</text:span></text:p>
          </table:table-cell>
          <table:table-cell table:style-name="C7">
            <text:p text:style-name="P2"><text:span text:style-name="T2">1.613,6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86,67</text:span></text:p>
          </table:table-cell>
          <table:table-cell table:style-name="C7">
            <text:p text:style-name="P2"><text:span text:style-name="T2">2.572,36</text:span></text:p>
          </table:table-cell>
          <table:table-cell table:style-name="C7">
            <text:p text:style-name="P2"><text:span text:style-name="T2">12.441,16</text:span></text:p>
          </table:table-cell>
          <table:table-cell table:style-name="C7">
            <text:p text:style-name="P2"><text:span text:style-name="T2">1.355,50</text:span></text:p>
          </table:table-cell>
          <table:table-cell table:style-name="C7">
            <text:p text:style-name="P2"><text:span text:style-name="T2">1.471,8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827,30</text:span></text:p>
          </table:table-cell>
          <table:table-cell table:style-name="C7">
            <text:p text:style-name="P2"><text:span text:style-name="T2">9.613,86</text:span></text:p>
          </table:table-cell>
        </table:table-row>
        <table:table-row table:style-name="TBL_0_1_row_5">
          <table:table-cell table:style-name="C5">
            <text:p text:style-name="P0"><text:span text:style-name="T2">1802</text:span></text:p>
          </table:table-cell>
          <table:table-cell table:style-name="C6">
            <text:p text:style-name="P0"><text:span text:style-name="T2">ALFRAN PEREIRA JUNIOR</text:span></text:p>
          </table:table-cell>
          <table:table-cell table:style-name="C6">
            <text:p text:style-name="P0"><text:span text:style-name="T2">ANALISTA DO MP -Informática - G. e A.de P. de Sistemas</text:span></text:p>
          </table:table-cell>
          <table:table-cell table:style-name="C6">
            <text:p text:style-name="P0"><text:span text:style-name="T2">DIRETORIA DE TECNOLOGIA DA INFORMACAO</text:span></text:p>
          </table:table-cell>
          <table:table-cell table:style-name="C7">
            <text:p text:style-name="P2"><text:span text:style-name="T2">8.552,55</text:span></text:p>
          </table:table-cell>
          <table:table-cell table:style-name="C7">
            <text:p text:style-name="P2"><text:span text:style-name="T2">899,7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1.361,27</text:span></text:p>
          </table:table-cell>
          <table:table-cell table:style-name="C7">
            <text:p text:style-name="P2"><text:span text:style-name="T2">1.323,32</text:span></text:p>
          </table:table-cell>
          <table:table-cell table:style-name="C7">
            <text:p text:style-name="P2"><text:span text:style-name="T2">1.261,8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585,15</text:span></text:p>
          </table:table-cell>
          <table:table-cell table:style-name="C7">
            <text:p text:style-name="P2"><text:span text:style-name="T2">8.776,12</text:span></text:p>
          </table:table-cell>
        </table:table-row>
        <table:table-row table:style-name="TBL_0_1_row_6">
          <table:table-cell table:style-name="C5">
            <text:p text:style-name="P0"><text:span text:style-name="T2">2124</text:span></text:p>
          </table:table-cell>
          <table:table-cell table:style-name="C6">
            <text:p text:style-name="P0"><text:span text:style-name="T2">ALFREDO ALVES DE OLIVEIRA</text:span></text:p>
          </table:table-cell>
          <table:table-cell table:style-name="C6">
            <text:p text:style-name="P0"><text:span text:style-name="T2">1º SARGENTO - requisitado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1_row_7">
          <table:table-cell table:style-name="C5">
            <text:p text:style-name="P0"><text:span text:style-name="T2">1822</text:span></text:p>
          </table:table-cell>
          <table:table-cell table:style-name="C6">
            <text:p text:style-name="P0"><text:span text:style-name="T2">ALICE REGINA LOUREDO NASCIMENTO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2ª PROMOTORIA DE JUSTICA DAS EXECUCOES CRIMINAIS - ARACAJU</text:span></text:p>
          </table:table-cell>
          <table:table-cell table:style-name="C7">
            <text:p text:style-name="P2"><text:span text:style-name="T2">4.174,78</text:span></text:p>
          </table:table-cell>
          <table:table-cell table:style-name="C7">
            <text:p text:style-name="P2"><text:span text:style-name="T2">439,1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6.522,96</text:span></text:p>
          </table:table-cell>
          <table:table-cell table:style-name="C7">
            <text:p text:style-name="P2"><text:span text:style-name="T2">645,96</text:span></text:p>
          </table:table-cell>
          <table:table-cell table:style-name="C7">
            <text:p text:style-name="P2"><text:span text:style-name="T2">256,6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02,63</text:span></text:p>
          </table:table-cell>
          <table:table-cell table:style-name="C7">
            <text:p text:style-name="P2"><text:span text:style-name="T2">5.620,33</text:span></text:p>
          </table:table-cell>
        </table:table-row>
        <table:table-row table:style-name="TBL_0_1_row_8">
          <table:table-cell table:style-name="C5">
            <text:p text:style-name="P0"><text:span text:style-name="T2">1403</text:span></text:p>
          </table:table-cell>
          <table:table-cell table:style-name="C6">
            <text:p text:style-name="P0"><text:span text:style-name="T2">ALINE BARBOZA ALCANTARA DE CARVALHO LEITE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COORDENADORIA GERAL / MP</text:span></text:p>
          </table:table-cell>
          <table:table-cell table:style-name="C7">
            <text:p text:style-name="P2"><text:span text:style-name="T2">5.270,57</text:span></text:p>
          </table:table-cell>
          <table:table-cell table:style-name="C7">
            <text:p text:style-name="P2"><text:span text:style-name="T2">790,59</text:span></text:p>
          </table:table-cell>
          <table:table-cell table:style-name="C7">
            <text:p text:style-name="P2"><text:span text:style-name="T2">5.632,5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897,9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7.500,66</text:span></text:p>
          </table:table-cell>
          <table:table-cell table:style-name="C7">
            <text:p text:style-name="P2"><text:span text:style-name="T2">848,56</text:span></text:p>
          </table:table-cell>
          <table:table-cell table:style-name="C7">
            <text:p text:style-name="P2"><text:span text:style-name="T2">3.185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033,56</text:span></text:p>
          </table:table-cell>
          <table:table-cell table:style-name="C7">
            <text:p text:style-name="P2"><text:span text:style-name="T2">13.467,10</text:span></text:p>
          </table:table-cell>
        </table:table-row>
        <table:table-row table:style-name="TBL_0_1_row_9">
          <table:table-cell table:style-name="C5">
            <text:p text:style-name="P0"><text:span text:style-name="T2">1853</text:span></text:p>
          </table:table-cell>
          <table:table-cell table:style-name="C6">
            <text:p text:style-name="P0"><text:span text:style-name="T2">ALINE MARIA DOS SANTOS</text:span></text:p>
          </table:table-cell>
          <table:table-cell table:style-name="C6">
            <text:p text:style-name="P0"><text:span text:style-name="T2">TÉCNICO DO MP - Manut. Sup. Eq. de Inf. e Software</text:span></text:p>
          </table:table-cell>
          <table:table-cell table:style-name="C6">
            <text:p text:style-name="P0"><text:span text:style-name="T2">DIVISAO DE SUPORTE</text:span></text:p>
          </table:table-cell>
          <table:table-cell table:style-name="C7">
            <text:p text:style-name="P2"><text:span text:style-name="T2">3.938,47</text:span></text:p>
          </table:table-cell>
          <table:table-cell table:style-name="C7">
            <text:p text:style-name="P2"><text:span text:style-name="T2">414,3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6.525,72</text:span></text:p>
          </table:table-cell>
          <table:table-cell table:style-name="C7">
            <text:p text:style-name="P2"><text:span text:style-name="T2">609,39</text:span></text:p>
          </table:table-cell>
          <table:table-cell table:style-name="C7">
            <text:p text:style-name="P2"><text:span text:style-name="T2">178,2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787,66</text:span></text:p>
          </table:table-cell>
          <table:table-cell table:style-name="C7">
            <text:p text:style-name="P2"><text:span text:style-name="T2">5.738,06</text:span></text:p>
          </table:table-cell>
        </table:table-row>
        <table:table-row table:style-name="TBL_0_1_row_10">
          <table:table-cell table:style-name="C5">
            <text:p text:style-name="P0"><text:span text:style-name="T2">1280</text:span></text:p>
          </table:table-cell>
          <table:table-cell table:style-name="C6">
            <text:p text:style-name="P0"><text:span text:style-name="T2">ALINE NUNES VASCONCELOS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2ª PROMOTORIA DE JUSTICA DISTRITAL - NOSSA SENHORA DO SOCORRO</text:span></text:p>
          </table:table-cell>
          <table:table-cell table:style-name="C7">
            <text:p text:style-name="P2"><text:span text:style-name="T2">10.186,22</text:span></text:p>
          </table:table-cell>
          <table:table-cell table:style-name="C7">
            <text:p text:style-name="P2"><text:span text:style-name="T2">1.527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46,44</text:span></text:p>
          </table:table-cell>
          <table:table-cell table:style-name="C7">
            <text:p text:style-name="P2"><text:span text:style-name="T2">13.860,59</text:span></text:p>
          </table:table-cell>
          <table:table-cell table:style-name="C7">
            <text:p text:style-name="P2"><text:span text:style-name="T2">1.639,98</text:span></text:p>
          </table:table-cell>
          <table:table-cell table:style-name="C7">
            <text:p text:style-name="P2"><text:span text:style-name="T2">1.796,7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436,74</text:span></text:p>
          </table:table-cell>
          <table:table-cell table:style-name="C7">
            <text:p text:style-name="P2"><text:span text:style-name="T2">10.423,85</text:span></text:p>
          </table:table-cell>
        </table:table-row>
        <table:table-row table:style-name="TBL_0_1_row_11">
          <table:table-cell table:style-name="C5">
            <text:p text:style-name="P0"><text:span text:style-name="T2">1559</text:span></text:p>
          </table:table-cell>
          <table:table-cell table:style-name="C6">
            <text:p text:style-name="P0"><text:span text:style-name="T2">ALINE RIBEIRO DE OLIVEIRA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DIRETORIA DE RECURSOS HUMANOS</text:span></text:p>
          </table:table-cell>
          <table:table-cell table:style-name="C7">
            <text:p text:style-name="P2"><text:span text:style-name="T2">8.552,55</text:span></text:p>
          </table:table-cell>
          <table:table-cell table:style-name="C7">
            <text:p text:style-name="P2"><text:span text:style-name="T2">1.282,88</text:span></text:p>
          </table:table-cell>
          <table:table-cell table:style-name="C7">
            <text:p text:style-name="P2"><text:span text:style-name="T2">3.692,3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5.436,73</text:span></text:p>
          </table:table-cell>
          <table:table-cell table:style-name="C7">
            <text:p text:style-name="P2"><text:span text:style-name="T2">1.376,96</text:span></text:p>
          </table:table-cell>
          <table:table-cell table:style-name="C7">
            <text:p text:style-name="P2"><text:span text:style-name="T2">2.367,8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744,79</text:span></text:p>
          </table:table-cell>
          <table:table-cell table:style-name="C7">
            <text:p text:style-name="P2"><text:span text:style-name="T2">11.691,94</text:span></text:p>
          </table:table-cell>
        </table:table-row>
        <table:table-row table:style-name="TBL_0_1_row_12">
          <table:table-cell table:style-name="C5">
            <text:p text:style-name="P0"><text:span text:style-name="T2">1314</text:span></text:p>
          </table:table-cell>
          <table:table-cell table:style-name="C6">
            <text:p text:style-name="P0"><text:span text:style-name="T2">ALINE WILTSHIRE CARVALHO RODRIGUES MACHADO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3ª PROMOTORIA DE JUSTICA DISTRITAL - ARACAJU</text:span></text:p>
          </table:table-cell>
          <table:table-cell table:style-name="C7">
            <text:p text:style-name="P2"><text:span text:style-name="T2">10.186,22</text:span></text:p>
          </table:table-cell>
          <table:table-cell table:style-name="C7">
            <text:p text:style-name="P2"><text:span text:style-name="T2">1.527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13.887,07</text:span></text:p>
          </table:table-cell>
          <table:table-cell table:style-name="C7">
            <text:p text:style-name="P2"><text:span text:style-name="T2">1.639,98</text:span></text:p>
          </table:table-cell>
          <table:table-cell table:style-name="C7">
            <text:p text:style-name="P2"><text:span text:style-name="T2">1.848,9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488,88</text:span></text:p>
          </table:table-cell>
          <table:table-cell table:style-name="C7">
            <text:p text:style-name="P2"><text:span text:style-name="T2">10.398,19</text:span></text:p>
          </table:table-cell>
        </table:table-row>
        <table:table-row table:style-name="TBL_0_1_row_13">
          <table:table-cell table:style-name="C5">
            <text:p text:style-name="P0"><text:span text:style-name="T2">2177</text:span></text:p>
          </table:table-cell>
          <table:table-cell table:style-name="C6">
            <text:p text:style-name="P0"><text:span text:style-name="T2">ALISSON SANTANA DOS SANTOS</text:span></text:p>
          </table:table-cell>
          <table:table-cell table:style-name="C6">
            <text:p text:style-name="P0"><text:span text:style-name="T2">SOLDADO - requistado</text:span></text:p>
          </table:table-cell>
          <table:table-cell table:style-name="C6">
            <text:p text:style-name="P0"><text:span text:style-name="T2">NUCLEO DE INTELIGENCIA OPERACIONAL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1_row_14">
          <table:table-cell table:style-name="C5">
            <text:p text:style-name="P0"><text:span text:style-name="T2">1773</text:span></text:p>
          </table:table-cell>
          <table:table-cell table:style-name="C6">
            <text:p text:style-name="P0"><text:span text:style-name="T2">ALLAN DAVIS CARVALHO MACHADO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2ª PROMOTORIA DE JUSTICA CRIMINAL - NOSSA SENHORA DO SOCORRO</text:span></text:p>
          </table:table-cell>
          <table:table-cell table:style-name="C7">
            <text:p text:style-name="P2"><text:span text:style-name="T2">4.425,27</text:span></text:p>
          </table:table-cell>
          <table:table-cell table:style-name="C7">
            <text:p text:style-name="P2"><text:span text:style-name="T2">465,5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46,44</text:span></text:p>
          </table:table-cell>
          <table:table-cell table:style-name="C7">
            <text:p text:style-name="P2"><text:span text:style-name="T2">7.037,25</text:span></text:p>
          </table:table-cell>
          <table:table-cell table:style-name="C7">
            <text:p text:style-name="P2"><text:span text:style-name="T2">684,71</text:span></text:p>
          </table:table-cell>
          <table:table-cell table:style-name="C7">
            <text:p text:style-name="P2"><text:span text:style-name="T2">310,2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94,95</text:span></text:p>
          </table:table-cell>
          <table:table-cell table:style-name="C7">
            <text:p text:style-name="P2"><text:span text:style-name="T2">6.042,30</text:span></text:p>
          </table:table-cell>
        </table:table-row>
        <table:table-row table:style-name="TBL_0_1_row_15">
          <table:table-cell table:style-name="C5">
            <text:p text:style-name="P0"><text:span text:style-name="T2">1987</text:span></text:p>
          </table:table-cell>
          <table:table-cell table:style-name="C6">
            <text:p text:style-name="P0"><text:span text:style-name="T2">ALLAN SILVEIRA DE ALMEID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ARQUIVO CENTRAL DO MINISTERIO PUBLICO</text:span></text:p>
          </table:table-cell>
          <table:table-cell table:style-name="C7">
            <text:p text:style-name="P2"><text:span text:style-name="T2">2.776,47</text:span></text:p>
          </table:table-cell>
          <table:table-cell table:style-name="C7">
            <text:p text:style-name="P2"><text:span text:style-name="T2">219,0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4.904,52</text:span></text:p>
          </table:table-cell>
          <table:table-cell table:style-name="C7">
            <text:p text:style-name="P2"><text:span text:style-name="T2">419,37</text:span></text:p>
          </table:table-cell>
          <table:table-cell table:style-name="C7">
            <text:p text:style-name="P2"><text:span text:style-name="T2">50,4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69,78</text:span></text:p>
          </table:table-cell>
          <table:table-cell table:style-name="C7">
            <text:p text:style-name="P2"><text:span text:style-name="T2">4.434,74</text:span></text:p>
          </table:table-cell>
        </table:table-row>
        <table:table-row table:style-name="TBL_0_1_row_16">
          <table:table-cell table:style-name="C5">
            <text:p text:style-name="P0"><text:span text:style-name="T2">1900</text:span></text:p>
          </table:table-cell>
          <table:table-cell table:style-name="C6">
            <text:p text:style-name="P0"><text:span text:style-name="T2">ALLANA BRUNA ANDRADE SANTOS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PROMOTORIA DE JUSTICA ESPECIAL CIVEL E CRIMINAL - LAGARTO </text:span></text:p>
          </table:table-cell>
          <table:table-cell table:style-name="C7">
            <text:p text:style-name="P2"><text:span text:style-name="T2">7.611,74</text:span></text:p>
          </table:table-cell>
          <table:table-cell table:style-name="C7">
            <text:p text:style-name="P2"><text:span text:style-name="T2">600,5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572,36</text:span></text:p>
          </table:table-cell>
          <table:table-cell table:style-name="C7">
            <text:p text:style-name="P2"><text:span text:style-name="T2">10.784,67</text:span></text:p>
          </table:table-cell>
          <table:table-cell table:style-name="C7">
            <text:p text:style-name="P2"><text:span text:style-name="T2">1.149,72</text:span></text:p>
          </table:table-cell>
          <table:table-cell table:style-name="C7">
            <text:p text:style-name="P2"><text:span text:style-name="T2">1.072,8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222,57</text:span></text:p>
          </table:table-cell>
          <table:table-cell table:style-name="C7">
            <text:p text:style-name="P2"><text:span text:style-name="T2">8.562,10</text:span></text:p>
          </table:table-cell>
        </table:table-row>
        <table:table-row table:style-name="TBL_0_1_row_17">
          <table:table-cell table:style-name="C5">
            <text:p text:style-name="P0"><text:span text:style-name="T2">621</text:span></text:p>
          </table:table-cell>
          <table:table-cell table:style-name="C6">
            <text:p text:style-name="P0"><text:span text:style-name="T2">ALLANA RACHEL MONTEIRO BATISTA SOARES COSTA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1ª PROMOTORIA DE JUSTICA - ITABAIANA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35.862,03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7.098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.814,59</text:span></text:p>
          </table:table-cell>
          <table:table-cell table:style-name="C7">
            <text:p text:style-name="P2"><text:span text:style-name="T2">24.047,44</text:span></text:p>
          </table:table-cell>
        </table:table-row>
        <table:table-row table:style-name="TBL_0_1_row_18">
          <table:table-cell table:style-name="C5">
            <text:p text:style-name="P0"><text:span text:style-name="T2">1572</text:span></text:p>
          </table:table-cell>
          <table:table-cell table:style-name="C6">
            <text:p text:style-name="P0"><text:span text:style-name="T2">ALLIUSKA CAROLINE DA SILVA OLIVEIRA SOBRAL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DIRETORIA DE RECURSOS HUMANOS</text:span></text:p>
          </table:table-cell>
          <table:table-cell table:style-name="C7">
            <text:p text:style-name="P2"><text:span text:style-name="T2">4.425,27</text:span></text:p>
          </table:table-cell>
          <table:table-cell table:style-name="C7">
            <text:p text:style-name="P2"><text:span text:style-name="T2">663,79</text:span></text:p>
          </table:table-cell>
          <table:table-cell table:style-name="C7">
            <text:p text:style-name="P2"><text:span text:style-name="T2">3.692,31</text:span></text:p>
          </table:table-cell>
          <table:table-cell table:style-name="C7">
            <text:p text:style-name="P2"><text:span text:style-name="T2">2.257,1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2.947,51</text:span></text:p>
          </table:table-cell>
          <table:table-cell table:style-name="C7">
            <text:p text:style-name="P2"><text:span text:style-name="T2">712,47</text:span></text:p>
          </table:table-cell>
          <table:table-cell table:style-name="C7">
            <text:p text:style-name="P2"><text:span text:style-name="T2">1.297,4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09,92</text:span></text:p>
          </table:table-cell>
          <table:table-cell table:style-name="C7">
            <text:p text:style-name="P2"><text:span text:style-name="T2">10.937,59</text:span></text:p>
          </table:table-cell>
        </table:table-row>
        <table:table-row table:style-name="TBL_0_1_row_19">
          <table:table-cell table:style-name="C5">
            <text:p text:style-name="P0"><text:span text:style-name="T2">1751</text:span></text:p>
          </table:table-cell>
          <table:table-cell table:style-name="C6">
            <text:p text:style-name="P0"><text:span text:style-name="T2">ALONSO GOMES CAMPOS FILHO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1_row_20">
          <table:table-cell table:style-name="C5">
            <text:p text:style-name="P0"><text:span text:style-name="T2">1850</text:span></text:p>
          </table:table-cell>
          <table:table-cell table:style-name="C6">
            <text:p text:style-name="P0"><text:span text:style-name="T2">ALVINO AQUINO SANTOS JUNIOR</text:span></text:p>
          </table:table-cell>
          <table:table-cell table:style-name="C6">
            <text:p text:style-name="P0"><text:span text:style-name="T2">2º SARGENTO - requisitado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1_row_21">
          <table:table-cell table:style-name="C5">
            <text:p text:style-name="P0"><text:span text:style-name="T2">1804</text:span></text:p>
          </table:table-cell>
          <table:table-cell table:style-name="C6">
            <text:p text:style-name="P0"><text:span text:style-name="T2">AMANDA CARVALHO PAIVA DE ALMEIDA ANDRADE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4ª PROMOTORIA DE JUSTICA DISTRITAL - ARACAJU</text:span></text:p>
          </table:table-cell>
          <table:table-cell table:style-name="C7">
            <text:p text:style-name="P2"><text:span text:style-name="T2">3.119,64</text:span></text:p>
          </table:table-cell>
          <table:table-cell table:style-name="C7">
            <text:p text:style-name="P2"><text:span text:style-name="T2">328,1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5.356,81</text:span></text:p>
          </table:table-cell>
          <table:table-cell table:style-name="C7">
            <text:p text:style-name="P2"><text:span text:style-name="T2">482,69</text:span></text:p>
          </table:table-cell>
          <table:table-cell table:style-name="C7">
            <text:p text:style-name="P2"><text:span text:style-name="T2">89,9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572,66</text:span></text:p>
          </table:table-cell>
          <table:table-cell table:style-name="C7">
            <text:p text:style-name="P2"><text:span text:style-name="T2">4.784,15</text:span></text:p>
          </table:table-cell>
        </table:table-row>
        <table:table-row table:style-name="TBL_0_1_row_22">
          <table:table-cell table:style-name="C5">
            <text:p text:style-name="P0"><text:span text:style-name="T2">1707</text:span></text:p>
          </table:table-cell>
          <table:table-cell table:style-name="C6">
            <text:p text:style-name="P0"><text:span text:style-name="T2">AMILTON NEVES BRITO FILHO</text:span></text:p>
          </table:table-cell>
          <table:table-cell table:style-name="C6">
            <text:p text:style-name="P0"><text:span text:style-name="T2">PROMOTOR DE JUSTIÇA DE ENTR. INICIAL</text:span></text:p>
          </table:table-cell>
          <table:table-cell table:style-name="C6">
            <text:p text:style-name="P0"><text:span text:style-name="T2">PROMOTORIA DE JUSTICA - CARMOPOLIS</text:span></text:p>
          </table:table-cell>
          <table:table-cell table:style-name="C7">
            <text:p text:style-name="P2"><text:span text:style-name="T2">32.004,6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6.908,99</text:span></text:p>
          </table:table-cell>
          <table:table-cell table:style-name="C7">
            <text:p text:style-name="P2"><text:span text:style-name="T2">48.913,64</text:span></text:p>
          </table:table-cell>
          <table:table-cell table:style-name="C7">
            <text:p text:style-name="P2"><text:span text:style-name="T2">4.480,65</text:span></text:p>
          </table:table-cell>
          <table:table-cell table:style-name="C7">
            <text:p text:style-name="P2"><text:span text:style-name="T2">6.647,6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.128,25</text:span></text:p>
          </table:table-cell>
          <table:table-cell table:style-name="C7">
            <text:p text:style-name="P2"><text:span text:style-name="T2">37.785,39</text:span></text:p>
          </table:table-cell>
        </table:table-row>
        <table:table-row table:style-name="TBL_0_1_row_23">
          <table:table-cell table:style-name="C5">
            <text:p text:style-name="P0"><text:span text:style-name="T2">1739</text:span></text:p>
          </table:table-cell>
          <table:table-cell table:style-name="C6">
            <text:p text:style-name="P0"><text:span text:style-name="T2">ANA CARLA MORAIS DE SOUZA MELO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COORDENADORIA DE DOCUMENTACAO E DE MEMORIA DO MP</text:span></text:p>
          </table:table-cell>
          <table:table-cell table:style-name="C7">
            <text:p text:style-name="P2"><text:span text:style-name="T2">4.972,24</text:span></text:p>
          </table:table-cell>
          <table:table-cell table:style-name="C7">
            <text:p text:style-name="P2"><text:span text:style-name="T2">523,08</text:span></text:p>
          </table:table-cell>
          <table:table-cell table:style-name="C7">
            <text:p text:style-name="P2"><text:span text:style-name="T2">3.692,3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11.360,55</text:span></text:p>
          </table:table-cell>
          <table:table-cell table:style-name="C7">
            <text:p text:style-name="P2"><text:span text:style-name="T2">769,34</text:span></text:p>
          </table:table-cell>
          <table:table-cell table:style-name="C7">
            <text:p text:style-name="P2"><text:span text:style-name="T2">1.393,5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62,87</text:span></text:p>
          </table:table-cell>
          <table:table-cell table:style-name="C7">
            <text:p text:style-name="P2"><text:span text:style-name="T2">9.197,68</text:span></text:p>
          </table:table-cell>
        </table:table-row>
        <table:table-row table:style-name="TBL_0_1_row_24">
          <table:table-cell table:style-name="C5">
            <text:p text:style-name="P0"><text:span text:style-name="T2">1680</text:span></text:p>
          </table:table-cell>
          <table:table-cell table:style-name="C6">
            <text:p text:style-name="P0"><text:span text:style-name="T2">ANA CAROLINA OLIVEIRA DAVILA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7ª PROMOTORIA DE JUSTICA DISTRITAL - ARACAJU</text:span></text:p>
          </table:table-cell>
          <table:table-cell table:style-name="C7">
            <text:p text:style-name="P2"><text:span text:style-name="T2">7.611,74</text:span></text:p>
          </table:table-cell>
          <table:table-cell table:style-name="C7">
            <text:p text:style-name="P2"><text:span text:style-name="T2">800,7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0.321,48</text:span></text:p>
          </table:table-cell>
          <table:table-cell table:style-name="C7">
            <text:p text:style-name="P2"><text:span text:style-name="T2">1.177,75</text:span></text:p>
          </table:table-cell>
          <table:table-cell table:style-name="C7">
            <text:p text:style-name="P2"><text:span text:style-name="T2">1.068,0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245,81</text:span></text:p>
          </table:table-cell>
          <table:table-cell table:style-name="C7">
            <text:p text:style-name="P2"><text:span text:style-name="T2">8.075,67</text:span></text:p>
          </table:table-cell>
        </table:table-row>
        <table:table-row table:style-name="TBL_0_1_row_25">
          <table:table-cell table:style-name="C5">
            <text:p text:style-name="P0"><text:span text:style-name="T2">1690</text:span></text:p>
          </table:table-cell>
          <table:table-cell table:style-name="C6">
            <text:p text:style-name="P0"><text:span text:style-name="T2">ANA CELIA BARBOSA MATIAS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DIVISAO DE SERVICO  SOCIAL/CAO/CG - GAAE</text:span></text:p>
          </table:table-cell>
          <table:table-cell table:style-name="C7">
            <text:p text:style-name="P2"><text:span text:style-name="T2">4.174,78</text:span></text:p>
          </table:table-cell>
          <table:table-cell table:style-name="C7">
            <text:p text:style-name="P2"><text:span text:style-name="T2">626,22</text:span></text:p>
          </table:table-cell>
          <table:table-cell table:style-name="C7">
            <text:p text:style-name="P2"><text:span text:style-name="T2">1.138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52,43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9.364,85</text:span></text:p>
          </table:table-cell>
          <table:table-cell table:style-name="C7">
            <text:p text:style-name="P2"><text:span text:style-name="T2">672,14</text:span></text:p>
          </table:table-cell>
          <table:table-cell table:style-name="C7">
            <text:p text:style-name="P2"><text:span text:style-name="T2">819,3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491,45</text:span></text:p>
          </table:table-cell>
          <table:table-cell table:style-name="C7">
            <text:p text:style-name="P2"><text:span text:style-name="T2">7.873,40</text:span></text:p>
          </table:table-cell>
        </table:table-row>
        <table:table-row table:style-name="TBL_0_1_row_26">
          <table:table-cell table:style-name="C5">
            <text:p text:style-name="P0"><text:span text:style-name="T2">1513</text:span></text:p>
          </table:table-cell>
          <table:table-cell table:style-name="C6">
            <text:p text:style-name="P0"><text:span text:style-name="T2">ANA CELIA GUIMARAES PRADO OLIVEIRA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1ª PROMOTORIA DE JUSTIÇA DA VIOLENCIA DOMESTICA E FAMILIAR CONTRA MULHER</text:span></text:p>
          </table:table-cell>
          <table:table-cell table:style-name="C7">
            <text:p text:style-name="P2"><text:span text:style-name="T2">8.552,55</text:span></text:p>
          </table:table-cell>
          <table:table-cell table:style-name="C7">
            <text:p text:style-name="P2"><text:span text:style-name="T2">1.282,8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1.744,42</text:span></text:p>
          </table:table-cell>
          <table:table-cell table:style-name="C7">
            <text:p text:style-name="P2"><text:span text:style-name="T2">1.376,96</text:span></text:p>
          </table:table-cell>
          <table:table-cell table:style-name="C7">
            <text:p text:style-name="P2"><text:span text:style-name="T2">1.456,7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833,68</text:span></text:p>
          </table:table-cell>
          <table:table-cell table:style-name="C7">
            <text:p text:style-name="P2"><text:span text:style-name="T2">8.910,74</text:span></text:p>
          </table:table-cell>
        </table:table-row>
        <table:table-row table:style-name="TBL_0_1_row_27">
          <table:table-cell table:style-name="C5">
            <text:p text:style-name="P0"><text:span text:style-name="T2">17</text:span></text:p>
          </table:table-cell>
          <table:table-cell table:style-name="C6">
            <text:p text:style-name="P0"><text:span text:style-name="T2">ANA CHRISTINA SOUZA BRANDI</text:span></text:p>
          </table:table-cell>
          <table:table-cell table:style-name="C6">
            <text:p text:style-name="P0"><text:span text:style-name="T2">PROCURADOR DE JUSTIÇA</text:span></text:p>
          </table:table-cell>
          <table:table-cell table:style-name="C6">
            <text:p text:style-name="P0"><text:span text:style-name="T2">11ª PROCURADORIA DE JUSTICA (CAMARA CRIMINAL)</text:span></text:p>
          </table:table-cell>
          <table:table-cell table:style-name="C7">
            <text:p text:style-name="P2"><text:span text:style-name="T2">35.462,2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964,71</text:span></text:p>
          </table:table-cell>
          <table:table-cell table:style-name="C7">
            <text:p text:style-name="P2"><text:span text:style-name="T2">3.546,22</text:span></text:p>
          </table:table-cell>
          <table:table-cell table:style-name="C7">
            <text:p text:style-name="P2"><text:span text:style-name="T2">17.859,13</text:span></text:p>
          </table:table-cell>
          <table:table-cell table:style-name="C7">
            <text:p text:style-name="P2"><text:span text:style-name="T2">61.832,28</text:span></text:p>
          </table:table-cell>
          <table:table-cell table:style-name="C7">
            <text:p text:style-name="P2"><text:span text:style-name="T2">4.964,71</text:span></text:p>
          </table:table-cell>
          <table:table-cell table:style-name="C7">
            <text:p text:style-name="P2"><text:span text:style-name="T2">9.857,9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4.822,67</text:span></text:p>
          </table:table-cell>
          <table:table-cell table:style-name="C7">
            <text:p text:style-name="P2"><text:span text:style-name="T2">47.009,61</text:span></text:p>
          </table:table-cell>
        </table:table-row>
        <table:table-row table:style-name="TBL_0_1_row_28">
          <table:table-cell table:style-name="C5">
            <text:p text:style-name="P0"><text:span text:style-name="T2">346</text:span></text:p>
          </table:table-cell>
          <table:table-cell table:style-name="C6">
            <text:p text:style-name="P0"><text:span text:style-name="T2">ANA CLAUDIA MACHADO COSTA MORAES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6ª PROMOTORIA DE JUSTICA DISTRITAL - ARACAJU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84,07</text:span></text:p>
          </table:table-cell>
          <table:table-cell table:style-name="C7">
            <text:p text:style-name="P2"><text:span text:style-name="T2">36.073,18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7.098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.814,59</text:span></text:p>
          </table:table-cell>
          <table:table-cell table:style-name="C7">
            <text:p text:style-name="P2"><text:span text:style-name="T2">24.258,59</text:span></text:p>
          </table:table-cell>
        </table:table-row>
        <table:table-row table:style-name="TBL_0_1_row_29">
          <table:table-cell table:style-name="C5">
            <text:p text:style-name="P0"><text:span text:style-name="T2">2178</text:span></text:p>
          </table:table-cell>
          <table:table-cell table:style-name="C6">
            <text:p text:style-name="P0"><text:span text:style-name="T2">ANA CONCEICAO LIMA ALMEIDA</text:span></text:p>
          </table:table-cell>
          <table:table-cell table:style-name="C6">
            <text:p text:style-name="P0"><text:span text:style-name="T2">SOLDADO - requistado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1_row_30">
          <table:table-cell table:style-name="C5">
            <text:p text:style-name="P0"><text:span text:style-name="T2">40</text:span></text:p>
          </table:table-cell>
          <table:table-cell table:style-name="C6">
            <text:p text:style-name="P0"><text:span text:style-name="T2">ANA CRISTINA ARAGAO DE CARVALHO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2ª PROMOTORIA DE JUSTICA DISTRITAL - ARACAJU 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8.448,7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.859,13</text:span></text:p>
          </table:table-cell>
          <table:table-cell table:style-name="C7">
            <text:p text:style-name="P2"><text:span text:style-name="T2">64.713,42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8.343,0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3.059,49</text:span></text:p>
          </table:table-cell>
          <table:table-cell table:style-name="C7">
            <text:p text:style-name="P2"><text:span text:style-name="T2">51.653,93</text:span></text:p>
          </table:table-cell>
        </table:table-row>
        <table:table-row table:style-name="TBL_0_1_row_31">
          <table:table-cell table:style-name="C5">
            <text:p text:style-name="P0"><text:span text:style-name="T2">839</text:span></text:p>
          </table:table-cell>
          <table:table-cell table:style-name="C6">
            <text:p text:style-name="P0"><text:span text:style-name="T2">ANA CRISTINA CARVALHO BARROS</text:span></text:p>
          </table:table-cell>
          <table:table-cell table:style-name="C6">
            <text:p text:style-name="P0"><text:span text:style-name="T2">ENFERMEIRA - requisitado</text:span></text:p>
          </table:table-cell>
          <table:table-cell table:style-name="C6">
            <text:p text:style-name="P0"><text:span text:style-name="T2">CENTRO MEDICO/SG</text:span></text:p>
          </table:table-cell>
          <table:table-cell table:style-name="C7">
            <text:p text:style-name="P2"><text:span text:style-name="T2">3.420,68</text:span></text:p>
          </table:table-cell>
          <table:table-cell table:style-name="C7">
            <text:p text:style-name="P2"><text:span text:style-name="T2">1.281,70</text:span></text:p>
          </table:table-cell>
          <table:table-cell table:style-name="C7">
            <text:p text:style-name="P2"><text:span text:style-name="T2">1.255,5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86,56</text:span></text:p>
          </table:table-cell>
          <table:table-cell table:style-name="C7">
            <text:p text:style-name="P2"><text:span text:style-name="T2">334,67</text:span></text:p>
          </table:table-cell>
          <table:table-cell table:style-name="C7">
            <text:p text:style-name="P2"><text:span text:style-name="T2">2.384,07</text:span></text:p>
          </table:table-cell>
          <table:table-cell table:style-name="C7">
            <text:p text:style-name="P2"><text:span text:style-name="T2">9.163,25</text:span></text:p>
          </table:table-cell>
          <table:table-cell table:style-name="C7">
            <text:p text:style-name="P2"><text:span text:style-name="T2">486,56</text:span></text:p>
          </table:table-cell>
          <table:table-cell table:style-name="C7">
            <text:p text:style-name="P2"><text:span text:style-name="T2">806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92,67</text:span></text:p>
          </table:table-cell>
          <table:table-cell table:style-name="C7">
            <text:p text:style-name="P2"><text:span text:style-name="T2">7.870,58</text:span></text:p>
          </table:table-cell>
        </table:table-row>
        <table:table-row table:style-name="TBL_0_1_row_32">
          <table:table-cell table:style-name="C5">
            <text:p text:style-name="P0"><text:span text:style-name="T2">337</text:span></text:p>
          </table:table-cell>
          <table:table-cell table:style-name="C6">
            <text:p text:style-name="P0"><text:span text:style-name="T2">ANA GALGANE PAES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7ª PROMOTORIA DE JUSTICA DISTRITAL - ARACAJU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8.431,3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056,00</text:span></text:p>
          </table:table-cell>
          <table:table-cell table:style-name="C7">
            <text:p text:style-name="P2"><text:span text:style-name="T2">47.892,91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8.395,1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3.111,63</text:span></text:p>
          </table:table-cell>
          <table:table-cell table:style-name="C7">
            <text:p text:style-name="P2"><text:span text:style-name="T2">34.781,28</text:span></text:p>
          </table:table-cell>
        </table:table-row>
        <table:table-row table:style-name="TBL_0_1_row_33">
          <table:table-cell table:style-name="C5">
            <text:p text:style-name="P0"><text:span text:style-name="T2">642</text:span></text:p>
          </table:table-cell>
          <table:table-cell table:style-name="C6">
            <text:p text:style-name="P0"><text:span text:style-name="T2">ANA KARLA LIMA SANTOS</text:span></text:p>
          </table:table-cell>
          <table:table-cell table:style-name="C6">
            <text:p text:style-name="P0"><text:span text:style-name="T2">ASSESSOR DE APOIO OPERACIONAL </text:span></text:p>
          </table:table-cell>
          <table:table-cell table:style-name="C6">
            <text:p text:style-name="P0"><text:span text:style-name="T2">DIVISAO DE MATERIAL/DM/DA/SG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051,5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5.224,46</text:span></text:p>
          </table:table-cell>
          <table:table-cell table:style-name="C7">
            <text:p text:style-name="P2"><text:span text:style-name="T2">283,58</text:span></text:p>
          </table:table-cell>
          <table:table-cell table:style-name="C7">
            <text:p text:style-name="P2"><text:span text:style-name="T2">64,8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48,38</text:span></text:p>
          </table:table-cell>
          <table:table-cell table:style-name="C7">
            <text:p text:style-name="P2"><text:span text:style-name="T2">4.876,08</text:span></text:p>
          </table:table-cell>
        </table:table-row>
        <table:table-row table:style-name="TBL_0_1_row_34">
          <table:table-cell table:style-name="C5">
            <text:p text:style-name="P0"><text:span text:style-name="T2">638</text:span></text:p>
          </table:table-cell>
          <table:table-cell table:style-name="C6">
            <text:p text:style-name="P0"><text:span text:style-name="T2">ANA LEILA COSTA GARCEZ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2ª PROMOTORIA DE JUSTIÇA AUXILIAR DE ARACAJU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2,30</text:span></text:p>
          </table:table-cell>
          <table:table-cell table:style-name="C7">
            <text:p text:style-name="P2"><text:span text:style-name="T2">17.384,07</text:span></text:p>
          </table:table-cell>
          <table:table-cell table:style-name="C7">
            <text:p text:style-name="P2"><text:span text:style-name="T2">51.185,48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7.076,8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.793,34</text:span></text:p>
          </table:table-cell>
          <table:table-cell table:style-name="C7">
            <text:p text:style-name="P2"><text:span text:style-name="T2">39.392,14</text:span></text:p>
          </table:table-cell>
        </table:table-row>
        <table:table-row table:style-name="TBL_0_1_row_35">
          <table:table-cell table:style-name="C5">
            <text:p text:style-name="P0"><text:span text:style-name="T2">2248</text:span></text:p>
          </table:table-cell>
          <table:table-cell table:style-name="C6">
            <text:p text:style-name="P0"><text:span text:style-name="T2">ANA LUIZA OLIVEIRA SOBRAL</text:span></text:p>
          </table:table-cell>
          <table:table-cell table:style-name="C6">
            <text:p text:style-name="P0"><text:span text:style-name="T2">PSICOLOGO-requisitado</text:span></text:p>
          </table:table-cell>
          <table:table-cell table:style-name="C6">
            <text:p text:style-name="P0"><text:span text:style-name="T2">DIRETORIA DE RECURSOS HUMAN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3.692,3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6.828,23</text:span></text:p>
          </table:table-cell>
          <table:table-cell table:style-name="C7">
            <text:p text:style-name="P2"><text:span text:style-name="T2">368,20</text:span></text:p>
          </table:table-cell>
          <table:table-cell table:style-name="C7">
            <text:p text:style-name="P2"><text:span text:style-name="T2">302,5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70,74</text:span></text:p>
          </table:table-cell>
          <table:table-cell table:style-name="C7">
            <text:p text:style-name="P2"><text:span text:style-name="T2">6.157,49</text:span></text:p>
          </table:table-cell>
        </table:table-row>
        <table:table-row table:style-name="TBL_0_1_row_36">
          <table:table-cell table:style-name="C5">
            <text:p text:style-name="P0"><text:span text:style-name="T2">1713</text:span></text:p>
          </table:table-cell>
          <table:table-cell table:style-name="C6">
            <text:p text:style-name="P0"><text:span text:style-name="T2">ANA MARIA MENEZES SANTOS DE ALMEID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2ª PROMOTORIA DE JUSTICA CRIMINAL - ITABAIANA</text:span></text:p>
          </table:table-cell>
          <table:table-cell table:style-name="C7">
            <text:p text:style-name="P2"><text:span text:style-name="T2">4.425,27</text:span></text:p>
          </table:table-cell>
          <table:table-cell table:style-name="C7">
            <text:p text:style-name="P2"><text:span text:style-name="T2">663,7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696,3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781,13</text:span></text:p>
          </table:table-cell>
          <table:table-cell table:style-name="C7">
            <text:p text:style-name="P2"><text:span text:style-name="T2">9.566,54</text:span></text:p>
          </table:table-cell>
          <table:table-cell table:style-name="C7">
            <text:p text:style-name="P2"><text:span text:style-name="T2">712,47</text:span></text:p>
          </table:table-cell>
          <table:table-cell table:style-name="C7">
            <text:p text:style-name="P2"><text:span text:style-name="T2">696,4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408,89</text:span></text:p>
          </table:table-cell>
          <table:table-cell table:style-name="C7">
            <text:p text:style-name="P2"><text:span text:style-name="T2">8.157,65</text:span></text:p>
          </table:table-cell>
        </table:table-row>
        <table:table-row table:style-name="TBL_0_1_row_37">
          <table:table-cell table:style-name="C5">
            <text:p text:style-name="P0"><text:span text:style-name="T2">1730</text:span></text:p>
          </table:table-cell>
          <table:table-cell table:style-name="C6">
            <text:p text:style-name="P0"><text:span text:style-name="T2">ANA MARIA MENEZES TAPIOC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DIVISAO DE SERVICO  SOCIAL/CAO/CG - GAAE</text:span></text:p>
          </table:table-cell>
          <table:table-cell table:style-name="C7">
            <text:p text:style-name="P2"><text:span text:style-name="T2">4.425,27</text:span></text:p>
          </table:table-cell>
          <table:table-cell table:style-name="C7">
            <text:p text:style-name="P2"><text:span text:style-name="T2">885,0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84,07</text:span></text:p>
          </table:table-cell>
          <table:table-cell table:style-name="C7">
            <text:p text:style-name="P2"><text:span text:style-name="T2">7.694,39</text:span></text:p>
          </table:table-cell>
          <table:table-cell table:style-name="C7">
            <text:p text:style-name="P2"><text:span text:style-name="T2">743,44</text:span></text:p>
          </table:table-cell>
          <table:table-cell table:style-name="C7">
            <text:p text:style-name="P2"><text:span text:style-name="T2">391,4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134,86</text:span></text:p>
          </table:table-cell>
          <table:table-cell table:style-name="C7">
            <text:p text:style-name="P2"><text:span text:style-name="T2">6.559,53</text:span></text:p>
          </table:table-cell>
        </table:table-row>
        <table:table-row table:style-name="TBL_0_1_row_38">
          <table:table-cell table:style-name="C5">
            <text:p text:style-name="P0"><text:span text:style-name="T2">1321</text:span></text:p>
          </table:table-cell>
          <table:table-cell table:style-name="C6">
            <text:p text:style-name="P0"><text:span text:style-name="T2">ANA PATRICIA FONTES DA SILVA VILLACORTA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1ª PROMOTORIA DE JUSTICA ESPECIAL CRIMINAL - ARACAJU</text:span></text:p>
          </table:table-cell>
          <table:table-cell table:style-name="C7">
            <text:p text:style-name="P2"><text:span text:style-name="T2">10.186,22</text:span></text:p>
          </table:table-cell>
          <table:table-cell table:style-name="C7">
            <text:p text:style-name="P2"><text:span text:style-name="T2">1.527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3.623,14</text:span></text:p>
          </table:table-cell>
          <table:table-cell table:style-name="C7">
            <text:p text:style-name="P2"><text:span text:style-name="T2">1.639,98</text:span></text:p>
          </table:table-cell>
          <table:table-cell table:style-name="C7">
            <text:p text:style-name="P2"><text:span text:style-name="T2">1.901,0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541,02</text:span></text:p>
          </table:table-cell>
          <table:table-cell table:style-name="C7">
            <text:p text:style-name="P2"><text:span text:style-name="T2">10.082,12</text:span></text:p>
          </table:table-cell>
        </table:table-row>
        <table:table-row table:style-name="TBL_0_1_row_39">
          <table:table-cell table:style-name="C5">
            <text:p text:style-name="P0"><text:span text:style-name="T2">1343</text:span></text:p>
          </table:table-cell>
          <table:table-cell table:style-name="C6">
            <text:p text:style-name="P0"><text:span text:style-name="T2">ANA PAULA DE JESUS PASSOS LUNA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GRUPO DE APOIO OPERACIONAL - SEC. GERAL</text:span></text:p>
          </table:table-cell>
          <table:table-cell table:style-name="C7">
            <text:p text:style-name="P2"><text:span text:style-name="T2">9.609,64</text:span></text:p>
          </table:table-cell>
          <table:table-cell table:style-name="C7">
            <text:p text:style-name="P2"><text:span text:style-name="T2">1.921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843,8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17.548,35</text:span></text:p>
          </table:table-cell>
          <table:table-cell table:style-name="C7">
            <text:p text:style-name="P2"><text:span text:style-name="T2">1.614,42</text:span></text:p>
          </table:table-cell>
          <table:table-cell table:style-name="C7">
            <text:p text:style-name="P2"><text:span text:style-name="T2">2.914,9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529,34</text:span></text:p>
          </table:table-cell>
          <table:table-cell table:style-name="C7">
            <text:p text:style-name="P2"><text:span text:style-name="T2">13.019,01</text:span></text:p>
          </table:table-cell>
        </table:table-row>
        <table:table-row table:style-name="TBL_0_1_row_40">
          <table:table-cell table:style-name="C5">
            <text:p text:style-name="P0"><text:span text:style-name="T2">194</text:span></text:p>
          </table:table-cell>
          <table:table-cell table:style-name="C6">
            <text:p text:style-name="P0"><text:span text:style-name="T2">ANA PAULA MACHADO COSTA MENESES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5ª PROMOTORIA DE JUSTICA DOS DIREITOS DO CIDADAO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8.123,0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368,91</text:span></text:p>
          </table:table-cell>
          <table:table-cell table:style-name="C7">
            <text:p text:style-name="P2"><text:span text:style-name="T2">17.172,92</text:span></text:p>
          </table:table-cell>
          <table:table-cell table:style-name="C7">
            <text:p text:style-name="P2"><text:span text:style-name="T2">62.353,98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7.972,4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688,91</text:span></text:p>
          </table:table-cell>
          <table:table-cell table:style-name="C7">
            <text:p text:style-name="P2"><text:span text:style-name="T2">49.665,07</text:span></text:p>
          </table:table-cell>
        </table:table-row>
        <table:table-row table:style-name="TBL_0_1_row_41">
          <table:table-cell table:style-name="C5">
            <text:p text:style-name="P0"><text:span text:style-name="T2">1705</text:span></text:p>
          </table:table-cell>
          <table:table-cell table:style-name="C6">
            <text:p text:style-name="P0"><text:span text:style-name="T2">ANA PAULA PEREIRA LIM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ASSESSORIA DA CORREGEDORIA GERAL</text:span></text:p>
          </table:table-cell>
          <table:table-cell table:style-name="C7">
            <text:p text:style-name="P2"><text:span text:style-name="T2">3.505,23</text:span></text:p>
          </table:table-cell>
          <table:table-cell table:style-name="C7">
            <text:p text:style-name="P2"><text:span text:style-name="T2">368,75</text:span></text:p>
          </table:table-cell>
          <table:table-cell table:style-name="C7">
            <text:p text:style-name="P2"><text:span text:style-name="T2">1.255,5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709,8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9.012,32</text:span></text:p>
          </table:table-cell>
          <table:table-cell table:style-name="C7">
            <text:p text:style-name="P2"><text:span text:style-name="T2">542,36</text:span></text:p>
          </table:table-cell>
          <table:table-cell table:style-name="C7">
            <text:p text:style-name="P2"><text:span text:style-name="T2">810,1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352,55</text:span></text:p>
          </table:table-cell>
          <table:table-cell table:style-name="C7">
            <text:p text:style-name="P2"><text:span text:style-name="T2">7.659,77</text:span></text:p>
          </table:table-cell>
        </table:table-row>
        <table:table-row table:style-name="TBL_0_1_row_42">
          <table:table-cell table:style-name="C5">
            <text:p text:style-name="P0"><text:span text:style-name="T2">637</text:span></text:p>
          </table:table-cell>
          <table:table-cell table:style-name="C6">
            <text:p text:style-name="P0"><text:span text:style-name="T2">ANA PAULA SOUZA VIANA</text:span></text:p>
          </table:table-cell>
          <table:table-cell table:style-name="C6">
            <text:p text:style-name="P0"><text:span text:style-name="T2">PROMOTOR DE JUSTIÇA DE ENTR. INICIAL</text:span></text:p>
          </table:table-cell>
          <table:table-cell table:style-name="C6">
            <text:p text:style-name="P0"><text:span text:style-name="T2">1ª PROMOTORIA DE JUSTICA - BARRA DOS COQUEIROS</text:span></text:p>
          </table:table-cell>
          <table:table-cell table:style-name="C7">
            <text:p text:style-name="P2"><text:span text:style-name="T2">32.004,6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.958,8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.172,92</text:span></text:p>
          </table:table-cell>
          <table:table-cell table:style-name="C7">
            <text:p text:style-name="P2"><text:span text:style-name="T2">56.136,37</text:span></text:p>
          </table:table-cell>
          <table:table-cell table:style-name="C7">
            <text:p text:style-name="P2"><text:span text:style-name="T2">4.480,65</text:span></text:p>
          </table:table-cell>
          <table:table-cell table:style-name="C7">
            <text:p text:style-name="P2"><text:span text:style-name="T2">6.647,6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.128,25</text:span></text:p>
          </table:table-cell>
          <table:table-cell table:style-name="C7">
            <text:p text:style-name="P2"><text:span text:style-name="T2">45.008,12</text:span></text:p>
          </table:table-cell>
        </table:table-row>
        <table:table-row table:style-name="TBL_0_1_row_43">
          <table:table-cell table:style-name="C5">
            <text:p text:style-name="P0"><text:span text:style-name="T2">252</text:span></text:p>
          </table:table-cell>
          <table:table-cell table:style-name="C6">
            <text:p text:style-name="P0"><text:span text:style-name="T2">ANA SOARES DE SOUZA</text:span></text:p>
          </table:table-cell>
          <table:table-cell table:style-name="C6">
            <text:p text:style-name="P0"><text:span text:style-name="T2">SECRETÁRIA - requisitado</text:span></text:p>
          </table:table-cell>
          <table:table-cell table:style-name="C6">
            <text:p text:style-name="P0"><text:span text:style-name="T2">PROMOTORIA DE JUSTICA - ITABAIANINHA 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31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84,07</text:span></text:p>
          </table:table-cell>
          <table:table-cell table:style-name="C7">
            <text:p text:style-name="P2"><text:span text:style-name="T2">3.315,57</text:span></text:p>
          </table:table-cell>
          <table:table-cell table:style-name="C7">
            <text:p text:style-name="P2"><text:span text:style-name="T2">67,3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7,33</text:span></text:p>
          </table:table-cell>
          <table:table-cell table:style-name="C7">
            <text:p text:style-name="P2"><text:span text:style-name="T2">3.248,24</text:span></text:p>
          </table:table-cell>
        </table:table-row>
      </table:table>
      <table:table table:name="TBL_0_2" table:style-name="TBL_0_2">
        <table:table-column table:style-name="TBL_0_2_col_0">
</table:table-column>
        <table:table-column table:style-name="TBL_0_2_col_1">
</table:table-column>
        <table:table-column table:style-name="TBL_0_2_col_2">
</table:table-column>
        <table:table-column table:style-name="TBL_0_2_col_3">
</table:table-column>
        <table:table-column table:style-name="TBL_0_2_col_4">
</table:table-column>
        <table:table-column table:style-name="TBL_0_2_col_5">
</table:table-column>
        <table:table-column table:style-name="TBL_0_2_col_6">
</table:table-column>
        <table:table-column table:style-name="TBL_0_2_col_7">
</table:table-column>
        <table:table-column table:style-name="TBL_0_2_col_8">
</table:table-column>
        <table:table-column table:style-name="TBL_0_2_col_9">
</table:table-column>
        <table:table-column table:style-name="TBL_0_2_col_10">
</table:table-column>
        <table:table-column table:style-name="TBL_0_2_col_11">
</table:table-column>
        <table:table-column table:style-name="TBL_0_2_col_12">
</table:table-column>
        <table:table-column table:style-name="TBL_0_2_col_13">
</table:table-column>
        <table:table-column table:style-name="TBL_0_2_col_14">
</table:table-column>
        <table:table-column table:style-name="TBL_0_2_col_15">
</table:table-column>
        <table:table-column table:style-name="TBL_0_2_col_16">
</table:table-column>
        <table:table-column table:style-name="TBL_0_2_col_17">
</table:table-column>
        <table:table-row table:style-name="TBL_0_2_row_0">
          <table:table-cell table:style-name="C5">
            <text:p text:style-name="P0"><text:bookmark text:name="JR_PAGE_ANCHOR_0_3"/><text:span text:style-name="T2">2239</text:span></text:p>
          </table:table-cell>
          <table:table-cell table:style-name="C6">
            <text:p text:style-name="P0"><text:span text:style-name="T2">ANDERSON BARRETO DE JESUS</text:span></text:p>
          </table:table-cell>
          <table:table-cell table:style-name="C6">
            <text:p text:style-name="P0"><text:span text:style-name="T2">2º TENENTE - requisitado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2_row_1">
          <table:table-cell table:style-name="C5">
            <text:p text:style-name="P0"><text:span text:style-name="T2">1443</text:span></text:p>
          </table:table-cell>
          <table:table-cell table:style-name="C6">
            <text:p text:style-name="P0"><text:span text:style-name="T2">ANDERSON ESTEVAM DE SOUZA LEITE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10ª PROMOTORIA DE JUSTIÇA DOS DIREITOS DO CIDADÃO </text:span></text:p>
          </table:table-cell>
          <table:table-cell table:style-name="C7">
            <text:p text:style-name="P2"><text:span text:style-name="T2">7.180,89</text:span></text:p>
          </table:table-cell>
          <table:table-cell table:style-name="C7">
            <text:p text:style-name="P2"><text:span text:style-name="T2">1.077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0.167,01</text:span></text:p>
          </table:table-cell>
          <table:table-cell table:style-name="C7">
            <text:p text:style-name="P2"><text:span text:style-name="T2">1.156,12</text:span></text:p>
          </table:table-cell>
          <table:table-cell table:style-name="C7">
            <text:p text:style-name="P2"><text:span text:style-name="T2">979,3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35,51</text:span></text:p>
          </table:table-cell>
          <table:table-cell table:style-name="C7">
            <text:p text:style-name="P2"><text:span text:style-name="T2">8.031,50</text:span></text:p>
          </table:table-cell>
        </table:table-row>
        <table:table-row table:style-name="TBL_0_2_row_2">
          <table:table-cell table:style-name="C5">
            <text:p text:style-name="P0"><text:span text:style-name="T2">434</text:span></text:p>
          </table:table-cell>
          <table:table-cell table:style-name="C6">
            <text:p text:style-name="P0"><text:span text:style-name="T2">ANDERSON NASCIMENTO</text:span></text:p>
          </table:table-cell>
          <table:table-cell table:style-name="C6">
            <text:p text:style-name="P0"><text:span text:style-name="T2">ASSISTENTE DE ADMINISTRAÇÃO - requisitado</text:span></text:p>
          </table:table-cell>
          <table:table-cell table:style-name="C6">
            <text:p text:style-name="P0"><text:span text:style-name="T2">PROMOTORIA DE JUSTICA - JAPARATUBA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31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3.104,42</text:span></text:p>
          </table:table-cell>
          <table:table-cell table:style-name="C7">
            <text:p text:style-name="P2"><text:span text:style-name="T2">67,3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7,33</text:span></text:p>
          </table:table-cell>
          <table:table-cell table:style-name="C7">
            <text:p text:style-name="P2"><text:span text:style-name="T2">3.037,09</text:span></text:p>
          </table:table-cell>
        </table:table-row>
        <table:table-row table:style-name="TBL_0_2_row_3">
          <table:table-cell table:style-name="C5">
            <text:p text:style-name="P0"><text:span text:style-name="T2">2209</text:span></text:p>
          </table:table-cell>
          <table:table-cell table:style-name="C6">
            <text:p text:style-name="P0"><text:span text:style-name="T2">ANDERSON OLIVEIRA SANTOS</text:span></text:p>
          </table:table-cell>
          <table:table-cell table:style-name="C6">
            <text:p text:style-name="P0"><text:span text:style-name="T2">3º SARGENTO - requisitado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2_row_4">
          <table:table-cell table:style-name="C5">
            <text:p text:style-name="P0"><text:span text:style-name="T2">593</text:span></text:p>
          </table:table-cell>
          <table:table-cell table:style-name="C6">
            <text:p text:style-name="P0"><text:span text:style-name="T2">ANDERSON VIANA SOUZA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2ª PROMOTORIA DE JUSTICA CRIMINAL DE ESTANCIA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368,91</text:span></text:p>
          </table:table-cell>
          <table:table-cell table:style-name="C7">
            <text:p text:style-name="P2"><text:span text:style-name="T2">17.172,92</text:span></text:p>
          </table:table-cell>
          <table:table-cell table:style-name="C7">
            <text:p text:style-name="P2"><text:span text:style-name="T2">54.230,94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8.024,5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741,04</text:span></text:p>
          </table:table-cell>
          <table:table-cell table:style-name="C7">
            <text:p text:style-name="P2"><text:span text:style-name="T2">41.489,90</text:span></text:p>
          </table:table-cell>
        </table:table-row>
        <table:table-row table:style-name="TBL_0_2_row_5">
          <table:table-cell table:style-name="C5">
            <text:p text:style-name="P0"><text:span text:style-name="T2">568</text:span></text:p>
          </table:table-cell>
          <table:table-cell table:style-name="C6">
            <text:p text:style-name="P0"><text:span text:style-name="T2">ANDRE ARAGAO DA FONSECA </text:span></text:p>
          </table:table-cell>
          <table:table-cell table:style-name="C6">
            <text:p text:style-name="P0"><text:span text:style-name="T2">Assessor Adjunto da Dir. Plan. Or. e P. Contábil</text:span></text:p>
          </table:table-cell>
          <table:table-cell table:style-name="C6">
            <text:p text:style-name="P0"><text:span text:style-name="T2">DIRETORIA DE PLANEJAMENTO  ORCAMENTO E PERICIA CONTABIL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.499,14</text:span></text:p>
          </table:table-cell>
          <table:table-cell table:style-name="C7">
            <text:p text:style-name="P2"><text:span text:style-name="T2">1.787,3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84,07</text:span></text:p>
          </table:table-cell>
          <table:table-cell table:style-name="C7">
            <text:p text:style-name="P2"><text:span text:style-name="T2">10.670,59</text:span></text:p>
          </table:table-cell>
          <table:table-cell table:style-name="C7">
            <text:p text:style-name="P2"><text:span text:style-name="T2">751,97</text:span></text:p>
          </table:table-cell>
          <table:table-cell table:style-name="C7">
            <text:p text:style-name="P2"><text:span text:style-name="T2">385,0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137,01</text:span></text:p>
          </table:table-cell>
          <table:table-cell table:style-name="C7">
            <text:p text:style-name="P2"><text:span text:style-name="T2">9.533,58</text:span></text:p>
          </table:table-cell>
        </table:table-row>
        <table:table-row table:style-name="TBL_0_2_row_6">
          <table:table-cell table:style-name="C5">
            <text:p text:style-name="P0"><text:span text:style-name="T2">315</text:span></text:p>
          </table:table-cell>
          <table:table-cell table:style-name="C6">
            <text:p text:style-name="P0"><text:span text:style-name="T2">ANDRE DOS SANTOS SOUZA</text:span></text:p>
          </table:table-cell>
          <table:table-cell table:style-name="C6">
            <text:p text:style-name="P0"><text:span text:style-name="T2">ASSESSOR DE APOIO OPERACIONAL </text:span></text:p>
          </table:table-cell>
          <table:table-cell table:style-name="C6">
            <text:p text:style-name="P0"><text:span text:style-name="T2">DIVISAO DE GESTAO DE PESSOAS - INSTITUCIONAL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051,54</text:span></text:p>
          </table:table-cell>
          <table:table-cell table:style-name="C7">
            <text:p text:style-name="P2"><text:span text:style-name="T2">905,7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6.130,25</text:span></text:p>
          </table:table-cell>
          <table:table-cell table:style-name="C7">
            <text:p text:style-name="P2"><text:span text:style-name="T2">283,58</text:span></text:p>
          </table:table-cell>
          <table:table-cell table:style-name="C7">
            <text:p text:style-name="P2"><text:span text:style-name="T2">50,5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34,16</text:span></text:p>
          </table:table-cell>
          <table:table-cell table:style-name="C7">
            <text:p text:style-name="P2"><text:span text:style-name="T2">5.796,09</text:span></text:p>
          </table:table-cell>
        </table:table-row>
        <table:table-row table:style-name="TBL_0_2_row_7">
          <table:table-cell table:style-name="C5">
            <text:p text:style-name="P0"><text:span text:style-name="T2">2181</text:span></text:p>
          </table:table-cell>
          <table:table-cell table:style-name="C6">
            <text:p text:style-name="P0"><text:span text:style-name="T2">ANDRE LIMA FEITOZA</text:span></text:p>
          </table:table-cell>
          <table:table-cell table:style-name="C6">
            <text:p text:style-name="P0"><text:span text:style-name="T2">ASSESSOR OPERACIONAL</text:span></text:p>
          </table:table-cell>
          <table:table-cell table:style-name="C6">
            <text:p text:style-name="P0"><text:span text:style-name="T2">GRUPO DE ATUACAO ESPECIAL DE COMBATE AO CRIME ORGANIZADO (GAECO)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92,6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4.001,60</text:span></text:p>
          </table:table-cell>
          <table:table-cell table:style-name="C7">
            <text:p text:style-name="P2"><text:span text:style-name="T2">171,8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1,83</text:span></text:p>
          </table:table-cell>
          <table:table-cell table:style-name="C7">
            <text:p text:style-name="P2"><text:span text:style-name="T2">3.829,77</text:span></text:p>
          </table:table-cell>
        </table:table-row>
        <table:table-row table:style-name="TBL_0_2_row_8">
          <table:table-cell table:style-name="C5">
            <text:p text:style-name="P0"><text:span text:style-name="T2">2028</text:span></text:p>
          </table:table-cell>
          <table:table-cell table:style-name="C6">
            <text:p text:style-name="P0"><text:span text:style-name="T2">ANDRE LUCAS ALMADA MARINHO PONTES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1ª PROMOTORIA DE JUSTICA CRIMINAL - ITABAIANA</text:span></text:p>
          </table:table-cell>
          <table:table-cell table:style-name="C7">
            <text:p text:style-name="P2"><text:span text:style-name="T2">6.390,96</text:span></text:p>
          </table:table-cell>
          <table:table-cell table:style-name="C7">
            <text:p text:style-name="P2"><text:span text:style-name="T2">336,1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13,33</text:span></text:p>
          </table:table-cell>
          <table:table-cell table:style-name="C7">
            <text:p text:style-name="P2"><text:span text:style-name="T2">2.517,20</text:span></text:p>
          </table:table-cell>
          <table:table-cell table:style-name="C7">
            <text:p text:style-name="P2"><text:span text:style-name="T2">9.457,65</text:span></text:p>
          </table:table-cell>
          <table:table-cell table:style-name="C7">
            <text:p text:style-name="P2"><text:span text:style-name="T2">941,80</text:span></text:p>
          </table:table-cell>
          <table:table-cell table:style-name="C7">
            <text:p text:style-name="P2"><text:span text:style-name="T2">780,2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722,07</text:span></text:p>
          </table:table-cell>
          <table:table-cell table:style-name="C7">
            <text:p text:style-name="P2"><text:span text:style-name="T2">7.735,58</text:span></text:p>
          </table:table-cell>
        </table:table-row>
        <table:table-row table:style-name="TBL_0_2_row_9">
          <table:table-cell table:style-name="C5">
            <text:p text:style-name="P0"><text:span text:style-name="T2">2238</text:span></text:p>
          </table:table-cell>
          <table:table-cell table:style-name="C6">
            <text:p text:style-name="P0"><text:span text:style-name="T2">ANDRE LUIZ BARBOSA SANTOS</text:span></text:p>
          </table:table-cell>
          <table:table-cell table:style-name="C6">
            <text:p text:style-name="P0"><text:span text:style-name="T2">SOLDADO - requistado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931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4.067,4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9,0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9,08</text:span></text:p>
          </table:table-cell>
          <table:table-cell table:style-name="C7">
            <text:p text:style-name="P2"><text:span text:style-name="T2">4.048,34</text:span></text:p>
          </table:table-cell>
        </table:table-row>
        <table:table-row table:style-name="TBL_0_2_row_10">
          <table:table-cell table:style-name="C5">
            <text:p text:style-name="P0"><text:span text:style-name="T2">419</text:span></text:p>
          </table:table-cell>
          <table:table-cell table:style-name="C6">
            <text:p text:style-name="P0"><text:span text:style-name="T2">ANDRE LUIZ MENEZES GUIMARAES</text:span></text:p>
          </table:table-cell>
          <table:table-cell table:style-name="C6">
            <text:p text:style-name="P0"><text:span text:style-name="T2">Chefe do Núcleo de Empenho</text:span></text:p>
          </table:table-cell>
          <table:table-cell table:style-name="C6">
            <text:p text:style-name="P0"><text:span text:style-name="T2">DIVISAO  FINANCEIRA/DF/SG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308,4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6.481,39</text:span></text:p>
          </table:table-cell>
          <table:table-cell table:style-name="C7">
            <text:p text:style-name="P2"><text:span text:style-name="T2">454,46</text:span></text:p>
          </table:table-cell>
          <table:table-cell table:style-name="C7">
            <text:p text:style-name="P2"><text:span text:style-name="T2">194,8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49,32</text:span></text:p>
          </table:table-cell>
          <table:table-cell table:style-name="C7">
            <text:p text:style-name="P2"><text:span text:style-name="T2">5.832,07</text:span></text:p>
          </table:table-cell>
        </table:table-row>
        <table:table-row table:style-name="TBL_0_2_row_11">
          <table:table-cell table:style-name="C5">
            <text:p text:style-name="P0"><text:span text:style-name="T2">1847</text:span></text:p>
          </table:table-cell>
          <table:table-cell table:style-name="C6">
            <text:p text:style-name="P0"><text:span text:style-name="T2">ANDRE ROLLEMBERG MENDONCA</text:span></text:p>
          </table:table-cell>
          <table:table-cell table:style-name="C6">
            <text:p text:style-name="P0"><text:span text:style-name="T2">COORDENADOR DA CENTRAL DE DILIGÊNCIAS</text:span></text:p>
          </table:table-cell>
          <table:table-cell table:style-name="C6">
            <text:p text:style-name="P0"><text:span text:style-name="T2">CENTRAL DE NOTIFICACOES E INTIMACOE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.499,1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8.672,06</text:span></text:p>
          </table:table-cell>
          <table:table-cell table:style-name="C7">
            <text:p text:style-name="P2"><text:span text:style-name="T2">751,97</text:span></text:p>
          </table:table-cell>
          <table:table-cell table:style-name="C7">
            <text:p text:style-name="P2"><text:span text:style-name="T2">317,0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069,02</text:span></text:p>
          </table:table-cell>
          <table:table-cell table:style-name="C7">
            <text:p text:style-name="P2"><text:span text:style-name="T2">7.603,04</text:span></text:p>
          </table:table-cell>
        </table:table-row>
        <table:table-row table:style-name="TBL_0_2_row_12">
          <table:table-cell table:style-name="C5">
            <text:p text:style-name="P0"><text:span text:style-name="T2">1203</text:span></text:p>
          </table:table-cell>
          <table:table-cell table:style-name="C6">
            <text:p text:style-name="P0"><text:span text:style-name="T2">ANDREA DOS ANJOS OLIVEIRA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2ª  PROMOTORIA DE JUSTICA CRIMINAL - ARACAJU</text:span></text:p>
          </table:table-cell>
          <table:table-cell table:style-name="C7">
            <text:p text:style-name="P2"><text:span text:style-name="T2">9.609,64</text:span></text:p>
          </table:table-cell>
          <table:table-cell table:style-name="C7">
            <text:p text:style-name="P2"><text:span text:style-name="T2">1.441,4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13.224,01</text:span></text:p>
          </table:table-cell>
          <table:table-cell table:style-name="C7">
            <text:p text:style-name="P2"><text:span text:style-name="T2">1.547,15</text:span></text:p>
          </table:table-cell>
          <table:table-cell table:style-name="C7">
            <text:p text:style-name="P2"><text:span text:style-name="T2">1.744,2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291,37</text:span></text:p>
          </table:table-cell>
          <table:table-cell table:style-name="C7">
            <text:p text:style-name="P2"><text:span text:style-name="T2">9.932,64</text:span></text:p>
          </table:table-cell>
        </table:table-row>
        <table:table-row table:style-name="TBL_0_2_row_13">
          <table:table-cell table:style-name="C5">
            <text:p text:style-name="P0"><text:span text:style-name="T2">1953</text:span></text:p>
          </table:table-cell>
          <table:table-cell table:style-name="C6">
            <text:p text:style-name="P0"><text:span text:style-name="T2">ANDREA LEITE TORRES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PROMOTORIA DE JUSTICA - CARIRA</text:span></text:p>
          </table:table-cell>
          <table:table-cell table:style-name="C7">
            <text:p text:style-name="P2"><text:span text:style-name="T2">7.611,74</text:span></text:p>
          </table:table-cell>
          <table:table-cell table:style-name="C7">
            <text:p text:style-name="P2"><text:span text:style-name="T2">600,5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897,74</text:span></text:p>
          </table:table-cell>
          <table:table-cell table:style-name="C7">
            <text:p text:style-name="P2"><text:span text:style-name="T2">11.110,05</text:span></text:p>
          </table:table-cell>
          <table:table-cell table:style-name="C7">
            <text:p text:style-name="P2"><text:span text:style-name="T2">1.149,72</text:span></text:p>
          </table:table-cell>
          <table:table-cell table:style-name="C7">
            <text:p text:style-name="P2"><text:span text:style-name="T2">1.072,8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222,57</text:span></text:p>
          </table:table-cell>
          <table:table-cell table:style-name="C7">
            <text:p text:style-name="P2"><text:span text:style-name="T2">8.887,48</text:span></text:p>
          </table:table-cell>
        </table:table-row>
        <table:table-row table:style-name="TBL_0_2_row_14">
          <table:table-cell table:style-name="C5">
            <text:p text:style-name="P0"><text:span text:style-name="T2">1096</text:span></text:p>
          </table:table-cell>
          <table:table-cell table:style-name="C6">
            <text:p text:style-name="P0"><text:span text:style-name="T2">ANDREA MARIA PRATA MARTINS</text:span></text:p>
          </table:table-cell>
          <table:table-cell table:style-name="C6">
            <text:p text:style-name="P0"><text:span text:style-name="T2">ASSESSOR DE PROCURADOR DE JUSTIÇA</text:span></text:p>
          </table:table-cell>
          <table:table-cell table:style-name="C6">
            <text:p text:style-name="P0"><text:span text:style-name="T2">9ª PROCURADORIA DE JUSTICA (CAMARA CRIMINAL)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315,6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84,07</text:span></text:p>
          </table:table-cell>
          <table:table-cell table:style-name="C7">
            <text:p text:style-name="P2"><text:span text:style-name="T2">14.699,76</text:span></text:p>
          </table:table-cell>
          <table:table-cell table:style-name="C7">
            <text:p text:style-name="P2"><text:span text:style-name="T2">751,97</text:span></text:p>
          </table:table-cell>
          <table:table-cell table:style-name="C7">
            <text:p text:style-name="P2"><text:span text:style-name="T2">2.310,6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062,63</text:span></text:p>
          </table:table-cell>
          <table:table-cell table:style-name="C7">
            <text:p text:style-name="P2"><text:span text:style-name="T2">11.637,13</text:span></text:p>
          </table:table-cell>
        </table:table-row>
        <table:table-row table:style-name="TBL_0_2_row_15">
          <table:table-cell table:style-name="C5">
            <text:p text:style-name="P0"><text:span text:style-name="T2">1337</text:span></text:p>
          </table:table-cell>
          <table:table-cell table:style-name="C6">
            <text:p text:style-name="P0"><text:span text:style-name="T2">ANDRESSA PEDRAL DE SANTAN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2ª  PROMOTORIA DE JUSTICA CRIMINAL - ARACAJU</text:span></text:p>
          </table:table-cell>
          <table:table-cell table:style-name="C7">
            <text:p text:style-name="P2"><text:span text:style-name="T2">4.690,79</text:span></text:p>
          </table:table-cell>
          <table:table-cell table:style-name="C7">
            <text:p text:style-name="P2"><text:span text:style-name="T2">703,6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7.303,40</text:span></text:p>
          </table:table-cell>
          <table:table-cell table:style-name="C7">
            <text:p text:style-name="P2"><text:span text:style-name="T2">755,22</text:span></text:p>
          </table:table-cell>
          <table:table-cell table:style-name="C7">
            <text:p text:style-name="P2"><text:span text:style-name="T2">407,6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162,91</text:span></text:p>
          </table:table-cell>
          <table:table-cell table:style-name="C7">
            <text:p text:style-name="P2"><text:span text:style-name="T2">6.140,49</text:span></text:p>
          </table:table-cell>
        </table:table-row>
        <table:table-row table:style-name="TBL_0_2_row_16">
          <table:table-cell table:style-name="C5">
            <text:p text:style-name="P0"><text:span text:style-name="T2">1385</text:span></text:p>
          </table:table-cell>
          <table:table-cell table:style-name="C6">
            <text:p text:style-name="P0"><text:span text:style-name="T2">ANGELO MARCIO ARAGAO MACEDO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PROMOTORIA DE JUSTICA - SAO CRISTOVAO </text:span></text:p>
          </table:table-cell>
          <table:table-cell table:style-name="C7">
            <text:p text:style-name="P2"><text:span text:style-name="T2">8.552,55</text:span></text:p>
          </table:table-cell>
          <table:table-cell table:style-name="C7">
            <text:p text:style-name="P2"><text:span text:style-name="T2">1.710,5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410,37</text:span></text:p>
          </table:table-cell>
          <table:table-cell table:style-name="C7">
            <text:p text:style-name="P2"><text:span text:style-name="T2">12.673,43</text:span></text:p>
          </table:table-cell>
          <table:table-cell table:style-name="C7">
            <text:p text:style-name="P2"><text:span text:style-name="T2">1.436,83</text:span></text:p>
          </table:table-cell>
          <table:table-cell table:style-name="C7">
            <text:p text:style-name="P2"><text:span text:style-name="T2">1.505,7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942,55</text:span></text:p>
          </table:table-cell>
          <table:table-cell table:style-name="C7">
            <text:p text:style-name="P2"><text:span text:style-name="T2">9.730,88</text:span></text:p>
          </table:table-cell>
        </table:table-row>
        <table:table-row table:style-name="TBL_0_2_row_17">
          <table:table-cell table:style-name="C5">
            <text:p text:style-name="P0"><text:span text:style-name="T2">2004</text:span></text:p>
          </table:table-cell>
          <table:table-cell table:style-name="C6">
            <text:p text:style-name="P0"><text:span text:style-name="T2">ANITA SANTIAGO ROCHA </text:span></text:p>
          </table:table-cell>
          <table:table-cell table:style-name="C6">
            <text:p text:style-name="P0"><text:span text:style-name="T2">ASSESSOR OPERACIONAL</text:span></text:p>
          </table:table-cell>
          <table:table-cell table:style-name="C6">
            <text:p text:style-name="P0"><text:span text:style-name="T2">GABINETE DO PROCURADOR GERAL DE JUSTICA/PGJ/MP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92,6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4.001,60</text:span></text:p>
          </table:table-cell>
          <table:table-cell table:style-name="C7">
            <text:p text:style-name="P2"><text:span text:style-name="T2">171,83</text:span></text:p>
          </table:table-cell>
          <table:table-cell table:style-name="C7">
            <text:p text:style-name="P2"><text:span text:style-name="T2">1,2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3,09</text:span></text:p>
          </table:table-cell>
          <table:table-cell table:style-name="C7">
            <text:p text:style-name="P2"><text:span text:style-name="T2">3.828,51</text:span></text:p>
          </table:table-cell>
        </table:table-row>
        <table:table-row table:style-name="TBL_0_2_row_18">
          <table:table-cell table:style-name="C5">
            <text:p text:style-name="P0"><text:span text:style-name="T2">1637</text:span></text:p>
          </table:table-cell>
          <table:table-cell table:style-name="C6">
            <text:p text:style-name="P0"><text:span text:style-name="T2">ANNA CARLA ANDRADE DA SILVA</text:span></text:p>
          </table:table-cell>
          <table:table-cell table:style-name="C6">
            <text:p text:style-name="P0"><text:span text:style-name="T2">AGENTE ADMINISTRATIVO - requisitado</text:span></text:p>
          </table:table-cell>
          <table:table-cell table:style-name="C6">
            <text:p text:style-name="P0"><text:span text:style-name="T2">GRUPO DE APOIO OPERACIONAL - SEC. GERAL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308,4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6.217,46</text:span></text:p>
          </table:table-cell>
          <table:table-cell table:style-name="C7">
            <text:p text:style-name="P2"><text:span text:style-name="T2">454,46</text:span></text:p>
          </table:table-cell>
          <table:table-cell table:style-name="C7">
            <text:p text:style-name="P2"><text:span text:style-name="T2">231,0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85,48</text:span></text:p>
          </table:table-cell>
          <table:table-cell table:style-name="C7">
            <text:p text:style-name="P2"><text:span text:style-name="T2">5.531,98</text:span></text:p>
          </table:table-cell>
        </table:table-row>
        <table:table-row table:style-name="TBL_0_2_row_19">
          <table:table-cell table:style-name="C5">
            <text:p text:style-name="P0"><text:span text:style-name="T2">1893</text:span></text:p>
          </table:table-cell>
          <table:table-cell table:style-name="C6">
            <text:p text:style-name="P0"><text:span text:style-name="T2">ANNA CAROLINA SANTOS NUNES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1ª PROMOTORIA DE JUSTIÇA DA CURADORIA DA INFÂNCIA E DA ADOLESCÊNCIA - ARACAJU</text:span></text:p>
          </table:table-cell>
          <table:table-cell table:style-name="C7">
            <text:p text:style-name="P2"><text:span text:style-name="T2">7.180,89</text:span></text:p>
          </table:table-cell>
          <table:table-cell table:style-name="C7">
            <text:p text:style-name="P2"><text:span text:style-name="T2">755,4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9.845,31</text:span></text:p>
          </table:table-cell>
          <table:table-cell table:style-name="C7">
            <text:p text:style-name="P2"><text:span text:style-name="T2">1.111,08</text:span></text:p>
          </table:table-cell>
          <table:table-cell table:style-name="C7">
            <text:p text:style-name="P2"><text:span text:style-name="T2">1.007,5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18,66</text:span></text:p>
          </table:table-cell>
          <table:table-cell table:style-name="C7">
            <text:p text:style-name="P2"><text:span text:style-name="T2">7.726,65</text:span></text:p>
          </table:table-cell>
        </table:table-row>
        <table:table-row table:style-name="TBL_0_2_row_20">
          <table:table-cell table:style-name="C5">
            <text:p text:style-name="P0"><text:span text:style-name="T2">1984</text:span></text:p>
          </table:table-cell>
          <table:table-cell table:style-name="C6">
            <text:p text:style-name="P0"><text:span text:style-name="T2">ANNA KARINA ROLIM CARTAXO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PROMOTORIA DE JUSTICA - ARAUA </text:span></text:p>
          </table:table-cell>
          <table:table-cell table:style-name="C7">
            <text:p text:style-name="P2"><text:span text:style-name="T2">6.390,96</text:span></text:p>
          </table:table-cell>
          <table:table-cell table:style-name="C7">
            <text:p text:style-name="P2"><text:span text:style-name="T2">504,2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729,0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836,29</text:span></text:p>
          </table:table-cell>
          <table:table-cell table:style-name="C7">
            <text:p text:style-name="P2"><text:span text:style-name="T2">11.460,59</text:span></text:p>
          </table:table-cell>
          <table:table-cell table:style-name="C7">
            <text:p text:style-name="P2"><text:span text:style-name="T2">965,33</text:span></text:p>
          </table:table-cell>
          <table:table-cell table:style-name="C7">
            <text:p text:style-name="P2"><text:span text:style-name="T2">761,3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726,69</text:span></text:p>
          </table:table-cell>
          <table:table-cell table:style-name="C7">
            <text:p text:style-name="P2"><text:span text:style-name="T2">9.733,90</text:span></text:p>
          </table:table-cell>
        </table:table-row>
        <table:table-row table:style-name="TBL_0_2_row_21">
          <table:table-cell table:style-name="C5">
            <text:p text:style-name="P0"><text:span text:style-name="T2">1965</text:span></text:p>
          </table:table-cell>
          <table:table-cell table:style-name="C6">
            <text:p text:style-name="P0"><text:span text:style-name="T2">ANNE CAROLYNE OLIVEIRA SANTOS</text:span></text:p>
          </table:table-cell>
          <table:table-cell table:style-name="C6">
            <text:p text:style-name="P0"><text:span text:style-name="T2">ASSESSOR INSTITUCIONAL OPERACIONAL</text:span></text:p>
          </table:table-cell>
          <table:table-cell table:style-name="C6">
            <text:p text:style-name="P0"><text:span text:style-name="T2">PROMOTORIA DE JUSTICA ESPECIAL CIVEL E CRIMINAL - ITABAIANA 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.499,1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8.408,13</text:span></text:p>
          </table:table-cell>
          <table:table-cell table:style-name="C7">
            <text:p text:style-name="P2"><text:span text:style-name="T2">751,97</text:span></text:p>
          </table:table-cell>
          <table:table-cell table:style-name="C7">
            <text:p text:style-name="P2"><text:span text:style-name="T2">711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463,08</text:span></text:p>
          </table:table-cell>
          <table:table-cell table:style-name="C7">
            <text:p text:style-name="P2"><text:span text:style-name="T2">6.945,05</text:span></text:p>
          </table:table-cell>
        </table:table-row>
        <table:table-row table:style-name="TBL_0_2_row_22">
          <table:table-cell table:style-name="C5">
            <text:p text:style-name="P0"><text:span text:style-name="T2">2229</text:span></text:p>
          </table:table-cell>
          <table:table-cell table:style-name="C6">
            <text:p text:style-name="P0"><text:span text:style-name="T2">ANNY THAIS DE MENEZES SANTOS</text:span></text:p>
          </table:table-cell>
          <table:table-cell table:style-name="C6">
            <text:p text:style-name="P0"><text:span text:style-name="T2">SOLDADO - requistado</text:span></text:p>
          </table:table-cell>
          <table:table-cell table:style-name="C6">
            <text:p text:style-name="P0"><text:span text:style-name="T2">GRUPO DE ATUACAO ESPECIAL DE COMBATE AO CRIME ORGANIZADO (GAECO)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2_row_23">
          <table:table-cell table:style-name="C5">
            <text:p text:style-name="P0"><text:span text:style-name="T2">1852</text:span></text:p>
          </table:table-cell>
          <table:table-cell table:style-name="C6">
            <text:p text:style-name="P0"><text:span text:style-name="T2">ANTONIO AUTRAN SANTOS ALVES</text:span></text:p>
          </table:table-cell>
          <table:table-cell table:style-name="C6">
            <text:p text:style-name="P0"><text:span text:style-name="T2">3º SARGENTO - requisitado</text:span></text:p>
          </table:table-cell>
          <table:table-cell table:style-name="C6">
            <text:p text:style-name="P0"><text:span text:style-name="T2">GRUPO DE ATUACAO ESPECIAL DE COMBATE AO CRIME ORGANIZADO (GAECO)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931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4.067,4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,8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,86</text:span></text:p>
          </table:table-cell>
          <table:table-cell table:style-name="C7">
            <text:p text:style-name="P2"><text:span text:style-name="T2">4.062,56</text:span></text:p>
          </table:table-cell>
        </table:table-row>
        <table:table-row table:style-name="TBL_0_2_row_24">
          <table:table-cell table:style-name="C5">
            <text:p text:style-name="P0"><text:span text:style-name="T2">1943</text:span></text:p>
          </table:table-cell>
          <table:table-cell table:style-name="C6">
            <text:p text:style-name="P0"><text:span text:style-name="T2">ANTONIO CARLOS ANDRADE DE CARVALHO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PROMOTORIA DE NOSSA SENHORA DO SOCORRO</text:span></text:p>
          </table:table-cell>
          <table:table-cell table:style-name="C7">
            <text:p text:style-name="P2"><text:span text:style-name="T2">3.938,47</text:span></text:p>
          </table:table-cell>
          <table:table-cell table:style-name="C7">
            <text:p text:style-name="P2"><text:span text:style-name="T2">310,7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46,44</text:span></text:p>
          </table:table-cell>
          <table:table-cell table:style-name="C7">
            <text:p text:style-name="P2"><text:span text:style-name="T2">6.395,65</text:span></text:p>
          </table:table-cell>
          <table:table-cell table:style-name="C7">
            <text:p text:style-name="P2"><text:span text:style-name="T2">594,89</text:span></text:p>
          </table:table-cell>
          <table:table-cell table:style-name="C7">
            <text:p text:style-name="P2"><text:span text:style-name="T2">193,3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788,24</text:span></text:p>
          </table:table-cell>
          <table:table-cell table:style-name="C7">
            <text:p text:style-name="P2"><text:span text:style-name="T2">5.607,41</text:span></text:p>
          </table:table-cell>
        </table:table-row>
        <table:table-row table:style-name="TBL_0_2_row_25">
          <table:table-cell table:style-name="C5">
            <text:p text:style-name="P0"><text:span text:style-name="T2">180</text:span></text:p>
          </table:table-cell>
          <table:table-cell table:style-name="C6">
            <text:p text:style-name="P0"><text:span text:style-name="T2">ANTONIO CARLOS NASCIMENTO SANTOS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PROMOTORIA DE JUSTICA ESPECIAL CIVEL E CRIMINAL - LAGARTO 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112,30</text:span></text:p>
          </table:table-cell>
          <table:table-cell table:style-name="C7">
            <text:p text:style-name="P2"><text:span text:style-name="T2">17.859,13</text:span></text:p>
          </table:table-cell>
          <table:table-cell table:style-name="C7">
            <text:p text:style-name="P2"><text:span text:style-name="T2">56.377,02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3.890,1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8.606,66</text:span></text:p>
          </table:table-cell>
          <table:table-cell table:style-name="C7">
            <text:p text:style-name="P2"><text:span text:style-name="T2">47.770,36</text:span></text:p>
          </table:table-cell>
        </table:table-row>
        <table:table-row table:style-name="TBL_0_2_row_26">
          <table:table-cell table:style-name="C5">
            <text:p text:style-name="P0"><text:span text:style-name="T2">2035</text:span></text:p>
          </table:table-cell>
          <table:table-cell table:style-name="C6">
            <text:p text:style-name="P0"><text:span text:style-name="T2">ANTONIO CARLOS SILVA</text:span></text:p>
          </table:table-cell>
          <table:table-cell table:style-name="C6">
            <text:p text:style-name="P0"><text:span text:style-name="T2">3º SARGENTO - requisitado - BESP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2_row_27">
          <table:table-cell table:style-name="C5">
            <text:p text:style-name="P0"><text:span text:style-name="T2">2167</text:span></text:p>
          </table:table-cell>
          <table:table-cell table:style-name="C6">
            <text:p text:style-name="P0"><text:span text:style-name="T2">ANTONIO CESAR LEITE DE CARVALHO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2_row_28">
          <table:table-cell table:style-name="C5">
            <text:p text:style-name="P0"><text:span text:style-name="T2">705</text:span></text:p>
          </table:table-cell>
          <table:table-cell table:style-name="C6">
            <text:p text:style-name="P0"><text:span text:style-name="T2">ANTONIO DIEGO CARDOSO VIANA</text:span></text:p>
          </table:table-cell>
          <table:table-cell table:style-name="C6">
            <text:p text:style-name="P0"><text:span text:style-name="T2">Coordenador da Div. de C. e G.  de Estagiários</text:span></text:p>
          </table:table-cell>
          <table:table-cell table:style-name="C6">
            <text:p text:style-name="P0"><text:span text:style-name="T2">DIRETORIA DE RECURSOS HUMAN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.499,1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8.408,13</text:span></text:p>
          </table:table-cell>
          <table:table-cell table:style-name="C7">
            <text:p text:style-name="P2"><text:span text:style-name="T2">751,97</text:span></text:p>
          </table:table-cell>
          <table:table-cell table:style-name="C7">
            <text:p text:style-name="P2"><text:span text:style-name="T2">554,7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306,67</text:span></text:p>
          </table:table-cell>
          <table:table-cell table:style-name="C7">
            <text:p text:style-name="P2"><text:span text:style-name="T2">7.101,46</text:span></text:p>
          </table:table-cell>
        </table:table-row>
        <table:table-row table:style-name="TBL_0_2_row_29">
          <table:table-cell table:style-name="C5">
            <text:p text:style-name="P0"><text:span text:style-name="T2">1863</text:span></text:p>
          </table:table-cell>
          <table:table-cell table:style-name="C6">
            <text:p text:style-name="P0"><text:span text:style-name="T2">ANTONIO FERNANDES DA SILVA JUNIOR</text:span></text:p>
          </table:table-cell>
          <table:table-cell table:style-name="C6">
            <text:p text:style-name="P0"><text:span text:style-name="T2">PROMOTOR DE JUSTIÇA DE ENTR. INICIAL</text:span></text:p>
          </table:table-cell>
          <table:table-cell table:style-name="C6">
            <text:p text:style-name="P0"><text:span text:style-name="T2">PROMOTORIA DE JUSTICA - GARARU </text:span></text:p>
          </table:table-cell>
          <table:table-cell table:style-name="C7">
            <text:p text:style-name="P2"><text:span text:style-name="T2">33.071,4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307,13</text:span></text:p>
          </table:table-cell>
          <table:table-cell table:style-name="C7">
            <text:p text:style-name="P2"><text:span text:style-name="T2">17.172,92</text:span></text:p>
          </table:table-cell>
          <table:table-cell table:style-name="C7">
            <text:p text:style-name="P2"><text:span text:style-name="T2">53.551,50</text:span></text:p>
          </table:table-cell>
          <table:table-cell table:style-name="C7">
            <text:p text:style-name="P2"><text:span text:style-name="T2">4.630,00</text:span></text:p>
          </table:table-cell>
          <table:table-cell table:style-name="C7">
            <text:p text:style-name="P2"><text:span text:style-name="T2">7.359,5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.989,58</text:span></text:p>
          </table:table-cell>
          <table:table-cell table:style-name="C7">
            <text:p text:style-name="P2"><text:span text:style-name="T2">41.561,92</text:span></text:p>
          </table:table-cell>
        </table:table-row>
        <table:table-row table:style-name="TBL_0_2_row_30">
          <table:table-cell table:style-name="C5">
            <text:p text:style-name="P0"><text:span text:style-name="T2">2110</text:span></text:p>
          </table:table-cell>
          <table:table-cell table:style-name="C6">
            <text:p text:style-name="P0"><text:span text:style-name="T2">ANTONIO JOSE FERREIRA</text:span></text:p>
          </table:table-cell>
          <table:table-cell table:style-name="C6">
            <text:p text:style-name="P0"><text:span text:style-name="T2">3º SARGENTO - requisitado - BESP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08,9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635,9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635,91</text:span></text:p>
          </table:table-cell>
        </table:table-row>
        <table:table-row table:style-name="TBL_0_2_row_31">
          <table:table-cell table:style-name="C5">
            <text:p text:style-name="P0"><text:span text:style-name="T2">144</text:span></text:p>
          </table:table-cell>
          <table:table-cell table:style-name="C6">
            <text:p text:style-name="P0"><text:span text:style-name="T2">ANTONIO RESENDE NETO</text:span></text:p>
          </table:table-cell>
          <table:table-cell table:style-name="C6">
            <text:p text:style-name="P0"><text:span text:style-name="T2">TÉCNICO EM CONTABILIDADE</text:span></text:p>
          </table:table-cell>
          <table:table-cell table:style-name="C6">
            <text:p text:style-name="P0"><text:span text:style-name="T2">SETOR DE ALMOXARIFADO/DM//DA/SG</text:span></text:p>
          </table:table-cell>
          <table:table-cell table:style-name="C7">
            <text:p text:style-name="P2"><text:span text:style-name="T2">5.270,57</text:span></text:p>
          </table:table-cell>
          <table:table-cell table:style-name="C7">
            <text:p text:style-name="P2"><text:span text:style-name="T2">3.032,7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527,06</text:span></text:p>
          </table:table-cell>
          <table:table-cell table:style-name="C7">
            <text:p text:style-name="P2"><text:span text:style-name="T2">2.384,07</text:span></text:p>
          </table:table-cell>
          <table:table-cell table:style-name="C7">
            <text:p text:style-name="P2"><text:span text:style-name="T2">11.214,47</text:span></text:p>
          </table:table-cell>
          <table:table-cell table:style-name="C7">
            <text:p text:style-name="P2"><text:span text:style-name="T2">1.162,47</text:span></text:p>
          </table:table-cell>
          <table:table-cell table:style-name="C7">
            <text:p text:style-name="P2"><text:span text:style-name="T2">1.239,3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401,79</text:span></text:p>
          </table:table-cell>
          <table:table-cell table:style-name="C7">
            <text:p text:style-name="P2"><text:span text:style-name="T2">8.812,68</text:span></text:p>
          </table:table-cell>
        </table:table-row>
        <table:table-row table:style-name="TBL_0_2_row_32">
          <table:table-cell table:style-name="C5">
            <text:p text:style-name="P0"><text:span text:style-name="T2">1983</text:span></text:p>
          </table:table-cell>
          <table:table-cell table:style-name="C6">
            <text:p text:style-name="P0"><text:span text:style-name="T2">ANTONIO RICARDO MENDONCA DE ALMEIDA </text:span></text:p>
          </table:table-cell>
          <table:table-cell table:style-name="C6">
            <text:p text:style-name="P0"><text:span text:style-name="T2">ASSESSOR OPERACIONAL</text:span></text:p>
          </table:table-cell>
          <table:table-cell table:style-name="C6">
            <text:p text:style-name="P0"><text:span text:style-name="T2">DIVISAO DE MATERIAL/DM/DA/SG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92,6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97,5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4.963,07</text:span></text:p>
          </table:table-cell>
          <table:table-cell table:style-name="C7">
            <text:p text:style-name="P2"><text:span text:style-name="T2">252,21</text:span></text:p>
          </table:table-cell>
          <table:table-cell table:style-name="C7">
            <text:p text:style-name="P2"><text:span text:style-name="T2">47,5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99,76</text:span></text:p>
          </table:table-cell>
          <table:table-cell table:style-name="C7">
            <text:p text:style-name="P2"><text:span text:style-name="T2">4.663,31</text:span></text:p>
          </table:table-cell>
        </table:table-row>
        <table:table-row table:style-name="TBL_0_2_row_33">
          <table:table-cell table:style-name="C5">
            <text:p text:style-name="P0"><text:span text:style-name="T2">1531</text:span></text:p>
          </table:table-cell>
          <table:table-cell table:style-name="C6">
            <text:p text:style-name="P0"><text:span text:style-name="T2">ANTONIO SERGIO CARVALHO SOUZA FILHO</text:span></text:p>
          </table:table-cell>
          <table:table-cell table:style-name="C6">
            <text:p text:style-name="P0"><text:span text:style-name="T2">ANALISTA DO MP -Informática - G. e A.de P. de Sistemas</text:span></text:p>
          </table:table-cell>
          <table:table-cell table:style-name="C6">
            <text:p text:style-name="P0"><text:span text:style-name="T2">DIRETORIA DE TECNOLOGIA DA INFORMACAO</text:span></text:p>
          </table:table-cell>
          <table:table-cell table:style-name="C7">
            <text:p text:style-name="P2"><text:span text:style-name="T2">7.611,74</text:span></text:p>
          </table:table-cell>
          <table:table-cell table:style-name="C7">
            <text:p text:style-name="P2"><text:span text:style-name="T2">1.141,7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0.662,49</text:span></text:p>
          </table:table-cell>
          <table:table-cell table:style-name="C7">
            <text:p text:style-name="P2"><text:span text:style-name="T2">1.225,49</text:span></text:p>
          </table:table-cell>
          <table:table-cell table:style-name="C7">
            <text:p text:style-name="P2"><text:span text:style-name="T2">1.200,8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426,33</text:span></text:p>
          </table:table-cell>
          <table:table-cell table:style-name="C7">
            <text:p text:style-name="P2"><text:span text:style-name="T2">8.236,16</text:span></text:p>
          </table:table-cell>
        </table:table-row>
        <table:table-row table:style-name="TBL_0_2_row_34">
          <table:table-cell table:style-name="C5">
            <text:p text:style-name="P0"><text:span text:style-name="T2">1716</text:span></text:p>
          </table:table-cell>
          <table:table-cell table:style-name="C6">
            <text:p text:style-name="P0"><text:span text:style-name="T2">ANTONIO TELES LEITE NETO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2ª PROMOTORIA DE JUSTICA - NOSSA SENHORA DAS DORES</text:span></text:p>
          </table:table-cell>
          <table:table-cell table:style-name="C7">
            <text:p text:style-name="P2"><text:span text:style-name="T2">7.611,74</text:span></text:p>
          </table:table-cell>
          <table:table-cell table:style-name="C7">
            <text:p text:style-name="P2"><text:span text:style-name="T2">800,7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572,36</text:span></text:p>
          </table:table-cell>
          <table:table-cell table:style-name="C7">
            <text:p text:style-name="P2"><text:span text:style-name="T2">10.984,85</text:span></text:p>
          </table:table-cell>
          <table:table-cell table:style-name="C7">
            <text:p text:style-name="P2"><text:span text:style-name="T2">1.177,75</text:span></text:p>
          </table:table-cell>
          <table:table-cell table:style-name="C7">
            <text:p text:style-name="P2"><text:span text:style-name="T2">1.015,9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93,67</text:span></text:p>
          </table:table-cell>
          <table:table-cell table:style-name="C7">
            <text:p text:style-name="P2"><text:span text:style-name="T2">8.791,18</text:span></text:p>
          </table:table-cell>
        </table:table-row>
        <table:table-row table:style-name="TBL_0_2_row_35">
          <table:table-cell table:style-name="C5">
            <text:p text:style-name="P0"><text:span text:style-name="T2">143</text:span></text:p>
          </table:table-cell>
          <table:table-cell table:style-name="C6">
            <text:p text:style-name="P0"><text:span text:style-name="T2">ANTONIO VIANA</text:span></text:p>
          </table:table-cell>
          <table:table-cell table:style-name="C6">
            <text:p text:style-name="P0"><text:span text:style-name="T2">MOTORISTA OFICIAL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2_row_36">
          <table:table-cell table:style-name="C5">
            <text:p text:style-name="P0"><text:span text:style-name="T2">1966</text:span></text:p>
          </table:table-cell>
          <table:table-cell table:style-name="C6">
            <text:p text:style-name="P0"><text:span text:style-name="T2">ARACELE GUIMARAES DOS SANTOS</text:span></text:p>
          </table:table-cell>
          <table:table-cell table:style-name="C6">
            <text:p text:style-name="P0"><text:span text:style-name="T2">ASSESSOR OPERACIONAL FUNCIONAL </text:span></text:p>
          </table:table-cell>
          <table:table-cell table:style-name="C6">
            <text:p text:style-name="P0"><text:span text:style-name="T2">CENTRO DE APOIO OPERACIONAL DA INFANCIA E DA ADOLESCENCIA 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260,3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6.169,35</text:span></text:p>
          </table:table-cell>
          <table:table-cell table:style-name="C7">
            <text:p text:style-name="P2"><text:span text:style-name="T2">447,73</text:span></text:p>
          </table:table-cell>
          <table:table-cell table:style-name="C7">
            <text:p text:style-name="P2"><text:span text:style-name="T2">188,6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36,39</text:span></text:p>
          </table:table-cell>
          <table:table-cell table:style-name="C7">
            <text:p text:style-name="P2"><text:span text:style-name="T2">5.532,96</text:span></text:p>
          </table:table-cell>
        </table:table-row>
        <table:table-row table:style-name="TBL_0_2_row_37">
          <table:table-cell table:style-name="C5">
            <text:p text:style-name="P0"><text:span text:style-name="T2">2084</text:span></text:p>
          </table:table-cell>
          <table:table-cell table:style-name="C6">
            <text:p text:style-name="P0"><text:span text:style-name="T2">ARANDA  GOMES DE LIM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1ª PROMOTORIA DE JUSTICA - LARANJEIRAS</text:span></text:p>
          </table:table-cell>
          <table:table-cell table:style-name="C7">
            <text:p text:style-name="P2"><text:span text:style-name="T2">2.943,06</text:span></text:p>
          </table:table-cell>
          <table:table-cell table:style-name="C7">
            <text:p text:style-name="P2"><text:span text:style-name="T2">147,1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589,20</text:span></text:p>
          </table:table-cell>
          <table:table-cell table:style-name="C7">
            <text:p text:style-name="P2"><text:span text:style-name="T2">5.679,41</text:span></text:p>
          </table:table-cell>
          <table:table-cell table:style-name="C7">
            <text:p text:style-name="P2"><text:span text:style-name="T2">432,63</text:span></text:p>
          </table:table-cell>
          <table:table-cell table:style-name="C7">
            <text:p text:style-name="P2"><text:span text:style-name="T2">56,5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89,15</text:span></text:p>
          </table:table-cell>
          <table:table-cell table:style-name="C7">
            <text:p text:style-name="P2"><text:span text:style-name="T2">5.190,26</text:span></text:p>
          </table:table-cell>
        </table:table-row>
        <table:table-row table:style-name="TBL_0_2_row_38">
          <table:table-cell table:style-name="C5">
            <text:p text:style-name="P0"><text:span text:style-name="T2">1904</text:span></text:p>
          </table:table-cell>
          <table:table-cell table:style-name="C6">
            <text:p text:style-name="P0"><text:span text:style-name="T2">ARIELE ROCHA FELICIO CAVALCANTI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10ª PROMOTORIA DE JUSTIÇA DOS DIREITOS DO CIDADÃO </text:span></text:p>
          </table:table-cell>
          <table:table-cell table:style-name="C7">
            <text:p text:style-name="P2"><text:span text:style-name="T2">5.687,93</text:span></text:p>
          </table:table-cell>
          <table:table-cell table:style-name="C7">
            <text:p text:style-name="P2"><text:span text:style-name="T2">448,7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8.045,70</text:span></text:p>
          </table:table-cell>
          <table:table-cell table:style-name="C7">
            <text:p text:style-name="P2"><text:span text:style-name="T2">859,14</text:span></text:p>
          </table:table-cell>
          <table:table-cell table:style-name="C7">
            <text:p text:style-name="P2"><text:span text:style-name="T2">581,9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441,11</text:span></text:p>
          </table:table-cell>
          <table:table-cell table:style-name="C7">
            <text:p text:style-name="P2"><text:span text:style-name="T2">6.604,59</text:span></text:p>
          </table:table-cell>
        </table:table-row>
        <table:table-row table:style-name="TBL_0_2_row_39">
          <table:table-cell table:style-name="C5">
            <text:p text:style-name="P0"><text:span text:style-name="T2">1176</text:span></text:p>
          </table:table-cell>
          <table:table-cell table:style-name="C6">
            <text:p text:style-name="P0"><text:span text:style-name="T2">ARILMA VIANA DA FONSECA</text:span></text:p>
          </table:table-cell>
          <table:table-cell table:style-name="C6">
            <text:p text:style-name="P0"><text:span text:style-name="T2">ANALISTA DO MP - SERVIÇO SOCIAL</text:span></text:p>
          </table:table-cell>
          <table:table-cell table:style-name="C6">
            <text:p text:style-name="P0"><text:span text:style-name="T2">DIVISAO DE SERVICO  SOCIAL/CAO/CG - GAAE</text:span></text:p>
          </table:table-cell>
          <table:table-cell table:style-name="C7">
            <text:p text:style-name="P2"><text:span text:style-name="T2">9.609,64</text:span></text:p>
          </table:table-cell>
          <table:table-cell table:style-name="C7">
            <text:p text:style-name="P2"><text:span text:style-name="T2">2.402,4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882,89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17.067,86</text:span></text:p>
          </table:table-cell>
          <table:table-cell table:style-name="C7">
            <text:p text:style-name="P2"><text:span text:style-name="T2">1.681,69</text:span></text:p>
          </table:table-cell>
          <table:table-cell table:style-name="C7">
            <text:p text:style-name="P2"><text:span text:style-name="T2">2.660,0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341,70</text:span></text:p>
          </table:table-cell>
          <table:table-cell table:style-name="C7">
            <text:p text:style-name="P2"><text:span text:style-name="T2">12.726,16</text:span></text:p>
          </table:table-cell>
        </table:table-row>
        <table:table-row table:style-name="TBL_0_2_row_40">
          <table:table-cell table:style-name="C5">
            <text:p text:style-name="P0"><text:span text:style-name="T2">1213</text:span></text:p>
          </table:table-cell>
          <table:table-cell table:style-name="C6">
            <text:p text:style-name="P0"><text:span text:style-name="T2">ARNALDO BARRETTO  NETO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TRIAGEM TECNICA - COORDENADORIA-GERAL</text:span></text:p>
          </table:table-cell>
          <table:table-cell table:style-name="C7">
            <text:p text:style-name="P2"><text:span text:style-name="T2">3.938,47</text:span></text:p>
          </table:table-cell>
          <table:table-cell table:style-name="C7">
            <text:p text:style-name="P2"><text:span text:style-name="T2">590,77</text:span></text:p>
          </table:table-cell>
          <table:table-cell table:style-name="C7">
            <text:p text:style-name="P2"><text:span text:style-name="T2">1.138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84,07</text:span></text:p>
          </table:table-cell>
          <table:table-cell table:style-name="C7">
            <text:p text:style-name="P2"><text:span text:style-name="T2">8.051,81</text:span></text:p>
          </table:table-cell>
          <table:table-cell table:style-name="C7">
            <text:p text:style-name="P2"><text:span text:style-name="T2">634,09</text:span></text:p>
          </table:table-cell>
          <table:table-cell table:style-name="C7">
            <text:p text:style-name="P2"><text:span text:style-name="T2">514,8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148,98</text:span></text:p>
          </table:table-cell>
          <table:table-cell table:style-name="C7">
            <text:p text:style-name="P2"><text:span text:style-name="T2">6.902,83</text:span></text:p>
          </table:table-cell>
        </table:table-row>
        <table:table-row table:style-name="TBL_0_2_row_41">
          <table:table-cell table:style-name="C5">
            <text:p text:style-name="P0"><text:span text:style-name="T2">163</text:span></text:p>
          </table:table-cell>
          <table:table-cell table:style-name="C6">
            <text:p text:style-name="P0"><text:span text:style-name="T2">ARNALDO FIGUEIREDO SOBRAL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4ª PROMOTORIA DE JUSTICA DOS DIREITOS DO CIDADAO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.859,13</text:span></text:p>
          </table:table-cell>
          <table:table-cell table:style-name="C7">
            <text:p text:style-name="P2"><text:span text:style-name="T2">56.264,72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8.395,1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3.111,63</text:span></text:p>
          </table:table-cell>
          <table:table-cell table:style-name="C7">
            <text:p text:style-name="P2"><text:span text:style-name="T2">43.153,09</text:span></text:p>
          </table:table-cell>
        </table:table-row>
        <table:table-row table:style-name="TBL_0_2_row_42">
          <table:table-cell table:style-name="C5">
            <text:p text:style-name="P0"><text:span text:style-name="T2">2189</text:span></text:p>
          </table:table-cell>
          <table:table-cell table:style-name="C6">
            <text:p text:style-name="P0"><text:span text:style-name="T2">ARNALDO JOSE DE SANTANA</text:span></text:p>
          </table:table-cell>
          <table:table-cell table:style-name="C6">
            <text:p text:style-name="P0"><text:span text:style-name="T2">3º SARGENTO - requisitado - BESP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92,6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619,5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619,55</text:span></text:p>
          </table:table-cell>
        </table:table-row>
        <table:table-row table:style-name="TBL_0_2_row_43">
          <table:table-cell table:style-name="C5">
            <text:p text:style-name="P0"><text:span text:style-name="T2">1693</text:span></text:p>
          </table:table-cell>
          <table:table-cell table:style-name="C6">
            <text:p text:style-name="P0"><text:span text:style-name="T2">AROLDINA ARAGAO SOUZA DUARTE</text:span></text:p>
          </table:table-cell>
          <table:table-cell table:style-name="C6">
            <text:p text:style-name="P0"><text:span text:style-name="T2">AGENTE ADMINISTRATIVO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</table:table>
      <table:table table:name="TBL_0_3" table:style-name="TBL_0_3">
        <table:table-column table:style-name="TBL_0_3_col_0">
</table:table-column>
        <table:table-column table:style-name="TBL_0_3_col_1">
</table:table-column>
        <table:table-column table:style-name="TBL_0_3_col_2">
</table:table-column>
        <table:table-column table:style-name="TBL_0_3_col_3">
</table:table-column>
        <table:table-column table:style-name="TBL_0_3_col_4">
</table:table-column>
        <table:table-column table:style-name="TBL_0_3_col_5">
</table:table-column>
        <table:table-column table:style-name="TBL_0_3_col_6">
</table:table-column>
        <table:table-column table:style-name="TBL_0_3_col_7">
</table:table-column>
        <table:table-column table:style-name="TBL_0_3_col_8">
</table:table-column>
        <table:table-column table:style-name="TBL_0_3_col_9">
</table:table-column>
        <table:table-column table:style-name="TBL_0_3_col_10">
</table:table-column>
        <table:table-column table:style-name="TBL_0_3_col_11">
</table:table-column>
        <table:table-column table:style-name="TBL_0_3_col_12">
</table:table-column>
        <table:table-column table:style-name="TBL_0_3_col_13">
</table:table-column>
        <table:table-column table:style-name="TBL_0_3_col_14">
</table:table-column>
        <table:table-column table:style-name="TBL_0_3_col_15">
</table:table-column>
        <table:table-column table:style-name="TBL_0_3_col_16">
</table:table-column>
        <table:table-column table:style-name="TBL_0_3_col_17">
</table:table-column>
        <table:table-row table:style-name="TBL_0_3_row_0">
          <table:table-cell table:style-name="C5">
            <text:p text:style-name="P0"><text:bookmark text:name="JR_PAGE_ANCHOR_0_4"/><text:span text:style-name="T2">123</text:span></text:p>
          </table:table-cell>
          <table:table-cell table:style-name="C6">
            <text:p text:style-name="P0"><text:span text:style-name="T2">AROLDO LUIZ NOGUEIRA SOARES JUNIOR</text:span></text:p>
          </table:table-cell>
          <table:table-cell table:style-name="C6">
            <text:p text:style-name="P0"><text:span text:style-name="T2">AGENTE ADMINISTRATIVO</text:span></text:p>
          </table:table-cell>
          <table:table-cell table:style-name="C6">
            <text:p text:style-name="P0"><text:span text:style-name="T2">DIVISAO DE ENGENHARIA E MANUTENCAO</text:span></text:p>
          </table:table-cell>
          <table:table-cell table:style-name="C7">
            <text:p text:style-name="P2"><text:span text:style-name="T2">5.270,57</text:span></text:p>
          </table:table-cell>
          <table:table-cell table:style-name="C7">
            <text:p text:style-name="P2"><text:span text:style-name="T2">15.157,9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84,07</text:span></text:p>
          </table:table-cell>
          <table:table-cell table:style-name="C7">
            <text:p text:style-name="P2"><text:span text:style-name="T2">22.812,63</text:span></text:p>
          </table:table-cell>
          <table:table-cell table:style-name="C7">
            <text:p text:style-name="P2"><text:span text:style-name="T2">2.860,00</text:span></text:p>
          </table:table-cell>
          <table:table-cell table:style-name="C7">
            <text:p text:style-name="P2"><text:span text:style-name="T2">3.909,8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.769,86</text:span></text:p>
          </table:table-cell>
          <table:table-cell table:style-name="C7">
            <text:p text:style-name="P2"><text:span text:style-name="T2">16.042,77</text:span></text:p>
          </table:table-cell>
        </table:table-row>
        <table:table-row table:style-name="TBL_0_3_row_1">
          <table:table-cell table:style-name="C5">
            <text:p text:style-name="P0"><text:span text:style-name="T2">2027</text:span></text:p>
          </table:table-cell>
          <table:table-cell table:style-name="C6">
            <text:p text:style-name="P0"><text:span text:style-name="T2">AROLDO VIEIRA FREITAS</text:span></text:p>
          </table:table-cell>
          <table:table-cell table:style-name="C6">
            <text:p text:style-name="P0"><text:span text:style-name="T2">CABO - requisitado - BESP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3_row_2">
          <table:table-cell table:style-name="C5">
            <text:p text:style-name="P0"><text:span text:style-name="T2">2065</text:span></text:p>
          </table:table-cell>
          <table:table-cell table:style-name="C6">
            <text:p text:style-name="P0"><text:span text:style-name="T2">ARTUR LEANDRO DA COSTA  OLIVEIRA</text:span></text:p>
          </table:table-cell>
          <table:table-cell table:style-name="C6">
            <text:p text:style-name="P0"><text:span text:style-name="T2">ANALISTA DO MP -Informática - G. e A.de P. de Sistemas</text:span></text:p>
          </table:table-cell>
          <table:table-cell table:style-name="C6">
            <text:p text:style-name="P0"><text:span text:style-name="T2">DIRETORIA DE TECNOLOGIA DA INFORMACAO</text:span></text:p>
          </table:table-cell>
          <table:table-cell table:style-name="C7">
            <text:p text:style-name="P2"><text:span text:style-name="T2">7.611,74</text:span></text:p>
          </table:table-cell>
          <table:table-cell table:style-name="C7">
            <text:p text:style-name="P2"><text:span text:style-name="T2">600,5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0.121,30</text:span></text:p>
          </table:table-cell>
          <table:table-cell table:style-name="C7">
            <text:p text:style-name="P2"><text:span text:style-name="T2">1.149,72</text:span></text:p>
          </table:table-cell>
          <table:table-cell table:style-name="C7">
            <text:p text:style-name="P2"><text:span text:style-name="T2">1.072,8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222,57</text:span></text:p>
          </table:table-cell>
          <table:table-cell table:style-name="C7">
            <text:p text:style-name="P2"><text:span text:style-name="T2">7.898,73</text:span></text:p>
          </table:table-cell>
        </table:table-row>
        <table:table-row table:style-name="TBL_0_3_row_3">
          <table:table-cell table:style-name="C5">
            <text:p text:style-name="P0"><text:span text:style-name="T2">1653</text:span></text:p>
          </table:table-cell>
          <table:table-cell table:style-name="C6">
            <text:p text:style-name="P0"><text:span text:style-name="T2">ARTUR OSCAR NABUCO DAVILA</text:span></text:p>
          </table:table-cell>
          <table:table-cell table:style-name="C6">
            <text:p text:style-name="P0"><text:span text:style-name="T2">REDATOR TÉCNICO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3_row_4">
          <table:table-cell table:style-name="C5">
            <text:p text:style-name="P0"><text:span text:style-name="T2">1999</text:span></text:p>
          </table:table-cell>
          <table:table-cell table:style-name="C6">
            <text:p text:style-name="P0"><text:span text:style-name="T2">ARTUR PEREIRA DOS REIS BARBOS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COORDENADORIA GERAL / MP</text:span></text:p>
          </table:table-cell>
          <table:table-cell table:style-name="C7">
            <text:p text:style-name="P2"><text:span text:style-name="T2">2.943,06</text:span></text:p>
          </table:table-cell>
          <table:table-cell table:style-name="C7">
            <text:p text:style-name="P2"><text:span text:style-name="T2">232,20</text:span></text:p>
          </table:table-cell>
          <table:table-cell table:style-name="C7">
            <text:p text:style-name="P2"><text:span text:style-name="T2">3.692,3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8.776,56</text:span></text:p>
          </table:table-cell>
          <table:table-cell table:style-name="C7">
            <text:p text:style-name="P2"><text:span text:style-name="T2">444,54</text:span></text:p>
          </table:table-cell>
          <table:table-cell table:style-name="C7">
            <text:p text:style-name="P2"><text:span text:style-name="T2">896,9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341,51</text:span></text:p>
          </table:table-cell>
          <table:table-cell table:style-name="C7">
            <text:p text:style-name="P2"><text:span text:style-name="T2">7.435,05</text:span></text:p>
          </table:table-cell>
        </table:table-row>
        <table:table-row table:style-name="TBL_0_3_row_5">
          <table:table-cell table:style-name="C5">
            <text:p text:style-name="P0"><text:span text:style-name="T2">1408</text:span></text:p>
          </table:table-cell>
          <table:table-cell table:style-name="C6">
            <text:p text:style-name="P0"><text:span text:style-name="T2">ATHOS BRITO DO AMOR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PROMOTORIA DE JUSTICA - FREI PAULO</text:span></text:p>
          </table:table-cell>
          <table:table-cell table:style-name="C7">
            <text:p text:style-name="P2"><text:span text:style-name="T2">8.552,55</text:span></text:p>
          </table:table-cell>
          <table:table-cell table:style-name="C7">
            <text:p text:style-name="P2"><text:span text:style-name="T2">1.282,8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517,20</text:span></text:p>
          </table:table-cell>
          <table:table-cell table:style-name="C7">
            <text:p text:style-name="P2"><text:span text:style-name="T2">12.352,63</text:span></text:p>
          </table:table-cell>
          <table:table-cell table:style-name="C7">
            <text:p text:style-name="P2"><text:span text:style-name="T2">1.376,96</text:span></text:p>
          </table:table-cell>
          <table:table-cell table:style-name="C7">
            <text:p text:style-name="P2"><text:span text:style-name="T2">1.456,7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833,68</text:span></text:p>
          </table:table-cell>
          <table:table-cell table:style-name="C7">
            <text:p text:style-name="P2"><text:span text:style-name="T2">9.518,95</text:span></text:p>
          </table:table-cell>
        </table:table-row>
        <table:table-row table:style-name="TBL_0_3_row_6">
          <table:table-cell table:style-name="C5">
            <text:p text:style-name="P0"><text:span text:style-name="T2">578</text:span></text:p>
          </table:table-cell>
          <table:table-cell table:style-name="C6">
            <text:p text:style-name="P0"><text:span text:style-name="T2">AUGUSTO CESAR LEITE DE RESENDE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PROMOTORIA DE JUSTICA ESPECIAL CIVEL E CRIMINAL - SAO CRISTOVAO 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368,91</text:span></text:p>
          </table:table-cell>
          <table:table-cell table:style-name="C7">
            <text:p text:style-name="P2"><text:span text:style-name="T2">17.172,92</text:span></text:p>
          </table:table-cell>
          <table:table-cell table:style-name="C7">
            <text:p text:style-name="P2"><text:span text:style-name="T2">54.230,94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7.972,4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688,91</text:span></text:p>
          </table:table-cell>
          <table:table-cell table:style-name="C7">
            <text:p text:style-name="P2"><text:span text:style-name="T2">41.542,03</text:span></text:p>
          </table:table-cell>
        </table:table-row>
        <table:table-row table:style-name="TBL_0_3_row_7">
          <table:table-cell table:style-name="C5">
            <text:p text:style-name="P0"><text:span text:style-name="T2">2215</text:span></text:p>
          </table:table-cell>
          <table:table-cell table:style-name="C6">
            <text:p text:style-name="P0"><text:span text:style-name="T2">AUGUSTO CESAR LOBAO MOREIRA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3_row_8">
          <table:table-cell table:style-name="C5">
            <text:p text:style-name="P0"><text:span text:style-name="T2">1317</text:span></text:p>
          </table:table-cell>
          <table:table-cell table:style-name="C6">
            <text:p text:style-name="P0"><text:span text:style-name="T2">AYMIR RALIN PIRES ATHAYDE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6ª PROMOTORIA DE JUSTICA DOS DIREITOS DO CIDADAO</text:span></text:p>
          </table:table-cell>
          <table:table-cell table:style-name="C7">
            <text:p text:style-name="P2"><text:span text:style-name="T2">9.065,70</text:span></text:p>
          </table:table-cell>
          <table:table-cell table:style-name="C7">
            <text:p text:style-name="P2"><text:span text:style-name="T2">1.359,8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475,1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16.073,67</text:span></text:p>
          </table:table-cell>
          <table:table-cell table:style-name="C7">
            <text:p text:style-name="P2"><text:span text:style-name="T2">1.459,58</text:span></text:p>
          </table:table-cell>
          <table:table-cell table:style-name="C7">
            <text:p text:style-name="P2"><text:span text:style-name="T2">2.551,9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011,54</text:span></text:p>
          </table:table-cell>
          <table:table-cell table:style-name="C7">
            <text:p text:style-name="P2"><text:span text:style-name="T2">12.062,13</text:span></text:p>
          </table:table-cell>
        </table:table-row>
        <table:table-row table:style-name="TBL_0_3_row_9">
          <table:table-cell table:style-name="C5">
            <text:p text:style-name="P0"><text:span text:style-name="T2">1998</text:span></text:p>
          </table:table-cell>
          <table:table-cell table:style-name="C6">
            <text:p text:style-name="P0"><text:span text:style-name="T2">BARBARA FERREIRA DOS REIS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2ª PROMOTORIA DE JUSTICA CRIMINAL - NOSSA SENHORA DO SOCORRO</text:span></text:p>
          </table:table-cell>
          <table:table-cell table:style-name="C7">
            <text:p text:style-name="P2"><text:span text:style-name="T2">7.611,74</text:span></text:p>
          </table:table-cell>
          <table:table-cell table:style-name="C7">
            <text:p text:style-name="P2"><text:span text:style-name="T2">800,7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46,44</text:span></text:p>
          </table:table-cell>
          <table:table-cell table:style-name="C7">
            <text:p text:style-name="P2"><text:span text:style-name="T2">10.558,93</text:span></text:p>
          </table:table-cell>
          <table:table-cell table:style-name="C7">
            <text:p text:style-name="P2"><text:span text:style-name="T2">1.177,75</text:span></text:p>
          </table:table-cell>
          <table:table-cell table:style-name="C7">
            <text:p text:style-name="P2"><text:span text:style-name="T2">1.120,1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297,94</text:span></text:p>
          </table:table-cell>
          <table:table-cell table:style-name="C7">
            <text:p text:style-name="P2"><text:span text:style-name="T2">8.260,99</text:span></text:p>
          </table:table-cell>
        </table:table-row>
        <table:table-row table:style-name="TBL_0_3_row_10">
          <table:table-cell table:style-name="C5">
            <text:p text:style-name="P0"><text:span text:style-name="T2">428</text:span></text:p>
          </table:table-cell>
          <table:table-cell table:style-name="C6">
            <text:p text:style-name="P0"><text:span text:style-name="T2">BELARMINO ALVES DOS ANJOS NETO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1ª PROMOTORIA DE JUSTICA - LAGARTO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352,6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368,91</text:span></text:p>
          </table:table-cell>
          <table:table-cell table:style-name="C7">
            <text:p text:style-name="P2"><text:span text:style-name="T2">1.056,00</text:span></text:p>
          </table:table-cell>
          <table:table-cell table:style-name="C7">
            <text:p text:style-name="P2"><text:span text:style-name="T2">50.466,69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11.421,5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6.138,03</text:span></text:p>
          </table:table-cell>
          <table:table-cell table:style-name="C7">
            <text:p text:style-name="P2"><text:span text:style-name="T2">34.328,66</text:span></text:p>
          </table:table-cell>
        </table:table-row>
        <table:table-row table:style-name="TBL_0_3_row_11">
          <table:table-cell table:style-name="C5">
            <text:p text:style-name="P0"><text:span text:style-name="T2">2184</text:span></text:p>
          </table:table-cell>
          <table:table-cell table:style-name="C6">
            <text:p text:style-name="P0"><text:span text:style-name="T2">BERENICE ANDRADE DE MELO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3_row_12">
          <table:table-cell table:style-name="C5">
            <text:p text:style-name="P0"><text:span text:style-name="T2">2154</text:span></text:p>
          </table:table-cell>
          <table:table-cell table:style-name="C6">
            <text:p text:style-name="P0"><text:span text:style-name="T2">BILLY CARDOSO SOARES</text:span></text:p>
          </table:table-cell>
          <table:table-cell table:style-name="C6">
            <text:p text:style-name="P0"><text:span text:style-name="T2">ASSISTENTE TECNICO-ADMINISTRATIVO requisitado</text:span></text:p>
          </table:table-cell>
          <table:table-cell table:style-name="C6">
            <text:p text:style-name="P0"><text:span text:style-name="T2">2ª PROMOTORIA DE JUSTICA CRIMINAL - SAO CRISTOVAO 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931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719,4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056,00</text:span></text:p>
          </table:table-cell>
          <table:table-cell table:style-name="C7">
            <text:p text:style-name="P2"><text:span text:style-name="T2">3.933,9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0,3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0,39</text:span></text:p>
          </table:table-cell>
          <table:table-cell table:style-name="C7">
            <text:p text:style-name="P2"><text:span text:style-name="T2">3.903,52</text:span></text:p>
          </table:table-cell>
        </table:table-row>
        <table:table-row table:style-name="TBL_0_3_row_13">
          <table:table-cell table:style-name="C5">
            <text:p text:style-name="P0"><text:span text:style-name="T2">1803</text:span></text:p>
          </table:table-cell>
          <table:table-cell table:style-name="C6">
            <text:p text:style-name="P0"><text:span text:style-name="T2">BRENO AMORIM DE BRITO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PROMOTORIA DE JUSTICA - ITABAIANINHA </text:span></text:p>
          </table:table-cell>
          <table:table-cell table:style-name="C7">
            <text:p text:style-name="P2"><text:span text:style-name="T2">4.425,27</text:span></text:p>
          </table:table-cell>
          <table:table-cell table:style-name="C7">
            <text:p text:style-name="P2"><text:span text:style-name="T2">465,5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897,74</text:span></text:p>
          </table:table-cell>
          <table:table-cell table:style-name="C7">
            <text:p text:style-name="P2"><text:span text:style-name="T2">7.788,55</text:span></text:p>
          </table:table-cell>
          <table:table-cell table:style-name="C7">
            <text:p text:style-name="P2"><text:span text:style-name="T2">684,71</text:span></text:p>
          </table:table-cell>
          <table:table-cell table:style-name="C7">
            <text:p text:style-name="P2"><text:span text:style-name="T2">310,2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94,95</text:span></text:p>
          </table:table-cell>
          <table:table-cell table:style-name="C7">
            <text:p text:style-name="P2"><text:span text:style-name="T2">6.793,60</text:span></text:p>
          </table:table-cell>
        </table:table-row>
        <table:table-row table:style-name="TBL_0_3_row_14">
          <table:table-cell table:style-name="C5">
            <text:p text:style-name="P0"><text:span text:style-name="T2">1970</text:span></text:p>
          </table:table-cell>
          <table:table-cell table:style-name="C6">
            <text:p text:style-name="P0"><text:span text:style-name="T2">BRUNA BARRETO NUNES MENEZES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1ª PROMOTORIA DE JUSTICA ESPECIAL CRIMINAL - ARACAJU</text:span></text:p>
          </table:table-cell>
          <table:table-cell table:style-name="C7">
            <text:p text:style-name="P2"><text:span text:style-name="T2">3.306,82</text:span></text:p>
          </table:table-cell>
          <table:table-cell table:style-name="C7">
            <text:p text:style-name="P2"><text:span text:style-name="T2">260,9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5.476,72</text:span></text:p>
          </table:table-cell>
          <table:table-cell table:style-name="C7">
            <text:p text:style-name="P2"><text:span text:style-name="T2">499,48</text:span></text:p>
          </table:table-cell>
          <table:table-cell table:style-name="C7">
            <text:p text:style-name="P2"><text:span text:style-name="T2">105,4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04,92</text:span></text:p>
          </table:table-cell>
          <table:table-cell table:style-name="C7">
            <text:p text:style-name="P2"><text:span text:style-name="T2">4.871,80</text:span></text:p>
          </table:table-cell>
        </table:table-row>
        <table:table-row table:style-name="TBL_0_3_row_15">
          <table:table-cell table:style-name="C5">
            <text:p text:style-name="P0"><text:span text:style-name="T2">2006</text:span></text:p>
          </table:table-cell>
          <table:table-cell table:style-name="C6">
            <text:p text:style-name="P0"><text:span text:style-name="T2">BRUNA KAROLINE ALVES RIBEIRO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PROMOTORIA DE JUSTICA - AQUIDABA </text:span></text:p>
          </table:table-cell>
          <table:table-cell table:style-name="C7">
            <text:p text:style-name="P2"><text:span text:style-name="T2">6.774,42</text:span></text:p>
          </table:table-cell>
          <table:table-cell table:style-name="C7">
            <text:p text:style-name="P2"><text:span text:style-name="T2">534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572,36</text:span></text:p>
          </table:table-cell>
          <table:table-cell table:style-name="C7">
            <text:p text:style-name="P2"><text:span text:style-name="T2">9.881,28</text:span></text:p>
          </table:table-cell>
          <table:table-cell table:style-name="C7">
            <text:p text:style-name="P2"><text:span text:style-name="T2">1.023,25</text:span></text:p>
          </table:table-cell>
          <table:table-cell table:style-name="C7">
            <text:p text:style-name="P2"><text:span text:style-name="T2">859,2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82,45</text:span></text:p>
          </table:table-cell>
          <table:table-cell table:style-name="C7">
            <text:p text:style-name="P2"><text:span text:style-name="T2">7.998,83</text:span></text:p>
          </table:table-cell>
        </table:table-row>
        <table:table-row table:style-name="TBL_0_3_row_16">
          <table:table-cell table:style-name="C5">
            <text:p text:style-name="P0"><text:span text:style-name="T2">1881</text:span></text:p>
          </table:table-cell>
          <table:table-cell table:style-name="C6">
            <text:p text:style-name="P0"><text:span text:style-name="T2">BRUNA TAYNARA DA SILVA NASCIMENTO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1ª PROMOTORIA DE JUSTICA CRIMINAL - LAGARTO </text:span></text:p>
          </table:table-cell>
          <table:table-cell table:style-name="C7">
            <text:p text:style-name="P2"><text:span text:style-name="T2">4.425,27</text:span></text:p>
          </table:table-cell>
          <table:table-cell table:style-name="C7">
            <text:p text:style-name="P2"><text:span text:style-name="T2">465,5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572,36</text:span></text:p>
          </table:table-cell>
          <table:table-cell table:style-name="C7">
            <text:p text:style-name="P2"><text:span text:style-name="T2">7.463,17</text:span></text:p>
          </table:table-cell>
          <table:table-cell table:style-name="C7">
            <text:p text:style-name="P2"><text:span text:style-name="T2">684,71</text:span></text:p>
          </table:table-cell>
          <table:table-cell table:style-name="C7">
            <text:p text:style-name="P2"><text:span text:style-name="T2">310,2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94,95</text:span></text:p>
          </table:table-cell>
          <table:table-cell table:style-name="C7">
            <text:p text:style-name="P2"><text:span text:style-name="T2">6.468,22</text:span></text:p>
          </table:table-cell>
        </table:table-row>
        <table:table-row table:style-name="TBL_0_3_row_17">
          <table:table-cell table:style-name="C5">
            <text:p text:style-name="P0"><text:span text:style-name="T2">1944</text:span></text:p>
          </table:table-cell>
          <table:table-cell table:style-name="C6">
            <text:p text:style-name="P0"><text:span text:style-name="T2">BRUNO CARVALHO DE ALENCAR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PROMOTORIA DE JUSTICA - CEDRO DE SAO JOAO</text:span></text:p>
          </table:table-cell>
          <table:table-cell table:style-name="C7">
            <text:p text:style-name="P2"><text:span text:style-name="T2">3.119,64</text:span></text:p>
          </table:table-cell>
          <table:table-cell table:style-name="C7">
            <text:p text:style-name="P2"><text:span text:style-name="T2">246,1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897,74</text:span></text:p>
          </table:table-cell>
          <table:table-cell table:style-name="C7">
            <text:p text:style-name="P2"><text:span text:style-name="T2">6.263,52</text:span></text:p>
          </table:table-cell>
          <table:table-cell table:style-name="C7">
            <text:p text:style-name="P2"><text:span text:style-name="T2">471,21</text:span></text:p>
          </table:table-cell>
          <table:table-cell table:style-name="C7">
            <text:p text:style-name="P2"><text:span text:style-name="T2">79,3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550,60</text:span></text:p>
          </table:table-cell>
          <table:table-cell table:style-name="C7">
            <text:p text:style-name="P2"><text:span text:style-name="T2">5.712,92</text:span></text:p>
          </table:table-cell>
        </table:table-row>
        <table:table-row table:style-name="TBL_0_3_row_18">
          <table:table-cell table:style-name="C5">
            <text:p text:style-name="P0"><text:span text:style-name="T2">1336</text:span></text:p>
          </table:table-cell>
          <table:table-cell table:style-name="C6">
            <text:p text:style-name="P0"><text:span text:style-name="T2">BRUNO GARCIA CRUZ DE HOLANDA CAVALCANTE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DIVISAO DE GESTAO DE PESSOAS - SERVIDORES</text:span></text:p>
          </table:table-cell>
          <table:table-cell table:style-name="C7">
            <text:p text:style-name="P2"><text:span text:style-name="T2">5.270,57</text:span></text:p>
          </table:table-cell>
          <table:table-cell table:style-name="C7">
            <text:p text:style-name="P2"><text:span text:style-name="T2">790,59</text:span></text:p>
          </table:table-cell>
          <table:table-cell table:style-name="C7">
            <text:p text:style-name="P2"><text:span text:style-name="T2">2.050,79</text:span></text:p>
          </table:table-cell>
          <table:table-cell table:style-name="C7">
            <text:p text:style-name="P2"><text:span text:style-name="T2">2.062,4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2.083,42</text:span></text:p>
          </table:table-cell>
          <table:table-cell table:style-name="C7">
            <text:p text:style-name="P2"><text:span text:style-name="T2">848,56</text:span></text:p>
          </table:table-cell>
          <table:table-cell table:style-name="C7">
            <text:p text:style-name="P2"><text:span text:style-name="T2">1.075,9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24,50</text:span></text:p>
          </table:table-cell>
          <table:table-cell table:style-name="C7">
            <text:p text:style-name="P2"><text:span text:style-name="T2">10.158,92</text:span></text:p>
          </table:table-cell>
        </table:table-row>
        <table:table-row table:style-name="TBL_0_3_row_19">
          <table:table-cell table:style-name="C5">
            <text:p text:style-name="P0"><text:span text:style-name="T2">2185</text:span></text:p>
          </table:table-cell>
          <table:table-cell table:style-name="C6">
            <text:p text:style-name="P0"><text:span text:style-name="T2">BRUNO GOMES FERREIRA</text:span></text:p>
          </table:table-cell>
          <table:table-cell table:style-name="C6">
            <text:p text:style-name="P0"><text:span text:style-name="T2">SOLDADO - requistado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3_row_20">
          <table:table-cell table:style-name="C5">
            <text:p text:style-name="P0"><text:span text:style-name="T2">1618</text:span></text:p>
          </table:table-cell>
          <table:table-cell table:style-name="C6">
            <text:p text:style-name="P0"><text:span text:style-name="T2">BRUNO LEMOS SILVA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2ª PROMOTORIA DE JUSTICA - ITAPORANGA D'AJUDA</text:span></text:p>
          </table:table-cell>
          <table:table-cell table:style-name="C7">
            <text:p text:style-name="P2"><text:span text:style-name="T2">6.029,21</text:span></text:p>
          </table:table-cell>
          <table:table-cell table:style-name="C7">
            <text:p text:style-name="P2"><text:span text:style-name="T2">904,3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25,27</text:span></text:p>
          </table:table-cell>
          <table:table-cell table:style-name="C7">
            <text:p text:style-name="P2"><text:span text:style-name="T2">9.258,86</text:span></text:p>
          </table:table-cell>
          <table:table-cell table:style-name="C7">
            <text:p text:style-name="P2"><text:span text:style-name="T2">970,70</text:span></text:p>
          </table:table-cell>
          <table:table-cell table:style-name="C7">
            <text:p text:style-name="P2"><text:span text:style-name="T2">393,5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364,21</text:span></text:p>
          </table:table-cell>
          <table:table-cell table:style-name="C7">
            <text:p text:style-name="P2"><text:span text:style-name="T2">7.894,65</text:span></text:p>
          </table:table-cell>
        </table:table-row>
        <table:table-row table:style-name="TBL_0_3_row_21">
          <table:table-cell table:style-name="C5">
            <text:p text:style-name="P0"><text:span text:style-name="T2">1468</text:span></text:p>
          </table:table-cell>
          <table:table-cell table:style-name="C6">
            <text:p text:style-name="P0"><text:span text:style-name="T2">BRUNO MELO MOURA</text:span></text:p>
          </table:table-cell>
          <table:table-cell table:style-name="C6">
            <text:p text:style-name="P0"><text:span text:style-name="T2">PROMOTOR DE JUSTIÇA DE ENTR. INICIAL</text:span></text:p>
          </table:table-cell>
          <table:table-cell table:style-name="C6">
            <text:p text:style-name="P0"><text:span text:style-name="T2">PROMOTORIA DE JUSTICA - MALHADOR</text:span></text:p>
          </table:table-cell>
          <table:table-cell table:style-name="C7">
            <text:p text:style-name="P2"><text:span text:style-name="T2">32.004,6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.172,92</text:span></text:p>
          </table:table-cell>
          <table:table-cell table:style-name="C7">
            <text:p text:style-name="P2"><text:span text:style-name="T2">49.177,57</text:span></text:p>
          </table:table-cell>
          <table:table-cell table:style-name="C7">
            <text:p text:style-name="P2"><text:span text:style-name="T2">4.480,65</text:span></text:p>
          </table:table-cell>
          <table:table-cell table:style-name="C7">
            <text:p text:style-name="P2"><text:span text:style-name="T2">6.647,6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.128,25</text:span></text:p>
          </table:table-cell>
          <table:table-cell table:style-name="C7">
            <text:p text:style-name="P2"><text:span text:style-name="T2">38.049,32</text:span></text:p>
          </table:table-cell>
        </table:table-row>
        <table:table-row table:style-name="TBL_0_3_row_22">
          <table:table-cell table:style-name="C5">
            <text:p text:style-name="P0"><text:span text:style-name="T2">1330</text:span></text:p>
          </table:table-cell>
          <table:table-cell table:style-name="C6">
            <text:p text:style-name="P0"><text:span text:style-name="T2">BRUNO OLIVEIRA  FALCAO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12ª PROCURADORIA DE JUSTICA (CAMARA CRIMINAL)</text:span></text:p>
          </table:table-cell>
          <table:table-cell table:style-name="C7">
            <text:p text:style-name="P2"><text:span text:style-name="T2">8.068,44</text:span></text:p>
          </table:table-cell>
          <table:table-cell table:style-name="C7">
            <text:p text:style-name="P2"><text:span text:style-name="T2">3.635,33</text:span></text:p>
          </table:table-cell>
          <table:table-cell table:style-name="C7">
            <text:p text:style-name="P2"><text:span text:style-name="T2">8.248,54</text:span></text:p>
          </table:table-cell>
          <table:table-cell table:style-name="C7">
            <text:p text:style-name="P2"><text:span text:style-name="T2">4.733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26.594,30</text:span></text:p>
          </table:table-cell>
          <table:table-cell table:style-name="C7">
            <text:p text:style-name="P2"><text:span text:style-name="T2">1.638,53</text:span></text:p>
          </table:table-cell>
          <table:table-cell table:style-name="C7">
            <text:p text:style-name="P2"><text:span text:style-name="T2">4.114,7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5.753,32</text:span></text:p>
          </table:table-cell>
          <table:table-cell table:style-name="C7">
            <text:p text:style-name="P2"><text:span text:style-name="T2">20.840,98</text:span></text:p>
          </table:table-cell>
        </table:table-row>
        <table:table-row table:style-name="TBL_0_3_row_23">
          <table:table-cell table:style-name="C5">
            <text:p text:style-name="P0"><text:span text:style-name="T2">1748</text:span></text:p>
          </table:table-cell>
          <table:table-cell table:style-name="C6">
            <text:p text:style-name="P0"><text:span text:style-name="T2">BRUNO RAMOS ELOY</text:span></text:p>
          </table:table-cell>
          <table:table-cell table:style-name="C6">
            <text:p text:style-name="P0"><text:span text:style-name="T2">TÉCNICO JUDICIÁRIO - requisitado</text:span></text:p>
          </table:table-cell>
          <table:table-cell table:style-name="C6">
            <text:p text:style-name="P0"><text:span text:style-name="T2">8ª PROCURADORIA DE JUSTICA (2ª CAMARA CIVEL)</text:span></text:p>
          </table:table-cell>
          <table:table-cell table:style-name="C7">
            <text:p text:style-name="P2"><text:span text:style-name="T2">4.144,81</text:span></text:p>
          </table:table-cell>
          <table:table-cell table:style-name="C7">
            <text:p text:style-name="P2"><text:span text:style-name="T2">8.976,04</text:span></text:p>
          </table:table-cell>
          <table:table-cell table:style-name="C7">
            <text:p text:style-name="P2"><text:span text:style-name="T2">4.665,3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9.695,16</text:span></text:p>
          </table:table-cell>
          <table:table-cell table:style-name="C7">
            <text:p text:style-name="P2"><text:span text:style-name="T2">1.665,15</text:span></text:p>
          </table:table-cell>
          <table:table-cell table:style-name="C7">
            <text:p text:style-name="P2"><text:span text:style-name="T2">3.563,9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5.229,07</text:span></text:p>
          </table:table-cell>
          <table:table-cell table:style-name="C7">
            <text:p text:style-name="P2"><text:span text:style-name="T2">14.466,09</text:span></text:p>
          </table:table-cell>
        </table:table-row>
        <table:table-row table:style-name="TBL_0_3_row_24">
          <table:table-cell table:style-name="C5">
            <text:p text:style-name="P0"><text:span text:style-name="T2">1249</text:span></text:p>
          </table:table-cell>
          <table:table-cell table:style-name="C6">
            <text:p text:style-name="P0"><text:span text:style-name="T2">CAIO NABUCO DAVILA OLIVEIR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CENTRO DE APOIO OPERACIONAL DO MEIO AMBIENTE, URBANISMO, PATRIMONIO SOCIAL E CULTURAL</text:span></text:p>
          </table:table-cell>
          <table:table-cell table:style-name="C7">
            <text:p text:style-name="P2"><text:span text:style-name="T2">5.270,57</text:span></text:p>
          </table:table-cell>
          <table:table-cell table:style-name="C7">
            <text:p text:style-name="P2"><text:span text:style-name="T2">1.317,6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8.497,20</text:span></text:p>
          </table:table-cell>
          <table:table-cell table:style-name="C7">
            <text:p text:style-name="P2"><text:span text:style-name="T2">922,35</text:span></text:p>
          </table:table-cell>
          <table:table-cell table:style-name="C7">
            <text:p text:style-name="P2"><text:span text:style-name="T2">688,7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611,10</text:span></text:p>
          </table:table-cell>
          <table:table-cell table:style-name="C7">
            <text:p text:style-name="P2"><text:span text:style-name="T2">6.886,10</text:span></text:p>
          </table:table-cell>
        </table:table-row>
        <table:table-row table:style-name="TBL_0_3_row_25">
          <table:table-cell table:style-name="C5">
            <text:p text:style-name="P0"><text:span text:style-name="T2">1633</text:span></text:p>
          </table:table-cell>
          <table:table-cell table:style-name="C6">
            <text:p text:style-name="P0"><text:span text:style-name="T2">CAMILA MEDEIROS DE SOUZA MELO VILA NOV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1ª PROMOTORIA DE JUSTICA DOS DIREITOS DO CIDADAO</text:span></text:p>
          </table:table-cell>
          <table:table-cell table:style-name="C7">
            <text:p text:style-name="P2"><text:span text:style-name="T2">4.425,27</text:span></text:p>
          </table:table-cell>
          <table:table-cell table:style-name="C7">
            <text:p text:style-name="P2"><text:span text:style-name="T2">663,79</text:span></text:p>
          </table:table-cell>
          <table:table-cell table:style-name="C7">
            <text:p text:style-name="P2"><text:span text:style-name="T2">1.255,5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8.253,62</text:span></text:p>
          </table:table-cell>
          <table:table-cell table:style-name="C7">
            <text:p text:style-name="P2"><text:span text:style-name="T2">712,47</text:span></text:p>
          </table:table-cell>
          <table:table-cell table:style-name="C7">
            <text:p text:style-name="P2"><text:span text:style-name="T2">627,3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339,82</text:span></text:p>
          </table:table-cell>
          <table:table-cell table:style-name="C7">
            <text:p text:style-name="P2"><text:span text:style-name="T2">6.913,80</text:span></text:p>
          </table:table-cell>
        </table:table-row>
        <table:table-row table:style-name="TBL_0_3_row_26">
          <table:table-cell table:style-name="C5">
            <text:p text:style-name="P0"><text:span text:style-name="T2">1277</text:span></text:p>
          </table:table-cell>
          <table:table-cell table:style-name="C6">
            <text:p text:style-name="P0"><text:span text:style-name="T2">CAMILA NUNES DE CARVALHO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GRUPO DE APOIO OPERACIONAL - SEC. GERAL</text:span></text:p>
          </table:table-cell>
          <table:table-cell table:style-name="C7">
            <text:p text:style-name="P2"><text:span text:style-name="T2">10.186,22</text:span></text:p>
          </table:table-cell>
          <table:table-cell table:style-name="C7">
            <text:p text:style-name="P2"><text:span text:style-name="T2">1.527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3.623,14</text:span></text:p>
          </table:table-cell>
          <table:table-cell table:style-name="C7">
            <text:p text:style-name="P2"><text:span text:style-name="T2">1.639,98</text:span></text:p>
          </table:table-cell>
          <table:table-cell table:style-name="C7">
            <text:p text:style-name="P2"><text:span text:style-name="T2">1.901,0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541,02</text:span></text:p>
          </table:table-cell>
          <table:table-cell table:style-name="C7">
            <text:p text:style-name="P2"><text:span text:style-name="T2">10.082,12</text:span></text:p>
          </table:table-cell>
        </table:table-row>
        <table:table-row table:style-name="TBL_0_3_row_27">
          <table:table-cell table:style-name="C5">
            <text:p text:style-name="P0"><text:span text:style-name="T2">2094</text:span></text:p>
          </table:table-cell>
          <table:table-cell table:style-name="C6">
            <text:p text:style-name="P0"><text:span text:style-name="T2">CARINA ALVES DE OLIVEIR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PROMOTORIA DE JUSTICA - MALHADOR</text:span></text:p>
          </table:table-cell>
          <table:table-cell table:style-name="C7">
            <text:p text:style-name="P2"><text:span text:style-name="T2">2.619,31</text:span></text:p>
          </table:table-cell>
          <table:table-cell table:style-name="C7">
            <text:p text:style-name="P2"><text:span text:style-name="T2">130,9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25,27</text:span></text:p>
          </table:table-cell>
          <table:table-cell table:style-name="C7">
            <text:p text:style-name="P2"><text:span text:style-name="T2">5.075,55</text:span></text:p>
          </table:table-cell>
          <table:table-cell table:style-name="C7">
            <text:p text:style-name="P2"><text:span text:style-name="T2">385,04</text:span></text:p>
          </table:table-cell>
          <table:table-cell table:style-name="C7">
            <text:p text:style-name="P2"><text:span text:style-name="T2">34,5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19,63</text:span></text:p>
          </table:table-cell>
          <table:table-cell table:style-name="C7">
            <text:p text:style-name="P2"><text:span text:style-name="T2">4.655,92</text:span></text:p>
          </table:table-cell>
        </table:table-row>
        <table:table-row table:style-name="TBL_0_3_row_28">
          <table:table-cell table:style-name="C5">
            <text:p text:style-name="P0"><text:span text:style-name="T2">584</text:span></text:p>
          </table:table-cell>
          <table:table-cell table:style-name="C6">
            <text:p text:style-name="P0"><text:span text:style-name="T2">CARLA ROCHA BARRETO HORA DE LIMA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PROMOTORIA DE NOSSA SENHORA DO SOCORRO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368,91</text:span></text:p>
          </table:table-cell>
          <table:table-cell table:style-name="C7">
            <text:p text:style-name="P2"><text:span text:style-name="T2">17.172,92</text:span></text:p>
          </table:table-cell>
          <table:table-cell table:style-name="C7">
            <text:p text:style-name="P2"><text:span text:style-name="T2">54.230,94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7.868,1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584,63</text:span></text:p>
          </table:table-cell>
          <table:table-cell table:style-name="C7">
            <text:p text:style-name="P2"><text:span text:style-name="T2">41.646,31</text:span></text:p>
          </table:table-cell>
        </table:table-row>
        <table:table-row table:style-name="TBL_0_3_row_29">
          <table:table-cell table:style-name="C5">
            <text:p text:style-name="P0"><text:span text:style-name="T2">155</text:span></text:p>
          </table:table-cell>
          <table:table-cell table:style-name="C6">
            <text:p text:style-name="P0"><text:span text:style-name="T2">CARLOS AUGUSTO ALCANTARA MACHADO</text:span></text:p>
          </table:table-cell>
          <table:table-cell table:style-name="C6">
            <text:p text:style-name="P0"><text:span text:style-name="T2">PROCURADOR DE JUSTIÇA</text:span></text:p>
          </table:table-cell>
          <table:table-cell table:style-name="C6">
            <text:p text:style-name="P0"><text:span text:style-name="T2">14ª PROCURADORIA DE JUSTICA (CAMARA CRIMINAL)</text:span></text:p>
          </table:table-cell>
          <table:table-cell table:style-name="C7">
            <text:p text:style-name="P2"><text:span text:style-name="T2">35.462,22</text:span></text:p>
          </table:table-cell>
          <table:table-cell table:style-name="C7">
            <text:p text:style-name="P2"><text:span text:style-name="T2">1.048,6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5.111,5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7.340,75</text:span></text:p>
          </table:table-cell>
          <table:table-cell table:style-name="C7">
            <text:p text:style-name="P2"><text:span text:style-name="T2">48.963,14</text:span></text:p>
          </table:table-cell>
          <table:table-cell table:style-name="C7">
            <text:p text:style-name="P2"><text:span text:style-name="T2">5.111,52</text:span></text:p>
          </table:table-cell>
          <table:table-cell table:style-name="C7">
            <text:p text:style-name="P2"><text:span text:style-name="T2">9.171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4.282,65</text:span></text:p>
          </table:table-cell>
          <table:table-cell table:style-name="C7">
            <text:p text:style-name="P2"><text:span text:style-name="T2">34.680,49</text:span></text:p>
          </table:table-cell>
        </table:table-row>
        <table:table-row table:style-name="TBL_0_3_row_30">
          <table:table-cell table:style-name="C5">
            <text:p text:style-name="P0"><text:span text:style-name="T2">2149</text:span></text:p>
          </table:table-cell>
          <table:table-cell table:style-name="C6">
            <text:p text:style-name="P0"><text:span text:style-name="T2">CARLOS AUGUSTO DOS SANTOS RAMOS</text:span></text:p>
          </table:table-cell>
          <table:table-cell table:style-name="C6">
            <text:p text:style-name="P0"><text:span text:style-name="T2">3º SARGENTO - requisitado - BESP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92,6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619,5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619,55</text:span></text:p>
          </table:table-cell>
        </table:table-row>
        <table:table-row table:style-name="TBL_0_3_row_31">
          <table:table-cell table:style-name="C5">
            <text:p text:style-name="P0"><text:span text:style-name="T2">1446</text:span></text:p>
          </table:table-cell>
          <table:table-cell table:style-name="C6">
            <text:p text:style-name="P0"><text:span text:style-name="T2">CARLOS CESAR SOUZA SOARES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3_row_32">
          <table:table-cell table:style-name="C5">
            <text:p text:style-name="P0"><text:span text:style-name="T2">2055</text:span></text:p>
          </table:table-cell>
          <table:table-cell table:style-name="C6">
            <text:p text:style-name="P0"><text:span text:style-name="T2">CARLOS FERNANDO AQUINO MOTA</text:span></text:p>
          </table:table-cell>
          <table:table-cell table:style-name="C6">
            <text:p text:style-name="P0"><text:span text:style-name="T2">ANALISTA DO MP -Informática - G. e A.de P. de Infraestrutura</text:span></text:p>
          </table:table-cell>
          <table:table-cell table:style-name="C6">
            <text:p text:style-name="P0"><text:span text:style-name="T2">DIRETORIA DE TECNOLOGIA DA INFORMACAO</text:span></text:p>
          </table:table-cell>
          <table:table-cell table:style-name="C7">
            <text:p text:style-name="P2"><text:span text:style-name="T2">5.687,93</text:span></text:p>
          </table:table-cell>
          <table:table-cell table:style-name="C7">
            <text:p text:style-name="P2"><text:span text:style-name="T2">299,1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7.896,11</text:span></text:p>
          </table:table-cell>
          <table:table-cell table:style-name="C7">
            <text:p text:style-name="P2"><text:span text:style-name="T2">838,20</text:span></text:p>
          </table:table-cell>
          <table:table-cell table:style-name="C7">
            <text:p text:style-name="P2"><text:span text:style-name="T2">494,4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332,66</text:span></text:p>
          </table:table-cell>
          <table:table-cell table:style-name="C7">
            <text:p text:style-name="P2"><text:span text:style-name="T2">6.563,45</text:span></text:p>
          </table:table-cell>
        </table:table-row>
        <table:table-row table:style-name="TBL_0_3_row_33">
          <table:table-cell table:style-name="C5">
            <text:p text:style-name="P0"><text:span text:style-name="T2">1428</text:span></text:p>
          </table:table-cell>
          <table:table-cell table:style-name="C6">
            <text:p text:style-name="P0"><text:span text:style-name="T2">CARLOS HENRIQUE DE MELO CONCEICAO</text:span></text:p>
          </table:table-cell>
          <table:table-cell table:style-name="C6">
            <text:p text:style-name="P0"><text:span text:style-name="T2">COORDENADOR DE ACOMP. DE ATIV. JUDICIAIS</text:span></text:p>
          </table:table-cell>
          <table:table-cell table:style-name="C6">
            <text:p text:style-name="P0"><text:span text:style-name="T2">CORREGEDORIA GERAL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.499,1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8.408,13</text:span></text:p>
          </table:table-cell>
          <table:table-cell table:style-name="C7">
            <text:p text:style-name="P2"><text:span text:style-name="T2">751,97</text:span></text:p>
          </table:table-cell>
          <table:table-cell table:style-name="C7">
            <text:p text:style-name="P2"><text:span text:style-name="T2">711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463,08</text:span></text:p>
          </table:table-cell>
          <table:table-cell table:style-name="C7">
            <text:p text:style-name="P2"><text:span text:style-name="T2">6.945,05</text:span></text:p>
          </table:table-cell>
        </table:table-row>
        <table:table-row table:style-name="TBL_0_3_row_34">
          <table:table-cell table:style-name="C5">
            <text:p text:style-name="P0"><text:span text:style-name="T2">589</text:span></text:p>
          </table:table-cell>
          <table:table-cell table:style-name="C6">
            <text:p text:style-name="P0"><text:span text:style-name="T2">CARLOS HENRIQUE SIQUEIRA RIBEIRO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2ª PROMOTORIA DE JUSTICA - SIMAO DIAS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352,6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3.643,15</text:span></text:p>
          </table:table-cell>
          <table:table-cell table:style-name="C7">
            <text:p text:style-name="P2"><text:span text:style-name="T2">79.684,93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7.920,2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636,77</text:span></text:p>
          </table:table-cell>
          <table:table-cell table:style-name="C7">
            <text:p text:style-name="P2"><text:span text:style-name="T2">67.048,16</text:span></text:p>
          </table:table-cell>
        </table:table-row>
        <table:table-row table:style-name="TBL_0_3_row_35">
          <table:table-cell table:style-name="C5">
            <text:p text:style-name="P0"><text:span text:style-name="T2">1957</text:span></text:p>
          </table:table-cell>
          <table:table-cell table:style-name="C6">
            <text:p text:style-name="P0"><text:span text:style-name="T2">CARLOS ISSAC DOS SANTOS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2ª PROMOTORIA DE JUSTICA - NOSSA SENHORA DA GLORIA</text:span></text:p>
          </table:table-cell>
          <table:table-cell table:style-name="C7">
            <text:p text:style-name="P2"><text:span text:style-name="T2">2.619,31</text:span></text:p>
          </table:table-cell>
          <table:table-cell table:style-name="C7">
            <text:p text:style-name="P2"><text:span text:style-name="T2">206,6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897,74</text:span></text:p>
          </table:table-cell>
          <table:table-cell table:style-name="C7">
            <text:p text:style-name="P2"><text:span text:style-name="T2">5.723,72</text:span></text:p>
          </table:table-cell>
          <table:table-cell table:style-name="C7">
            <text:p text:style-name="P2"><text:span text:style-name="T2">395,6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95,64</text:span></text:p>
          </table:table-cell>
          <table:table-cell table:style-name="C7">
            <text:p text:style-name="P2"><text:span text:style-name="T2">5.328,08</text:span></text:p>
          </table:table-cell>
        </table:table-row>
        <table:table-row table:style-name="TBL_0_3_row_36">
          <table:table-cell table:style-name="C5">
            <text:p text:style-name="P0"><text:span text:style-name="T2">2219</text:span></text:p>
          </table:table-cell>
          <table:table-cell table:style-name="C6">
            <text:p text:style-name="P0"><text:span text:style-name="T2">CARLOS KLEBER DOS SANTOS</text:span></text:p>
          </table:table-cell>
          <table:table-cell table:style-name="C6">
            <text:p text:style-name="P0"><text:span text:style-name="T2">3º SARGENTO - requisitado - BESP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3_row_37">
          <table:table-cell table:style-name="C5">
            <text:p text:style-name="P0"><text:span text:style-name="T2">2220</text:span></text:p>
          </table:table-cell>
          <table:table-cell table:style-name="C6">
            <text:p text:style-name="P0"><text:span text:style-name="T2">CARLOS RONALD DE JESUS SANTOS</text:span></text:p>
          </table:table-cell>
          <table:table-cell table:style-name="C6">
            <text:p text:style-name="P0"><text:span text:style-name="T2">3º SARGENTO - requisitado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3_row_38">
          <table:table-cell table:style-name="C5">
            <text:p text:style-name="P0"><text:span text:style-name="T2">135</text:span></text:p>
          </table:table-cell>
          <table:table-cell table:style-name="C6">
            <text:p text:style-name="P0"><text:span text:style-name="T2">CARMEM MESQUITA</text:span></text:p>
          </table:table-cell>
          <table:table-cell table:style-name="C6">
            <text:p text:style-name="P0"><text:span text:style-name="T2">AGENTE ADMINISTRATIVO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3_row_39">
          <table:table-cell table:style-name="C5">
            <text:p text:style-name="P0"><text:span text:style-name="T2">42</text:span></text:p>
          </table:table-cell>
          <table:table-cell table:style-name="C6">
            <text:p text:style-name="P0"><text:span text:style-name="T2">CARMEN LUCIA BUARQUE DE GUSMAO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1ª PROMOTORIA DE JUSTICA DISTRITAL - ARACAJU  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1.048,6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863,2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.859,13</text:span></text:p>
          </table:table-cell>
          <table:table-cell table:style-name="C7">
            <text:p text:style-name="P2"><text:span text:style-name="T2">57.460,18</text:span></text:p>
          </table:table-cell>
          <table:table-cell table:style-name="C7">
            <text:p text:style-name="P2"><text:span text:style-name="T2">4.863,29</text:span></text:p>
          </table:table-cell>
          <table:table-cell table:style-name="C7">
            <text:p text:style-name="P2"><text:span text:style-name="T2">8.631,3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3.494,68</text:span></text:p>
          </table:table-cell>
          <table:table-cell table:style-name="C7">
            <text:p text:style-name="P2"><text:span text:style-name="T2">43.965,50</text:span></text:p>
          </table:table-cell>
        </table:table-row>
        <table:table-row table:style-name="TBL_0_3_row_40">
          <table:table-cell table:style-name="C5">
            <text:p text:style-name="P0"><text:span text:style-name="T2">1755</text:span></text:p>
          </table:table-cell>
          <table:table-cell table:style-name="C6">
            <text:p text:style-name="P0"><text:span text:style-name="T2">CAROLINE BUENOS AIRES MONTEIRO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3ª PROMOTORIA DE JUSTICA DAS EXECUCOES CRIMINAIS DE ARACAJU</text:span></text:p>
          </table:table-cell>
          <table:table-cell table:style-name="C7">
            <text:p text:style-name="P2"><text:span text:style-name="T2">7.180,89</text:span></text:p>
          </table:table-cell>
          <table:table-cell table:style-name="C7">
            <text:p text:style-name="P2"><text:span text:style-name="T2">755,4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9.845,31</text:span></text:p>
          </table:table-cell>
          <table:table-cell table:style-name="C7">
            <text:p text:style-name="P2"><text:span text:style-name="T2">1.111,08</text:span></text:p>
          </table:table-cell>
          <table:table-cell table:style-name="C7">
            <text:p text:style-name="P2"><text:span text:style-name="T2">955,4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66,52</text:span></text:p>
          </table:table-cell>
          <table:table-cell table:style-name="C7">
            <text:p text:style-name="P2"><text:span text:style-name="T2">7.778,79</text:span></text:p>
          </table:table-cell>
        </table:table-row>
        <table:table-row table:style-name="TBL_0_3_row_41">
          <table:table-cell table:style-name="C5">
            <text:p text:style-name="P0"><text:span text:style-name="T2">1698</text:span></text:p>
          </table:table-cell>
          <table:table-cell table:style-name="C6">
            <text:p text:style-name="P0"><text:span text:style-name="T2">CAROLINE LEAO NOGUEIRA DOS SANTOS</text:span></text:p>
          </table:table-cell>
          <table:table-cell table:style-name="C6">
            <text:p text:style-name="P0"><text:span text:style-name="T2">PROMOTOR DE JUSTIÇA DE ENTR. INICIAL</text:span></text:p>
          </table:table-cell>
          <table:table-cell table:style-name="C6">
            <text:p text:style-name="P0"><text:span text:style-name="T2">PROMOTORIA DE JUSTICA - CAMPO DO BRITO </text:span></text:p>
          </table:table-cell>
          <table:table-cell table:style-name="C7">
            <text:p text:style-name="P2"><text:span text:style-name="T2">32.004,6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.941,4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1.397,21</text:span></text:p>
          </table:table-cell>
          <table:table-cell table:style-name="C7">
            <text:p text:style-name="P2"><text:span text:style-name="T2">70.343,28</text:span></text:p>
          </table:table-cell>
          <table:table-cell table:style-name="C7">
            <text:p text:style-name="P2"><text:span text:style-name="T2">4.480,65</text:span></text:p>
          </table:table-cell>
          <table:table-cell table:style-name="C7">
            <text:p text:style-name="P2"><text:span text:style-name="T2">6.699,7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.180,39</text:span></text:p>
          </table:table-cell>
          <table:table-cell table:style-name="C7">
            <text:p text:style-name="P2"><text:span text:style-name="T2">59.162,89</text:span></text:p>
          </table:table-cell>
        </table:table-row>
        <table:table-row table:style-name="TBL_0_3_row_42">
          <table:table-cell table:style-name="C5">
            <text:p text:style-name="P0"><text:span text:style-name="T2">1421</text:span></text:p>
          </table:table-cell>
          <table:table-cell table:style-name="C6">
            <text:p text:style-name="P0"><text:span text:style-name="T2">CAROLINE OLIVEIRA RIBEIRO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GABINETE DO PROCURADOR GERAL DE JUSTICA/PGJ/MP</text:span></text:p>
          </table:table-cell>
          <table:table-cell table:style-name="C7">
            <text:p text:style-name="P2"><text:span text:style-name="T2">9.065,70</text:span></text:p>
          </table:table-cell>
          <table:table-cell table:style-name="C7">
            <text:p text:style-name="P2"><text:span text:style-name="T2">1.359,86</text:span></text:p>
          </table:table-cell>
          <table:table-cell table:style-name="C7">
            <text:p text:style-name="P2"><text:span text:style-name="T2">1.138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13.736,98</text:span></text:p>
          </table:table-cell>
          <table:table-cell table:style-name="C7">
            <text:p text:style-name="P2"><text:span text:style-name="T2">1.459,58</text:span></text:p>
          </table:table-cell>
          <table:table-cell table:style-name="C7">
            <text:p text:style-name="P2"><text:span text:style-name="T2">1.857,2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316,81</text:span></text:p>
          </table:table-cell>
          <table:table-cell table:style-name="C7">
            <text:p text:style-name="P2"><text:span text:style-name="T2">10.420,17</text:span></text:p>
          </table:table-cell>
        </table:table-row>
        <table:table-row table:style-name="TBL_0_3_row_43">
          <table:table-cell table:style-name="C5">
            <text:p text:style-name="P0"><text:span text:style-name="T2">1541</text:span></text:p>
          </table:table-cell>
          <table:table-cell table:style-name="C6">
            <text:p text:style-name="P0"><text:span text:style-name="T2">CATIANE DOS SANTOS COST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5ª PROMOTORIA DE JUSTICA DOS DIREITOS DO CIDADAO</text:span></text:p>
          </table:table-cell>
          <table:table-cell table:style-name="C7">
            <text:p text:style-name="P2"><text:span text:style-name="T2">4.425,27</text:span></text:p>
          </table:table-cell>
          <table:table-cell table:style-name="C7">
            <text:p text:style-name="P2"><text:span text:style-name="T2">663,7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6.998,05</text:span></text:p>
          </table:table-cell>
          <table:table-cell table:style-name="C7">
            <text:p text:style-name="P2"><text:span text:style-name="T2">712,47</text:span></text:p>
          </table:table-cell>
          <table:table-cell table:style-name="C7">
            <text:p text:style-name="P2"><text:span text:style-name="T2">348,6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061,07</text:span></text:p>
          </table:table-cell>
          <table:table-cell table:style-name="C7">
            <text:p text:style-name="P2"><text:span text:style-name="T2">5.936,98</text:span></text:p>
          </table:table-cell>
        </table:table-row>
      </table:table>
      <table:table table:name="TBL_0_4" table:style-name="TBL_0_4">
        <table:table-column table:style-name="TBL_0_4_col_0">
</table:table-column>
        <table:table-column table:style-name="TBL_0_4_col_1">
</table:table-column>
        <table:table-column table:style-name="TBL_0_4_col_2">
</table:table-column>
        <table:table-column table:style-name="TBL_0_4_col_3">
</table:table-column>
        <table:table-column table:style-name="TBL_0_4_col_4">
</table:table-column>
        <table:table-column table:style-name="TBL_0_4_col_5">
</table:table-column>
        <table:table-column table:style-name="TBL_0_4_col_6">
</table:table-column>
        <table:table-column table:style-name="TBL_0_4_col_7">
</table:table-column>
        <table:table-column table:style-name="TBL_0_4_col_8">
</table:table-column>
        <table:table-column table:style-name="TBL_0_4_col_9">
</table:table-column>
        <table:table-column table:style-name="TBL_0_4_col_10">
</table:table-column>
        <table:table-column table:style-name="TBL_0_4_col_11">
</table:table-column>
        <table:table-column table:style-name="TBL_0_4_col_12">
</table:table-column>
        <table:table-column table:style-name="TBL_0_4_col_13">
</table:table-column>
        <table:table-column table:style-name="TBL_0_4_col_14">
</table:table-column>
        <table:table-column table:style-name="TBL_0_4_col_15">
</table:table-column>
        <table:table-column table:style-name="TBL_0_4_col_16">
</table:table-column>
        <table:table-column table:style-name="TBL_0_4_col_17">
</table:table-column>
        <table:table-row table:style-name="TBL_0_4_row_0">
          <table:table-cell table:style-name="C5">
            <text:p text:style-name="P0"><text:bookmark text:name="JR_PAGE_ANCHOR_0_5"/><text:span text:style-name="T2">1549</text:span></text:p>
          </table:table-cell>
          <table:table-cell table:style-name="C6">
            <text:p text:style-name="P0"><text:span text:style-name="T2">CAYO RUBENS CASTILHANO SANTOS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9ª PROMOTORIA DE JUSTICA DOS DIREITOS DO CIDADAO</text:span></text:p>
          </table:table-cell>
          <table:table-cell table:style-name="C7">
            <text:p text:style-name="P2"><text:span text:style-name="T2">4.425,27</text:span></text:p>
          </table:table-cell>
          <table:table-cell table:style-name="C7">
            <text:p text:style-name="P2"><text:span text:style-name="T2">885,05</text:span></text:p>
          </table:table-cell>
          <table:table-cell table:style-name="C7">
            <text:p text:style-name="P2"><text:span text:style-name="T2">1.138,50</text:span></text:p>
          </table:table-cell>
          <table:table-cell table:style-name="C7">
            <text:p text:style-name="P2"><text:span text:style-name="T2">1.668,5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0.026,40</text:span></text:p>
          </table:table-cell>
          <table:table-cell table:style-name="C7">
            <text:p text:style-name="P2"><text:span text:style-name="T2">743,44</text:span></text:p>
          </table:table-cell>
          <table:table-cell table:style-name="C7">
            <text:p text:style-name="P2"><text:span text:style-name="T2">699,6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443,06</text:span></text:p>
          </table:table-cell>
          <table:table-cell table:style-name="C7">
            <text:p text:style-name="P2"><text:span text:style-name="T2">8.583,34</text:span></text:p>
          </table:table-cell>
        </table:table-row>
        <table:table-row table:style-name="TBL_0_4_row_1">
          <table:table-cell table:style-name="C5">
            <text:p text:style-name="P0"><text:span text:style-name="T2">628</text:span></text:p>
          </table:table-cell>
          <table:table-cell table:style-name="C6">
            <text:p text:style-name="P0"><text:span text:style-name="T2">CECILIA NOGUEIRA GUIMARAES BARRETO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PROMOTORIA DE JUSTICA ESPECIAL CIVEL E CRIMINAL - ESTANCIA 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368,91</text:span></text:p>
          </table:table-cell>
          <table:table-cell table:style-name="C7">
            <text:p text:style-name="P2"><text:span text:style-name="T2">33.643,15</text:span></text:p>
          </table:table-cell>
          <table:table-cell table:style-name="C7">
            <text:p text:style-name="P2"><text:span text:style-name="T2">70.701,17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7.972,4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688,91</text:span></text:p>
          </table:table-cell>
          <table:table-cell table:style-name="C7">
            <text:p text:style-name="P2"><text:span text:style-name="T2">58.012,26</text:span></text:p>
          </table:table-cell>
        </table:table-row>
        <table:table-row table:style-name="TBL_0_4_row_2">
          <table:table-cell table:style-name="C5">
            <text:p text:style-name="P0"><text:span text:style-name="T2">2241</text:span></text:p>
          </table:table-cell>
          <table:table-cell table:style-name="C6">
            <text:p text:style-name="P0"><text:span text:style-name="T2">CELENE SOCORRO DE MORAES OLIVEIRA</text:span></text:p>
          </table:table-cell>
          <table:table-cell table:style-name="C6">
            <text:p text:style-name="P0"><text:span text:style-name="T2">AGENTE ADMINISTRATIVO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328,07</text:span></text:p>
          </table:table-cell>
          <table:table-cell table:style-name="C7">
            <text:p text:style-name="P2"><text:span text:style-name="T2">1.328,0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328,07</text:span></text:p>
          </table:table-cell>
        </table:table-row>
        <table:table-row table:style-name="TBL_0_4_row_3">
          <table:table-cell table:style-name="C5">
            <text:p text:style-name="P0"><text:span text:style-name="T2">477</text:span></text:p>
          </table:table-cell>
          <table:table-cell table:style-name="C6">
            <text:p text:style-name="P0"><text:span text:style-name="T2">CELIA REGINA SANTOS ANDRADE</text:span></text:p>
          </table:table-cell>
          <table:table-cell table:style-name="C6">
            <text:p text:style-name="P0"><text:span text:style-name="T2">ASSIST. ADMINISTRATIVO - requisitado</text:span></text:p>
          </table:table-cell>
          <table:table-cell table:style-name="C6">
            <text:p text:style-name="P0"><text:span text:style-name="T2">PROMOTORIA DE JUSTICA - AQUIDABA 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31,50</text:span></text:p>
          </table:table-cell>
          <table:table-cell table:style-name="C7">
            <text:p text:style-name="P2"><text:span text:style-name="T2">278,74</text:span></text:p>
          </table:table-cell>
          <table:table-cell table:style-name="C7">
            <text:p text:style-name="P2"><text:span text:style-name="T2">310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056,00</text:span></text:p>
          </table:table-cell>
          <table:table-cell table:style-name="C7">
            <text:p text:style-name="P2"><text:span text:style-name="T2">2.576,74</text:span></text:p>
          </table:table-cell>
          <table:table-cell table:style-name="C7">
            <text:p text:style-name="P2"><text:span text:style-name="T2">95,2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5,28</text:span></text:p>
          </table:table-cell>
          <table:table-cell table:style-name="C7">
            <text:p text:style-name="P2"><text:span text:style-name="T2">2.481,46</text:span></text:p>
          </table:table-cell>
        </table:table-row>
        <table:table-row table:style-name="TBL_0_4_row_4">
          <table:table-cell table:style-name="C5">
            <text:p text:style-name="P0"><text:span text:style-name="T2">16</text:span></text:p>
          </table:table-cell>
          <table:table-cell table:style-name="C6">
            <text:p text:style-name="P0"><text:span text:style-name="T2">CELSO LUIS DORIA LEO</text:span></text:p>
          </table:table-cell>
          <table:table-cell table:style-name="C6">
            <text:p text:style-name="P0"><text:span text:style-name="T2">PROCURADOR DE JUSTIÇA</text:span></text:p>
          </table:table-cell>
          <table:table-cell table:style-name="C6">
            <text:p text:style-name="P0"><text:span text:style-name="T2">12ª PROCURADORIA DE JUSTICA (CAMARA CRIMINAL)</text:span></text:p>
          </table:table-cell>
          <table:table-cell table:style-name="C7">
            <text:p text:style-name="P2"><text:span text:style-name="T2">35.462,22</text:span></text:p>
          </table:table-cell>
          <table:table-cell table:style-name="C7">
            <text:p text:style-name="P2"><text:span text:style-name="T2">1.048,6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5.111,5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.859,13</text:span></text:p>
          </table:table-cell>
          <table:table-cell table:style-name="C7">
            <text:p text:style-name="P2"><text:span text:style-name="T2">59.481,52</text:span></text:p>
          </table:table-cell>
          <table:table-cell table:style-name="C7">
            <text:p text:style-name="P2"><text:span text:style-name="T2">5.111,52</text:span></text:p>
          </table:table-cell>
          <table:table-cell table:style-name="C7">
            <text:p text:style-name="P2"><text:span text:style-name="T2">9.171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4.282,65</text:span></text:p>
          </table:table-cell>
          <table:table-cell table:style-name="C7">
            <text:p text:style-name="P2"><text:span text:style-name="T2">45.198,87</text:span></text:p>
          </table:table-cell>
        </table:table-row>
        <table:table-row table:style-name="TBL_0_4_row_5">
          <table:table-cell table:style-name="C5">
            <text:p text:style-name="P0"><text:span text:style-name="T2">1237</text:span></text:p>
          </table:table-cell>
          <table:table-cell table:style-name="C6">
            <text:p text:style-name="P0"><text:span text:style-name="T2">CIBELLE MACHADO DE SOUZA ENOMOTO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PROMOTORIA DE JUSTICA DE ACIDENTES E DE DELITOS DE TRÂNSITO DE ARACAJ</text:span></text:p>
          </table:table-cell>
          <table:table-cell table:style-name="C7">
            <text:p text:style-name="P2"><text:span text:style-name="T2">8.552,55</text:span></text:p>
          </table:table-cell>
          <table:table-cell table:style-name="C7">
            <text:p text:style-name="P2"><text:span text:style-name="T2">1.282,8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0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1.944,42</text:span></text:p>
          </table:table-cell>
          <table:table-cell table:style-name="C7">
            <text:p text:style-name="P2"><text:span text:style-name="T2">1.376,96</text:span></text:p>
          </table:table-cell>
          <table:table-cell table:style-name="C7">
            <text:p text:style-name="P2"><text:span text:style-name="T2">1.511,7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888,68</text:span></text:p>
          </table:table-cell>
          <table:table-cell table:style-name="C7">
            <text:p text:style-name="P2"><text:span text:style-name="T2">9.055,74</text:span></text:p>
          </table:table-cell>
        </table:table-row>
        <table:table-row table:style-name="TBL_0_4_row_6">
          <table:table-cell table:style-name="C5">
            <text:p text:style-name="P0"><text:span text:style-name="T2">1949</text:span></text:p>
          </table:table-cell>
          <table:table-cell table:style-name="C6">
            <text:p text:style-name="P0"><text:span text:style-name="T2">CINTHIA CARDOZO  ROZA  DE ANDRADE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ASSESSORIA JURIDICA</text:span></text:p>
          </table:table-cell>
          <table:table-cell table:style-name="C7">
            <text:p text:style-name="P2"><text:span text:style-name="T2">3.938,47</text:span></text:p>
          </table:table-cell>
          <table:table-cell table:style-name="C7">
            <text:p text:style-name="P2"><text:span text:style-name="T2">414,33</text:span></text:p>
          </table:table-cell>
          <table:table-cell table:style-name="C7">
            <text:p text:style-name="P2"><text:span text:style-name="T2">2.585,0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8.846,87</text:span></text:p>
          </table:table-cell>
          <table:table-cell table:style-name="C7">
            <text:p text:style-name="P2"><text:span text:style-name="T2">609,39</text:span></text:p>
          </table:table-cell>
          <table:table-cell table:style-name="C7">
            <text:p text:style-name="P2"><text:span text:style-name="T2">870,9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480,36</text:span></text:p>
          </table:table-cell>
          <table:table-cell table:style-name="C7">
            <text:p text:style-name="P2"><text:span text:style-name="T2">7.366,51</text:span></text:p>
          </table:table-cell>
        </table:table-row>
        <table:table-row table:style-name="TBL_0_4_row_7">
          <table:table-cell table:style-name="C5">
            <text:p text:style-name="P0"><text:span text:style-name="T2">1978</text:span></text:p>
          </table:table-cell>
          <table:table-cell table:style-name="C6">
            <text:p text:style-name="P0"><text:span text:style-name="T2">CINTHIA MAGNO SANTOS LEAO</text:span></text:p>
          </table:table-cell>
          <table:table-cell table:style-name="C6">
            <text:p text:style-name="P0"><text:span text:style-name="T2">ASSESSOR OPERACIONAL</text:span></text:p>
          </table:table-cell>
          <table:table-cell table:style-name="C6">
            <text:p text:style-name="P0"><text:span text:style-name="T2">11ª PROMOTORIA DE JUSTIÇA DOS DIREITOS DO CIDADÃO 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92,6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4.001,60</text:span></text:p>
          </table:table-cell>
          <table:table-cell table:style-name="C7">
            <text:p text:style-name="P2"><text:span text:style-name="T2">171,83</text:span></text:p>
          </table:table-cell>
          <table:table-cell table:style-name="C7">
            <text:p text:style-name="P2"><text:span text:style-name="T2">1,2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3,09</text:span></text:p>
          </table:table-cell>
          <table:table-cell table:style-name="C7">
            <text:p text:style-name="P2"><text:span text:style-name="T2">3.828,51</text:span></text:p>
          </table:table-cell>
        </table:table-row>
        <table:table-row table:style-name="TBL_0_4_row_8">
          <table:table-cell table:style-name="C5">
            <text:p text:style-name="P0"><text:span text:style-name="T2">580</text:span></text:p>
          </table:table-cell>
          <table:table-cell table:style-name="C6">
            <text:p text:style-name="P0"><text:span text:style-name="T2">CLAUDIA DANIELA DE FREITAS SILVEIRA FRANCO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1ª PROMOTORIA DE JUSTIÇA DA VIOLENCIA DOMESTICA E FAMILIAR CONTRA MULHER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.172,92</text:span></text:p>
          </table:table-cell>
          <table:table-cell table:style-name="C7">
            <text:p text:style-name="P2"><text:span text:style-name="T2">50.862,03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7.045,9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.762,46</text:span></text:p>
          </table:table-cell>
          <table:table-cell table:style-name="C7">
            <text:p text:style-name="P2"><text:span text:style-name="T2">39.099,57</text:span></text:p>
          </table:table-cell>
        </table:table-row>
        <table:table-row table:style-name="TBL_0_4_row_9">
          <table:table-cell table:style-name="C5">
            <text:p text:style-name="P0"><text:span text:style-name="T2">2196</text:span></text:p>
          </table:table-cell>
          <table:table-cell table:style-name="C6">
            <text:p text:style-name="P0"><text:span text:style-name="T2">CLAUDIA DE OLIVEIRA MENDONCA BARROS</text:span></text:p>
          </table:table-cell>
          <table:table-cell table:style-name="C6">
            <text:p text:style-name="P0"><text:span text:style-name="T2">CAPITÃO - requisitado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1.138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4.538,3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0,3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0,39</text:span></text:p>
          </table:table-cell>
          <table:table-cell table:style-name="C7">
            <text:p text:style-name="P2"><text:span text:style-name="T2">4.517,96</text:span></text:p>
          </table:table-cell>
        </table:table-row>
        <table:table-row table:style-name="TBL_0_4_row_10">
          <table:table-cell table:style-name="C5">
            <text:p text:style-name="P0"><text:span text:style-name="T2">594</text:span></text:p>
          </table:table-cell>
          <table:table-cell table:style-name="C6">
            <text:p text:style-name="P0"><text:span text:style-name="T2">CLAUDIA DO AMARAL CALMON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2ª PROMOTORIA DE JUSTIÇA DA VIOLENCIA DOMESTICA E FAMILIAR CONTRA MULHER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898,40</text:span></text:p>
          </table:table-cell>
          <table:table-cell table:style-name="C7">
            <text:p text:style-name="P2"><text:span text:style-name="T2">17.172,92</text:span></text:p>
          </table:table-cell>
          <table:table-cell table:style-name="C7">
            <text:p text:style-name="P2"><text:span text:style-name="T2">51.760,43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7.240,9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.957,38</text:span></text:p>
          </table:table-cell>
          <table:table-cell table:style-name="C7">
            <text:p text:style-name="P2"><text:span text:style-name="T2">39.803,05</text:span></text:p>
          </table:table-cell>
        </table:table-row>
        <table:table-row table:style-name="TBL_0_4_row_11">
          <table:table-cell table:style-name="C5">
            <text:p text:style-name="P0"><text:span text:style-name="T2">1721</text:span></text:p>
          </table:table-cell>
          <table:table-cell table:style-name="C6">
            <text:p text:style-name="P0"><text:span text:style-name="T2">CLAUDIA ERNESTA DOS SANTOS</text:span></text:p>
          </table:table-cell>
          <table:table-cell table:style-name="C6">
            <text:p text:style-name="P0"><text:span text:style-name="T2">EXEC. DE SERV. BÁSICOS - requisitado</text:span></text:p>
          </table:table-cell>
          <table:table-cell table:style-name="C6">
            <text:p text:style-name="P0"><text:span text:style-name="T2">1ª PROMOTORIA DE JUSTICA DISTRITAL - ARACAJU  </text:span></text:p>
          </table:table-cell>
          <table:table-cell table:style-name="C7">
            <text:p text:style-name="P2"><text:span text:style-name="T2">945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931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034,4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6.046,90</text:span></text:p>
          </table:table-cell>
          <table:table-cell table:style-name="C7">
            <text:p text:style-name="P2"><text:span text:style-name="T2">132,30</text:span></text:p>
          </table:table-cell>
          <table:table-cell table:style-name="C7">
            <text:p text:style-name="P2"><text:span text:style-name="T2">265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97,43</text:span></text:p>
          </table:table-cell>
          <table:table-cell table:style-name="C7">
            <text:p text:style-name="P2"><text:span text:style-name="T2">5.649,47</text:span></text:p>
          </table:table-cell>
        </table:table-row>
        <table:table-row table:style-name="TBL_0_4_row_12">
          <table:table-cell table:style-name="C5">
            <text:p text:style-name="P0"><text:span text:style-name="T2">1595</text:span></text:p>
          </table:table-cell>
          <table:table-cell table:style-name="C6">
            <text:p text:style-name="P0"><text:span text:style-name="T2">CLAUDIA REGINA SANTOS LIMA GETIRAN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2ª PROMOTORIA DE JUSTIÇA DA VIOLENCIA DOMESTICA E FAMILIAR CONTRA MULHER</text:span></text:p>
          </table:table-cell>
          <table:table-cell table:style-name="C7">
            <text:p text:style-name="P2"><text:span text:style-name="T2">2.471,05</text:span></text:p>
          </table:table-cell>
          <table:table-cell table:style-name="C7">
            <text:p text:style-name="P2"><text:span text:style-name="T2">494,2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0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5.274,25</text:span></text:p>
          </table:table-cell>
          <table:table-cell table:style-name="C7">
            <text:p text:style-name="P2"><text:span text:style-name="T2">415,14</text:span></text:p>
          </table:table-cell>
          <table:table-cell table:style-name="C7">
            <text:p text:style-name="P2"><text:span text:style-name="T2">87,7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502,86</text:span></text:p>
          </table:table-cell>
          <table:table-cell table:style-name="C7">
            <text:p text:style-name="P2"><text:span text:style-name="T2">4.771,39</text:span></text:p>
          </table:table-cell>
        </table:table-row>
        <table:table-row table:style-name="TBL_0_4_row_13">
          <table:table-cell table:style-name="C5">
            <text:p text:style-name="P0"><text:span text:style-name="T2">873</text:span></text:p>
          </table:table-cell>
          <table:table-cell table:style-name="C6">
            <text:p text:style-name="P0"><text:span text:style-name="T2">CLAUDIA VIRGINIA OLIVER DE SA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2ª PROMOTORIA DE JUSTICA CRIMINAL - NOSSA SENHORA DO SOCORRO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.172,92</text:span></text:p>
          </table:table-cell>
          <table:table-cell table:style-name="C7">
            <text:p text:style-name="P2"><text:span text:style-name="T2">50.862,03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7.098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.814,59</text:span></text:p>
          </table:table-cell>
          <table:table-cell table:style-name="C7">
            <text:p text:style-name="P2"><text:span text:style-name="T2">39.047,44</text:span></text:p>
          </table:table-cell>
        </table:table-row>
        <table:table-row table:style-name="TBL_0_4_row_14">
          <table:table-cell table:style-name="C5">
            <text:p text:style-name="P0"><text:span text:style-name="T2">1464</text:span></text:p>
          </table:table-cell>
          <table:table-cell table:style-name="C6">
            <text:p text:style-name="P0"><text:span text:style-name="T2">CLAUDIO ROBERTO ALFREDO DE SOUSA</text:span></text:p>
          </table:table-cell>
          <table:table-cell table:style-name="C6">
            <text:p text:style-name="P0"><text:span text:style-name="T2">PROMOTOR DE JUSTIÇA DE ENTR. INICIAL</text:span></text:p>
          </table:table-cell>
          <table:table-cell table:style-name="C6">
            <text:p text:style-name="P0"><text:span text:style-name="T2">1ª PROMOTORIA DE JUSTICA - NOSSA SENHORA DAS DORES</text:span></text:p>
          </table:table-cell>
          <table:table-cell table:style-name="C7">
            <text:p text:style-name="P2"><text:span text:style-name="T2">32.004,6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33.913,64</text:span></text:p>
          </table:table-cell>
          <table:table-cell table:style-name="C7">
            <text:p text:style-name="P2"><text:span text:style-name="T2">4.480,65</text:span></text:p>
          </table:table-cell>
          <table:table-cell table:style-name="C7">
            <text:p text:style-name="P2"><text:span text:style-name="T2">6.588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.069,58</text:span></text:p>
          </table:table-cell>
          <table:table-cell table:style-name="C7">
            <text:p text:style-name="P2"><text:span text:style-name="T2">22.844,06</text:span></text:p>
          </table:table-cell>
        </table:table-row>
        <table:table-row table:style-name="TBL_0_4_row_15">
          <table:table-cell table:style-name="C5">
            <text:p text:style-name="P0"><text:span text:style-name="T2">2011</text:span></text:p>
          </table:table-cell>
          <table:table-cell table:style-name="C6">
            <text:p text:style-name="P0"><text:span text:style-name="T2">CLEANE OLIVEIRA CAVALCANTE</text:span></text:p>
          </table:table-cell>
          <table:table-cell table:style-name="C6">
            <text:p text:style-name="P0"><text:span text:style-name="T2">AGENTE ADMINISTRATIVO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328,07</text:span></text:p>
          </table:table-cell>
          <table:table-cell table:style-name="C7">
            <text:p text:style-name="P2"><text:span text:style-name="T2">1.328,0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328,07</text:span></text:p>
          </table:table-cell>
        </table:table-row>
        <table:table-row table:style-name="TBL_0_4_row_16">
          <table:table-cell table:style-name="C5">
            <text:p text:style-name="P0"><text:span text:style-name="T2">1683</text:span></text:p>
          </table:table-cell>
          <table:table-cell table:style-name="C6">
            <text:p text:style-name="P0"><text:span text:style-name="T2">CLEIDINALDO TAVARES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3ª PROMOTORIA DE JUSTICA CRIMINAL - NOSSA SENHORA DO SOCORRO</text:span></text:p>
          </table:table-cell>
          <table:table-cell table:style-name="C7">
            <text:p text:style-name="P2"><text:span text:style-name="T2">4.425,27</text:span></text:p>
          </table:table-cell>
          <table:table-cell table:style-name="C7">
            <text:p text:style-name="P2"><text:span text:style-name="T2">885,0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410,37</text:span></text:p>
          </table:table-cell>
          <table:table-cell table:style-name="C7">
            <text:p text:style-name="P2"><text:span text:style-name="T2">7.720,69</text:span></text:p>
          </table:table-cell>
          <table:table-cell table:style-name="C7">
            <text:p text:style-name="P2"><text:span text:style-name="T2">743,44</text:span></text:p>
          </table:table-cell>
          <table:table-cell table:style-name="C7">
            <text:p text:style-name="P2"><text:span text:style-name="T2">348,7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092,20</text:span></text:p>
          </table:table-cell>
          <table:table-cell table:style-name="C7">
            <text:p text:style-name="P2"><text:span text:style-name="T2">6.628,49</text:span></text:p>
          </table:table-cell>
        </table:table-row>
        <table:table-row table:style-name="TBL_0_4_row_17">
          <table:table-cell table:style-name="C5">
            <text:p text:style-name="P0"><text:span text:style-name="T2">1455</text:span></text:p>
          </table:table-cell>
          <table:table-cell table:style-name="C6">
            <text:p text:style-name="P0"><text:span text:style-name="T2">CLELIO MAIA SANTOS</text:span></text:p>
          </table:table-cell>
          <table:table-cell table:style-name="C6">
            <text:p text:style-name="P0"><text:span text:style-name="T2">ASSESSOR DE GESTAO DE PESSOAS II</text:span></text:p>
          </table:table-cell>
          <table:table-cell table:style-name="C6">
            <text:p text:style-name="P0"><text:span text:style-name="T2">DIVISAO DE PAGAMENTO E CENTRO DE CUSTOS/DRH/SG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308,4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6.481,39</text:span></text:p>
          </table:table-cell>
          <table:table-cell table:style-name="C7">
            <text:p text:style-name="P2"><text:span text:style-name="T2">454,46</text:span></text:p>
          </table:table-cell>
          <table:table-cell table:style-name="C7">
            <text:p text:style-name="P2"><text:span text:style-name="T2">81,7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536,18</text:span></text:p>
          </table:table-cell>
          <table:table-cell table:style-name="C7">
            <text:p text:style-name="P2"><text:span text:style-name="T2">5.945,21</text:span></text:p>
          </table:table-cell>
        </table:table-row>
        <table:table-row table:style-name="TBL_0_4_row_18">
          <table:table-cell table:style-name="C5">
            <text:p text:style-name="P0"><text:span text:style-name="T2">1854</text:span></text:p>
          </table:table-cell>
          <table:table-cell table:style-name="C6">
            <text:p text:style-name="P0"><text:span text:style-name="T2">CLESIA MARIA OLIVEIRA CAVALCANTE</text:span></text:p>
          </table:table-cell>
          <table:table-cell table:style-name="C6">
            <text:p text:style-name="P0"><text:span text:style-name="T2">AGENTE ADMINISTRATIVO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4_row_19">
          <table:table-cell table:style-name="C5">
            <text:p text:style-name="P0"><text:span text:style-name="T2">1664</text:span></text:p>
          </table:table-cell>
          <table:table-cell table:style-name="C6">
            <text:p text:style-name="P0"><text:span text:style-name="T2">CONCEICAO FONTES FELIX COST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ESCOLA SUPERIOR DO MP</text:span></text:p>
          </table:table-cell>
          <table:table-cell table:style-name="C7">
            <text:p text:style-name="P2"><text:span text:style-name="T2">4.425,27</text:span></text:p>
          </table:table-cell>
          <table:table-cell table:style-name="C7">
            <text:p text:style-name="P2"><text:span text:style-name="T2">465,54</text:span></text:p>
          </table:table-cell>
          <table:table-cell table:style-name="C7">
            <text:p text:style-name="P2"><text:span text:style-name="T2">3.692,3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861,0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13.617,08</text:span></text:p>
          </table:table-cell>
          <table:table-cell table:style-name="C7">
            <text:p text:style-name="P2"><text:span text:style-name="T2">684,71</text:span></text:p>
          </table:table-cell>
          <table:table-cell table:style-name="C7">
            <text:p text:style-name="P2"><text:span text:style-name="T2">2.089,4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774,20</text:span></text:p>
          </table:table-cell>
          <table:table-cell table:style-name="C7">
            <text:p text:style-name="P2"><text:span text:style-name="T2">10.842,88</text:span></text:p>
          </table:table-cell>
        </table:table-row>
        <table:table-row table:style-name="TBL_0_4_row_20">
          <table:table-cell table:style-name="C5">
            <text:p text:style-name="P0"><text:span text:style-name="T2">1873</text:span></text:p>
          </table:table-cell>
          <table:table-cell table:style-name="C6">
            <text:p text:style-name="P0"><text:span text:style-name="T2">CRISTIANE BARRETO PAIVA</text:span></text:p>
          </table:table-cell>
          <table:table-cell table:style-name="C6">
            <text:p text:style-name="P0"><text:span text:style-name="T2">COORDENADOR DA DIVISÃO DE SERVIÇO SOCIAL</text:span></text:p>
          </table:table-cell>
          <table:table-cell table:style-name="C6">
            <text:p text:style-name="P0"><text:span text:style-name="T2">DIVISAO DE SERVICO  SOCIAL/CAO/CG - GAAE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.499,1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49,74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10.621,80</text:span></text:p>
          </table:table-cell>
          <table:table-cell table:style-name="C7">
            <text:p text:style-name="P2"><text:span text:style-name="T2">751,97</text:span></text:p>
          </table:table-cell>
          <table:table-cell table:style-name="C7">
            <text:p text:style-name="P2"><text:span text:style-name="T2">1.247,2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99,26</text:span></text:p>
          </table:table-cell>
          <table:table-cell table:style-name="C7">
            <text:p text:style-name="P2"><text:span text:style-name="T2">8.622,54</text:span></text:p>
          </table:table-cell>
        </table:table-row>
        <table:table-row table:style-name="TBL_0_4_row_21">
          <table:table-cell table:style-name="C5">
            <text:p text:style-name="P0"><text:span text:style-name="T2">1831</text:span></text:p>
          </table:table-cell>
          <table:table-cell table:style-name="C6">
            <text:p text:style-name="P0"><text:span text:style-name="T2">CRISTIANNE DELGADO CARVALHO PESSOA DE LIM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DIVISAO DE PERICIA CONTABIL - GAAE</text:span></text:p>
          </table:table-cell>
          <table:table-cell table:style-name="C7">
            <text:p text:style-name="P2"><text:span text:style-name="T2">4.425,27</text:span></text:p>
          </table:table-cell>
          <table:table-cell table:style-name="C7">
            <text:p text:style-name="P2"><text:span text:style-name="T2">465,54</text:span></text:p>
          </table:table-cell>
          <table:table-cell table:style-name="C7">
            <text:p text:style-name="P2"><text:span text:style-name="T2">3.692,3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10.756,04</text:span></text:p>
          </table:table-cell>
          <table:table-cell table:style-name="C7">
            <text:p text:style-name="P2"><text:span text:style-name="T2">684,71</text:span></text:p>
          </table:table-cell>
          <table:table-cell table:style-name="C7">
            <text:p text:style-name="P2"><text:span text:style-name="T2">1.302,7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87,41</text:span></text:p>
          </table:table-cell>
          <table:table-cell table:style-name="C7">
            <text:p text:style-name="P2"><text:span text:style-name="T2">8.768,63</text:span></text:p>
          </table:table-cell>
        </table:table-row>
        <table:table-row table:style-name="TBL_0_4_row_22">
          <table:table-cell table:style-name="C5">
            <text:p text:style-name="P0"><text:span text:style-name="T2">1315</text:span></text:p>
          </table:table-cell>
          <table:table-cell table:style-name="C6">
            <text:p text:style-name="P0"><text:span text:style-name="T2">DAIANE SILVA SAMPAIO LOBAO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COORDENADORIA RECURSAL</text:span></text:p>
          </table:table-cell>
          <table:table-cell table:style-name="C7">
            <text:p text:style-name="P2"><text:span text:style-name="T2">10.186,22</text:span></text:p>
          </table:table-cell>
          <table:table-cell table:style-name="C7">
            <text:p text:style-name="P2"><text:span text:style-name="T2">1.527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3.623,14</text:span></text:p>
          </table:table-cell>
          <table:table-cell table:style-name="C7">
            <text:p text:style-name="P2"><text:span text:style-name="T2">1.639,98</text:span></text:p>
          </table:table-cell>
          <table:table-cell table:style-name="C7">
            <text:p text:style-name="P2"><text:span text:style-name="T2">1.796,7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436,74</text:span></text:p>
          </table:table-cell>
          <table:table-cell table:style-name="C7">
            <text:p text:style-name="P2"><text:span text:style-name="T2">10.186,40</text:span></text:p>
          </table:table-cell>
        </table:table-row>
        <table:table-row table:style-name="TBL_0_4_row_23">
          <table:table-cell table:style-name="C5">
            <text:p text:style-name="P0"><text:span text:style-name="T2">2087</text:span></text:p>
          </table:table-cell>
          <table:table-cell table:style-name="C6">
            <text:p text:style-name="P0"><text:span text:style-name="T2">DANIEL ARAUJO RAMALHO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PROMOTORIA DE JUSTICA - CARIRA</text:span></text:p>
          </table:table-cell>
          <table:table-cell table:style-name="C7">
            <text:p text:style-name="P2"><text:span text:style-name="T2">3.306,82</text:span></text:p>
          </table:table-cell>
          <table:table-cell table:style-name="C7">
            <text:p text:style-name="P2"><text:span text:style-name="T2">165,3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157,3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897,74</text:span></text:p>
          </table:table-cell>
          <table:table-cell table:style-name="C7">
            <text:p text:style-name="P2"><text:span text:style-name="T2">7.527,29</text:span></text:p>
          </table:table-cell>
          <table:table-cell table:style-name="C7">
            <text:p text:style-name="P2"><text:span text:style-name="T2">486,10</text:span></text:p>
          </table:table-cell>
          <table:table-cell table:style-name="C7">
            <text:p text:style-name="P2"><text:span text:style-name="T2">296,1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782,25</text:span></text:p>
          </table:table-cell>
          <table:table-cell table:style-name="C7">
            <text:p text:style-name="P2"><text:span text:style-name="T2">6.745,04</text:span></text:p>
          </table:table-cell>
        </table:table-row>
        <table:table-row table:style-name="TBL_0_4_row_24">
          <table:table-cell table:style-name="C5">
            <text:p text:style-name="P0"><text:span text:style-name="T2">1467</text:span></text:p>
          </table:table-cell>
          <table:table-cell table:style-name="C6">
            <text:p text:style-name="P0"><text:span text:style-name="T2">DANIEL CARNEIRO DUARTE</text:span></text:p>
          </table:table-cell>
          <table:table-cell table:style-name="C6">
            <text:p text:style-name="P0"><text:span text:style-name="T2">PROMOTOR DE JUSTIÇA DE ENTR. INICIAL</text:span></text:p>
          </table:table-cell>
          <table:table-cell table:style-name="C6">
            <text:p text:style-name="P0"><text:span text:style-name="T2">2ª PROMOTORIA DE JUSTICA - NOSSA SENHORA DAS DORES</text:span></text:p>
          </table:table-cell>
          <table:table-cell table:style-name="C7">
            <text:p text:style-name="P2"><text:span text:style-name="T2">32.004,6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.172,92</text:span></text:p>
          </table:table-cell>
          <table:table-cell table:style-name="C7">
            <text:p text:style-name="P2"><text:span text:style-name="T2">49.177,57</text:span></text:p>
          </table:table-cell>
          <table:table-cell table:style-name="C7">
            <text:p text:style-name="P2"><text:span text:style-name="T2">4.480,65</text:span></text:p>
          </table:table-cell>
          <table:table-cell table:style-name="C7">
            <text:p text:style-name="P2"><text:span text:style-name="T2">6.236,8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0.717,53</text:span></text:p>
          </table:table-cell>
          <table:table-cell table:style-name="C7">
            <text:p text:style-name="P2"><text:span text:style-name="T2">38.460,04</text:span></text:p>
          </table:table-cell>
        </table:table-row>
        <table:table-row table:style-name="TBL_0_4_row_25">
          <table:table-cell table:style-name="C5">
            <text:p text:style-name="P0"><text:span text:style-name="T2">1796</text:span></text:p>
          </table:table-cell>
          <table:table-cell table:style-name="C6">
            <text:p text:style-name="P0"><text:span text:style-name="T2">DANIEL DE BARROS BRANCO CAJUEIRO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DIVISAO DE PERICIA TECNICA - GAAE</text:span></text:p>
          </table:table-cell>
          <table:table-cell table:style-name="C7">
            <text:p text:style-name="P2"><text:span text:style-name="T2">3.938,47</text:span></text:p>
          </table:table-cell>
          <table:table-cell table:style-name="C7">
            <text:p text:style-name="P2"><text:span text:style-name="T2">414,33</text:span></text:p>
          </table:table-cell>
          <table:table-cell table:style-name="C7">
            <text:p text:style-name="P2"><text:span text:style-name="T2">1.138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7.664,22</text:span></text:p>
          </table:table-cell>
          <table:table-cell table:style-name="C7">
            <text:p text:style-name="P2"><text:span text:style-name="T2">609,39</text:span></text:p>
          </table:table-cell>
          <table:table-cell table:style-name="C7">
            <text:p text:style-name="P2"><text:span text:style-name="T2">421,0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030,42</text:span></text:p>
          </table:table-cell>
          <table:table-cell table:style-name="C7">
            <text:p text:style-name="P2"><text:span text:style-name="T2">6.633,80</text:span></text:p>
          </table:table-cell>
        </table:table-row>
        <table:table-row table:style-name="TBL_0_4_row_26">
          <table:table-cell table:style-name="C5">
            <text:p text:style-name="P0"><text:span text:style-name="T2">1862</text:span></text:p>
          </table:table-cell>
          <table:table-cell table:style-name="C6">
            <text:p text:style-name="P0"><text:span text:style-name="T2">DANIEL DIAS SANTA ROSA</text:span></text:p>
          </table:table-cell>
          <table:table-cell table:style-name="C6">
            <text:p text:style-name="P0"><text:span text:style-name="T2">ANALISTA DO MP -Informática - G. e A.de P. de Sistemas</text:span></text:p>
          </table:table-cell>
          <table:table-cell table:style-name="C6">
            <text:p text:style-name="P0"><text:span text:style-name="T2">DIRETORIA DE TECNOLOGIA DA INFORMACAO</text:span></text:p>
          </table:table-cell>
          <table:table-cell table:style-name="C7">
            <text:p text:style-name="P2"><text:span text:style-name="T2">8.552,55</text:span></text:p>
          </table:table-cell>
          <table:table-cell table:style-name="C7">
            <text:p text:style-name="P2"><text:span text:style-name="T2">1.710,5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2.172,05</text:span></text:p>
          </table:table-cell>
          <table:table-cell table:style-name="C7">
            <text:p text:style-name="P2"><text:span text:style-name="T2">1.436,83</text:span></text:p>
          </table:table-cell>
          <table:table-cell table:style-name="C7">
            <text:p text:style-name="P2"><text:span text:style-name="T2">1.557,8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994,68</text:span></text:p>
          </table:table-cell>
          <table:table-cell table:style-name="C7">
            <text:p text:style-name="P2"><text:span text:style-name="T2">9.177,37</text:span></text:p>
          </table:table-cell>
        </table:table-row>
        <table:table-row table:style-name="TBL_0_4_row_27">
          <table:table-cell table:style-name="C5">
            <text:p text:style-name="P0"><text:span text:style-name="T2">2234</text:span></text:p>
          </table:table-cell>
          <table:table-cell table:style-name="C6">
            <text:p text:style-name="P0"><text:span text:style-name="T2">DANIEL FAGUNDES SILVA</text:span></text:p>
          </table:table-cell>
          <table:table-cell table:style-name="C6">
            <text:p text:style-name="P0"><text:span text:style-name="T2">ASSESSOR OPERACIONAL</text:span></text:p>
          </table:table-cell>
          <table:table-cell table:style-name="C6">
            <text:p text:style-name="P0"><text:span text:style-name="T2">2ª PROMOTORIA DE JUSTICA - NEOPOLI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92,6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4.001,60</text:span></text:p>
          </table:table-cell>
          <table:table-cell table:style-name="C7">
            <text:p text:style-name="P2"><text:span text:style-name="T2">171,83</text:span></text:p>
          </table:table-cell>
          <table:table-cell table:style-name="C7">
            <text:p text:style-name="P2"><text:span text:style-name="T2">1,2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3,09</text:span></text:p>
          </table:table-cell>
          <table:table-cell table:style-name="C7">
            <text:p text:style-name="P2"><text:span text:style-name="T2">3.828,51</text:span></text:p>
          </table:table-cell>
        </table:table-row>
        <table:table-row table:style-name="TBL_0_4_row_28">
          <table:table-cell table:style-name="C5">
            <text:p text:style-name="P0"><text:span text:style-name="T2">1932</text:span></text:p>
          </table:table-cell>
          <table:table-cell table:style-name="C6">
            <text:p text:style-name="P0"><text:span text:style-name="T2">DANIEL RIBEIRO DA SILVEIRA </text:span></text:p>
          </table:table-cell>
          <table:table-cell table:style-name="C6">
            <text:p text:style-name="P0"><text:span text:style-name="T2">AGENTE ADMINISTRATIVO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4_row_29">
          <table:table-cell table:style-name="C5">
            <text:p text:style-name="P0"><text:span text:style-name="T2">1394</text:span></text:p>
          </table:table-cell>
          <table:table-cell table:style-name="C6">
            <text:p text:style-name="P0"><text:span text:style-name="T2">DANIELLE COSTA MENDONCA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4ª PROMOTORIA DE JUSTICA CRIMINAL - ARACAJU </text:span></text:p>
          </table:table-cell>
          <table:table-cell table:style-name="C7">
            <text:p text:style-name="P2"><text:span text:style-name="T2">9.609,64</text:span></text:p>
          </table:table-cell>
          <table:table-cell table:style-name="C7">
            <text:p text:style-name="P2"><text:span text:style-name="T2">2.402,4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14.184,97</text:span></text:p>
          </table:table-cell>
          <table:table-cell table:style-name="C7">
            <text:p text:style-name="P2"><text:span text:style-name="T2">1.681,69</text:span></text:p>
          </table:table-cell>
          <table:table-cell table:style-name="C7">
            <text:p text:style-name="P2"><text:span text:style-name="T2">1.971,4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653,18</text:span></text:p>
          </table:table-cell>
          <table:table-cell table:style-name="C7">
            <text:p text:style-name="P2"><text:span text:style-name="T2">10.531,79</text:span></text:p>
          </table:table-cell>
        </table:table-row>
        <table:table-row table:style-name="TBL_0_4_row_30">
          <table:table-cell table:style-name="C5">
            <text:p text:style-name="P0"><text:span text:style-name="T2">1347</text:span></text:p>
          </table:table-cell>
          <table:table-cell table:style-name="C6">
            <text:p text:style-name="P0"><text:span text:style-name="T2">DANIELLE TAVARES DA SILVA DRAPALA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2ª PROMOTORIA DE JUSTIÇA DA VIOLENCIA DOMESTICA E FAMILIAR CONTRA MULHER</text:span></text:p>
          </table:table-cell>
          <table:table-cell table:style-name="C7">
            <text:p text:style-name="P2"><text:span text:style-name="T2">10.186,22</text:span></text:p>
          </table:table-cell>
          <table:table-cell table:style-name="C7">
            <text:p text:style-name="P2"><text:span text:style-name="T2">2.037,2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4.132,45</text:span></text:p>
          </table:table-cell>
          <table:table-cell table:style-name="C7">
            <text:p text:style-name="P2"><text:span text:style-name="T2">1.711,28</text:span></text:p>
          </table:table-cell>
          <table:table-cell table:style-name="C7">
            <text:p text:style-name="P2"><text:span text:style-name="T2">1.969,3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680,63</text:span></text:p>
          </table:table-cell>
          <table:table-cell table:style-name="C7">
            <text:p text:style-name="P2"><text:span text:style-name="T2">10.451,82</text:span></text:p>
          </table:table-cell>
        </table:table-row>
        <table:table-row table:style-name="TBL_0_4_row_31">
          <table:table-cell table:style-name="C5">
            <text:p text:style-name="P0"><text:span text:style-name="T2">1306</text:span></text:p>
          </table:table-cell>
          <table:table-cell table:style-name="C6">
            <text:p text:style-name="P0"><text:span text:style-name="T2">DANILO BUARQUE COUTO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2ª PROMOTORIA DE JUSTIÇA DA CURADORIA DA INFÂNCIA E DA ADOLESCÊNCIA - ARACAJU</text:span></text:p>
          </table:table-cell>
          <table:table-cell table:style-name="C7">
            <text:p text:style-name="P2"><text:span text:style-name="T2">4.425,27</text:span></text:p>
          </table:table-cell>
          <table:table-cell table:style-name="C7">
            <text:p text:style-name="P2"><text:span text:style-name="T2">663,7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7.261,98</text:span></text:p>
          </table:table-cell>
          <table:table-cell table:style-name="C7">
            <text:p text:style-name="P2"><text:span text:style-name="T2">712,47</text:span></text:p>
          </table:table-cell>
          <table:table-cell table:style-name="C7">
            <text:p text:style-name="P2"><text:span text:style-name="T2">305,9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018,42</text:span></text:p>
          </table:table-cell>
          <table:table-cell table:style-name="C7">
            <text:p text:style-name="P2"><text:span text:style-name="T2">6.243,56</text:span></text:p>
          </table:table-cell>
        </table:table-row>
        <table:table-row table:style-name="TBL_0_4_row_32">
          <table:table-cell table:style-name="C5">
            <text:p text:style-name="P0"><text:span text:style-name="T2">1673</text:span></text:p>
          </table:table-cell>
          <table:table-cell table:style-name="C6">
            <text:p text:style-name="P0"><text:span text:style-name="T2">DANILO JOSE AMARAL GOULART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2ª PROMOTORIA DE JUSTICA -  BARRA DOS COQUEIROS</text:span></text:p>
          </table:table-cell>
          <table:table-cell table:style-name="C7">
            <text:p text:style-name="P2"><text:span text:style-name="T2">4.425,27</text:span></text:p>
          </table:table-cell>
          <table:table-cell table:style-name="C7">
            <text:p text:style-name="P2"><text:span text:style-name="T2">1.327,5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46,44</text:span></text:p>
          </table:table-cell>
          <table:table-cell table:style-name="C7">
            <text:p text:style-name="P2"><text:span text:style-name="T2">7.899,29</text:span></text:p>
          </table:table-cell>
          <table:table-cell table:style-name="C7">
            <text:p text:style-name="P2"><text:span text:style-name="T2">805,40</text:span></text:p>
          </table:table-cell>
          <table:table-cell table:style-name="C7">
            <text:p text:style-name="P2"><text:span text:style-name="T2">491,1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96,59</text:span></text:p>
          </table:table-cell>
          <table:table-cell table:style-name="C7">
            <text:p text:style-name="P2"><text:span text:style-name="T2">6.602,70</text:span></text:p>
          </table:table-cell>
        </table:table-row>
        <table:table-row table:style-name="TBL_0_4_row_33">
          <table:table-cell table:style-name="C5">
            <text:p text:style-name="P0"><text:span text:style-name="T2">4</text:span></text:p>
          </table:table-cell>
          <table:table-cell table:style-name="C6">
            <text:p text:style-name="P0"><text:span text:style-name="T2">DARCILO MELO COSTA</text:span></text:p>
          </table:table-cell>
          <table:table-cell table:style-name="C6">
            <text:p text:style-name="P0"><text:span text:style-name="T2">PROCURADOR DE JUSTIÇA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4_row_34">
          <table:table-cell table:style-name="C5">
            <text:p text:style-name="P0"><text:span text:style-name="T2">1647</text:span></text:p>
          </table:table-cell>
          <table:table-cell table:style-name="C6">
            <text:p text:style-name="P0"><text:span text:style-name="T2">DARLY GIULIA SANTOS ANDRADE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PROMOTORIA DE JUSTICA DISTRITAL - SAO CRISTOVAO </text:span></text:p>
          </table:table-cell>
          <table:table-cell table:style-name="C7">
            <text:p text:style-name="P2"><text:span text:style-name="T2">3.505,23</text:span></text:p>
          </table:table-cell>
          <table:table-cell table:style-name="C7">
            <text:p text:style-name="P2"><text:span text:style-name="T2">701,0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46,44</text:span></text:p>
          </table:table-cell>
          <table:table-cell table:style-name="C7">
            <text:p text:style-name="P2"><text:span text:style-name="T2">6.352,72</text:span></text:p>
          </table:table-cell>
          <table:table-cell table:style-name="C7">
            <text:p text:style-name="P2"><text:span text:style-name="T2">588,88</text:span></text:p>
          </table:table-cell>
          <table:table-cell table:style-name="C7">
            <text:p text:style-name="P2"><text:span text:style-name="T2">159,3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748,25</text:span></text:p>
          </table:table-cell>
          <table:table-cell table:style-name="C7">
            <text:p text:style-name="P2"><text:span text:style-name="T2">5.604,47</text:span></text:p>
          </table:table-cell>
        </table:table-row>
        <table:table-row table:style-name="TBL_0_4_row_35">
          <table:table-cell table:style-name="C5">
            <text:p text:style-name="P0"><text:span text:style-name="T2">2066</text:span></text:p>
          </table:table-cell>
          <table:table-cell table:style-name="C6">
            <text:p text:style-name="P0"><text:span text:style-name="T2">DAVID ALBERTO FONTES GONZALEZ CASTANEDA</text:span></text:p>
          </table:table-cell>
          <table:table-cell table:style-name="C6">
            <text:p text:style-name="P0"><text:span text:style-name="T2">TÉCNICO DO MP - Manut. Sup. Eq. de Inf. e Software</text:span></text:p>
          </table:table-cell>
          <table:table-cell table:style-name="C6">
            <text:p text:style-name="P0"><text:span text:style-name="T2">DIRETORIA DE TECNOLOGIA DA INFORMACAO</text:span></text:p>
          </table:table-cell>
          <table:table-cell table:style-name="C7">
            <text:p text:style-name="P2"><text:span text:style-name="T2">2.943,06</text:span></text:p>
          </table:table-cell>
          <table:table-cell table:style-name="C7">
            <text:p text:style-name="P2"><text:span text:style-name="T2">309,6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5.161,66</text:span></text:p>
          </table:table-cell>
          <table:table-cell table:style-name="C7">
            <text:p text:style-name="P2"><text:span text:style-name="T2">455,37</text:span></text:p>
          </table:table-cell>
          <table:table-cell table:style-name="C7">
            <text:p text:style-name="P2"><text:span text:style-name="T2">67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522,37</text:span></text:p>
          </table:table-cell>
          <table:table-cell table:style-name="C7">
            <text:p text:style-name="P2"><text:span text:style-name="T2">4.639,29</text:span></text:p>
          </table:table-cell>
        </table:table-row>
        <table:table-row table:style-name="TBL_0_4_row_36">
          <table:table-cell table:style-name="C5">
            <text:p text:style-name="P0"><text:span text:style-name="T2">1522</text:span></text:p>
          </table:table-cell>
          <table:table-cell table:style-name="C6">
            <text:p text:style-name="P0"><text:span text:style-name="T2">DAYSE MORAES SANTOS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2ª PROMOTORIA DE JUSTICA - ITABAIANA</text:span></text:p>
          </table:table-cell>
          <table:table-cell table:style-name="C7">
            <text:p text:style-name="P2"><text:span text:style-name="T2">4.425,27</text:span></text:p>
          </table:table-cell>
          <table:table-cell table:style-name="C7">
            <text:p text:style-name="P2"><text:span text:style-name="T2">663,79</text:span></text:p>
          </table:table-cell>
          <table:table-cell table:style-name="C7">
            <text:p text:style-name="P2"><text:span text:style-name="T2">1.255,5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517,20</text:span></text:p>
          </table:table-cell>
          <table:table-cell table:style-name="C7">
            <text:p text:style-name="P2"><text:span text:style-name="T2">8.861,83</text:span></text:p>
          </table:table-cell>
          <table:table-cell table:style-name="C7">
            <text:p text:style-name="P2"><text:span text:style-name="T2">712,47</text:span></text:p>
          </table:table-cell>
          <table:table-cell table:style-name="C7">
            <text:p text:style-name="P2"><text:span text:style-name="T2">679,4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391,95</text:span></text:p>
          </table:table-cell>
          <table:table-cell table:style-name="C7">
            <text:p text:style-name="P2"><text:span text:style-name="T2">7.469,88</text:span></text:p>
          </table:table-cell>
        </table:table-row>
        <table:table-row table:style-name="TBL_0_4_row_37">
          <table:table-cell table:style-name="C5">
            <text:p text:style-name="P0"><text:span text:style-name="T2">1226</text:span></text:p>
          </table:table-cell>
          <table:table-cell table:style-name="C6">
            <text:p text:style-name="P0"><text:span text:style-name="T2">DEBORA CARDOSO CAVALHER REZENDE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3ª PROMOTORIA DE JUSTICA CRIMINAL - ARACAJU</text:span></text:p>
          </table:table-cell>
          <table:table-cell table:style-name="C7">
            <text:p text:style-name="P2"><text:span text:style-name="T2">10.186,22</text:span></text:p>
          </table:table-cell>
          <table:table-cell table:style-name="C7">
            <text:p text:style-name="P2"><text:span text:style-name="T2">3.055,8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15.415,01</text:span></text:p>
          </table:table-cell>
          <table:table-cell table:style-name="C7">
            <text:p text:style-name="P2"><text:span text:style-name="T2">1.853,89</text:span></text:p>
          </table:table-cell>
          <table:table-cell table:style-name="C7">
            <text:p text:style-name="P2"><text:span text:style-name="T2">2.262,4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116,29</text:span></text:p>
          </table:table-cell>
          <table:table-cell table:style-name="C7">
            <text:p text:style-name="P2"><text:span text:style-name="T2">11.298,72</text:span></text:p>
          </table:table-cell>
        </table:table-row>
        <table:table-row table:style-name="TBL_0_4_row_38">
          <table:table-cell table:style-name="C5">
            <text:p text:style-name="P0"><text:span text:style-name="T2">2070</text:span></text:p>
          </table:table-cell>
          <table:table-cell table:style-name="C6">
            <text:p text:style-name="P0"><text:span text:style-name="T2">DEBORA DA SILVA ANDRADE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7ª PROMOTORIA DE JUSTICA DOS DIREITOS DO CIDADAO</text:span></text:p>
          </table:table-cell>
          <table:table-cell table:style-name="C7">
            <text:p text:style-name="P2"><text:span text:style-name="T2">5.687,93</text:span></text:p>
          </table:table-cell>
          <table:table-cell table:style-name="C7">
            <text:p text:style-name="P2"><text:span text:style-name="T2">598,37</text:span></text:p>
          </table:table-cell>
          <table:table-cell table:style-name="C7">
            <text:p text:style-name="P2"><text:span text:style-name="T2">1.138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9.333,79</text:span></text:p>
          </table:table-cell>
          <table:table-cell table:style-name="C7">
            <text:p text:style-name="P2"><text:span text:style-name="T2">880,08</text:span></text:p>
          </table:table-cell>
          <table:table-cell table:style-name="C7">
            <text:p text:style-name="P2"><text:span text:style-name="T2">878,3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758,38</text:span></text:p>
          </table:table-cell>
          <table:table-cell table:style-name="C7">
            <text:p text:style-name="P2"><text:span text:style-name="T2">7.575,41</text:span></text:p>
          </table:table-cell>
        </table:table-row>
        <table:table-row table:style-name="TBL_0_4_row_39">
          <table:table-cell table:style-name="C5">
            <text:p text:style-name="P0"><text:span text:style-name="T2">2206</text:span></text:p>
          </table:table-cell>
          <table:table-cell table:style-name="C6">
            <text:p text:style-name="P0"><text:span text:style-name="T2">DEBORAH NATALIE FREITAS DE SA</text:span></text:p>
          </table:table-cell>
          <table:table-cell table:style-name="C6">
            <text:p text:style-name="P0"><text:span text:style-name="T2">SOLDADO - requistado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08,9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635,9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635,91</text:span></text:p>
          </table:table-cell>
        </table:table-row>
        <table:table-row table:style-name="TBL_0_4_row_40">
          <table:table-cell table:style-name="C5">
            <text:p text:style-name="P0"><text:span text:style-name="T2">196</text:span></text:p>
          </table:table-cell>
          <table:table-cell table:style-name="C6">
            <text:p text:style-name="P0"><text:span text:style-name="T2">DEIJANIRO JONAS FILHO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3ª PROMOTORIA DE JUSTICA DOS DIREITOS DO CIDADAO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347,60</text:span></text:p>
          </table:table-cell>
          <table:table-cell table:style-name="C7">
            <text:p text:style-name="P2"><text:span text:style-name="T2">32.357,01</text:span></text:p>
          </table:table-cell>
          <table:table-cell table:style-name="C7">
            <text:p text:style-name="P2"><text:span text:style-name="T2">67.393,72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7.364,4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080,91</text:span></text:p>
          </table:table-cell>
          <table:table-cell table:style-name="C7">
            <text:p text:style-name="P2"><text:span text:style-name="T2">55.312,81</text:span></text:p>
          </table:table-cell>
        </table:table-row>
        <table:table-row table:style-name="TBL_0_4_row_41">
          <table:table-cell table:style-name="C5">
            <text:p text:style-name="P0"><text:span text:style-name="T2">2046</text:span></text:p>
          </table:table-cell>
          <table:table-cell table:style-name="C6">
            <text:p text:style-name="P0"><text:span text:style-name="T2">DEJAIR DA COSTA TAVARES</text:span></text:p>
          </table:table-cell>
          <table:table-cell table:style-name="C6">
            <text:p text:style-name="P0"><text:span text:style-name="T2">TÉCNICO DO MP - Manut. Sup. Eq. de Inf. e Software</text:span></text:p>
          </table:table-cell>
          <table:table-cell table:style-name="C6">
            <text:p text:style-name="P0"><text:span text:style-name="T2">NUCLEO DE INTELIGENCIA OPERACIONAL/GABINETE DE SEGURANÇA INSTITUCIONAL-GSI</text:span></text:p>
          </table:table-cell>
          <table:table-cell table:style-name="C7">
            <text:p text:style-name="P2"><text:span text:style-name="T2">3.811,10</text:span></text:p>
          </table:table-cell>
          <table:table-cell table:style-name="C7">
            <text:p text:style-name="P2"><text:span text:style-name="T2">876,31</text:span></text:p>
          </table:table-cell>
          <table:table-cell table:style-name="C7">
            <text:p text:style-name="P2"><text:span text:style-name="T2">3.692,31</text:span></text:p>
          </table:table-cell>
          <table:table-cell table:style-name="C7">
            <text:p text:style-name="P2"><text:span text:style-name="T2">2.092,7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2.381,43</text:span></text:p>
          </table:table-cell>
          <table:table-cell table:style-name="C7">
            <text:p text:style-name="P2"><text:span text:style-name="T2">656,24</text:span></text:p>
          </table:table-cell>
          <table:table-cell table:style-name="C7">
            <text:p text:style-name="P2"><text:span text:style-name="T2">1.254,6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10,84</text:span></text:p>
          </table:table-cell>
          <table:table-cell table:style-name="C7">
            <text:p text:style-name="P2"><text:span text:style-name="T2">10.470,59</text:span></text:p>
          </table:table-cell>
        </table:table-row>
        <table:table-row table:style-name="TBL_0_4_row_42">
          <table:table-cell table:style-name="C5">
            <text:p text:style-name="P0"><text:span text:style-name="T2">1367</text:span></text:p>
          </table:table-cell>
          <table:table-cell table:style-name="C6">
            <text:p text:style-name="P0"><text:span text:style-name="T2">DENISE COELHO DE ALMEID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1ª PROMOTORIA DE JUSTIÇA DA VIOLENCIA DOMESTICA E FAMILIAR CONTRA MULHER</text:span></text:p>
          </table:table-cell>
          <table:table-cell table:style-name="C7">
            <text:p text:style-name="P2"><text:span text:style-name="T2">5.270,57</text:span></text:p>
          </table:table-cell>
          <table:table-cell table:style-name="C7">
            <text:p text:style-name="P2"><text:span text:style-name="T2">790,5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0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8.370,15</text:span></text:p>
          </table:table-cell>
          <table:table-cell table:style-name="C7">
            <text:p text:style-name="P2"><text:span text:style-name="T2">848,56</text:span></text:p>
          </table:table-cell>
          <table:table-cell table:style-name="C7">
            <text:p text:style-name="P2"><text:span text:style-name="T2">674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522,67</text:span></text:p>
          </table:table-cell>
          <table:table-cell table:style-name="C7">
            <text:p text:style-name="P2"><text:span text:style-name="T2">6.847,48</text:span></text:p>
          </table:table-cell>
        </table:table-row>
        <table:table-row table:style-name="TBL_0_4_row_43">
          <table:table-cell table:style-name="C5">
            <text:p text:style-name="P0"><text:span text:style-name="T2">2076</text:span></text:p>
          </table:table-cell>
          <table:table-cell table:style-name="C6">
            <text:p text:style-name="P0"><text:span text:style-name="T2">DENISE DOS SANTOS COSTA</text:span></text:p>
          </table:table-cell>
          <table:table-cell table:style-name="C6">
            <text:p text:style-name="P0"><text:span text:style-name="T2">REDATOR TÉCNICO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328,07</text:span></text:p>
          </table:table-cell>
          <table:table-cell table:style-name="C7">
            <text:p text:style-name="P2"><text:span text:style-name="T2">1.328,0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328,07</text:span></text:p>
          </table:table-cell>
        </table:table-row>
      </table:table>
      <table:table table:name="TBL_0_5" table:style-name="TBL_0_5">
        <table:table-column table:style-name="TBL_0_5_col_0">
</table:table-column>
        <table:table-column table:style-name="TBL_0_5_col_1">
</table:table-column>
        <table:table-column table:style-name="TBL_0_5_col_2">
</table:table-column>
        <table:table-column table:style-name="TBL_0_5_col_3">
</table:table-column>
        <table:table-column table:style-name="TBL_0_5_col_4">
</table:table-column>
        <table:table-column table:style-name="TBL_0_5_col_5">
</table:table-column>
        <table:table-column table:style-name="TBL_0_5_col_6">
</table:table-column>
        <table:table-column table:style-name="TBL_0_5_col_7">
</table:table-column>
        <table:table-column table:style-name="TBL_0_5_col_8">
</table:table-column>
        <table:table-column table:style-name="TBL_0_5_col_9">
</table:table-column>
        <table:table-column table:style-name="TBL_0_5_col_10">
</table:table-column>
        <table:table-column table:style-name="TBL_0_5_col_11">
</table:table-column>
        <table:table-column table:style-name="TBL_0_5_col_12">
</table:table-column>
        <table:table-column table:style-name="TBL_0_5_col_13">
</table:table-column>
        <table:table-column table:style-name="TBL_0_5_col_14">
</table:table-column>
        <table:table-column table:style-name="TBL_0_5_col_15">
</table:table-column>
        <table:table-column table:style-name="TBL_0_5_col_16">
</table:table-column>
        <table:table-column table:style-name="TBL_0_5_col_17">
</table:table-column>
        <table:table-row table:style-name="TBL_0_5_row_0">
          <table:table-cell table:style-name="C5">
            <text:p text:style-name="P0"><text:bookmark text:name="JR_PAGE_ANCHOR_0_6"/><text:span text:style-name="T2">2077</text:span></text:p>
          </table:table-cell>
          <table:table-cell table:style-name="C6">
            <text:p text:style-name="P0"><text:span text:style-name="T2">DENISE DOS SANTOS COSTA </text:span></text:p>
          </table:table-cell>
          <table:table-cell table:style-name="C6">
            <text:p text:style-name="P0"><text:span text:style-name="T2">Coordenador da Div. Ad. do Gab. do Proc. Geral</text:span></text:p>
          </table:table-cell>
          <table:table-cell table:style-name="C6">
            <text:p text:style-name="P0"><text:span text:style-name="T2">DIVISAO ADMINISTRATIVA DO GABINETE DO PROCURADOR-GERAL DE JUSTICA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.499,1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056,00</text:span></text:p>
          </table:table-cell>
          <table:table-cell table:style-name="C7">
            <text:p text:style-name="P2"><text:span text:style-name="T2">7.555,14</text:span></text:p>
          </table:table-cell>
          <table:table-cell table:style-name="C7">
            <text:p text:style-name="P2"><text:span text:style-name="T2">751,97</text:span></text:p>
          </table:table-cell>
          <table:table-cell table:style-name="C7">
            <text:p text:style-name="P2"><text:span text:style-name="T2">658,9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410,94</text:span></text:p>
          </table:table-cell>
          <table:table-cell table:style-name="C7">
            <text:p text:style-name="P2"><text:span text:style-name="T2">6.144,20</text:span></text:p>
          </table:table-cell>
        </table:table-row>
        <table:table-row table:style-name="TBL_0_5_row_1">
          <table:table-cell table:style-name="C5">
            <text:p text:style-name="P0"><text:span text:style-name="T2">1917</text:span></text:p>
          </table:table-cell>
          <table:table-cell table:style-name="C6">
            <text:p text:style-name="P0"><text:span text:style-name="T2">DENISE OLIVEIRA DE SANTANA </text:span></text:p>
          </table:table-cell>
          <table:table-cell table:style-name="C6">
            <text:p text:style-name="P0"><text:span text:style-name="T2">AGENTE ADMINISTRATIVO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328,07</text:span></text:p>
          </table:table-cell>
          <table:table-cell table:style-name="C7">
            <text:p text:style-name="P2"><text:span text:style-name="T2">1.328,0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328,07</text:span></text:p>
          </table:table-cell>
        </table:table-row>
        <table:table-row table:style-name="TBL_0_5_row_2">
          <table:table-cell table:style-name="C5">
            <text:p text:style-name="P0"><text:span text:style-name="T2">1769</text:span></text:p>
          </table:table-cell>
          <table:table-cell table:style-name="C6">
            <text:p text:style-name="P0"><text:span text:style-name="T2">DENISSON SANTANA DOS SANTOS</text:span></text:p>
          </table:table-cell>
          <table:table-cell table:style-name="C6">
            <text:p text:style-name="P0"><text:span text:style-name="T2">ANALISTA DO MP -Informática - G. e A.de P. de Sistemas</text:span></text:p>
          </table:table-cell>
          <table:table-cell table:style-name="C6">
            <text:p text:style-name="P0"><text:span text:style-name="T2">GRUPO DE ATUACAO ESPECIAL DE COMBATE AO CRIME ORGANIZADO (GAECO)</text:span></text:p>
          </table:table-cell>
          <table:table-cell table:style-name="C7">
            <text:p text:style-name="P2"><text:span text:style-name="T2">10.186,22</text:span></text:p>
          </table:table-cell>
          <table:table-cell table:style-name="C7">
            <text:p text:style-name="P2"><text:span text:style-name="T2">1.071,59</text:span></text:p>
          </table:table-cell>
          <table:table-cell table:style-name="C7">
            <text:p text:style-name="P2"><text:span text:style-name="T2">1.255,5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171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8.593,50</text:span></text:p>
          </table:table-cell>
          <table:table-cell table:style-name="C7">
            <text:p text:style-name="P2"><text:span text:style-name="T2">1.576,09</text:span></text:p>
          </table:table-cell>
          <table:table-cell table:style-name="C7">
            <text:p text:style-name="P2"><text:span text:style-name="T2">3.233,3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809,41</text:span></text:p>
          </table:table-cell>
          <table:table-cell table:style-name="C7">
            <text:p text:style-name="P2"><text:span text:style-name="T2">13.784,09</text:span></text:p>
          </table:table-cell>
        </table:table-row>
        <table:table-row table:style-name="TBL_0_5_row_3">
          <table:table-cell table:style-name="C5">
            <text:p text:style-name="P0"><text:span text:style-name="T2">1299</text:span></text:p>
          </table:table-cell>
          <table:table-cell table:style-name="C6">
            <text:p text:style-name="P0"><text:span text:style-name="T2">DENISSON SOARES BEZERR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DIVISAO DE CONTROLE INTERNO</text:span></text:p>
          </table:table-cell>
          <table:table-cell table:style-name="C7">
            <text:p text:style-name="P2"><text:span text:style-name="T2">4.972,24</text:span></text:p>
          </table:table-cell>
          <table:table-cell table:style-name="C7">
            <text:p text:style-name="P2"><text:span text:style-name="T2">994,45</text:span></text:p>
          </table:table-cell>
          <table:table-cell table:style-name="C7">
            <text:p text:style-name="P2"><text:span text:style-name="T2">1.138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9.014,18</text:span></text:p>
          </table:table-cell>
          <table:table-cell table:style-name="C7">
            <text:p text:style-name="P2"><text:span text:style-name="T2">835,34</text:span></text:p>
          </table:table-cell>
          <table:table-cell table:style-name="C7">
            <text:p text:style-name="P2"><text:span text:style-name="T2">854,8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690,19</text:span></text:p>
          </table:table-cell>
          <table:table-cell table:style-name="C7">
            <text:p text:style-name="P2"><text:span text:style-name="T2">7.323,99</text:span></text:p>
          </table:table-cell>
        </table:table-row>
        <table:table-row table:style-name="TBL_0_5_row_4">
          <table:table-cell table:style-name="C5">
            <text:p text:style-name="P0"><text:span text:style-name="T2">1502</text:span></text:p>
          </table:table-cell>
          <table:table-cell table:style-name="C6">
            <text:p text:style-name="P0"><text:span text:style-name="T2">DENIVAL ANDRADE SANTOS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PROMOTORIA DE JUSTICA - CANINDE DO SAO FRANCISCO </text:span></text:p>
          </table:table-cell>
          <table:table-cell table:style-name="C7">
            <text:p text:style-name="P2"><text:span text:style-name="T2">8.552,55</text:span></text:p>
          </table:table-cell>
          <table:table-cell table:style-name="C7">
            <text:p text:style-name="P2"><text:span text:style-name="T2">2.138,1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385,36</text:span></text:p>
          </table:table-cell>
          <table:table-cell table:style-name="C7">
            <text:p text:style-name="P2"><text:span text:style-name="T2">14.076,05</text:span></text:p>
          </table:table-cell>
          <table:table-cell table:style-name="C7">
            <text:p text:style-name="P2"><text:span text:style-name="T2">1.496,70</text:span></text:p>
          </table:table-cell>
          <table:table-cell table:style-name="C7">
            <text:p text:style-name="P2"><text:span text:style-name="T2">1.606,8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103,55</text:span></text:p>
          </table:table-cell>
          <table:table-cell table:style-name="C7">
            <text:p text:style-name="P2"><text:span text:style-name="T2">10.972,50</text:span></text:p>
          </table:table-cell>
        </table:table-row>
        <table:table-row table:style-name="TBL_0_5_row_5">
          <table:table-cell table:style-name="C5">
            <text:p text:style-name="P0"><text:span text:style-name="T2">480</text:span></text:p>
          </table:table-cell>
          <table:table-cell table:style-name="C6">
            <text:p text:style-name="P0"><text:span text:style-name="T2">DENIVAN RODRIGUES FREIRE</text:span></text:p>
          </table:table-cell>
          <table:table-cell table:style-name="C6">
            <text:p text:style-name="P0"><text:span text:style-name="T2">Assessor do Coord. da D. Adm. do Gab. do Proc. Geral</text:span></text:p>
          </table:table-cell>
          <table:table-cell table:style-name="C6">
            <text:p text:style-name="P0"><text:span text:style-name="T2">DIVISAO ADMINISTRATIVA DO GABINETE DO PROCURADOR-GERAL DE JUSTICA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.499,1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84,07</text:span></text:p>
          </table:table-cell>
          <table:table-cell table:style-name="C7">
            <text:p text:style-name="P2"><text:span text:style-name="T2">8.883,21</text:span></text:p>
          </table:table-cell>
          <table:table-cell table:style-name="C7">
            <text:p text:style-name="P2"><text:span text:style-name="T2">751,97</text:span></text:p>
          </table:table-cell>
          <table:table-cell table:style-name="C7">
            <text:p text:style-name="P2"><text:span text:style-name="T2">502,5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54,53</text:span></text:p>
          </table:table-cell>
          <table:table-cell table:style-name="C7">
            <text:p text:style-name="P2"><text:span text:style-name="T2">7.628,68</text:span></text:p>
          </table:table-cell>
        </table:table-row>
        <table:table-row table:style-name="TBL_0_5_row_6">
          <table:table-cell table:style-name="C5">
            <text:p text:style-name="P0"><text:span text:style-name="T2">1727</text:span></text:p>
          </table:table-cell>
          <table:table-cell table:style-name="C6">
            <text:p text:style-name="P0"><text:span text:style-name="T2">DENNIS CHRISTIAN NUNES DE FREITAS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4ª PROMOTORIA DE JUSTICA DOS DIREITOS DO CIDADAO</text:span></text:p>
          </table:table-cell>
          <table:table-cell table:style-name="C7">
            <text:p text:style-name="P2"><text:span text:style-name="T2">7.611,74</text:span></text:p>
          </table:table-cell>
          <table:table-cell table:style-name="C7">
            <text:p text:style-name="P2"><text:span text:style-name="T2">1.141,7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09,0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2.771,55</text:span></text:p>
          </table:table-cell>
          <table:table-cell table:style-name="C7">
            <text:p text:style-name="P2"><text:span text:style-name="T2">1.225,49</text:span></text:p>
          </table:table-cell>
          <table:table-cell table:style-name="C7">
            <text:p text:style-name="P2"><text:span text:style-name="T2">1.200,8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426,33</text:span></text:p>
          </table:table-cell>
          <table:table-cell table:style-name="C7">
            <text:p text:style-name="P2"><text:span text:style-name="T2">10.345,22</text:span></text:p>
          </table:table-cell>
        </table:table-row>
        <table:table-row table:style-name="TBL_0_5_row_7">
          <table:table-cell table:style-name="C5">
            <text:p text:style-name="P0"><text:span text:style-name="T2">1706</text:span></text:p>
          </table:table-cell>
          <table:table-cell table:style-name="C6">
            <text:p text:style-name="P0"><text:span text:style-name="T2">DHIOGO LIMA VELOZO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10ª PROCURADORIA DE JUSTICA (2ª CAMARA CIVEL)</text:span></text:p>
          </table:table-cell>
          <table:table-cell table:style-name="C7">
            <text:p text:style-name="P2"><text:span text:style-name="T2">4.425,27</text:span></text:p>
          </table:table-cell>
          <table:table-cell table:style-name="C7">
            <text:p text:style-name="P2"><text:span text:style-name="T2">885,05</text:span></text:p>
          </table:table-cell>
          <table:table-cell table:style-name="C7">
            <text:p text:style-name="P2"><text:span text:style-name="T2">10.673,6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7.892,91</text:span></text:p>
          </table:table-cell>
          <table:table-cell table:style-name="C7">
            <text:p text:style-name="P2"><text:span text:style-name="T2">743,44</text:span></text:p>
          </table:table-cell>
          <table:table-cell table:style-name="C7">
            <text:p text:style-name="P2"><text:span text:style-name="T2">3.269,6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013,07</text:span></text:p>
          </table:table-cell>
          <table:table-cell table:style-name="C7">
            <text:p text:style-name="P2"><text:span text:style-name="T2">13.879,84</text:span></text:p>
          </table:table-cell>
        </table:table-row>
        <table:table-row table:style-name="TBL_0_5_row_8">
          <table:table-cell table:style-name="C5">
            <text:p text:style-name="P0"><text:span text:style-name="T2">2207</text:span></text:p>
          </table:table-cell>
          <table:table-cell table:style-name="C6">
            <text:p text:style-name="P0"><text:span text:style-name="T2">DIANA NATHALIE MELO PEREIRA DE OLIVEIRA</text:span></text:p>
          </table:table-cell>
          <table:table-cell table:style-name="C6">
            <text:p text:style-name="P0"><text:span text:style-name="T2">SOLDADO - requistado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5_row_9">
          <table:table-cell table:style-name="C5">
            <text:p text:style-name="P0"><text:span text:style-name="T2">1634</text:span></text:p>
          </table:table-cell>
          <table:table-cell table:style-name="C6">
            <text:p text:style-name="P0"><text:span text:style-name="T2">DIEGO GARCIA CRUZ CARVALHO</text:span></text:p>
          </table:table-cell>
          <table:table-cell table:style-name="C6">
            <text:p text:style-name="P0"><text:span text:style-name="T2">TÉCNICO DO MP - Manut. Sup. Eq. de Inf. e Software</text:span></text:p>
          </table:table-cell>
          <table:table-cell table:style-name="C6">
            <text:p text:style-name="P0"><text:span text:style-name="T2">DIRETORIA DE TECNOLOGIA DA INFORMACAO</text:span></text:p>
          </table:table-cell>
          <table:table-cell table:style-name="C7">
            <text:p text:style-name="P2"><text:span text:style-name="T2">3.715,54</text:span></text:p>
          </table:table-cell>
          <table:table-cell table:style-name="C7">
            <text:p text:style-name="P2"><text:span text:style-name="T2">390,87</text:span></text:p>
          </table:table-cell>
          <table:table-cell table:style-name="C7">
            <text:p text:style-name="P2"><text:span text:style-name="T2">5.632,5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1.647,99</text:span></text:p>
          </table:table-cell>
          <table:table-cell table:style-name="C7">
            <text:p text:style-name="P2"><text:span text:style-name="T2">574,90</text:span></text:p>
          </table:table-cell>
          <table:table-cell table:style-name="C7">
            <text:p text:style-name="P2"><text:span text:style-name="T2">1.546,4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21,39</text:span></text:p>
          </table:table-cell>
          <table:table-cell table:style-name="C7">
            <text:p text:style-name="P2"><text:span text:style-name="T2">9.526,60</text:span></text:p>
          </table:table-cell>
        </table:table-row>
        <table:table-row table:style-name="TBL_0_5_row_10">
          <table:table-cell table:style-name="C5">
            <text:p text:style-name="P0"><text:span text:style-name="T2">1602</text:span></text:p>
          </table:table-cell>
          <table:table-cell table:style-name="C6">
            <text:p text:style-name="P0"><text:span text:style-name="T2">DIEGO GOUVEIA PESSOA DE LIMA</text:span></text:p>
          </table:table-cell>
          <table:table-cell table:style-name="C6">
            <text:p text:style-name="P0"><text:span text:style-name="T2">PROMOTOR DE JUSTIÇA DE ENTR. INICIAL</text:span></text:p>
          </table:table-cell>
          <table:table-cell table:style-name="C6">
            <text:p text:style-name="P0"><text:span text:style-name="T2">PROMOTORIA DE JUSTICA - CARIRA</text:span></text:p>
          </table:table-cell>
          <table:table-cell table:style-name="C7">
            <text:p text:style-name="P2"><text:span text:style-name="T2">32.004,6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200,47</text:span></text:p>
          </table:table-cell>
          <table:table-cell table:style-name="C7">
            <text:p text:style-name="P2"><text:span text:style-name="T2">17.172,92</text:span></text:p>
          </table:table-cell>
          <table:table-cell table:style-name="C7">
            <text:p text:style-name="P2"><text:span text:style-name="T2">52.378,04</text:span></text:p>
          </table:table-cell>
          <table:table-cell table:style-name="C7">
            <text:p text:style-name="P2"><text:span text:style-name="T2">4.480,65</text:span></text:p>
          </table:table-cell>
          <table:table-cell table:style-name="C7">
            <text:p text:style-name="P2"><text:span text:style-name="T2">7.475,5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.956,24</text:span></text:p>
          </table:table-cell>
          <table:table-cell table:style-name="C7">
            <text:p text:style-name="P2"><text:span text:style-name="T2">40.421,80</text:span></text:p>
          </table:table-cell>
        </table:table-row>
        <table:table-row table:style-name="TBL_0_5_row_11">
          <table:table-cell table:style-name="C5">
            <text:p text:style-name="P0"><text:span text:style-name="T2">1486</text:span></text:p>
          </table:table-cell>
          <table:table-cell table:style-name="C6">
            <text:p text:style-name="P0"><text:span text:style-name="T2">DIEGO SOARES RIBEIRO</text:span></text:p>
          </table:table-cell>
          <table:table-cell table:style-name="C6">
            <text:p text:style-name="P0"><text:span text:style-name="T2">COORDENADOR DA DIVISÃO FINANCEIRA</text:span></text:p>
          </table:table-cell>
          <table:table-cell table:style-name="C6">
            <text:p text:style-name="P0"><text:span text:style-name="T2">DIVISAO  FINANCEIRA/DF/SG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.499,1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8.408,13</text:span></text:p>
          </table:table-cell>
          <table:table-cell table:style-name="C7">
            <text:p text:style-name="P2"><text:span text:style-name="T2">751,97</text:span></text:p>
          </table:table-cell>
          <table:table-cell table:style-name="C7">
            <text:p text:style-name="P2"><text:span text:style-name="T2">711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463,08</text:span></text:p>
          </table:table-cell>
          <table:table-cell table:style-name="C7">
            <text:p text:style-name="P2"><text:span text:style-name="T2">6.945,05</text:span></text:p>
          </table:table-cell>
        </table:table-row>
        <table:table-row table:style-name="TBL_0_5_row_12">
          <table:table-cell table:style-name="C5">
            <text:p text:style-name="P0"><text:span text:style-name="T2">2045</text:span></text:p>
          </table:table-cell>
          <table:table-cell table:style-name="C6">
            <text:p text:style-name="P0"><text:span text:style-name="T2">DIOGO HENRIQUE PEREIRA MONTALVAO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3ª PROCURADORIA DE JUSTICA (1ª CAMARA CIVEL)</text:span></text:p>
          </table:table-cell>
          <table:table-cell table:style-name="C7">
            <text:p text:style-name="P2"><text:span text:style-name="T2">5.365,97</text:span></text:p>
          </table:table-cell>
          <table:table-cell table:style-name="C7">
            <text:p text:style-name="P2"><text:span text:style-name="T2">1.609,79</text:span></text:p>
          </table:table-cell>
          <table:table-cell table:style-name="C7">
            <text:p text:style-name="P2"><text:span text:style-name="T2">10.673,6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19.822,28</text:span></text:p>
          </table:table-cell>
          <table:table-cell table:style-name="C7">
            <text:p text:style-name="P2"><text:span text:style-name="T2">976,61</text:span></text:p>
          </table:table-cell>
          <table:table-cell table:style-name="C7">
            <text:p text:style-name="P2"><text:span text:style-name="T2">3.611,3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587,98</text:span></text:p>
          </table:table-cell>
          <table:table-cell table:style-name="C7">
            <text:p text:style-name="P2"><text:span text:style-name="T2">15.234,30</text:span></text:p>
          </table:table-cell>
        </table:table-row>
        <table:table-row table:style-name="TBL_0_5_row_13">
          <table:table-cell table:style-name="C5">
            <text:p text:style-name="P0"><text:span text:style-name="T2">1332</text:span></text:p>
          </table:table-cell>
          <table:table-cell table:style-name="C6">
            <text:p text:style-name="P0"><text:span text:style-name="T2">DORVALINA TELES DANTAS CECHINEL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5ª PROMOTORIA DE JUSTICA DOS DIREITOS DO CIDADAO</text:span></text:p>
          </table:table-cell>
          <table:table-cell table:style-name="C7">
            <text:p text:style-name="P2"><text:span text:style-name="T2">8.552,55</text:span></text:p>
          </table:table-cell>
          <table:table-cell table:style-name="C7">
            <text:p text:style-name="P2"><text:span text:style-name="T2">2.993,3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848,6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17.567,51</text:span></text:p>
          </table:table-cell>
          <table:table-cell table:style-name="C7">
            <text:p text:style-name="P2"><text:span text:style-name="T2">1.616,43</text:span></text:p>
          </table:table-cell>
          <table:table-cell table:style-name="C7">
            <text:p text:style-name="P2"><text:span text:style-name="T2">2.815,3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431,79</text:span></text:p>
          </table:table-cell>
          <table:table-cell table:style-name="C7">
            <text:p text:style-name="P2"><text:span text:style-name="T2">13.135,72</text:span></text:p>
          </table:table-cell>
        </table:table-row>
        <table:table-row table:style-name="TBL_0_5_row_14">
          <table:table-cell table:style-name="C5">
            <text:p text:style-name="P0"><text:span text:style-name="T2">1938</text:span></text:p>
          </table:table-cell>
          <table:table-cell table:style-name="C6">
            <text:p text:style-name="P0"><text:span text:style-name="T2">DOUGLAS SOARES ARAUJO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2ª PROMOTORIA DE JUSTICA - PROPRIA </text:span></text:p>
          </table:table-cell>
          <table:table-cell table:style-name="C7">
            <text:p text:style-name="P2"><text:span text:style-name="T2">2.943,06</text:span></text:p>
          </table:table-cell>
          <table:table-cell table:style-name="C7">
            <text:p text:style-name="P2"><text:span text:style-name="T2">232,2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00,00</text:span></text:p>
          </table:table-cell>
          <table:table-cell table:style-name="C7">
            <text:p text:style-name="P2"><text:span text:style-name="T2">2.897,74</text:span></text:p>
          </table:table-cell>
          <table:table-cell table:style-name="C7">
            <text:p text:style-name="P2"><text:span text:style-name="T2">6.473,00</text:span></text:p>
          </table:table-cell>
          <table:table-cell table:style-name="C7">
            <text:p text:style-name="P2"><text:span text:style-name="T2">444,54</text:span></text:p>
          </table:table-cell>
          <table:table-cell table:style-name="C7">
            <text:p text:style-name="P2"><text:span text:style-name="T2">114,8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559,35</text:span></text:p>
          </table:table-cell>
          <table:table-cell table:style-name="C7">
            <text:p text:style-name="P2"><text:span text:style-name="T2">5.913,65</text:span></text:p>
          </table:table-cell>
        </table:table-row>
        <table:table-row table:style-name="TBL_0_5_row_15">
          <table:table-cell table:style-name="C5">
            <text:p text:style-name="P0"><text:span text:style-name="T2">302</text:span></text:p>
          </table:table-cell>
          <table:table-cell table:style-name="C6">
            <text:p text:style-name="P0"><text:span text:style-name="T2">EDILENILZA DA SILVA SOUZA MACEDO</text:span></text:p>
          </table:table-cell>
          <table:table-cell table:style-name="C6">
            <text:p text:style-name="P0"><text:span text:style-name="T2">PROFESSOR  - requisitado</text:span></text:p>
          </table:table-cell>
          <table:table-cell table:style-name="C6">
            <text:p text:style-name="P0"><text:span text:style-name="T2">PROMOTORIA DE JUSTICA - BOQUIM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31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535,06</text:span></text:p>
          </table:table-cell>
          <table:table-cell table:style-name="C7">
            <text:p text:style-name="P2"><text:span text:style-name="T2">4.466,56</text:span></text:p>
          </table:table-cell>
          <table:table-cell table:style-name="C7">
            <text:p text:style-name="P2"><text:span text:style-name="T2">29,1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9,18</text:span></text:p>
          </table:table-cell>
          <table:table-cell table:style-name="C7">
            <text:p text:style-name="P2"><text:span text:style-name="T2">4.437,38</text:span></text:p>
          </table:table-cell>
        </table:table-row>
        <table:table-row table:style-name="TBL_0_5_row_16">
          <table:table-cell table:style-name="C5">
            <text:p text:style-name="P0"><text:span text:style-name="T2">2180</text:span></text:p>
          </table:table-cell>
          <table:table-cell table:style-name="C6">
            <text:p text:style-name="P0"><text:span text:style-name="T2">EDINALDO BARBOSA DA SILVA</text:span></text:p>
          </table:table-cell>
          <table:table-cell table:style-name="C6">
            <text:p text:style-name="P0"><text:span text:style-name="T2">3º SARGENTO - requisitado - BESP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5_row_17">
          <table:table-cell table:style-name="C5">
            <text:p text:style-name="P0"><text:span text:style-name="T2">38</text:span></text:p>
          </table:table-cell>
          <table:table-cell table:style-name="C6">
            <text:p text:style-name="P0"><text:span text:style-name="T2">EDJILDA RESENDE DE LIMA GUERRA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4ª PROMOTORIA DE JUSTICA DISTRITAL - ARACAJU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.384,07</text:span></text:p>
          </table:table-cell>
          <table:table-cell table:style-name="C7">
            <text:p text:style-name="P2"><text:span text:style-name="T2">55.789,66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8.395,1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3.111,63</text:span></text:p>
          </table:table-cell>
          <table:table-cell table:style-name="C7">
            <text:p text:style-name="P2"><text:span text:style-name="T2">42.678,03</text:span></text:p>
          </table:table-cell>
        </table:table-row>
        <table:table-row table:style-name="TBL_0_5_row_18">
          <table:table-cell table:style-name="C5">
            <text:p text:style-name="P0"><text:span text:style-name="T2">2031</text:span></text:p>
          </table:table-cell>
          <table:table-cell table:style-name="C6">
            <text:p text:style-name="P0"><text:span text:style-name="T2">EDMILSON ARAUJO DO CARMO</text:span></text:p>
          </table:table-cell>
          <table:table-cell table:style-name="C6">
            <text:p text:style-name="P0"><text:span text:style-name="T2">2º SARGENTO - requisitado-BESP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08,9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635,9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635,91</text:span></text:p>
          </table:table-cell>
        </table:table-row>
        <table:table-row table:style-name="TBL_0_5_row_19">
          <table:table-cell table:style-name="C5">
            <text:p text:style-name="P0"><text:span text:style-name="T2">2210</text:span></text:p>
          </table:table-cell>
          <table:table-cell table:style-name="C6">
            <text:p text:style-name="P0"><text:span text:style-name="T2">EDMILSON DE SOUZA SANTOS</text:span></text:p>
          </table:table-cell>
          <table:table-cell table:style-name="C6">
            <text:p text:style-name="P0"><text:span text:style-name="T2">3º SARGENTO - requisitado - BESP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80,35</text:span></text:p>
          </table:table-cell>
          <table:table-cell table:style-name="C7">
            <text:p text:style-name="P2"><text:span text:style-name="T2">408,9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2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936,2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0,4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0,45</text:span></text:p>
          </table:table-cell>
          <table:table-cell table:style-name="C7">
            <text:p text:style-name="P2"><text:span text:style-name="T2">2.915,81</text:span></text:p>
          </table:table-cell>
        </table:table-row>
        <table:table-row table:style-name="TBL_0_5_row_20">
          <table:table-cell table:style-name="C5">
            <text:p text:style-name="P0"><text:span text:style-name="T2">1007</text:span></text:p>
          </table:table-cell>
          <table:table-cell table:style-name="C6">
            <text:p text:style-name="P0"><text:span text:style-name="T2">EDNALDO SANTOS</text:span></text:p>
          </table:table-cell>
          <table:table-cell table:style-name="C6">
            <text:p text:style-name="P0"><text:span text:style-name="T2">3º SARGENTO - requisitado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5_row_21">
          <table:table-cell table:style-name="C5">
            <text:p text:style-name="P0"><text:span text:style-name="T2">1485</text:span></text:p>
          </table:table-cell>
          <table:table-cell table:style-name="C6">
            <text:p text:style-name="P0"><text:span text:style-name="T2">EDSON DOS SANTOS</text:span></text:p>
          </table:table-cell>
          <table:table-cell table:style-name="C6">
            <text:p text:style-name="P0"><text:span text:style-name="T2">Assessor do Núcleo de C. e D. Proc. do C. Superior</text:span></text:p>
          </table:table-cell>
          <table:table-cell table:style-name="C6">
            <text:p text:style-name="P0"><text:span text:style-name="T2">CONSELHO SUPERIOR DO MP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417,9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84,07</text:span></text:p>
          </table:table-cell>
          <table:table-cell table:style-name="C7">
            <text:p text:style-name="P2"><text:span text:style-name="T2">5.802,05</text:span></text:p>
          </table:table-cell>
          <table:table-cell table:style-name="C7">
            <text:p text:style-name="P2"><text:span text:style-name="T2">329,79</text:span></text:p>
          </table:table-cell>
          <table:table-cell table:style-name="C7">
            <text:p text:style-name="P2"><text:span text:style-name="T2">108,4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38,22</text:span></text:p>
          </table:table-cell>
          <table:table-cell table:style-name="C7">
            <text:p text:style-name="P2"><text:span text:style-name="T2">5.363,83</text:span></text:p>
          </table:table-cell>
        </table:table-row>
        <table:table-row table:style-name="TBL_0_5_row_22">
          <table:table-cell table:style-name="C5">
            <text:p text:style-name="P0"><text:span text:style-name="T2">1373</text:span></text:p>
          </table:table-cell>
          <table:table-cell table:style-name="C6">
            <text:p text:style-name="P0"><text:span text:style-name="T2">EDUARDO ALBERTO FREIRE DE ALMEIDA SEABR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CARTORIO DO 2º GRAU</text:span></text:p>
          </table:table-cell>
          <table:table-cell table:style-name="C7">
            <text:p text:style-name="P2"><text:span text:style-name="T2">4.174,78</text:span></text:p>
          </table:table-cell>
          <table:table-cell table:style-name="C7">
            <text:p text:style-name="P2"><text:span text:style-name="T2">626,2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6.709,99</text:span></text:p>
          </table:table-cell>
          <table:table-cell table:style-name="C7">
            <text:p text:style-name="P2"><text:span text:style-name="T2">672,14</text:span></text:p>
          </table:table-cell>
          <table:table-cell table:style-name="C7">
            <text:p text:style-name="P2"><text:span text:style-name="T2">292,8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65,00</text:span></text:p>
          </table:table-cell>
          <table:table-cell table:style-name="C7">
            <text:p text:style-name="P2"><text:span text:style-name="T2">5.744,99</text:span></text:p>
          </table:table-cell>
        </table:table-row>
        <table:table-row table:style-name="TBL_0_5_row_23">
          <table:table-cell table:style-name="C5">
            <text:p text:style-name="P0"><text:span text:style-name="T2">1504</text:span></text:p>
          </table:table-cell>
          <table:table-cell table:style-name="C6">
            <text:p text:style-name="P0"><text:span text:style-name="T2">EDUARDO ANTONIO SEABRA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5_row_24">
          <table:table-cell table:style-name="C5">
            <text:p text:style-name="P0"><text:span text:style-name="T2">161</text:span></text:p>
          </table:table-cell>
          <table:table-cell table:style-name="C6">
            <text:p text:style-name="P0"><text:span text:style-name="T2">EDUARDO BARRETO DAVILA FONTES</text:span></text:p>
          </table:table-cell>
          <table:table-cell table:style-name="C6">
            <text:p text:style-name="P0"><text:span text:style-name="T2">PROCURADOR DE JUSTIÇA</text:span></text:p>
          </table:table-cell>
          <table:table-cell table:style-name="C6">
            <text:p text:style-name="P0"><text:span text:style-name="T2">5ª PROCURADORIA DE JUSTICA (1ª CAMARA CIVEL)</text:span></text:p>
          </table:table-cell>
          <table:table-cell table:style-name="C7">
            <text:p text:style-name="P2"><text:span text:style-name="T2">35.462,22</text:span></text:p>
          </table:table-cell>
          <table:table-cell table:style-name="C7">
            <text:p text:style-name="P2"><text:span text:style-name="T2">1.048,6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5.111,52</text:span></text:p>
          </table:table-cell>
          <table:table-cell table:style-name="C7">
            <text:p text:style-name="P2"><text:span text:style-name="T2">7.816,91</text:span></text:p>
          </table:table-cell>
          <table:table-cell table:style-name="C7">
            <text:p text:style-name="P2"><text:span text:style-name="T2">17.384,07</text:span></text:p>
          </table:table-cell>
          <table:table-cell table:style-name="C7">
            <text:p text:style-name="P2"><text:span text:style-name="T2">66.823,37</text:span></text:p>
          </table:table-cell>
          <table:table-cell table:style-name="C7">
            <text:p text:style-name="P2"><text:span text:style-name="T2">5.111,52</text:span></text:p>
          </table:table-cell>
          <table:table-cell table:style-name="C7">
            <text:p text:style-name="P2"><text:span text:style-name="T2">9.936,30</text:span></text:p>
          </table:table-cell>
          <table:table-cell table:style-name="C7">
            <text:p text:style-name="P2"><text:span text:style-name="T2">5.034,46</text:span></text:p>
          </table:table-cell>
          <table:table-cell table:style-name="C7">
            <text:p text:style-name="P2"><text:span text:style-name="T2">20.082,28</text:span></text:p>
          </table:table-cell>
          <table:table-cell table:style-name="C7">
            <text:p text:style-name="P2"><text:span text:style-name="T2">46.741,09</text:span></text:p>
          </table:table-cell>
        </table:table-row>
        <table:table-row table:style-name="TBL_0_5_row_25">
          <table:table-cell table:style-name="C5">
            <text:p text:style-name="P0"><text:span text:style-name="T2">1020</text:span></text:p>
          </table:table-cell>
          <table:table-cell table:style-name="C6">
            <text:p text:style-name="P0"><text:span text:style-name="T2">EDUARDO DE CABRAL MENEZES</text:span></text:p>
          </table:table-cell>
          <table:table-cell table:style-name="C6">
            <text:p text:style-name="P0"><text:span text:style-name="T2">PROCURADOR DE JUSTIÇA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5_row_26">
          <table:table-cell table:style-name="C5">
            <text:p text:style-name="P0"><text:span text:style-name="T2">1383</text:span></text:p>
          </table:table-cell>
          <table:table-cell table:style-name="C6">
            <text:p text:style-name="P0"><text:span text:style-name="T2">EDUARDO DE SOUSA CARVALHO JUNIOR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GRUPO DE ATUACAO ESPECIAL DE COMBATE AO CRIME ORGANIZADO (GAECO)</text:span></text:p>
          </table:table-cell>
          <table:table-cell table:style-name="C7">
            <text:p text:style-name="P2"><text:span text:style-name="T2">5.270,57</text:span></text:p>
          </table:table-cell>
          <table:table-cell table:style-name="C7">
            <text:p text:style-name="P2"><text:span text:style-name="T2">790,5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7.970,15</text:span></text:p>
          </table:table-cell>
          <table:table-cell table:style-name="C7">
            <text:p text:style-name="P2"><text:span text:style-name="T2">848,56</text:span></text:p>
          </table:table-cell>
          <table:table-cell table:style-name="C7">
            <text:p text:style-name="P2"><text:span text:style-name="T2">564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412,67</text:span></text:p>
          </table:table-cell>
          <table:table-cell table:style-name="C7">
            <text:p text:style-name="P2"><text:span text:style-name="T2">6.557,48</text:span></text:p>
          </table:table-cell>
        </table:table-row>
        <table:table-row table:style-name="TBL_0_5_row_27">
          <table:table-cell table:style-name="C5">
            <text:p text:style-name="P0"><text:span text:style-name="T2">1312</text:span></text:p>
          </table:table-cell>
          <table:table-cell table:style-name="C6">
            <text:p text:style-name="P0"><text:span text:style-name="T2">EDUARDO FARIAS SILVA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CENTRO DE APOIO OPERACIONAL DE DEFESA DO PATRIMONIO PUBLICO E DA ORDEM TRIBUTARIA</text:span></text:p>
          </table:table-cell>
          <table:table-cell table:style-name="C7">
            <text:p text:style-name="P2"><text:span text:style-name="T2">8.552,55</text:span></text:p>
          </table:table-cell>
          <table:table-cell table:style-name="C7">
            <text:p text:style-name="P2"><text:span text:style-name="T2">1.282,8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9,97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12.128,32</text:span></text:p>
          </table:table-cell>
          <table:table-cell table:style-name="C7">
            <text:p text:style-name="P2"><text:span text:style-name="T2">1.376,96</text:span></text:p>
          </table:table-cell>
          <table:table-cell table:style-name="C7">
            <text:p text:style-name="P2"><text:span text:style-name="T2">1.385,4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762,40</text:span></text:p>
          </table:table-cell>
          <table:table-cell table:style-name="C7">
            <text:p text:style-name="P2"><text:span text:style-name="T2">9.365,92</text:span></text:p>
          </table:table-cell>
        </table:table-row>
        <table:table-row table:style-name="TBL_0_5_row_28">
          <table:table-cell table:style-name="C5">
            <text:p text:style-name="P0"><text:span text:style-name="T2">2166</text:span></text:p>
          </table:table-cell>
          <table:table-cell table:style-name="C6">
            <text:p text:style-name="P0"><text:span text:style-name="T2">EDUARDO FRANKLIN MIRANDA DE OLIVEIRA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5_row_29">
          <table:table-cell table:style-name="C5">
            <text:p text:style-name="P0"><text:span text:style-name="T2">45</text:span></text:p>
          </table:table-cell>
          <table:table-cell table:style-name="C6">
            <text:p text:style-name="P0"><text:span text:style-name="T2">EDUARDO LIMA DE MATOS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10ª PROMOTORIA DE JUSTIÇA DOS DIREITOS DO CIDADÃO 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1.048,6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863,2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.384,07</text:span></text:p>
          </table:table-cell>
          <table:table-cell table:style-name="C7">
            <text:p text:style-name="P2"><text:span text:style-name="T2">56.985,12</text:span></text:p>
          </table:table-cell>
          <table:table-cell table:style-name="C7">
            <text:p text:style-name="P2"><text:span text:style-name="T2">4.863,29</text:span></text:p>
          </table:table-cell>
          <table:table-cell table:style-name="C7">
            <text:p text:style-name="P2"><text:span text:style-name="T2">8.683,5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3.546,81</text:span></text:p>
          </table:table-cell>
          <table:table-cell table:style-name="C7">
            <text:p text:style-name="P2"><text:span text:style-name="T2">43.438,31</text:span></text:p>
          </table:table-cell>
        </table:table-row>
        <table:table-row table:style-name="TBL_0_5_row_30">
          <table:table-cell table:style-name="C5">
            <text:p text:style-name="P0"><text:span text:style-name="T2">1968</text:span></text:p>
          </table:table-cell>
          <table:table-cell table:style-name="C6">
            <text:p text:style-name="P0"><text:span text:style-name="T2">EDUARDO VIEIRA DOS SANTOS JUNIOR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PROMOTORIA DE JUSTICA - CAMPO DO BRITO </text:span></text:p>
          </table:table-cell>
          <table:table-cell table:style-name="C7">
            <text:p text:style-name="P2"><text:span text:style-name="T2">7.611,74</text:span></text:p>
          </table:table-cell>
          <table:table-cell table:style-name="C7">
            <text:p text:style-name="P2"><text:span text:style-name="T2">600,5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517,20</text:span></text:p>
          </table:table-cell>
          <table:table-cell table:style-name="C7">
            <text:p text:style-name="P2"><text:span text:style-name="T2">10.729,51</text:span></text:p>
          </table:table-cell>
          <table:table-cell table:style-name="C7">
            <text:p text:style-name="P2"><text:span text:style-name="T2">1.149,72</text:span></text:p>
          </table:table-cell>
          <table:table-cell table:style-name="C7">
            <text:p text:style-name="P2"><text:span text:style-name="T2">1.072,8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222,57</text:span></text:p>
          </table:table-cell>
          <table:table-cell table:style-name="C7">
            <text:p text:style-name="P2"><text:span text:style-name="T2">8.506,94</text:span></text:p>
          </table:table-cell>
        </table:table-row>
        <table:table-row table:style-name="TBL_0_5_row_31">
          <table:table-cell table:style-name="C5">
            <text:p text:style-name="P0"><text:span text:style-name="T2">2146</text:span></text:p>
          </table:table-cell>
          <table:table-cell table:style-name="C6">
            <text:p text:style-name="P0"><text:span text:style-name="T2">EDVALDO BEZERRA</text:span></text:p>
          </table:table-cell>
          <table:table-cell table:style-name="C6">
            <text:p text:style-name="P0"><text:span text:style-name="T2">3º SARGENTO - requisitado - BESP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2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4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,00</text:span></text:p>
          </table:table-cell>
          <table:table-cell table:style-name="C7">
            <text:p text:style-name="P2"><text:span text:style-name="T2">2.142,93</text:span></text:p>
          </table:table-cell>
        </table:table-row>
        <table:table-row table:style-name="TBL_0_5_row_32">
          <table:table-cell table:style-name="C5">
            <text:p text:style-name="P0"><text:span text:style-name="T2">15</text:span></text:p>
          </table:table-cell>
          <table:table-cell table:style-name="C6">
            <text:p text:style-name="P0"><text:span text:style-name="T2">EDVALDO VIEIRA MESSIAS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5_row_33">
          <table:table-cell table:style-name="C5">
            <text:p text:style-name="P0"><text:span text:style-name="T2">824</text:span></text:p>
          </table:table-cell>
          <table:table-cell table:style-name="C6">
            <text:p text:style-name="P0"><text:span text:style-name="T2">EDYLENO ITALO SANTOS SODRE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2ª PROMOTORIA DE JUSTICA - PROPRIA 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368,91</text:span></text:p>
          </table:table-cell>
          <table:table-cell table:style-name="C7">
            <text:p text:style-name="P2"><text:span text:style-name="T2">17.172,92</text:span></text:p>
          </table:table-cell>
          <table:table-cell table:style-name="C7">
            <text:p text:style-name="P2"><text:span text:style-name="T2">54.230,94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7.816,0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532,49</text:span></text:p>
          </table:table-cell>
          <table:table-cell table:style-name="C7">
            <text:p text:style-name="P2"><text:span text:style-name="T2">41.698,45</text:span></text:p>
          </table:table-cell>
        </table:table-row>
        <table:table-row table:style-name="TBL_0_5_row_34">
          <table:table-cell table:style-name="C5">
            <text:p text:style-name="P0"><text:span text:style-name="T2">2085</text:span></text:p>
          </table:table-cell>
          <table:table-cell table:style-name="C6">
            <text:p text:style-name="P0"><text:span text:style-name="T2">ELAINE PESSOA SANTOS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PROMOTORIA DE JUSTICA - AQUIDABA </text:span></text:p>
          </table:table-cell>
          <table:table-cell table:style-name="C7">
            <text:p text:style-name="P2"><text:span text:style-name="T2">3.609,40</text:span></text:p>
          </table:table-cell>
          <table:table-cell table:style-name="C7">
            <text:p text:style-name="P2"><text:span text:style-name="T2">175,2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572,36</text:span></text:p>
          </table:table-cell>
          <table:table-cell table:style-name="C7">
            <text:p text:style-name="P2"><text:span text:style-name="T2">6.357,02</text:span></text:p>
          </table:table-cell>
          <table:table-cell table:style-name="C7">
            <text:p text:style-name="P2"><text:span text:style-name="T2">529,85</text:span></text:p>
          </table:table-cell>
          <table:table-cell table:style-name="C7">
            <text:p text:style-name="P2"><text:span text:style-name="T2">133,4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63,27</text:span></text:p>
          </table:table-cell>
          <table:table-cell table:style-name="C7">
            <text:p text:style-name="P2"><text:span text:style-name="T2">5.693,75</text:span></text:p>
          </table:table-cell>
        </table:table-row>
        <table:table-row table:style-name="TBL_0_5_row_35">
          <table:table-cell table:style-name="C5">
            <text:p text:style-name="P0"><text:span text:style-name="T2">1712</text:span></text:p>
          </table:table-cell>
          <table:table-cell table:style-name="C6">
            <text:p text:style-name="P0"><text:span text:style-name="T2">ELBER GONCALVES DOS ANJOS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1ª PROMOTORIA DE JUSTICA CRIMINAL - ARACAJU </text:span></text:p>
          </table:table-cell>
          <table:table-cell table:style-name="C7">
            <text:p text:style-name="P2"><text:span text:style-name="T2">4.425,27</text:span></text:p>
          </table:table-cell>
          <table:table-cell table:style-name="C7">
            <text:p text:style-name="P2"><text:span text:style-name="T2">465,5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630,2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8.694,00</text:span></text:p>
          </table:table-cell>
          <table:table-cell table:style-name="C7">
            <text:p text:style-name="P2"><text:span text:style-name="T2">684,71</text:span></text:p>
          </table:table-cell>
          <table:table-cell table:style-name="C7">
            <text:p text:style-name="P2"><text:span text:style-name="T2">332,7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017,46</text:span></text:p>
          </table:table-cell>
          <table:table-cell table:style-name="C7">
            <text:p text:style-name="P2"><text:span text:style-name="T2">7.676,54</text:span></text:p>
          </table:table-cell>
        </table:table-row>
        <table:table-row table:style-name="TBL_0_5_row_36">
          <table:table-cell table:style-name="C5">
            <text:p text:style-name="P0"><text:span text:style-name="T2">1902</text:span></text:p>
          </table:table-cell>
          <table:table-cell table:style-name="C6">
            <text:p text:style-name="P0"><text:span text:style-name="T2">ELDA MARIA GONCALVES MENEZES MACEDO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5ª PROMOTORIA DE JUSTICA DISTRITAL - ARACAJU</text:span></text:p>
          </table:table-cell>
          <table:table-cell table:style-name="C7">
            <text:p text:style-name="P2"><text:span text:style-name="T2">8.552,55</text:span></text:p>
          </table:table-cell>
          <table:table-cell table:style-name="C7">
            <text:p text:style-name="P2"><text:span text:style-name="T2">1.282,8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278,4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5.022,90</text:span></text:p>
          </table:table-cell>
          <table:table-cell table:style-name="C7">
            <text:p text:style-name="P2"><text:span text:style-name="T2">1.376,96</text:span></text:p>
          </table:table-cell>
          <table:table-cell table:style-name="C7">
            <text:p text:style-name="P2"><text:span text:style-name="T2">2.358,3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735,26</text:span></text:p>
          </table:table-cell>
          <table:table-cell table:style-name="C7">
            <text:p text:style-name="P2"><text:span text:style-name="T2">11.287,64</text:span></text:p>
          </table:table-cell>
        </table:table-row>
        <table:table-row table:style-name="TBL_0_5_row_37">
          <table:table-cell table:style-name="C5">
            <text:p text:style-name="P0"><text:span text:style-name="T2">1759</text:span></text:p>
          </table:table-cell>
          <table:table-cell table:style-name="C6">
            <text:p text:style-name="P0"><text:span text:style-name="T2">ELEN ROSE SOUZA SANTOS</text:span></text:p>
          </table:table-cell>
          <table:table-cell table:style-name="C6">
            <text:p text:style-name="P0"><text:span text:style-name="T2">ASSESSOR DE PROCURADOR DE JUSTIÇA</text:span></text:p>
          </table:table-cell>
          <table:table-cell table:style-name="C6">
            <text:p text:style-name="P0"><text:span text:style-name="T2">7ª PROCURADORIA DE JUSTICA (2ª CAMARA CIVEL)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315,6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4.224,68</text:span></text:p>
          </table:table-cell>
          <table:table-cell table:style-name="C7">
            <text:p text:style-name="P2"><text:span text:style-name="T2">751,97</text:span></text:p>
          </table:table-cell>
          <table:table-cell table:style-name="C7">
            <text:p text:style-name="P2"><text:span text:style-name="T2">2.310,6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062,63</text:span></text:p>
          </table:table-cell>
          <table:table-cell table:style-name="C7">
            <text:p text:style-name="P2"><text:span text:style-name="T2">11.162,05</text:span></text:p>
          </table:table-cell>
        </table:table-row>
        <table:table-row table:style-name="TBL_0_5_row_38">
          <table:table-cell table:style-name="C5">
            <text:p text:style-name="P0"><text:span text:style-name="T2">1415</text:span></text:p>
          </table:table-cell>
          <table:table-cell table:style-name="C6">
            <text:p text:style-name="P0"><text:span text:style-name="T2">ELENICE PIRES DAMACENO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1ª PROMOTORIA DE JUSTICA - SIMAO DIAS</text:span></text:p>
          </table:table-cell>
          <table:table-cell table:style-name="C7">
            <text:p text:style-name="P2"><text:span text:style-name="T2">5.270,57</text:span></text:p>
          </table:table-cell>
          <table:table-cell table:style-name="C7">
            <text:p text:style-name="P2"><text:span text:style-name="T2">790,5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46,67</text:span></text:p>
          </table:table-cell>
          <table:table-cell table:style-name="C7">
            <text:p text:style-name="P2"><text:span text:style-name="T2">2.897,74</text:span></text:p>
          </table:table-cell>
          <table:table-cell table:style-name="C7">
            <text:p text:style-name="P2"><text:span text:style-name="T2">9.305,57</text:span></text:p>
          </table:table-cell>
          <table:table-cell table:style-name="C7">
            <text:p text:style-name="P2"><text:span text:style-name="T2">848,56</text:span></text:p>
          </table:table-cell>
          <table:table-cell table:style-name="C7">
            <text:p text:style-name="P2"><text:span text:style-name="T2">659,4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508,00</text:span></text:p>
          </table:table-cell>
          <table:table-cell table:style-name="C7">
            <text:p text:style-name="P2"><text:span text:style-name="T2">7.797,57</text:span></text:p>
          </table:table-cell>
        </table:table-row>
        <table:table-row table:style-name="TBL_0_5_row_39">
          <table:table-cell table:style-name="C5">
            <text:p text:style-name="P0"><text:span text:style-name="T2">608</text:span></text:p>
          </table:table-cell>
          <table:table-cell table:style-name="C6">
            <text:p text:style-name="P0"><text:span text:style-name="T2">ELIANE CARNEIRO FRANCO</text:span></text:p>
          </table:table-cell>
          <table:table-cell table:style-name="C6">
            <text:p text:style-name="P0"><text:span text:style-name="T2">AUX.ADMINISTRATIVO - requisitado</text:span></text:p>
          </table:table-cell>
          <table:table-cell table:style-name="C6">
            <text:p text:style-name="P0"><text:span text:style-name="T2">PROMOTORIA DE JUSTICA - RIACHUELO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31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84,07</text:span></text:p>
          </table:table-cell>
          <table:table-cell table:style-name="C7">
            <text:p text:style-name="P2"><text:span text:style-name="T2">3.315,57</text:span></text:p>
          </table:table-cell>
          <table:table-cell table:style-name="C7">
            <text:p text:style-name="P2"><text:span text:style-name="T2">67,3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7,33</text:span></text:p>
          </table:table-cell>
          <table:table-cell table:style-name="C7">
            <text:p text:style-name="P2"><text:span text:style-name="T2">3.248,24</text:span></text:p>
          </table:table-cell>
        </table:table-row>
        <table:table-row table:style-name="TBL_0_5_row_40">
          <table:table-cell table:style-name="C5">
            <text:p text:style-name="P0"><text:span text:style-name="T2">170</text:span></text:p>
          </table:table-cell>
          <table:table-cell table:style-name="C6">
            <text:p text:style-name="P0"><text:span text:style-name="T2">ELIANE GOES DA SILVA MONTE ALEGRE</text:span></text:p>
          </table:table-cell>
          <table:table-cell table:style-name="C6">
            <text:p text:style-name="P0"><text:span text:style-name="T2">* ADVOGADO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5_row_41">
          <table:table-cell table:style-name="C5">
            <text:p text:style-name="P0"><text:span text:style-name="T2">1700</text:span></text:p>
          </table:table-cell>
          <table:table-cell table:style-name="C6">
            <text:p text:style-name="P0"><text:span text:style-name="T2">ELISGARDENIA RODRIGUES MACENA SANTOS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3ª  PROMOTORIA DE JUSTIÇA DA CURADORIA DA FAZENDA PUBLICA</text:span></text:p>
          </table:table-cell>
          <table:table-cell table:style-name="C7">
            <text:p text:style-name="P2"><text:span text:style-name="T2">4.425,27</text:span></text:p>
          </table:table-cell>
          <table:table-cell table:style-name="C7">
            <text:p text:style-name="P2"><text:span text:style-name="T2">465,5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84,07</text:span></text:p>
          </table:table-cell>
          <table:table-cell table:style-name="C7">
            <text:p text:style-name="P2"><text:span text:style-name="T2">7.274,88</text:span></text:p>
          </table:table-cell>
          <table:table-cell table:style-name="C7">
            <text:p text:style-name="P2"><text:span text:style-name="T2">684,71</text:span></text:p>
          </table:table-cell>
          <table:table-cell table:style-name="C7">
            <text:p text:style-name="P2"><text:span text:style-name="T2">267,5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52,29</text:span></text:p>
          </table:table-cell>
          <table:table-cell table:style-name="C7">
            <text:p text:style-name="P2"><text:span text:style-name="T2">6.322,59</text:span></text:p>
          </table:table-cell>
        </table:table-row>
        <table:table-row table:style-name="TBL_0_5_row_42">
          <table:table-cell table:style-name="C5">
            <text:p text:style-name="P0"><text:span text:style-name="T2">114</text:span></text:p>
          </table:table-cell>
          <table:table-cell table:style-name="C6">
            <text:p text:style-name="P0"><text:span text:style-name="T2">ELIZALDO DIAS DOS SANTOS</text:span></text:p>
          </table:table-cell>
          <table:table-cell table:style-name="C6">
            <text:p text:style-name="P0"><text:span text:style-name="T2">MOTORISTA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5_row_43">
          <table:table-cell table:style-name="C5">
            <text:p text:style-name="P0"><text:span text:style-name="T2">1399</text:span></text:p>
          </table:table-cell>
          <table:table-cell table:style-name="C6">
            <text:p text:style-name="P0"><text:span text:style-name="T2">ELOANDERSON DANTAS BATIST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PROMOTORIA DE JUSTICA DE ACIDENTES E DE DELITOS DE TRÂNSITO DE ARACAJ</text:span></text:p>
          </table:table-cell>
          <table:table-cell table:style-name="C7">
            <text:p text:style-name="P2"><text:span text:style-name="T2">5.270,57</text:span></text:p>
          </table:table-cell>
          <table:table-cell table:style-name="C7">
            <text:p text:style-name="P2"><text:span text:style-name="T2">790,5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86,62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8.156,77</text:span></text:p>
          </table:table-cell>
          <table:table-cell table:style-name="C7">
            <text:p text:style-name="P2"><text:span text:style-name="T2">848,56</text:span></text:p>
          </table:table-cell>
          <table:table-cell table:style-name="C7">
            <text:p text:style-name="P2"><text:span text:style-name="T2">615,4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463,99</text:span></text:p>
          </table:table-cell>
          <table:table-cell table:style-name="C7">
            <text:p text:style-name="P2"><text:span text:style-name="T2">6.692,78</text:span></text:p>
          </table:table-cell>
        </table:table-row>
      </table:table>
      <table:table table:name="TBL_0_6" table:style-name="TBL_0_6">
        <table:table-column table:style-name="TBL_0_6_col_0">
</table:table-column>
        <table:table-column table:style-name="TBL_0_6_col_1">
</table:table-column>
        <table:table-column table:style-name="TBL_0_6_col_2">
</table:table-column>
        <table:table-column table:style-name="TBL_0_6_col_3">
</table:table-column>
        <table:table-column table:style-name="TBL_0_6_col_4">
</table:table-column>
        <table:table-column table:style-name="TBL_0_6_col_5">
</table:table-column>
        <table:table-column table:style-name="TBL_0_6_col_6">
</table:table-column>
        <table:table-column table:style-name="TBL_0_6_col_7">
</table:table-column>
        <table:table-column table:style-name="TBL_0_6_col_8">
</table:table-column>
        <table:table-column table:style-name="TBL_0_6_col_9">
</table:table-column>
        <table:table-column table:style-name="TBL_0_6_col_10">
</table:table-column>
        <table:table-column table:style-name="TBL_0_6_col_11">
</table:table-column>
        <table:table-column table:style-name="TBL_0_6_col_12">
</table:table-column>
        <table:table-column table:style-name="TBL_0_6_col_13">
</table:table-column>
        <table:table-column table:style-name="TBL_0_6_col_14">
</table:table-column>
        <table:table-column table:style-name="TBL_0_6_col_15">
</table:table-column>
        <table:table-column table:style-name="TBL_0_6_col_16">
</table:table-column>
        <table:table-column table:style-name="TBL_0_6_col_17">
</table:table-column>
        <table:table-row table:style-name="TBL_0_6_row_0">
          <table:table-cell table:style-name="C5">
            <text:p text:style-name="P0"><text:bookmark text:name="JR_PAGE_ANCHOR_0_7"/><text:span text:style-name="T2">2075</text:span></text:p>
          </table:table-cell>
          <table:table-cell table:style-name="C6">
            <text:p text:style-name="P0"><text:span text:style-name="T2">ELZA CESPEDES RAMOS SIQUEIRA</text:span></text:p>
          </table:table-cell>
          <table:table-cell table:style-name="C6">
            <text:p text:style-name="P0"><text:span text:style-name="T2">REDATOR TÉCNICO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328,07</text:span></text:p>
          </table:table-cell>
          <table:table-cell table:style-name="C7">
            <text:p text:style-name="P2"><text:span text:style-name="T2">1.328,0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328,07</text:span></text:p>
          </table:table-cell>
        </table:table-row>
        <table:table-row table:style-name="TBL_0_6_row_1">
          <table:table-cell table:style-name="C5">
            <text:p text:style-name="P0"><text:span text:style-name="T2">1809</text:span></text:p>
          </table:table-cell>
          <table:table-cell table:style-name="C6">
            <text:p text:style-name="P0"><text:span text:style-name="T2">ELZA LORENZA QUARANTA LEITE CARVALHO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DIRETORIA  ADMINISTRATIVA - SG</text:span></text:p>
          </table:table-cell>
          <table:table-cell table:style-name="C7">
            <text:p text:style-name="P2"><text:span text:style-name="T2">4.425,27</text:span></text:p>
          </table:table-cell>
          <table:table-cell table:style-name="C7">
            <text:p text:style-name="P2"><text:span text:style-name="T2">465,54</text:span></text:p>
          </table:table-cell>
          <table:table-cell table:style-name="C7">
            <text:p text:style-name="P2"><text:span text:style-name="T2">1.138,50</text:span></text:p>
          </table:table-cell>
          <table:table-cell table:style-name="C7">
            <text:p text:style-name="P2"><text:span text:style-name="T2">1.501,7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9.440,09</text:span></text:p>
          </table:table-cell>
          <table:table-cell table:style-name="C7">
            <text:p text:style-name="P2"><text:span text:style-name="T2">684,71</text:span></text:p>
          </table:table-cell>
          <table:table-cell table:style-name="C7">
            <text:p text:style-name="P2"><text:span text:style-name="T2">600,4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85,12</text:span></text:p>
          </table:table-cell>
          <table:table-cell table:style-name="C7">
            <text:p text:style-name="P2"><text:span text:style-name="T2">8.154,97</text:span></text:p>
          </table:table-cell>
        </table:table-row>
        <table:table-row table:style-name="TBL_0_6_row_2">
          <table:table-cell table:style-name="C5">
            <text:p text:style-name="P0"><text:span text:style-name="T2">407</text:span></text:p>
          </table:table-cell>
          <table:table-cell table:style-name="C6">
            <text:p text:style-name="P0"><text:span text:style-name="T2">EMERSON OLIVEIRA ANDRADE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PROMOTORIA DE JUSTICA - CANINDE DO SAO FRANCISCO 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684,46</text:span></text:p>
          </table:table-cell>
          <table:table-cell table:style-name="C7">
            <text:p text:style-name="P2"><text:span text:style-name="T2">17.172,92</text:span></text:p>
          </table:table-cell>
          <table:table-cell table:style-name="C7">
            <text:p text:style-name="P2"><text:span text:style-name="T2">52.546,49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7.509,2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225,68</text:span></text:p>
          </table:table-cell>
          <table:table-cell table:style-name="C7">
            <text:p text:style-name="P2"><text:span text:style-name="T2">40.320,81</text:span></text:p>
          </table:table-cell>
        </table:table-row>
        <table:table-row table:style-name="TBL_0_6_row_3">
          <table:table-cell table:style-name="C5">
            <text:p text:style-name="P0"><text:span text:style-name="T2">1994</text:span></text:p>
          </table:table-cell>
          <table:table-cell table:style-name="C6">
            <text:p text:style-name="P0"><text:span text:style-name="T2">EMILSON CHAGAS </text:span></text:p>
          </table:table-cell>
          <table:table-cell table:style-name="C6">
            <text:p text:style-name="P0"><text:span text:style-name="T2">MOTORISTA OFICIAL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6_row_4">
          <table:table-cell table:style-name="C5">
            <text:p text:style-name="P0"><text:span text:style-name="T2">13</text:span></text:p>
          </table:table-cell>
          <table:table-cell table:style-name="C6">
            <text:p text:style-name="P0"><text:span text:style-name="T2">ENID SANTOS DE OLIVEIRA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6_row_5">
          <table:table-cell table:style-name="C5">
            <text:p text:style-name="P0"><text:span text:style-name="T2">2176</text:span></text:p>
          </table:table-cell>
          <table:table-cell table:style-name="C6">
            <text:p text:style-name="P0"><text:span text:style-name="T2">ENIO PEREIRA ANDRADE SANTOS</text:span></text:p>
          </table:table-cell>
          <table:table-cell table:style-name="C6">
            <text:p text:style-name="P0"><text:span text:style-name="T2">CABO - requisitado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6_row_6">
          <table:table-cell table:style-name="C5">
            <text:p text:style-name="P0"><text:span text:style-name="T2">540</text:span></text:p>
          </table:table-cell>
          <table:table-cell table:style-name="C6">
            <text:p text:style-name="P0"><text:span text:style-name="T2">ERIC VINICIUS MOURA DANTAS</text:span></text:p>
          </table:table-cell>
          <table:table-cell table:style-name="C6">
            <text:p text:style-name="P0"><text:span text:style-name="T2">CHEFE DO SETOR DE ALMOXARIFADO</text:span></text:p>
          </table:table-cell>
          <table:table-cell table:style-name="C6">
            <text:p text:style-name="P0"><text:span text:style-name="T2">SETOR DE ALMOXARIFADO/DM//DA/SG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417,9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5.326,97</text:span></text:p>
          </table:table-cell>
          <table:table-cell table:style-name="C7">
            <text:p text:style-name="P2"><text:span text:style-name="T2">329,79</text:span></text:p>
          </table:table-cell>
          <table:table-cell table:style-name="C7">
            <text:p text:style-name="P2"><text:span text:style-name="T2">79,9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09,78</text:span></text:p>
          </table:table-cell>
          <table:table-cell table:style-name="C7">
            <text:p text:style-name="P2"><text:span text:style-name="T2">4.917,19</text:span></text:p>
          </table:table-cell>
        </table:table-row>
        <table:table-row table:style-name="TBL_0_6_row_7">
          <table:table-cell table:style-name="C5">
            <text:p text:style-name="P0"><text:span text:style-name="T2">1216</text:span></text:p>
          </table:table-cell>
          <table:table-cell table:style-name="C6">
            <text:p text:style-name="P0"><text:span text:style-name="T2">ERICA LUIZE LIMA SILVA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2ª PROMOTORIA DE JUSTICA DAS EXECUCOES CRIMINAIS - ARACAJU</text:span></text:p>
          </table:table-cell>
          <table:table-cell table:style-name="C7">
            <text:p text:style-name="P2"><text:span text:style-name="T2">8.552,55</text:span></text:p>
          </table:table-cell>
          <table:table-cell table:style-name="C7">
            <text:p text:style-name="P2"><text:span text:style-name="T2">1.282,8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51,3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4.095,72</text:span></text:p>
          </table:table-cell>
          <table:table-cell table:style-name="C7">
            <text:p text:style-name="P2"><text:span text:style-name="T2">1.376,96</text:span></text:p>
          </table:table-cell>
          <table:table-cell table:style-name="C7">
            <text:p text:style-name="P2"><text:span text:style-name="T2">1.404,5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781,54</text:span></text:p>
          </table:table-cell>
          <table:table-cell table:style-name="C7">
            <text:p text:style-name="P2"><text:span text:style-name="T2">11.314,18</text:span></text:p>
          </table:table-cell>
        </table:table-row>
        <table:table-row table:style-name="TBL_0_6_row_8">
          <table:table-cell table:style-name="C5">
            <text:p text:style-name="P0"><text:span text:style-name="T2">1406</text:span></text:p>
          </table:table-cell>
          <table:table-cell table:style-name="C6">
            <text:p text:style-name="P0"><text:span text:style-name="T2">ERIKA VALERIA CABRAL TAVARES REZENDE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DIVISAO DE PLANEJAMENTO ESTRATEGICO E PROJETOS</text:span></text:p>
          </table:table-cell>
          <table:table-cell table:style-name="C7">
            <text:p text:style-name="P2"><text:span text:style-name="T2">4.690,79</text:span></text:p>
          </table:table-cell>
          <table:table-cell table:style-name="C7">
            <text:p text:style-name="P2"><text:span text:style-name="T2">703,62</text:span></text:p>
          </table:table-cell>
          <table:table-cell table:style-name="C7">
            <text:p text:style-name="P2"><text:span text:style-name="T2">2.585,0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9.888,48</text:span></text:p>
          </table:table-cell>
          <table:table-cell table:style-name="C7">
            <text:p text:style-name="P2"><text:span text:style-name="T2">755,22</text:span></text:p>
          </table:table-cell>
          <table:table-cell table:style-name="C7">
            <text:p text:style-name="P2"><text:span text:style-name="T2">1.117,3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72,53</text:span></text:p>
          </table:table-cell>
          <table:table-cell table:style-name="C7">
            <text:p text:style-name="P2"><text:span text:style-name="T2">8.015,95</text:span></text:p>
          </table:table-cell>
        </table:table-row>
        <table:table-row table:style-name="TBL_0_6_row_9">
          <table:table-cell table:style-name="C5">
            <text:p text:style-name="P0"><text:span text:style-name="T2">1231</text:span></text:p>
          </table:table-cell>
          <table:table-cell table:style-name="C6">
            <text:p text:style-name="P0"><text:span text:style-name="T2">ERLON LEAL MARTINS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1ª PROMOTORIA DE JUSTICA - SIMAO DIAS</text:span></text:p>
          </table:table-cell>
          <table:table-cell table:style-name="C7">
            <text:p text:style-name="P2"><text:span text:style-name="T2">9.065,70</text:span></text:p>
          </table:table-cell>
          <table:table-cell table:style-name="C7">
            <text:p text:style-name="P2"><text:span text:style-name="T2">2.266,4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161,67</text:span></text:p>
          </table:table-cell>
          <table:table-cell table:style-name="C7">
            <text:p text:style-name="P2"><text:span text:style-name="T2">14.493,80</text:span></text:p>
          </table:table-cell>
          <table:table-cell table:style-name="C7">
            <text:p text:style-name="P2"><text:span text:style-name="T2">1.586,50</text:span></text:p>
          </table:table-cell>
          <table:table-cell table:style-name="C7">
            <text:p text:style-name="P2"><text:span text:style-name="T2">1.654,2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240,78</text:span></text:p>
          </table:table-cell>
          <table:table-cell table:style-name="C7">
            <text:p text:style-name="P2"><text:span text:style-name="T2">11.253,02</text:span></text:p>
          </table:table-cell>
        </table:table-row>
        <table:table-row table:style-name="TBL_0_6_row_10">
          <table:table-cell table:style-name="C5">
            <text:p text:style-name="P0"><text:span text:style-name="T2">14</text:span></text:p>
          </table:table-cell>
          <table:table-cell table:style-name="C6">
            <text:p text:style-name="P0"><text:span text:style-name="T2">ERNESTO ANIZIO AZEVEDO MELO</text:span></text:p>
          </table:table-cell>
          <table:table-cell table:style-name="C6">
            <text:p text:style-name="P0"><text:span text:style-name="T2">PROCURADOR DE JUSTIÇA</text:span></text:p>
          </table:table-cell>
          <table:table-cell table:style-name="C6">
            <text:p text:style-name="P0"><text:span text:style-name="T2">4ª PROCURADORIA DE JUSTICA (1ª CAMARA CIVEL)</text:span></text:p>
          </table:table-cell>
          <table:table-cell table:style-name="C7">
            <text:p text:style-name="P2"><text:span text:style-name="T2">35.462,2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3.097,77</text:span></text:p>
          </table:table-cell>
          <table:table-cell table:style-name="C7">
            <text:p text:style-name="P2"><text:span text:style-name="T2">4.964,71</text:span></text:p>
          </table:table-cell>
          <table:table-cell table:style-name="C7">
            <text:p text:style-name="P2"><text:span text:style-name="T2">5.319,33</text:span></text:p>
          </table:table-cell>
          <table:table-cell table:style-name="C7">
            <text:p text:style-name="P2"><text:span text:style-name="T2">17.859,13</text:span></text:p>
          </table:table-cell>
          <table:table-cell table:style-name="C7">
            <text:p text:style-name="P2"><text:span text:style-name="T2">76.703,16</text:span></text:p>
          </table:table-cell>
          <table:table-cell table:style-name="C7">
            <text:p text:style-name="P2"><text:span text:style-name="T2">4.964,71</text:span></text:p>
          </table:table-cell>
          <table:table-cell table:style-name="C7">
            <text:p text:style-name="P2"><text:span text:style-name="T2">13.486,05</text:span></text:p>
          </table:table-cell>
          <table:table-cell table:style-name="C7">
            <text:p text:style-name="P2"><text:span text:style-name="T2">1.488,23</text:span></text:p>
          </table:table-cell>
          <table:table-cell table:style-name="C7">
            <text:p text:style-name="P2"><text:span text:style-name="T2">19.938,99</text:span></text:p>
          </table:table-cell>
          <table:table-cell table:style-name="C7">
            <text:p text:style-name="P2"><text:span text:style-name="T2">56.764,17</text:span></text:p>
          </table:table-cell>
        </table:table-row>
        <table:table-row table:style-name="TBL_0_6_row_11">
          <table:table-cell table:style-name="C5">
            <text:p text:style-name="P0"><text:span text:style-name="T2">571</text:span></text:p>
          </table:table-cell>
          <table:table-cell table:style-name="C6">
            <text:p text:style-name="P0"><text:span text:style-name="T2">ESTACIO MOREIRA DE ARIMATEA</text:span></text:p>
          </table:table-cell>
          <table:table-cell table:style-name="C6">
            <text:p text:style-name="P0"><text:span text:style-name="T2">ASSESSOR DE PROCURADOR DE JUSTIÇA</text:span></text:p>
          </table:table-cell>
          <table:table-cell table:style-name="C6">
            <text:p text:style-name="P0"><text:span text:style-name="T2">14ª PROCURADORIA DE JUSTICA (CAMARA CRIMINAL)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315,6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14.488,61</text:span></text:p>
          </table:table-cell>
          <table:table-cell table:style-name="C7">
            <text:p text:style-name="P2"><text:span text:style-name="T2">751,97</text:span></text:p>
          </table:table-cell>
          <table:table-cell table:style-name="C7">
            <text:p text:style-name="P2"><text:span text:style-name="T2">1.490,8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242,82</text:span></text:p>
          </table:table-cell>
          <table:table-cell table:style-name="C7">
            <text:p text:style-name="P2"><text:span text:style-name="T2">12.245,79</text:span></text:p>
          </table:table-cell>
        </table:table-row>
        <table:table-row table:style-name="TBL_0_6_row_12">
          <table:table-cell table:style-name="C5">
            <text:p text:style-name="P0"><text:span text:style-name="T2">657</text:span></text:p>
          </table:table-cell>
          <table:table-cell table:style-name="C6">
            <text:p text:style-name="P0"><text:span text:style-name="T2">ETELIO DE CARVALHO PRADO JUNIOR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1ª PROMOTORIA DE JUSTIÇA AUXILIAR DE ARACAJU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3.097,7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.737,82</text:span></text:p>
          </table:table-cell>
          <table:table-cell table:style-name="C7">
            <text:p text:style-name="P2"><text:span text:style-name="T2">34.636,62</text:span></text:p>
          </table:table-cell>
          <table:table-cell table:style-name="C7">
            <text:p text:style-name="P2"><text:span text:style-name="T2">88.161,32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12.136,88</text:span></text:p>
          </table:table-cell>
          <table:table-cell table:style-name="C7">
            <text:p text:style-name="P2"><text:span text:style-name="T2">1.133,61</text:span></text:p>
          </table:table-cell>
          <table:table-cell table:style-name="C7">
            <text:p text:style-name="P2"><text:span text:style-name="T2">17.986,97</text:span></text:p>
          </table:table-cell>
          <table:table-cell table:style-name="C7">
            <text:p text:style-name="P2"><text:span text:style-name="T2">70.174,35</text:span></text:p>
          </table:table-cell>
        </table:table-row>
        <table:table-row table:style-name="TBL_0_6_row_13">
          <table:table-cell table:style-name="C5">
            <text:p text:style-name="P0"><text:span text:style-name="T2">1919</text:span></text:p>
          </table:table-cell>
          <table:table-cell table:style-name="C6">
            <text:p text:style-name="P0"><text:span text:style-name="T2">EUCLIDES OLEGARIO NETO</text:span></text:p>
          </table:table-cell>
          <table:table-cell table:style-name="C6">
            <text:p text:style-name="P0"><text:span text:style-name="T2">1º SARGENTO - requisitado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92,62</text:span></text:p>
          </table:table-cell>
          <table:table-cell table:style-name="C7">
            <text:p text:style-name="P2"><text:span text:style-name="T2">408,9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28,5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28,53</text:span></text:p>
          </table:table-cell>
        </table:table-row>
        <table:table-row table:style-name="TBL_0_6_row_14">
          <table:table-cell table:style-name="C5">
            <text:p text:style-name="P0"><text:span text:style-name="T2">2193</text:span></text:p>
          </table:table-cell>
          <table:table-cell table:style-name="C6">
            <text:p text:style-name="P0"><text:span text:style-name="T2">EUVALDO MENESES ALVES</text:span></text:p>
          </table:table-cell>
          <table:table-cell table:style-name="C6">
            <text:p text:style-name="P0"><text:span text:style-name="T2">MOTORISTA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6_row_15">
          <table:table-cell table:style-name="C5">
            <text:p text:style-name="P0"><text:span text:style-name="T2">190</text:span></text:p>
          </table:table-cell>
          <table:table-cell table:style-name="C6">
            <text:p text:style-name="P0"><text:span text:style-name="T2">EUZA MARIA GENTIL MISSANO COSTA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PROMOTORIA DE JUSTICA DE DEFESA DO CONSUMIDOR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1.572,9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.754,0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.384,07</text:span></text:p>
          </table:table-cell>
          <table:table-cell table:style-name="C7">
            <text:p text:style-name="P2"><text:span text:style-name="T2">64.400,18</text:span></text:p>
          </table:table-cell>
          <table:table-cell table:style-name="C7">
            <text:p text:style-name="P2"><text:span text:style-name="T2">4.936,69</text:span></text:p>
          </table:table-cell>
          <table:table-cell table:style-name="C7">
            <text:p text:style-name="P2"><text:span text:style-name="T2">10.650,3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5.587,03</text:span></text:p>
          </table:table-cell>
          <table:table-cell table:style-name="C7">
            <text:p text:style-name="P2"><text:span text:style-name="T2">48.813,15</text:span></text:p>
          </table:table-cell>
        </table:table-row>
        <table:table-row table:style-name="TBL_0_6_row_16">
          <table:table-cell table:style-name="C5">
            <text:p text:style-name="P0"><text:span text:style-name="T2">1300</text:span></text:p>
          </table:table-cell>
          <table:table-cell table:style-name="C6">
            <text:p text:style-name="P0"><text:span text:style-name="T2">EVA CECILIA TRINDADE SIQUEIR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CENTRO DE APOIO OPERACIONAL DO TERCEIRO SETOR</text:span></text:p>
          </table:table-cell>
          <table:table-cell table:style-name="C7">
            <text:p text:style-name="P2"><text:span text:style-name="T2">6.469,50</text:span></text:p>
          </table:table-cell>
          <table:table-cell table:style-name="C7">
            <text:p text:style-name="P2"><text:span text:style-name="T2">790,5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519,97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9.689,05</text:span></text:p>
          </table:table-cell>
          <table:table-cell table:style-name="C7">
            <text:p text:style-name="P2"><text:span text:style-name="T2">1.016,41</text:span></text:p>
          </table:table-cell>
          <table:table-cell table:style-name="C7">
            <text:p text:style-name="P2"><text:span text:style-name="T2">990,6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07,05</text:span></text:p>
          </table:table-cell>
          <table:table-cell table:style-name="C7">
            <text:p text:style-name="P2"><text:span text:style-name="T2">7.682,00</text:span></text:p>
          </table:table-cell>
        </table:table-row>
        <table:table-row table:style-name="TBL_0_6_row_17">
          <table:table-cell table:style-name="C5">
            <text:p text:style-name="P0"><text:span text:style-name="T2">258</text:span></text:p>
          </table:table-cell>
          <table:table-cell table:style-name="C6">
            <text:p text:style-name="P0"><text:span text:style-name="T2">EVERALDO DA SILVA CERQUEIRA</text:span></text:p>
          </table:table-cell>
          <table:table-cell table:style-name="C6">
            <text:p text:style-name="P0"><text:span text:style-name="T2">PROGRAMADOR</text:span></text:p>
          </table:table-cell>
          <table:table-cell table:style-name="C6">
            <text:p text:style-name="P0"><text:span text:style-name="T2">DIRETORIA DE TECNOLOGIA DA INFORMACAO</text:span></text:p>
          </table:table-cell>
          <table:table-cell table:style-name="C7">
            <text:p text:style-name="P2"><text:span text:style-name="T2">5.270,57</text:span></text:p>
          </table:table-cell>
          <table:table-cell table:style-name="C7">
            <text:p text:style-name="P2"><text:span text:style-name="T2">8.990,5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753,7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84,07</text:span></text:p>
          </table:table-cell>
          <table:table-cell table:style-name="C7">
            <text:p text:style-name="P2"><text:span text:style-name="T2">21.398,94</text:span></text:p>
          </table:table-cell>
          <table:table-cell table:style-name="C7">
            <text:p text:style-name="P2"><text:span text:style-name="T2">1.996,56</text:span></text:p>
          </table:table-cell>
          <table:table-cell table:style-name="C7">
            <text:p text:style-name="P2"><text:span text:style-name="T2">3.758,5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5.755,10</text:span></text:p>
          </table:table-cell>
          <table:table-cell table:style-name="C7">
            <text:p text:style-name="P2"><text:span text:style-name="T2">15.643,84</text:span></text:p>
          </table:table-cell>
        </table:table-row>
        <table:table-row table:style-name="TBL_0_6_row_18">
          <table:table-cell table:style-name="C5">
            <text:p text:style-name="P0"><text:span text:style-name="T2">2096</text:span></text:p>
          </table:table-cell>
          <table:table-cell table:style-name="C6">
            <text:p text:style-name="P0"><text:span text:style-name="T2">EVERTON OLIVEIRA ANGELO DA COST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PROMOTORIA DE JUSTICA - BOQUIM</text:span></text:p>
          </table:table-cell>
          <table:table-cell table:style-name="C7">
            <text:p text:style-name="P2"><text:span text:style-name="T2">3.457,50</text:span></text:p>
          </table:table-cell>
          <table:table-cell table:style-name="C7">
            <text:p text:style-name="P2"><text:span text:style-name="T2">165,3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677,98</text:span></text:p>
          </table:table-cell>
          <table:table-cell table:style-name="C7">
            <text:p text:style-name="P2"><text:span text:style-name="T2">7.300,82</text:span></text:p>
          </table:table-cell>
          <table:table-cell table:style-name="C7">
            <text:p text:style-name="P2"><text:span text:style-name="T2">507,20</text:span></text:p>
          </table:table-cell>
          <table:table-cell table:style-name="C7">
            <text:p text:style-name="P2"><text:span text:style-name="T2">112,5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19,75</text:span></text:p>
          </table:table-cell>
          <table:table-cell table:style-name="C7">
            <text:p text:style-name="P2"><text:span text:style-name="T2">6.681,07</text:span></text:p>
          </table:table-cell>
        </table:table-row>
        <table:table-row table:style-name="TBL_0_6_row_19">
          <table:table-cell table:style-name="C5">
            <text:p text:style-name="P0"><text:span text:style-name="T2">1934</text:span></text:p>
          </table:table-cell>
          <table:table-cell table:style-name="C6">
            <text:p text:style-name="P0"><text:span text:style-name="T2">EVERTON REGO GOES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1ª PROMOTORIA DE JUSTICA DISTRITAL - NOSSA SENHORA DO SOCORRO </text:span></text:p>
          </table:table-cell>
          <table:table-cell table:style-name="C7">
            <text:p text:style-name="P2"><text:span text:style-name="T2">3.938,47</text:span></text:p>
          </table:table-cell>
          <table:table-cell table:style-name="C7">
            <text:p text:style-name="P2"><text:span text:style-name="T2">310,7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46,44</text:span></text:p>
          </table:table-cell>
          <table:table-cell table:style-name="C7">
            <text:p text:style-name="P2"><text:span text:style-name="T2">6.395,65</text:span></text:p>
          </table:table-cell>
          <table:table-cell table:style-name="C7">
            <text:p text:style-name="P2"><text:span text:style-name="T2">594,89</text:span></text:p>
          </table:table-cell>
          <table:table-cell table:style-name="C7">
            <text:p text:style-name="P2"><text:span text:style-name="T2">193,3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788,24</text:span></text:p>
          </table:table-cell>
          <table:table-cell table:style-name="C7">
            <text:p text:style-name="P2"><text:span text:style-name="T2">5.607,41</text:span></text:p>
          </table:table-cell>
        </table:table-row>
        <table:table-row table:style-name="TBL_0_6_row_20">
          <table:table-cell table:style-name="C5">
            <text:p text:style-name="P0"><text:span text:style-name="T2">2127</text:span></text:p>
          </table:table-cell>
          <table:table-cell table:style-name="C6">
            <text:p text:style-name="P0"><text:span text:style-name="T2">EVERTON SOUZA</text:span></text:p>
          </table:table-cell>
          <table:table-cell table:style-name="C6">
            <text:p text:style-name="P0"><text:span text:style-name="T2">ASSIST. ADMINISTRATIVO - requisitado</text:span></text:p>
          </table:table-cell>
          <table:table-cell table:style-name="C6">
            <text:p text:style-name="P0"><text:span text:style-name="T2">1ª PROMOTORIA DE JUSTICA - NOSSA SENHORA DAS DORE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31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056,00</text:span></text:p>
          </table:table-cell>
          <table:table-cell table:style-name="C7">
            <text:p text:style-name="P2"><text:span text:style-name="T2">1.987,50</text:span></text:p>
          </table:table-cell>
          <table:table-cell table:style-name="C7">
            <text:p text:style-name="P2"><text:span text:style-name="T2">69,8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9,86</text:span></text:p>
          </table:table-cell>
          <table:table-cell table:style-name="C7">
            <text:p text:style-name="P2"><text:span text:style-name="T2">1.917,64</text:span></text:p>
          </table:table-cell>
        </table:table-row>
        <table:table-row table:style-name="TBL_0_6_row_21">
          <table:table-cell table:style-name="C5">
            <text:p text:style-name="P0"><text:span text:style-name="T2">1588</text:span></text:p>
          </table:table-cell>
          <table:table-cell table:style-name="C6">
            <text:p text:style-name="P0"><text:span text:style-name="T2">EVILIN OLIVEIRA SANTOS MENEZES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1ª PROMOTORIA DE JUSTICA - ITAPORANGA D'AJUDA</text:span></text:p>
          </table:table-cell>
          <table:table-cell table:style-name="C7">
            <text:p text:style-name="P2"><text:span text:style-name="T2">7.611,74</text:span></text:p>
          </table:table-cell>
          <table:table-cell table:style-name="C7">
            <text:p text:style-name="P2"><text:span text:style-name="T2">1.141,7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25,27</text:span></text:p>
          </table:table-cell>
          <table:table-cell table:style-name="C7">
            <text:p text:style-name="P2"><text:span text:style-name="T2">11.078,77</text:span></text:p>
          </table:table-cell>
          <table:table-cell table:style-name="C7">
            <text:p text:style-name="P2"><text:span text:style-name="T2">1.225,49</text:span></text:p>
          </table:table-cell>
          <table:table-cell table:style-name="C7">
            <text:p text:style-name="P2"><text:span text:style-name="T2">1.200,8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426,33</text:span></text:p>
          </table:table-cell>
          <table:table-cell table:style-name="C7">
            <text:p text:style-name="P2"><text:span text:style-name="T2">8.652,44</text:span></text:p>
          </table:table-cell>
        </table:table-row>
        <table:table-row table:style-name="TBL_0_6_row_22">
          <table:table-cell table:style-name="C5">
            <text:p text:style-name="P0"><text:span text:style-name="T2">891</text:span></text:p>
          </table:table-cell>
          <table:table-cell table:style-name="C6">
            <text:p text:style-name="P0"><text:span text:style-name="T2">EWERTON FARIAS DOS SANTOS</text:span></text:p>
          </table:table-cell>
          <table:table-cell table:style-name="C6">
            <text:p text:style-name="P0"><text:span text:style-name="T2">CABO - requisitado</text:span></text:p>
          </table:table-cell>
          <table:table-cell table:style-name="C6">
            <text:p text:style-name="P0"><text:span text:style-name="T2">CENTRO DE APOIO OPERACIONAL DE SEGURANCA PUBLICA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931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719,4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5.050,8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58,8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58,82</text:span></text:p>
          </table:table-cell>
          <table:table-cell table:style-name="C7">
            <text:p text:style-name="P2"><text:span text:style-name="T2">4.992,01</text:span></text:p>
          </table:table-cell>
        </table:table-row>
        <table:table-row table:style-name="TBL_0_6_row_23">
          <table:table-cell table:style-name="C5">
            <text:p text:style-name="P0"><text:span text:style-name="T2">1320</text:span></text:p>
          </table:table-cell>
          <table:table-cell table:style-name="C6">
            <text:p text:style-name="P0"><text:span text:style-name="T2">FABIA PRISCILLA DE ARAUJO COSTA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GRUPO DE APOIO OPERACIONAL - SEC. GERAL</text:span></text:p>
          </table:table-cell>
          <table:table-cell table:style-name="C7">
            <text:p text:style-name="P2"><text:span text:style-name="T2">9.065,70</text:span></text:p>
          </table:table-cell>
          <table:table-cell table:style-name="C7">
            <text:p text:style-name="P2"><text:span text:style-name="T2">1.359,8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504,9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0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5.039,45</text:span></text:p>
          </table:table-cell>
          <table:table-cell table:style-name="C7">
            <text:p text:style-name="P2"><text:span text:style-name="T2">1.459,58</text:span></text:p>
          </table:table-cell>
          <table:table-cell table:style-name="C7">
            <text:p text:style-name="P2"><text:span text:style-name="T2">1.651,2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110,86</text:span></text:p>
          </table:table-cell>
          <table:table-cell table:style-name="C7">
            <text:p text:style-name="P2"><text:span text:style-name="T2">11.928,59</text:span></text:p>
          </table:table-cell>
        </table:table-row>
        <table:table-row table:style-name="TBL_0_6_row_24">
          <table:table-cell table:style-name="C5">
            <text:p text:style-name="P0"><text:span text:style-name="T2">425</text:span></text:p>
          </table:table-cell>
          <table:table-cell table:style-name="C6">
            <text:p text:style-name="P0"><text:span text:style-name="T2">FABIANA CARVALHO VIANA FRANCA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1ª PROMOTORIA DE JUSTICA DISTRITAL - NOSSA SENHORA DO SOCORRO 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368,91</text:span></text:p>
          </table:table-cell>
          <table:table-cell table:style-name="C7">
            <text:p text:style-name="P2"><text:span text:style-name="T2">32.357,01</text:span></text:p>
          </table:table-cell>
          <table:table-cell table:style-name="C7">
            <text:p text:style-name="P2"><text:span text:style-name="T2">69.415,03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8.024,5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741,04</text:span></text:p>
          </table:table-cell>
          <table:table-cell table:style-name="C7">
            <text:p text:style-name="P2"><text:span text:style-name="T2">56.673,99</text:span></text:p>
          </table:table-cell>
        </table:table-row>
        <table:table-row table:style-name="TBL_0_6_row_25">
          <table:table-cell table:style-name="C5">
            <text:p text:style-name="P0"><text:span text:style-name="T2">1520</text:span></text:p>
          </table:table-cell>
          <table:table-cell table:style-name="C6">
            <text:p text:style-name="P0"><text:span text:style-name="T2">FABIANA LIMA CARVALHO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GRUPO DE APOIO OPERACIONAL - SEC. GERAL</text:span></text:p>
          </table:table-cell>
          <table:table-cell table:style-name="C7">
            <text:p text:style-name="P2"><text:span text:style-name="T2">4.425,27</text:span></text:p>
          </table:table-cell>
          <table:table-cell table:style-name="C7">
            <text:p text:style-name="P2"><text:span text:style-name="T2">1.106,3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7.704,51</text:span></text:p>
          </table:table-cell>
          <table:table-cell table:style-name="C7">
            <text:p text:style-name="P2"><text:span text:style-name="T2">774,42</text:span></text:p>
          </table:table-cell>
          <table:table-cell table:style-name="C7">
            <text:p text:style-name="P2"><text:span text:style-name="T2">438,8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13,28</text:span></text:p>
          </table:table-cell>
          <table:table-cell table:style-name="C7">
            <text:p text:style-name="P2"><text:span text:style-name="T2">6.491,23</text:span></text:p>
          </table:table-cell>
        </table:table-row>
        <table:table-row table:style-name="TBL_0_6_row_26">
          <table:table-cell table:style-name="C5">
            <text:p text:style-name="P0"><text:span text:style-name="T2">1451</text:span></text:p>
          </table:table-cell>
          <table:table-cell table:style-name="C6">
            <text:p text:style-name="P0"><text:span text:style-name="T2">FABIO ANTONIO LEITE SILV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DIVISAO  FINANCEIRA/DF/SG</text:span></text:p>
          </table:table-cell>
          <table:table-cell table:style-name="C7">
            <text:p text:style-name="P2"><text:span text:style-name="T2">4.690,79</text:span></text:p>
          </table:table-cell>
          <table:table-cell table:style-name="C7">
            <text:p text:style-name="P2"><text:span text:style-name="T2">703,62</text:span></text:p>
          </table:table-cell>
          <table:table-cell table:style-name="C7">
            <text:p text:style-name="P2"><text:span text:style-name="T2">1.255,5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8.822,90</text:span></text:p>
          </table:table-cell>
          <table:table-cell table:style-name="C7">
            <text:p text:style-name="P2"><text:span text:style-name="T2">755,22</text:span></text:p>
          </table:table-cell>
          <table:table-cell table:style-name="C7">
            <text:p text:style-name="P2"><text:span text:style-name="T2">699,5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454,78</text:span></text:p>
          </table:table-cell>
          <table:table-cell table:style-name="C7">
            <text:p text:style-name="P2"><text:span text:style-name="T2">7.368,12</text:span></text:p>
          </table:table-cell>
        </table:table-row>
        <table:table-row table:style-name="TBL_0_6_row_27">
          <table:table-cell table:style-name="C5">
            <text:p text:style-name="P0"><text:span text:style-name="T2">1579</text:span></text:p>
          </table:table-cell>
          <table:table-cell table:style-name="C6">
            <text:p text:style-name="P0"><text:span text:style-name="T2">FABIO AUGUSTO MENEZES SANTOS</text:span></text:p>
          </table:table-cell>
          <table:table-cell table:style-name="C6">
            <text:p text:style-name="P0"><text:span text:style-name="T2">Chefe do Setor de Estat. da Ouvidoria</text:span></text:p>
          </table:table-cell>
          <table:table-cell table:style-name="C6">
            <text:p text:style-name="P0"><text:span text:style-name="T2">OUVIDORIA DO MP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417,9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5.590,90</text:span></text:p>
          </table:table-cell>
          <table:table-cell table:style-name="C7">
            <text:p text:style-name="P2"><text:span text:style-name="T2">329,7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29,79</text:span></text:p>
          </table:table-cell>
          <table:table-cell table:style-name="C7">
            <text:p text:style-name="P2"><text:span text:style-name="T2">5.261,11</text:span></text:p>
          </table:table-cell>
        </table:table-row>
        <table:table-row table:style-name="TBL_0_6_row_28">
          <table:table-cell table:style-name="C5">
            <text:p text:style-name="P0"><text:span text:style-name="T2">2088</text:span></text:p>
          </table:table-cell>
          <table:table-cell table:style-name="C6">
            <text:p text:style-name="P0"><text:span text:style-name="T2">FABIO COSTA DOS SANTOS</text:span></text:p>
          </table:table-cell>
          <table:table-cell table:style-name="C6">
            <text:p text:style-name="P0"><text:span text:style-name="T2">TÉCNICO DO MP - Manut. Sup. Eq. de Inf. e Software</text:span></text:p>
          </table:table-cell>
          <table:table-cell table:style-name="C6">
            <text:p text:style-name="P0"><text:span text:style-name="T2">DIRETORIA DE TECNOLOGIA DA INFORMACAO</text:span></text:p>
          </table:table-cell>
          <table:table-cell table:style-name="C7">
            <text:p text:style-name="P2"><text:span text:style-name="T2">2.946,99</text:span></text:p>
          </table:table-cell>
          <table:table-cell table:style-name="C7">
            <text:p text:style-name="P2"><text:span text:style-name="T2">138,8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,8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4.996,63</text:span></text:p>
          </table:table-cell>
          <table:table-cell table:style-name="C7">
            <text:p text:style-name="P2"><text:span text:style-name="T2">432,01</text:span></text:p>
          </table:table-cell>
          <table:table-cell table:style-name="C7">
            <text:p text:style-name="P2"><text:span text:style-name="T2">56,3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88,38</text:span></text:p>
          </table:table-cell>
          <table:table-cell table:style-name="C7">
            <text:p text:style-name="P2"><text:span text:style-name="T2">4.508,25</text:span></text:p>
          </table:table-cell>
        </table:table-row>
        <table:table-row table:style-name="TBL_0_6_row_29">
          <table:table-cell table:style-name="C5">
            <text:p text:style-name="P0"><text:span text:style-name="T2">1313</text:span></text:p>
          </table:table-cell>
          <table:table-cell table:style-name="C6">
            <text:p text:style-name="P0"><text:span text:style-name="T2">FABIO ERIK MONTE DA SILVA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3ª PROMOTORIA DE JUSTICA DOS DIREITOS DO CIDADAO</text:span></text:p>
          </table:table-cell>
          <table:table-cell table:style-name="C7">
            <text:p text:style-name="P2"><text:span text:style-name="T2">10.186,22</text:span></text:p>
          </table:table-cell>
          <table:table-cell table:style-name="C7">
            <text:p text:style-name="P2"><text:span text:style-name="T2">2.037,2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4.132,45</text:span></text:p>
          </table:table-cell>
          <table:table-cell table:style-name="C7">
            <text:p text:style-name="P2"><text:span text:style-name="T2">1.711,28</text:span></text:p>
          </table:table-cell>
          <table:table-cell table:style-name="C7">
            <text:p text:style-name="P2"><text:span text:style-name="T2">2.021,4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732,77</text:span></text:p>
          </table:table-cell>
          <table:table-cell table:style-name="C7">
            <text:p text:style-name="P2"><text:span text:style-name="T2">10.399,68</text:span></text:p>
          </table:table-cell>
        </table:table-row>
        <table:table-row table:style-name="TBL_0_6_row_30">
          <table:table-cell table:style-name="C5">
            <text:p text:style-name="P0"><text:span text:style-name="T2">1351</text:span></text:p>
          </table:table-cell>
          <table:table-cell table:style-name="C6">
            <text:p text:style-name="P0"><text:span text:style-name="T2">FABIO OLIVEIRA UCHOA</text:span></text:p>
          </table:table-cell>
          <table:table-cell table:style-name="C6">
            <text:p text:style-name="P0"><text:span text:style-name="T2">OFICIAL ADMINISTRATIVO - requisitado</text:span></text:p>
          </table:table-cell>
          <table:table-cell table:style-name="C6">
            <text:p text:style-name="P0"><text:span text:style-name="T2">2ª PROCURADORIA DE JUSTICA (1ª CAMARA CIVEL)</text:span></text:p>
          </table:table-cell>
          <table:table-cell table:style-name="C7">
            <text:p text:style-name="P2"><text:span text:style-name="T2">1.667,14</text:span></text:p>
          </table:table-cell>
          <table:table-cell table:style-name="C7">
            <text:p text:style-name="P2"><text:span text:style-name="T2">5.325,48</text:span></text:p>
          </table:table-cell>
          <table:table-cell table:style-name="C7">
            <text:p text:style-name="P2"><text:span text:style-name="T2">6.575,0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15.740,59</text:span></text:p>
          </table:table-cell>
          <table:table-cell table:style-name="C7">
            <text:p text:style-name="P2"><text:span text:style-name="T2">807,20</text:span></text:p>
          </table:table-cell>
          <table:table-cell table:style-name="C7">
            <text:p text:style-name="P2"><text:span text:style-name="T2">2.394,9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202,10</text:span></text:p>
          </table:table-cell>
          <table:table-cell table:style-name="C7">
            <text:p text:style-name="P2"><text:span text:style-name="T2">12.538,49</text:span></text:p>
          </table:table-cell>
        </table:table-row>
        <table:table-row table:style-name="TBL_0_6_row_31">
          <table:table-cell table:style-name="C5">
            <text:p text:style-name="P0"><text:span text:style-name="T2">586</text:span></text:p>
          </table:table-cell>
          <table:table-cell table:style-name="C6">
            <text:p text:style-name="P0"><text:span text:style-name="T2">FABIO PINHEIRO SILVA DE MENEZES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PROMOTORIA DE JUSTICA - SAO CRISTOVAO 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2.145,86</text:span></text:p>
          </table:table-cell>
          <table:table-cell table:style-name="C7">
            <text:p text:style-name="P2"><text:span text:style-name="T2">65.834,97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7.045,9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.762,46</text:span></text:p>
          </table:table-cell>
          <table:table-cell table:style-name="C7">
            <text:p text:style-name="P2"><text:span text:style-name="T2">54.072,51</text:span></text:p>
          </table:table-cell>
        </table:table-row>
        <table:table-row table:style-name="TBL_0_6_row_32">
          <table:table-cell table:style-name="C5">
            <text:p text:style-name="P0"><text:span text:style-name="T2">1846</text:span></text:p>
          </table:table-cell>
          <table:table-cell table:style-name="C6">
            <text:p text:style-name="P0"><text:span text:style-name="T2">FABIO PUTUMUJU DE OLIVEIRA</text:span></text:p>
          </table:table-cell>
          <table:table-cell table:style-name="C6">
            <text:p text:style-name="P0"><text:span text:style-name="T2">PROMOTOR DE JUSTIÇA DE ENTR. INICIAL</text:span></text:p>
          </table:table-cell>
          <table:table-cell table:style-name="C6">
            <text:p text:style-name="P0"><text:span text:style-name="T2">PROMOTORIA DE JUSTICA - PORTO DA FOLHA </text:span></text:p>
          </table:table-cell>
          <table:table-cell table:style-name="C7">
            <text:p text:style-name="P2"><text:span text:style-name="T2">32.004,6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5.951,78</text:span></text:p>
          </table:table-cell>
          <table:table-cell table:style-name="C7">
            <text:p text:style-name="P2"><text:span text:style-name="T2">17.172,92</text:span></text:p>
          </table:table-cell>
          <table:table-cell table:style-name="C7">
            <text:p text:style-name="P2"><text:span text:style-name="T2">55.129,35</text:span></text:p>
          </table:table-cell>
          <table:table-cell table:style-name="C7">
            <text:p text:style-name="P2"><text:span text:style-name="T2">4.480,65</text:span></text:p>
          </table:table-cell>
          <table:table-cell table:style-name="C7">
            <text:p text:style-name="P2"><text:span text:style-name="T2">8.284,3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764,99</text:span></text:p>
          </table:table-cell>
          <table:table-cell table:style-name="C7">
            <text:p text:style-name="P2"><text:span text:style-name="T2">42.364,36</text:span></text:p>
          </table:table-cell>
        </table:table-row>
        <table:table-row table:style-name="TBL_0_6_row_33">
          <table:table-cell table:style-name="C5">
            <text:p text:style-name="P0"><text:span text:style-name="T2">545</text:span></text:p>
          </table:table-cell>
          <table:table-cell table:style-name="C6">
            <text:p text:style-name="P0"><text:span text:style-name="T2">FABIO SILVA TORRES</text:span></text:p>
          </table:table-cell>
          <table:table-cell table:style-name="C6">
            <text:p text:style-name="P0"><text:span text:style-name="T2">ASSESSOR DO DIRETOR ADMINISTRATIVO</text:span></text:p>
          </table:table-cell>
          <table:table-cell table:style-name="C6">
            <text:p text:style-name="P0"><text:span text:style-name="T2">DIRETORIA  ADMINISTRATIVA - SG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.499,14</text:span></text:p>
          </table:table-cell>
          <table:table-cell table:style-name="C7">
            <text:p text:style-name="P2"><text:span text:style-name="T2">1.713,4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10.385,50</text:span></text:p>
          </table:table-cell>
          <table:table-cell table:style-name="C7">
            <text:p text:style-name="P2"><text:span text:style-name="T2">751,97</text:span></text:p>
          </table:table-cell>
          <table:table-cell table:style-name="C7">
            <text:p text:style-name="P2"><text:span text:style-name="T2">606,8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358,81</text:span></text:p>
          </table:table-cell>
          <table:table-cell table:style-name="C7">
            <text:p text:style-name="P2"><text:span text:style-name="T2">9.026,69</text:span></text:p>
          </table:table-cell>
        </table:table-row>
        <table:table-row table:style-name="TBL_0_6_row_34">
          <table:table-cell table:style-name="C5">
            <text:p text:style-name="P0"><text:span text:style-name="T2">400</text:span></text:p>
          </table:table-cell>
          <table:table-cell table:style-name="C6">
            <text:p text:style-name="P0"><text:span text:style-name="T2">FABIO VIEGAS MENDONCA DE ARAUJO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1ª PROMOTORIA DE JUSTICA CRIMINAL - NOSSA SENHORA DO SOCORRO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1.048,6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20,26</text:span></text:p>
          </table:table-cell>
          <table:table-cell table:style-name="C7">
            <text:p text:style-name="P2"><text:span text:style-name="T2">17.384,07</text:span></text:p>
          </table:table-cell>
          <table:table-cell table:style-name="C7">
            <text:p text:style-name="P2"><text:span text:style-name="T2">54.442,09</text:span></text:p>
          </table:table-cell>
          <table:table-cell table:style-name="C7">
            <text:p text:style-name="P2"><text:span text:style-name="T2">4.863,29</text:span></text:p>
          </table:table-cell>
          <table:table-cell table:style-name="C7">
            <text:p text:style-name="P2"><text:span text:style-name="T2">7.879,9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743,21</text:span></text:p>
          </table:table-cell>
          <table:table-cell table:style-name="C7">
            <text:p text:style-name="P2"><text:span text:style-name="T2">41.698,88</text:span></text:p>
          </table:table-cell>
        </table:table-row>
        <table:table-row table:style-name="TBL_0_6_row_35">
          <table:table-cell table:style-name="C5">
            <text:p text:style-name="P0"><text:span text:style-name="T2">2071</text:span></text:p>
          </table:table-cell>
          <table:table-cell table:style-name="C6">
            <text:p text:style-name="P0"><text:span text:style-name="T2">FABRICIO EMMANUEL LIMA SANTOS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PROMOTORIA DE JUSTICA - RIACHUELO</text:span></text:p>
          </table:table-cell>
          <table:table-cell table:style-name="C7">
            <text:p text:style-name="P2"><text:span text:style-name="T2">3.715,54</text:span></text:p>
          </table:table-cell>
          <table:table-cell table:style-name="C7">
            <text:p text:style-name="P2"><text:span text:style-name="T2">293,16</text:span></text:p>
          </table:table-cell>
          <table:table-cell table:style-name="C7">
            <text:p text:style-name="P2"><text:span text:style-name="T2">1.138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25,27</text:span></text:p>
          </table:table-cell>
          <table:table-cell table:style-name="C7">
            <text:p text:style-name="P2"><text:span text:style-name="T2">7.472,47</text:span></text:p>
          </table:table-cell>
          <table:table-cell table:style-name="C7">
            <text:p text:style-name="P2"><text:span text:style-name="T2">561,22</text:span></text:p>
          </table:table-cell>
          <table:table-cell table:style-name="C7">
            <text:p text:style-name="P2"><text:span text:style-name="T2">395,7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56,94</text:span></text:p>
          </table:table-cell>
          <table:table-cell table:style-name="C7">
            <text:p text:style-name="P2"><text:span text:style-name="T2">6.515,53</text:span></text:p>
          </table:table-cell>
        </table:table-row>
        <table:table-row table:style-name="TBL_0_6_row_36">
          <table:table-cell table:style-name="C5">
            <text:p text:style-name="P0"><text:span text:style-name="T2">1841</text:span></text:p>
          </table:table-cell>
          <table:table-cell table:style-name="C6">
            <text:p text:style-name="P0"><text:span text:style-name="T2">FELIPE AUGUSTO RIBEIRO VIANA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13ª PROCURADORIA DE JUSTICA (2ª CAMARA CIVEL)</text:span></text:p>
          </table:table-cell>
          <table:table-cell table:style-name="C7">
            <text:p text:style-name="P2"><text:span text:style-name="T2">7.180,89</text:span></text:p>
          </table:table-cell>
          <table:table-cell table:style-name="C7">
            <text:p text:style-name="P2"><text:span text:style-name="T2">755,43</text:span></text:p>
          </table:table-cell>
          <table:table-cell table:style-name="C7">
            <text:p text:style-name="P2"><text:span text:style-name="T2">10.673,6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20.518,91</text:span></text:p>
          </table:table-cell>
          <table:table-cell table:style-name="C7">
            <text:p text:style-name="P2"><text:span text:style-name="T2">1.111,08</text:span></text:p>
          </table:table-cell>
          <table:table-cell table:style-name="C7">
            <text:p text:style-name="P2"><text:span text:style-name="T2">3.942,8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5.053,90</text:span></text:p>
          </table:table-cell>
          <table:table-cell table:style-name="C7">
            <text:p text:style-name="P2"><text:span text:style-name="T2">15.465,01</text:span></text:p>
          </table:table-cell>
        </table:table-row>
        <table:table-row table:style-name="TBL_0_6_row_37">
          <table:table-cell table:style-name="C5">
            <text:p text:style-name="P0"><text:span text:style-name="T2">1790</text:span></text:p>
          </table:table-cell>
          <table:table-cell table:style-name="C6">
            <text:p text:style-name="P0"><text:span text:style-name="T2">FELIPE LEANDRO PODEROSO BISPO DA MOT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4ª PROMOTORIA DE JUSTICA DOS DIREITOS DO CIDADAO</text:span></text:p>
          </table:table-cell>
          <table:table-cell table:style-name="C7">
            <text:p text:style-name="P2"><text:span text:style-name="T2">4.425,27</text:span></text:p>
          </table:table-cell>
          <table:table-cell table:style-name="C7">
            <text:p text:style-name="P2"><text:span text:style-name="T2">465,5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630,2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8.430,07</text:span></text:p>
          </table:table-cell>
          <table:table-cell table:style-name="C7">
            <text:p text:style-name="P2"><text:span text:style-name="T2">684,71</text:span></text:p>
          </table:table-cell>
          <table:table-cell table:style-name="C7">
            <text:p text:style-name="P2"><text:span text:style-name="T2">735,6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420,35</text:span></text:p>
          </table:table-cell>
          <table:table-cell table:style-name="C7">
            <text:p text:style-name="P2"><text:span text:style-name="T2">7.009,72</text:span></text:p>
          </table:table-cell>
        </table:table-row>
        <table:table-row table:style-name="TBL_0_6_row_38">
          <table:table-cell table:style-name="C5">
            <text:p text:style-name="P0"><text:span text:style-name="T2">1625</text:span></text:p>
          </table:table-cell>
          <table:table-cell table:style-name="C6">
            <text:p text:style-name="P0"><text:span text:style-name="T2">FELIPE RIBEIRO ALMICO FRAGA</text:span></text:p>
          </table:table-cell>
          <table:table-cell table:style-name="C6">
            <text:p text:style-name="P0"><text:span text:style-name="T2">ASSESSOR DE PROCURADOR DE JUSTIÇA</text:span></text:p>
          </table:table-cell>
          <table:table-cell table:style-name="C6">
            <text:p text:style-name="P0"><text:span text:style-name="T2">2ª PROCURADORIA DE JUSTICA (1ª CAMARA CIVEL)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315,6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056,00</text:span></text:p>
          </table:table-cell>
          <table:table-cell table:style-name="C7">
            <text:p text:style-name="P2"><text:span text:style-name="T2">13.371,69</text:span></text:p>
          </table:table-cell>
          <table:table-cell table:style-name="C7">
            <text:p text:style-name="P2"><text:span text:style-name="T2">751,97</text:span></text:p>
          </table:table-cell>
          <table:table-cell table:style-name="C7">
            <text:p text:style-name="P2"><text:span text:style-name="T2">2.206,3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958,36</text:span></text:p>
          </table:table-cell>
          <table:table-cell table:style-name="C7">
            <text:p text:style-name="P2"><text:span text:style-name="T2">10.413,33</text:span></text:p>
          </table:table-cell>
        </table:table-row>
        <table:table-row table:style-name="TBL_0_6_row_39">
          <table:table-cell table:style-name="C5">
            <text:p text:style-name="P0"><text:span text:style-name="T2">343</text:span></text:p>
          </table:table-cell>
          <table:table-cell table:style-name="C6">
            <text:p text:style-name="P0"><text:span text:style-name="T2">FELIX CARBALLAL SILVA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3ª PROMOTORIA DE JUSTICA CRIMINAL - ARACAJU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368,91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39.230,94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7.972,4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688,91</text:span></text:p>
          </table:table-cell>
          <table:table-cell table:style-name="C7">
            <text:p text:style-name="P2"><text:span text:style-name="T2">26.542,03</text:span></text:p>
          </table:table-cell>
        </table:table-row>
        <table:table-row table:style-name="TBL_0_6_row_40">
          <table:table-cell table:style-name="C5">
            <text:p text:style-name="P0"><text:span text:style-name="T2">1878</text:span></text:p>
          </table:table-cell>
          <table:table-cell table:style-name="C6">
            <text:p text:style-name="P0"><text:span text:style-name="T2">FELLIPE BARROS CAVALCANTE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PROMOTORIA DE JUSTICA DISTRITAL - SAO CRISTOVAO </text:span></text:p>
          </table:table-cell>
          <table:table-cell table:style-name="C7">
            <text:p text:style-name="P2"><text:span text:style-name="T2">6.029,21</text:span></text:p>
          </table:table-cell>
          <table:table-cell table:style-name="C7">
            <text:p text:style-name="P2"><text:span text:style-name="T2">634,2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46,44</text:span></text:p>
          </table:table-cell>
          <table:table-cell table:style-name="C7">
            <text:p text:style-name="P2"><text:span text:style-name="T2">8.809,92</text:span></text:p>
          </table:table-cell>
          <table:table-cell table:style-name="C7">
            <text:p text:style-name="P2"><text:span text:style-name="T2">932,89</text:span></text:p>
          </table:table-cell>
          <table:table-cell table:style-name="C7">
            <text:p text:style-name="P2"><text:span text:style-name="T2">602,2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535,17</text:span></text:p>
          </table:table-cell>
          <table:table-cell table:style-name="C7">
            <text:p text:style-name="P2"><text:span text:style-name="T2">7.274,75</text:span></text:p>
          </table:table-cell>
        </table:table-row>
        <table:table-row table:style-name="TBL_0_6_row_41">
          <table:table-cell table:style-name="C5">
            <text:p text:style-name="P0"><text:span text:style-name="T2">1631</text:span></text:p>
          </table:table-cell>
          <table:table-cell table:style-name="C6">
            <text:p text:style-name="P0"><text:span text:style-name="T2">FERNANDA CAMPOS COST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GRUPO DE APOIO OPERACIONAL - SEC. GERAL</text:span></text:p>
          </table:table-cell>
          <table:table-cell table:style-name="C7">
            <text:p text:style-name="P2"><text:span text:style-name="T2">4.425,27</text:span></text:p>
          </table:table-cell>
          <table:table-cell table:style-name="C7">
            <text:p text:style-name="P2"><text:span text:style-name="T2">465,5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6.799,80</text:span></text:p>
          </table:table-cell>
          <table:table-cell table:style-name="C7">
            <text:p text:style-name="P2"><text:span text:style-name="T2">684,71</text:span></text:p>
          </table:table-cell>
          <table:table-cell table:style-name="C7">
            <text:p text:style-name="P2"><text:span text:style-name="T2">310,2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94,95</text:span></text:p>
          </table:table-cell>
          <table:table-cell table:style-name="C7">
            <text:p text:style-name="P2"><text:span text:style-name="T2">5.804,85</text:span></text:p>
          </table:table-cell>
        </table:table-row>
        <table:table-row table:style-name="TBL_0_6_row_42">
          <table:table-cell table:style-name="C5">
            <text:p text:style-name="P0"><text:span text:style-name="T2">2009</text:span></text:p>
          </table:table-cell>
          <table:table-cell table:style-name="C6">
            <text:p text:style-name="P0"><text:span text:style-name="T2">FERNANDA RAMOS ARAUJO SOBRAL DE ANDRADE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GRUPO DE APOIO OPERACIONAL - SEC. GERAL</text:span></text:p>
          </table:table-cell>
          <table:table-cell table:style-name="C7">
            <text:p text:style-name="P2"><text:span text:style-name="T2">7.611,74</text:span></text:p>
          </table:table-cell>
          <table:table-cell table:style-name="C7">
            <text:p text:style-name="P2"><text:span text:style-name="T2">1.522,3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0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1.443,08</text:span></text:p>
          </table:table-cell>
          <table:table-cell table:style-name="C7">
            <text:p text:style-name="P2"><text:span text:style-name="T2">1.278,77</text:span></text:p>
          </table:table-cell>
          <table:table-cell table:style-name="C7">
            <text:p text:style-name="P2"><text:span text:style-name="T2">1.296,5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575,35</text:span></text:p>
          </table:table-cell>
          <table:table-cell table:style-name="C7">
            <text:p text:style-name="P2"><text:span text:style-name="T2">8.867,73</text:span></text:p>
          </table:table-cell>
        </table:table-row>
        <table:table-row table:style-name="TBL_0_6_row_43">
          <table:table-cell table:style-name="C5">
            <text:p text:style-name="P0"><text:span text:style-name="T2">2137</text:span></text:p>
          </table:table-cell>
          <table:table-cell table:style-name="C6">
            <text:p text:style-name="P0"><text:span text:style-name="T2">FERNANDA SANTOS SOUSA</text:span></text:p>
          </table:table-cell>
          <table:table-cell table:style-name="C6">
            <text:p text:style-name="P0"><text:span text:style-name="T2">SOLDADO - requistado</text:span></text:p>
          </table:table-cell>
          <table:table-cell table:style-name="C6">
            <text:p text:style-name="P0"><text:span text:style-name="T2">GRUPO DE ATUACAO ESPECIAL DE COMBATE AO CRIME ORGANIZADO (GAECO)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1.138,50</text:span></text:p>
          </table:table-cell>
          <table:table-cell table:style-name="C7">
            <text:p text:style-name="P2"><text:span text:style-name="T2">750,1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5.024,5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0,3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0,39</text:span></text:p>
          </table:table-cell>
          <table:table-cell table:style-name="C7">
            <text:p text:style-name="P2"><text:span text:style-name="T2">5.004,17</text:span></text:p>
          </table:table-cell>
        </table:table-row>
      </table:table>
      <table:table table:name="TBL_0_7" table:style-name="TBL_0_7">
        <table:table-column table:style-name="TBL_0_7_col_0">
</table:table-column>
        <table:table-column table:style-name="TBL_0_7_col_1">
</table:table-column>
        <table:table-column table:style-name="TBL_0_7_col_2">
</table:table-column>
        <table:table-column table:style-name="TBL_0_7_col_3">
</table:table-column>
        <table:table-column table:style-name="TBL_0_7_col_4">
</table:table-column>
        <table:table-column table:style-name="TBL_0_7_col_5">
</table:table-column>
        <table:table-column table:style-name="TBL_0_7_col_6">
</table:table-column>
        <table:table-column table:style-name="TBL_0_7_col_7">
</table:table-column>
        <table:table-column table:style-name="TBL_0_7_col_8">
</table:table-column>
        <table:table-column table:style-name="TBL_0_7_col_9">
</table:table-column>
        <table:table-column table:style-name="TBL_0_7_col_10">
</table:table-column>
        <table:table-column table:style-name="TBL_0_7_col_11">
</table:table-column>
        <table:table-column table:style-name="TBL_0_7_col_12">
</table:table-column>
        <table:table-column table:style-name="TBL_0_7_col_13">
</table:table-column>
        <table:table-column table:style-name="TBL_0_7_col_14">
</table:table-column>
        <table:table-column table:style-name="TBL_0_7_col_15">
</table:table-column>
        <table:table-column table:style-name="TBL_0_7_col_16">
</table:table-column>
        <table:table-column table:style-name="TBL_0_7_col_17">
</table:table-column>
        <table:table-row table:style-name="TBL_0_7_row_0">
          <table:table-cell table:style-name="C5">
            <text:p text:style-name="P0"><text:bookmark text:name="JR_PAGE_ANCHOR_0_8"/><text:span text:style-name="T2">1529</text:span></text:p>
          </table:table-cell>
          <table:table-cell table:style-name="C6">
            <text:p text:style-name="P0"><text:span text:style-name="T2">FERNANDA SILVA COSTA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ESCOLA SUPERIOR DO MP</text:span></text:p>
          </table:table-cell>
          <table:table-cell table:style-name="C7">
            <text:p text:style-name="P2"><text:span text:style-name="T2">8.552,55</text:span></text:p>
          </table:table-cell>
          <table:table-cell table:style-name="C7">
            <text:p text:style-name="P2"><text:span text:style-name="T2">1.282,88</text:span></text:p>
          </table:table-cell>
          <table:table-cell table:style-name="C7">
            <text:p text:style-name="P2"><text:span text:style-name="T2">3.692,3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5.436,73</text:span></text:p>
          </table:table-cell>
          <table:table-cell table:style-name="C7">
            <text:p text:style-name="P2"><text:span text:style-name="T2">1.376,96</text:span></text:p>
          </table:table-cell>
          <table:table-cell table:style-name="C7">
            <text:p text:style-name="P2"><text:span text:style-name="T2">2.472,1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849,06</text:span></text:p>
          </table:table-cell>
          <table:table-cell table:style-name="C7">
            <text:p text:style-name="P2"><text:span text:style-name="T2">11.587,67</text:span></text:p>
          </table:table-cell>
        </table:table-row>
        <table:table-row table:style-name="TBL_0_7_row_1">
          <table:table-cell table:style-name="C5">
            <text:p text:style-name="P0"><text:span text:style-name="T2">1497</text:span></text:p>
          </table:table-cell>
          <table:table-cell table:style-name="C6">
            <text:p text:style-name="P0"><text:span text:style-name="T2">FERNANDA TAGEANNE CORREIA GAMA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CENTRO DE APOIO OPERACIONAL DOS DIREITOS A SAUDE</text:span></text:p>
          </table:table-cell>
          <table:table-cell table:style-name="C7">
            <text:p text:style-name="P2"><text:span text:style-name="T2">7.611,74</text:span></text:p>
          </table:table-cell>
          <table:table-cell table:style-name="C7">
            <text:p text:style-name="P2"><text:span text:style-name="T2">1.522,3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0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11.707,01</text:span></text:p>
          </table:table-cell>
          <table:table-cell table:style-name="C7">
            <text:p text:style-name="P2"><text:span text:style-name="T2">1.278,77</text:span></text:p>
          </table:table-cell>
          <table:table-cell table:style-name="C7">
            <text:p text:style-name="P2"><text:span text:style-name="T2">1.348,7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627,49</text:span></text:p>
          </table:table-cell>
          <table:table-cell table:style-name="C7">
            <text:p text:style-name="P2"><text:span text:style-name="T2">9.079,52</text:span></text:p>
          </table:table-cell>
        </table:table-row>
        <table:table-row table:style-name="TBL_0_7_row_2">
          <table:table-cell table:style-name="C5">
            <text:p text:style-name="P0"><text:span text:style-name="T2">2060</text:span></text:p>
          </table:table-cell>
          <table:table-cell table:style-name="C6">
            <text:p text:style-name="P0"><text:span text:style-name="T2">FERNANDO HENRIQUE VIEIRA TRINDADE</text:span></text:p>
          </table:table-cell>
          <table:table-cell table:style-name="C6">
            <text:p text:style-name="P0"><text:span text:style-name="T2">ANALISTA DO MP -Informática - G. e A.de P. de Sistemas</text:span></text:p>
          </table:table-cell>
          <table:table-cell table:style-name="C6">
            <text:p text:style-name="P0"><text:span text:style-name="T2">DIRETORIA DE TECNOLOGIA DA INFORMACAO</text:span></text:p>
          </table:table-cell>
          <table:table-cell table:style-name="C7">
            <text:p text:style-name="P2"><text:span text:style-name="T2">7.611,74</text:span></text:p>
          </table:table-cell>
          <table:table-cell table:style-name="C7">
            <text:p text:style-name="P2"><text:span text:style-name="T2">600,5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0.121,30</text:span></text:p>
          </table:table-cell>
          <table:table-cell table:style-name="C7">
            <text:p text:style-name="P2"><text:span text:style-name="T2">1.149,72</text:span></text:p>
          </table:table-cell>
          <table:table-cell table:style-name="C7">
            <text:p text:style-name="P2"><text:span text:style-name="T2">1.072,8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222,57</text:span></text:p>
          </table:table-cell>
          <table:table-cell table:style-name="C7">
            <text:p text:style-name="P2"><text:span text:style-name="T2">7.898,73</text:span></text:p>
          </table:table-cell>
        </table:table-row>
        <table:table-row table:style-name="TBL_0_7_row_3">
          <table:table-cell table:style-name="C5">
            <text:p text:style-name="P0"><text:span text:style-name="T2">124</text:span></text:p>
          </table:table-cell>
          <table:table-cell table:style-name="C6">
            <text:p text:style-name="P0"><text:span text:style-name="T2">FLAMARION D AVILA FONTES 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7_row_4">
          <table:table-cell table:style-name="C5">
            <text:p text:style-name="P0"><text:span text:style-name="T2">2098</text:span></text:p>
          </table:table-cell>
          <table:table-cell table:style-name="C6">
            <text:p text:style-name="P0"><text:span text:style-name="T2">FLAVIA ARAUJO BARRETTO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ASSESSORIA JURIDICA</text:span></text:p>
          </table:table-cell>
          <table:table-cell table:style-name="C7">
            <text:p text:style-name="P2"><text:span text:style-name="T2">3.306,82</text:span></text:p>
          </table:table-cell>
          <table:table-cell table:style-name="C7">
            <text:p text:style-name="P2"><text:span text:style-name="T2">661,3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5.877,17</text:span></text:p>
          </table:table-cell>
          <table:table-cell table:style-name="C7">
            <text:p text:style-name="P2"><text:span text:style-name="T2">555,55</text:span></text:p>
          </table:table-cell>
          <table:table-cell table:style-name="C7">
            <text:p text:style-name="P2"><text:span text:style-name="T2">157,0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712,64</text:span></text:p>
          </table:table-cell>
          <table:table-cell table:style-name="C7">
            <text:p text:style-name="P2"><text:span text:style-name="T2">5.164,53</text:span></text:p>
          </table:table-cell>
        </table:table-row>
        <table:table-row table:style-name="TBL_0_7_row_5">
          <table:table-cell table:style-name="C5">
            <text:p text:style-name="P0"><text:span text:style-name="T2">1749</text:span></text:p>
          </table:table-cell>
          <table:table-cell table:style-name="C6">
            <text:p text:style-name="P0"><text:span text:style-name="T2">FLAVIA FRANCO DO PRADO CARVALHO</text:span></text:p>
          </table:table-cell>
          <table:table-cell table:style-name="C6">
            <text:p text:style-name="P0"><text:span text:style-name="T2">PROMOTOR DE JUSTIÇA DE ENTR. INICIAL</text:span></text:p>
          </table:table-cell>
          <table:table-cell table:style-name="C6">
            <text:p text:style-name="P0"><text:span text:style-name="T2">PROMOTORIA DE JUSTICA - RIBEIROPOLIS </text:span></text:p>
          </table:table-cell>
          <table:table-cell table:style-name="C7">
            <text:p text:style-name="P2"><text:span text:style-name="T2">32.004,6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.958,8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40.872,44</text:span></text:p>
          </table:table-cell>
          <table:table-cell table:style-name="C7">
            <text:p text:style-name="P2"><text:span text:style-name="T2">4.480,65</text:span></text:p>
          </table:table-cell>
          <table:table-cell table:style-name="C7">
            <text:p text:style-name="P2"><text:span text:style-name="T2">6.647,6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.128,25</text:span></text:p>
          </table:table-cell>
          <table:table-cell table:style-name="C7">
            <text:p text:style-name="P2"><text:span text:style-name="T2">29.744,19</text:span></text:p>
          </table:table-cell>
        </table:table-row>
        <table:table-row table:style-name="TBL_0_7_row_6">
          <table:table-cell table:style-name="C5">
            <text:p text:style-name="P0"><text:span text:style-name="T2">1656</text:span></text:p>
          </table:table-cell>
          <table:table-cell table:style-name="C6">
            <text:p text:style-name="P0"><text:span text:style-name="T2">FLAVIA PATRICIA SANTOS BARRETO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DIVISAO DE SERVICO  SOCIAL/CAO/CG - GAAE</text:span></text:p>
          </table:table-cell>
          <table:table-cell table:style-name="C7">
            <text:p text:style-name="P2"><text:span text:style-name="T2">3.938,47</text:span></text:p>
          </table:table-cell>
          <table:table-cell table:style-name="C7">
            <text:p text:style-name="P2"><text:span text:style-name="T2">414,33</text:span></text:p>
          </table:table-cell>
          <table:table-cell table:style-name="C7">
            <text:p text:style-name="P2"><text:span text:style-name="T2">1.138,50</text:span></text:p>
          </table:table-cell>
          <table:table-cell table:style-name="C7">
            <text:p text:style-name="P2"><text:span text:style-name="T2">1.790,5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181,54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10.636,33</text:span></text:p>
          </table:table-cell>
          <table:table-cell table:style-name="C7">
            <text:p text:style-name="P2"><text:span text:style-name="T2">609,39</text:span></text:p>
          </table:table-cell>
          <table:table-cell table:style-name="C7">
            <text:p text:style-name="P2"><text:span text:style-name="T2">693,8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303,20</text:span></text:p>
          </table:table-cell>
          <table:table-cell table:style-name="C7">
            <text:p text:style-name="P2"><text:span text:style-name="T2">9.333,13</text:span></text:p>
          </table:table-cell>
        </table:table-row>
        <table:table-row table:style-name="TBL_0_7_row_7">
          <table:table-cell table:style-name="C5">
            <text:p text:style-name="P0"><text:span text:style-name="T2">590</text:span></text:p>
          </table:table-cell>
          <table:table-cell table:style-name="C6">
            <text:p text:style-name="P0"><text:span text:style-name="T2">FLAVIANO ALMEIDA SANTOS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2ª PROMOTORIA DE JUSTICA DO TRIBUNAL DO JURI - ARACAJU 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368,91</text:span></text:p>
          </table:table-cell>
          <table:table-cell table:style-name="C7">
            <text:p text:style-name="P2"><text:span text:style-name="T2">17.172,92</text:span></text:p>
          </table:table-cell>
          <table:table-cell table:style-name="C7">
            <text:p text:style-name="P2"><text:span text:style-name="T2">54.230,94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8.024,5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741,04</text:span></text:p>
          </table:table-cell>
          <table:table-cell table:style-name="C7">
            <text:p text:style-name="P2"><text:span text:style-name="T2">41.489,90</text:span></text:p>
          </table:table-cell>
        </table:table-row>
        <table:table-row table:style-name="TBL_0_7_row_8">
          <table:table-cell table:style-name="C5">
            <text:p text:style-name="P0"><text:span text:style-name="T2">1410</text:span></text:p>
          </table:table-cell>
          <table:table-cell table:style-name="C6">
            <text:p text:style-name="P0"><text:span text:style-name="T2">FLAVIO FONSECA SANTOS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1ª PROMOTORIA DE JUSTICA - ESTANCIA</text:span></text:p>
          </table:table-cell>
          <table:table-cell table:style-name="C7">
            <text:p text:style-name="P2"><text:span text:style-name="T2">5.270,57</text:span></text:p>
          </table:table-cell>
          <table:table-cell table:style-name="C7">
            <text:p text:style-name="P2"><text:span text:style-name="T2">1.317,6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33,30</text:span></text:p>
          </table:table-cell>
          <table:table-cell table:style-name="C7">
            <text:p text:style-name="P2"><text:span text:style-name="T2">2.517,20</text:span></text:p>
          </table:table-cell>
          <table:table-cell table:style-name="C7">
            <text:p text:style-name="P2"><text:span text:style-name="T2">9.238,71</text:span></text:p>
          </table:table-cell>
          <table:table-cell table:style-name="C7">
            <text:p text:style-name="P2"><text:span text:style-name="T2">922,35</text:span></text:p>
          </table:table-cell>
          <table:table-cell table:style-name="C7">
            <text:p text:style-name="P2"><text:span text:style-name="T2">725,4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647,76</text:span></text:p>
          </table:table-cell>
          <table:table-cell table:style-name="C7">
            <text:p text:style-name="P2"><text:span text:style-name="T2">7.590,95</text:span></text:p>
          </table:table-cell>
        </table:table-row>
        <table:table-row table:style-name="TBL_0_7_row_9">
          <table:table-cell table:style-name="C5">
            <text:p text:style-name="P0"><text:span text:style-name="T2">1732</text:span></text:p>
          </table:table-cell>
          <table:table-cell table:style-name="C6">
            <text:p text:style-name="P0"><text:span text:style-name="T2">FLAVIO FONSECA SILVA CARVALHO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1ª PROMOTORIA DE JUSTICA CRIMINAL - NOSSA SENHORA DO SOCORRO</text:span></text:p>
          </table:table-cell>
          <table:table-cell table:style-name="C7">
            <text:p text:style-name="P2"><text:span text:style-name="T2">4.972,24</text:span></text:p>
          </table:table-cell>
          <table:table-cell table:style-name="C7">
            <text:p text:style-name="P2"><text:span text:style-name="T2">745,8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6,0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410,37</text:span></text:p>
          </table:table-cell>
          <table:table-cell table:style-name="C7">
            <text:p text:style-name="P2"><text:span text:style-name="T2">10.034,48</text:span></text:p>
          </table:table-cell>
          <table:table-cell table:style-name="C7">
            <text:p text:style-name="P2"><text:span text:style-name="T2">800,53</text:span></text:p>
          </table:table-cell>
          <table:table-cell table:style-name="C7">
            <text:p text:style-name="P2"><text:span text:style-name="T2">954,9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755,52</text:span></text:p>
          </table:table-cell>
          <table:table-cell table:style-name="C7">
            <text:p text:style-name="P2"><text:span text:style-name="T2">8.278,96</text:span></text:p>
          </table:table-cell>
        </table:table-row>
        <table:table-row table:style-name="TBL_0_7_row_10">
          <table:table-cell table:style-name="C5">
            <text:p text:style-name="P0"><text:span text:style-name="T2">1899</text:span></text:p>
          </table:table-cell>
          <table:table-cell table:style-name="C6">
            <text:p text:style-name="P0"><text:span text:style-name="T2">FLAVIO PRADO FONSECA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PROMOTORIA DE JUSTICA - ITABAIANINHA </text:span></text:p>
          </table:table-cell>
          <table:table-cell table:style-name="C7">
            <text:p text:style-name="P2"><text:span text:style-name="T2">8.552,55</text:span></text:p>
          </table:table-cell>
          <table:table-cell table:style-name="C7">
            <text:p text:style-name="P2"><text:span text:style-name="T2">899,7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39,5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46,67</text:span></text:p>
          </table:table-cell>
          <table:table-cell table:style-name="C7">
            <text:p text:style-name="P2"><text:span text:style-name="T2">2.897,74</text:span></text:p>
          </table:table-cell>
          <table:table-cell table:style-name="C7">
            <text:p text:style-name="P2"><text:span text:style-name="T2">15.036,26</text:span></text:p>
          </table:table-cell>
          <table:table-cell table:style-name="C7">
            <text:p text:style-name="P2"><text:span text:style-name="T2">1.323,32</text:span></text:p>
          </table:table-cell>
          <table:table-cell table:style-name="C7">
            <text:p text:style-name="P2"><text:span text:style-name="T2">1.461,4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784,76</text:span></text:p>
          </table:table-cell>
          <table:table-cell table:style-name="C7">
            <text:p text:style-name="P2"><text:span text:style-name="T2">12.251,50</text:span></text:p>
          </table:table-cell>
        </table:table-row>
        <table:table-row table:style-name="TBL_0_7_row_11">
          <table:table-cell table:style-name="C5">
            <text:p text:style-name="P0"><text:span text:style-name="T2">1894</text:span></text:p>
          </table:table-cell>
          <table:table-cell table:style-name="C6">
            <text:p text:style-name="P0"><text:span text:style-name="T2">FLAVIO SILVA VASCONCELOS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1ª PROMOTORIA DE JUSTICA - LAGARTO</text:span></text:p>
          </table:table-cell>
          <table:table-cell table:style-name="C7">
            <text:p text:style-name="P2"><text:span text:style-name="T2">3.938,47</text:span></text:p>
          </table:table-cell>
          <table:table-cell table:style-name="C7">
            <text:p text:style-name="P2"><text:span text:style-name="T2">414,3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572,36</text:span></text:p>
          </table:table-cell>
          <table:table-cell table:style-name="C7">
            <text:p text:style-name="P2"><text:span text:style-name="T2">6.925,16</text:span></text:p>
          </table:table-cell>
          <table:table-cell table:style-name="C7">
            <text:p text:style-name="P2"><text:span text:style-name="T2">609,39</text:span></text:p>
          </table:table-cell>
          <table:table-cell table:style-name="C7">
            <text:p text:style-name="P2"><text:span text:style-name="T2">206,7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816,10</text:span></text:p>
          </table:table-cell>
          <table:table-cell table:style-name="C7">
            <text:p text:style-name="P2"><text:span text:style-name="T2">6.109,06</text:span></text:p>
          </table:table-cell>
        </table:table-row>
        <table:table-row table:style-name="TBL_0_7_row_12">
          <table:table-cell table:style-name="C5">
            <text:p text:style-name="P0"><text:span text:style-name="T2">2208</text:span></text:p>
          </table:table-cell>
          <table:table-cell table:style-name="C6">
            <text:p text:style-name="P0"><text:span text:style-name="T2">FLAVIO WALLACE SANTOS FREIRE</text:span></text:p>
          </table:table-cell>
          <table:table-cell table:style-name="C6">
            <text:p text:style-name="P0"><text:span text:style-name="T2">SOLDADO - requistado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08,9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635,9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635,91</text:span></text:p>
          </table:table-cell>
        </table:table-row>
        <table:table-row table:style-name="TBL_0_7_row_13">
          <table:table-cell table:style-name="C5">
            <text:p text:style-name="P0"><text:span text:style-name="T2">1597</text:span></text:p>
          </table:table-cell>
          <table:table-cell table:style-name="C6">
            <text:p text:style-name="P0"><text:span text:style-name="T2">FRANCISCO FERREIRA DE LIMA JUNIOR</text:span></text:p>
          </table:table-cell>
          <table:table-cell table:style-name="C6">
            <text:p text:style-name="P0"><text:span text:style-name="T2">PROMOTOR DE JUSTIÇA DE ENTR. INICIAL</text:span></text:p>
          </table:table-cell>
          <table:table-cell table:style-name="C6">
            <text:p text:style-name="P0"><text:span text:style-name="T2">PROMOTORIA DE JUSTICA - FREI PAULO</text:span></text:p>
          </table:table-cell>
          <table:table-cell table:style-name="C7">
            <text:p text:style-name="P2"><text:span text:style-name="T2">32.004,6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.165,14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40.342,71</text:span></text:p>
          </table:table-cell>
          <table:table-cell table:style-name="C7">
            <text:p text:style-name="P2"><text:span text:style-name="T2">4.480,65</text:span></text:p>
          </table:table-cell>
          <table:table-cell table:style-name="C7">
            <text:p text:style-name="P2"><text:span text:style-name="T2">8.395,1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875,80</text:span></text:p>
          </table:table-cell>
          <table:table-cell table:style-name="C7">
            <text:p text:style-name="P2"><text:span text:style-name="T2">27.466,91</text:span></text:p>
          </table:table-cell>
        </table:table-row>
        <table:table-row table:style-name="TBL_0_7_row_14">
          <table:table-cell table:style-name="C5">
            <text:p text:style-name="P0"><text:span text:style-name="T2">582</text:span></text:p>
          </table:table-cell>
          <table:table-cell table:style-name="C6">
            <text:p text:style-name="P0"><text:span text:style-name="T2">FRANCISCO JOSE DE OLIVEIRA GOIS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1ª PROMOTORIA DE JUSTICA CRIMINAL - ESTANCIA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684,46</text:span></text:p>
          </table:table-cell>
          <table:table-cell table:style-name="C7">
            <text:p text:style-name="P2"><text:span text:style-name="T2">17.384,07</text:span></text:p>
          </table:table-cell>
          <table:table-cell table:style-name="C7">
            <text:p text:style-name="P2"><text:span text:style-name="T2">52.757,64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7.509,2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225,68</text:span></text:p>
          </table:table-cell>
          <table:table-cell table:style-name="C7">
            <text:p text:style-name="P2"><text:span text:style-name="T2">40.531,96</text:span></text:p>
          </table:table-cell>
        </table:table-row>
        <table:table-row table:style-name="TBL_0_7_row_15">
          <table:table-cell table:style-name="C5">
            <text:p text:style-name="P0"><text:span text:style-name="T2">1236</text:span></text:p>
          </table:table-cell>
          <table:table-cell table:style-name="C6">
            <text:p text:style-name="P0"><text:span text:style-name="T2">FRANCISCO MODESTO DOS PASSOS NETO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1ª PROMOTORIA DE JUSTIÇA ESPECIAL CÍVEL E CRIMINAL DE NOSSA SENHORA DO SOCORRO</text:span></text:p>
          </table:table-cell>
          <table:table-cell table:style-name="C7">
            <text:p text:style-name="P2"><text:span text:style-name="T2">10.186,22</text:span></text:p>
          </table:table-cell>
          <table:table-cell table:style-name="C7">
            <text:p text:style-name="P2"><text:span text:style-name="T2">2.546,56</text:span></text:p>
          </table:table-cell>
          <table:table-cell table:style-name="C7">
            <text:p text:style-name="P2"><text:span text:style-name="T2">1.138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46,44</text:span></text:p>
          </table:table-cell>
          <table:table-cell table:style-name="C7">
            <text:p text:style-name="P2"><text:span text:style-name="T2">16.017,72</text:span></text:p>
          </table:table-cell>
          <table:table-cell table:style-name="C7">
            <text:p text:style-name="P2"><text:span text:style-name="T2">1.782,59</text:span></text:p>
          </table:table-cell>
          <table:table-cell table:style-name="C7">
            <text:p text:style-name="P2"><text:span text:style-name="T2">1.870,1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652,76</text:span></text:p>
          </table:table-cell>
          <table:table-cell table:style-name="C7">
            <text:p text:style-name="P2"><text:span text:style-name="T2">12.364,96</text:span></text:p>
          </table:table-cell>
        </table:table-row>
        <table:table-row table:style-name="TBL_0_7_row_16">
          <table:table-cell table:style-name="C5">
            <text:p text:style-name="P0"><text:span text:style-name="T2">2161</text:span></text:p>
          </table:table-cell>
          <table:table-cell table:style-name="C6">
            <text:p text:style-name="P0"><text:span text:style-name="T2">FRANCISCO OLIVEIRA</text:span></text:p>
          </table:table-cell>
          <table:table-cell table:style-name="C6">
            <text:p text:style-name="P0"><text:span text:style-name="T2">2º SARGENTO - requisitado-BESP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7_row_17">
          <table:table-cell table:style-name="C5">
            <text:p text:style-name="P0"><text:span text:style-name="T2">1003</text:span></text:p>
          </table:table-cell>
          <table:table-cell table:style-name="C6">
            <text:p text:style-name="P0"><text:span text:style-name="T2">FRANCISLENE FISCINA GARCEZ</text:span></text:p>
          </table:table-cell>
          <table:table-cell table:style-name="C6">
            <text:p text:style-name="P0"><text:span text:style-name="T2">FISCAL DE TRIBUTOS - requisitado</text:span></text:p>
          </table:table-cell>
          <table:table-cell table:style-name="C6">
            <text:p text:style-name="P0"><text:span text:style-name="T2">2ª PROMOTORIA DE JUSTICA - ITAPORANGA D'AJUDA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31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056,00</text:span></text:p>
          </table:table-cell>
          <table:table-cell table:style-name="C7">
            <text:p text:style-name="P2"><text:span text:style-name="T2">1.987,50</text:span></text:p>
          </table:table-cell>
          <table:table-cell table:style-name="C7">
            <text:p text:style-name="P2"><text:span text:style-name="T2">29,1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9,18</text:span></text:p>
          </table:table-cell>
          <table:table-cell table:style-name="C7">
            <text:p text:style-name="P2"><text:span text:style-name="T2">1.958,32</text:span></text:p>
          </table:table-cell>
        </table:table-row>
        <table:table-row table:style-name="TBL_0_7_row_18">
          <table:table-cell table:style-name="C5">
            <text:p text:style-name="P0"><text:span text:style-name="T2">2007</text:span></text:p>
          </table:table-cell>
          <table:table-cell table:style-name="C6">
            <text:p text:style-name="P0"><text:span text:style-name="T2">GABRIELA ANDRADE  ROCH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PROMOTORIA DE JUSTICA - GARARU </text:span></text:p>
          </table:table-cell>
          <table:table-cell table:style-name="C7">
            <text:p text:style-name="P2"><text:span text:style-name="T2">3.938,47</text:span></text:p>
          </table:table-cell>
          <table:table-cell table:style-name="C7">
            <text:p text:style-name="P2"><text:span text:style-name="T2">310,7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121,43</text:span></text:p>
          </table:table-cell>
          <table:table-cell table:style-name="C7">
            <text:p text:style-name="P2"><text:span text:style-name="T2">7.370,64</text:span></text:p>
          </table:table-cell>
          <table:table-cell table:style-name="C7">
            <text:p text:style-name="P2"><text:span text:style-name="T2">594,89</text:span></text:p>
          </table:table-cell>
          <table:table-cell table:style-name="C7">
            <text:p text:style-name="P2"><text:span text:style-name="T2">193,3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788,24</text:span></text:p>
          </table:table-cell>
          <table:table-cell table:style-name="C7">
            <text:p text:style-name="P2"><text:span text:style-name="T2">6.582,40</text:span></text:p>
          </table:table-cell>
        </table:table-row>
        <table:table-row table:style-name="TBL_0_7_row_19">
          <table:table-cell table:style-name="C5">
            <text:p text:style-name="P0"><text:span text:style-name="T2">2123</text:span></text:p>
          </table:table-cell>
          <table:table-cell table:style-name="C6">
            <text:p text:style-name="P0"><text:span text:style-name="T2">GENIVALDO DE MENEZES</text:span></text:p>
          </table:table-cell>
          <table:table-cell table:style-name="C6">
            <text:p text:style-name="P0"><text:span text:style-name="T2">3º SARGENTO - requisitado - BESP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7_row_20">
          <table:table-cell table:style-name="C5">
            <text:p text:style-name="P0"><text:span text:style-name="T2">2059</text:span></text:p>
          </table:table-cell>
          <table:table-cell table:style-name="C6">
            <text:p text:style-name="P0"><text:span text:style-name="T2">GEORGE VICTOR FREIRE DUARTE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PROMOTORIA DE JUSTICA - PORTO DA FOLHA </text:span></text:p>
          </table:table-cell>
          <table:table-cell table:style-name="C7">
            <text:p text:style-name="P2"><text:span text:style-name="T2">7.611,74</text:span></text:p>
          </table:table-cell>
          <table:table-cell table:style-name="C7">
            <text:p text:style-name="P2"><text:span text:style-name="T2">600,5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04,02</text:span></text:p>
          </table:table-cell>
          <table:table-cell table:style-name="C7">
            <text:p text:style-name="P2"><text:span text:style-name="T2">2.737,4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121,43</text:span></text:p>
          </table:table-cell>
          <table:table-cell table:style-name="C7">
            <text:p text:style-name="P2"><text:span text:style-name="T2">16.075,20</text:span></text:p>
          </table:table-cell>
          <table:table-cell table:style-name="C7">
            <text:p text:style-name="P2"><text:span text:style-name="T2">1.149,72</text:span></text:p>
          </table:table-cell>
          <table:table-cell table:style-name="C7">
            <text:p text:style-name="P2"><text:span text:style-name="T2">1.825,6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975,37</text:span></text:p>
          </table:table-cell>
          <table:table-cell table:style-name="C7">
            <text:p text:style-name="P2"><text:span text:style-name="T2">13.099,83</text:span></text:p>
          </table:table-cell>
        </table:table-row>
        <table:table-row table:style-name="TBL_0_7_row_21">
          <table:table-cell table:style-name="C5">
            <text:p text:style-name="P0"><text:span text:style-name="T2">2152</text:span></text:p>
          </table:table-cell>
          <table:table-cell table:style-name="C6">
            <text:p text:style-name="P0"><text:span text:style-name="T2">GEOVAL JOSE DOS SANTOS</text:span></text:p>
          </table:table-cell>
          <table:table-cell table:style-name="C6">
            <text:p text:style-name="P0"><text:span text:style-name="T2">3º SARGENTO - requisitado - BESP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7_row_22">
          <table:table-cell table:style-name="C5">
            <text:p text:style-name="P0"><text:span text:style-name="T2">1514</text:span></text:p>
          </table:table-cell>
          <table:table-cell table:style-name="C6">
            <text:p text:style-name="P0"><text:span text:style-name="T2">GERALDO CEZAR BARROS DE OLIVEIRA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1ª PROMOTORIA DE JUSTICA DA CURADORIA DA FAZENDA PUBLICA</text:span></text:p>
          </table:table-cell>
          <table:table-cell table:style-name="C7">
            <text:p text:style-name="P2"><text:span text:style-name="T2">8.552,55</text:span></text:p>
          </table:table-cell>
          <table:table-cell table:style-name="C7">
            <text:p text:style-name="P2"><text:span text:style-name="T2">1.282,8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93,26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2.437,68</text:span></text:p>
          </table:table-cell>
          <table:table-cell table:style-name="C7">
            <text:p text:style-name="P2"><text:span text:style-name="T2">1.376,96</text:span></text:p>
          </table:table-cell>
          <table:table-cell table:style-name="C7">
            <text:p text:style-name="P2"><text:span text:style-name="T2">1.647,3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024,33</text:span></text:p>
          </table:table-cell>
          <table:table-cell table:style-name="C7">
            <text:p text:style-name="P2"><text:span text:style-name="T2">9.413,35</text:span></text:p>
          </table:table-cell>
        </table:table-row>
        <table:table-row table:style-name="TBL_0_7_row_23">
          <table:table-cell table:style-name="C5">
            <text:p text:style-name="P0"><text:span text:style-name="T2">1835</text:span></text:p>
          </table:table-cell>
          <table:table-cell table:style-name="C6">
            <text:p text:style-name="P0"><text:span text:style-name="T2">GERALDO MELO DE OLIVEIRA JUNIOR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PROMOTORIA DE JUSTICA - MARUIM </text:span></text:p>
          </table:table-cell>
          <table:table-cell table:style-name="C7">
            <text:p text:style-name="P2"><text:span text:style-name="T2">4.425,27</text:span></text:p>
          </table:table-cell>
          <table:table-cell table:style-name="C7">
            <text:p text:style-name="P2"><text:span text:style-name="T2">465,5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25,27</text:span></text:p>
          </table:table-cell>
          <table:table-cell table:style-name="C7">
            <text:p text:style-name="P2"><text:span text:style-name="T2">7.216,08</text:span></text:p>
          </table:table-cell>
          <table:table-cell table:style-name="C7">
            <text:p text:style-name="P2"><text:span text:style-name="T2">684,71</text:span></text:p>
          </table:table-cell>
          <table:table-cell table:style-name="C7">
            <text:p text:style-name="P2"><text:span text:style-name="T2">310,2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94,95</text:span></text:p>
          </table:table-cell>
          <table:table-cell table:style-name="C7">
            <text:p text:style-name="P2"><text:span text:style-name="T2">6.221,13</text:span></text:p>
          </table:table-cell>
        </table:table-row>
        <table:table-row table:style-name="TBL_0_7_row_24">
          <table:table-cell table:style-name="C5">
            <text:p text:style-name="P0"><text:span text:style-name="T2">2142</text:span></text:p>
          </table:table-cell>
          <table:table-cell table:style-name="C6">
            <text:p text:style-name="P0"><text:span text:style-name="T2">GERINALDO DOS SANTOS BARBOSA</text:span></text:p>
          </table:table-cell>
          <table:table-cell table:style-name="C6">
            <text:p text:style-name="P0"><text:span text:style-name="T2">3º SARGENTO - requisitado - BESP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7_row_25">
          <table:table-cell table:style-name="C5">
            <text:p text:style-name="P0"><text:span text:style-name="T2">2058</text:span></text:p>
          </table:table-cell>
          <table:table-cell table:style-name="C6">
            <text:p text:style-name="P0"><text:span text:style-name="T2">GERSICA DAYANE SOUZA SANTOS </text:span></text:p>
          </table:table-cell>
          <table:table-cell table:style-name="C6">
            <text:p text:style-name="P0"><text:span text:style-name="T2">ASSESSOR DO NUCLEO DE LIQUIDAÇAO E PAGAMENTO</text:span></text:p>
          </table:table-cell>
          <table:table-cell table:style-name="C6">
            <text:p text:style-name="P0"><text:span text:style-name="T2">DIVISAO  FINANCEIRA/DF/SG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480,1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3.389,13</text:span></text:p>
          </table:table-cell>
          <table:table-cell table:style-name="C7">
            <text:p text:style-name="P2"><text:span text:style-name="T2">116,7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6,71</text:span></text:p>
          </table:table-cell>
          <table:table-cell table:style-name="C7">
            <text:p text:style-name="P2"><text:span text:style-name="T2">3.272,42</text:span></text:p>
          </table:table-cell>
        </table:table-row>
        <table:table-row table:style-name="TBL_0_7_row_26">
          <table:table-cell table:style-name="C5">
            <text:p text:style-name="P0"><text:span text:style-name="T2">1722</text:span></text:p>
          </table:table-cell>
          <table:table-cell table:style-name="C6">
            <text:p text:style-name="P0"><text:span text:style-name="T2">GESSICA SANTOS SOUZA CABRAL</text:span></text:p>
          </table:table-cell>
          <table:table-cell table:style-name="C6">
            <text:p text:style-name="P0"><text:span text:style-name="T2">Chefe do Núcleo de Comunicação</text:span></text:p>
          </table:table-cell>
          <table:table-cell table:style-name="C6">
            <text:p text:style-name="P0"><text:span text:style-name="T2">DIVISAO DE COMUNICACAO CERIMONIAL E EVENTOS/GPGJ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308,4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6.217,46</text:span></text:p>
          </table:table-cell>
          <table:table-cell table:style-name="C7">
            <text:p text:style-name="P2"><text:span text:style-name="T2">454,46</text:span></text:p>
          </table:table-cell>
          <table:table-cell table:style-name="C7">
            <text:p text:style-name="P2"><text:span text:style-name="T2">231,0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85,48</text:span></text:p>
          </table:table-cell>
          <table:table-cell table:style-name="C7">
            <text:p text:style-name="P2"><text:span text:style-name="T2">5.531,98</text:span></text:p>
          </table:table-cell>
        </table:table-row>
        <table:table-row table:style-name="TBL_0_7_row_27">
          <table:table-cell table:style-name="C5">
            <text:p text:style-name="P0"><text:span text:style-name="T2">336</text:span></text:p>
          </table:table-cell>
          <table:table-cell table:style-name="C6">
            <text:p text:style-name="P0"><text:span text:style-name="T2">GICELE MARA CAVALCANTE DAVILA FONTES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11ª PROMOTORIA DE JUSTIÇA DOS DIREITOS DO CIDADÃO 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.384,07</text:span></text:p>
          </table:table-cell>
          <table:table-cell table:style-name="C7">
            <text:p text:style-name="P2"><text:span text:style-name="T2">55.789,66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8.395,1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3.111,63</text:span></text:p>
          </table:table-cell>
          <table:table-cell table:style-name="C7">
            <text:p text:style-name="P2"><text:span text:style-name="T2">42.678,03</text:span></text:p>
          </table:table-cell>
        </table:table-row>
        <table:table-row table:style-name="TBL_0_7_row_28">
          <table:table-cell table:style-name="C5">
            <text:p text:style-name="P0"><text:span text:style-name="T2">307</text:span></text:p>
          </table:table-cell>
          <table:table-cell table:style-name="C6">
            <text:p text:style-name="P0"><text:span text:style-name="T2">GILBERTO DORIA DANTAS JUNIOR</text:span></text:p>
          </table:table-cell>
          <table:table-cell table:style-name="C6">
            <text:p text:style-name="P0"><text:span text:style-name="T2">AGENTE ADMINISTRATIVO</text:span></text:p>
          </table:table-cell>
          <table:table-cell table:style-name="C6">
            <text:p text:style-name="P0"><text:span text:style-name="T2">3ª PROMOTORIA DE JUSTICA DOS DIREITOS DO CIDADAO</text:span></text:p>
          </table:table-cell>
          <table:table-cell table:style-name="C7">
            <text:p text:style-name="P2"><text:span text:style-name="T2">5.270,57</text:span></text:p>
          </table:table-cell>
          <table:table-cell table:style-name="C7">
            <text:p text:style-name="P2"><text:span text:style-name="T2">8.108,9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239,3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18.791,78</text:span></text:p>
          </table:table-cell>
          <table:table-cell table:style-name="C7">
            <text:p text:style-name="P2"><text:span text:style-name="T2">1.873,13</text:span></text:p>
          </table:table-cell>
          <table:table-cell table:style-name="C7">
            <text:p text:style-name="P2"><text:span text:style-name="T2">1.788,2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661,39</text:span></text:p>
          </table:table-cell>
          <table:table-cell table:style-name="C7">
            <text:p text:style-name="P2"><text:span text:style-name="T2">15.130,39</text:span></text:p>
          </table:table-cell>
        </table:table-row>
        <table:table-row table:style-name="TBL_0_7_row_29">
          <table:table-cell table:style-name="C5">
            <text:p text:style-name="P0"><text:span text:style-name="T2">314</text:span></text:p>
          </table:table-cell>
          <table:table-cell table:style-name="C6">
            <text:p text:style-name="P0"><text:span text:style-name="T2">GILDETE XAVIER ALMEIDA</text:span></text:p>
          </table:table-cell>
          <table:table-cell table:style-name="C6">
            <text:p text:style-name="P0"><text:span text:style-name="T2">AGENTE ADMINISTRATIVO</text:span></text:p>
          </table:table-cell>
          <table:table-cell table:style-name="C6">
            <text:p text:style-name="P0"><text:span text:style-name="T2">PROMOTORIA DE JUSTICA DE DEFESA DO CONSUMIDOR</text:span></text:p>
          </table:table-cell>
          <table:table-cell table:style-name="C7">
            <text:p text:style-name="P2"><text:span text:style-name="T2">5.270,57</text:span></text:p>
          </table:table-cell>
          <table:table-cell table:style-name="C7">
            <text:p text:style-name="P2"><text:span text:style-name="T2">2.108,2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033,0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84,07</text:span></text:p>
          </table:table-cell>
          <table:table-cell table:style-name="C7">
            <text:p text:style-name="P2"><text:span text:style-name="T2">10.795,90</text:span></text:p>
          </table:table-cell>
          <table:table-cell table:style-name="C7">
            <text:p text:style-name="P2"><text:span text:style-name="T2">1.033,03</text:span></text:p>
          </table:table-cell>
          <table:table-cell table:style-name="C7">
            <text:p text:style-name="P2"><text:span text:style-name="T2">1.159,8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92,84</text:span></text:p>
          </table:table-cell>
          <table:table-cell table:style-name="C7">
            <text:p text:style-name="P2"><text:span text:style-name="T2">8.603,06</text:span></text:p>
          </table:table-cell>
        </table:table-row>
        <table:table-row table:style-name="TBL_0_7_row_30">
          <table:table-cell table:style-name="C5">
            <text:p text:style-name="P0"><text:span text:style-name="T2">1920</text:span></text:p>
          </table:table-cell>
          <table:table-cell table:style-name="C6">
            <text:p text:style-name="P0"><text:span text:style-name="T2">GILENO ALVES SANTOS</text:span></text:p>
          </table:table-cell>
          <table:table-cell table:style-name="C6">
            <text:p text:style-name="P0"><text:span text:style-name="T2">3º SARGENTO - requisitado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7_row_31">
          <table:table-cell table:style-name="C5">
            <text:p text:style-name="P0"><text:span text:style-name="T2">165</text:span></text:p>
          </table:table-cell>
          <table:table-cell table:style-name="C6">
            <text:p text:style-name="P0"><text:span text:style-name="T2">GILTON FEITOSA CONCEICAO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PROMOTORIA DE JUSTICA - ARACAJU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.859,13</text:span></text:p>
          </table:table-cell>
          <table:table-cell table:style-name="C7">
            <text:p text:style-name="P2"><text:span text:style-name="T2">56.264,72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8.395,1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3.111,63</text:span></text:p>
          </table:table-cell>
          <table:table-cell table:style-name="C7">
            <text:p text:style-name="P2"><text:span text:style-name="T2">43.153,09</text:span></text:p>
          </table:table-cell>
        </table:table-row>
        <table:table-row table:style-name="TBL_0_7_row_32">
          <table:table-cell table:style-name="C5">
            <text:p text:style-name="P0"><text:span text:style-name="T2">686</text:span></text:p>
          </table:table-cell>
          <table:table-cell table:style-name="C6">
            <text:p text:style-name="P0"><text:span text:style-name="T2">GILVAN DE OLIVEIRA FIEL</text:span></text:p>
          </table:table-cell>
          <table:table-cell table:style-name="C6">
            <text:p text:style-name="P0"><text:span text:style-name="T2">3º SARGENTO - requisitado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1.138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4.538,3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538,35</text:span></text:p>
          </table:table-cell>
        </table:table-row>
        <table:table-row table:style-name="TBL_0_7_row_33">
          <table:table-cell table:style-name="C5">
            <text:p text:style-name="P0"><text:span text:style-name="T2">1867</text:span></text:p>
          </table:table-cell>
          <table:table-cell table:style-name="C6">
            <text:p text:style-name="P0"><text:span text:style-name="T2">GILVAN OLIVEIRA DE REZENDE</text:span></text:p>
          </table:table-cell>
          <table:table-cell table:style-name="C6">
            <text:p text:style-name="P0"><text:span text:style-name="T2">PROMOTOR DE JUSTIÇA DE ENTR. INICIAL</text:span></text:p>
          </table:table-cell>
          <table:table-cell table:style-name="C6">
            <text:p text:style-name="P0"><text:span text:style-name="T2">PROMOTORIA DE JUSTICA - PACATUBA</text:span></text:p>
          </table:table-cell>
          <table:table-cell table:style-name="C7">
            <text:p text:style-name="P2"><text:span text:style-name="T2">33.071,4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307,13</text:span></text:p>
          </table:table-cell>
          <table:table-cell table:style-name="C7">
            <text:p text:style-name="P2"><text:span text:style-name="T2">17.172,92</text:span></text:p>
          </table:table-cell>
          <table:table-cell table:style-name="C7">
            <text:p text:style-name="P2"><text:span text:style-name="T2">53.551,50</text:span></text:p>
          </table:table-cell>
          <table:table-cell table:style-name="C7">
            <text:p text:style-name="P2"><text:span text:style-name="T2">4.630,00</text:span></text:p>
          </table:table-cell>
          <table:table-cell table:style-name="C7">
            <text:p text:style-name="P2"><text:span text:style-name="T2">7.359,5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.989,58</text:span></text:p>
          </table:table-cell>
          <table:table-cell table:style-name="C7">
            <text:p text:style-name="P2"><text:span text:style-name="T2">41.561,92</text:span></text:p>
          </table:table-cell>
        </table:table-row>
        <table:table-row table:style-name="TBL_0_7_row_34">
          <table:table-cell table:style-name="C5">
            <text:p text:style-name="P0"><text:span text:style-name="T2">859</text:span></text:p>
          </table:table-cell>
          <table:table-cell table:style-name="C6">
            <text:p text:style-name="P0"><text:span text:style-name="T2">GILVANIA ANDRADE</text:span></text:p>
          </table:table-cell>
          <table:table-cell table:style-name="C6">
            <text:p text:style-name="P0"><text:span text:style-name="T2">ASSIST. ADMINISTRATIVO - requisitado</text:span></text:p>
          </table:table-cell>
          <table:table-cell table:style-name="C6">
            <text:p text:style-name="P0"><text:span text:style-name="T2">PROMOTORIA DE JUSTICA - RIBEIROPOLIS 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31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84,07</text:span></text:p>
          </table:table-cell>
          <table:table-cell table:style-name="C7">
            <text:p text:style-name="P2"><text:span text:style-name="T2">3.315,57</text:span></text:p>
          </table:table-cell>
          <table:table-cell table:style-name="C7">
            <text:p text:style-name="P2"><text:span text:style-name="T2">67,3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7,33</text:span></text:p>
          </table:table-cell>
          <table:table-cell table:style-name="C7">
            <text:p text:style-name="P2"><text:span text:style-name="T2">3.248,24</text:span></text:p>
          </table:table-cell>
        </table:table-row>
        <table:table-row table:style-name="TBL_0_7_row_35">
          <table:table-cell table:style-name="C5">
            <text:p text:style-name="P0"><text:span text:style-name="T2">465</text:span></text:p>
          </table:table-cell>
          <table:table-cell table:style-name="C6">
            <text:p text:style-name="P0"><text:span text:style-name="T2">GILZA ALMEIDA ROSARIO</text:span></text:p>
          </table:table-cell>
          <table:table-cell table:style-name="C6">
            <text:p text:style-name="P0"><text:span text:style-name="T2">AGENTE ADMINISTRATIVO - requisitado</text:span></text:p>
          </table:table-cell>
          <table:table-cell table:style-name="C6">
            <text:p text:style-name="P0"><text:span text:style-name="T2">DIRETORIA DE RECURSOS HUMANOS</text:span></text:p>
          </table:table-cell>
          <table:table-cell table:style-name="C7">
            <text:p text:style-name="P2"><text:span text:style-name="T2">1.929,93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931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70,1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84,07</text:span></text:p>
          </table:table-cell>
          <table:table-cell table:style-name="C7">
            <text:p text:style-name="P2"><text:span text:style-name="T2">6.742,62</text:span></text:p>
          </table:table-cell>
          <table:table-cell table:style-name="C7">
            <text:p text:style-name="P2"><text:span text:style-name="T2">270,19</text:span></text:p>
          </table:table-cell>
          <table:table-cell table:style-name="C7">
            <text:p text:style-name="P2"><text:span text:style-name="T2">241,0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511,28</text:span></text:p>
          </table:table-cell>
          <table:table-cell table:style-name="C7">
            <text:p text:style-name="P2"><text:span text:style-name="T2">6.231,34</text:span></text:p>
          </table:table-cell>
        </table:table-row>
        <table:table-row table:style-name="TBL_0_7_row_36">
          <table:table-cell table:style-name="C5">
            <text:p text:style-name="P0"><text:span text:style-name="T2">1233</text:span></text:p>
          </table:table-cell>
          <table:table-cell table:style-name="C6">
            <text:p text:style-name="P0"><text:span text:style-name="T2">GISELLE  IMBASSAHY MESSIAS SANTOS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1ª PROMOTORIA DE JUSTICA DISTRITAL - NOSSA SENHORA DO SOCORRO </text:span></text:p>
          </table:table-cell>
          <table:table-cell table:style-name="C7">
            <text:p text:style-name="P2"><text:span text:style-name="T2">7.180,89</text:span></text:p>
          </table:table-cell>
          <table:table-cell table:style-name="C7">
            <text:p text:style-name="P2"><text:span text:style-name="T2">1.077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06,0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410,37</text:span></text:p>
          </table:table-cell>
          <table:table-cell table:style-name="C7">
            <text:p text:style-name="P2"><text:span text:style-name="T2">12.674,47</text:span></text:p>
          </table:table-cell>
          <table:table-cell table:style-name="C7">
            <text:p text:style-name="P2"><text:span text:style-name="T2">1.156,12</text:span></text:p>
          </table:table-cell>
          <table:table-cell table:style-name="C7">
            <text:p text:style-name="P2"><text:span text:style-name="T2">1.083,6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239,78</text:span></text:p>
          </table:table-cell>
          <table:table-cell table:style-name="C7">
            <text:p text:style-name="P2"><text:span text:style-name="T2">10.434,69</text:span></text:p>
          </table:table-cell>
        </table:table-row>
        <table:table-row table:style-name="TBL_0_7_row_37">
          <table:table-cell table:style-name="C5">
            <text:p text:style-name="P0"><text:span text:style-name="T2">1832</text:span></text:p>
          </table:table-cell>
          <table:table-cell table:style-name="C6">
            <text:p text:style-name="P0"><text:span text:style-name="T2">GISLAINE FELIX DE CARVALHO CASTRO</text:span></text:p>
          </table:table-cell>
          <table:table-cell table:style-name="C6">
            <text:p text:style-name="P0"><text:span text:style-name="T2">Assessor da Div. de G. de Pess. e Ad, Av. e M. de Servidores</text:span></text:p>
          </table:table-cell>
          <table:table-cell table:style-name="C6">
            <text:p text:style-name="P0"><text:span text:style-name="T2">DIRETORIA DE RECURSOS HUMAN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417,9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5.590,90</text:span></text:p>
          </table:table-cell>
          <table:table-cell table:style-name="C7">
            <text:p text:style-name="P2"><text:span text:style-name="T2">329,79</text:span></text:p>
          </table:table-cell>
          <table:table-cell table:style-name="C7">
            <text:p text:style-name="P2"><text:span text:style-name="T2">60,3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90,17</text:span></text:p>
          </table:table-cell>
          <table:table-cell table:style-name="C7">
            <text:p text:style-name="P2"><text:span text:style-name="T2">5.200,73</text:span></text:p>
          </table:table-cell>
        </table:table-row>
        <table:table-row table:style-name="TBL_0_7_row_38">
          <table:table-cell table:style-name="C5">
            <text:p text:style-name="P0"><text:span text:style-name="T2">1325</text:span></text:p>
          </table:table-cell>
          <table:table-cell table:style-name="C6">
            <text:p text:style-name="P0"><text:span text:style-name="T2">GIULLIANO LEMOS ALVES DOS REIS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1ª PROMOTORIA DE JUSTICA CRIMINAL - ARACAJU </text:span></text:p>
          </table:table-cell>
          <table:table-cell table:style-name="C7">
            <text:p text:style-name="P2"><text:span text:style-name="T2">10.186,22</text:span></text:p>
          </table:table-cell>
          <table:table-cell table:style-name="C7">
            <text:p text:style-name="P2"><text:span text:style-name="T2">1.527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13.887,07</text:span></text:p>
          </table:table-cell>
          <table:table-cell table:style-name="C7">
            <text:p text:style-name="P2"><text:span text:style-name="T2">1.639,98</text:span></text:p>
          </table:table-cell>
          <table:table-cell table:style-name="C7">
            <text:p text:style-name="P2"><text:span text:style-name="T2">1.901,0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541,02</text:span></text:p>
          </table:table-cell>
          <table:table-cell table:style-name="C7">
            <text:p text:style-name="P2"><text:span text:style-name="T2">10.346,05</text:span></text:p>
          </table:table-cell>
        </table:table-row>
        <table:table-row table:style-name="TBL_0_7_row_39">
          <table:table-cell table:style-name="C5">
            <text:p text:style-name="P0"><text:span text:style-name="T2">1205</text:span></text:p>
          </table:table-cell>
          <table:table-cell table:style-name="C6">
            <text:p text:style-name="P0"><text:span text:style-name="T2">GIVANILSON SANTOS DE JESUS</text:span></text:p>
          </table:table-cell>
          <table:table-cell table:style-name="C6">
            <text:p text:style-name="P0"><text:span text:style-name="T2">ANALISTA DO MP- CONTADOR</text:span></text:p>
          </table:table-cell>
          <table:table-cell table:style-name="C6">
            <text:p text:style-name="P0"><text:span text:style-name="T2">DIVISAO DE ACOMPANHAMENTO ORCAMENTARIO E ANALISE ECONOMICA</text:span></text:p>
          </table:table-cell>
          <table:table-cell table:style-name="C7">
            <text:p text:style-name="P2"><text:span text:style-name="T2">9.609,64</text:span></text:p>
          </table:table-cell>
          <table:table-cell table:style-name="C7">
            <text:p text:style-name="P2"><text:span text:style-name="T2">4.162,61</text:span></text:p>
          </table:table-cell>
          <table:table-cell table:style-name="C7">
            <text:p text:style-name="P2"><text:span text:style-name="T2">7.332,2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23.277,46</text:span></text:p>
          </table:table-cell>
          <table:table-cell table:style-name="C7">
            <text:p text:style-name="P2"><text:span text:style-name="T2">1.928,12</text:span></text:p>
          </table:table-cell>
          <table:table-cell table:style-name="C7">
            <text:p text:style-name="P2"><text:span text:style-name="T2">4.404,1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.332,28</text:span></text:p>
          </table:table-cell>
          <table:table-cell table:style-name="C7">
            <text:p text:style-name="P2"><text:span text:style-name="T2">16.945,18</text:span></text:p>
          </table:table-cell>
        </table:table-row>
        <table:table-row table:style-name="TBL_0_7_row_40">
          <table:table-cell table:style-name="C5">
            <text:p text:style-name="P0"><text:span text:style-name="T2">1887</text:span></text:p>
          </table:table-cell>
          <table:table-cell table:style-name="C6">
            <text:p text:style-name="P0"><text:span text:style-name="T2">GLADEMIR GONCALVES DE FRANCA FILHO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2ª PROMOTORIA DE JUSTICA CRIMINAL - NOSSA SENHORA DO SOCORRO</text:span></text:p>
          </table:table-cell>
          <table:table-cell table:style-name="C7">
            <text:p text:style-name="P2"><text:span text:style-name="T2">6.774,42</text:span></text:p>
          </table:table-cell>
          <table:table-cell table:style-name="C7">
            <text:p text:style-name="P2"><text:span text:style-name="T2">712,6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00,00</text:span></text:p>
          </table:table-cell>
          <table:table-cell table:style-name="C7">
            <text:p text:style-name="P2"><text:span text:style-name="T2">2.146,44</text:span></text:p>
          </table:table-cell>
          <table:table-cell table:style-name="C7">
            <text:p text:style-name="P2"><text:span text:style-name="T2">9.833,53</text:span></text:p>
          </table:table-cell>
          <table:table-cell table:style-name="C7">
            <text:p text:style-name="P2"><text:span text:style-name="T2">1.048,19</text:span></text:p>
          </table:table-cell>
          <table:table-cell table:style-name="C7">
            <text:p text:style-name="P2"><text:span text:style-name="T2">956,3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04,53</text:span></text:p>
          </table:table-cell>
          <table:table-cell table:style-name="C7">
            <text:p text:style-name="P2"><text:span text:style-name="T2">7.829,00</text:span></text:p>
          </table:table-cell>
        </table:table-row>
        <table:table-row table:style-name="TBL_0_7_row_41">
          <table:table-cell table:style-name="C5">
            <text:p text:style-name="P0"><text:span text:style-name="T2">2186</text:span></text:p>
          </table:table-cell>
          <table:table-cell table:style-name="C6">
            <text:p text:style-name="P0"><text:span text:style-name="T2">GLAU MARCEL DE MENEZES ROCHA</text:span></text:p>
          </table:table-cell>
          <table:table-cell table:style-name="C6">
            <text:p text:style-name="P0"><text:span text:style-name="T2">SOLDADO - requistado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08,9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635,9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635,91</text:span></text:p>
          </table:table-cell>
        </table:table-row>
        <table:table-row table:style-name="TBL_0_7_row_42">
          <table:table-cell table:style-name="C5">
            <text:p text:style-name="P0"><text:span text:style-name="T2">416</text:span></text:p>
          </table:table-cell>
          <table:table-cell table:style-name="C6">
            <text:p text:style-name="P0"><text:span text:style-name="T2">GLAUCIA DE ALBUQUERQUE GARCIA</text:span></text:p>
          </table:table-cell>
          <table:table-cell table:style-name="C6">
            <text:p text:style-name="P0"><text:span text:style-name="T2">ASSESSOR DE PROCURADOR DE JUSTIÇA</text:span></text:p>
          </table:table-cell>
          <table:table-cell table:style-name="C6">
            <text:p text:style-name="P0"><text:span text:style-name="T2">11ª PROCURADORIA DE JUSTICA (CAMARA CRIMINAL)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315,6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14.488,61</text:span></text:p>
          </table:table-cell>
          <table:table-cell table:style-name="C7">
            <text:p text:style-name="P2"><text:span text:style-name="T2">751,97</text:span></text:p>
          </table:table-cell>
          <table:table-cell table:style-name="C7">
            <text:p text:style-name="P2"><text:span text:style-name="T2">2.310,6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062,63</text:span></text:p>
          </table:table-cell>
          <table:table-cell table:style-name="C7">
            <text:p text:style-name="P2"><text:span text:style-name="T2">11.425,98</text:span></text:p>
          </table:table-cell>
        </table:table-row>
        <table:table-row table:style-name="TBL_0_7_row_43">
          <table:table-cell table:style-name="C5">
            <text:p text:style-name="P0"><text:span text:style-name="T2">48</text:span></text:p>
          </table:table-cell>
          <table:table-cell table:style-name="C6">
            <text:p text:style-name="P0"><text:span text:style-name="T2">GLAUCIA QUEIROZ DE MORAIS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5ª PROMOTORIA DE JUSTICA CRIMINAL - ARACAJU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.859,13</text:span></text:p>
          </table:table-cell>
          <table:table-cell table:style-name="C7">
            <text:p text:style-name="P2"><text:span text:style-name="T2">56.264,72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8.395,1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3.111,63</text:span></text:p>
          </table:table-cell>
          <table:table-cell table:style-name="C7">
            <text:p text:style-name="P2"><text:span text:style-name="T2">43.153,09</text:span></text:p>
          </table:table-cell>
        </table:table-row>
      </table:table>
      <table:table table:name="TBL_0_8" table:style-name="TBL_0_8">
        <table:table-column table:style-name="TBL_0_8_col_0">
</table:table-column>
        <table:table-column table:style-name="TBL_0_8_col_1">
</table:table-column>
        <table:table-column table:style-name="TBL_0_8_col_2">
</table:table-column>
        <table:table-column table:style-name="TBL_0_8_col_3">
</table:table-column>
        <table:table-column table:style-name="TBL_0_8_col_4">
</table:table-column>
        <table:table-column table:style-name="TBL_0_8_col_5">
</table:table-column>
        <table:table-column table:style-name="TBL_0_8_col_6">
</table:table-column>
        <table:table-column table:style-name="TBL_0_8_col_7">
</table:table-column>
        <table:table-column table:style-name="TBL_0_8_col_8">
</table:table-column>
        <table:table-column table:style-name="TBL_0_8_col_9">
</table:table-column>
        <table:table-column table:style-name="TBL_0_8_col_10">
</table:table-column>
        <table:table-column table:style-name="TBL_0_8_col_11">
</table:table-column>
        <table:table-column table:style-name="TBL_0_8_col_12">
</table:table-column>
        <table:table-column table:style-name="TBL_0_8_col_13">
</table:table-column>
        <table:table-column table:style-name="TBL_0_8_col_14">
</table:table-column>
        <table:table-column table:style-name="TBL_0_8_col_15">
</table:table-column>
        <table:table-column table:style-name="TBL_0_8_col_16">
</table:table-column>
        <table:table-column table:style-name="TBL_0_8_col_17">
</table:table-column>
        <table:table-row table:style-name="TBL_0_8_row_0">
          <table:table-cell table:style-name="C5">
            <text:p text:style-name="P0"><text:bookmark text:name="JR_PAGE_ANCHOR_0_9"/><text:span text:style-name="T2">1997</text:span></text:p>
          </table:table-cell>
          <table:table-cell table:style-name="C6">
            <text:p text:style-name="P0"><text:span text:style-name="T2">GLAUCIA TELES DE SOUSA NASCIMENTO</text:span></text:p>
          </table:table-cell>
          <table:table-cell table:style-name="C6">
            <text:p text:style-name="P0"><text:span text:style-name="T2">RECEPCIONISTA-requisitado</text:span></text:p>
          </table:table-cell>
          <table:table-cell table:style-name="C6">
            <text:p text:style-name="P0"><text:span text:style-name="T2">PROMOTORIA DE JUSTICA - POCO REDONDO 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31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10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3.150,99</text:span></text:p>
          </table:table-cell>
          <table:table-cell table:style-name="C7">
            <text:p text:style-name="P2"><text:span text:style-name="T2">95,2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5,28</text:span></text:p>
          </table:table-cell>
          <table:table-cell table:style-name="C7">
            <text:p text:style-name="P2"><text:span text:style-name="T2">3.055,71</text:span></text:p>
          </table:table-cell>
        </table:table-row>
        <table:table-row table:style-name="TBL_0_8_row_1">
          <table:table-cell table:style-name="C5">
            <text:p text:style-name="P0"><text:span text:style-name="T2">2256</text:span></text:p>
          </table:table-cell>
          <table:table-cell table:style-name="C6">
            <text:p text:style-name="P0"><text:span text:style-name="T2">GLAUCIO RICARDO SANTOS</text:span></text:p>
          </table:table-cell>
          <table:table-cell table:style-name="C6">
            <text:p text:style-name="P0"><text:span text:style-name="T2">SOLDADO - requistado</text:span></text:p>
          </table:table-cell>
          <table:table-cell table:style-name="C6">
            <text:p text:style-name="P0"><text:span text:style-name="T2">GRUPO DE ATUACAO ESPECIAL DE COMBATE AO CRIME ORGANIZADO (GAECO)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44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44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44,93</text:span></text:p>
          </table:table-cell>
        </table:table-row>
        <table:table-row table:style-name="TBL_0_8_row_2">
          <table:table-cell table:style-name="C5">
            <text:p text:style-name="P0"><text:span text:style-name="T2">1816</text:span></text:p>
          </table:table-cell>
          <table:table-cell table:style-name="C6">
            <text:p text:style-name="P0"><text:span text:style-name="T2">GLAUCO LUIZ REZENDE DE CARVALHO</text:span></text:p>
          </table:table-cell>
          <table:table-cell table:style-name="C6">
            <text:p text:style-name="P0"><text:span text:style-name="T2">ANALISTA DO MP -Informática - G. e A.de P. de Sistemas</text:span></text:p>
          </table:table-cell>
          <table:table-cell table:style-name="C6">
            <text:p text:style-name="P0"><text:span text:style-name="T2">DIVISAO DE INFRAESTRUTURA</text:span></text:p>
          </table:table-cell>
          <table:table-cell table:style-name="C7">
            <text:p text:style-name="P2"><text:span text:style-name="T2">10.186,22</text:span></text:p>
          </table:table-cell>
          <table:table-cell table:style-name="C7">
            <text:p text:style-name="P2"><text:span text:style-name="T2">1.071,59</text:span></text:p>
          </table:table-cell>
          <table:table-cell table:style-name="C7">
            <text:p text:style-name="P2"><text:span text:style-name="T2">3.692,3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17.123,04</text:span></text:p>
          </table:table-cell>
          <table:table-cell table:style-name="C7">
            <text:p text:style-name="P2"><text:span text:style-name="T2">1.576,09</text:span></text:p>
          </table:table-cell>
          <table:table-cell table:style-name="C7">
            <text:p text:style-name="P2"><text:span text:style-name="T2">2.172,3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748,48</text:span></text:p>
          </table:table-cell>
          <table:table-cell table:style-name="C7">
            <text:p text:style-name="P2"><text:span text:style-name="T2">13.374,56</text:span></text:p>
          </table:table-cell>
        </table:table-row>
        <table:table-row table:style-name="TBL_0_8_row_3">
          <table:table-cell table:style-name="C5">
            <text:p text:style-name="P0"><text:span text:style-name="T2">1731</text:span></text:p>
          </table:table-cell>
          <table:table-cell table:style-name="C6">
            <text:p text:style-name="P0"><text:span text:style-name="T2">GLEBERTON DOS SANTOS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2ª PROMOTORIA DE JUSTICA DISTRITAL - ARACAJU </text:span></text:p>
          </table:table-cell>
          <table:table-cell table:style-name="C7">
            <text:p text:style-name="P2"><text:span text:style-name="T2">4.425,27</text:span></text:p>
          </table:table-cell>
          <table:table-cell table:style-name="C7">
            <text:p text:style-name="P2"><text:span text:style-name="T2">663,7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6.998,05</text:span></text:p>
          </table:table-cell>
          <table:table-cell table:style-name="C7">
            <text:p text:style-name="P2"><text:span text:style-name="T2">712,47</text:span></text:p>
          </table:table-cell>
          <table:table-cell table:style-name="C7">
            <text:p text:style-name="P2"><text:span text:style-name="T2">348,6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061,07</text:span></text:p>
          </table:table-cell>
          <table:table-cell table:style-name="C7">
            <text:p text:style-name="P2"><text:span text:style-name="T2">5.936,98</text:span></text:p>
          </table:table-cell>
        </table:table-row>
        <table:table-row table:style-name="TBL_0_8_row_4">
          <table:table-cell table:style-name="C5">
            <text:p text:style-name="P0"><text:span text:style-name="T2">1726</text:span></text:p>
          </table:table-cell>
          <table:table-cell table:style-name="C6">
            <text:p text:style-name="P0"><text:span text:style-name="T2">GLEISE CHRISTINE NUNES DE FREITAS</text:span></text:p>
          </table:table-cell>
          <table:table-cell table:style-name="C6">
            <text:p text:style-name="P0"><text:span text:style-name="T2">ANALISTA DO MP - ADMINISTRADOR</text:span></text:p>
          </table:table-cell>
          <table:table-cell table:style-name="C6">
            <text:p text:style-name="P0"><text:span text:style-name="T2">DIVISAO DE GESTAO DE PESSOAS - SERVIDORES</text:span></text:p>
          </table:table-cell>
          <table:table-cell table:style-name="C7">
            <text:p text:style-name="P2"><text:span text:style-name="T2">8.552,55</text:span></text:p>
          </table:table-cell>
          <table:table-cell table:style-name="C7">
            <text:p text:style-name="P2"><text:span text:style-name="T2">899,73</text:span></text:p>
          </table:table-cell>
          <table:table-cell table:style-name="C7">
            <text:p text:style-name="P2"><text:span text:style-name="T2">2.050,7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3.412,06</text:span></text:p>
          </table:table-cell>
          <table:table-cell table:style-name="C7">
            <text:p text:style-name="P2"><text:span text:style-name="T2">1.323,32</text:span></text:p>
          </table:table-cell>
          <table:table-cell table:style-name="C7">
            <text:p text:style-name="P2"><text:span text:style-name="T2">1.877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201,25</text:span></text:p>
          </table:table-cell>
          <table:table-cell table:style-name="C7">
            <text:p text:style-name="P2"><text:span text:style-name="T2">10.210,81</text:span></text:p>
          </table:table-cell>
        </table:table-row>
        <table:table-row table:style-name="TBL_0_8_row_5">
          <table:table-cell table:style-name="C5">
            <text:p text:style-name="P0"><text:span text:style-name="T2">1453</text:span></text:p>
          </table:table-cell>
          <table:table-cell table:style-name="C6">
            <text:p text:style-name="P0"><text:span text:style-name="T2">GONCALO RIBEIRO DE MELO NETO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3ª PROCURADORIA DE JUSTICA (1ª CAMARA CIVEL)</text:span></text:p>
          </table:table-cell>
          <table:table-cell table:style-name="C7">
            <text:p text:style-name="P2"><text:span text:style-name="T2">10.186,22</text:span></text:p>
          </table:table-cell>
          <table:table-cell table:style-name="C7">
            <text:p text:style-name="P2"><text:span text:style-name="T2">2.037,24</text:span></text:p>
          </table:table-cell>
          <table:table-cell table:style-name="C7">
            <text:p text:style-name="P2"><text:span text:style-name="T2">10.673,6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24.806,05</text:span></text:p>
          </table:table-cell>
          <table:table-cell table:style-name="C7">
            <text:p text:style-name="P2"><text:span text:style-name="T2">1.711,28</text:span></text:p>
          </table:table-cell>
          <table:table-cell table:style-name="C7">
            <text:p text:style-name="P2"><text:span text:style-name="T2">4.852,4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.563,74</text:span></text:p>
          </table:table-cell>
          <table:table-cell table:style-name="C7">
            <text:p text:style-name="P2"><text:span text:style-name="T2">18.242,31</text:span></text:p>
          </table:table-cell>
        </table:table-row>
        <table:table-row table:style-name="TBL_0_8_row_6">
          <table:table-cell table:style-name="C5">
            <text:p text:style-name="P0"><text:span text:style-name="T2">1619</text:span></text:p>
          </table:table-cell>
          <table:table-cell table:style-name="C6">
            <text:p text:style-name="P0"><text:span text:style-name="T2">GRACE DE OLIVEIRA SOUZ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TRIAGEM TECNICA DAS PROMOTORIAS DE JUSTICA DO TRIBUNAL DO JURI DE ARACAJU</text:span></text:p>
          </table:table-cell>
          <table:table-cell table:style-name="C7">
            <text:p text:style-name="P2"><text:span text:style-name="T2">4.972,24</text:span></text:p>
          </table:table-cell>
          <table:table-cell table:style-name="C7">
            <text:p text:style-name="P2"><text:span text:style-name="T2">745,8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7.627,07</text:span></text:p>
          </table:table-cell>
          <table:table-cell table:style-name="C7">
            <text:p text:style-name="P2"><text:span text:style-name="T2">800,53</text:span></text:p>
          </table:table-cell>
          <table:table-cell table:style-name="C7">
            <text:p text:style-name="P2"><text:span text:style-name="T2">482,9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83,50</text:span></text:p>
          </table:table-cell>
          <table:table-cell table:style-name="C7">
            <text:p text:style-name="P2"><text:span text:style-name="T2">6.343,57</text:span></text:p>
          </table:table-cell>
        </table:table-row>
        <table:table-row table:style-name="TBL_0_8_row_7">
          <table:table-cell table:style-name="C5">
            <text:p text:style-name="P0"><text:span text:style-name="T2">1806</text:span></text:p>
          </table:table-cell>
          <table:table-cell table:style-name="C6">
            <text:p text:style-name="P0"><text:span text:style-name="T2">GRASIELE ROSARIO SANTOS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1ª PROMOTORIA DE JUSTICA DISTRITAL - ARACAJU  </text:span></text:p>
          </table:table-cell>
          <table:table-cell table:style-name="C7">
            <text:p text:style-name="P2"><text:span text:style-name="T2">8.552,55</text:span></text:p>
          </table:table-cell>
          <table:table-cell table:style-name="C7">
            <text:p text:style-name="P2"><text:span text:style-name="T2">899,7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1.361,27</text:span></text:p>
          </table:table-cell>
          <table:table-cell table:style-name="C7">
            <text:p text:style-name="P2"><text:span text:style-name="T2">1.323,32</text:span></text:p>
          </table:table-cell>
          <table:table-cell table:style-name="C7">
            <text:p text:style-name="P2"><text:span text:style-name="T2">1.366,1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689,42</text:span></text:p>
          </table:table-cell>
          <table:table-cell table:style-name="C7">
            <text:p text:style-name="P2"><text:span text:style-name="T2">8.671,85</text:span></text:p>
          </table:table-cell>
        </table:table-row>
        <table:table-row table:style-name="TBL_0_8_row_8">
          <table:table-cell table:style-name="C5">
            <text:p text:style-name="P0"><text:span text:style-name="T2">1241</text:span></text:p>
          </table:table-cell>
          <table:table-cell table:style-name="C6">
            <text:p text:style-name="P0"><text:span text:style-name="T2">GREYCE MENDONCA BELEM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ASSESSORIA DA CORREGEDORIA GERAL</text:span></text:p>
          </table:table-cell>
          <table:table-cell table:style-name="C7">
            <text:p text:style-name="P2"><text:span text:style-name="T2">9.065,70</text:span></text:p>
          </table:table-cell>
          <table:table-cell table:style-name="C7">
            <text:p text:style-name="P2"><text:span text:style-name="T2">1.359,86</text:span></text:p>
          </table:table-cell>
          <table:table-cell table:style-name="C7">
            <text:p text:style-name="P2"><text:span text:style-name="T2">3.692,3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6.026,86</text:span></text:p>
          </table:table-cell>
          <table:table-cell table:style-name="C7">
            <text:p text:style-name="P2"><text:span text:style-name="T2">1.459,58</text:span></text:p>
          </table:table-cell>
          <table:table-cell table:style-name="C7">
            <text:p text:style-name="P2"><text:span text:style-name="T2">2.507,4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966,98</text:span></text:p>
          </table:table-cell>
          <table:table-cell table:style-name="C7">
            <text:p text:style-name="P2"><text:span text:style-name="T2">12.059,88</text:span></text:p>
          </table:table-cell>
        </table:table-row>
        <table:table-row table:style-name="TBL_0_8_row_9">
          <table:table-cell table:style-name="C5">
            <text:p text:style-name="P0"><text:span text:style-name="T2">1839</text:span></text:p>
          </table:table-cell>
          <table:table-cell table:style-name="C6">
            <text:p text:style-name="P0"><text:span text:style-name="T2">GREZIELE LIMA MENDONC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PROMOTORIA DE JUSTICA ESPECIAL CIVEL E CRIMINAL - ESTANCIA </text:span></text:p>
          </table:table-cell>
          <table:table-cell table:style-name="C7">
            <text:p text:style-name="P2"><text:span text:style-name="T2">4.425,27</text:span></text:p>
          </table:table-cell>
          <table:table-cell table:style-name="C7">
            <text:p text:style-name="P2"><text:span text:style-name="T2">465,5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517,20</text:span></text:p>
          </table:table-cell>
          <table:table-cell table:style-name="C7">
            <text:p text:style-name="P2"><text:span text:style-name="T2">7.408,01</text:span></text:p>
          </table:table-cell>
          <table:table-cell table:style-name="C7">
            <text:p text:style-name="P2"><text:span text:style-name="T2">684,71</text:span></text:p>
          </table:table-cell>
          <table:table-cell table:style-name="C7">
            <text:p text:style-name="P2"><text:span text:style-name="T2">310,2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94,95</text:span></text:p>
          </table:table-cell>
          <table:table-cell table:style-name="C7">
            <text:p text:style-name="P2"><text:span text:style-name="T2">6.413,06</text:span></text:p>
          </table:table-cell>
        </table:table-row>
        <table:table-row table:style-name="TBL_0_8_row_10">
          <table:table-cell table:style-name="C5">
            <text:p text:style-name="P0"><text:span text:style-name="T2">1234</text:span></text:p>
          </table:table-cell>
          <table:table-cell table:style-name="C6">
            <text:p text:style-name="P0"><text:span text:style-name="T2">GUSTAVO MENDONCA RODRIGUES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PROMOTORIA DE JUSTICA - RIBEIROPOLIS </text:span></text:p>
          </table:table-cell>
          <table:table-cell table:style-name="C7">
            <text:p text:style-name="P2"><text:span text:style-name="T2">10.186,22</text:span></text:p>
          </table:table-cell>
          <table:table-cell table:style-name="C7">
            <text:p text:style-name="P2"><text:span text:style-name="T2">1.527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781,13</text:span></text:p>
          </table:table-cell>
          <table:table-cell table:style-name="C7">
            <text:p text:style-name="P2"><text:span text:style-name="T2">14.495,28</text:span></text:p>
          </table:table-cell>
          <table:table-cell table:style-name="C7">
            <text:p text:style-name="P2"><text:span text:style-name="T2">1.639,98</text:span></text:p>
          </table:table-cell>
          <table:table-cell table:style-name="C7">
            <text:p text:style-name="P2"><text:span text:style-name="T2">1.451,5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091,49</text:span></text:p>
          </table:table-cell>
          <table:table-cell table:style-name="C7">
            <text:p text:style-name="P2"><text:span text:style-name="T2">11.403,79</text:span></text:p>
          </table:table-cell>
        </table:table-row>
        <table:table-row table:style-name="TBL_0_8_row_11">
          <table:table-cell table:style-name="C5">
            <text:p text:style-name="P0"><text:span text:style-name="T2">1452</text:span></text:p>
          </table:table-cell>
          <table:table-cell table:style-name="C6">
            <text:p text:style-name="P0"><text:span text:style-name="T2">HEBERT DA SILVA FERREIR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OUVIDORIA DO MP</text:span></text:p>
          </table:table-cell>
          <table:table-cell table:style-name="C7">
            <text:p text:style-name="P2"><text:span text:style-name="T2">2.619,31</text:span></text:p>
          </table:table-cell>
          <table:table-cell table:style-name="C7">
            <text:p text:style-name="P2"><text:span text:style-name="T2">392,9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4.921,20</text:span></text:p>
          </table:table-cell>
          <table:table-cell table:style-name="C7">
            <text:p text:style-name="P2"><text:span text:style-name="T2">421,71</text:span></text:p>
          </table:table-cell>
          <table:table-cell table:style-name="C7">
            <text:p text:style-name="P2"><text:span text:style-name="T2">37,2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58,98</text:span></text:p>
          </table:table-cell>
          <table:table-cell table:style-name="C7">
            <text:p text:style-name="P2"><text:span text:style-name="T2">4.462,22</text:span></text:p>
          </table:table-cell>
        </table:table-row>
        <table:table-row table:style-name="TBL_0_8_row_12">
          <table:table-cell table:style-name="C5">
            <text:p text:style-name="P0"><text:span text:style-name="T2">1284</text:span></text:p>
          </table:table-cell>
          <table:table-cell table:style-name="C6">
            <text:p text:style-name="P0"><text:span text:style-name="T2">HELEN MARTHA DIAS SALVIANO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6ª PROMOTORIA DE JUSTICA CRIMINAL - ARACAJU</text:span></text:p>
          </table:table-cell>
          <table:table-cell table:style-name="C7">
            <text:p text:style-name="P2"><text:span text:style-name="T2">10.186,22</text:span></text:p>
          </table:table-cell>
          <table:table-cell table:style-name="C7">
            <text:p text:style-name="P2"><text:span text:style-name="T2">2.037,2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4.132,45</text:span></text:p>
          </table:table-cell>
          <table:table-cell table:style-name="C7">
            <text:p text:style-name="P2"><text:span text:style-name="T2">1.711,28</text:span></text:p>
          </table:table-cell>
          <table:table-cell table:style-name="C7">
            <text:p text:style-name="P2"><text:span text:style-name="T2">1.969,3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680,63</text:span></text:p>
          </table:table-cell>
          <table:table-cell table:style-name="C7">
            <text:p text:style-name="P2"><text:span text:style-name="T2">10.451,82</text:span></text:p>
          </table:table-cell>
        </table:table-row>
        <table:table-row table:style-name="TBL_0_8_row_13">
          <table:table-cell table:style-name="C5">
            <text:p text:style-name="P0"><text:span text:style-name="T2">1348</text:span></text:p>
          </table:table-cell>
          <table:table-cell table:style-name="C6">
            <text:p text:style-name="P0"><text:span text:style-name="T2">HELENA CHRISTINA DE ALMEIDA ANDRADE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1ª PROMOTORIA DE JUSTICA CRIMINAL - SAO CRISTOVAO</text:span></text:p>
          </table:table-cell>
          <table:table-cell table:style-name="C7">
            <text:p text:style-name="P2"><text:span text:style-name="T2">10.186,22</text:span></text:p>
          </table:table-cell>
          <table:table-cell table:style-name="C7">
            <text:p text:style-name="P2"><text:span text:style-name="T2">1.527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621,52</text:span></text:p>
          </table:table-cell>
          <table:table-cell table:style-name="C7">
            <text:p text:style-name="P2"><text:span text:style-name="T2">14.335,67</text:span></text:p>
          </table:table-cell>
          <table:table-cell table:style-name="C7">
            <text:p text:style-name="P2"><text:span text:style-name="T2">1.639,98</text:span></text:p>
          </table:table-cell>
          <table:table-cell table:style-name="C7">
            <text:p text:style-name="P2"><text:span text:style-name="T2">1.901,0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541,02</text:span></text:p>
          </table:table-cell>
          <table:table-cell table:style-name="C7">
            <text:p text:style-name="P2"><text:span text:style-name="T2">10.794,65</text:span></text:p>
          </table:table-cell>
        </table:table-row>
        <table:table-row table:style-name="TBL_0_8_row_14">
          <table:table-cell table:style-name="C5">
            <text:p text:style-name="P0"><text:span text:style-name="T2">49</text:span></text:p>
          </table:table-cell>
          <table:table-cell table:style-name="C6">
            <text:p text:style-name="P0"><text:span text:style-name="T2">HELENO AVILA DOS SANTOS SILVA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8_row_15">
          <table:table-cell table:style-name="C5">
            <text:p text:style-name="P0"><text:span text:style-name="T2">2240</text:span></text:p>
          </table:table-cell>
          <table:table-cell table:style-name="C6">
            <text:p text:style-name="P0"><text:span text:style-name="T2">HELIO LIMA FEITOSA</text:span></text:p>
          </table:table-cell>
          <table:table-cell table:style-name="C6">
            <text:p text:style-name="P0"><text:span text:style-name="T2">2º TENENTE - requisitado</text:span></text:p>
          </table:table-cell>
          <table:table-cell table:style-name="C6">
            <text:p text:style-name="P0"><text:span text:style-name="T2">GRUPO DE ATUACAO ESPECIAL DE COMBATE AO CRIME ORGANIZADO (GAECO)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5.632,5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9.032,4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64,8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64,87</text:span></text:p>
          </table:table-cell>
          <table:table-cell table:style-name="C7">
            <text:p text:style-name="P2"><text:span text:style-name="T2">8.067,57</text:span></text:p>
          </table:table-cell>
        </table:table-row>
        <table:table-row table:style-name="TBL_0_8_row_16">
          <table:table-cell table:style-name="C5">
            <text:p text:style-name="P0"><text:span text:style-name="T2">2151</text:span></text:p>
          </table:table-cell>
          <table:table-cell table:style-name="C6">
            <text:p text:style-name="P0"><text:span text:style-name="T2">HELIO SANTOS</text:span></text:p>
          </table:table-cell>
          <table:table-cell table:style-name="C6">
            <text:p text:style-name="P0"><text:span text:style-name="T2">2º SARGENTO - requisitado-BESP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8_row_17">
          <table:table-cell table:style-name="C5">
            <text:p text:style-name="P0"><text:span text:style-name="T2">2082</text:span></text:p>
          </table:table-cell>
          <table:table-cell table:style-name="C6">
            <text:p text:style-name="P0"><text:span text:style-name="T2">HELOISA GAMA DE SALES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PROMOTORIA DE JUSTICA - GARARU </text:span></text:p>
          </table:table-cell>
          <table:table-cell table:style-name="C7">
            <text:p text:style-name="P2"><text:span text:style-name="T2">7.611,74</text:span></text:p>
          </table:table-cell>
          <table:table-cell table:style-name="C7">
            <text:p text:style-name="P2"><text:span text:style-name="T2">800,7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121,43</text:span></text:p>
          </table:table-cell>
          <table:table-cell table:style-name="C7">
            <text:p text:style-name="P2"><text:span text:style-name="T2">11.533,92</text:span></text:p>
          </table:table-cell>
          <table:table-cell table:style-name="C7">
            <text:p text:style-name="P2"><text:span text:style-name="T2">1.177,75</text:span></text:p>
          </table:table-cell>
          <table:table-cell table:style-name="C7">
            <text:p text:style-name="P2"><text:span text:style-name="T2">1.120,1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297,94</text:span></text:p>
          </table:table-cell>
          <table:table-cell table:style-name="C7">
            <text:p text:style-name="P2"><text:span text:style-name="T2">9.235,98</text:span></text:p>
          </table:table-cell>
        </table:table-row>
        <table:table-row table:style-name="TBL_0_8_row_18">
          <table:table-cell table:style-name="C5">
            <text:p text:style-name="P0"><text:span text:style-name="T2">341</text:span></text:p>
          </table:table-cell>
          <table:table-cell table:style-name="C6">
            <text:p text:style-name="P0"><text:span text:style-name="T2">HENRIQUE RIBEIRO CARDOSO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1ª PROMOTORIA DE JUSTICA DA CURADORIA DA FAZENDA PUBLICA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368,91</text:span></text:p>
          </table:table-cell>
          <table:table-cell table:style-name="C7">
            <text:p text:style-name="P2"><text:span text:style-name="T2">17.172,92</text:span></text:p>
          </table:table-cell>
          <table:table-cell table:style-name="C7">
            <text:p text:style-name="P2"><text:span text:style-name="T2">54.230,94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6.008,3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0.724,79</text:span></text:p>
          </table:table-cell>
          <table:table-cell table:style-name="C7">
            <text:p text:style-name="P2"><text:span text:style-name="T2">43.506,15</text:span></text:p>
          </table:table-cell>
        </table:table-row>
        <table:table-row table:style-name="TBL_0_8_row_19">
          <table:table-cell table:style-name="C5">
            <text:p text:style-name="P0"><text:span text:style-name="T2">1689</text:span></text:p>
          </table:table-cell>
          <table:table-cell table:style-name="C6">
            <text:p text:style-name="P0"><text:span text:style-name="T2">HONORINA JAMILLY ALMEIDA NOVAES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4ª PROMOTORIA DE JUSTICA DOS DIREITOS DO CIDADAO</text:span></text:p>
          </table:table-cell>
          <table:table-cell table:style-name="C7">
            <text:p text:style-name="P2"><text:span text:style-name="T2">4.425,27</text:span></text:p>
          </table:table-cell>
          <table:table-cell table:style-name="C7">
            <text:p text:style-name="P2"><text:span text:style-name="T2">465,5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7.063,73</text:span></text:p>
          </table:table-cell>
          <table:table-cell table:style-name="C7">
            <text:p text:style-name="P2"><text:span text:style-name="T2">684,71</text:span></text:p>
          </table:table-cell>
          <table:table-cell table:style-name="C7">
            <text:p text:style-name="P2"><text:span text:style-name="T2">310,2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94,95</text:span></text:p>
          </table:table-cell>
          <table:table-cell table:style-name="C7">
            <text:p text:style-name="P2"><text:span text:style-name="T2">6.068,78</text:span></text:p>
          </table:table-cell>
        </table:table-row>
        <table:table-row table:style-name="TBL_0_8_row_20">
          <table:table-cell table:style-name="C5">
            <text:p text:style-name="P0"><text:span text:style-name="T2">1901</text:span></text:p>
          </table:table-cell>
          <table:table-cell table:style-name="C6">
            <text:p text:style-name="P0"><text:span text:style-name="T2">HUDSON DE JESUS OLIVEIR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PROMOTORIA DE JUSTICA - CAMPO DO BRITO </text:span></text:p>
          </table:table-cell>
          <table:table-cell table:style-name="C7">
            <text:p text:style-name="P2"><text:span text:style-name="T2">2.776,47</text:span></text:p>
          </table:table-cell>
          <table:table-cell table:style-name="C7">
            <text:p text:style-name="P2"><text:span text:style-name="T2">219,0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517,20</text:span></text:p>
          </table:table-cell>
          <table:table-cell table:style-name="C7">
            <text:p text:style-name="P2"><text:span text:style-name="T2">5.512,73</text:span></text:p>
          </table:table-cell>
          <table:table-cell table:style-name="C7">
            <text:p text:style-name="P2"><text:span text:style-name="T2">419,37</text:span></text:p>
          </table:table-cell>
          <table:table-cell table:style-name="C7">
            <text:p text:style-name="P2"><text:span text:style-name="T2">50,4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69,78</text:span></text:p>
          </table:table-cell>
          <table:table-cell table:style-name="C7">
            <text:p text:style-name="P2"><text:span text:style-name="T2">5.042,95</text:span></text:p>
          </table:table-cell>
        </table:table-row>
        <table:table-row table:style-name="TBL_0_8_row_21">
          <table:table-cell table:style-name="C5">
            <text:p text:style-name="P0"><text:span text:style-name="T2">2198</text:span></text:p>
          </table:table-cell>
          <table:table-cell table:style-name="C6">
            <text:p text:style-name="P0"><text:span text:style-name="T2">IAN EMILIO SCHLINGMANN</text:span></text:p>
          </table:table-cell>
          <table:table-cell table:style-name="C6">
            <text:p text:style-name="P0"><text:span text:style-name="T2">SOLDADO - requistado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8_row_22">
          <table:table-cell table:style-name="C5">
            <text:p text:style-name="P0"><text:span text:style-name="T2">1788</text:span></text:p>
          </table:table-cell>
          <table:table-cell table:style-name="C6">
            <text:p text:style-name="P0"><text:span text:style-name="T2">IANNY CAROLINY ALMEIDA SILVEIR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1ª PROMOTORIA DE JUSTICA - ITABAIANA</text:span></text:p>
          </table:table-cell>
          <table:table-cell table:style-name="C7">
            <text:p text:style-name="P2"><text:span text:style-name="T2">3.793,02</text:span></text:p>
          </table:table-cell>
          <table:table-cell table:style-name="C7">
            <text:p text:style-name="P2"><text:span text:style-name="T2">390,8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517,20</text:span></text:p>
          </table:table-cell>
          <table:table-cell table:style-name="C7">
            <text:p text:style-name="P2"><text:span text:style-name="T2">6.701,09</text:span></text:p>
          </table:table-cell>
          <table:table-cell table:style-name="C7">
            <text:p text:style-name="P2"><text:span text:style-name="T2">585,74</text:span></text:p>
          </table:table-cell>
          <table:table-cell table:style-name="C7">
            <text:p text:style-name="P2"><text:span text:style-name="T2">184,9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770,66</text:span></text:p>
          </table:table-cell>
          <table:table-cell table:style-name="C7">
            <text:p text:style-name="P2"><text:span text:style-name="T2">5.930,43</text:span></text:p>
          </table:table-cell>
        </table:table-row>
        <table:table-row table:style-name="TBL_0_8_row_23">
          <table:table-cell table:style-name="C5">
            <text:p text:style-name="P0"><text:span text:style-name="T2">85</text:span></text:p>
          </table:table-cell>
          <table:table-cell table:style-name="C6">
            <text:p text:style-name="P0"><text:span text:style-name="T2">IARA PINHEIRO DE JESUS</text:span></text:p>
          </table:table-cell>
          <table:table-cell table:style-name="C6">
            <text:p text:style-name="P0"><text:span text:style-name="T2">TÉCNICO EM CONTABILIDADE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8_row_24">
          <table:table-cell table:style-name="C5">
            <text:p text:style-name="P0"><text:span text:style-name="T2">2108</text:span></text:p>
          </table:table-cell>
          <table:table-cell table:style-name="C6">
            <text:p text:style-name="P0"><text:span text:style-name="T2">IB RODRIGUES FERREIRA</text:span></text:p>
          </table:table-cell>
          <table:table-cell table:style-name="C6">
            <text:p text:style-name="P0"><text:span text:style-name="T2">3º SARGENTO - requisitado - BESP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8_row_25">
          <table:table-cell table:style-name="C5">
            <text:p text:style-name="P0"><text:span text:style-name="T2">693</text:span></text:p>
          </table:table-cell>
          <table:table-cell table:style-name="C6">
            <text:p text:style-name="P0"><text:span text:style-name="T2">IDIBERTO BORGES DA SILVA</text:span></text:p>
          </table:table-cell>
          <table:table-cell table:style-name="C6">
            <text:p text:style-name="P0"><text:span text:style-name="T2">MENSAGEIRO - requisitado</text:span></text:p>
          </table:table-cell>
          <table:table-cell table:style-name="C6">
            <text:p text:style-name="P0"><text:span text:style-name="T2">PROMOTORIA DE JUSTICA - PACATUBA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31,50</text:span></text:p>
          </table:table-cell>
          <table:table-cell table:style-name="C7">
            <text:p text:style-name="P2"><text:span text:style-name="T2">288,0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056,00</text:span></text:p>
          </table:table-cell>
          <table:table-cell table:style-name="C7">
            <text:p text:style-name="P2"><text:span text:style-name="T2">2.275,56</text:span></text:p>
          </table:table-cell>
          <table:table-cell table:style-name="C7">
            <text:p text:style-name="P2"><text:span text:style-name="T2">67,3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7,33</text:span></text:p>
          </table:table-cell>
          <table:table-cell table:style-name="C7">
            <text:p text:style-name="P2"><text:span text:style-name="T2">2.208,23</text:span></text:p>
          </table:table-cell>
        </table:table-row>
        <table:table-row table:style-name="TBL_0_8_row_26">
          <table:table-cell table:style-name="C5">
            <text:p text:style-name="P0"><text:span text:style-name="T2">1405</text:span></text:p>
          </table:table-cell>
          <table:table-cell table:style-name="C6">
            <text:p text:style-name="P0"><text:span text:style-name="T2">IGOR PEREIRA TELES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COORDENADORIA DE DOCUMENTACAO E DE MEMORIA DO MP</text:span></text:p>
          </table:table-cell>
          <table:table-cell table:style-name="C7">
            <text:p text:style-name="P2"><text:span text:style-name="T2">5.270,57</text:span></text:p>
          </table:table-cell>
          <table:table-cell table:style-name="C7">
            <text:p text:style-name="P2"><text:span text:style-name="T2">790,5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29,4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27,06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1.226,62</text:span></text:p>
          </table:table-cell>
          <table:table-cell table:style-name="C7">
            <text:p text:style-name="P2"><text:span text:style-name="T2">848,56</text:span></text:p>
          </table:table-cell>
          <table:table-cell table:style-name="C7">
            <text:p text:style-name="P2"><text:span text:style-name="T2">1.459,6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08,19</text:span></text:p>
          </table:table-cell>
          <table:table-cell table:style-name="C7">
            <text:p text:style-name="P2"><text:span text:style-name="T2">8.918,43</text:span></text:p>
          </table:table-cell>
        </table:table-row>
        <table:table-row table:style-name="TBL_0_8_row_27">
          <table:table-cell table:style-name="C5">
            <text:p text:style-name="P0"><text:span text:style-name="T2">1611</text:span></text:p>
          </table:table-cell>
          <table:table-cell table:style-name="C6">
            <text:p text:style-name="P0"><text:span text:style-name="T2">ILANA CHAGAS FERRO COELHO DA PAZ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GRUPO DE APOIO OPERACIONAL - SEC. GERAL</text:span></text:p>
          </table:table-cell>
          <table:table-cell table:style-name="C7">
            <text:p text:style-name="P2"><text:span text:style-name="T2">8.552,55</text:span></text:p>
          </table:table-cell>
          <table:table-cell table:style-name="C7">
            <text:p text:style-name="P2"><text:span text:style-name="T2">1.710,5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2.172,05</text:span></text:p>
          </table:table-cell>
          <table:table-cell table:style-name="C7">
            <text:p text:style-name="P2"><text:span text:style-name="T2">1.436,83</text:span></text:p>
          </table:table-cell>
          <table:table-cell table:style-name="C7">
            <text:p text:style-name="P2"><text:span text:style-name="T2">1.557,8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994,68</text:span></text:p>
          </table:table-cell>
          <table:table-cell table:style-name="C7">
            <text:p text:style-name="P2"><text:span text:style-name="T2">9.177,37</text:span></text:p>
          </table:table-cell>
        </table:table-row>
        <table:table-row table:style-name="TBL_0_8_row_28">
          <table:table-cell table:style-name="C5">
            <text:p text:style-name="P0"><text:span text:style-name="T2">2148</text:span></text:p>
          </table:table-cell>
          <table:table-cell table:style-name="C6">
            <text:p text:style-name="P0"><text:span text:style-name="T2">IOLANDO VIEIRA SANTOS FILHO</text:span></text:p>
          </table:table-cell>
          <table:table-cell table:style-name="C6">
            <text:p text:style-name="P0"><text:span text:style-name="T2">3º SARGENTO - requisitado - BESP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08,9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635,9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635,91</text:span></text:p>
          </table:table-cell>
        </table:table-row>
        <table:table-row table:style-name="TBL_0_8_row_29">
          <table:table-cell table:style-name="C5">
            <text:p text:style-name="P0"><text:span text:style-name="T2">2170</text:span></text:p>
          </table:table-cell>
          <table:table-cell table:style-name="C6">
            <text:p text:style-name="P0"><text:span text:style-name="T2">IRINALDO JOSE DOS SANTOS</text:span></text:p>
          </table:table-cell>
          <table:table-cell table:style-name="C6">
            <text:p text:style-name="P0"><text:span text:style-name="T2">AGENTE ADMINISTRATIVO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8_row_30">
          <table:table-cell table:style-name="C5">
            <text:p text:style-name="P0"><text:span text:style-name="T2">1888</text:span></text:p>
          </table:table-cell>
          <table:table-cell table:style-name="C6">
            <text:p text:style-name="P0"><text:span text:style-name="T2">ISABEL CHRISTINA PRAZERES RODRIGUES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1ª PROMOTORIA DE JUSTICA - NEOPOLIS</text:span></text:p>
          </table:table-cell>
          <table:table-cell table:style-name="C7">
            <text:p text:style-name="P2"><text:span text:style-name="T2">5.556,32</text:span></text:p>
          </table:table-cell>
          <table:table-cell table:style-name="C7">
            <text:p text:style-name="P2"><text:span text:style-name="T2">554,47</text:span></text:p>
          </table:table-cell>
          <table:table-cell table:style-name="C7">
            <text:p text:style-name="P2"><text:span text:style-name="T2">1.138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897,74</text:span></text:p>
          </table:table-cell>
          <table:table-cell table:style-name="C7">
            <text:p text:style-name="P2"><text:span text:style-name="T2">10.147,03</text:span></text:p>
          </table:table-cell>
          <table:table-cell table:style-name="C7">
            <text:p text:style-name="P2"><text:span text:style-name="T2">855,51</text:span></text:p>
          </table:table-cell>
          <table:table-cell table:style-name="C7">
            <text:p text:style-name="P2"><text:span text:style-name="T2">888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744,44</text:span></text:p>
          </table:table-cell>
          <table:table-cell table:style-name="C7">
            <text:p text:style-name="P2"><text:span text:style-name="T2">8.402,59</text:span></text:p>
          </table:table-cell>
        </table:table-row>
        <table:table-row table:style-name="TBL_0_8_row_31">
          <table:table-cell table:style-name="C5">
            <text:p text:style-name="P0"><text:span text:style-name="T2">1761</text:span></text:p>
          </table:table-cell>
          <table:table-cell table:style-name="C6">
            <text:p text:style-name="P0"><text:span text:style-name="T2">ISABELA DE ARAGAO DORNA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GABINETE DO SECRETARIO GERALPGJ/MP</text:span></text:p>
          </table:table-cell>
          <table:table-cell table:style-name="C7">
            <text:p text:style-name="P2"><text:span text:style-name="T2">8.552,55</text:span></text:p>
          </table:table-cell>
          <table:table-cell table:style-name="C7">
            <text:p text:style-name="P2"><text:span text:style-name="T2">899,73</text:span></text:p>
          </table:table-cell>
          <table:table-cell table:style-name="C7">
            <text:p text:style-name="P2"><text:span text:style-name="T2">5.632,5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6.993,86</text:span></text:p>
          </table:table-cell>
          <table:table-cell table:style-name="C7">
            <text:p text:style-name="P2"><text:span text:style-name="T2">1.323,32</text:span></text:p>
          </table:table-cell>
          <table:table-cell table:style-name="C7">
            <text:p text:style-name="P2"><text:span text:style-name="T2">2.915,0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238,39</text:span></text:p>
          </table:table-cell>
          <table:table-cell table:style-name="C7">
            <text:p text:style-name="P2"><text:span text:style-name="T2">12.755,47</text:span></text:p>
          </table:table-cell>
        </table:table-row>
        <table:table-row table:style-name="TBL_0_8_row_32">
          <table:table-cell table:style-name="C5">
            <text:p text:style-name="P0"><text:span text:style-name="T2">1836</text:span></text:p>
          </table:table-cell>
          <table:table-cell table:style-name="C6">
            <text:p text:style-name="P0"><text:span text:style-name="T2">ISABELLE CRISTINE DA SILVA FRAZAO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PROMOTORIA DE JUSTICA - INDIAROBA</text:span></text:p>
          </table:table-cell>
          <table:table-cell table:style-name="C7">
            <text:p text:style-name="P2"><text:span text:style-name="T2">6.774,42</text:span></text:p>
          </table:table-cell>
          <table:table-cell table:style-name="C7">
            <text:p text:style-name="P2"><text:span text:style-name="T2">712,6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00,00</text:span></text:p>
          </table:table-cell>
          <table:table-cell table:style-name="C7">
            <text:p text:style-name="P2"><text:span text:style-name="T2">2.572,36</text:span></text:p>
          </table:table-cell>
          <table:table-cell table:style-name="C7">
            <text:p text:style-name="P2"><text:span text:style-name="T2">10.459,45</text:span></text:p>
          </table:table-cell>
          <table:table-cell table:style-name="C7">
            <text:p text:style-name="P2"><text:span text:style-name="T2">1.048,19</text:span></text:p>
          </table:table-cell>
          <table:table-cell table:style-name="C7">
            <text:p text:style-name="P2"><text:span text:style-name="T2">1.011,3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59,53</text:span></text:p>
          </table:table-cell>
          <table:table-cell table:style-name="C7">
            <text:p text:style-name="P2"><text:span text:style-name="T2">8.399,92</text:span></text:p>
          </table:table-cell>
        </table:table-row>
        <table:table-row table:style-name="TBL_0_8_row_33">
          <table:table-cell table:style-name="C5">
            <text:p text:style-name="P0"><text:span text:style-name="T2">1766</text:span></text:p>
          </table:table-cell>
          <table:table-cell table:style-name="C6">
            <text:p text:style-name="P0"><text:span text:style-name="T2">ITALO PEREIRA TELES</text:span></text:p>
          </table:table-cell>
          <table:table-cell table:style-name="C6">
            <text:p text:style-name="P0"><text:span text:style-name="T2">ANALISTA DO MP -Informática - G. e A.de P. de Sistemas</text:span></text:p>
          </table:table-cell>
          <table:table-cell table:style-name="C6">
            <text:p text:style-name="P0"><text:span text:style-name="T2">DIRETORIA DE TECNOLOGIA DA INFORMACAO</text:span></text:p>
          </table:table-cell>
          <table:table-cell table:style-name="C7">
            <text:p text:style-name="P2"><text:span text:style-name="T2">10.186,22</text:span></text:p>
          </table:table-cell>
          <table:table-cell table:style-name="C7">
            <text:p text:style-name="P2"><text:span text:style-name="T2">1.071,59</text:span></text:p>
          </table:table-cell>
          <table:table-cell table:style-name="C7">
            <text:p text:style-name="P2"><text:span text:style-name="T2">3.692,3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6.859,11</text:span></text:p>
          </table:table-cell>
          <table:table-cell table:style-name="C7">
            <text:p text:style-name="P2"><text:span text:style-name="T2">1.576,09</text:span></text:p>
          </table:table-cell>
          <table:table-cell table:style-name="C7">
            <text:p text:style-name="P2"><text:span text:style-name="T2">2.808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384,59</text:span></text:p>
          </table:table-cell>
          <table:table-cell table:style-name="C7">
            <text:p text:style-name="P2"><text:span text:style-name="T2">12.474,52</text:span></text:p>
          </table:table-cell>
        </table:table-row>
        <table:table-row table:style-name="TBL_0_8_row_34">
          <table:table-cell table:style-name="C5">
            <text:p text:style-name="P0"><text:span text:style-name="T2">875</text:span></text:p>
          </table:table-cell>
          <table:table-cell table:style-name="C6">
            <text:p text:style-name="P0"><text:span text:style-name="T2">IURI MARCEL MENEZES BORGES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3ª PROMOTORIA DE JUSTICA CRIMINAL - NOSSA SENHORA DO SOCORRO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35.862,03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7.045,9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.762,46</text:span></text:p>
          </table:table-cell>
          <table:table-cell table:style-name="C7">
            <text:p text:style-name="P2"><text:span text:style-name="T2">24.099,57</text:span></text:p>
          </table:table-cell>
        </table:table-row>
        <table:table-row table:style-name="TBL_0_8_row_35">
          <table:table-cell table:style-name="C5">
            <text:p text:style-name="P0"><text:span text:style-name="T2">1610</text:span></text:p>
          </table:table-cell>
          <table:table-cell table:style-name="C6">
            <text:p text:style-name="P0"><text:span text:style-name="T2">IVAN FERNANDES LEAL DE MELLO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12ª PROCURADORIA DE JUSTICA (CAMARA CRIMINAL)</text:span></text:p>
          </table:table-cell>
          <table:table-cell table:style-name="C7">
            <text:p text:style-name="P2"><text:span text:style-name="T2">8.552,55</text:span></text:p>
          </table:table-cell>
          <table:table-cell table:style-name="C7">
            <text:p text:style-name="P2"><text:span text:style-name="T2">4.563,20</text:span></text:p>
          </table:table-cell>
          <table:table-cell table:style-name="C7">
            <text:p text:style-name="P2"><text:span text:style-name="T2">8.248,5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23.273,28</text:span></text:p>
          </table:table-cell>
          <table:table-cell table:style-name="C7">
            <text:p text:style-name="P2"><text:span text:style-name="T2">1.836,21</text:span></text:p>
          </table:table-cell>
          <table:table-cell table:style-name="C7">
            <text:p text:style-name="P2"><text:span text:style-name="T2">4.448,7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.284,93</text:span></text:p>
          </table:table-cell>
          <table:table-cell table:style-name="C7">
            <text:p text:style-name="P2"><text:span text:style-name="T2">16.988,35</text:span></text:p>
          </table:table-cell>
        </table:table-row>
        <table:table-row table:style-name="TBL_0_8_row_36">
          <table:table-cell table:style-name="C5">
            <text:p text:style-name="P0"><text:span text:style-name="T2">1442</text:span></text:p>
          </table:table-cell>
          <table:table-cell table:style-name="C6">
            <text:p text:style-name="P0"><text:span text:style-name="T2">IVAN VIEIRA DE ARAUJO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2ª PROMOTORIA DE JUSTICA - ESTANCIA</text:span></text:p>
          </table:table-cell>
          <table:table-cell table:style-name="C7">
            <text:p text:style-name="P2"><text:span text:style-name="T2">4.972,24</text:span></text:p>
          </table:table-cell>
          <table:table-cell table:style-name="C7">
            <text:p text:style-name="P2"><text:span text:style-name="T2">994,4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517,20</text:span></text:p>
          </table:table-cell>
          <table:table-cell table:style-name="C7">
            <text:p text:style-name="P2"><text:span text:style-name="T2">8.483,89</text:span></text:p>
          </table:table-cell>
          <table:table-cell table:style-name="C7">
            <text:p text:style-name="P2"><text:span text:style-name="T2">835,34</text:span></text:p>
          </table:table-cell>
          <table:table-cell table:style-name="C7">
            <text:p text:style-name="P2"><text:span text:style-name="T2">541,7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377,10</text:span></text:p>
          </table:table-cell>
          <table:table-cell table:style-name="C7">
            <text:p text:style-name="P2"><text:span text:style-name="T2">7.106,79</text:span></text:p>
          </table:table-cell>
        </table:table-row>
        <table:table-row table:style-name="TBL_0_8_row_37">
          <table:table-cell table:style-name="C5">
            <text:p text:style-name="P0"><text:span text:style-name="T2">1737</text:span></text:p>
          </table:table-cell>
          <table:table-cell table:style-name="C6">
            <text:p text:style-name="P0"><text:span text:style-name="T2">IVANDILSON DE MOURA FE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PROMOTORIA DE JUSTICA - CAPELA</text:span></text:p>
          </table:table-cell>
          <table:table-cell table:style-name="C7">
            <text:p text:style-name="P2"><text:span text:style-name="T2">3.119,64</text:span></text:p>
          </table:table-cell>
          <table:table-cell table:style-name="C7">
            <text:p text:style-name="P2"><text:span text:style-name="T2">779,9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572,36</text:span></text:p>
          </table:table-cell>
          <table:table-cell table:style-name="C7">
            <text:p text:style-name="P2"><text:span text:style-name="T2">6.471,91</text:span></text:p>
          </table:table-cell>
          <table:table-cell table:style-name="C7">
            <text:p text:style-name="P2"><text:span text:style-name="T2">545,94</text:span></text:p>
          </table:table-cell>
          <table:table-cell table:style-name="C7">
            <text:p text:style-name="P2"><text:span text:style-name="T2">91,3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37,30</text:span></text:p>
          </table:table-cell>
          <table:table-cell table:style-name="C7">
            <text:p text:style-name="P2"><text:span text:style-name="T2">5.834,61</text:span></text:p>
          </table:table-cell>
        </table:table-row>
        <table:table-row table:style-name="TBL_0_8_row_38">
          <table:table-cell table:style-name="C5">
            <text:p text:style-name="P0"><text:span text:style-name="T2">1657</text:span></text:p>
          </table:table-cell>
          <table:table-cell table:style-name="C6">
            <text:p text:style-name="P0"><text:span text:style-name="T2">IVES ROCH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DIVISAO DE PATRIMONIO/DM/DA/SG</text:span></text:p>
          </table:table-cell>
          <table:table-cell table:style-name="C7">
            <text:p text:style-name="P2"><text:span text:style-name="T2">4.425,27</text:span></text:p>
          </table:table-cell>
          <table:table-cell table:style-name="C7">
            <text:p text:style-name="P2"><text:span text:style-name="T2">663,7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6.998,05</text:span></text:p>
          </table:table-cell>
          <table:table-cell table:style-name="C7">
            <text:p text:style-name="P2"><text:span text:style-name="T2">712,47</text:span></text:p>
          </table:table-cell>
          <table:table-cell table:style-name="C7">
            <text:p text:style-name="P2"><text:span text:style-name="T2">348,6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061,07</text:span></text:p>
          </table:table-cell>
          <table:table-cell table:style-name="C7">
            <text:p text:style-name="P2"><text:span text:style-name="T2">5.936,98</text:span></text:p>
          </table:table-cell>
        </table:table-row>
        <table:table-row table:style-name="TBL_0_8_row_39">
          <table:table-cell table:style-name="C5">
            <text:p text:style-name="P0"><text:span text:style-name="T2">1223</text:span></text:p>
          </table:table-cell>
          <table:table-cell table:style-name="C6">
            <text:p text:style-name="P0"><text:span text:style-name="T2">IZABELA ROSA VIEIRA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CARTORIO DO 2º GRAU</text:span></text:p>
          </table:table-cell>
          <table:table-cell table:style-name="C7">
            <text:p text:style-name="P2"><text:span text:style-name="T2">10.186,22</text:span></text:p>
          </table:table-cell>
          <table:table-cell table:style-name="C7">
            <text:p text:style-name="P2"><text:span text:style-name="T2">1.527,93</text:span></text:p>
          </table:table-cell>
          <table:table-cell table:style-name="C7">
            <text:p text:style-name="P2"><text:span text:style-name="T2">5.632,5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9.255,73</text:span></text:p>
          </table:table-cell>
          <table:table-cell table:style-name="C7">
            <text:p text:style-name="P2"><text:span text:style-name="T2">1.639,98</text:span></text:p>
          </table:table-cell>
          <table:table-cell table:style-name="C7">
            <text:p text:style-name="P2"><text:span text:style-name="T2">3.45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5.089,98</text:span></text:p>
          </table:table-cell>
          <table:table-cell table:style-name="C7">
            <text:p text:style-name="P2"><text:span text:style-name="T2">14.165,75</text:span></text:p>
          </table:table-cell>
        </table:table-row>
        <table:table-row table:style-name="TBL_0_8_row_40">
          <table:table-cell table:style-name="C5">
            <text:p text:style-name="P0"><text:span text:style-name="T2">1924</text:span></text:p>
          </table:table-cell>
          <table:table-cell table:style-name="C6">
            <text:p text:style-name="P0"><text:span text:style-name="T2">IZAC SILVA DE JESUS 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COORDENADORIA DE APOIO AOS PROMOTORES ELEITORAIS - COAPE</text:span></text:p>
          </table:table-cell>
          <table:table-cell table:style-name="C7">
            <text:p text:style-name="P2"><text:span text:style-name="T2">6.774,42</text:span></text:p>
          </table:table-cell>
          <table:table-cell table:style-name="C7">
            <text:p text:style-name="P2"><text:span text:style-name="T2">712,6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46,67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9.742,75</text:span></text:p>
          </table:table-cell>
          <table:table-cell table:style-name="C7">
            <text:p text:style-name="P2"><text:span text:style-name="T2">1.048,19</text:span></text:p>
          </table:table-cell>
          <table:table-cell table:style-name="C7">
            <text:p text:style-name="P2"><text:span text:style-name="T2">996,6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44,86</text:span></text:p>
          </table:table-cell>
          <table:table-cell table:style-name="C7">
            <text:p text:style-name="P2"><text:span text:style-name="T2">7.697,89</text:span></text:p>
          </table:table-cell>
        </table:table-row>
        <table:table-row table:style-name="TBL_0_8_row_41">
          <table:table-cell table:style-name="C5">
            <text:p text:style-name="P0"><text:span text:style-name="T2">1247</text:span></text:p>
          </table:table-cell>
          <table:table-cell table:style-name="C6">
            <text:p text:style-name="P0"><text:span text:style-name="T2">JACQUELINE ALMEIDA SILV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8ª PROMOTORIA DE JUSTICA DOS DIREITOS DO CIDADAO</text:span></text:p>
          </table:table-cell>
          <table:table-cell table:style-name="C7">
            <text:p text:style-name="P2"><text:span text:style-name="T2">4.690,79</text:span></text:p>
          </table:table-cell>
          <table:table-cell table:style-name="C7">
            <text:p text:style-name="P2"><text:span text:style-name="T2">938,1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0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8.201,87</text:span></text:p>
          </table:table-cell>
          <table:table-cell table:style-name="C7">
            <text:p text:style-name="P2"><text:span text:style-name="T2">788,05</text:span></text:p>
          </table:table-cell>
          <table:table-cell table:style-name="C7">
            <text:p text:style-name="P2"><text:span text:style-name="T2">519,7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307,80</text:span></text:p>
          </table:table-cell>
          <table:table-cell table:style-name="C7">
            <text:p text:style-name="P2"><text:span text:style-name="T2">6.894,07</text:span></text:p>
          </table:table-cell>
        </table:table-row>
        <table:table-row table:style-name="TBL_0_8_row_42">
          <table:table-cell table:style-name="C5">
            <text:p text:style-name="P0"><text:span text:style-name="T2">2187</text:span></text:p>
          </table:table-cell>
          <table:table-cell table:style-name="C6">
            <text:p text:style-name="P0"><text:span text:style-name="T2">JACQUELINE CARVALHO NABUCO D AVILA CESPEDES</text:span></text:p>
          </table:table-cell>
          <table:table-cell table:style-name="C6">
            <text:p text:style-name="P0"><text:span text:style-name="T2">PEDAGOGA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328,07</text:span></text:p>
          </table:table-cell>
          <table:table-cell table:style-name="C7">
            <text:p text:style-name="P2"><text:span text:style-name="T2">1.328,0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328,07</text:span></text:p>
          </table:table-cell>
        </table:table-row>
        <table:table-row table:style-name="TBL_0_8_row_43">
          <table:table-cell table:style-name="C5">
            <text:p text:style-name="P0"><text:span text:style-name="T2">1298</text:span></text:p>
          </table:table-cell>
          <table:table-cell table:style-name="C6">
            <text:p text:style-name="P0"><text:span text:style-name="T2">JACQUELINE DE LIMA MENDONC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6ª PROMOTORIA DE JUSTICA CRIMINAL - ARACAJU</text:span></text:p>
          </table:table-cell>
          <table:table-cell table:style-name="C7">
            <text:p text:style-name="P2"><text:span text:style-name="T2">4.972,24</text:span></text:p>
          </table:table-cell>
          <table:table-cell table:style-name="C7">
            <text:p text:style-name="P2"><text:span text:style-name="T2">745,8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72,6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0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9.799,76</text:span></text:p>
          </table:table-cell>
          <table:table-cell table:style-name="C7">
            <text:p text:style-name="P2"><text:span text:style-name="T2">800,53</text:span></text:p>
          </table:table-cell>
          <table:table-cell table:style-name="C7">
            <text:p text:style-name="P2"><text:span text:style-name="T2">1.080,4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80,99</text:span></text:p>
          </table:table-cell>
          <table:table-cell table:style-name="C7">
            <text:p text:style-name="P2"><text:span text:style-name="T2">7.918,77</text:span></text:p>
          </table:table-cell>
        </table:table-row>
      </table:table>
      <table:table table:name="TBL_0_9" table:style-name="TBL_0_9">
        <table:table-column table:style-name="TBL_0_9_col_0">
</table:table-column>
        <table:table-column table:style-name="TBL_0_9_col_1">
</table:table-column>
        <table:table-column table:style-name="TBL_0_9_col_2">
</table:table-column>
        <table:table-column table:style-name="TBL_0_9_col_3">
</table:table-column>
        <table:table-column table:style-name="TBL_0_9_col_4">
</table:table-column>
        <table:table-column table:style-name="TBL_0_9_col_5">
</table:table-column>
        <table:table-column table:style-name="TBL_0_9_col_6">
</table:table-column>
        <table:table-column table:style-name="TBL_0_9_col_7">
</table:table-column>
        <table:table-column table:style-name="TBL_0_9_col_8">
</table:table-column>
        <table:table-column table:style-name="TBL_0_9_col_9">
</table:table-column>
        <table:table-column table:style-name="TBL_0_9_col_10">
</table:table-column>
        <table:table-column table:style-name="TBL_0_9_col_11">
</table:table-column>
        <table:table-column table:style-name="TBL_0_9_col_12">
</table:table-column>
        <table:table-column table:style-name="TBL_0_9_col_13">
</table:table-column>
        <table:table-column table:style-name="TBL_0_9_col_14">
</table:table-column>
        <table:table-column table:style-name="TBL_0_9_col_15">
</table:table-column>
        <table:table-column table:style-name="TBL_0_9_col_16">
</table:table-column>
        <table:table-column table:style-name="TBL_0_9_col_17">
</table:table-column>
        <table:table-row table:style-name="TBL_0_9_row_0">
          <table:table-cell table:style-name="C5">
            <text:p text:style-name="P0"><text:bookmark text:name="JR_PAGE_ANCHOR_0_10"/><text:span text:style-name="T2">1357</text:span></text:p>
          </table:table-cell>
          <table:table-cell table:style-name="C6">
            <text:p text:style-name="P0"><text:span text:style-name="T2">JACQUELINE MONTE DE HOLLAND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DIVISAO DE SERVICO  SOCIAL/CAO/CG - GAAE</text:span></text:p>
          </table:table-cell>
          <table:table-cell table:style-name="C7">
            <text:p text:style-name="P2"><text:span text:style-name="T2">4.972,24</text:span></text:p>
          </table:table-cell>
          <table:table-cell table:style-name="C7">
            <text:p text:style-name="P2"><text:span text:style-name="T2">745,84</text:span></text:p>
          </table:table-cell>
          <table:table-cell table:style-name="C7">
            <text:p text:style-name="P2"><text:span text:style-name="T2">1.138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491,67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10.521,17</text:span></text:p>
          </table:table-cell>
          <table:table-cell table:style-name="C7">
            <text:p text:style-name="P2"><text:span text:style-name="T2">800,53</text:span></text:p>
          </table:table-cell>
          <table:table-cell table:style-name="C7">
            <text:p text:style-name="P2"><text:span text:style-name="T2">1.154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54,66</text:span></text:p>
          </table:table-cell>
          <table:table-cell table:style-name="C7">
            <text:p text:style-name="P2"><text:span text:style-name="T2">8.566,51</text:span></text:p>
          </table:table-cell>
        </table:table-row>
        <table:table-row table:style-name="TBL_0_9_row_1">
          <table:table-cell table:style-name="C5">
            <text:p text:style-name="P0"><text:span text:style-name="T2">183</text:span></text:p>
          </table:table-cell>
          <table:table-cell table:style-name="C6">
            <text:p text:style-name="P0"><text:span text:style-name="T2">JAMISSON CARLOS DE JESUS FERREIRA</text:span></text:p>
          </table:table-cell>
          <table:table-cell table:style-name="C6">
            <text:p text:style-name="P0"><text:span text:style-name="T2">2º SARGENTO - requisitado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9_row_2">
          <table:table-cell table:style-name="C5">
            <text:p text:style-name="P0"><text:span text:style-name="T2">2157</text:span></text:p>
          </table:table-cell>
          <table:table-cell table:style-name="C6">
            <text:p text:style-name="P0"><text:span text:style-name="T2">JAMISSON RODRIGUES DOS SANTOS</text:span></text:p>
          </table:table-cell>
          <table:table-cell table:style-name="C6">
            <text:p text:style-name="P0"><text:span text:style-name="T2">CABO - requisitado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9_row_3">
          <table:table-cell table:style-name="C5">
            <text:p text:style-name="P0"><text:span text:style-name="T2">2252</text:span></text:p>
          </table:table-cell>
          <table:table-cell table:style-name="C6">
            <text:p text:style-name="P0"><text:span text:style-name="T2">JANETE LARISSA SILVA BATISTA</text:span></text:p>
          </table:table-cell>
          <table:table-cell table:style-name="C6">
            <text:p text:style-name="P0"><text:span text:style-name="T2">ASSESSOR OPERACIONAL</text:span></text:p>
          </table:table-cell>
          <table:table-cell table:style-name="C6">
            <text:p text:style-name="P0"><text:span text:style-name="T2">GRUPO DE APOIO OPERACIONAL - SEC. GERAL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92,6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056,00</text:span></text:p>
          </table:table-cell>
          <table:table-cell table:style-name="C7">
            <text:p text:style-name="P2"><text:span text:style-name="T2">3.148,61</text:span></text:p>
          </table:table-cell>
          <table:table-cell table:style-name="C7">
            <text:p text:style-name="P2"><text:span text:style-name="T2">171,83</text:span></text:p>
          </table:table-cell>
          <table:table-cell table:style-name="C7">
            <text:p text:style-name="P2"><text:span text:style-name="T2">1,2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3,09</text:span></text:p>
          </table:table-cell>
          <table:table-cell table:style-name="C7">
            <text:p text:style-name="P2"><text:span text:style-name="T2">2.975,52</text:span></text:p>
          </table:table-cell>
        </table:table-row>
        <table:table-row table:style-name="TBL_0_9_row_4">
          <table:table-cell table:style-name="C5">
            <text:p text:style-name="P0"><text:span text:style-name="T2">1495</text:span></text:p>
          </table:table-cell>
          <table:table-cell table:style-name="C6">
            <text:p text:style-name="P0"><text:span text:style-name="T2">JANIO DA SILVA CRUZ</text:span></text:p>
          </table:table-cell>
          <table:table-cell table:style-name="C6">
            <text:p text:style-name="P0"><text:span text:style-name="T2">SARGENTO - requisitado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9_row_5">
          <table:table-cell table:style-name="C5">
            <text:p text:style-name="P0"><text:span text:style-name="T2">827</text:span></text:p>
          </table:table-cell>
          <table:table-cell table:style-name="C6">
            <text:p text:style-name="P0"><text:span text:style-name="T2">JAQUELINE BAPTISTA DE ALMEIDA</text:span></text:p>
          </table:table-cell>
          <table:table-cell table:style-name="C6">
            <text:p text:style-name="P0"><text:span text:style-name="T2">Assessor do C. Adm. e Pedagógico da E.S.MP</text:span></text:p>
          </table:table-cell>
          <table:table-cell table:style-name="C6">
            <text:p text:style-name="P0"><text:span text:style-name="T2">ESCOLA SUPERIOR DO MP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417,98</text:span></text:p>
          </table:table-cell>
          <table:table-cell table:style-name="C7">
            <text:p text:style-name="P2"><text:span text:style-name="T2">1.002,7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6.593,63</text:span></text:p>
          </table:table-cell>
          <table:table-cell table:style-name="C7">
            <text:p text:style-name="P2"><text:span text:style-name="T2">329,79</text:span></text:p>
          </table:table-cell>
          <table:table-cell table:style-name="C7">
            <text:p text:style-name="P2"><text:span text:style-name="T2">79,9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09,78</text:span></text:p>
          </table:table-cell>
          <table:table-cell table:style-name="C7">
            <text:p text:style-name="P2"><text:span text:style-name="T2">6.183,85</text:span></text:p>
          </table:table-cell>
        </table:table-row>
        <table:table-row table:style-name="TBL_0_9_row_6">
          <table:table-cell table:style-name="C5">
            <text:p text:style-name="P0"><text:span text:style-name="T2">581</text:span></text:p>
          </table:table-cell>
          <table:table-cell table:style-name="C6">
            <text:p text:style-name="P0"><text:span text:style-name="T2">JARBAS ADELINO SANTOS JUNIOR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1ª PROMOTORIA DE JUSTICA DOS DIREITOS DO CIDADAO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7.326,2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.384,07</text:span></text:p>
          </table:table-cell>
          <table:table-cell table:style-name="C7">
            <text:p text:style-name="P2"><text:span text:style-name="T2">58.399,44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6.993,8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.710,32</text:span></text:p>
          </table:table-cell>
          <table:table-cell table:style-name="C7">
            <text:p text:style-name="P2"><text:span text:style-name="T2">46.689,12</text:span></text:p>
          </table:table-cell>
        </table:table-row>
        <table:table-row table:style-name="TBL_0_9_row_7">
          <table:table-cell table:style-name="C5">
            <text:p text:style-name="P0"><text:span text:style-name="T2">1959</text:span></text:p>
          </table:table-cell>
          <table:table-cell table:style-name="C6">
            <text:p text:style-name="P0"><text:span text:style-name="T2">JEAN CARLOS DE ANDRADE TINTILIANO</text:span></text:p>
          </table:table-cell>
          <table:table-cell table:style-name="C6">
            <text:p text:style-name="P0"><text:span text:style-name="T2">TÉCNICO DO MP - Manut. Sup. Eq. de Inf. e Software</text:span></text:p>
          </table:table-cell>
          <table:table-cell table:style-name="C6">
            <text:p text:style-name="P0"><text:span text:style-name="T2">DIRETORIA DE TECNOLOGIA DA INFORMACAO</text:span></text:p>
          </table:table-cell>
          <table:table-cell table:style-name="C7">
            <text:p text:style-name="P2"><text:span text:style-name="T2">3.119,64</text:span></text:p>
          </table:table-cell>
          <table:table-cell table:style-name="C7">
            <text:p text:style-name="P2"><text:span text:style-name="T2">246,1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5.274,77</text:span></text:p>
          </table:table-cell>
          <table:table-cell table:style-name="C7">
            <text:p text:style-name="P2"><text:span text:style-name="T2">471,21</text:span></text:p>
          </table:table-cell>
          <table:table-cell table:style-name="C7">
            <text:p text:style-name="P2"><text:span text:style-name="T2">60,0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531,28</text:span></text:p>
          </table:table-cell>
          <table:table-cell table:style-name="C7">
            <text:p text:style-name="P2"><text:span text:style-name="T2">4.743,49</text:span></text:p>
          </table:table-cell>
        </table:table-row>
        <table:table-row table:style-name="TBL_0_9_row_8">
          <table:table-cell table:style-name="C5">
            <text:p text:style-name="P0"><text:span text:style-name="T2">1818</text:span></text:p>
          </table:table-cell>
          <table:table-cell table:style-name="C6">
            <text:p text:style-name="P0"><text:span text:style-name="T2">JEAN DE JESUS PIRES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PROMOTORIA DE JUSTICA - UMBAUBA</text:span></text:p>
          </table:table-cell>
          <table:table-cell table:style-name="C7">
            <text:p text:style-name="P2"><text:span text:style-name="T2">4.425,27</text:span></text:p>
          </table:table-cell>
          <table:table-cell table:style-name="C7">
            <text:p text:style-name="P2"><text:span text:style-name="T2">465,5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313,6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572,36</text:span></text:p>
          </table:table-cell>
          <table:table-cell table:style-name="C7">
            <text:p text:style-name="P2"><text:span text:style-name="T2">8.776,84</text:span></text:p>
          </table:table-cell>
          <table:table-cell table:style-name="C7">
            <text:p text:style-name="P2"><text:span text:style-name="T2">684,71</text:span></text:p>
          </table:table-cell>
          <table:table-cell table:style-name="C7">
            <text:p text:style-name="P2"><text:span text:style-name="T2">267,5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52,29</text:span></text:p>
          </table:table-cell>
          <table:table-cell table:style-name="C7">
            <text:p text:style-name="P2"><text:span text:style-name="T2">7.824,55</text:span></text:p>
          </table:table-cell>
        </table:table-row>
        <table:table-row table:style-name="TBL_0_9_row_9">
          <table:table-cell table:style-name="C5">
            <text:p text:style-name="P0"><text:span text:style-name="T2">1039</text:span></text:p>
          </table:table-cell>
          <table:table-cell table:style-name="C6">
            <text:p text:style-name="P0"><text:span text:style-name="T2">JEANE SANTOS NASCIMENTO</text:span></text:p>
          </table:table-cell>
          <table:table-cell table:style-name="C6">
            <text:p text:style-name="P0"><text:span text:style-name="T2">TÉCNICO JUDICIÁRIO - requisitado</text:span></text:p>
          </table:table-cell>
          <table:table-cell table:style-name="C6">
            <text:p text:style-name="P0"><text:span text:style-name="T2">10ª PROCURADORIA DE JUSTICA (2ª CAMARA CIVEL)</text:span></text:p>
          </table:table-cell>
          <table:table-cell table:style-name="C7">
            <text:p text:style-name="P2"><text:span text:style-name="T2">4.447,42</text:span></text:p>
          </table:table-cell>
          <table:table-cell table:style-name="C7">
            <text:p text:style-name="P2"><text:span text:style-name="T2">15.802,8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22.423,22</text:span></text:p>
          </table:table-cell>
          <table:table-cell table:style-name="C7">
            <text:p text:style-name="P2"><text:span text:style-name="T2">2.625,91</text:span></text:p>
          </table:table-cell>
          <table:table-cell table:style-name="C7">
            <text:p text:style-name="P2"><text:span text:style-name="T2">3.977,3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.603,26</text:span></text:p>
          </table:table-cell>
          <table:table-cell table:style-name="C7">
            <text:p text:style-name="P2"><text:span text:style-name="T2">15.819,96</text:span></text:p>
          </table:table-cell>
        </table:table-row>
        <table:table-row table:style-name="TBL_0_9_row_10">
          <table:table-cell table:style-name="C5">
            <text:p text:style-name="P0"><text:span text:style-name="T2">1797</text:span></text:p>
          </table:table-cell>
          <table:table-cell table:style-name="C6">
            <text:p text:style-name="P0"><text:span text:style-name="T2">JESSICA MATOS CORRE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GRUPO DE APOIO OPERACIONAL - SEC. GERAL</text:span></text:p>
          </table:table-cell>
          <table:table-cell table:style-name="C7">
            <text:p text:style-name="P2"><text:span text:style-name="T2">3.938,47</text:span></text:p>
          </table:table-cell>
          <table:table-cell table:style-name="C7">
            <text:p text:style-name="P2"><text:span text:style-name="T2">414,33</text:span></text:p>
          </table:table-cell>
          <table:table-cell table:style-name="C7">
            <text:p text:style-name="P2"><text:span text:style-name="T2">1.138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517,20</text:span></text:p>
          </table:table-cell>
          <table:table-cell table:style-name="C7">
            <text:p text:style-name="P2"><text:span text:style-name="T2">8.008,50</text:span></text:p>
          </table:table-cell>
          <table:table-cell table:style-name="C7">
            <text:p text:style-name="P2"><text:span text:style-name="T2">609,39</text:span></text:p>
          </table:table-cell>
          <table:table-cell table:style-name="C7">
            <text:p text:style-name="P2"><text:span text:style-name="T2">473,1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082,56</text:span></text:p>
          </table:table-cell>
          <table:table-cell table:style-name="C7">
            <text:p text:style-name="P2"><text:span text:style-name="T2">6.925,94</text:span></text:p>
          </table:table-cell>
        </table:table-row>
        <table:table-row table:style-name="TBL_0_9_row_11">
          <table:table-cell table:style-name="C5">
            <text:p text:style-name="P0"><text:span text:style-name="T2">1955</text:span></text:p>
          </table:table-cell>
          <table:table-cell table:style-name="C6">
            <text:p text:style-name="P0"><text:span text:style-name="T2">JESSICA TAVARES DOS SANTOS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3ª PROMOTORIA DE JUSTICA CRIMINAL - ARACAJU</text:span></text:p>
          </table:table-cell>
          <table:table-cell table:style-name="C7">
            <text:p text:style-name="P2"><text:span text:style-name="T2">3.306,82</text:span></text:p>
          </table:table-cell>
          <table:table-cell table:style-name="C7">
            <text:p text:style-name="P2"><text:span text:style-name="T2">260,9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5.476,72</text:span></text:p>
          </table:table-cell>
          <table:table-cell table:style-name="C7">
            <text:p text:style-name="P2"><text:span text:style-name="T2">499,48</text:span></text:p>
          </table:table-cell>
          <table:table-cell table:style-name="C7">
            <text:p text:style-name="P2"><text:span text:style-name="T2">105,4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04,92</text:span></text:p>
          </table:table-cell>
          <table:table-cell table:style-name="C7">
            <text:p text:style-name="P2"><text:span text:style-name="T2">4.871,80</text:span></text:p>
          </table:table-cell>
        </table:table-row>
        <table:table-row table:style-name="TBL_0_9_row_12">
          <table:table-cell table:style-name="C5">
            <text:p text:style-name="P0"><text:span text:style-name="T2">2230</text:span></text:p>
          </table:table-cell>
          <table:table-cell table:style-name="C6">
            <text:p text:style-name="P0"><text:span text:style-name="T2">JESSYCA KAROLINE SOUZA ALVES</text:span></text:p>
          </table:table-cell>
          <table:table-cell table:style-name="C6">
            <text:p text:style-name="P0"><text:span text:style-name="T2">SOLDADO - requistado</text:span></text:p>
          </table:table-cell>
          <table:table-cell table:style-name="C6">
            <text:p text:style-name="P0"><text:span text:style-name="T2">GRUPO DE ATUACAO ESPECIAL DE COMBATE AO CRIME ORGANIZADO (GAECO)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9_row_13">
          <table:table-cell table:style-name="C5">
            <text:p text:style-name="P0"><text:span text:style-name="T2">1923</text:span></text:p>
          </table:table-cell>
          <table:table-cell table:style-name="C6">
            <text:p text:style-name="P0"><text:span text:style-name="T2">JOANA ANGELICA CARREGOSA SILVA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1ª PROMOTORIA DE JUSTICA - TOBIAS BARRETO </text:span></text:p>
          </table:table-cell>
          <table:table-cell table:style-name="C7">
            <text:p text:style-name="P2"><text:span text:style-name="T2">7.611,74</text:span></text:p>
          </table:table-cell>
          <table:table-cell table:style-name="C7">
            <text:p text:style-name="P2"><text:span text:style-name="T2">800,7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161,67</text:span></text:p>
          </table:table-cell>
          <table:table-cell table:style-name="C7">
            <text:p text:style-name="P2"><text:span text:style-name="T2">11.574,16</text:span></text:p>
          </table:table-cell>
          <table:table-cell table:style-name="C7">
            <text:p text:style-name="P2"><text:span text:style-name="T2">1.177,75</text:span></text:p>
          </table:table-cell>
          <table:table-cell table:style-name="C7">
            <text:p text:style-name="P2"><text:span text:style-name="T2">1.120,1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297,94</text:span></text:p>
          </table:table-cell>
          <table:table-cell table:style-name="C7">
            <text:p text:style-name="P2"><text:span text:style-name="T2">9.276,22</text:span></text:p>
          </table:table-cell>
        </table:table-row>
        <table:table-row table:style-name="TBL_0_9_row_14">
          <table:table-cell table:style-name="C5">
            <text:p text:style-name="P0"><text:span text:style-name="T2">1215</text:span></text:p>
          </table:table-cell>
          <table:table-cell table:style-name="C6">
            <text:p text:style-name="P0"><text:span text:style-name="T2">JOANA WIRTI ROCHA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2ª PROMOTORIA DE JUSTICA DO TRIBUNAL DO JURI - ARACAJU </text:span></text:p>
          </table:table-cell>
          <table:table-cell table:style-name="C7">
            <text:p text:style-name="P2"><text:span text:style-name="T2">10.186,22</text:span></text:p>
          </table:table-cell>
          <table:table-cell table:style-name="C7">
            <text:p text:style-name="P2"><text:span text:style-name="T2">2.037,2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4.132,45</text:span></text:p>
          </table:table-cell>
          <table:table-cell table:style-name="C7">
            <text:p text:style-name="P2"><text:span text:style-name="T2">1.711,28</text:span></text:p>
          </table:table-cell>
          <table:table-cell table:style-name="C7">
            <text:p text:style-name="P2"><text:span text:style-name="T2">1.969,3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680,63</text:span></text:p>
          </table:table-cell>
          <table:table-cell table:style-name="C7">
            <text:p text:style-name="P2"><text:span text:style-name="T2">10.451,82</text:span></text:p>
          </table:table-cell>
        </table:table-row>
        <table:table-row table:style-name="TBL_0_9_row_15">
          <table:table-cell table:style-name="C5">
            <text:p text:style-name="P0"><text:span text:style-name="T2">2083</text:span></text:p>
          </table:table-cell>
          <table:table-cell table:style-name="C6">
            <text:p text:style-name="P0"><text:span text:style-name="T2">JOAO ALBERTO LEONARDO CLEMENT JUNIOR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1ª PROMOTORIA DE JUSTICA - NOSSA SENHORA DA GLORIA </text:span></text:p>
          </table:table-cell>
          <table:table-cell table:style-name="C7">
            <text:p text:style-name="P2"><text:span text:style-name="T2">7.611,74</text:span></text:p>
          </table:table-cell>
          <table:table-cell table:style-name="C7">
            <text:p text:style-name="P2"><text:span text:style-name="T2">761,1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897,74</text:span></text:p>
          </table:table-cell>
          <table:table-cell table:style-name="C7">
            <text:p text:style-name="P2"><text:span text:style-name="T2">11.270,65</text:span></text:p>
          </table:table-cell>
          <table:table-cell table:style-name="C7">
            <text:p text:style-name="P2"><text:span text:style-name="T2">1.172,21</text:span></text:p>
          </table:table-cell>
          <table:table-cell table:style-name="C7">
            <text:p text:style-name="P2"><text:span text:style-name="T2">1.110,8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283,04</text:span></text:p>
          </table:table-cell>
          <table:table-cell table:style-name="C7">
            <text:p text:style-name="P2"><text:span text:style-name="T2">8.987,61</text:span></text:p>
          </table:table-cell>
        </table:table-row>
        <table:table-row table:style-name="TBL_0_9_row_16">
          <table:table-cell table:style-name="C5">
            <text:p text:style-name="P0"><text:span text:style-name="T2">1912</text:span></text:p>
          </table:table-cell>
          <table:table-cell table:style-name="C6">
            <text:p text:style-name="P0"><text:span text:style-name="T2">JOAO BARBOSA DE OLIVEIRA FILHO</text:span></text:p>
          </table:table-cell>
          <table:table-cell table:style-name="C6">
            <text:p text:style-name="P0"><text:span text:style-name="T2">DETETIVE POLICIAL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9_row_17">
          <table:table-cell table:style-name="C5">
            <text:p text:style-name="P0"><text:span text:style-name="T2">1710</text:span></text:p>
          </table:table-cell>
          <table:table-cell table:style-name="C6">
            <text:p text:style-name="P0"><text:span text:style-name="T2">JOAO CARLOS NOGUEIRA ARAUJO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PROMOTORIA DE JUSTICA - CRISTINAPOLIS</text:span></text:p>
          </table:table-cell>
          <table:table-cell table:style-name="C7">
            <text:p text:style-name="P2"><text:span text:style-name="T2">4.425,27</text:span></text:p>
          </table:table-cell>
          <table:table-cell table:style-name="C7">
            <text:p text:style-name="P2"><text:span text:style-name="T2">1.327,5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161,67</text:span></text:p>
          </table:table-cell>
          <table:table-cell table:style-name="C7">
            <text:p text:style-name="P2"><text:span text:style-name="T2">8.914,52</text:span></text:p>
          </table:table-cell>
          <table:table-cell table:style-name="C7">
            <text:p text:style-name="P2"><text:span text:style-name="T2">805,40</text:span></text:p>
          </table:table-cell>
          <table:table-cell table:style-name="C7">
            <text:p text:style-name="P2"><text:span text:style-name="T2">491,1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96,59</text:span></text:p>
          </table:table-cell>
          <table:table-cell table:style-name="C7">
            <text:p text:style-name="P2"><text:span text:style-name="T2">7.617,93</text:span></text:p>
          </table:table-cell>
        </table:table-row>
        <table:table-row table:style-name="TBL_0_9_row_18">
          <table:table-cell table:style-name="C5">
            <text:p text:style-name="P0"><text:span text:style-name="T2">392</text:span></text:p>
          </table:table-cell>
          <table:table-cell table:style-name="C6">
            <text:p text:style-name="P0"><text:span text:style-name="T2">JOAO COSTA DOS SANTOS</text:span></text:p>
          </table:table-cell>
          <table:table-cell table:style-name="C6">
            <text:p text:style-name="P0"><text:span text:style-name="T2">GARÇON - requisitado</text:span></text:p>
          </table:table-cell>
          <table:table-cell table:style-name="C6">
            <text:p text:style-name="P0"><text:span text:style-name="T2">COPA 4º ANDAR/DAA/DA</text:span></text:p>
          </table:table-cell>
          <table:table-cell table:style-name="C7">
            <text:p text:style-name="P2"><text:span text:style-name="T2">1.396,2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931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95,4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859,13</text:span></text:p>
          </table:table-cell>
          <table:table-cell table:style-name="C7">
            <text:p text:style-name="P2"><text:span text:style-name="T2">6.609,23</text:span></text:p>
          </table:table-cell>
          <table:table-cell table:style-name="C7">
            <text:p text:style-name="P2"><text:span text:style-name="T2">195,47</text:span></text:p>
          </table:table-cell>
          <table:table-cell table:style-name="C7">
            <text:p text:style-name="P2"><text:span text:style-name="T2">149,9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45,43</text:span></text:p>
          </table:table-cell>
          <table:table-cell table:style-name="C7">
            <text:p text:style-name="P2"><text:span text:style-name="T2">6.263,80</text:span></text:p>
          </table:table-cell>
        </table:table-row>
        <table:table-row table:style-name="TBL_0_9_row_19">
          <table:table-cell table:style-name="C5">
            <text:p text:style-name="P0"><text:span text:style-name="T2">2116</text:span></text:p>
          </table:table-cell>
          <table:table-cell table:style-name="C6">
            <text:p text:style-name="P0"><text:span text:style-name="T2">JOAO CRUZ LEANDRO DA SILVA</text:span></text:p>
          </table:table-cell>
          <table:table-cell table:style-name="C6">
            <text:p text:style-name="P0"><text:span text:style-name="T2">3º SARGENTO - requisitado - BESP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9_row_20">
          <table:table-cell table:style-name="C5">
            <text:p text:style-name="P0"><text:span text:style-name="T2">717</text:span></text:p>
          </table:table-cell>
          <table:table-cell table:style-name="C6">
            <text:p text:style-name="P0"><text:span text:style-name="T2">JOAO FLORENCIO SANTOS FILHO</text:span></text:p>
          </table:table-cell>
          <table:table-cell table:style-name="C6">
            <text:p text:style-name="P0"><text:span text:style-name="T2">2º SARGENTO - requisitado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9_row_21">
          <table:table-cell table:style-name="C5">
            <text:p text:style-name="P0"><text:span text:style-name="T2">2005</text:span></text:p>
          </table:table-cell>
          <table:table-cell table:style-name="C6">
            <text:p text:style-name="P0"><text:span text:style-name="T2">JOAO FRANCISCO GAGNO CAMPAGNARO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PROMOTORIA DE JUSTICA - MARUIM </text:span></text:p>
          </table:table-cell>
          <table:table-cell table:style-name="C7">
            <text:p text:style-name="P2"><text:span text:style-name="T2">6.774,42</text:span></text:p>
          </table:table-cell>
          <table:table-cell table:style-name="C7">
            <text:p text:style-name="P2"><text:span text:style-name="T2">534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25,27</text:span></text:p>
          </table:table-cell>
          <table:table-cell table:style-name="C7">
            <text:p text:style-name="P2"><text:span text:style-name="T2">9.634,19</text:span></text:p>
          </table:table-cell>
          <table:table-cell table:style-name="C7">
            <text:p text:style-name="P2"><text:span text:style-name="T2">1.023,25</text:span></text:p>
          </table:table-cell>
          <table:table-cell table:style-name="C7">
            <text:p text:style-name="P2"><text:span text:style-name="T2">415,3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438,59</text:span></text:p>
          </table:table-cell>
          <table:table-cell table:style-name="C7">
            <text:p text:style-name="P2"><text:span text:style-name="T2">8.195,60</text:span></text:p>
          </table:table-cell>
        </table:table-row>
        <table:table-row table:style-name="TBL_0_9_row_22">
          <table:table-cell table:style-name="C5">
            <text:p text:style-name="P0"><text:span text:style-name="T2">1617</text:span></text:p>
          </table:table-cell>
          <table:table-cell table:style-name="C6">
            <text:p text:style-name="P0"><text:span text:style-name="T2">JOAO HENRIQUE DE MELO ELIAS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PROMOTORIA DE JUSTICA - UMBAUBA</text:span></text:p>
          </table:table-cell>
          <table:table-cell table:style-name="C7">
            <text:p text:style-name="P2"><text:span text:style-name="T2">7.611,74</text:span></text:p>
          </table:table-cell>
          <table:table-cell table:style-name="C7">
            <text:p text:style-name="P2"><text:span text:style-name="T2">800,7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572,36</text:span></text:p>
          </table:table-cell>
          <table:table-cell table:style-name="C7">
            <text:p text:style-name="P2"><text:span text:style-name="T2">10.984,85</text:span></text:p>
          </table:table-cell>
          <table:table-cell table:style-name="C7">
            <text:p text:style-name="P2"><text:span text:style-name="T2">1.177,75</text:span></text:p>
          </table:table-cell>
          <table:table-cell table:style-name="C7">
            <text:p text:style-name="P2"><text:span text:style-name="T2">1.120,1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297,94</text:span></text:p>
          </table:table-cell>
          <table:table-cell table:style-name="C7">
            <text:p text:style-name="P2"><text:span text:style-name="T2">8.686,91</text:span></text:p>
          </table:table-cell>
        </table:table-row>
        <table:table-row table:style-name="TBL_0_9_row_23">
          <table:table-cell table:style-name="C5">
            <text:p text:style-name="P0"><text:span text:style-name="T2">1927</text:span></text:p>
          </table:table-cell>
          <table:table-cell table:style-name="C6">
            <text:p text:style-name="P0"><text:span text:style-name="T2">JOAO PAULO SANTOS BISPO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PROMOTORIA DE JUSTICA - CEDRO DE SAO JOAO</text:span></text:p>
          </table:table-cell>
          <table:table-cell table:style-name="C7">
            <text:p text:style-name="P2"><text:span text:style-name="T2">2.943,06</text:span></text:p>
          </table:table-cell>
          <table:table-cell table:style-name="C7">
            <text:p text:style-name="P2"><text:span text:style-name="T2">441,4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897,74</text:span></text:p>
          </table:table-cell>
          <table:table-cell table:style-name="C7">
            <text:p text:style-name="P2"><text:span text:style-name="T2">6.282,26</text:span></text:p>
          </table:table-cell>
          <table:table-cell table:style-name="C7">
            <text:p text:style-name="P2"><text:span text:style-name="T2">473,83</text:span></text:p>
          </table:table-cell>
          <table:table-cell table:style-name="C7">
            <text:p text:style-name="P2"><text:span text:style-name="T2">81,8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555,63</text:span></text:p>
          </table:table-cell>
          <table:table-cell table:style-name="C7">
            <text:p text:style-name="P2"><text:span text:style-name="T2">5.726,63</text:span></text:p>
          </table:table-cell>
        </table:table-row>
        <table:table-row table:style-name="TBL_0_9_row_24">
          <table:table-cell table:style-name="C5">
            <text:p text:style-name="P0"><text:span text:style-name="T2">2168</text:span></text:p>
          </table:table-cell>
          <table:table-cell table:style-name="C6">
            <text:p text:style-name="P0"><text:span text:style-name="T2">JOAO RAIMUNDO MOREIRA GUIMARAES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9_row_25">
          <table:table-cell table:style-name="C5">
            <text:p text:style-name="P0"><text:span text:style-name="T2">2079</text:span></text:p>
          </table:table-cell>
          <table:table-cell table:style-name="C6">
            <text:p text:style-name="P0"><text:span text:style-name="T2">JOAO RIBEIRO DE ALMEIDA NETO</text:span></text:p>
          </table:table-cell>
          <table:table-cell table:style-name="C6">
            <text:p text:style-name="P0"><text:span text:style-name="T2">ANALISTA DO MP -Informática - G. e A.de P. de Sistemas</text:span></text:p>
          </table:table-cell>
          <table:table-cell table:style-name="C6">
            <text:p text:style-name="P0"><text:span text:style-name="T2">DIRETORIA DE TECNOLOGIA DA INFORMACAO</text:span></text:p>
          </table:table-cell>
          <table:table-cell table:style-name="C7">
            <text:p text:style-name="P2"><text:span text:style-name="T2">7.611,74</text:span></text:p>
          </table:table-cell>
          <table:table-cell table:style-name="C7">
            <text:p text:style-name="P2"><text:span text:style-name="T2">600,5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0.121,30</text:span></text:p>
          </table:table-cell>
          <table:table-cell table:style-name="C7">
            <text:p text:style-name="P2"><text:span text:style-name="T2">1.149,72</text:span></text:p>
          </table:table-cell>
          <table:table-cell table:style-name="C7">
            <text:p text:style-name="P2"><text:span text:style-name="T2">1.072,8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222,57</text:span></text:p>
          </table:table-cell>
          <table:table-cell table:style-name="C7">
            <text:p text:style-name="P2"><text:span text:style-name="T2">7.898,73</text:span></text:p>
          </table:table-cell>
        </table:table-row>
        <table:table-row table:style-name="TBL_0_9_row_26">
          <table:table-cell table:style-name="C5">
            <text:p text:style-name="P0"><text:span text:style-name="T2">1828</text:span></text:p>
          </table:table-cell>
          <table:table-cell table:style-name="C6">
            <text:p text:style-name="P0"><text:span text:style-name="T2">JOAO RICARDO ANDRADE CORTES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ESCOLA SUPERIOR DO MP</text:span></text:p>
          </table:table-cell>
          <table:table-cell table:style-name="C7">
            <text:p text:style-name="P2"><text:span text:style-name="T2">4.425,27</text:span></text:p>
          </table:table-cell>
          <table:table-cell table:style-name="C7">
            <text:p text:style-name="P2"><text:span text:style-name="T2">885,05</text:span></text:p>
          </table:table-cell>
          <table:table-cell table:style-name="C7">
            <text:p text:style-name="P2"><text:span text:style-name="T2">1.830,9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9.050,23</text:span></text:p>
          </table:table-cell>
          <table:table-cell table:style-name="C7">
            <text:p text:style-name="P2"><text:span text:style-name="T2">743,44</text:span></text:p>
          </table:table-cell>
          <table:table-cell table:style-name="C7">
            <text:p text:style-name="P2"><text:span text:style-name="T2">837,9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581,34</text:span></text:p>
          </table:table-cell>
          <table:table-cell table:style-name="C7">
            <text:p text:style-name="P2"><text:span text:style-name="T2">7.468,89</text:span></text:p>
          </table:table-cell>
        </table:table-row>
        <table:table-row table:style-name="TBL_0_9_row_27">
          <table:table-cell table:style-name="C5">
            <text:p text:style-name="P0"><text:span text:style-name="T2">2257</text:span></text:p>
          </table:table-cell>
          <table:table-cell table:style-name="C6">
            <text:p text:style-name="P0"><text:span text:style-name="T2">JOAO RICARDO CORREA DE OLIVEIRA E SILVA</text:span></text:p>
          </table:table-cell>
          <table:table-cell table:style-name="C6">
            <text:p text:style-name="P0"><text:span text:style-name="T2">Coordenador da Div. de Acomp. Orç. e  Estatistica</text:span></text:p>
          </table:table-cell>
          <table:table-cell table:style-name="C6">
            <text:p text:style-name="P0"><text:span text:style-name="T2">DIRETORIA DE PLANEJAMENTO  ORCAMENTO E PERICIA CONTABIL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.499,1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84,07</text:span></text:p>
          </table:table-cell>
          <table:table-cell table:style-name="C7">
            <text:p text:style-name="P2"><text:span text:style-name="T2">8.883,21</text:span></text:p>
          </table:table-cell>
          <table:table-cell table:style-name="C7">
            <text:p text:style-name="P2"><text:span text:style-name="T2">751,97</text:span></text:p>
          </table:table-cell>
          <table:table-cell table:style-name="C7">
            <text:p text:style-name="P2"><text:span text:style-name="T2">606,8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358,81</text:span></text:p>
          </table:table-cell>
          <table:table-cell table:style-name="C7">
            <text:p text:style-name="P2"><text:span text:style-name="T2">7.524,40</text:span></text:p>
          </table:table-cell>
        </table:table-row>
        <table:table-row table:style-name="TBL_0_9_row_28">
          <table:table-cell table:style-name="C5">
            <text:p text:style-name="P0"><text:span text:style-name="T2">600</text:span></text:p>
          </table:table-cell>
          <table:table-cell table:style-name="C6">
            <text:p text:style-name="P0"><text:span text:style-name="T2">JOAO RODRIGUES DOS SANTOS</text:span></text:p>
          </table:table-cell>
          <table:table-cell table:style-name="C6">
            <text:p text:style-name="P0"><text:span text:style-name="T2">MOTORISTA OFICIAL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9_row_29">
          <table:table-cell table:style-name="C5">
            <text:p text:style-name="P0"><text:span text:style-name="T2">354</text:span></text:p>
          </table:table-cell>
          <table:table-cell table:style-name="C6">
            <text:p text:style-name="P0"><text:span text:style-name="T2">JOAO RODRIGUES NETO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4ª PROMOTORIA DE JUSTICA CRIMINAL - ARACAJU 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368,91</text:span></text:p>
          </table:table-cell>
          <table:table-cell table:style-name="C7">
            <text:p text:style-name="P2"><text:span text:style-name="T2">33.854,30</text:span></text:p>
          </table:table-cell>
          <table:table-cell table:style-name="C7">
            <text:p text:style-name="P2"><text:span text:style-name="T2">70.912,32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7.920,2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636,77</text:span></text:p>
          </table:table-cell>
          <table:table-cell table:style-name="C7">
            <text:p text:style-name="P2"><text:span text:style-name="T2">58.275,55</text:span></text:p>
          </table:table-cell>
        </table:table-row>
        <table:table-row table:style-name="TBL_0_9_row_30">
          <table:table-cell table:style-name="C5">
            <text:p text:style-name="P0"><text:span text:style-name="T2">1540</text:span></text:p>
          </table:table-cell>
          <table:table-cell table:style-name="C6">
            <text:p text:style-name="P0"><text:span text:style-name="T2">JOAQUIM DANTAS CARDOSO NETO</text:span></text:p>
          </table:table-cell>
          <table:table-cell table:style-name="C6">
            <text:p text:style-name="P0"><text:span text:style-name="T2">3º SARGENTO - requisitado</text:span></text:p>
          </table:table-cell>
          <table:table-cell table:style-name="C6">
            <text:p text:style-name="P0"><text:span text:style-name="T2">CENTRO DE APOIO OPERACIONAL DE SEGURANCA PUBLICA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1.138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4.274,4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4,6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4,61</text:span></text:p>
          </table:table-cell>
          <table:table-cell table:style-name="C7">
            <text:p text:style-name="P2"><text:span text:style-name="T2">4.239,81</text:span></text:p>
          </table:table-cell>
        </table:table-row>
        <table:table-row table:style-name="TBL_0_9_row_31">
          <table:table-cell table:style-name="C5">
            <text:p text:style-name="P0"><text:span text:style-name="T2">1907</text:span></text:p>
          </table:table-cell>
          <table:table-cell table:style-name="C6">
            <text:p text:style-name="P0"><text:span text:style-name="T2">JOELMA LOPES CUSTODIO CRUZ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1ª PROMOTORIA DE JUSTICA - NEOPOLIS</text:span></text:p>
          </table:table-cell>
          <table:table-cell table:style-name="C7">
            <text:p text:style-name="P2"><text:span text:style-name="T2">3.715,54</text:span></text:p>
          </table:table-cell>
          <table:table-cell table:style-name="C7">
            <text:p text:style-name="P2"><text:span text:style-name="T2">293,1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108,7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161,67</text:span></text:p>
          </table:table-cell>
          <table:table-cell table:style-name="C7">
            <text:p text:style-name="P2"><text:span text:style-name="T2">8.279,16</text:span></text:p>
          </table:table-cell>
          <table:table-cell table:style-name="C7">
            <text:p text:style-name="P2"><text:span text:style-name="T2">561,22</text:span></text:p>
          </table:table-cell>
          <table:table-cell table:style-name="C7">
            <text:p text:style-name="P2"><text:span text:style-name="T2">133,8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95,10</text:span></text:p>
          </table:table-cell>
          <table:table-cell table:style-name="C7">
            <text:p text:style-name="P2"><text:span text:style-name="T2">7.584,06</text:span></text:p>
          </table:table-cell>
        </table:table-row>
        <table:table-row table:style-name="TBL_0_9_row_32">
          <table:table-cell table:style-name="C5">
            <text:p text:style-name="P0"><text:span text:style-name="T2">874</text:span></text:p>
          </table:table-cell>
          <table:table-cell table:style-name="C6">
            <text:p text:style-name="P0"><text:span text:style-name="T2">JOELMA SOARES MACEDO DE SANTANA</text:span></text:p>
          </table:table-cell>
          <table:table-cell table:style-name="C6">
            <text:p text:style-name="P0"><text:span text:style-name="T2">PROMOTOR DE JUSTIÇA DE ENTR. INICIAL</text:span></text:p>
          </table:table-cell>
          <table:table-cell table:style-name="C6">
            <text:p text:style-name="P0"><text:span text:style-name="T2">PROMOTORIA DE JUSTICA - MARUIM </text:span></text:p>
          </table:table-cell>
          <table:table-cell table:style-name="C7">
            <text:p text:style-name="P2"><text:span text:style-name="T2">32.004,6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.172,92</text:span></text:p>
          </table:table-cell>
          <table:table-cell table:style-name="C7">
            <text:p text:style-name="P2"><text:span text:style-name="T2">49.177,57</text:span></text:p>
          </table:table-cell>
          <table:table-cell table:style-name="C7">
            <text:p text:style-name="P2"><text:span text:style-name="T2">4.480,65</text:span></text:p>
          </table:table-cell>
          <table:table-cell table:style-name="C7">
            <text:p text:style-name="P2"><text:span text:style-name="T2">5.132,8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.613,54</text:span></text:p>
          </table:table-cell>
          <table:table-cell table:style-name="C7">
            <text:p text:style-name="P2"><text:span text:style-name="T2">39.564,03</text:span></text:p>
          </table:table-cell>
        </table:table-row>
        <table:table-row table:style-name="TBL_0_9_row_33">
          <table:table-cell table:style-name="C5">
            <text:p text:style-name="P0"><text:span text:style-name="T2">2164</text:span></text:p>
          </table:table-cell>
          <table:table-cell table:style-name="C6">
            <text:p text:style-name="P0"><text:span text:style-name="T2">JOLIVIO ALVES SANTOS FILHO</text:span></text:p>
          </table:table-cell>
          <table:table-cell table:style-name="C6">
            <text:p text:style-name="P0"><text:span text:style-name="T2">3º SARGENTO - requisitado - BESP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9_row_34">
          <table:table-cell table:style-name="C5">
            <text:p text:style-name="P0"><text:span text:style-name="T2">51</text:span></text:p>
          </table:table-cell>
          <table:table-cell table:style-name="C6">
            <text:p text:style-name="P0"><text:span text:style-name="T2">JORGE MURILO SEIXAS DE SANTANA</text:span></text:p>
          </table:table-cell>
          <table:table-cell table:style-name="C6">
            <text:p text:style-name="P0"><text:span text:style-name="T2">PROCURADOR DE JUSTIÇA</text:span></text:p>
          </table:table-cell>
          <table:table-cell table:style-name="C6">
            <text:p text:style-name="P0"><text:span text:style-name="T2">13ª PROCURADORIA DE JUSTICA (2ª CAMARA CIVEL)</text:span></text:p>
          </table:table-cell>
          <table:table-cell table:style-name="C7">
            <text:p text:style-name="P2"><text:span text:style-name="T2">35.462,22</text:span></text:p>
          </table:table-cell>
          <table:table-cell table:style-name="C7">
            <text:p text:style-name="P2"><text:span text:style-name="T2">1.048,6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5.111,52</text:span></text:p>
          </table:table-cell>
          <table:table-cell table:style-name="C7">
            <text:p text:style-name="P2"><text:span text:style-name="T2">2.497,57</text:span></text:p>
          </table:table-cell>
          <table:table-cell table:style-name="C7">
            <text:p text:style-name="P2"><text:span text:style-name="T2">34.721,15</text:span></text:p>
          </table:table-cell>
          <table:table-cell table:style-name="C7">
            <text:p text:style-name="P2"><text:span text:style-name="T2">78.841,11</text:span></text:p>
          </table:table-cell>
          <table:table-cell table:style-name="C7">
            <text:p text:style-name="P2"><text:span text:style-name="T2">5.111,52</text:span></text:p>
          </table:table-cell>
          <table:table-cell table:style-name="C7">
            <text:p text:style-name="P2"><text:span text:style-name="T2">9.805,8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4.917,34</text:span></text:p>
          </table:table-cell>
          <table:table-cell table:style-name="C7">
            <text:p text:style-name="P2"><text:span text:style-name="T2">63.923,77</text:span></text:p>
          </table:table-cell>
        </table:table-row>
        <table:table-row table:style-name="TBL_0_9_row_35">
          <table:table-cell table:style-name="C5">
            <text:p text:style-name="P0"><text:span text:style-name="T2">2221</text:span></text:p>
          </table:table-cell>
          <table:table-cell table:style-name="C6">
            <text:p text:style-name="P0"><text:span text:style-name="T2">JORGIVALDO SILVA FEITOSA</text:span></text:p>
          </table:table-cell>
          <table:table-cell table:style-name="C6">
            <text:p text:style-name="P0"><text:span text:style-name="T2">3º SARGENTO - requisitado - BESP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9_row_36">
          <table:table-cell table:style-name="C5">
            <text:p text:style-name="P0"><text:span text:style-name="T2">2212</text:span></text:p>
          </table:table-cell>
          <table:table-cell table:style-name="C6">
            <text:p text:style-name="P0"><text:span text:style-name="T2">JOSE AGNALDO DOS SANTOS</text:span></text:p>
          </table:table-cell>
          <table:table-cell table:style-name="C6">
            <text:p text:style-name="P0"><text:span text:style-name="T2">AGENTE DE APOIO OPERACIONAL - requisitado</text:span></text:p>
          </table:table-cell>
          <table:table-cell table:style-name="C6">
            <text:p text:style-name="P0"><text:span text:style-name="T2">PROMOTORIA DE JUSTICA - RIACHAO DO DANTA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31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84,07</text:span></text:p>
          </table:table-cell>
          <table:table-cell table:style-name="C7">
            <text:p text:style-name="P2"><text:span text:style-name="T2">3.315,57</text:span></text:p>
          </table:table-cell>
          <table:table-cell table:style-name="C7">
            <text:p text:style-name="P2"><text:span text:style-name="T2">69,8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9,86</text:span></text:p>
          </table:table-cell>
          <table:table-cell table:style-name="C7">
            <text:p text:style-name="P2"><text:span text:style-name="T2">3.245,71</text:span></text:p>
          </table:table-cell>
        </table:table-row>
        <table:table-row table:style-name="TBL_0_9_row_37">
          <table:table-cell table:style-name="C5">
            <text:p text:style-name="P0"><text:span text:style-name="T2">1834</text:span></text:p>
          </table:table-cell>
          <table:table-cell table:style-name="C6">
            <text:p text:style-name="P0"><text:span text:style-name="T2">JOSE AILTON NUNES DA SILV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DIVISAO DE PLANEJAMENTO ESTRATEGICO E PROJETOS</text:span></text:p>
          </table:table-cell>
          <table:table-cell table:style-name="C7">
            <text:p text:style-name="P2"><text:span text:style-name="T2">3.306,82</text:span></text:p>
          </table:table-cell>
          <table:table-cell table:style-name="C7">
            <text:p text:style-name="P2"><text:span text:style-name="T2">496,02</text:span></text:p>
          </table:table-cell>
          <table:table-cell table:style-name="C7">
            <text:p text:style-name="P2"><text:span text:style-name="T2">1.138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400,00</text:span></text:p>
          </table:table-cell>
          <table:table-cell table:style-name="C7">
            <text:p text:style-name="P2"><text:span text:style-name="T2">2.859,13</text:span></text:p>
          </table:table-cell>
          <table:table-cell table:style-name="C7">
            <text:p text:style-name="P2"><text:span text:style-name="T2">10.200,47</text:span></text:p>
          </table:table-cell>
          <table:table-cell table:style-name="C7">
            <text:p text:style-name="P2"><text:span text:style-name="T2">532,40</text:span></text:p>
          </table:table-cell>
          <table:table-cell table:style-name="C7">
            <text:p text:style-name="P2"><text:span text:style-name="T2">950,9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483,36</text:span></text:p>
          </table:table-cell>
          <table:table-cell table:style-name="C7">
            <text:p text:style-name="P2"><text:span text:style-name="T2">8.717,11</text:span></text:p>
          </table:table-cell>
        </table:table-row>
        <table:table-row table:style-name="TBL_0_9_row_38">
          <table:table-cell table:style-name="C5">
            <text:p text:style-name="P0"><text:span text:style-name="T2">2171</text:span></text:p>
          </table:table-cell>
          <table:table-cell table:style-name="C6">
            <text:p text:style-name="P0"><text:span text:style-name="T2">JOSE ANCELMO DOS SANTOS</text:span></text:p>
          </table:table-cell>
          <table:table-cell table:style-name="C6">
            <text:p text:style-name="P0"><text:span text:style-name="T2">MOTORISTA OFICIAL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9_row_39">
          <table:table-cell table:style-name="C5">
            <text:p text:style-name="P0"><text:span text:style-name="T2">96</text:span></text:p>
          </table:table-cell>
          <table:table-cell table:style-name="C6">
            <text:p text:style-name="P0"><text:span text:style-name="T2">JOSE ANCELMO OLIVEIRA</text:span></text:p>
          </table:table-cell>
          <table:table-cell table:style-name="C6">
            <text:p text:style-name="P0"><text:span text:style-name="T2">REDATOR TÉCNICO</text:span></text:p>
          </table:table-cell>
          <table:table-cell table:style-name="C6">
            <text:p text:style-name="P0"><text:span text:style-name="T2">COORDENADORIA DE DOCUMENTACAO E DE MEMORIA DO MP</text:span></text:p>
          </table:table-cell>
          <table:table-cell table:style-name="C7">
            <text:p text:style-name="P2"><text:span text:style-name="T2">5.270,57</text:span></text:p>
          </table:table-cell>
          <table:table-cell table:style-name="C7">
            <text:p text:style-name="P2"><text:span text:style-name="T2">4.933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527,06</text:span></text:p>
          </table:table-cell>
          <table:table-cell table:style-name="C7">
            <text:p text:style-name="P2"><text:span text:style-name="T2">2.384,07</text:span></text:p>
          </table:table-cell>
          <table:table-cell table:style-name="C7">
            <text:p text:style-name="P2"><text:span text:style-name="T2">13.115,20</text:span></text:p>
          </table:table-cell>
          <table:table-cell table:style-name="C7">
            <text:p text:style-name="P2"><text:span text:style-name="T2">1.428,57</text:span></text:p>
          </table:table-cell>
          <table:table-cell table:style-name="C7">
            <text:p text:style-name="P2"><text:span text:style-name="T2">1.688,8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117,41</text:span></text:p>
          </table:table-cell>
          <table:table-cell table:style-name="C7">
            <text:p text:style-name="P2"><text:span text:style-name="T2">9.997,79</text:span></text:p>
          </table:table-cell>
        </table:table-row>
        <table:table-row table:style-name="TBL_0_9_row_40">
          <table:table-cell table:style-name="C5">
            <text:p text:style-name="P0"><text:span text:style-name="T2">98</text:span></text:p>
          </table:table-cell>
          <table:table-cell table:style-name="C6">
            <text:p text:style-name="P0"><text:span text:style-name="T2">JOSE ANDRADE JUNIOR</text:span></text:p>
          </table:table-cell>
          <table:table-cell table:style-name="C6">
            <text:p text:style-name="P0"><text:span text:style-name="T2">REDATOR TÉCNICO</text:span></text:p>
          </table:table-cell>
          <table:table-cell table:style-name="C6">
            <text:p text:style-name="P0"><text:span text:style-name="T2">TRIAGEM TECNICA - COORDENADORIA-GERAL</text:span></text:p>
          </table:table-cell>
          <table:table-cell table:style-name="C7">
            <text:p text:style-name="P2"><text:span text:style-name="T2">5.270,57</text:span></text:p>
          </table:table-cell>
          <table:table-cell table:style-name="C7">
            <text:p text:style-name="P2"><text:span text:style-name="T2">13.752,7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84,07</text:span></text:p>
          </table:table-cell>
          <table:table-cell table:style-name="C7">
            <text:p text:style-name="P2"><text:span text:style-name="T2">21.407,38</text:span></text:p>
          </table:table-cell>
          <table:table-cell table:style-name="C7">
            <text:p text:style-name="P2"><text:span text:style-name="T2">2.663,26</text:span></text:p>
          </table:table-cell>
          <table:table-cell table:style-name="C7">
            <text:p text:style-name="P2"><text:span text:style-name="T2">3.525,3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.188,64</text:span></text:p>
          </table:table-cell>
          <table:table-cell table:style-name="C7">
            <text:p text:style-name="P2"><text:span text:style-name="T2">15.218,74</text:span></text:p>
          </table:table-cell>
        </table:table-row>
        <table:table-row table:style-name="TBL_0_9_row_41">
          <table:table-cell table:style-name="C5">
            <text:p text:style-name="P0"><text:span text:style-name="T2">2139</text:span></text:p>
          </table:table-cell>
          <table:table-cell table:style-name="C6">
            <text:p text:style-name="P0"><text:span text:style-name="T2">JOSE APARECIDO DOS SANTOS</text:span></text:p>
          </table:table-cell>
          <table:table-cell table:style-name="C6">
            <text:p text:style-name="P0"><text:span text:style-name="T2">3º SARGENTO - requisitado - BESP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9_row_42">
          <table:table-cell table:style-name="C5">
            <text:p text:style-name="P0"><text:span text:style-name="T2">2107</text:span></text:p>
          </table:table-cell>
          <table:table-cell table:style-name="C6">
            <text:p text:style-name="P0"><text:span text:style-name="T2">JOSE AUGUSTO DOS SANTOS</text:span></text:p>
          </table:table-cell>
          <table:table-cell table:style-name="C6">
            <text:p text:style-name="P0"><text:span text:style-name="T2">3º SARGENTO - requisitado - BESP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08,9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635,9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635,91</text:span></text:p>
          </table:table-cell>
        </table:table-row>
        <table:table-row table:style-name="TBL_0_9_row_43">
          <table:table-cell table:style-name="C5">
            <text:p text:style-name="P0"><text:span text:style-name="T2">1354</text:span></text:p>
          </table:table-cell>
          <table:table-cell table:style-name="C6">
            <text:p text:style-name="P0"><text:span text:style-name="T2">JOSE AUGUSTO SANTOS</text:span></text:p>
          </table:table-cell>
          <table:table-cell table:style-name="C6">
            <text:p text:style-name="P0"><text:span text:style-name="T2">MOTORISTA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</table:table>
      <table:table table:name="TBL_0_10" table:style-name="TBL_0_10">
        <table:table-column table:style-name="TBL_0_10_col_0">
</table:table-column>
        <table:table-column table:style-name="TBL_0_10_col_1">
</table:table-column>
        <table:table-column table:style-name="TBL_0_10_col_2">
</table:table-column>
        <table:table-column table:style-name="TBL_0_10_col_3">
</table:table-column>
        <table:table-column table:style-name="TBL_0_10_col_4">
</table:table-column>
        <table:table-column table:style-name="TBL_0_10_col_5">
</table:table-column>
        <table:table-column table:style-name="TBL_0_10_col_6">
</table:table-column>
        <table:table-column table:style-name="TBL_0_10_col_7">
</table:table-column>
        <table:table-column table:style-name="TBL_0_10_col_8">
</table:table-column>
        <table:table-column table:style-name="TBL_0_10_col_9">
</table:table-column>
        <table:table-column table:style-name="TBL_0_10_col_10">
</table:table-column>
        <table:table-column table:style-name="TBL_0_10_col_11">
</table:table-column>
        <table:table-column table:style-name="TBL_0_10_col_12">
</table:table-column>
        <table:table-column table:style-name="TBL_0_10_col_13">
</table:table-column>
        <table:table-column table:style-name="TBL_0_10_col_14">
</table:table-column>
        <table:table-column table:style-name="TBL_0_10_col_15">
</table:table-column>
        <table:table-column table:style-name="TBL_0_10_col_16">
</table:table-column>
        <table:table-column table:style-name="TBL_0_10_col_17">
</table:table-column>
        <table:table-row table:style-name="TBL_0_10_row_0">
          <table:table-cell table:style-name="C5">
            <text:p text:style-name="P0"><text:bookmark text:name="JR_PAGE_ANCHOR_0_11"/><text:span text:style-name="T2">1954</text:span></text:p>
          </table:table-cell>
          <table:table-cell table:style-name="C6">
            <text:p text:style-name="P0"><text:span text:style-name="T2">JOSE AVELAR PEREIRA MATTOS SEGUNDO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GABINETE DO CONSELHEIRO - DOUTOR EDUARDO BARRETO DAVILA FONTES</text:span></text:p>
          </table:table-cell>
          <table:table-cell table:style-name="C7">
            <text:p text:style-name="P2"><text:span text:style-name="T2">6.774,42</text:span></text:p>
          </table:table-cell>
          <table:table-cell table:style-name="C7">
            <text:p text:style-name="P2"><text:span text:style-name="T2">712,6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495,7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1.891,78</text:span></text:p>
          </table:table-cell>
          <table:table-cell table:style-name="C7">
            <text:p text:style-name="P2"><text:span text:style-name="T2">1.048,19</text:span></text:p>
          </table:table-cell>
          <table:table-cell table:style-name="C7">
            <text:p text:style-name="P2"><text:span text:style-name="T2">1.587,6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635,85</text:span></text:p>
          </table:table-cell>
          <table:table-cell table:style-name="C7">
            <text:p text:style-name="P2"><text:span text:style-name="T2">9.255,93</text:span></text:p>
          </table:table-cell>
        </table:table-row>
        <table:table-row table:style-name="TBL_0_10_row_1">
          <table:table-cell table:style-name="C5">
            <text:p text:style-name="P0"><text:span text:style-name="T2">2111</text:span></text:p>
          </table:table-cell>
          <table:table-cell table:style-name="C6">
            <text:p text:style-name="P0"><text:span text:style-name="T2">JOSE BIZERRA DOS SANTOS</text:span></text:p>
          </table:table-cell>
          <table:table-cell table:style-name="C6">
            <text:p text:style-name="P0"><text:span text:style-name="T2">3º SARGENTO - requisitado - BESP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10_row_2">
          <table:table-cell table:style-name="C5">
            <text:p text:style-name="P0"><text:span text:style-name="T2">2068</text:span></text:p>
          </table:table-cell>
          <table:table-cell table:style-name="C6">
            <text:p text:style-name="P0"><text:span text:style-name="T2">JOSE BONIFACIO DA SILVA JUNIOR</text:span></text:p>
          </table:table-cell>
          <table:table-cell table:style-name="C6">
            <text:p text:style-name="P0"><text:span text:style-name="T2">ANALISTA DO MP -Informática - G. e A.de P. de Infraestrutura</text:span></text:p>
          </table:table-cell>
          <table:table-cell table:style-name="C6">
            <text:p text:style-name="P0"><text:span text:style-name="T2">GRUPO DE ATUACAO ESPECIAL DE COMBATE AO CRIME ORGANIZADO (GAECO)</text:span></text:p>
          </table:table-cell>
          <table:table-cell table:style-name="C7">
            <text:p text:style-name="P2"><text:span text:style-name="T2">7.611,74</text:span></text:p>
          </table:table-cell>
          <table:table-cell table:style-name="C7">
            <text:p text:style-name="P2"><text:span text:style-name="T2">800,75</text:span></text:p>
          </table:table-cell>
          <table:table-cell table:style-name="C7">
            <text:p text:style-name="P2"><text:span text:style-name="T2">1.255,57</text:span></text:p>
          </table:table-cell>
          <table:table-cell table:style-name="C7">
            <text:p text:style-name="P2"><text:span text:style-name="T2">2.214,04</text:span></text:p>
          </table:table-cell>
          <table:table-cell table:style-name="C7">
            <text:p text:style-name="P2"><text:span text:style-name="T2">3.222,6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7.013,78</text:span></text:p>
          </table:table-cell>
          <table:table-cell table:style-name="C7">
            <text:p text:style-name="P2"><text:span text:style-name="T2">1.177,75</text:span></text:p>
          </table:table-cell>
          <table:table-cell table:style-name="C7">
            <text:p text:style-name="P2"><text:span text:style-name="T2">2.351,7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529,47</text:span></text:p>
          </table:table-cell>
          <table:table-cell table:style-name="C7">
            <text:p text:style-name="P2"><text:span text:style-name="T2">13.484,31</text:span></text:p>
          </table:table-cell>
        </table:table-row>
        <table:table-row table:style-name="TBL_0_10_row_3">
          <table:table-cell table:style-name="C5">
            <text:p text:style-name="P0"><text:span text:style-name="T2">1583</text:span></text:p>
          </table:table-cell>
          <table:table-cell table:style-name="C6">
            <text:p text:style-name="P0"><text:span text:style-name="T2">JOSE BRUNO BATISTA SILVA</text:span></text:p>
          </table:table-cell>
          <table:table-cell table:style-name="C6">
            <text:p text:style-name="P0"><text:span text:style-name="T2">ASSESSOR OPERACIONAL</text:span></text:p>
          </table:table-cell>
          <table:table-cell table:style-name="C6">
            <text:p text:style-name="P0"><text:span text:style-name="T2">GRUPO DE APOIO OPERACIONAL - SEC. GERAL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92,6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4.001,60</text:span></text:p>
          </table:table-cell>
          <table:table-cell table:style-name="C7">
            <text:p text:style-name="P2"><text:span text:style-name="T2">171,83</text:span></text:p>
          </table:table-cell>
          <table:table-cell table:style-name="C7">
            <text:p text:style-name="P2"><text:span text:style-name="T2">1,2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3,09</text:span></text:p>
          </table:table-cell>
          <table:table-cell table:style-name="C7">
            <text:p text:style-name="P2"><text:span text:style-name="T2">3.828,51</text:span></text:p>
          </table:table-cell>
        </table:table-row>
        <table:table-row table:style-name="TBL_0_10_row_4">
          <table:table-cell table:style-name="C5">
            <text:p text:style-name="P0"><text:span text:style-name="T2">2129</text:span></text:p>
          </table:table-cell>
          <table:table-cell table:style-name="C6">
            <text:p text:style-name="P0"><text:span text:style-name="T2">JOSE CARLOS ALVES SANTOS</text:span></text:p>
          </table:table-cell>
          <table:table-cell table:style-name="C6">
            <text:p text:style-name="P0"><text:span text:style-name="T2">SUBTENENTE - requisitado - BESP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10_row_5">
          <table:table-cell table:style-name="C5">
            <text:p text:style-name="P0"><text:span text:style-name="T2">20</text:span></text:p>
          </table:table-cell>
          <table:table-cell table:style-name="C6">
            <text:p text:style-name="P0"><text:span text:style-name="T2">JOSE CARLOS DE OLIVEIRA FILHO</text:span></text:p>
          </table:table-cell>
          <table:table-cell table:style-name="C6">
            <text:p text:style-name="P0"><text:span text:style-name="T2">PROCURADOR DE JUSTIÇA</text:span></text:p>
          </table:table-cell>
          <table:table-cell table:style-name="C6">
            <text:p text:style-name="P0"><text:span text:style-name="T2">2ª PROCURADORIA DE JUSTICA (1ª CAMARA CIVEL)</text:span></text:p>
          </table:table-cell>
          <table:table-cell table:style-name="C7">
            <text:p text:style-name="P2"><text:span text:style-name="T2">35.462,22</text:span></text:p>
          </table:table-cell>
          <table:table-cell table:style-name="C7">
            <text:p text:style-name="P2"><text:span text:style-name="T2">4.107,2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5.501,06</text:span></text:p>
          </table:table-cell>
          <table:table-cell table:style-name="C7">
            <text:p text:style-name="P2"><text:span text:style-name="T2">2.985,22</text:span></text:p>
          </table:table-cell>
          <table:table-cell table:style-name="C7">
            <text:p text:style-name="P2"><text:span text:style-name="T2">17.859,13</text:span></text:p>
          </table:table-cell>
          <table:table-cell table:style-name="C7">
            <text:p text:style-name="P2"><text:span text:style-name="T2">65.914,85</text:span></text:p>
          </table:table-cell>
          <table:table-cell table:style-name="C7">
            <text:p text:style-name="P2"><text:span text:style-name="T2">5.501,06</text:span></text:p>
          </table:table-cell>
          <table:table-cell table:style-name="C7">
            <text:p text:style-name="P2"><text:span text:style-name="T2">9.936,30</text:span></text:p>
          </table:table-cell>
          <table:table-cell table:style-name="C7">
            <text:p text:style-name="P2"><text:span text:style-name="T2">3.261,34</text:span></text:p>
          </table:table-cell>
          <table:table-cell table:style-name="C7">
            <text:p text:style-name="P2"><text:span text:style-name="T2">18.698,70</text:span></text:p>
          </table:table-cell>
          <table:table-cell table:style-name="C7">
            <text:p text:style-name="P2"><text:span text:style-name="T2">47.216,15</text:span></text:p>
          </table:table-cell>
        </table:table-row>
        <table:table-row table:style-name="TBL_0_10_row_6">
          <table:table-cell table:style-name="C5">
            <text:p text:style-name="P0"><text:span text:style-name="T2">1991</text:span></text:p>
          </table:table-cell>
          <table:table-cell table:style-name="C6">
            <text:p text:style-name="P0"><text:span text:style-name="T2">JOSE CARLOS DOS SANTOS</text:span></text:p>
          </table:table-cell>
          <table:table-cell table:style-name="C6">
            <text:p text:style-name="P0"><text:span text:style-name="T2">MOTORISTA - requisitado</text:span></text:p>
          </table:table-cell>
          <table:table-cell table:style-name="C6">
            <text:p text:style-name="P0"><text:span text:style-name="T2">SETOR DE TRANSPORTES/DAA/DA/SG</text:span></text:p>
          </table:table-cell>
          <table:table-cell table:style-name="C7">
            <text:p text:style-name="P2"><text:span text:style-name="T2">1.329,71</text:span></text:p>
          </table:table-cell>
          <table:table-cell table:style-name="C7">
            <text:p text:style-name="P2"><text:span text:style-name="T2">1.696,98</text:span></text:p>
          </table:table-cell>
          <table:table-cell table:style-name="C7">
            <text:p text:style-name="P2"><text:span text:style-name="T2">931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51,9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859,13</text:span></text:p>
          </table:table-cell>
          <table:table-cell table:style-name="C7">
            <text:p text:style-name="P2"><text:span text:style-name="T2">7.069,29</text:span></text:p>
          </table:table-cell>
          <table:table-cell table:style-name="C7">
            <text:p text:style-name="P2"><text:span text:style-name="T2">251,97</text:span></text:p>
          </table:table-cell>
          <table:table-cell table:style-name="C7">
            <text:p text:style-name="P2"><text:span text:style-name="T2">211,8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63,78</text:span></text:p>
          </table:table-cell>
          <table:table-cell table:style-name="C7">
            <text:p text:style-name="P2"><text:span text:style-name="T2">6.605,51</text:span></text:p>
          </table:table-cell>
        </table:table-row>
        <table:table-row table:style-name="TBL_0_10_row_7">
          <table:table-cell table:style-name="C5">
            <text:p text:style-name="P0"><text:span text:style-name="T2">1548</text:span></text:p>
          </table:table-cell>
          <table:table-cell table:style-name="C6">
            <text:p text:style-name="P0"><text:span text:style-name="T2">JOSE CARLOS MELO JUNIOR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CENTRAL DE NOTIFICACOES E INTIMACOES</text:span></text:p>
          </table:table-cell>
          <table:table-cell table:style-name="C7">
            <text:p text:style-name="P2"><text:span text:style-name="T2">4.425,27</text:span></text:p>
          </table:table-cell>
          <table:table-cell table:style-name="C7">
            <text:p text:style-name="P2"><text:span text:style-name="T2">885,05</text:span></text:p>
          </table:table-cell>
          <table:table-cell table:style-name="C7">
            <text:p text:style-name="P2"><text:span text:style-name="T2">2.585,0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10.068,32</text:span></text:p>
          </table:table-cell>
          <table:table-cell table:style-name="C7">
            <text:p text:style-name="P2"><text:span text:style-name="T2">743,44</text:span></text:p>
          </table:table-cell>
          <table:table-cell table:style-name="C7">
            <text:p text:style-name="P2"><text:span text:style-name="T2">1.097,4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40,87</text:span></text:p>
          </table:table-cell>
          <table:table-cell table:style-name="C7">
            <text:p text:style-name="P2"><text:span text:style-name="T2">8.227,45</text:span></text:p>
          </table:table-cell>
        </table:table-row>
        <table:table-row table:style-name="TBL_0_10_row_8">
          <table:table-cell table:style-name="C5">
            <text:p text:style-name="P0"><text:span text:style-name="T2">1616</text:span></text:p>
          </table:table-cell>
          <table:table-cell table:style-name="C6">
            <text:p text:style-name="P0"><text:span text:style-name="T2">JOSE CESAR NOBREGA CAVALCANTE JUNIOR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PROMOTORIA DE JUSTICA - BOQUIM</text:span></text:p>
          </table:table-cell>
          <table:table-cell table:style-name="C7">
            <text:p text:style-name="P2"><text:span text:style-name="T2">6.029,21</text:span></text:p>
          </table:table-cell>
          <table:table-cell table:style-name="C7">
            <text:p text:style-name="P2"><text:span text:style-name="T2">634,2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572,36</text:span></text:p>
          </table:table-cell>
          <table:table-cell table:style-name="C7">
            <text:p text:style-name="P2"><text:span text:style-name="T2">9.235,84</text:span></text:p>
          </table:table-cell>
          <table:table-cell table:style-name="C7">
            <text:p text:style-name="P2"><text:span text:style-name="T2">932,89</text:span></text:p>
          </table:table-cell>
          <table:table-cell table:style-name="C7">
            <text:p text:style-name="P2"><text:span text:style-name="T2">654,4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587,31</text:span></text:p>
          </table:table-cell>
          <table:table-cell table:style-name="C7">
            <text:p text:style-name="P2"><text:span text:style-name="T2">7.648,53</text:span></text:p>
          </table:table-cell>
        </table:table-row>
        <table:table-row table:style-name="TBL_0_10_row_9">
          <table:table-cell table:style-name="C5">
            <text:p text:style-name="P0"><text:span text:style-name="T2">1100</text:span></text:p>
          </table:table-cell>
          <table:table-cell table:style-name="C6">
            <text:p text:style-name="P0"><text:span text:style-name="T2">JOSE CLAUDIANO SILVA DE CARVALHO</text:span></text:p>
          </table:table-cell>
          <table:table-cell table:style-name="C6">
            <text:p text:style-name="P0"><text:span text:style-name="T2">VIGILANTE - requisitado</text:span></text:p>
          </table:table-cell>
          <table:table-cell table:style-name="C6">
            <text:p text:style-name="P0"><text:span text:style-name="T2">PROMOTORIA DE JUSTICA - CANINDE DO SAO FRANCISCO 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31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3.104,42</text:span></text:p>
          </table:table-cell>
          <table:table-cell table:style-name="C7">
            <text:p text:style-name="P2"><text:span text:style-name="T2">67,3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7,33</text:span></text:p>
          </table:table-cell>
          <table:table-cell table:style-name="C7">
            <text:p text:style-name="P2"><text:span text:style-name="T2">3.037,09</text:span></text:p>
          </table:table-cell>
        </table:table-row>
        <table:table-row table:style-name="TBL_0_10_row_10">
          <table:table-cell table:style-name="C5">
            <text:p text:style-name="P0"><text:span text:style-name="T2">1964</text:span></text:p>
          </table:table-cell>
          <table:table-cell table:style-name="C6">
            <text:p text:style-name="P0"><text:span text:style-name="T2">JOSE CLAUDINO DA ROCHA SALES</text:span></text:p>
          </table:table-cell>
          <table:table-cell table:style-name="C6">
            <text:p text:style-name="P0"><text:span text:style-name="T2">MOTORISTA - requisitado</text:span></text:p>
          </table:table-cell>
          <table:table-cell table:style-name="C6">
            <text:p text:style-name="P0"><text:span text:style-name="T2">DIRETORIA  ADMINISTRATIVA - SG</text:span></text:p>
          </table:table-cell>
          <table:table-cell table:style-name="C7">
            <text:p text:style-name="P2"><text:span text:style-name="T2">1.329,71</text:span></text:p>
          </table:table-cell>
          <table:table-cell table:style-name="C7">
            <text:p text:style-name="P2"><text:span text:style-name="T2">1.527,27</text:span></text:p>
          </table:table-cell>
          <table:table-cell table:style-name="C7">
            <text:p text:style-name="P2"><text:span text:style-name="T2">931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859,13</text:span></text:p>
          </table:table-cell>
          <table:table-cell table:style-name="C7">
            <text:p text:style-name="P2"><text:span text:style-name="T2">6.647,61</text:span></text:p>
          </table:table-cell>
          <table:table-cell table:style-name="C7">
            <text:p text:style-name="P2"><text:span text:style-name="T2">228,21</text:span></text:p>
          </table:table-cell>
          <table:table-cell table:style-name="C7">
            <text:p text:style-name="P2"><text:span text:style-name="T2">179,2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07,45</text:span></text:p>
          </table:table-cell>
          <table:table-cell table:style-name="C7">
            <text:p text:style-name="P2"><text:span text:style-name="T2">6.240,16</text:span></text:p>
          </table:table-cell>
        </table:table-row>
        <table:table-row table:style-name="TBL_0_10_row_11">
          <table:table-cell table:style-name="C5">
            <text:p text:style-name="P0"><text:span text:style-name="T2">562</text:span></text:p>
          </table:table-cell>
          <table:table-cell table:style-name="C6">
            <text:p text:style-name="P0"><text:span text:style-name="T2">JOSE CLAUDIO CARDOSO DOS SANTOS</text:span></text:p>
          </table:table-cell>
          <table:table-cell table:style-name="C6">
            <text:p text:style-name="P0"><text:span text:style-name="T2">MOTORISTA - requisitado</text:span></text:p>
          </table:table-cell>
          <table:table-cell table:style-name="C6">
            <text:p text:style-name="P0"><text:span text:style-name="T2">SETOR DE TRANSPORTES/DAA/DA/SG</text:span></text:p>
          </table:table-cell>
          <table:table-cell table:style-name="C7">
            <text:p text:style-name="P2"><text:span text:style-name="T2">1.466,01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931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05,2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859,13</text:span></text:p>
          </table:table-cell>
          <table:table-cell table:style-name="C7">
            <text:p text:style-name="P2"><text:span text:style-name="T2">6.688,81</text:span></text:p>
          </table:table-cell>
          <table:table-cell table:style-name="C7">
            <text:p text:style-name="P2"><text:span text:style-name="T2">205,24</text:span></text:p>
          </table:table-cell>
          <table:table-cell table:style-name="C7">
            <text:p text:style-name="P2"><text:span text:style-name="T2">188,8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94,11</text:span></text:p>
          </table:table-cell>
          <table:table-cell table:style-name="C7">
            <text:p text:style-name="P2"><text:span text:style-name="T2">6.294,70</text:span></text:p>
          </table:table-cell>
        </table:table-row>
        <table:table-row table:style-name="TBL_0_10_row_12">
          <table:table-cell table:style-name="C5">
            <text:p text:style-name="P0"><text:span text:style-name="T2">1719</text:span></text:p>
          </table:table-cell>
          <table:table-cell table:style-name="C6">
            <text:p text:style-name="P0"><text:span text:style-name="T2">JOSE CLAUDIO DE MATOS JUNIOR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PROMOTORIA DE JUSTICA - POCO REDONDO </text:span></text:p>
          </table:table-cell>
          <table:table-cell table:style-name="C7">
            <text:p text:style-name="P2"><text:span text:style-name="T2">4.425,27</text:span></text:p>
          </table:table-cell>
          <table:table-cell table:style-name="C7">
            <text:p text:style-name="P2"><text:span text:style-name="T2">885,0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121,43</text:span></text:p>
          </table:table-cell>
          <table:table-cell table:style-name="C7">
            <text:p text:style-name="P2"><text:span text:style-name="T2">8.431,75</text:span></text:p>
          </table:table-cell>
          <table:table-cell table:style-name="C7">
            <text:p text:style-name="P2"><text:span text:style-name="T2">743,44</text:span></text:p>
          </table:table-cell>
          <table:table-cell table:style-name="C7">
            <text:p text:style-name="P2"><text:span text:style-name="T2">306,1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049,54</text:span></text:p>
          </table:table-cell>
          <table:table-cell table:style-name="C7">
            <text:p text:style-name="P2"><text:span text:style-name="T2">7.382,21</text:span></text:p>
          </table:table-cell>
        </table:table-row>
        <table:table-row table:style-name="TBL_0_10_row_13">
          <table:table-cell table:style-name="C5">
            <text:p text:style-name="P0"><text:span text:style-name="T2">99</text:span></text:p>
          </table:table-cell>
          <table:table-cell table:style-name="C6">
            <text:p text:style-name="P0"><text:span text:style-name="T2">JOSE COSTA CAVALCANTE JUNIOR</text:span></text:p>
          </table:table-cell>
          <table:table-cell table:style-name="C6">
            <text:p text:style-name="P0"><text:span text:style-name="T2">REDATOR TÉCNICO</text:span></text:p>
          </table:table-cell>
          <table:table-cell table:style-name="C6">
            <text:p text:style-name="P0"><text:span text:style-name="T2">CENTRO DE APOIO OPERACIONAL DOS DIREITOS A EDUCACAO</text:span></text:p>
          </table:table-cell>
          <table:table-cell table:style-name="C7">
            <text:p text:style-name="P2"><text:span text:style-name="T2">5.270,57</text:span></text:p>
          </table:table-cell>
          <table:table-cell table:style-name="C7">
            <text:p text:style-name="P2"><text:span text:style-name="T2">10.576,7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84,07</text:span></text:p>
          </table:table-cell>
          <table:table-cell table:style-name="C7">
            <text:p text:style-name="P2"><text:span text:style-name="T2">18.231,37</text:span></text:p>
          </table:table-cell>
          <table:table-cell table:style-name="C7">
            <text:p text:style-name="P2"><text:span text:style-name="T2">2.218,62</text:span></text:p>
          </table:table-cell>
          <table:table-cell table:style-name="C7">
            <text:p text:style-name="P2"><text:span text:style-name="T2">2.435,0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653,70</text:span></text:p>
          </table:table-cell>
          <table:table-cell table:style-name="C7">
            <text:p text:style-name="P2"><text:span text:style-name="T2">13.577,67</text:span></text:p>
          </table:table-cell>
        </table:table-row>
        <table:table-row table:style-name="TBL_0_10_row_14">
          <table:table-cell table:style-name="C5">
            <text:p text:style-name="P0"><text:span text:style-name="T2">917</text:span></text:p>
          </table:table-cell>
          <table:table-cell table:style-name="C6">
            <text:p text:style-name="P0"><text:span text:style-name="T2">JOSE DA SILVA ARAGAO</text:span></text:p>
          </table:table-cell>
          <table:table-cell table:style-name="C6">
            <text:p text:style-name="P0"><text:span text:style-name="T2">AGENTE ADMINISTRATIVO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10_row_15">
          <table:table-cell table:style-name="C5">
            <text:p text:style-name="P0"><text:span text:style-name="T2">101</text:span></text:p>
          </table:table-cell>
          <table:table-cell table:style-name="C6">
            <text:p text:style-name="P0"><text:span text:style-name="T2">JOSE DE FARO MENEZES NETO</text:span></text:p>
          </table:table-cell>
          <table:table-cell table:style-name="C6">
            <text:p text:style-name="P0"><text:span text:style-name="T2">ADMINISTRADOR</text:span></text:p>
          </table:table-cell>
          <table:table-cell table:style-name="C6">
            <text:p text:style-name="P0"><text:span text:style-name="T2">TRIAGEM TECNICA - COORDENADORIA-GERAL</text:span></text:p>
          </table:table-cell>
          <table:table-cell table:style-name="C7">
            <text:p text:style-name="P2"><text:span text:style-name="T2">10.186,22</text:span></text:p>
          </table:table-cell>
          <table:table-cell table:style-name="C7">
            <text:p text:style-name="P2"><text:span text:style-name="T2">19.059,2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84,07</text:span></text:p>
          </table:table-cell>
          <table:table-cell table:style-name="C7">
            <text:p text:style-name="P2"><text:span text:style-name="T2">31.629,52</text:span></text:p>
          </table:table-cell>
          <table:table-cell table:style-name="C7">
            <text:p text:style-name="P2"><text:span text:style-name="T2">4.094,36</text:span></text:p>
          </table:table-cell>
          <table:table-cell table:style-name="C7">
            <text:p text:style-name="P2"><text:span text:style-name="T2">5.995,0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0.089,41</text:span></text:p>
          </table:table-cell>
          <table:table-cell table:style-name="C7">
            <text:p text:style-name="P2"><text:span text:style-name="T2">21.540,11</text:span></text:p>
          </table:table-cell>
        </table:table-row>
        <table:table-row table:style-name="TBL_0_10_row_16">
          <table:table-cell table:style-name="C5">
            <text:p text:style-name="P0"><text:span text:style-name="T2">2156</text:span></text:p>
          </table:table-cell>
          <table:table-cell table:style-name="C6">
            <text:p text:style-name="P0"><text:span text:style-name="T2">JOSE DE OLIVEIRA FREITAS</text:span></text:p>
          </table:table-cell>
          <table:table-cell table:style-name="C6">
            <text:p text:style-name="P0"><text:span text:style-name="T2">MOTORISTA OFICIAL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10_row_17">
          <table:table-cell table:style-name="C5">
            <text:p text:style-name="P0"><text:span text:style-name="T2">536</text:span></text:p>
          </table:table-cell>
          <table:table-cell table:style-name="C6">
            <text:p text:style-name="P0"><text:span text:style-name="T2">JOSE DE OLIVEIRA FREITAS JUNIOR</text:span></text:p>
          </table:table-cell>
          <table:table-cell table:style-name="C6">
            <text:p text:style-name="P0"><text:span text:style-name="T2">ASSESSOR DO GAB. DO PROC. G. DE  JUSTIÇA</text:span></text:p>
          </table:table-cell>
          <table:table-cell table:style-name="C6">
            <text:p text:style-name="P0"><text:span text:style-name="T2">ASSESSORIA DO PROCURADOR-GERAL DE JUSTICA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308,4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6.481,39</text:span></text:p>
          </table:table-cell>
          <table:table-cell table:style-name="C7">
            <text:p text:style-name="P2"><text:span text:style-name="T2">454,46</text:span></text:p>
          </table:table-cell>
          <table:table-cell table:style-name="C7">
            <text:p text:style-name="P2"><text:span text:style-name="T2">194,8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49,32</text:span></text:p>
          </table:table-cell>
          <table:table-cell table:style-name="C7">
            <text:p text:style-name="P2"><text:span text:style-name="T2">5.832,07</text:span></text:p>
          </table:table-cell>
        </table:table-row>
        <table:table-row table:style-name="TBL_0_10_row_18">
          <table:table-cell table:style-name="C5">
            <text:p text:style-name="P0"><text:span text:style-name="T2">2237</text:span></text:p>
          </table:table-cell>
          <table:table-cell table:style-name="C6">
            <text:p text:style-name="P0"><text:span text:style-name="T2">JOSE DENILTON NASCIMENTO DE JESUS</text:span></text:p>
          </table:table-cell>
          <table:table-cell table:style-name="C6">
            <text:p text:style-name="P0"><text:span text:style-name="T2">2º SARGENTO - requisitado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931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84,07</text:span></text:p>
          </table:table-cell>
          <table:table-cell table:style-name="C7">
            <text:p text:style-name="P2"><text:span text:style-name="T2">4.542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9,0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9,08</text:span></text:p>
          </table:table-cell>
          <table:table-cell table:style-name="C7">
            <text:p text:style-name="P2"><text:span text:style-name="T2">4.523,42</text:span></text:p>
          </table:table-cell>
        </table:table-row>
        <table:table-row table:style-name="TBL_0_10_row_19">
          <table:table-cell table:style-name="C5">
            <text:p text:style-name="P0"><text:span text:style-name="T2">544</text:span></text:p>
          </table:table-cell>
          <table:table-cell table:style-name="C6">
            <text:p text:style-name="P0"><text:span text:style-name="T2">JOSE DERNIVAL DA SILVA SANTOS FILHO</text:span></text:p>
          </table:table-cell>
          <table:table-cell table:style-name="C6">
            <text:p text:style-name="P0"><text:span text:style-name="T2">ASSESSOR DO COORDENADOR DA DIVISAO DE PATRIMONIO</text:span></text:p>
          </table:table-cell>
          <table:table-cell table:style-name="C6">
            <text:p text:style-name="P0"><text:span text:style-name="T2">DIVISAO DE PATRIMONIO/DM/DA/SG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417,9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5.590,90</text:span></text:p>
          </table:table-cell>
          <table:table-cell table:style-name="C7">
            <text:p text:style-name="P2"><text:span text:style-name="T2">329,79</text:span></text:p>
          </table:table-cell>
          <table:table-cell table:style-name="C7">
            <text:p text:style-name="P2"><text:span text:style-name="T2">79,9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09,78</text:span></text:p>
          </table:table-cell>
          <table:table-cell table:style-name="C7">
            <text:p text:style-name="P2"><text:span text:style-name="T2">5.181,12</text:span></text:p>
          </table:table-cell>
        </table:table-row>
        <table:table-row table:style-name="TBL_0_10_row_20">
          <table:table-cell table:style-name="C5">
            <text:p text:style-name="P0"><text:span text:style-name="T2">1892</text:span></text:p>
          </table:table-cell>
          <table:table-cell table:style-name="C6">
            <text:p text:style-name="P0"><text:span text:style-name="T2">JOSE EDSON CARDOSO </text:span></text:p>
          </table:table-cell>
          <table:table-cell table:style-name="C6">
            <text:p text:style-name="P0"><text:span text:style-name="T2">* TÉCNICO ESPECIALISTA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10_row_21">
          <table:table-cell table:style-name="C5">
            <text:p text:style-name="P0"><text:span text:style-name="T2">2169</text:span></text:p>
          </table:table-cell>
          <table:table-cell table:style-name="C6">
            <text:p text:style-name="P0"><text:span text:style-name="T2">JOSE ELIAS PINHO DE OLIVEIRA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10_row_22">
          <table:table-cell table:style-name="C5">
            <text:p text:style-name="P0"><text:span text:style-name="T2">1627</text:span></text:p>
          </table:table-cell>
          <table:table-cell table:style-name="C6">
            <text:p text:style-name="P0"><text:span text:style-name="T2">JOSE FERNANDO DOS SANTOS</text:span></text:p>
          </table:table-cell>
          <table:table-cell table:style-name="C6">
            <text:p text:style-name="P0"><text:span text:style-name="T2">TÉCNICO DO MP - Manut. Sup. Eq. de Inf. e Software</text:span></text:p>
          </table:table-cell>
          <table:table-cell table:style-name="C6">
            <text:p text:style-name="P0"><text:span text:style-name="T2">DIRETORIA DE TECNOLOGIA DA INFORMACAO</text:span></text:p>
          </table:table-cell>
          <table:table-cell table:style-name="C7">
            <text:p text:style-name="P2"><text:span text:style-name="T2">3.938,47</text:span></text:p>
          </table:table-cell>
          <table:table-cell table:style-name="C7">
            <text:p text:style-name="P2"><text:span text:style-name="T2">414,33</text:span></text:p>
          </table:table-cell>
          <table:table-cell table:style-name="C7">
            <text:p text:style-name="P2"><text:span text:style-name="T2">3.692,3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84,07</text:span></text:p>
          </table:table-cell>
          <table:table-cell table:style-name="C7">
            <text:p text:style-name="P2"><text:span text:style-name="T2">10.429,18</text:span></text:p>
          </table:table-cell>
          <table:table-cell table:style-name="C7">
            <text:p text:style-name="P2"><text:span text:style-name="T2">609,39</text:span></text:p>
          </table:table-cell>
          <table:table-cell table:style-name="C7">
            <text:p text:style-name="P2"><text:span text:style-name="T2">1.123,3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732,72</text:span></text:p>
          </table:table-cell>
          <table:table-cell table:style-name="C7">
            <text:p text:style-name="P2"><text:span text:style-name="T2">8.696,46</text:span></text:p>
          </table:table-cell>
        </table:table-row>
        <table:table-row table:style-name="TBL_0_10_row_23">
          <table:table-cell table:style-name="C5">
            <text:p text:style-name="P0"><text:span text:style-name="T2">2145</text:span></text:p>
          </table:table-cell>
          <table:table-cell table:style-name="C6">
            <text:p text:style-name="P0"><text:span text:style-name="T2">JOSE FERREIRA DE LIMA</text:span></text:p>
          </table:table-cell>
          <table:table-cell table:style-name="C6">
            <text:p text:style-name="P0"><text:span text:style-name="T2">SARGENTO - requisitado-BESP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10_row_24">
          <table:table-cell table:style-name="C5">
            <text:p text:style-name="P0"><text:span text:style-name="T2">1675</text:span></text:p>
          </table:table-cell>
          <table:table-cell table:style-name="C6">
            <text:p text:style-name="P0"><text:span text:style-name="T2">JOSE ISAU DE LIMA FRANCA</text:span></text:p>
          </table:table-cell>
          <table:table-cell table:style-name="C6">
            <text:p text:style-name="P0"><text:span text:style-name="T2">COORDENADOR DA DIVISÃO DE ENG. E MANUTENÇÃO</text:span></text:p>
          </table:table-cell>
          <table:table-cell table:style-name="C6">
            <text:p text:style-name="P0"><text:span text:style-name="T2">DIVISAO DE ENGENHARIA E MANUTENCAO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.499,1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84,07</text:span></text:p>
          </table:table-cell>
          <table:table-cell table:style-name="C7">
            <text:p text:style-name="P2"><text:span text:style-name="T2">8.883,21</text:span></text:p>
          </table:table-cell>
          <table:table-cell table:style-name="C7">
            <text:p text:style-name="P2"><text:span text:style-name="T2">751,97</text:span></text:p>
          </table:table-cell>
          <table:table-cell table:style-name="C7">
            <text:p text:style-name="P2"><text:span text:style-name="T2">711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463,08</text:span></text:p>
          </table:table-cell>
          <table:table-cell table:style-name="C7">
            <text:p text:style-name="P2"><text:span text:style-name="T2">7.420,13</text:span></text:p>
          </table:table-cell>
        </table:table-row>
        <table:table-row table:style-name="TBL_0_10_row_25">
          <table:table-cell table:style-name="C5">
            <text:p text:style-name="P0"><text:span text:style-name="T2">1986</text:span></text:p>
          </table:table-cell>
          <table:table-cell table:style-name="C6">
            <text:p text:style-name="P0"><text:span text:style-name="T2">JOSE LUCAS CARVALHO RIBEIRO</text:span></text:p>
          </table:table-cell>
          <table:table-cell table:style-name="C6">
            <text:p text:style-name="P0"><text:span text:style-name="T2">MOTORISTA - requisitado</text:span></text:p>
          </table:table-cell>
          <table:table-cell table:style-name="C6">
            <text:p text:style-name="P0"><text:span text:style-name="T2">SETOR DE TRANSPORTES/DAA/DA/SG</text:span></text:p>
          </table:table-cell>
          <table:table-cell table:style-name="C7">
            <text:p text:style-name="P2"><text:span text:style-name="T2">1.266,39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931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859,13</text:span></text:p>
          </table:table-cell>
          <table:table-cell table:style-name="C7">
            <text:p text:style-name="P2"><text:span text:style-name="T2">6.283,95</text:span></text:p>
          </table:table-cell>
          <table:table-cell table:style-name="C7">
            <text:p text:style-name="P2"><text:span text:style-name="T2">177,29</text:span></text:p>
          </table:table-cell>
          <table:table-cell table:style-name="C7">
            <text:p text:style-name="P2"><text:span text:style-name="T2">103,8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81,18</text:span></text:p>
          </table:table-cell>
          <table:table-cell table:style-name="C7">
            <text:p text:style-name="P2"><text:span text:style-name="T2">6.002,77</text:span></text:p>
          </table:table-cell>
        </table:table-row>
        <table:table-row table:style-name="TBL_0_10_row_26">
          <table:table-cell table:style-name="C5">
            <text:p text:style-name="P0"><text:span text:style-name="T2">596</text:span></text:p>
          </table:table-cell>
          <table:table-cell table:style-name="C6">
            <text:p text:style-name="P0"><text:span text:style-name="T2">JOSE LUCAS DA SILVA GOIS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2ª PROMOTORIA DE JUSTICA - ESTANCIA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.172,92</text:span></text:p>
          </table:table-cell>
          <table:table-cell table:style-name="C7">
            <text:p text:style-name="P2"><text:span text:style-name="T2">50.862,03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7.098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.814,59</text:span></text:p>
          </table:table-cell>
          <table:table-cell table:style-name="C7">
            <text:p text:style-name="P2"><text:span text:style-name="T2">39.047,44</text:span></text:p>
          </table:table-cell>
        </table:table-row>
        <table:table-row table:style-name="TBL_0_10_row_27">
          <table:table-cell table:style-name="C5">
            <text:p text:style-name="P0"><text:span text:style-name="T2">1857</text:span></text:p>
          </table:table-cell>
          <table:table-cell table:style-name="C6">
            <text:p text:style-name="P0"><text:span text:style-name="T2">JOSE LUCAS SANTOS CARVALHO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ASSESSORIA DA CORREGEDORIA GERAL</text:span></text:p>
          </table:table-cell>
          <table:table-cell table:style-name="C7">
            <text:p text:style-name="P2"><text:span text:style-name="T2">9.065,70</text:span></text:p>
          </table:table-cell>
          <table:table-cell table:style-name="C7">
            <text:p text:style-name="P2"><text:span text:style-name="T2">953,71</text:span></text:p>
          </table:table-cell>
          <table:table-cell table:style-name="C7">
            <text:p text:style-name="P2"><text:span text:style-name="T2">3.692,3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5.620,71</text:span></text:p>
          </table:table-cell>
          <table:table-cell table:style-name="C7">
            <text:p text:style-name="P2"><text:span text:style-name="T2">1.919,64</text:span></text:p>
          </table:table-cell>
          <table:table-cell table:style-name="C7">
            <text:p text:style-name="P2"><text:span text:style-name="T2">2.269,1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188,83</text:span></text:p>
          </table:table-cell>
          <table:table-cell table:style-name="C7">
            <text:p text:style-name="P2"><text:span text:style-name="T2">11.431,88</text:span></text:p>
          </table:table-cell>
        </table:table-row>
        <table:table-row table:style-name="TBL_0_10_row_28">
          <table:table-cell table:style-name="C5">
            <text:p text:style-name="P0"><text:span text:style-name="T2">52</text:span></text:p>
          </table:table-cell>
          <table:table-cell table:style-name="C6">
            <text:p text:style-name="P0"><text:span text:style-name="T2">JOSE MAGALHAES DE SANTANA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10_row_29">
          <table:table-cell table:style-name="C5">
            <text:p text:style-name="P0"><text:span text:style-name="T2">2122</text:span></text:p>
          </table:table-cell>
          <table:table-cell table:style-name="C6">
            <text:p text:style-name="P0"><text:span text:style-name="T2">JOSE MARCOS SANTOS CHAGAS</text:span></text:p>
          </table:table-cell>
          <table:table-cell table:style-name="C6">
            <text:p text:style-name="P0"><text:span text:style-name="T2">3º SARGENTO - requisitado - BESP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92,6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619,5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619,55</text:span></text:p>
          </table:table-cell>
        </table:table-row>
        <table:table-row table:style-name="TBL_0_10_row_30">
          <table:table-cell table:style-name="C5">
            <text:p text:style-name="P0"><text:span text:style-name="T2">1538</text:span></text:p>
          </table:table-cell>
          <table:table-cell table:style-name="C6">
            <text:p text:style-name="P0"><text:span text:style-name="T2">JOSE MARIO DA CRUZ COSTA</text:span></text:p>
          </table:table-cell>
          <table:table-cell table:style-name="C6">
            <text:p text:style-name="P0"><text:span text:style-name="T2">ANALISTA DO MP -Informática - G. e A.de P. de Infraestrutura</text:span></text:p>
          </table:table-cell>
          <table:table-cell table:style-name="C6">
            <text:p text:style-name="P0"><text:span text:style-name="T2">DIRETORIA DE TECNOLOGIA DA INFORMACAO</text:span></text:p>
          </table:table-cell>
          <table:table-cell table:style-name="C7">
            <text:p text:style-name="P2"><text:span text:style-name="T2">7.611,74</text:span></text:p>
          </table:table-cell>
          <table:table-cell table:style-name="C7">
            <text:p text:style-name="P2"><text:span text:style-name="T2">1.141,76</text:span></text:p>
          </table:table-cell>
          <table:table-cell table:style-name="C7">
            <text:p text:style-name="P2"><text:span text:style-name="T2">3.692,3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4.354,80</text:span></text:p>
          </table:table-cell>
          <table:table-cell table:style-name="C7">
            <text:p text:style-name="P2"><text:span text:style-name="T2">1.225,49</text:span></text:p>
          </table:table-cell>
          <table:table-cell table:style-name="C7">
            <text:p text:style-name="P2"><text:span text:style-name="T2">2.216,2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441,72</text:span></text:p>
          </table:table-cell>
          <table:table-cell table:style-name="C7">
            <text:p text:style-name="P2"><text:span text:style-name="T2">10.913,08</text:span></text:p>
          </table:table-cell>
        </table:table-row>
        <table:table-row table:style-name="TBL_0_10_row_31">
          <table:table-cell table:style-name="C5">
            <text:p text:style-name="P0"><text:span text:style-name="T2">1482</text:span></text:p>
          </table:table-cell>
          <table:table-cell table:style-name="C6">
            <text:p text:style-name="P0"><text:span text:style-name="T2">JOSE MARLUCIO MONTEIRO FERREIRA</text:span></text:p>
          </table:table-cell>
          <table:table-cell table:style-name="C6">
            <text:p text:style-name="P0"><text:span text:style-name="T2">Coordenador da Div. Perícia Contábil</text:span></text:p>
          </table:table-cell>
          <table:table-cell table:style-name="C6">
            <text:p text:style-name="P0"><text:span text:style-name="T2">DIVISAO DE PERICIA CONTABIL - GAAE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.499,1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859,13</text:span></text:p>
          </table:table-cell>
          <table:table-cell table:style-name="C7">
            <text:p text:style-name="P2"><text:span text:style-name="T2">9.358,27</text:span></text:p>
          </table:table-cell>
          <table:table-cell table:style-name="C7">
            <text:p text:style-name="P2"><text:span text:style-name="T2">751,97</text:span></text:p>
          </table:table-cell>
          <table:table-cell table:style-name="C7">
            <text:p text:style-name="P2"><text:span text:style-name="T2">711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463,08</text:span></text:p>
          </table:table-cell>
          <table:table-cell table:style-name="C7">
            <text:p text:style-name="P2"><text:span text:style-name="T2">7.895,19</text:span></text:p>
          </table:table-cell>
        </table:table-row>
        <table:table-row table:style-name="TBL_0_10_row_32">
          <table:table-cell table:style-name="C5">
            <text:p text:style-name="P0"><text:span text:style-name="T2">1910</text:span></text:p>
          </table:table-cell>
          <table:table-cell table:style-name="C6">
            <text:p text:style-name="P0"><text:span text:style-name="T2">JOSE MICAEL BISPO RODRIGUES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1ª PROMOTORIA DE JUSTICA - PROPRIA</text:span></text:p>
          </table:table-cell>
          <table:table-cell table:style-name="C7">
            <text:p text:style-name="P2"><text:span text:style-name="T2">3.505,23</text:span></text:p>
          </table:table-cell>
          <table:table-cell table:style-name="C7">
            <text:p text:style-name="P2"><text:span text:style-name="T2">276,5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60,6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897,74</text:span></text:p>
          </table:table-cell>
          <table:table-cell table:style-name="C7">
            <text:p text:style-name="P2"><text:span text:style-name="T2">7.940,13</text:span></text:p>
          </table:table-cell>
          <table:table-cell table:style-name="C7">
            <text:p text:style-name="P2"><text:span text:style-name="T2">529,45</text:span></text:p>
          </table:table-cell>
          <table:table-cell table:style-name="C7">
            <text:p text:style-name="P2"><text:span text:style-name="T2">336,6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866,07</text:span></text:p>
          </table:table-cell>
          <table:table-cell table:style-name="C7">
            <text:p text:style-name="P2"><text:span text:style-name="T2">7.074,06</text:span></text:p>
          </table:table-cell>
        </table:table-row>
        <table:table-row table:style-name="TBL_0_10_row_33">
          <table:table-cell table:style-name="C5">
            <text:p text:style-name="P0"><text:span text:style-name="T2">215</text:span></text:p>
          </table:table-cell>
          <table:table-cell table:style-name="C6">
            <text:p text:style-name="P0"><text:span text:style-name="T2">JOSE MIRANDA SOUZA</text:span></text:p>
          </table:table-cell>
          <table:table-cell table:style-name="C6">
            <text:p text:style-name="P0"><text:span text:style-name="T2">MOTORISTA OFICIAL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10_row_34">
          <table:table-cell table:style-name="C5">
            <text:p text:style-name="P0"><text:span text:style-name="T2">2119</text:span></text:p>
          </table:table-cell>
          <table:table-cell table:style-name="C6">
            <text:p text:style-name="P0"><text:span text:style-name="T2">JOSE NUNES SANTOS</text:span></text:p>
          </table:table-cell>
          <table:table-cell table:style-name="C6">
            <text:p text:style-name="P0"><text:span text:style-name="T2">SOLDADO - requistado -BESP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10_row_35">
          <table:table-cell table:style-name="C5">
            <text:p text:style-name="P0"><text:span text:style-name="T2">19</text:span></text:p>
          </table:table-cell>
          <table:table-cell table:style-name="C6">
            <text:p text:style-name="P0"><text:span text:style-name="T2">JOSE RENATO LIMA SAMPAIO</text:span></text:p>
          </table:table-cell>
          <table:table-cell table:style-name="C6">
            <text:p text:style-name="P0"><text:span text:style-name="T2">PROCURADOR DE JUSTIÇA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10_row_36">
          <table:table-cell table:style-name="C5">
            <text:p text:style-name="P0"><text:span text:style-name="T2">2074</text:span></text:p>
          </table:table-cell>
          <table:table-cell table:style-name="C6">
            <text:p text:style-name="P0"><text:span text:style-name="T2">JOSE RICARDO ALVES DE JESUS</text:span></text:p>
          </table:table-cell>
          <table:table-cell table:style-name="C6">
            <text:p text:style-name="P0"><text:span text:style-name="T2">TÉCNICO EM CONTABILIDADE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328,07</text:span></text:p>
          </table:table-cell>
          <table:table-cell table:style-name="C7">
            <text:p text:style-name="P2"><text:span text:style-name="T2">1.328,0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328,07</text:span></text:p>
          </table:table-cell>
        </table:table-row>
        <table:table-row table:style-name="TBL_0_10_row_37">
          <table:table-cell table:style-name="C5">
            <text:p text:style-name="P0"><text:span text:style-name="T2">1810</text:span></text:p>
          </table:table-cell>
          <table:table-cell table:style-name="C6">
            <text:p text:style-name="P0"><text:span text:style-name="T2">JOSE RONALDO DE JESUS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PROMOTORIA DE JUSTICA - FREI PAULO</text:span></text:p>
          </table:table-cell>
          <table:table-cell table:style-name="C7">
            <text:p text:style-name="P2"><text:span text:style-name="T2">4.425,27</text:span></text:p>
          </table:table-cell>
          <table:table-cell table:style-name="C7">
            <text:p text:style-name="P2"><text:span text:style-name="T2">885,0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517,20</text:span></text:p>
          </table:table-cell>
          <table:table-cell table:style-name="C7">
            <text:p text:style-name="P2"><text:span text:style-name="T2">7.827,52</text:span></text:p>
          </table:table-cell>
          <table:table-cell table:style-name="C7">
            <text:p text:style-name="P2"><text:span text:style-name="T2">743,44</text:span></text:p>
          </table:table-cell>
          <table:table-cell table:style-name="C7">
            <text:p text:style-name="P2"><text:span text:style-name="T2">348,7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092,20</text:span></text:p>
          </table:table-cell>
          <table:table-cell table:style-name="C7">
            <text:p text:style-name="P2"><text:span text:style-name="T2">6.735,32</text:span></text:p>
          </table:table-cell>
        </table:table-row>
        <table:table-row table:style-name="TBL_0_10_row_38">
          <table:table-cell table:style-name="C5">
            <text:p text:style-name="P0"><text:span text:style-name="T2">188</text:span></text:p>
          </table:table-cell>
          <table:table-cell table:style-name="C6">
            <text:p text:style-name="P0"><text:span text:style-name="T2">JOSE RONY SILVA ALMEIDA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2ª PROMOTORIA DE JUSTICA DOS DIREITOS DO CIDADAO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.384,07</text:span></text:p>
          </table:table-cell>
          <table:table-cell table:style-name="C7">
            <text:p text:style-name="P2"><text:span text:style-name="T2">51.073,18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46.356,70</text:span></text:p>
          </table:table-cell>
        </table:table-row>
        <table:table-row table:style-name="TBL_0_10_row_39">
          <table:table-cell table:style-name="C5">
            <text:p text:style-name="P0"><text:span text:style-name="T2">1274</text:span></text:p>
          </table:table-cell>
          <table:table-cell table:style-name="C6">
            <text:p text:style-name="P0"><text:span text:style-name="T2">JOSE SACRAMENTO DOS  SANTOS</text:span></text:p>
          </table:table-cell>
          <table:table-cell table:style-name="C6">
            <text:p text:style-name="P0"><text:span text:style-name="T2">TÉCNICO EM CONTABILIDADE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10_row_40">
          <table:table-cell table:style-name="C5">
            <text:p text:style-name="P0"><text:span text:style-name="T2">1665</text:span></text:p>
          </table:table-cell>
          <table:table-cell table:style-name="C6">
            <text:p text:style-name="P0"><text:span text:style-name="T2">JOSENALVO SILVA SANTOS</text:span></text:p>
          </table:table-cell>
          <table:table-cell table:style-name="C6">
            <text:p text:style-name="P0"><text:span text:style-name="T2">SUBTENENTE - requisitado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10_row_41">
          <table:table-cell table:style-name="C5">
            <text:p text:style-name="P0"><text:span text:style-name="T2">54</text:span></text:p>
          </table:table-cell>
          <table:table-cell table:style-name="C6">
            <text:p text:style-name="P0"><text:span text:style-name="T2">JOSENIAS FRANCA DO NASCIMENTO</text:span></text:p>
          </table:table-cell>
          <table:table-cell table:style-name="C6">
            <text:p text:style-name="P0"><text:span text:style-name="T2">PROCURADOR DE JUSTIÇA</text:span></text:p>
          </table:table-cell>
          <table:table-cell table:style-name="C6">
            <text:p text:style-name="P0"><text:span text:style-name="T2">10ª PROCURADORIA DE JUSTICA (2ª CAMARA CIVEL)</text:span></text:p>
          </table:table-cell>
          <table:table-cell table:style-name="C7">
            <text:p text:style-name="P2"><text:span text:style-name="T2">35.462,2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964,71</text:span></text:p>
          </table:table-cell>
          <table:table-cell table:style-name="C7">
            <text:p text:style-name="P2"><text:span text:style-name="T2">5.319,33</text:span></text:p>
          </table:table-cell>
          <table:table-cell table:style-name="C7">
            <text:p text:style-name="P2"><text:span text:style-name="T2">17.859,13</text:span></text:p>
          </table:table-cell>
          <table:table-cell table:style-name="C7">
            <text:p text:style-name="P2"><text:span text:style-name="T2">63.605,39</text:span></text:p>
          </table:table-cell>
          <table:table-cell table:style-name="C7">
            <text:p text:style-name="P2"><text:span text:style-name="T2">4.964,71</text:span></text:p>
          </table:table-cell>
          <table:table-cell table:style-name="C7">
            <text:p text:style-name="P2"><text:span text:style-name="T2">9.936,30</text:span></text:p>
          </table:table-cell>
          <table:table-cell table:style-name="C7">
            <text:p text:style-name="P2"><text:span text:style-name="T2">1.488,23</text:span></text:p>
          </table:table-cell>
          <table:table-cell table:style-name="C7">
            <text:p text:style-name="P2"><text:span text:style-name="T2">16.389,24</text:span></text:p>
          </table:table-cell>
          <table:table-cell table:style-name="C7">
            <text:p text:style-name="P2"><text:span text:style-name="T2">47.216,15</text:span></text:p>
          </table:table-cell>
        </table:table-row>
        <table:table-row table:style-name="TBL_0_10_row_42">
          <table:table-cell table:style-name="C5">
            <text:p text:style-name="P0"><text:span text:style-name="T2">1995</text:span></text:p>
          </table:table-cell>
          <table:table-cell table:style-name="C6">
            <text:p text:style-name="P0"><text:span text:style-name="T2">JOUBERTO UCHOA DE MENDONCA NETO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CORREGEDORIA GERAL</text:span></text:p>
          </table:table-cell>
          <table:table-cell table:style-name="C7">
            <text:p text:style-name="P2"><text:span text:style-name="T2">6.029,21</text:span></text:p>
          </table:table-cell>
          <table:table-cell table:style-name="C7">
            <text:p text:style-name="P2"><text:span text:style-name="T2">475,7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8.413,90</text:span></text:p>
          </table:table-cell>
          <table:table-cell table:style-name="C7">
            <text:p text:style-name="P2"><text:span text:style-name="T2">910,69</text:span></text:p>
          </table:table-cell>
          <table:table-cell table:style-name="C7">
            <text:p text:style-name="P2"><text:span text:style-name="T2">669,0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579,74</text:span></text:p>
          </table:table-cell>
          <table:table-cell table:style-name="C7">
            <text:p text:style-name="P2"><text:span text:style-name="T2">6.834,16</text:span></text:p>
          </table:table-cell>
        </table:table-row>
        <table:table-row table:style-name="TBL_0_10_row_43">
          <table:table-cell table:style-name="C5">
            <text:p text:style-name="P0"><text:span text:style-name="T2">2086</text:span></text:p>
          </table:table-cell>
          <table:table-cell table:style-name="C6">
            <text:p text:style-name="P0"><text:span text:style-name="T2">JUCIARA REIS SANTOS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PROMOTORIA DE JUSTICA - INDIAROBA</text:span></text:p>
          </table:table-cell>
          <table:table-cell table:style-name="C7">
            <text:p text:style-name="P2"><text:span text:style-name="T2">2.776,47</text:span></text:p>
          </table:table-cell>
          <table:table-cell table:style-name="C7">
            <text:p text:style-name="P2"><text:span text:style-name="T2">138,8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572,36</text:span></text:p>
          </table:table-cell>
          <table:table-cell table:style-name="C7">
            <text:p text:style-name="P2"><text:span text:style-name="T2">5.487,65</text:span></text:p>
          </table:table-cell>
          <table:table-cell table:style-name="C7">
            <text:p text:style-name="P2"><text:span text:style-name="T2">408,14</text:span></text:p>
          </table:table-cell>
          <table:table-cell table:style-name="C7">
            <text:p text:style-name="P2"><text:span text:style-name="T2">45,2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53,38</text:span></text:p>
          </table:table-cell>
          <table:table-cell table:style-name="C7">
            <text:p text:style-name="P2"><text:span text:style-name="T2">5.034,27</text:span></text:p>
          </table:table-cell>
        </table:table-row>
      </table:table>
      <table:table table:name="TBL_0_11" table:style-name="TBL_0_11">
        <table:table-column table:style-name="TBL_0_11_col_0">
</table:table-column>
        <table:table-column table:style-name="TBL_0_11_col_1">
</table:table-column>
        <table:table-column table:style-name="TBL_0_11_col_2">
</table:table-column>
        <table:table-column table:style-name="TBL_0_11_col_3">
</table:table-column>
        <table:table-column table:style-name="TBL_0_11_col_4">
</table:table-column>
        <table:table-column table:style-name="TBL_0_11_col_5">
</table:table-column>
        <table:table-column table:style-name="TBL_0_11_col_6">
</table:table-column>
        <table:table-column table:style-name="TBL_0_11_col_7">
</table:table-column>
        <table:table-column table:style-name="TBL_0_11_col_8">
</table:table-column>
        <table:table-column table:style-name="TBL_0_11_col_9">
</table:table-column>
        <table:table-column table:style-name="TBL_0_11_col_10">
</table:table-column>
        <table:table-column table:style-name="TBL_0_11_col_11">
</table:table-column>
        <table:table-column table:style-name="TBL_0_11_col_12">
</table:table-column>
        <table:table-column table:style-name="TBL_0_11_col_13">
</table:table-column>
        <table:table-column table:style-name="TBL_0_11_col_14">
</table:table-column>
        <table:table-column table:style-name="TBL_0_11_col_15">
</table:table-column>
        <table:table-column table:style-name="TBL_0_11_col_16">
</table:table-column>
        <table:table-column table:style-name="TBL_0_11_col_17">
</table:table-column>
        <table:table-row table:style-name="TBL_0_11_row_0">
          <table:table-cell table:style-name="C5">
            <text:p text:style-name="P0"><text:bookmark text:name="JR_PAGE_ANCHOR_0_12"/><text:span text:style-name="T2">342</text:span></text:p>
          </table:table-cell>
          <table:table-cell table:style-name="C6">
            <text:p text:style-name="P0"><text:span text:style-name="T2">JULIANA CHECCUCCI CARBALLAL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2ª  PROMOTORIA DE JUSTICA CRIMINAL - ARACAJU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35.862,03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7.045,9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.762,46</text:span></text:p>
          </table:table-cell>
          <table:table-cell table:style-name="C7">
            <text:p text:style-name="P2"><text:span text:style-name="T2">24.099,57</text:span></text:p>
          </table:table-cell>
        </table:table-row>
        <table:table-row table:style-name="TBL_0_11_row_1">
          <table:table-cell table:style-name="C5">
            <text:p text:style-name="P0"><text:span text:style-name="T2">1291</text:span></text:p>
          </table:table-cell>
          <table:table-cell table:style-name="C6">
            <text:p text:style-name="P0"><text:span text:style-name="T2">JULIANA COUTO VASCONCELOS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5ª PROCURADORIA DE JUSTICA (1ª CAMARA CIVEL)</text:span></text:p>
          </table:table-cell>
          <table:table-cell table:style-name="C7">
            <text:p text:style-name="P2"><text:span text:style-name="T2">4.972,24</text:span></text:p>
          </table:table-cell>
          <table:table-cell table:style-name="C7">
            <text:p text:style-name="P2"><text:span text:style-name="T2">3.419,51</text:span></text:p>
          </table:table-cell>
          <table:table-cell table:style-name="C7">
            <text:p text:style-name="P2"><text:span text:style-name="T2">8.248,5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8.549,28</text:span></text:p>
          </table:table-cell>
          <table:table-cell table:style-name="C7">
            <text:p text:style-name="P2"><text:span text:style-name="T2">1.174,85</text:span></text:p>
          </table:table-cell>
          <table:table-cell table:style-name="C7">
            <text:p text:style-name="P2"><text:span text:style-name="T2">3.279,3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454,21</text:span></text:p>
          </table:table-cell>
          <table:table-cell table:style-name="C7">
            <text:p text:style-name="P2"><text:span text:style-name="T2">14.095,07</text:span></text:p>
          </table:table-cell>
        </table:table-row>
        <table:table-row table:style-name="TBL_0_11_row_2">
          <table:table-cell table:style-name="C5">
            <text:p text:style-name="P0"><text:span text:style-name="T2">1417</text:span></text:p>
          </table:table-cell>
          <table:table-cell table:style-name="C6">
            <text:p text:style-name="P0"><text:span text:style-name="T2">JULIANA DA COSTA MACIEL SILV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DIVISAO DE PERICIA CONTABIL - GAAE</text:span></text:p>
          </table:table-cell>
          <table:table-cell table:style-name="C7">
            <text:p text:style-name="P2"><text:span text:style-name="T2">5.270,57</text:span></text:p>
          </table:table-cell>
          <table:table-cell table:style-name="C7">
            <text:p text:style-name="P2"><text:span text:style-name="T2">790,59</text:span></text:p>
          </table:table-cell>
          <table:table-cell table:style-name="C7">
            <text:p text:style-name="P2"><text:span text:style-name="T2">1.255,5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9.225,72</text:span></text:p>
          </table:table-cell>
          <table:table-cell table:style-name="C7">
            <text:p text:style-name="P2"><text:span text:style-name="T2">848,56</text:span></text:p>
          </table:table-cell>
          <table:table-cell table:style-name="C7">
            <text:p text:style-name="P2"><text:span text:style-name="T2">805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653,67</text:span></text:p>
          </table:table-cell>
          <table:table-cell table:style-name="C7">
            <text:p text:style-name="P2"><text:span text:style-name="T2">7.572,05</text:span></text:p>
          </table:table-cell>
        </table:table-row>
        <table:table-row table:style-name="TBL_0_11_row_3">
          <table:table-cell table:style-name="C5">
            <text:p text:style-name="P0"><text:span text:style-name="T2">1699</text:span></text:p>
          </table:table-cell>
          <table:table-cell table:style-name="C6">
            <text:p text:style-name="P0"><text:span text:style-name="T2">JULIANA DAYSE FREITAS DO SACRAMENTO AQUINO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GRUPO DE ATUACAO ESPECIAL DE COMBATE AO CRIME ORGANIZADO (GAECO)</text:span></text:p>
          </table:table-cell>
          <table:table-cell table:style-name="C7">
            <text:p text:style-name="P2"><text:span text:style-name="T2">4.174,78</text:span></text:p>
          </table:table-cell>
          <table:table-cell table:style-name="C7">
            <text:p text:style-name="P2"><text:span text:style-name="T2">834,9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6.918,73</text:span></text:p>
          </table:table-cell>
          <table:table-cell table:style-name="C7">
            <text:p text:style-name="P2"><text:span text:style-name="T2">701,36</text:span></text:p>
          </table:table-cell>
          <table:table-cell table:style-name="C7">
            <text:p text:style-name="P2"><text:span text:style-name="T2">247,9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49,30</text:span></text:p>
          </table:table-cell>
          <table:table-cell table:style-name="C7">
            <text:p text:style-name="P2"><text:span text:style-name="T2">5.969,43</text:span></text:p>
          </table:table-cell>
        </table:table-row>
        <table:table-row table:style-name="TBL_0_11_row_4">
          <table:table-cell table:style-name="C5">
            <text:p text:style-name="P0"><text:span text:style-name="T2">1429</text:span></text:p>
          </table:table-cell>
          <table:table-cell table:style-name="C6">
            <text:p text:style-name="P0"><text:span text:style-name="T2">JULIANA DE BRITTO AMORIM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8ª PROCURADORIA DE JUSTICA (2ª CAMARA CIVEL)</text:span></text:p>
          </table:table-cell>
          <table:table-cell table:style-name="C7">
            <text:p text:style-name="P2"><text:span text:style-name="T2">4.690,79</text:span></text:p>
          </table:table-cell>
          <table:table-cell table:style-name="C7">
            <text:p text:style-name="P2"><text:span text:style-name="T2">3.363,22</text:span></text:p>
          </table:table-cell>
          <table:table-cell table:style-name="C7">
            <text:p text:style-name="P2"><text:span text:style-name="T2">8.248,5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8.211,54</text:span></text:p>
          </table:table-cell>
          <table:table-cell table:style-name="C7">
            <text:p text:style-name="P2"><text:span text:style-name="T2">1.127,56</text:span></text:p>
          </table:table-cell>
          <table:table-cell table:style-name="C7">
            <text:p text:style-name="P2"><text:span text:style-name="T2">3.251,6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379,19</text:span></text:p>
          </table:table-cell>
          <table:table-cell table:style-name="C7">
            <text:p text:style-name="P2"><text:span text:style-name="T2">13.832,35</text:span></text:p>
          </table:table-cell>
        </table:table-row>
        <table:table-row table:style-name="TBL_0_11_row_5">
          <table:table-cell table:style-name="C5">
            <text:p text:style-name="P0"><text:span text:style-name="T2">1988</text:span></text:p>
          </table:table-cell>
          <table:table-cell table:style-name="C6">
            <text:p text:style-name="P0"><text:span text:style-name="T2">JULIANA GOMES REZENDE DORI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1ª PROMOTORIA DE JUSTICA - BARRA DOS COQUEIROS</text:span></text:p>
          </table:table-cell>
          <table:table-cell table:style-name="C7">
            <text:p text:style-name="P2"><text:span text:style-name="T2">3.306,82</text:span></text:p>
          </table:table-cell>
          <table:table-cell table:style-name="C7">
            <text:p text:style-name="P2"><text:span text:style-name="T2">260,9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318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86,67</text:span></text:p>
          </table:table-cell>
          <table:table-cell table:style-name="C7">
            <text:p text:style-name="P2"><text:span text:style-name="T2">2.146,44</text:span></text:p>
          </table:table-cell>
          <table:table-cell table:style-name="C7">
            <text:p text:style-name="P2"><text:span text:style-name="T2">7.418,97</text:span></text:p>
          </table:table-cell>
          <table:table-cell table:style-name="C7">
            <text:p text:style-name="P2"><text:span text:style-name="T2">499,48</text:span></text:p>
          </table:table-cell>
          <table:table-cell table:style-name="C7">
            <text:p text:style-name="P2"><text:span text:style-name="T2">395,1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894,63</text:span></text:p>
          </table:table-cell>
          <table:table-cell table:style-name="C7">
            <text:p text:style-name="P2"><text:span text:style-name="T2">6.524,34</text:span></text:p>
          </table:table-cell>
        </table:table-row>
        <table:table-row table:style-name="TBL_0_11_row_6">
          <table:table-cell table:style-name="C5">
            <text:p text:style-name="P0"><text:span text:style-name="T2">1951</text:span></text:p>
          </table:table-cell>
          <table:table-cell table:style-name="C6">
            <text:p text:style-name="P0"><text:span text:style-name="T2">JULIANA LUSTOSA DE CARVALHO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1ª PROMOTORIA DE JUSTICA CRIMINAL - ARACAJU </text:span></text:p>
          </table:table-cell>
          <table:table-cell table:style-name="C7">
            <text:p text:style-name="P2"><text:span text:style-name="T2">7.611,74</text:span></text:p>
          </table:table-cell>
          <table:table-cell table:style-name="C7">
            <text:p text:style-name="P2"><text:span text:style-name="T2">800,75</text:span></text:p>
          </table:table-cell>
          <table:table-cell table:style-name="C7">
            <text:p text:style-name="P2"><text:span text:style-name="T2">1.255,5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11.840,98</text:span></text:p>
          </table:table-cell>
          <table:table-cell table:style-name="C7">
            <text:p text:style-name="P2"><text:span text:style-name="T2">1.177,75</text:span></text:p>
          </table:table-cell>
          <table:table-cell table:style-name="C7">
            <text:p text:style-name="P2"><text:span text:style-name="T2">1.465,4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643,23</text:span></text:p>
          </table:table-cell>
          <table:table-cell table:style-name="C7">
            <text:p text:style-name="P2"><text:span text:style-name="T2">9.197,75</text:span></text:p>
          </table:table-cell>
        </table:table-row>
        <table:table-row table:style-name="TBL_0_11_row_7">
          <table:table-cell table:style-name="C5">
            <text:p text:style-name="P0"><text:span text:style-name="T2">1865</text:span></text:p>
          </table:table-cell>
          <table:table-cell table:style-name="C6">
            <text:p text:style-name="P0"><text:span text:style-name="T2">JULIANA PRADO VIEIRA RIOS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5ª PROMOTORIA DE JUSTICA DISTRITAL - ARACAJU</text:span></text:p>
          </table:table-cell>
          <table:table-cell table:style-name="C7">
            <text:p text:style-name="P2"><text:span text:style-name="T2">4.425,27</text:span></text:p>
          </table:table-cell>
          <table:table-cell table:style-name="C7">
            <text:p text:style-name="P2"><text:span text:style-name="T2">663,7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342,6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8.604,64</text:span></text:p>
          </table:table-cell>
          <table:table-cell table:style-name="C7">
            <text:p text:style-name="P2"><text:span text:style-name="T2">712,47</text:span></text:p>
          </table:table-cell>
          <table:table-cell table:style-name="C7">
            <text:p text:style-name="P2"><text:span text:style-name="T2">348,6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061,07</text:span></text:p>
          </table:table-cell>
          <table:table-cell table:style-name="C7">
            <text:p text:style-name="P2"><text:span text:style-name="T2">7.543,57</text:span></text:p>
          </table:table-cell>
        </table:table-row>
        <table:table-row table:style-name="TBL_0_11_row_8">
          <table:table-cell table:style-name="C5">
            <text:p text:style-name="P0"><text:span text:style-name="T2">2228</text:span></text:p>
          </table:table-cell>
          <table:table-cell table:style-name="C6">
            <text:p text:style-name="P0"><text:span text:style-name="T2">JULIANA SOARES ALVES</text:span></text:p>
          </table:table-cell>
          <table:table-cell table:style-name="C6">
            <text:p text:style-name="P0"><text:span text:style-name="T2">SOLDADO - requistado</text:span></text:p>
          </table:table-cell>
          <table:table-cell table:style-name="C6">
            <text:p text:style-name="P0"><text:span text:style-name="T2">GRUPO DE ATUACAO ESPECIAL DE COMBATE AO CRIME ORGANIZADO (GAECO)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11_row_9">
          <table:table-cell table:style-name="C5">
            <text:p text:style-name="P0"><text:span text:style-name="T2">1613</text:span></text:p>
          </table:table-cell>
          <table:table-cell table:style-name="C6">
            <text:p text:style-name="P0"><text:span text:style-name="T2">JULIANA SORAIA DOS SANTOS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5ª PROMOTORIA DE JUSTICA CRIMINAL - ARACAJU</text:span></text:p>
          </table:table-cell>
          <table:table-cell table:style-name="C7">
            <text:p text:style-name="P2"><text:span text:style-name="T2">7.611,74</text:span></text:p>
          </table:table-cell>
          <table:table-cell table:style-name="C7">
            <text:p text:style-name="P2"><text:span text:style-name="T2">800,7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804,1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3.125,64</text:span></text:p>
          </table:table-cell>
          <table:table-cell table:style-name="C7">
            <text:p text:style-name="P2"><text:span text:style-name="T2">1.177,75</text:span></text:p>
          </table:table-cell>
          <table:table-cell table:style-name="C7">
            <text:p text:style-name="P2"><text:span text:style-name="T2">1.891,3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069,09</text:span></text:p>
          </table:table-cell>
          <table:table-cell table:style-name="C7">
            <text:p text:style-name="P2"><text:span text:style-name="T2">10.056,55</text:span></text:p>
          </table:table-cell>
        </table:table-row>
        <table:table-row table:style-name="TBL_0_11_row_10">
          <table:table-cell table:style-name="C5">
            <text:p text:style-name="P0"><text:span text:style-name="T2">1235</text:span></text:p>
          </table:table-cell>
          <table:table-cell table:style-name="C6">
            <text:p text:style-name="P0"><text:span text:style-name="T2">JULIANA VASCONCELOS DE OLIVEIRA FREITAS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CENTRO DE APOIO OPERACIONAL DOS DIREITOS A EDUCACAO</text:span></text:p>
          </table:table-cell>
          <table:table-cell table:style-name="C7">
            <text:p text:style-name="P2"><text:span text:style-name="T2">9.065,70</text:span></text:p>
          </table:table-cell>
          <table:table-cell table:style-name="C7">
            <text:p text:style-name="P2"><text:span text:style-name="T2">1.813,1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0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13.451,76</text:span></text:p>
          </table:table-cell>
          <table:table-cell table:style-name="C7">
            <text:p text:style-name="P2"><text:span text:style-name="T2">1.523,04</text:span></text:p>
          </table:table-cell>
          <table:table-cell table:style-name="C7">
            <text:p text:style-name="P2"><text:span text:style-name="T2">1.761,3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284,39</text:span></text:p>
          </table:table-cell>
          <table:table-cell table:style-name="C7">
            <text:p text:style-name="P2"><text:span text:style-name="T2">10.167,37</text:span></text:p>
          </table:table-cell>
        </table:table-row>
        <table:table-row table:style-name="TBL_0_11_row_11">
          <table:table-cell table:style-name="C5">
            <text:p text:style-name="P0"><text:span text:style-name="T2">1958</text:span></text:p>
          </table:table-cell>
          <table:table-cell table:style-name="C6">
            <text:p text:style-name="P0"><text:span text:style-name="T2">JULIANE MENDONCA NORONH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2ª PROMOTORIA DE JUSTIÇA ESPECIAL CÍVEL E CRIMINAL - NOSSA SENHORA DO SOCORRO</text:span></text:p>
          </table:table-cell>
          <table:table-cell table:style-name="C7">
            <text:p text:style-name="P2"><text:span text:style-name="T2">3.938,47</text:span></text:p>
          </table:table-cell>
          <table:table-cell table:style-name="C7">
            <text:p text:style-name="P2"><text:span text:style-name="T2">310,7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46,44</text:span></text:p>
          </table:table-cell>
          <table:table-cell table:style-name="C7">
            <text:p text:style-name="P2"><text:span text:style-name="T2">6.395,65</text:span></text:p>
          </table:table-cell>
          <table:table-cell table:style-name="C7">
            <text:p text:style-name="P2"><text:span text:style-name="T2">594,89</text:span></text:p>
          </table:table-cell>
          <table:table-cell table:style-name="C7">
            <text:p text:style-name="P2"><text:span text:style-name="T2">193,3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788,24</text:span></text:p>
          </table:table-cell>
          <table:table-cell table:style-name="C7">
            <text:p text:style-name="P2"><text:span text:style-name="T2">5.607,41</text:span></text:p>
          </table:table-cell>
        </table:table-row>
        <table:table-row table:style-name="TBL_0_11_row_12">
          <table:table-cell table:style-name="C5">
            <text:p text:style-name="P0"><text:span text:style-name="T2">1615</text:span></text:p>
          </table:table-cell>
          <table:table-cell table:style-name="C6">
            <text:p text:style-name="P0"><text:span text:style-name="T2">JULIANE RIBEIRO DANTAS ANDRADE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1ª PROMOTORIA DE JUSTICA - NOSSA SENHORA DO SOCORRO</text:span></text:p>
          </table:table-cell>
          <table:table-cell table:style-name="C7">
            <text:p text:style-name="P2"><text:span text:style-name="T2">8.552,55</text:span></text:p>
          </table:table-cell>
          <table:table-cell table:style-name="C7">
            <text:p text:style-name="P2"><text:span text:style-name="T2">1.282,8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46,44</text:span></text:p>
          </table:table-cell>
          <table:table-cell table:style-name="C7">
            <text:p text:style-name="P2"><text:span text:style-name="T2">11.981,87</text:span></text:p>
          </table:table-cell>
          <table:table-cell table:style-name="C7">
            <text:p text:style-name="P2"><text:span text:style-name="T2">1.376,96</text:span></text:p>
          </table:table-cell>
          <table:table-cell table:style-name="C7">
            <text:p text:style-name="P2"><text:span text:style-name="T2">1.456,7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833,68</text:span></text:p>
          </table:table-cell>
          <table:table-cell table:style-name="C7">
            <text:p text:style-name="P2"><text:span text:style-name="T2">9.148,19</text:span></text:p>
          </table:table-cell>
        </table:table-row>
        <table:table-row table:style-name="TBL_0_11_row_13">
          <table:table-cell table:style-name="C5">
            <text:p text:style-name="P0"><text:span text:style-name="T2">1375</text:span></text:p>
          </table:table-cell>
          <table:table-cell table:style-name="C6">
            <text:p text:style-name="P0"><text:span text:style-name="T2">JULIANE SOARES MARTINS DOS SANTOS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DIVISAO DE GESTAO DE ESTAGIARIOS</text:span></text:p>
          </table:table-cell>
          <table:table-cell table:style-name="C7">
            <text:p text:style-name="P2"><text:span text:style-name="T2">5.270,57</text:span></text:p>
          </table:table-cell>
          <table:table-cell table:style-name="C7">
            <text:p text:style-name="P2"><text:span text:style-name="T2">790,59</text:span></text:p>
          </table:table-cell>
          <table:table-cell table:style-name="C7">
            <text:p text:style-name="P2"><text:span text:style-name="T2">2.050,79</text:span></text:p>
          </table:table-cell>
          <table:table-cell table:style-name="C7">
            <text:p text:style-name="P2"><text:span text:style-name="T2">2.062,4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12.347,35</text:span></text:p>
          </table:table-cell>
          <table:table-cell table:style-name="C7">
            <text:p text:style-name="P2"><text:span text:style-name="T2">848,56</text:span></text:p>
          </table:table-cell>
          <table:table-cell table:style-name="C7">
            <text:p text:style-name="P2"><text:span text:style-name="T2">1.075,9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24,50</text:span></text:p>
          </table:table-cell>
          <table:table-cell table:style-name="C7">
            <text:p text:style-name="P2"><text:span text:style-name="T2">10.422,85</text:span></text:p>
          </table:table-cell>
        </table:table-row>
        <table:table-row table:style-name="TBL_0_11_row_14">
          <table:table-cell table:style-name="C5">
            <text:p text:style-name="P0"><text:span text:style-name="T2">1450</text:span></text:p>
          </table:table-cell>
          <table:table-cell table:style-name="C6">
            <text:p text:style-name="P0"><text:span text:style-name="T2">JULIANO CAVALCANTE SILV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DIVISAO DE MATERIAL/DM/DA/SG</text:span></text:p>
          </table:table-cell>
          <table:table-cell table:style-name="C7">
            <text:p text:style-name="P2"><text:span text:style-name="T2">4.690,79</text:span></text:p>
          </table:table-cell>
          <table:table-cell table:style-name="C7">
            <text:p text:style-name="P2"><text:span text:style-name="T2">1.172,70</text:span></text:p>
          </table:table-cell>
          <table:table-cell table:style-name="C7">
            <text:p text:style-name="P2"><text:span text:style-name="T2">5.632,5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13.669,00</text:span></text:p>
          </table:table-cell>
          <table:table-cell table:style-name="C7">
            <text:p text:style-name="P2"><text:span text:style-name="T2">820,89</text:span></text:p>
          </table:table-cell>
          <table:table-cell table:style-name="C7">
            <text:p text:style-name="P2"><text:span text:style-name="T2">2.066,3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887,21</text:span></text:p>
          </table:table-cell>
          <table:table-cell table:style-name="C7">
            <text:p text:style-name="P2"><text:span text:style-name="T2">10.781,79</text:span></text:p>
          </table:table-cell>
        </table:table-row>
        <table:table-row table:style-name="TBL_0_11_row_15">
          <table:table-cell table:style-name="C5">
            <text:p text:style-name="P0"><text:span text:style-name="T2">426</text:span></text:p>
          </table:table-cell>
          <table:table-cell table:style-name="C6">
            <text:p text:style-name="P0"><text:span text:style-name="T2">JULIVAL PIRES REBOUCAS NETO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2ª PROMOTORIA DE JUSTIÇA ESPECIAL CÍVEL E CRIMINAL - NOSSA SENHORA DO SOCORRO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35.862,03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7.045,9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.762,46</text:span></text:p>
          </table:table-cell>
          <table:table-cell table:style-name="C7">
            <text:p text:style-name="P2"><text:span text:style-name="T2">24.099,57</text:span></text:p>
          </table:table-cell>
        </table:table-row>
        <table:table-row table:style-name="TBL_0_11_row_16">
          <table:table-cell table:style-name="C5">
            <text:p text:style-name="P0"><text:span text:style-name="T2">2242</text:span></text:p>
          </table:table-cell>
          <table:table-cell table:style-name="C6">
            <text:p text:style-name="P0"><text:span text:style-name="T2">JUSCILENE DOS SANTOS</text:span></text:p>
          </table:table-cell>
          <table:table-cell table:style-name="C6">
            <text:p text:style-name="P0"><text:span text:style-name="T2">ASSESSOR OPERACIONAL</text:span></text:p>
          </table:table-cell>
          <table:table-cell table:style-name="C6">
            <text:p text:style-name="P0"><text:span text:style-name="T2">GRUPO DE APOIO OPERACIONAL - SEC. GERAL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92,6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056,00</text:span></text:p>
          </table:table-cell>
          <table:table-cell table:style-name="C7">
            <text:p text:style-name="P2"><text:span text:style-name="T2">3.148,61</text:span></text:p>
          </table:table-cell>
          <table:table-cell table:style-name="C7">
            <text:p text:style-name="P2"><text:span text:style-name="T2">171,83</text:span></text:p>
          </table:table-cell>
          <table:table-cell table:style-name="C7">
            <text:p text:style-name="P2"><text:span text:style-name="T2">1,2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3,09</text:span></text:p>
          </table:table-cell>
          <table:table-cell table:style-name="C7">
            <text:p text:style-name="P2"><text:span text:style-name="T2">2.975,52</text:span></text:p>
          </table:table-cell>
        </table:table-row>
        <table:table-row table:style-name="TBL_0_11_row_17">
          <table:table-cell table:style-name="C5">
            <text:p text:style-name="P0"><text:span text:style-name="T2">1725</text:span></text:p>
          </table:table-cell>
          <table:table-cell table:style-name="C6">
            <text:p text:style-name="P0"><text:span text:style-name="T2">JUSSARA OLIVEIRA DE MATTOS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GRUPO DE APOIO OPERACIONAL - SEC. GERAL</text:span></text:p>
          </table:table-cell>
          <table:table-cell table:style-name="C7">
            <text:p text:style-name="P2"><text:span text:style-name="T2">4.690,79</text:span></text:p>
          </table:table-cell>
          <table:table-cell table:style-name="C7">
            <text:p text:style-name="P2"><text:span text:style-name="T2">493,4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84,07</text:span></text:p>
          </table:table-cell>
          <table:table-cell table:style-name="C7">
            <text:p text:style-name="P2"><text:span text:style-name="T2">7.568,33</text:span></text:p>
          </table:table-cell>
          <table:table-cell table:style-name="C7">
            <text:p text:style-name="P2"><text:span text:style-name="T2">725,80</text:span></text:p>
          </table:table-cell>
          <table:table-cell table:style-name="C7">
            <text:p text:style-name="P2"><text:span text:style-name="T2">367,0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092,82</text:span></text:p>
          </table:table-cell>
          <table:table-cell table:style-name="C7">
            <text:p text:style-name="P2"><text:span text:style-name="T2">6.475,51</text:span></text:p>
          </table:table-cell>
        </table:table-row>
        <table:table-row table:style-name="TBL_0_11_row_18">
          <table:table-cell table:style-name="C5">
            <text:p text:style-name="P0"><text:span text:style-name="T2">639</text:span></text:p>
          </table:table-cell>
          <table:table-cell table:style-name="C6">
            <text:p text:style-name="P0"><text:span text:style-name="T2">KARLA CHRISTIANY CRUZ LEITE DE CARVALHO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1ª PROMOTORIA DE JUSTICA - ESTANCIA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368,91</text:span></text:p>
          </table:table-cell>
          <table:table-cell table:style-name="C7">
            <text:p text:style-name="P2"><text:span text:style-name="T2">16.116,92</text:span></text:p>
          </table:table-cell>
          <table:table-cell table:style-name="C7">
            <text:p text:style-name="P2"><text:span text:style-name="T2">53.174,94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7.920,2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636,77</text:span></text:p>
          </table:table-cell>
          <table:table-cell table:style-name="C7">
            <text:p text:style-name="P2"><text:span text:style-name="T2">40.538,17</text:span></text:p>
          </table:table-cell>
        </table:table-row>
        <table:table-row table:style-name="TBL_0_11_row_19">
          <table:table-cell table:style-name="C5">
            <text:p text:style-name="P0"><text:span text:style-name="T2">2199</text:span></text:p>
          </table:table-cell>
          <table:table-cell table:style-name="C6">
            <text:p text:style-name="P0"><text:span text:style-name="T2">KARLA LIMA DE ALMEIDA</text:span></text:p>
          </table:table-cell>
          <table:table-cell table:style-name="C6">
            <text:p text:style-name="P0"><text:span text:style-name="T2">ASSESSOR OPERACIONAL</text:span></text:p>
          </table:table-cell>
          <table:table-cell table:style-name="C6">
            <text:p text:style-name="P0"><text:span text:style-name="T2">DIVISAO DE SERVICO  SOCIAL/CAO/CG - GAAE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92,6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27,78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4.893,31</text:span></text:p>
          </table:table-cell>
          <table:table-cell table:style-name="C7">
            <text:p text:style-name="P2"><text:span text:style-name="T2">243,84</text:span></text:p>
          </table:table-cell>
          <table:table-cell table:style-name="C7">
            <text:p text:style-name="P2"><text:span text:style-name="T2">42,9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86,78</text:span></text:p>
          </table:table-cell>
          <table:table-cell table:style-name="C7">
            <text:p text:style-name="P2"><text:span text:style-name="T2">4.606,53</text:span></text:p>
          </table:table-cell>
        </table:table-row>
        <table:table-row table:style-name="TBL_0_11_row_20">
          <table:table-cell table:style-name="C5">
            <text:p text:style-name="P0"><text:span text:style-name="T2">1510</text:span></text:p>
          </table:table-cell>
          <table:table-cell table:style-name="C6">
            <text:p text:style-name="P0"><text:span text:style-name="T2">KARLA PATRICIA DE ANDRADE MOURA</text:span></text:p>
          </table:table-cell>
          <table:table-cell table:style-name="C6">
            <text:p text:style-name="P0"><text:span text:style-name="T2">ANALISTA DO MP -Informática - G. e A.de P. de Sistemas</text:span></text:p>
          </table:table-cell>
          <table:table-cell table:style-name="C6">
            <text:p text:style-name="P0"><text:span text:style-name="T2">DIRETORIA DE TECNOLOGIA DA INFORMACAO</text:span></text:p>
          </table:table-cell>
          <table:table-cell table:style-name="C7">
            <text:p text:style-name="P2"><text:span text:style-name="T2">8.552,55</text:span></text:p>
          </table:table-cell>
          <table:table-cell table:style-name="C7">
            <text:p text:style-name="P2"><text:span text:style-name="T2">1.282,8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1.744,42</text:span></text:p>
          </table:table-cell>
          <table:table-cell table:style-name="C7">
            <text:p text:style-name="P2"><text:span text:style-name="T2">1.376,96</text:span></text:p>
          </table:table-cell>
          <table:table-cell table:style-name="C7">
            <text:p text:style-name="P2"><text:span text:style-name="T2">1.456,7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833,68</text:span></text:p>
          </table:table-cell>
          <table:table-cell table:style-name="C7">
            <text:p text:style-name="P2"><text:span text:style-name="T2">8.910,74</text:span></text:p>
          </table:table-cell>
        </table:table-row>
        <table:table-row table:style-name="TBL_0_11_row_21">
          <table:table-cell table:style-name="C5">
            <text:p text:style-name="P0"><text:span text:style-name="T2">1928</text:span></text:p>
          </table:table-cell>
          <table:table-cell table:style-name="C6">
            <text:p text:style-name="P0"><text:span text:style-name="T2">KATHARINA RESENDE DE LIMA GUERR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TRIAGEM TECNICA DAS 1ª E 3ª PROMOTORIAS DE JUSTICA DAS EXECUCOES CRIMINAIS</text:span></text:p>
          </table:table-cell>
          <table:table-cell table:style-name="C7">
            <text:p text:style-name="P2"><text:span text:style-name="T2">3.119,64</text:span></text:p>
          </table:table-cell>
          <table:table-cell table:style-name="C7">
            <text:p text:style-name="P2"><text:span text:style-name="T2">246,14</text:span></text:p>
          </table:table-cell>
          <table:table-cell table:style-name="C7">
            <text:p text:style-name="P2"><text:span text:style-name="T2">3.692,31</text:span></text:p>
          </table:table-cell>
          <table:table-cell table:style-name="C7">
            <text:p text:style-name="P2"><text:span text:style-name="T2">1.884,6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0.851,75</text:span></text:p>
          </table:table-cell>
          <table:table-cell table:style-name="C7">
            <text:p text:style-name="P2"><text:span text:style-name="T2">471,21</text:span></text:p>
          </table:table-cell>
          <table:table-cell table:style-name="C7">
            <text:p text:style-name="P2"><text:span text:style-name="T2">942,0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413,24</text:span></text:p>
          </table:table-cell>
          <table:table-cell table:style-name="C7">
            <text:p text:style-name="P2"><text:span text:style-name="T2">9.438,51</text:span></text:p>
          </table:table-cell>
        </table:table-row>
        <table:table-row table:style-name="TBL_0_11_row_22">
          <table:table-cell table:style-name="C5">
            <text:p text:style-name="P0"><text:span text:style-name="T2">1874</text:span></text:p>
          </table:table-cell>
          <table:table-cell table:style-name="C6">
            <text:p text:style-name="P0"><text:span text:style-name="T2">KEILA LIMA FEITOS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PROMOTORIA DE JUSTICA DE DEFESA DO CONSUMIDOR</text:span></text:p>
          </table:table-cell>
          <table:table-cell table:style-name="C7">
            <text:p text:style-name="P2"><text:span text:style-name="T2">3.306,82</text:span></text:p>
          </table:table-cell>
          <table:table-cell table:style-name="C7">
            <text:p text:style-name="P2"><text:span text:style-name="T2">347,8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5.563,69</text:span></text:p>
          </table:table-cell>
          <table:table-cell table:style-name="C7">
            <text:p text:style-name="P2"><text:span text:style-name="T2">511,66</text:span></text:p>
          </table:table-cell>
          <table:table-cell table:style-name="C7">
            <text:p text:style-name="P2"><text:span text:style-name="T2">88,2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599,88</text:span></text:p>
          </table:table-cell>
          <table:table-cell table:style-name="C7">
            <text:p text:style-name="P2"><text:span text:style-name="T2">4.963,81</text:span></text:p>
          </table:table-cell>
        </table:table-row>
        <table:table-row table:style-name="TBL_0_11_row_23">
          <table:table-cell table:style-name="C5">
            <text:p text:style-name="P0"><text:span text:style-name="T2">1516</text:span></text:p>
          </table:table-cell>
          <table:table-cell table:style-name="C6">
            <text:p text:style-name="P0"><text:span text:style-name="T2">KELFRENN TEIXEIRA RODRIGUES DE MENEZES</text:span></text:p>
          </table:table-cell>
          <table:table-cell table:style-name="C6">
            <text:p text:style-name="P0"><text:span text:style-name="T2">PROMOTOR DE JUSTIÇA DE ENTR. INICIAL</text:span></text:p>
          </table:table-cell>
          <table:table-cell table:style-name="C6">
            <text:p text:style-name="P0"><text:span text:style-name="T2">PROMOTORIA DE JUSTICA - ARAUA </text:span></text:p>
          </table:table-cell>
          <table:table-cell table:style-name="C7">
            <text:p text:style-name="P2"><text:span text:style-name="T2">32.004,6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840,56</text:span></text:p>
          </table:table-cell>
          <table:table-cell table:style-name="C7">
            <text:p text:style-name="P2"><text:span text:style-name="T2">1.056,00</text:span></text:p>
          </table:table-cell>
          <table:table-cell table:style-name="C7">
            <text:p text:style-name="P2"><text:span text:style-name="T2">36.901,21</text:span></text:p>
          </table:table-cell>
          <table:table-cell table:style-name="C7">
            <text:p text:style-name="P2"><text:span text:style-name="T2">4.480,65</text:span></text:p>
          </table:table-cell>
          <table:table-cell table:style-name="C7">
            <text:p text:style-name="P2"><text:span text:style-name="T2">7.703,7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184,41</text:span></text:p>
          </table:table-cell>
          <table:table-cell table:style-name="C7">
            <text:p text:style-name="P2"><text:span text:style-name="T2">24.716,80</text:span></text:p>
          </table:table-cell>
        </table:table-row>
        <table:table-row table:style-name="TBL_0_11_row_24">
          <table:table-cell table:style-name="C5">
            <text:p text:style-name="P0"><text:span text:style-name="T2">2097</text:span></text:p>
          </table:table-cell>
          <table:table-cell table:style-name="C6">
            <text:p text:style-name="P0"><text:span text:style-name="T2">KELLI SOBRAL NASCIMENTO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DIVISAO DE PATRIMONIO/DM/DA/SG</text:span></text:p>
          </table:table-cell>
          <table:table-cell table:style-name="C7">
            <text:p text:style-name="P2"><text:span text:style-name="T2">4.258,38</text:span></text:p>
          </table:table-cell>
          <table:table-cell table:style-name="C7">
            <text:p text:style-name="P2"><text:span text:style-name="T2">196,9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6.364,29</text:span></text:p>
          </table:table-cell>
          <table:table-cell table:style-name="C7">
            <text:p text:style-name="P2"><text:span text:style-name="T2">623,74</text:span></text:p>
          </table:table-cell>
          <table:table-cell table:style-name="C7">
            <text:p text:style-name="P2"><text:span text:style-name="T2">225,9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849,71</text:span></text:p>
          </table:table-cell>
          <table:table-cell table:style-name="C7">
            <text:p text:style-name="P2"><text:span text:style-name="T2">5.514,58</text:span></text:p>
          </table:table-cell>
        </table:table-row>
        <table:table-row table:style-name="TBL_0_11_row_25">
          <table:table-cell table:style-name="C5">
            <text:p text:style-name="P0"><text:span text:style-name="T2">2093</text:span></text:p>
          </table:table-cell>
          <table:table-cell table:style-name="C6">
            <text:p text:style-name="P0"><text:span text:style-name="T2">KELLY CRISTINE PEREIRA TELES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DIRETORIA DE RECURSOS HUMANOS</text:span></text:p>
          </table:table-cell>
          <table:table-cell table:style-name="C7">
            <text:p text:style-name="P2"><text:span text:style-name="T2">3.503,36</text:span></text:p>
          </table:table-cell>
          <table:table-cell table:style-name="C7">
            <text:p text:style-name="P2"><text:span text:style-name="T2">165,3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5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5.907,12</text:span></text:p>
          </table:table-cell>
          <table:table-cell table:style-name="C7">
            <text:p text:style-name="P2"><text:span text:style-name="T2">513,62</text:span></text:p>
          </table:table-cell>
          <table:table-cell table:style-name="C7">
            <text:p text:style-name="P2"><text:span text:style-name="T2">128,2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41,91</text:span></text:p>
          </table:table-cell>
          <table:table-cell table:style-name="C7">
            <text:p text:style-name="P2"><text:span text:style-name="T2">5.265,21</text:span></text:p>
          </table:table-cell>
        </table:table-row>
        <table:table-row table:style-name="TBL_0_11_row_26">
          <table:table-cell table:style-name="C5">
            <text:p text:style-name="P0"><text:span text:style-name="T2">1418</text:span></text:p>
          </table:table-cell>
          <table:table-cell table:style-name="C6">
            <text:p text:style-name="P0"><text:span text:style-name="T2">KELLY SANTOS PIEDADE LIM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DIVISAO DE PERICIA TECNICA - GAAE</text:span></text:p>
          </table:table-cell>
          <table:table-cell table:style-name="C7">
            <text:p text:style-name="P2"><text:span text:style-name="T2">4.690,79</text:span></text:p>
          </table:table-cell>
          <table:table-cell table:style-name="C7">
            <text:p text:style-name="P2"><text:span text:style-name="T2">938,16</text:span></text:p>
          </table:table-cell>
          <table:table-cell table:style-name="C7">
            <text:p text:style-name="P2"><text:span text:style-name="T2">1.138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8.676,44</text:span></text:p>
          </table:table-cell>
          <table:table-cell table:style-name="C7">
            <text:p text:style-name="P2"><text:span text:style-name="T2">788,05</text:span></text:p>
          </table:table-cell>
          <table:table-cell table:style-name="C7">
            <text:p text:style-name="P2"><text:span text:style-name="T2">774,9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563,03</text:span></text:p>
          </table:table-cell>
          <table:table-cell table:style-name="C7">
            <text:p text:style-name="P2"><text:span text:style-name="T2">7.113,41</text:span></text:p>
          </table:table-cell>
        </table:table-row>
        <table:table-row table:style-name="TBL_0_11_row_27">
          <table:table-cell table:style-name="C5">
            <text:p text:style-name="P0"><text:span text:style-name="T2">1885</text:span></text:p>
          </table:table-cell>
          <table:table-cell table:style-name="C6">
            <text:p text:style-name="P0"><text:span text:style-name="T2">KENIA LIMA FEITOS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1ª PROMOTORIA DE JUSTICA - ITAPORANGA D'AJUDA</text:span></text:p>
          </table:table-cell>
          <table:table-cell table:style-name="C7">
            <text:p text:style-name="P2"><text:span text:style-name="T2">3.306,82</text:span></text:p>
          </table:table-cell>
          <table:table-cell table:style-name="C7">
            <text:p text:style-name="P2"><text:span text:style-name="T2">347,8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25,27</text:span></text:p>
          </table:table-cell>
          <table:table-cell table:style-name="C7">
            <text:p text:style-name="P2"><text:span text:style-name="T2">5.979,97</text:span></text:p>
          </table:table-cell>
          <table:table-cell table:style-name="C7">
            <text:p text:style-name="P2"><text:span text:style-name="T2">511,66</text:span></text:p>
          </table:table-cell>
          <table:table-cell table:style-name="C7">
            <text:p text:style-name="P2"><text:span text:style-name="T2">88,2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599,88</text:span></text:p>
          </table:table-cell>
          <table:table-cell table:style-name="C7">
            <text:p text:style-name="P2"><text:span text:style-name="T2">5.380,09</text:span></text:p>
          </table:table-cell>
        </table:table-row>
        <table:table-row table:style-name="TBL_0_11_row_28">
          <table:table-cell table:style-name="C5">
            <text:p text:style-name="P0"><text:span text:style-name="T2">2040</text:span></text:p>
          </table:table-cell>
          <table:table-cell table:style-name="C6">
            <text:p text:style-name="P0"><text:span text:style-name="T2">KETLYN DE SANTANA NASCIMENTO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4ª PROMOTORIA DE JUSTICA CRIMINAL - ARACAJU </text:span></text:p>
          </table:table-cell>
          <table:table-cell table:style-name="C7">
            <text:p text:style-name="P2"><text:span text:style-name="T2">7.611,74</text:span></text:p>
          </table:table-cell>
          <table:table-cell table:style-name="C7">
            <text:p text:style-name="P2"><text:span text:style-name="T2">1.141,7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0.662,49</text:span></text:p>
          </table:table-cell>
          <table:table-cell table:style-name="C7">
            <text:p text:style-name="P2"><text:span text:style-name="T2">1.225,49</text:span></text:p>
          </table:table-cell>
          <table:table-cell table:style-name="C7">
            <text:p text:style-name="P2"><text:span text:style-name="T2">1.200,8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426,33</text:span></text:p>
          </table:table-cell>
          <table:table-cell table:style-name="C7">
            <text:p text:style-name="P2"><text:span text:style-name="T2">8.236,16</text:span></text:p>
          </table:table-cell>
        </table:table-row>
        <table:table-row table:style-name="TBL_0_11_row_29">
          <table:table-cell table:style-name="C5">
            <text:p text:style-name="P0"><text:span text:style-name="T2">2231</text:span></text:p>
          </table:table-cell>
          <table:table-cell table:style-name="C6">
            <text:p text:style-name="P0"><text:span text:style-name="T2">KEVEN MATHEUS GOIS SANTANA</text:span></text:p>
          </table:table-cell>
          <table:table-cell table:style-name="C6">
            <text:p text:style-name="P0"><text:span text:style-name="T2">ASSESSOR OPERACIONAL</text:span></text:p>
          </table:table-cell>
          <table:table-cell table:style-name="C6">
            <text:p text:style-name="P0"><text:span text:style-name="T2">GRUPO DE APOIO OPERACIONAL - SEC. GERAL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92,6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4.001,60</text:span></text:p>
          </table:table-cell>
          <table:table-cell table:style-name="C7">
            <text:p text:style-name="P2"><text:span text:style-name="T2">171,83</text:span></text:p>
          </table:table-cell>
          <table:table-cell table:style-name="C7">
            <text:p text:style-name="P2"><text:span text:style-name="T2">1,2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3,09</text:span></text:p>
          </table:table-cell>
          <table:table-cell table:style-name="C7">
            <text:p text:style-name="P2"><text:span text:style-name="T2">3.828,51</text:span></text:p>
          </table:table-cell>
        </table:table-row>
        <table:table-row table:style-name="TBL_0_11_row_30">
          <table:table-cell table:style-name="C5">
            <text:p text:style-name="P0"><text:span text:style-name="T2">1913</text:span></text:p>
          </table:table-cell>
          <table:table-cell table:style-name="C6">
            <text:p text:style-name="P0"><text:span text:style-name="T2">KEYLLA TEIXEIRA SANTANA ANDRADE FRANCO</text:span></text:p>
          </table:table-cell>
          <table:table-cell table:style-name="C6">
            <text:p text:style-name="P0"><text:span text:style-name="T2">TÉCNICO JUDICIÁRIO - requisitado</text:span></text:p>
          </table:table-cell>
          <table:table-cell table:style-name="C6">
            <text:p text:style-name="P0"><text:span text:style-name="T2">11ª PROCURADORIA DE JUSTICA (CAMARA CRIMINAL)</text:span></text:p>
          </table:table-cell>
          <table:table-cell table:style-name="C7">
            <text:p text:style-name="P2"><text:span text:style-name="T2">2.899,81</text:span></text:p>
          </table:table-cell>
          <table:table-cell table:style-name="C7">
            <text:p text:style-name="P2"><text:span text:style-name="T2">1.603,90</text:span></text:p>
          </table:table-cell>
          <table:table-cell table:style-name="C7">
            <text:p text:style-name="P2"><text:span text:style-name="T2">10.673,6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7.086,30</text:span></text:p>
          </table:table-cell>
          <table:table-cell table:style-name="C7">
            <text:p text:style-name="P2"><text:span text:style-name="T2">458,75</text:span></text:p>
          </table:table-cell>
          <table:table-cell table:style-name="C7">
            <text:p text:style-name="P2"><text:span text:style-name="T2">3.126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584,86</text:span></text:p>
          </table:table-cell>
          <table:table-cell table:style-name="C7">
            <text:p text:style-name="P2"><text:span text:style-name="T2">13.501,44</text:span></text:p>
          </table:table-cell>
        </table:table-row>
        <table:table-row table:style-name="TBL_0_11_row_31">
          <table:table-cell table:style-name="C5">
            <text:p text:style-name="P0"><text:span text:style-name="T2">1297</text:span></text:p>
          </table:table-cell>
          <table:table-cell table:style-name="C6">
            <text:p text:style-name="P0"><text:span text:style-name="T2">KRISTIANE FERREIRA DA SILVA LIM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2ª PROMOTORIA DE JUSTICA DA CURADORIA DA FAZENDA PUBLICA</text:span></text:p>
          </table:table-cell>
          <table:table-cell table:style-name="C7">
            <text:p text:style-name="P2"><text:span text:style-name="T2">5.270,57</text:span></text:p>
          </table:table-cell>
          <table:table-cell table:style-name="C7">
            <text:p text:style-name="P2"><text:span text:style-name="T2">790,5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7.970,15</text:span></text:p>
          </table:table-cell>
          <table:table-cell table:style-name="C7">
            <text:p text:style-name="P2"><text:span text:style-name="T2">848,56</text:span></text:p>
          </table:table-cell>
          <table:table-cell table:style-name="C7">
            <text:p text:style-name="P2"><text:span text:style-name="T2">459,8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308,39</text:span></text:p>
          </table:table-cell>
          <table:table-cell table:style-name="C7">
            <text:p text:style-name="P2"><text:span text:style-name="T2">6.661,76</text:span></text:p>
          </table:table-cell>
        </table:table-row>
        <table:table-row table:style-name="TBL_0_11_row_32">
          <table:table-cell table:style-name="C5">
            <text:p text:style-name="P0"><text:span text:style-name="T2">1840</text:span></text:p>
          </table:table-cell>
          <table:table-cell table:style-name="C6">
            <text:p text:style-name="P0"><text:span text:style-name="T2">LAELSON ALCANTARA DE PONTES FILHO</text:span></text:p>
          </table:table-cell>
          <table:table-cell table:style-name="C6">
            <text:p text:style-name="P0"><text:span text:style-name="T2">PROMOTOR DE JUSTIÇA DE ENTR. INICIAL</text:span></text:p>
          </table:table-cell>
          <table:table-cell table:style-name="C6">
            <text:p text:style-name="P0"><text:span text:style-name="T2">2ª PROMOTORIA DE JUSTICA - NEOPOLIS</text:span></text:p>
          </table:table-cell>
          <table:table-cell table:style-name="C7">
            <text:p text:style-name="P2"><text:span text:style-name="T2">32.004,6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33.913,64</text:span></text:p>
          </table:table-cell>
          <table:table-cell table:style-name="C7">
            <text:p text:style-name="P2"><text:span text:style-name="T2">4.480,65</text:span></text:p>
          </table:table-cell>
          <table:table-cell table:style-name="C7">
            <text:p text:style-name="P2"><text:span text:style-name="T2">6.595,4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.076,12</text:span></text:p>
          </table:table-cell>
          <table:table-cell table:style-name="C7">
            <text:p text:style-name="P2"><text:span text:style-name="T2">22.837,52</text:span></text:p>
          </table:table-cell>
        </table:table-row>
        <table:table-row table:style-name="TBL_0_11_row_33">
          <table:table-cell table:style-name="C5">
            <text:p text:style-name="P0"><text:span text:style-name="T2">1795</text:span></text:p>
          </table:table-cell>
          <table:table-cell table:style-name="C6">
            <text:p text:style-name="P0"><text:span text:style-name="T2">LAIS GOMES VASCONCELOS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SETOR DE ALMOXARIFADO/DM//DA/SG</text:span></text:p>
          </table:table-cell>
          <table:table-cell table:style-name="C7">
            <text:p text:style-name="P2"><text:span text:style-name="T2">4.425,27</text:span></text:p>
          </table:table-cell>
          <table:table-cell table:style-name="C7">
            <text:p text:style-name="P2"><text:span text:style-name="T2">465,5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6.799,80</text:span></text:p>
          </table:table-cell>
          <table:table-cell table:style-name="C7">
            <text:p text:style-name="P2"><text:span text:style-name="T2">684,71</text:span></text:p>
          </table:table-cell>
          <table:table-cell table:style-name="C7">
            <text:p text:style-name="P2"><text:span text:style-name="T2">310,2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94,95</text:span></text:p>
          </table:table-cell>
          <table:table-cell table:style-name="C7">
            <text:p text:style-name="P2"><text:span text:style-name="T2">5.804,85</text:span></text:p>
          </table:table-cell>
        </table:table-row>
        <table:table-row table:style-name="TBL_0_11_row_34">
          <table:table-cell table:style-name="C5">
            <text:p text:style-name="P0"><text:span text:style-name="T2">2155</text:span></text:p>
          </table:table-cell>
          <table:table-cell table:style-name="C6">
            <text:p text:style-name="P0"><text:span text:style-name="T2">LARISSA CAROLAINE MENEZES DE OLIVEIRA</text:span></text:p>
          </table:table-cell>
          <table:table-cell table:style-name="C6">
            <text:p text:style-name="P0"><text:span text:style-name="T2">ASSESSOR OPERACIONAL</text:span></text:p>
          </table:table-cell>
          <table:table-cell table:style-name="C6">
            <text:p text:style-name="P0"><text:span text:style-name="T2">OUVIDORIA DO MP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92,6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4.001,60</text:span></text:p>
          </table:table-cell>
          <table:table-cell table:style-name="C7">
            <text:p text:style-name="P2"><text:span text:style-name="T2">171,83</text:span></text:p>
          </table:table-cell>
          <table:table-cell table:style-name="C7">
            <text:p text:style-name="P2"><text:span text:style-name="T2">1,2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3,09</text:span></text:p>
          </table:table-cell>
          <table:table-cell table:style-name="C7">
            <text:p text:style-name="P2"><text:span text:style-name="T2">3.828,51</text:span></text:p>
          </table:table-cell>
        </table:table-row>
        <table:table-row table:style-name="TBL_0_11_row_35">
          <table:table-cell table:style-name="C5">
            <text:p text:style-name="P0"><text:span text:style-name="T2">2213</text:span></text:p>
          </table:table-cell>
          <table:table-cell table:style-name="C6">
            <text:p text:style-name="P0"><text:span text:style-name="T2">LARISSA DIAS FEITOSA</text:span></text:p>
          </table:table-cell>
          <table:table-cell table:style-name="C6">
            <text:p text:style-name="P0"><text:span text:style-name="T2">CABO - requisitado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11_row_36">
          <table:table-cell table:style-name="C5">
            <text:p text:style-name="P0"><text:span text:style-name="T2">1609</text:span></text:p>
          </table:table-cell>
          <table:table-cell table:style-name="C6">
            <text:p text:style-name="P0"><text:span text:style-name="T2">LARISSA DOS SANTOS SANTANA MAIA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2ª PROMOTORIA DE JUSTICA CRIMINAL DE ESTANCIA</text:span></text:p>
          </table:table-cell>
          <table:table-cell table:style-name="C7">
            <text:p text:style-name="P2"><text:span text:style-name="T2">7.611,74</text:span></text:p>
          </table:table-cell>
          <table:table-cell table:style-name="C7">
            <text:p text:style-name="P2"><text:span text:style-name="T2">800,7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517,20</text:span></text:p>
          </table:table-cell>
          <table:table-cell table:style-name="C7">
            <text:p text:style-name="P2"><text:span text:style-name="T2">10.929,69</text:span></text:p>
          </table:table-cell>
          <table:table-cell table:style-name="C7">
            <text:p text:style-name="P2"><text:span text:style-name="T2">1.177,75</text:span></text:p>
          </table:table-cell>
          <table:table-cell table:style-name="C7">
            <text:p text:style-name="P2"><text:span text:style-name="T2">1.068,0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245,81</text:span></text:p>
          </table:table-cell>
          <table:table-cell table:style-name="C7">
            <text:p text:style-name="P2"><text:span text:style-name="T2">8.683,88</text:span></text:p>
          </table:table-cell>
        </table:table-row>
        <table:table-row table:style-name="TBL_0_11_row_37">
          <table:table-cell table:style-name="C5">
            <text:p text:style-name="P0"><text:span text:style-name="T2">1543</text:span></text:p>
          </table:table-cell>
          <table:table-cell table:style-name="C6">
            <text:p text:style-name="P0"><text:span text:style-name="T2">LARISSA SOARES GUIMARAES PRADO DE OLIVEIRA</text:span></text:p>
          </table:table-cell>
          <table:table-cell table:style-name="C6">
            <text:p text:style-name="P0"><text:span text:style-name="T2">ASSESSOR DE PROCURADOR DE JUSTIÇA</text:span></text:p>
          </table:table-cell>
          <table:table-cell table:style-name="C6">
            <text:p text:style-name="P0"><text:span text:style-name="T2">1ª PROCURADORIA DE JUSTICA (1ª CAMARA CIVEL)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315,6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056,00</text:span></text:p>
          </table:table-cell>
          <table:table-cell table:style-name="C7">
            <text:p text:style-name="P2"><text:span text:style-name="T2">13.371,69</text:span></text:p>
          </table:table-cell>
          <table:table-cell table:style-name="C7">
            <text:p text:style-name="P2"><text:span text:style-name="T2">751,97</text:span></text:p>
          </table:table-cell>
          <table:table-cell table:style-name="C7">
            <text:p text:style-name="P2"><text:span text:style-name="T2">2.258,5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010,50</text:span></text:p>
          </table:table-cell>
          <table:table-cell table:style-name="C7">
            <text:p text:style-name="P2"><text:span text:style-name="T2">10.361,19</text:span></text:p>
          </table:table-cell>
        </table:table-row>
        <table:table-row table:style-name="TBL_0_11_row_38">
          <table:table-cell table:style-name="C5">
            <text:p text:style-name="P0"><text:span text:style-name="T2">1379</text:span></text:p>
          </table:table-cell>
          <table:table-cell table:style-name="C6">
            <text:p text:style-name="P0"><text:span text:style-name="T2">LAURA ELISA MENGEL SIMOES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5ª PROMOTORIA DE JUSTICA CRIMINAL - ARACAJU</text:span></text:p>
          </table:table-cell>
          <table:table-cell table:style-name="C7">
            <text:p text:style-name="P2"><text:span text:style-name="T2">4.972,24</text:span></text:p>
          </table:table-cell>
          <table:table-cell table:style-name="C7">
            <text:p text:style-name="P2"><text:span text:style-name="T2">745,8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6,0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9.797,03</text:span></text:p>
          </table:table-cell>
          <table:table-cell table:style-name="C7">
            <text:p text:style-name="P2"><text:span text:style-name="T2">800,53</text:span></text:p>
          </table:table-cell>
          <table:table-cell table:style-name="C7">
            <text:p text:style-name="P2"><text:span text:style-name="T2">1.007,1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7,65</text:span></text:p>
          </table:table-cell>
          <table:table-cell table:style-name="C7">
            <text:p text:style-name="P2"><text:span text:style-name="T2">7.989,38</text:span></text:p>
          </table:table-cell>
        </table:table-row>
        <table:table-row table:style-name="TBL_0_11_row_39">
          <table:table-cell table:style-name="C5">
            <text:p text:style-name="P0"><text:span text:style-name="T2">1864</text:span></text:p>
          </table:table-cell>
          <table:table-cell table:style-name="C6">
            <text:p text:style-name="P0"><text:span text:style-name="T2">LAURA IMPERATRIZ BATALHA MOREIRA NERY MOURA</text:span></text:p>
          </table:table-cell>
          <table:table-cell table:style-name="C6">
            <text:p text:style-name="P0"><text:span text:style-name="T2">PROMOTOR DE JUSTIÇA DE ENTR. INICIAL</text:span></text:p>
          </table:table-cell>
          <table:table-cell table:style-name="C6">
            <text:p text:style-name="P0"><text:span text:style-name="T2">PROMOTORIA DE JUSTICA - RIACHAO DO DANTAS</text:span></text:p>
          </table:table-cell>
          <table:table-cell table:style-name="C7">
            <text:p text:style-name="P2"><text:span text:style-name="T2">33.071,4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6.908,99</text:span></text:p>
          </table:table-cell>
          <table:table-cell table:style-name="C7">
            <text:p text:style-name="P2"><text:span text:style-name="T2">49.980,44</text:span></text:p>
          </table:table-cell>
          <table:table-cell table:style-name="C7">
            <text:p text:style-name="P2"><text:span text:style-name="T2">4.630,00</text:span></text:p>
          </table:table-cell>
          <table:table-cell table:style-name="C7">
            <text:p text:style-name="P2"><text:span text:style-name="T2">6.554,3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.184,39</text:span></text:p>
          </table:table-cell>
          <table:table-cell table:style-name="C7">
            <text:p text:style-name="P2"><text:span text:style-name="T2">38.796,05</text:span></text:p>
          </table:table-cell>
        </table:table-row>
        <table:table-row table:style-name="TBL_0_11_row_40">
          <table:table-cell table:style-name="C5">
            <text:p text:style-name="P0"><text:span text:style-name="T2">2016</text:span></text:p>
          </table:table-cell>
          <table:table-cell table:style-name="C6">
            <text:p text:style-name="P0"><text:span text:style-name="T2">LAURO DE JESUS</text:span></text:p>
          </table:table-cell>
          <table:table-cell table:style-name="C6">
            <text:p text:style-name="P0"><text:span text:style-name="T2">1º SARGENTO - requisitado -BESP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11_row_41">
          <table:table-cell table:style-name="C5">
            <text:p text:style-name="P0"><text:span text:style-name="T2">2069</text:span></text:p>
          </table:table-cell>
          <table:table-cell table:style-name="C6">
            <text:p text:style-name="P0"><text:span text:style-name="T2">LEA ALVES SCHLINGMANN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13ª PROCURADORIA DE JUSTICA (2ª CAMARA CIVEL)</text:span></text:p>
          </table:table-cell>
          <table:table-cell table:style-name="C7">
            <text:p text:style-name="P2"><text:span text:style-name="T2">2.619,31</text:span></text:p>
          </table:table-cell>
          <table:table-cell table:style-name="C7">
            <text:p text:style-name="P2"><text:span text:style-name="T2">206,67</text:span></text:p>
          </table:table-cell>
          <table:table-cell table:style-name="C7">
            <text:p text:style-name="P2"><text:span text:style-name="T2">10.673,6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5.408,57</text:span></text:p>
          </table:table-cell>
          <table:table-cell table:style-name="C7">
            <text:p text:style-name="P2"><text:span text:style-name="T2">395,64</text:span></text:p>
          </table:table-cell>
          <table:table-cell table:style-name="C7">
            <text:p text:style-name="P2"><text:span text:style-name="T2">2.734,2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129,86</text:span></text:p>
          </table:table-cell>
          <table:table-cell table:style-name="C7">
            <text:p text:style-name="P2"><text:span text:style-name="T2">12.278,71</text:span></text:p>
          </table:table-cell>
        </table:table-row>
        <table:table-row table:style-name="TBL_0_11_row_42">
          <table:table-cell table:style-name="C5">
            <text:p text:style-name="P0"><text:span text:style-name="T2">398</text:span></text:p>
          </table:table-cell>
          <table:table-cell table:style-name="C6">
            <text:p text:style-name="P0"><text:span text:style-name="T2">LEA GOMES DE ANDRADE</text:span></text:p>
          </table:table-cell>
          <table:table-cell table:style-name="C6">
            <text:p text:style-name="P0"><text:span text:style-name="T2">OFICIAL ADMINISTRATIVO - requisitado</text:span></text:p>
          </table:table-cell>
          <table:table-cell table:style-name="C6">
            <text:p text:style-name="P0"><text:span text:style-name="T2">DIVISAO  DE APOIO ADMINISTRATIVO/DA/SG</text:span></text:p>
          </table:table-cell>
          <table:table-cell table:style-name="C7">
            <text:p text:style-name="P2"><text:span text:style-name="T2">2.026,42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5.632,5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961,98</text:span></text:p>
          </table:table-cell>
          <table:table-cell table:style-name="C7">
            <text:p text:style-name="P2"><text:span text:style-name="T2">283,7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859,13</text:span></text:p>
          </table:table-cell>
          <table:table-cell table:style-name="C7">
            <text:p text:style-name="P2"><text:span text:style-name="T2">14.990,75</text:span></text:p>
          </table:table-cell>
          <table:table-cell table:style-name="C7">
            <text:p text:style-name="P2"><text:span text:style-name="T2">283,70</text:span></text:p>
          </table:table-cell>
          <table:table-cell table:style-name="C7">
            <text:p text:style-name="P2"><text:span text:style-name="T2">2.388,8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672,52</text:span></text:p>
          </table:table-cell>
          <table:table-cell table:style-name="C7">
            <text:p text:style-name="P2"><text:span text:style-name="T2">12.318,23</text:span></text:p>
          </table:table-cell>
        </table:table-row>
        <table:table-row table:style-name="TBL_0_11_row_43">
          <table:table-cell table:style-name="C5">
            <text:p text:style-name="P0"><text:span text:style-name="T2">1005</text:span></text:p>
          </table:table-cell>
          <table:table-cell table:style-name="C6">
            <text:p text:style-name="P0"><text:span text:style-name="T2">LEA MARIA SOBRAL DA CRUZ</text:span></text:p>
          </table:table-cell>
          <table:table-cell table:style-name="C6">
            <text:p text:style-name="P0"><text:span text:style-name="T2">DIRETOR ADMINISTRATIVO</text:span></text:p>
          </table:table-cell>
          <table:table-cell table:style-name="C6">
            <text:p text:style-name="P0"><text:span text:style-name="T2">DIVISAO DE MATERIAL/DM/DA/SG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.93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056,00</text:span></text:p>
          </table:table-cell>
          <table:table-cell table:style-name="C7">
            <text:p text:style-name="P2"><text:span text:style-name="T2">10.992,93</text:span></text:p>
          </table:table-cell>
          <table:table-cell table:style-name="C7">
            <text:p text:style-name="P2"><text:span text:style-name="T2">751,97</text:span></text:p>
          </table:table-cell>
          <table:table-cell table:style-name="C7">
            <text:p text:style-name="P2"><text:span text:style-name="T2">1.656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408,47</text:span></text:p>
          </table:table-cell>
          <table:table-cell table:style-name="C7">
            <text:p text:style-name="P2"><text:span text:style-name="T2">8.584,46</text:span></text:p>
          </table:table-cell>
        </table:table-row>
      </table:table>
      <table:table table:name="TBL_0_12" table:style-name="TBL_0_12">
        <table:table-column table:style-name="TBL_0_12_col_0">
</table:table-column>
        <table:table-column table:style-name="TBL_0_12_col_1">
</table:table-column>
        <table:table-column table:style-name="TBL_0_12_col_2">
</table:table-column>
        <table:table-column table:style-name="TBL_0_12_col_3">
</table:table-column>
        <table:table-column table:style-name="TBL_0_12_col_4">
</table:table-column>
        <table:table-column table:style-name="TBL_0_12_col_5">
</table:table-column>
        <table:table-column table:style-name="TBL_0_12_col_6">
</table:table-column>
        <table:table-column table:style-name="TBL_0_12_col_7">
</table:table-column>
        <table:table-column table:style-name="TBL_0_12_col_8">
</table:table-column>
        <table:table-column table:style-name="TBL_0_12_col_9">
</table:table-column>
        <table:table-column table:style-name="TBL_0_12_col_10">
</table:table-column>
        <table:table-column table:style-name="TBL_0_12_col_11">
</table:table-column>
        <table:table-column table:style-name="TBL_0_12_col_12">
</table:table-column>
        <table:table-column table:style-name="TBL_0_12_col_13">
</table:table-column>
        <table:table-column table:style-name="TBL_0_12_col_14">
</table:table-column>
        <table:table-column table:style-name="TBL_0_12_col_15">
</table:table-column>
        <table:table-column table:style-name="TBL_0_12_col_16">
</table:table-column>
        <table:table-column table:style-name="TBL_0_12_col_17">
</table:table-column>
        <table:table-row table:style-name="TBL_0_12_row_0">
          <table:table-cell table:style-name="C5">
            <text:p text:style-name="P0"><text:bookmark text:name="JR_PAGE_ANCHOR_0_13"/><text:span text:style-name="T2">1006</text:span></text:p>
          </table:table-cell>
          <table:table-cell table:style-name="C6">
            <text:p text:style-name="P0"><text:span text:style-name="T2">LEA MARIA SOBRAL DA CRUZ</text:span></text:p>
          </table:table-cell>
          <table:table-cell table:style-name="C6">
            <text:p text:style-name="P0"><text:span text:style-name="T2">* TEC. ASSUNTOS HISTORIOGRÁFICOS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12_row_1">
          <table:table-cell table:style-name="C5">
            <text:p text:style-name="P0"><text:span text:style-name="T2">108</text:span></text:p>
          </table:table-cell>
          <table:table-cell table:style-name="C6">
            <text:p text:style-name="P0"><text:span text:style-name="T2">LEALDO NUNES LIMA</text:span></text:p>
          </table:table-cell>
          <table:table-cell table:style-name="C6">
            <text:p text:style-name="P0"><text:span text:style-name="T2">MOTORISTA OFICIAL</text:span></text:p>
          </table:table-cell>
          <table:table-cell table:style-name="C6">
            <text:p text:style-name="P0"><text:span text:style-name="T2">SETOR DE TRANSPORTES/DAA/DA/SG</text:span></text:p>
          </table:table-cell>
          <table:table-cell table:style-name="C7">
            <text:p text:style-name="P2"><text:span text:style-name="T2">3.823,48</text:span></text:p>
          </table:table-cell>
          <table:table-cell table:style-name="C7">
            <text:p text:style-name="P2"><text:span text:style-name="T2">2.525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888,9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859,13</text:span></text:p>
          </table:table-cell>
          <table:table-cell table:style-name="C7">
            <text:p text:style-name="P2"><text:span text:style-name="T2">10.097,46</text:span></text:p>
          </table:table-cell>
          <table:table-cell table:style-name="C7">
            <text:p text:style-name="P2"><text:span text:style-name="T2">888,92</text:span></text:p>
          </table:table-cell>
          <table:table-cell table:style-name="C7">
            <text:p text:style-name="P2"><text:span text:style-name="T2">772,4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661,37</text:span></text:p>
          </table:table-cell>
          <table:table-cell table:style-name="C7">
            <text:p text:style-name="P2"><text:span text:style-name="T2">8.436,09</text:span></text:p>
          </table:table-cell>
        </table:table-row>
        <table:table-row table:style-name="TBL_0_12_row_2">
          <table:table-cell table:style-name="C5">
            <text:p text:style-name="P0"><text:span text:style-name="T2">1607</text:span></text:p>
          </table:table-cell>
          <table:table-cell table:style-name="C6">
            <text:p text:style-name="P0"><text:span text:style-name="T2">LEILAINE SOUZA SANTANA MACHADO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CENTRO DE APOIO OPERACIONAL DE DEFESA DOS DIREITOS HUMANOS</text:span></text:p>
          </table:table-cell>
          <table:table-cell table:style-name="C7">
            <text:p text:style-name="P2"><text:span text:style-name="T2">4.425,27</text:span></text:p>
          </table:table-cell>
          <table:table-cell table:style-name="C7">
            <text:p text:style-name="P2"><text:span text:style-name="T2">465,54</text:span></text:p>
          </table:table-cell>
          <table:table-cell table:style-name="C7">
            <text:p text:style-name="P2"><text:span text:style-name="T2">3.692,3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0.492,11</text:span></text:p>
          </table:table-cell>
          <table:table-cell table:style-name="C7">
            <text:p text:style-name="P2"><text:span text:style-name="T2">684,71</text:span></text:p>
          </table:table-cell>
          <table:table-cell table:style-name="C7">
            <text:p text:style-name="P2"><text:span text:style-name="T2">1.302,7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87,41</text:span></text:p>
          </table:table-cell>
          <table:table-cell table:style-name="C7">
            <text:p text:style-name="P2"><text:span text:style-name="T2">8.504,70</text:span></text:p>
          </table:table-cell>
        </table:table-row>
        <table:table-row table:style-name="TBL_0_12_row_3">
          <table:table-cell table:style-name="C5">
            <text:p text:style-name="P0"><text:span text:style-name="T2">1366</text:span></text:p>
          </table:table-cell>
          <table:table-cell table:style-name="C6">
            <text:p text:style-name="P0"><text:span text:style-name="T2">LEMUEL SANTOS BOMFIM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COORDENADORIA DE DOCUMENTACAO E DE MEMORIA DO MP</text:span></text:p>
          </table:table-cell>
          <table:table-cell table:style-name="C7">
            <text:p text:style-name="P2"><text:span text:style-name="T2">5.270,57</text:span></text:p>
          </table:table-cell>
          <table:table-cell table:style-name="C7">
            <text:p text:style-name="P2"><text:span text:style-name="T2">790,5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96,0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527,06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10.957,21</text:span></text:p>
          </table:table-cell>
          <table:table-cell table:style-name="C7">
            <text:p text:style-name="P2"><text:span text:style-name="T2">848,56</text:span></text:p>
          </table:table-cell>
          <table:table-cell table:style-name="C7">
            <text:p text:style-name="P2"><text:span text:style-name="T2">1.260,8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09,39</text:span></text:p>
          </table:table-cell>
          <table:table-cell table:style-name="C7">
            <text:p text:style-name="P2"><text:span text:style-name="T2">8.847,82</text:span></text:p>
          </table:table-cell>
        </table:table-row>
        <table:table-row table:style-name="TBL_0_12_row_4">
          <table:table-cell table:style-name="C5">
            <text:p text:style-name="P0"><text:span text:style-name="T2">348</text:span></text:p>
          </table:table-cell>
          <table:table-cell table:style-name="C6">
            <text:p text:style-name="P0"><text:span text:style-name="T2">LENILDE NASCIMENTO ARAUJO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3ª PROMOTORIA DE JUSTICA DAS EXECUCOES CRIMINAIS DE ARACAJU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.384,07</text:span></text:p>
          </table:table-cell>
          <table:table-cell table:style-name="C7">
            <text:p text:style-name="P2"><text:span text:style-name="T2">51.073,18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6.941,7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.658,18</text:span></text:p>
          </table:table-cell>
          <table:table-cell table:style-name="C7">
            <text:p text:style-name="P2"><text:span text:style-name="T2">39.415,00</text:span></text:p>
          </table:table-cell>
        </table:table-row>
        <table:table-row table:style-name="TBL_0_12_row_5">
          <table:table-cell table:style-name="C5">
            <text:p text:style-name="P0"><text:span text:style-name="T2">1605</text:span></text:p>
          </table:table-cell>
          <table:table-cell table:style-name="C6">
            <text:p text:style-name="P0"><text:span text:style-name="T2">LEOGENEFFER ARAUJO DOS SANTOS</text:span></text:p>
          </table:table-cell>
          <table:table-cell table:style-name="C6">
            <text:p text:style-name="P0"><text:span text:style-name="T2">Assessor do Arq. Setorial do RH</text:span></text:p>
          </table:table-cell>
          <table:table-cell table:style-name="C6">
            <text:p text:style-name="P0"><text:span text:style-name="T2">ARQUIVO SETORIAL DO DRH/SG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92,6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4.001,60</text:span></text:p>
          </table:table-cell>
          <table:table-cell table:style-name="C7">
            <text:p text:style-name="P2"><text:span text:style-name="T2">171,83</text:span></text:p>
          </table:table-cell>
          <table:table-cell table:style-name="C7">
            <text:p text:style-name="P2"><text:span text:style-name="T2">1,2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3,09</text:span></text:p>
          </table:table-cell>
          <table:table-cell table:style-name="C7">
            <text:p text:style-name="P2"><text:span text:style-name="T2">3.828,51</text:span></text:p>
          </table:table-cell>
        </table:table-row>
        <table:table-row table:style-name="TBL_0_12_row_6">
          <table:table-cell table:style-name="C5">
            <text:p text:style-name="P0"><text:span text:style-name="T2">1196</text:span></text:p>
          </table:table-cell>
          <table:table-cell table:style-name="C6">
            <text:p text:style-name="P0"><text:span text:style-name="T2">LEONARDO JOSE CAMPOS MAIA DE ANDRADE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ASSESSORIA DO PROCURADOR-GERAL DE JUSTICA</text:span></text:p>
          </table:table-cell>
          <table:table-cell table:style-name="C7">
            <text:p text:style-name="P2"><text:span text:style-name="T2">9.065,70</text:span></text:p>
          </table:table-cell>
          <table:table-cell table:style-name="C7">
            <text:p text:style-name="P2"><text:span text:style-name="T2">1.359,86</text:span></text:p>
          </table:table-cell>
          <table:table-cell table:style-name="C7">
            <text:p text:style-name="P2"><text:span text:style-name="T2">3.692,3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6.026,86</text:span></text:p>
          </table:table-cell>
          <table:table-cell table:style-name="C7">
            <text:p text:style-name="P2"><text:span text:style-name="T2">1.459,58</text:span></text:p>
          </table:table-cell>
          <table:table-cell table:style-name="C7">
            <text:p text:style-name="P2"><text:span text:style-name="T2">2.507,4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966,98</text:span></text:p>
          </table:table-cell>
          <table:table-cell table:style-name="C7">
            <text:p text:style-name="P2"><text:span text:style-name="T2">12.059,88</text:span></text:p>
          </table:table-cell>
        </table:table-row>
        <table:table-row table:style-name="TBL_0_12_row_7">
          <table:table-cell table:style-name="C5">
            <text:p text:style-name="P0"><text:span text:style-name="T2">833</text:span></text:p>
          </table:table-cell>
          <table:table-cell table:style-name="C6">
            <text:p text:style-name="P0"><text:span text:style-name="T2">LEONEL RODRIGUES CHAGAS</text:span></text:p>
          </table:table-cell>
          <table:table-cell table:style-name="C6">
            <text:p text:style-name="P0"><text:span text:style-name="T2">1º SARGENTO - requisitado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1.138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4.538,3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,1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,17</text:span></text:p>
          </table:table-cell>
          <table:table-cell table:style-name="C7">
            <text:p text:style-name="P2"><text:span text:style-name="T2">4.532,18</text:span></text:p>
          </table:table-cell>
        </table:table-row>
        <table:table-row table:style-name="TBL_0_12_row_8">
          <table:table-cell table:style-name="C5">
            <text:p text:style-name="P0"><text:span text:style-name="T2">2249</text:span></text:p>
          </table:table-cell>
          <table:table-cell table:style-name="C6">
            <text:p text:style-name="P0"><text:span text:style-name="T2">LETICIA RAQUEL COSTA ROCHA</text:span></text:p>
          </table:table-cell>
          <table:table-cell table:style-name="C6">
            <text:p text:style-name="P0"><text:span text:style-name="T2">ASSESSOR OPERACIONAL</text:span></text:p>
          </table:table-cell>
          <table:table-cell table:style-name="C6">
            <text:p text:style-name="P0"><text:span text:style-name="T2">GRUPO DE APOIO OPERACIONAL - SEC. GERAL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92,6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4.001,60</text:span></text:p>
          </table:table-cell>
          <table:table-cell table:style-name="C7">
            <text:p text:style-name="P2"><text:span text:style-name="T2">171,83</text:span></text:p>
          </table:table-cell>
          <table:table-cell table:style-name="C7">
            <text:p text:style-name="P2"><text:span text:style-name="T2">1,2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3,09</text:span></text:p>
          </table:table-cell>
          <table:table-cell table:style-name="C7">
            <text:p text:style-name="P2"><text:span text:style-name="T2">3.828,51</text:span></text:p>
          </table:table-cell>
        </table:table-row>
        <table:table-row table:style-name="TBL_0_12_row_9">
          <table:table-cell table:style-name="C5">
            <text:p text:style-name="P0"><text:span text:style-name="T2">1472</text:span></text:p>
          </table:table-cell>
          <table:table-cell table:style-name="C6">
            <text:p text:style-name="P0"><text:span text:style-name="T2">LEYDSON  GADELHA MOREIRA</text:span></text:p>
          </table:table-cell>
          <table:table-cell table:style-name="C6">
            <text:p text:style-name="P0"><text:span text:style-name="T2">PROMOTOR DE JUSTIÇA DE ENTR. INICIAL</text:span></text:p>
          </table:table-cell>
          <table:table-cell table:style-name="C6">
            <text:p text:style-name="P0"><text:span text:style-name="T2">PROMOTORIA DE JUSTICA - AQUIDABA </text:span></text:p>
          </table:table-cell>
          <table:table-cell table:style-name="C7">
            <text:p text:style-name="P2"><text:span text:style-name="T2">32.004,6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200,47</text:span></text:p>
          </table:table-cell>
          <table:table-cell table:style-name="C7">
            <text:p text:style-name="P2"><text:span text:style-name="T2">16.908,99</text:span></text:p>
          </table:table-cell>
          <table:table-cell table:style-name="C7">
            <text:p text:style-name="P2"><text:span text:style-name="T2">52.114,11</text:span></text:p>
          </table:table-cell>
          <table:table-cell table:style-name="C7">
            <text:p text:style-name="P2"><text:span text:style-name="T2">4.480,65</text:span></text:p>
          </table:table-cell>
          <table:table-cell table:style-name="C7">
            <text:p text:style-name="P2"><text:span text:style-name="T2">7.527,7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008,38</text:span></text:p>
          </table:table-cell>
          <table:table-cell table:style-name="C7">
            <text:p text:style-name="P2"><text:span text:style-name="T2">40.105,73</text:span></text:p>
          </table:table-cell>
        </table:table-row>
        <table:table-row table:style-name="TBL_0_12_row_10">
          <table:table-cell table:style-name="C5">
            <text:p text:style-name="P0"><text:span text:style-name="T2">2099</text:span></text:p>
          </table:table-cell>
          <table:table-cell table:style-name="C6">
            <text:p text:style-name="P0"><text:span text:style-name="T2">LHAIS SAMARA MESSIAS COST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2ª PROMOTORIA DE JUSTICA CRIMINAL DE ESTANCIA</text:span></text:p>
          </table:table-cell>
          <table:table-cell table:style-name="C7">
            <text:p text:style-name="P2"><text:span text:style-name="T2">3.306,82</text:span></text:p>
          </table:table-cell>
          <table:table-cell table:style-name="C7">
            <text:p text:style-name="P2"><text:span text:style-name="T2">165,3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517,20</text:span></text:p>
          </table:table-cell>
          <table:table-cell table:style-name="C7">
            <text:p text:style-name="P2"><text:span text:style-name="T2">5.989,36</text:span></text:p>
          </table:table-cell>
          <table:table-cell table:style-name="C7">
            <text:p text:style-name="P2"><text:span text:style-name="T2">486,10</text:span></text:p>
          </table:table-cell>
          <table:table-cell table:style-name="C7">
            <text:p text:style-name="P2"><text:span text:style-name="T2">93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579,21</text:span></text:p>
          </table:table-cell>
          <table:table-cell table:style-name="C7">
            <text:p text:style-name="P2"><text:span text:style-name="T2">5.410,15</text:span></text:p>
          </table:table-cell>
        </table:table-row>
        <table:table-row table:style-name="TBL_0_12_row_11">
          <table:table-cell table:style-name="C5">
            <text:p text:style-name="P0"><text:span text:style-name="T2">1204</text:span></text:p>
          </table:table-cell>
          <table:table-cell table:style-name="C6">
            <text:p text:style-name="P0"><text:span text:style-name="T2">LICIA REGIA DOS SANTOS DIAS SOUZA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2ª PROMOTORIA DE JUSTICA DOS DIREITOS DO CIDADAO</text:span></text:p>
          </table:table-cell>
          <table:table-cell table:style-name="C7">
            <text:p text:style-name="P2"><text:span text:style-name="T2">9.065,70</text:span></text:p>
          </table:table-cell>
          <table:table-cell table:style-name="C7">
            <text:p text:style-name="P2"><text:span text:style-name="T2">1.359,8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2.334,55</text:span></text:p>
          </table:table-cell>
          <table:table-cell table:style-name="C7">
            <text:p text:style-name="P2"><text:span text:style-name="T2">1.459,58</text:span></text:p>
          </table:table-cell>
          <table:table-cell table:style-name="C7">
            <text:p text:style-name="P2"><text:span text:style-name="T2">1.596,2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055,86</text:span></text:p>
          </table:table-cell>
          <table:table-cell table:style-name="C7">
            <text:p text:style-name="P2"><text:span text:style-name="T2">9.278,69</text:span></text:p>
          </table:table-cell>
        </table:table-row>
        <table:table-row table:style-name="TBL_0_12_row_12">
          <table:table-cell table:style-name="C5">
            <text:p text:style-name="P0"><text:span text:style-name="T2">1419</text:span></text:p>
          </table:table-cell>
          <table:table-cell table:style-name="C6">
            <text:p text:style-name="P0"><text:span text:style-name="T2">LICIA VANESSA DE ANDRADE SANTANA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2ª  PROMOTORIA DE JUSTICA CRIMINAL - ARACAJU</text:span></text:p>
          </table:table-cell>
          <table:table-cell table:style-name="C7">
            <text:p text:style-name="P2"><text:span text:style-name="T2">8.552,55</text:span></text:p>
          </table:table-cell>
          <table:table-cell table:style-name="C7">
            <text:p text:style-name="P2"><text:span text:style-name="T2">1.282,8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1.744,42</text:span></text:p>
          </table:table-cell>
          <table:table-cell table:style-name="C7">
            <text:p text:style-name="P2"><text:span text:style-name="T2">1.376,96</text:span></text:p>
          </table:table-cell>
          <table:table-cell table:style-name="C7">
            <text:p text:style-name="P2"><text:span text:style-name="T2">1.404,5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781,54</text:span></text:p>
          </table:table-cell>
          <table:table-cell table:style-name="C7">
            <text:p text:style-name="P2"><text:span text:style-name="T2">8.962,88</text:span></text:p>
          </table:table-cell>
        </table:table-row>
        <table:table-row table:style-name="TBL_0_12_row_13">
          <table:table-cell table:style-name="C5">
            <text:p text:style-name="P0"><text:span text:style-name="T2">1909</text:span></text:p>
          </table:table-cell>
          <table:table-cell table:style-name="C6">
            <text:p text:style-name="P0"><text:span text:style-name="T2">LIDGIA MARIA DANTAS DE ANDRADE LIMA</text:span></text:p>
          </table:table-cell>
          <table:table-cell table:style-name="C6">
            <text:p text:style-name="P0"><text:span text:style-name="T2">REDATOR TÉCNICO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12_row_14">
          <table:table-cell table:style-name="C5">
            <text:p text:style-name="P0"><text:span text:style-name="T2">1785</text:span></text:p>
          </table:table-cell>
          <table:table-cell table:style-name="C6">
            <text:p text:style-name="P0"><text:span text:style-name="T2">LIDIANE MEDEIROS MATTOS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3ª PROMOTORIA DE JUSTICA DAS EXECUCOES CRIMINAIS DE ARACAJU</text:span></text:p>
          </table:table-cell>
          <table:table-cell table:style-name="C7">
            <text:p text:style-name="P2"><text:span text:style-name="T2">4.425,27</text:span></text:p>
          </table:table-cell>
          <table:table-cell table:style-name="C7">
            <text:p text:style-name="P2"><text:span text:style-name="T2">885,05</text:span></text:p>
          </table:table-cell>
          <table:table-cell table:style-name="C7">
            <text:p text:style-name="P2"><text:span text:style-name="T2">1.138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8.621,74</text:span></text:p>
          </table:table-cell>
          <table:table-cell table:style-name="C7">
            <text:p text:style-name="P2"><text:span text:style-name="T2">743,44</text:span></text:p>
          </table:table-cell>
          <table:table-cell table:style-name="C7">
            <text:p text:style-name="P2"><text:span text:style-name="T2">699,6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443,06</text:span></text:p>
          </table:table-cell>
          <table:table-cell table:style-name="C7">
            <text:p text:style-name="P2"><text:span text:style-name="T2">7.178,68</text:span></text:p>
          </table:table-cell>
        </table:table-row>
        <table:table-row table:style-name="TBL_0_12_row_15">
          <table:table-cell table:style-name="C5">
            <text:p text:style-name="P0"><text:span text:style-name="T2">878</text:span></text:p>
          </table:table-cell>
          <table:table-cell table:style-name="C6">
            <text:p text:style-name="P0"><text:span text:style-name="T2">LIGIA MARIA MONTEIRO DE FIGUEIREDO</text:span></text:p>
          </table:table-cell>
          <table:table-cell table:style-name="C6">
            <text:p text:style-name="P0"><text:span text:style-name="T2">DIRETOR FINANCEIRO</text:span></text:p>
          </table:table-cell>
          <table:table-cell table:style-name="C6">
            <text:p text:style-name="P0"><text:span text:style-name="T2">DIRETORIA FINANCEIRA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.93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859,13</text:span></text:p>
          </table:table-cell>
          <table:table-cell table:style-name="C7">
            <text:p text:style-name="P2"><text:span text:style-name="T2">12.796,06</text:span></text:p>
          </table:table-cell>
          <table:table-cell table:style-name="C7">
            <text:p text:style-name="P2"><text:span text:style-name="T2">751,97</text:span></text:p>
          </table:table-cell>
          <table:table-cell table:style-name="C7">
            <text:p text:style-name="P2"><text:span text:style-name="T2">1.656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408,47</text:span></text:p>
          </table:table-cell>
          <table:table-cell table:style-name="C7">
            <text:p text:style-name="P2"><text:span text:style-name="T2">10.387,59</text:span></text:p>
          </table:table-cell>
        </table:table-row>
        <table:table-row table:style-name="TBL_0_12_row_16">
          <table:table-cell table:style-name="C5">
            <text:p text:style-name="P0"><text:span text:style-name="T2">2201</text:span></text:p>
          </table:table-cell>
          <table:table-cell table:style-name="C6">
            <text:p text:style-name="P0"><text:span text:style-name="T2">LILIA REJANE LIMA OLIVEIRA CARVALHO</text:span></text:p>
          </table:table-cell>
          <table:table-cell table:style-name="C6">
            <text:p text:style-name="P0"><text:span text:style-name="T2">TÉCNICO JUDICIÁRIO - requisitado</text:span></text:p>
          </table:table-cell>
          <table:table-cell table:style-name="C6">
            <text:p text:style-name="P0"><text:span text:style-name="T2">7ª PROCURADORIA DE JUSTICA (2ª CAMARA CIVEL)</text:span></text:p>
          </table:table-cell>
          <table:table-cell table:style-name="C7">
            <text:p text:style-name="P2"><text:span text:style-name="T2">3.892,74</text:span></text:p>
          </table:table-cell>
          <table:table-cell table:style-name="C7">
            <text:p text:style-name="P2"><text:span text:style-name="T2">2.792,89</text:span></text:p>
          </table:table-cell>
          <table:table-cell table:style-name="C7">
            <text:p text:style-name="P2"><text:span text:style-name="T2">10.673,6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19.532,15</text:span></text:p>
          </table:table-cell>
          <table:table-cell table:style-name="C7">
            <text:p text:style-name="P2"><text:span text:style-name="T2">753,32</text:span></text:p>
          </table:table-cell>
          <table:table-cell table:style-name="C7">
            <text:p text:style-name="P2"><text:span text:style-name="T2">3.645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398,45</text:span></text:p>
          </table:table-cell>
          <table:table-cell table:style-name="C7">
            <text:p text:style-name="P2"><text:span text:style-name="T2">15.133,70</text:span></text:p>
          </table:table-cell>
        </table:table-row>
        <table:table-row table:style-name="TBL_0_12_row_17">
          <table:table-cell table:style-name="C5">
            <text:p text:style-name="P0"><text:span text:style-name="T2">2203</text:span></text:p>
          </table:table-cell>
          <table:table-cell table:style-name="C6">
            <text:p text:style-name="P0"><text:span text:style-name="T2">LILIAN DOS SANTOS MACIEL</text:span></text:p>
          </table:table-cell>
          <table:table-cell table:style-name="C6">
            <text:p text:style-name="P0"><text:span text:style-name="T2">ASSESSOR OPERACIONAL</text:span></text:p>
          </table:table-cell>
          <table:table-cell table:style-name="C6">
            <text:p text:style-name="P0"><text:span text:style-name="T2">DIVISAO DE PLANEJAMENTO ESTRATEGICO E PROJET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92,61</text:span></text:p>
          </table:table-cell>
          <table:table-cell table:style-name="C7">
            <text:p text:style-name="P2"><text:span text:style-name="T2">639,8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4.641,44</text:span></text:p>
          </table:table-cell>
          <table:table-cell table:style-name="C7">
            <text:p text:style-name="P2"><text:span text:style-name="T2">171,83</text:span></text:p>
          </table:table-cell>
          <table:table-cell table:style-name="C7">
            <text:p text:style-name="P2"><text:span text:style-name="T2">1,2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3,09</text:span></text:p>
          </table:table-cell>
          <table:table-cell table:style-name="C7">
            <text:p text:style-name="P2"><text:span text:style-name="T2">4.468,35</text:span></text:p>
          </table:table-cell>
        </table:table-row>
        <table:table-row table:style-name="TBL_0_12_row_18">
          <table:table-cell table:style-name="C5">
            <text:p text:style-name="P0"><text:span text:style-name="T2">1477</text:span></text:p>
          </table:table-cell>
          <table:table-cell table:style-name="C6">
            <text:p text:style-name="P0"><text:span text:style-name="T2">LISSANDRO PATRICIUS GOIS SANTOS</text:span></text:p>
          </table:table-cell>
          <table:table-cell table:style-name="C6">
            <text:p text:style-name="P0"><text:span text:style-name="T2">ANALISTA DO MP -Informática - G. e A.de P. de Infraestrutura</text:span></text:p>
          </table:table-cell>
          <table:table-cell table:style-name="C6">
            <text:p text:style-name="P0"><text:span text:style-name="T2">DIRETORIA DE TECNOLOGIA DA INFORMACAO</text:span></text:p>
          </table:table-cell>
          <table:table-cell table:style-name="C7">
            <text:p text:style-name="P2"><text:span text:style-name="T2">7.611,74</text:span></text:p>
          </table:table-cell>
          <table:table-cell table:style-name="C7">
            <text:p text:style-name="P2"><text:span text:style-name="T2">1.141,76</text:span></text:p>
          </table:table-cell>
          <table:table-cell table:style-name="C7">
            <text:p text:style-name="P2"><text:span text:style-name="T2">5.632,5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6.295,08</text:span></text:p>
          </table:table-cell>
          <table:table-cell table:style-name="C7">
            <text:p text:style-name="P2"><text:span text:style-name="T2">1.225,49</text:span></text:p>
          </table:table-cell>
          <table:table-cell table:style-name="C7">
            <text:p text:style-name="P2"><text:span text:style-name="T2">2.749,8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975,30</text:span></text:p>
          </table:table-cell>
          <table:table-cell table:style-name="C7">
            <text:p text:style-name="P2"><text:span text:style-name="T2">12.319,78</text:span></text:p>
          </table:table-cell>
        </table:table-row>
        <table:table-row table:style-name="TBL_0_12_row_19">
          <table:table-cell table:style-name="C5">
            <text:p text:style-name="P0"><text:span text:style-name="T2">1655</text:span></text:p>
          </table:table-cell>
          <table:table-cell table:style-name="C6">
            <text:p text:style-name="P0"><text:span text:style-name="T2">LIZANDRA GARDENIA DOS SANTOS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6ª PROMOTORIA DE JUSTICA DOS DIREITOS DO CIDADAO</text:span></text:p>
          </table:table-cell>
          <table:table-cell table:style-name="C7">
            <text:p text:style-name="P2"><text:span text:style-name="T2">4.425,27</text:span></text:p>
          </table:table-cell>
          <table:table-cell table:style-name="C7">
            <text:p text:style-name="P2"><text:span text:style-name="T2">465,5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7.063,73</text:span></text:p>
          </table:table-cell>
          <table:table-cell table:style-name="C7">
            <text:p text:style-name="P2"><text:span text:style-name="T2">684,71</text:span></text:p>
          </table:table-cell>
          <table:table-cell table:style-name="C7">
            <text:p text:style-name="P2"><text:span text:style-name="T2">267,5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52,29</text:span></text:p>
          </table:table-cell>
          <table:table-cell table:style-name="C7">
            <text:p text:style-name="P2"><text:span text:style-name="T2">6.111,44</text:span></text:p>
          </table:table-cell>
        </table:table-row>
        <table:table-row table:style-name="TBL_0_12_row_20">
          <table:table-cell table:style-name="C5">
            <text:p text:style-name="P0"><text:span text:style-name="T2">1714</text:span></text:p>
          </table:table-cell>
          <table:table-cell table:style-name="C6">
            <text:p text:style-name="P0"><text:span text:style-name="T2">LORENA DA ROCHA SILVA RIBEIRO</text:span></text:p>
          </table:table-cell>
          <table:table-cell table:style-name="C6">
            <text:p text:style-name="P0"><text:span text:style-name="T2">ANALISTA DO MP- CONTADOR</text:span></text:p>
          </table:table-cell>
          <table:table-cell table:style-name="C6">
            <text:p text:style-name="P0"><text:span text:style-name="T2">DIVISAO DE PERICIA CONTABIL - GAAE</text:span></text:p>
          </table:table-cell>
          <table:table-cell table:style-name="C7">
            <text:p text:style-name="P2"><text:span text:style-name="T2">8.552,55</text:span></text:p>
          </table:table-cell>
          <table:table-cell table:style-name="C7">
            <text:p text:style-name="P2"><text:span text:style-name="T2">1.282,88</text:span></text:p>
          </table:table-cell>
          <table:table-cell table:style-name="C7">
            <text:p text:style-name="P2"><text:span text:style-name="T2">2.585,0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4.329,50</text:span></text:p>
          </table:table-cell>
          <table:table-cell table:style-name="C7">
            <text:p text:style-name="P2"><text:span text:style-name="T2">1.376,96</text:span></text:p>
          </table:table-cell>
          <table:table-cell table:style-name="C7">
            <text:p text:style-name="P2"><text:span text:style-name="T2">2.115,4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492,44</text:span></text:p>
          </table:table-cell>
          <table:table-cell table:style-name="C7">
            <text:p text:style-name="P2"><text:span text:style-name="T2">10.837,06</text:span></text:p>
          </table:table-cell>
        </table:table-row>
        <table:table-row table:style-name="TBL_0_12_row_21">
          <table:table-cell table:style-name="C5">
            <text:p text:style-name="P0"><text:span text:style-name="T2">1833</text:span></text:p>
          </table:table-cell>
          <table:table-cell table:style-name="C6">
            <text:p text:style-name="P0"><text:span text:style-name="T2">LUA SILVA SANTOS VASCONCELOS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ESCOLA SUPERIOR DO MP</text:span></text:p>
          </table:table-cell>
          <table:table-cell table:style-name="C7">
            <text:p text:style-name="P2"><text:span text:style-name="T2">11.501,32</text:span></text:p>
          </table:table-cell>
          <table:table-cell table:style-name="C7">
            <text:p text:style-name="P2"><text:span text:style-name="T2">1.527,93</text:span></text:p>
          </table:table-cell>
          <table:table-cell table:style-name="C7">
            <text:p text:style-name="P2"><text:span text:style-name="T2">5.632,5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5.782,2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26.353,08</text:span></text:p>
          </table:table-cell>
          <table:table-cell table:style-name="C7">
            <text:p text:style-name="P2"><text:span text:style-name="T2">1.824,10</text:span></text:p>
          </table:table-cell>
          <table:table-cell table:style-name="C7">
            <text:p text:style-name="P2"><text:span text:style-name="T2">5.351,1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7.175,24</text:span></text:p>
          </table:table-cell>
          <table:table-cell table:style-name="C7">
            <text:p text:style-name="P2"><text:span text:style-name="T2">19.177,84</text:span></text:p>
          </table:table-cell>
        </table:table-row>
        <table:table-row table:style-name="TBL_0_12_row_22">
          <table:table-cell table:style-name="C5">
            <text:p text:style-name="P0"><text:span text:style-name="T2">2064</text:span></text:p>
          </table:table-cell>
          <table:table-cell table:style-name="C6">
            <text:p text:style-name="P0"><text:span text:style-name="T2">LUAN BRUNO BARBOSA DE SOUSA COSTA</text:span></text:p>
          </table:table-cell>
          <table:table-cell table:style-name="C6">
            <text:p text:style-name="P0"><text:span text:style-name="T2">ANALISTA DO MP -Informática - G. e A.de P. de Sistemas</text:span></text:p>
          </table:table-cell>
          <table:table-cell table:style-name="C6">
            <text:p text:style-name="P0"><text:span text:style-name="T2">GRUPO DE ATUACAO ESPECIAL DE COMBATE AO CRIME ORGANIZADO (GAECO)</text:span></text:p>
          </table:table-cell>
          <table:table-cell table:style-name="C7">
            <text:p text:style-name="P2"><text:span text:style-name="T2">6.774,42</text:span></text:p>
          </table:table-cell>
          <table:table-cell table:style-name="C7">
            <text:p text:style-name="P2"><text:span text:style-name="T2">534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9.217,91</text:span></text:p>
          </table:table-cell>
          <table:table-cell table:style-name="C7">
            <text:p text:style-name="P2"><text:span text:style-name="T2">1.023,25</text:span></text:p>
          </table:table-cell>
          <table:table-cell table:style-name="C7">
            <text:p text:style-name="P2"><text:span text:style-name="T2">859,2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82,45</text:span></text:p>
          </table:table-cell>
          <table:table-cell table:style-name="C7">
            <text:p text:style-name="P2"><text:span text:style-name="T2">7.335,46</text:span></text:p>
          </table:table-cell>
        </table:table-row>
        <table:table-row table:style-name="TBL_0_12_row_23">
          <table:table-cell table:style-name="C5">
            <text:p text:style-name="P0"><text:span text:style-name="T2">1975</text:span></text:p>
          </table:table-cell>
          <table:table-cell table:style-name="C6">
            <text:p text:style-name="P0"><text:span text:style-name="T2">LUANA DIAS SOARES GARCIA</text:span></text:p>
          </table:table-cell>
          <table:table-cell table:style-name="C6">
            <text:p text:style-name="P0"><text:span text:style-name="T2">ASSESSOR OPERACIONAL</text:span></text:p>
          </table:table-cell>
          <table:table-cell table:style-name="C6">
            <text:p text:style-name="P0"><text:span text:style-name="T2">PROMOTORIA DE JUSTICA ESPECIAL CIVEL E CRIMINAL - ESTANCIA 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92,6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4.001,60</text:span></text:p>
          </table:table-cell>
          <table:table-cell table:style-name="C7">
            <text:p text:style-name="P2"><text:span text:style-name="T2">171,83</text:span></text:p>
          </table:table-cell>
          <table:table-cell table:style-name="C7">
            <text:p text:style-name="P2"><text:span text:style-name="T2">1,2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3,09</text:span></text:p>
          </table:table-cell>
          <table:table-cell table:style-name="C7">
            <text:p text:style-name="P2"><text:span text:style-name="T2">3.828,51</text:span></text:p>
          </table:table-cell>
        </table:table-row>
        <table:table-row table:style-name="TBL_0_12_row_24">
          <table:table-cell table:style-name="C5">
            <text:p text:style-name="P0"><text:span text:style-name="T2">1346</text:span></text:p>
          </table:table-cell>
          <table:table-cell table:style-name="C6">
            <text:p text:style-name="P0"><text:span text:style-name="T2">LUANA FRANCA DE CARVALHO MACHADO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1ª PROMOTORIA DE JUSTICA - PROPRIA</text:span></text:p>
          </table:table-cell>
          <table:table-cell table:style-name="C7">
            <text:p text:style-name="P2"><text:span text:style-name="T2">9.609,64</text:span></text:p>
          </table:table-cell>
          <table:table-cell table:style-name="C7">
            <text:p text:style-name="P2"><text:span text:style-name="T2">1.921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897,74</text:span></text:p>
          </table:table-cell>
          <table:table-cell table:style-name="C7">
            <text:p text:style-name="P2"><text:span text:style-name="T2">14.429,31</text:span></text:p>
          </table:table-cell>
          <table:table-cell table:style-name="C7">
            <text:p text:style-name="P2"><text:span text:style-name="T2">1.614,42</text:span></text:p>
          </table:table-cell>
          <table:table-cell table:style-name="C7">
            <text:p text:style-name="P2"><text:span text:style-name="T2">1.857,8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472,28</text:span></text:p>
          </table:table-cell>
          <table:table-cell table:style-name="C7">
            <text:p text:style-name="P2"><text:span text:style-name="T2">10.957,03</text:span></text:p>
          </table:table-cell>
        </table:table-row>
        <table:table-row table:style-name="TBL_0_12_row_25">
          <table:table-cell table:style-name="C5">
            <text:p text:style-name="P0"><text:span text:style-name="T2">1672</text:span></text:p>
          </table:table-cell>
          <table:table-cell table:style-name="C6">
            <text:p text:style-name="P0"><text:span text:style-name="T2">LUANA PRATA MONTEIRO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1ª PROMOTORIA DE JUSTICA DAS EXECUCOES CRIMINAIS - ARACAJU</text:span></text:p>
          </table:table-cell>
          <table:table-cell table:style-name="C7">
            <text:p text:style-name="P2"><text:span text:style-name="T2">4.425,27</text:span></text:p>
          </table:table-cell>
          <table:table-cell table:style-name="C7">
            <text:p text:style-name="P2"><text:span text:style-name="T2">465,54</text:span></text:p>
          </table:table-cell>
          <table:table-cell table:style-name="C7">
            <text:p text:style-name="P2"><text:span text:style-name="T2">1.138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09,7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9.948,07</text:span></text:p>
          </table:table-cell>
          <table:table-cell table:style-name="C7">
            <text:p text:style-name="P2"><text:span text:style-name="T2">684,71</text:span></text:p>
          </table:table-cell>
          <table:table-cell table:style-name="C7">
            <text:p text:style-name="P2"><text:span text:style-name="T2">1.100,9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785,66</text:span></text:p>
          </table:table-cell>
          <table:table-cell table:style-name="C7">
            <text:p text:style-name="P2"><text:span text:style-name="T2">8.162,41</text:span></text:p>
          </table:table-cell>
        </table:table-row>
        <table:table-row table:style-name="TBL_0_12_row_26">
          <table:table-cell table:style-name="C5">
            <text:p text:style-name="P0"><text:span text:style-name="T2">2092</text:span></text:p>
          </table:table-cell>
          <table:table-cell table:style-name="C6">
            <text:p text:style-name="P0"><text:span text:style-name="T2">LUANA ROCHA PRADO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CENTRO DE APOIO OPERACIONAL DE DEFESA DO PATRIMONIO PUBLICO E DA ORDEM TRIBUTARIA</text:span></text:p>
          </table:table-cell>
          <table:table-cell table:style-name="C7">
            <text:p text:style-name="P2"><text:span text:style-name="T2">3.306,82</text:span></text:p>
          </table:table-cell>
          <table:table-cell table:style-name="C7">
            <text:p text:style-name="P2"><text:span text:style-name="T2">165,3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0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5.781,15</text:span></text:p>
          </table:table-cell>
          <table:table-cell table:style-name="C7">
            <text:p text:style-name="P2"><text:span text:style-name="T2">486,10</text:span></text:p>
          </table:table-cell>
          <table:table-cell table:style-name="C7">
            <text:p text:style-name="P2"><text:span text:style-name="T2">125,1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11,22</text:span></text:p>
          </table:table-cell>
          <table:table-cell table:style-name="C7">
            <text:p text:style-name="P2"><text:span text:style-name="T2">5.169,93</text:span></text:p>
          </table:table-cell>
        </table:table-row>
        <table:table-row table:style-name="TBL_0_12_row_27">
          <table:table-cell table:style-name="C5">
            <text:p text:style-name="P0"><text:span text:style-name="T2">1896</text:span></text:p>
          </table:table-cell>
          <table:table-cell table:style-name="C6">
            <text:p text:style-name="P0"><text:span text:style-name="T2">LUCAS LEITE MEDEIROS MASCARENHAS ANDRADE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1ª PROMOTORIA DE JUSTICA - LAGARTO</text:span></text:p>
          </table:table-cell>
          <table:table-cell table:style-name="C7">
            <text:p text:style-name="P2"><text:span text:style-name="T2">6.029,21</text:span></text:p>
          </table:table-cell>
          <table:table-cell table:style-name="C7">
            <text:p text:style-name="P2"><text:span text:style-name="T2">475,7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572,36</text:span></text:p>
          </table:table-cell>
          <table:table-cell table:style-name="C7">
            <text:p text:style-name="P2"><text:span text:style-name="T2">9.077,27</text:span></text:p>
          </table:table-cell>
          <table:table-cell table:style-name="C7">
            <text:p text:style-name="P2"><text:span text:style-name="T2">910,69</text:span></text:p>
          </table:table-cell>
          <table:table-cell table:style-name="C7">
            <text:p text:style-name="P2"><text:span text:style-name="T2">616,9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527,60</text:span></text:p>
          </table:table-cell>
          <table:table-cell table:style-name="C7">
            <text:p text:style-name="P2"><text:span text:style-name="T2">7.549,67</text:span></text:p>
          </table:table-cell>
        </table:table-row>
        <table:table-row table:style-name="TBL_0_12_row_28">
          <table:table-cell table:style-name="C5">
            <text:p text:style-name="P0"><text:span text:style-name="T2">1370</text:span></text:p>
          </table:table-cell>
          <table:table-cell table:style-name="C6">
            <text:p text:style-name="P0"><text:span text:style-name="T2">LUCIANA BASTOS CRUZ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PROMOTORIA DE JUSTICA - SAO CRISTOVAO </text:span></text:p>
          </table:table-cell>
          <table:table-cell table:style-name="C7">
            <text:p text:style-name="P2"><text:span text:style-name="T2">5.270,57</text:span></text:p>
          </table:table-cell>
          <table:table-cell table:style-name="C7">
            <text:p text:style-name="P2"><text:span text:style-name="T2">790,5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410,37</text:span></text:p>
          </table:table-cell>
          <table:table-cell table:style-name="C7">
            <text:p text:style-name="P2"><text:span text:style-name="T2">8.471,53</text:span></text:p>
          </table:table-cell>
          <table:table-cell table:style-name="C7">
            <text:p text:style-name="P2"><text:span text:style-name="T2">848,56</text:span></text:p>
          </table:table-cell>
          <table:table-cell table:style-name="C7">
            <text:p text:style-name="P2"><text:span text:style-name="T2">564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412,67</text:span></text:p>
          </table:table-cell>
          <table:table-cell table:style-name="C7">
            <text:p text:style-name="P2"><text:span text:style-name="T2">7.058,86</text:span></text:p>
          </table:table-cell>
        </table:table-row>
        <table:table-row table:style-name="TBL_0_12_row_29">
          <table:table-cell table:style-name="C5">
            <text:p text:style-name="P0"><text:span text:style-name="T2">1199</text:span></text:p>
          </table:table-cell>
          <table:table-cell table:style-name="C6">
            <text:p text:style-name="P0"><text:span text:style-name="T2">LUCIANA CAVALCANTI NOBREGA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14ª PROCURADORIA DE JUSTICA (CAMARA CRIMINAL)</text:span></text:p>
          </table:table-cell>
          <table:table-cell table:style-name="C7">
            <text:p text:style-name="P2"><text:span text:style-name="T2">10.186,22</text:span></text:p>
          </table:table-cell>
          <table:table-cell table:style-name="C7">
            <text:p text:style-name="P2"><text:span text:style-name="T2">1.527,93</text:span></text:p>
          </table:table-cell>
          <table:table-cell table:style-name="C7">
            <text:p text:style-name="P2"><text:span text:style-name="T2">10.673,6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24.296,74</text:span></text:p>
          </table:table-cell>
          <table:table-cell table:style-name="C7">
            <text:p text:style-name="P2"><text:span text:style-name="T2">1.639,98</text:span></text:p>
          </table:table-cell>
          <table:table-cell table:style-name="C7">
            <text:p text:style-name="P2"><text:span text:style-name="T2">4.836,2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.476,26</text:span></text:p>
          </table:table-cell>
          <table:table-cell table:style-name="C7">
            <text:p text:style-name="P2"><text:span text:style-name="T2">17.820,48</text:span></text:p>
          </table:table-cell>
        </table:table-row>
        <table:table-row table:style-name="TBL_0_12_row_30">
          <table:table-cell table:style-name="C5">
            <text:p text:style-name="P0"><text:span text:style-name="T2">1553</text:span></text:p>
          </table:table-cell>
          <table:table-cell table:style-name="C6">
            <text:p text:style-name="P0"><text:span text:style-name="T2">LUCIANA DIAS SOUZA</text:span></text:p>
          </table:table-cell>
          <table:table-cell table:style-name="C6">
            <text:p text:style-name="P0"><text:span text:style-name="T2">TÉCNICO JUDICIÁRIO - requisitado</text:span></text:p>
          </table:table-cell>
          <table:table-cell table:style-name="C6">
            <text:p text:style-name="P0"><text:span text:style-name="T2">GRUPO DE APOIO OPERACIONAL - SEC. GERAL</text:span></text:p>
          </table:table-cell>
          <table:table-cell table:style-name="C7">
            <text:p text:style-name="P2"><text:span text:style-name="T2">3.560,01</text:span></text:p>
          </table:table-cell>
          <table:table-cell table:style-name="C7">
            <text:p text:style-name="P2"><text:span text:style-name="T2">2.223,73</text:span></text:p>
          </table:table-cell>
          <table:table-cell table:style-name="C7">
            <text:p text:style-name="P2"><text:span text:style-name="T2">1.138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8.831,23</text:span></text:p>
          </table:table-cell>
          <table:table-cell table:style-name="C7">
            <text:p text:style-name="P2"><text:span text:style-name="T2">637,95</text:span></text:p>
          </table:table-cell>
          <table:table-cell table:style-name="C7">
            <text:p text:style-name="P2"><text:span text:style-name="T2">806,6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444,63</text:span></text:p>
          </table:table-cell>
          <table:table-cell table:style-name="C7">
            <text:p text:style-name="P2"><text:span text:style-name="T2">7.386,60</text:span></text:p>
          </table:table-cell>
        </table:table-row>
        <table:table-row table:style-name="TBL_0_12_row_31">
          <table:table-cell table:style-name="C5">
            <text:p text:style-name="P0"><text:span text:style-name="T2">1463</text:span></text:p>
          </table:table-cell>
          <table:table-cell table:style-name="C6">
            <text:p text:style-name="P0"><text:span text:style-name="T2">LUCIANA DUARTE SOBRAL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1ª PROMOTORIA DE JUSTICA - TOBIAS BARRETO 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6.908,99</text:span></text:p>
          </table:table-cell>
          <table:table-cell table:style-name="C7">
            <text:p text:style-name="P2"><text:span text:style-name="T2">50.598,10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7.098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.814,59</text:span></text:p>
          </table:table-cell>
          <table:table-cell table:style-name="C7">
            <text:p text:style-name="P2"><text:span text:style-name="T2">38.783,51</text:span></text:p>
          </table:table-cell>
        </table:table-row>
        <table:table-row table:style-name="TBL_0_12_row_32">
          <table:table-cell table:style-name="C5">
            <text:p text:style-name="P0"><text:span text:style-name="T2">1244</text:span></text:p>
          </table:table-cell>
          <table:table-cell table:style-name="C6">
            <text:p text:style-name="P0"><text:span text:style-name="T2">LUCIANA LEONARDO RIBEIRO SILVA DE ARAUJO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GABINETE DO PROCURADOR GERAL DE JUSTICA/PGJ/MP</text:span></text:p>
          </table:table-cell>
          <table:table-cell table:style-name="C7">
            <text:p text:style-name="P2"><text:span text:style-name="T2">11.045,29</text:span></text:p>
          </table:table-cell>
          <table:table-cell table:style-name="C7">
            <text:p text:style-name="P2"><text:span text:style-name="T2">1.527,93</text:span></text:p>
          </table:table-cell>
          <table:table-cell table:style-name="C7">
            <text:p text:style-name="P2"><text:span text:style-name="T2">1.255,57</text:span></text:p>
          </table:table-cell>
          <table:table-cell table:style-name="C7">
            <text:p text:style-name="P2"><text:span text:style-name="T2">3.027,8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8.765,59</text:span></text:p>
          </table:table-cell>
          <table:table-cell table:style-name="C7">
            <text:p text:style-name="P2"><text:span text:style-name="T2">1.760,25</text:span></text:p>
          </table:table-cell>
          <table:table-cell table:style-name="C7">
            <text:p text:style-name="P2"><text:span text:style-name="T2">2.449,4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209,74</text:span></text:p>
          </table:table-cell>
          <table:table-cell table:style-name="C7">
            <text:p text:style-name="P2"><text:span text:style-name="T2">14.555,85</text:span></text:p>
          </table:table-cell>
        </table:table-row>
        <table:table-row table:style-name="TBL_0_12_row_33">
          <table:table-cell table:style-name="C5">
            <text:p text:style-name="P0"><text:span text:style-name="T2">2216</text:span></text:p>
          </table:table-cell>
          <table:table-cell table:style-name="C6">
            <text:p text:style-name="P0"><text:span text:style-name="T2">LUCIANA SANTANA MONTEIRO</text:span></text:p>
          </table:table-cell>
          <table:table-cell table:style-name="C6">
            <text:p text:style-name="P0"><text:span text:style-name="T2">ASSESSOR OPERACIONAL</text:span></text:p>
          </table:table-cell>
          <table:table-cell table:style-name="C6">
            <text:p text:style-name="P0"><text:span text:style-name="T2">CENTRO MEDICO/SG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92,6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4.001,60</text:span></text:p>
          </table:table-cell>
          <table:table-cell table:style-name="C7">
            <text:p text:style-name="P2"><text:span text:style-name="T2">171,8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1,83</text:span></text:p>
          </table:table-cell>
          <table:table-cell table:style-name="C7">
            <text:p text:style-name="P2"><text:span text:style-name="T2">3.829,77</text:span></text:p>
          </table:table-cell>
        </table:table-row>
        <table:table-row table:style-name="TBL_0_12_row_34">
          <table:table-cell table:style-name="C5">
            <text:p text:style-name="P0"><text:span text:style-name="T2">2002</text:span></text:p>
          </table:table-cell>
          <table:table-cell table:style-name="C6">
            <text:p text:style-name="P0"><text:span text:style-name="T2">LUCIANA YASMIM SANTOS PASSOS</text:span></text:p>
          </table:table-cell>
          <table:table-cell table:style-name="C6">
            <text:p text:style-name="P0"><text:span text:style-name="T2">ASSESSOR OPERACIONAL</text:span></text:p>
          </table:table-cell>
          <table:table-cell table:style-name="C6">
            <text:p text:style-name="P0"><text:span text:style-name="T2">DIVISAO DE GESTAO DE PESSOAS - SERVIDORE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92,61</text:span></text:p>
          </table:table-cell>
          <table:table-cell table:style-name="C7">
            <text:p text:style-name="P2"><text:span text:style-name="T2">613,05</text:span></text:p>
          </table:table-cell>
          <table:table-cell table:style-name="C7">
            <text:p text:style-name="P2"><text:span text:style-name="T2">697,5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5.312,19</text:span></text:p>
          </table:table-cell>
          <table:table-cell table:style-name="C7">
            <text:p text:style-name="P2"><text:span text:style-name="T2">252,21</text:span></text:p>
          </table:table-cell>
          <table:table-cell table:style-name="C7">
            <text:p text:style-name="P2"><text:span text:style-name="T2">47,5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99,76</text:span></text:p>
          </table:table-cell>
          <table:table-cell table:style-name="C7">
            <text:p text:style-name="P2"><text:span text:style-name="T2">5.012,43</text:span></text:p>
          </table:table-cell>
        </table:table-row>
        <table:table-row table:style-name="TBL_0_12_row_35">
          <table:table-cell table:style-name="C5">
            <text:p text:style-name="P0"><text:span text:style-name="T2">635</text:span></text:p>
          </table:table-cell>
          <table:table-cell table:style-name="C6">
            <text:p text:style-name="P0"><text:span text:style-name="T2">LUCIO JOSE CARDOSO BARRETO LIMA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2ª PROMOTORIA DE JUSTICA - LARANJEIRAS 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.172,92</text:span></text:p>
          </table:table-cell>
          <table:table-cell table:style-name="C7">
            <text:p text:style-name="P2"><text:span text:style-name="T2">50.862,03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7.098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.814,59</text:span></text:p>
          </table:table-cell>
          <table:table-cell table:style-name="C7">
            <text:p text:style-name="P2"><text:span text:style-name="T2">39.047,44</text:span></text:p>
          </table:table-cell>
        </table:table-row>
        <table:table-row table:style-name="TBL_0_12_row_36">
          <table:table-cell table:style-name="C5">
            <text:p text:style-name="P0"><text:span text:style-name="T2">2236</text:span></text:p>
          </table:table-cell>
          <table:table-cell table:style-name="C6">
            <text:p text:style-name="P0"><text:span text:style-name="T2">LUCIVAL VIEIRA DE MELO</text:span></text:p>
          </table:table-cell>
          <table:table-cell table:style-name="C6">
            <text:p text:style-name="P0"><text:span text:style-name="T2">2º SARGENTO - requisitado-BESP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12_row_37">
          <table:table-cell table:style-name="C5">
            <text:p text:style-name="P0"><text:span text:style-name="T2">156</text:span></text:p>
          </table:table-cell>
          <table:table-cell table:style-name="C6">
            <text:p text:style-name="P0"><text:span text:style-name="T2">LUIS CLAUDIO ALMEIDA SANTOS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1ª PROMOTORIA DE JUSTICA DAS EXECUCOES CRIMINAIS - ARACAJU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1.235,30</text:span></text:p>
          </table:table-cell>
          <table:table-cell table:style-name="C7">
            <text:p text:style-name="P2"><text:span text:style-name="T2">1.056,00</text:span></text:p>
          </table:table-cell>
          <table:table-cell table:style-name="C7">
            <text:p text:style-name="P2"><text:span text:style-name="T2">40.696,89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8.734,8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3.451,33</text:span></text:p>
          </table:table-cell>
          <table:table-cell table:style-name="C7">
            <text:p text:style-name="P2"><text:span text:style-name="T2">27.245,56</text:span></text:p>
          </table:table-cell>
        </table:table-row>
        <table:table-row table:style-name="TBL_0_12_row_38">
          <table:table-cell table:style-name="C5">
            <text:p text:style-name="P0"><text:span text:style-name="T2">410</text:span></text:p>
          </table:table-cell>
          <table:table-cell table:style-name="C6">
            <text:p text:style-name="P0"><text:span text:style-name="T2">LUIS FAUSTO DIAS DE VALOIS SANTOS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1ª PROMOTORIA DE JUSTIÇA DA CURADORIA DA INFÂNCIA E DA ADOLESCÊNCIA - ARACAJU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1.048,6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20,26</text:span></text:p>
          </table:table-cell>
          <table:table-cell table:style-name="C7">
            <text:p text:style-name="P2"><text:span text:style-name="T2">17.384,07</text:span></text:p>
          </table:table-cell>
          <table:table-cell table:style-name="C7">
            <text:p text:style-name="P2"><text:span text:style-name="T2">54.442,09</text:span></text:p>
          </table:table-cell>
          <table:table-cell table:style-name="C7">
            <text:p text:style-name="P2"><text:span text:style-name="T2">4.863,29</text:span></text:p>
          </table:table-cell>
          <table:table-cell table:style-name="C7">
            <text:p text:style-name="P2"><text:span text:style-name="T2">6.745,2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.608,55</text:span></text:p>
          </table:table-cell>
          <table:table-cell table:style-name="C7">
            <text:p text:style-name="P2"><text:span text:style-name="T2">42.833,54</text:span></text:p>
          </table:table-cell>
        </table:table-row>
        <table:table-row table:style-name="TBL_0_12_row_39">
          <table:table-cell table:style-name="C5">
            <text:p text:style-name="P0"><text:span text:style-name="T2">1868</text:span></text:p>
          </table:table-cell>
          <table:table-cell table:style-name="C6">
            <text:p text:style-name="P0"><text:span text:style-name="T2">LUIS FELIPE JORDAO WANDERLEY</text:span></text:p>
          </table:table-cell>
          <table:table-cell table:style-name="C6">
            <text:p text:style-name="P0"><text:span text:style-name="T2">PROMOTOR DE JUSTIÇA SUBSTITUTO</text:span></text:p>
          </table:table-cell>
          <table:table-cell table:style-name="C6">
            <text:p text:style-name="P0"><text:span text:style-name="T2">PROMOTOR DE JUSTICA  SUBSTITUTO</text:span></text:p>
          </table:table-cell>
          <table:table-cell table:style-name="C7">
            <text:p text:style-name="P2"><text:span text:style-name="T2">30.404,4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600,23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34.177,57</text:span></text:p>
          </table:table-cell>
          <table:table-cell table:style-name="C7">
            <text:p text:style-name="P2"><text:span text:style-name="T2">4.256,62</text:span></text:p>
          </table:table-cell>
          <table:table-cell table:style-name="C7">
            <text:p text:style-name="P2"><text:span text:style-name="T2">6.657,0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0.913,69</text:span></text:p>
          </table:table-cell>
          <table:table-cell table:style-name="C7">
            <text:p text:style-name="P2"><text:span text:style-name="T2">23.263,88</text:span></text:p>
          </table:table-cell>
        </table:table-row>
        <table:table-row table:style-name="TBL_0_12_row_40">
          <table:table-cell table:style-name="C5">
            <text:p text:style-name="P0"><text:span text:style-name="T2">21</text:span></text:p>
          </table:table-cell>
          <table:table-cell table:style-name="C6">
            <text:p text:style-name="P0"><text:span text:style-name="T2">LUIZ ALBERTO MOURA ARAUJO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1ª PROMOTORIA DE JUSTICA CRIMINAL - ARACAJU 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1.773,11</text:span></text:p>
          </table:table-cell>
          <table:table-cell table:style-name="C7">
            <text:p text:style-name="P2"><text:span text:style-name="T2">47.805,01</text:span></text:p>
          </table:table-cell>
          <table:table-cell table:style-name="C7">
            <text:p text:style-name="P2"><text:span text:style-name="T2">87.983,71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7.420,8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137,36</text:span></text:p>
          </table:table-cell>
          <table:table-cell table:style-name="C7">
            <text:p text:style-name="P2"><text:span text:style-name="T2">75.846,35</text:span></text:p>
          </table:table-cell>
        </table:table-row>
        <table:table-row table:style-name="TBL_0_12_row_41">
          <table:table-cell table:style-name="C5">
            <text:p text:style-name="P0"><text:span text:style-name="T2">277</text:span></text:p>
          </table:table-cell>
          <table:table-cell table:style-name="C6">
            <text:p text:style-name="P0"><text:span text:style-name="T2">LUIZ CARLOS DA SILVA</text:span></text:p>
          </table:table-cell>
          <table:table-cell table:style-name="C6">
            <text:p text:style-name="P0"><text:span text:style-name="T2">MOTORISTA</text:span></text:p>
          </table:table-cell>
          <table:table-cell table:style-name="C6">
            <text:p text:style-name="P0"><text:span text:style-name="T2">SETOR DE TRANSPORTES/DAA/DA/SG</text:span></text:p>
          </table:table-cell>
          <table:table-cell table:style-name="C7">
            <text:p text:style-name="P2"><text:span text:style-name="T2">3.823,48</text:span></text:p>
          </table:table-cell>
          <table:table-cell table:style-name="C7">
            <text:p text:style-name="P2"><text:span text:style-name="T2">2.162,2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838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859,13</text:span></text:p>
          </table:table-cell>
          <table:table-cell table:style-name="C7">
            <text:p text:style-name="P2"><text:span text:style-name="T2">9.682,82</text:span></text:p>
          </table:table-cell>
          <table:table-cell table:style-name="C7">
            <text:p text:style-name="P2"><text:span text:style-name="T2">838,00</text:span></text:p>
          </table:table-cell>
          <table:table-cell table:style-name="C7">
            <text:p text:style-name="P2"><text:span text:style-name="T2">776,7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614,70</text:span></text:p>
          </table:table-cell>
          <table:table-cell table:style-name="C7">
            <text:p text:style-name="P2"><text:span text:style-name="T2">8.068,12</text:span></text:p>
          </table:table-cell>
        </table:table-row>
        <table:table-row table:style-name="TBL_0_12_row_42">
          <table:table-cell table:style-name="C5">
            <text:p text:style-name="P0"><text:span text:style-name="T2">2037</text:span></text:p>
          </table:table-cell>
          <table:table-cell table:style-name="C6">
            <text:p text:style-name="P0"><text:span text:style-name="T2">LUIZ CARLOS DOS SANTOS LOPES</text:span></text:p>
          </table:table-cell>
          <table:table-cell table:style-name="C6">
            <text:p text:style-name="P0"><text:span text:style-name="T2">3º SARGENTO - requisitado - BESP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12_row_43">
          <table:table-cell table:style-name="C5">
            <text:p text:style-name="P0"><text:span text:style-name="T2">756</text:span></text:p>
          </table:table-cell>
          <table:table-cell table:style-name="C6">
            <text:p text:style-name="P0"><text:span text:style-name="T2">LUIZ CARLOS PAIXAO JUNIOR</text:span></text:p>
          </table:table-cell>
          <table:table-cell table:style-name="C6">
            <text:p text:style-name="P0"><text:span text:style-name="T2">ASSESSOR DE TECNOLOGIA DA INFORMAÇÃO</text:span></text:p>
          </table:table-cell>
          <table:table-cell table:style-name="C6">
            <text:p text:style-name="P0"><text:span text:style-name="T2">DIVISAO DE SUPORTE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260,3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6.169,35</text:span></text:p>
          </table:table-cell>
          <table:table-cell table:style-name="C7">
            <text:p text:style-name="P2"><text:span text:style-name="T2">447,73</text:span></text:p>
          </table:table-cell>
          <table:table-cell table:style-name="C7">
            <text:p text:style-name="P2"><text:span text:style-name="T2">188,6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36,39</text:span></text:p>
          </table:table-cell>
          <table:table-cell table:style-name="C7">
            <text:p text:style-name="P2"><text:span text:style-name="T2">5.532,96</text:span></text:p>
          </table:table-cell>
        </table:table-row>
      </table:table>
      <table:table table:name="TBL_0_13" table:style-name="TBL_0_13">
        <table:table-column table:style-name="TBL_0_13_col_0">
</table:table-column>
        <table:table-column table:style-name="TBL_0_13_col_1">
</table:table-column>
        <table:table-column table:style-name="TBL_0_13_col_2">
</table:table-column>
        <table:table-column table:style-name="TBL_0_13_col_3">
</table:table-column>
        <table:table-column table:style-name="TBL_0_13_col_4">
</table:table-column>
        <table:table-column table:style-name="TBL_0_13_col_5">
</table:table-column>
        <table:table-column table:style-name="TBL_0_13_col_6">
</table:table-column>
        <table:table-column table:style-name="TBL_0_13_col_7">
</table:table-column>
        <table:table-column table:style-name="TBL_0_13_col_8">
</table:table-column>
        <table:table-column table:style-name="TBL_0_13_col_9">
</table:table-column>
        <table:table-column table:style-name="TBL_0_13_col_10">
</table:table-column>
        <table:table-column table:style-name="TBL_0_13_col_11">
</table:table-column>
        <table:table-column table:style-name="TBL_0_13_col_12">
</table:table-column>
        <table:table-column table:style-name="TBL_0_13_col_13">
</table:table-column>
        <table:table-column table:style-name="TBL_0_13_col_14">
</table:table-column>
        <table:table-column table:style-name="TBL_0_13_col_15">
</table:table-column>
        <table:table-column table:style-name="TBL_0_13_col_16">
</table:table-column>
        <table:table-column table:style-name="TBL_0_13_col_17">
</table:table-column>
        <table:table-row table:style-name="TBL_0_13_row_0">
          <table:table-cell table:style-name="C5">
            <text:p text:style-name="P0"><text:bookmark text:name="JR_PAGE_ANCHOR_0_14"/><text:span text:style-name="T2">2233</text:span></text:p>
          </table:table-cell>
          <table:table-cell table:style-name="C6">
            <text:p text:style-name="P0"><text:span text:style-name="T2">LUIZ DE AZEVEDO COSTA NETO</text:span></text:p>
          </table:table-cell>
          <table:table-cell table:style-name="C6">
            <text:p text:style-name="P0"><text:span text:style-name="T2">Coordenador do Gab. de Seg. Institucional</text:span></text:p>
          </table:table-cell>
          <table:table-cell table:style-name="C6">
            <text:p text:style-name="P0"><text:span text:style-name="T2">GABINETE DE SEGURANCA INSTITUCIONAL - 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.499,1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84,07</text:span></text:p>
          </table:table-cell>
          <table:table-cell table:style-name="C7">
            <text:p text:style-name="P2"><text:span text:style-name="T2">8.883,21</text:span></text:p>
          </table:table-cell>
          <table:table-cell table:style-name="C7">
            <text:p text:style-name="P2"><text:span text:style-name="T2">751,97</text:span></text:p>
          </table:table-cell>
          <table:table-cell table:style-name="C7">
            <text:p text:style-name="P2"><text:span text:style-name="T2">711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463,08</text:span></text:p>
          </table:table-cell>
          <table:table-cell table:style-name="C7">
            <text:p text:style-name="P2"><text:span text:style-name="T2">7.420,13</text:span></text:p>
          </table:table-cell>
        </table:table-row>
        <table:table-row table:style-name="TBL_0_13_row_1">
          <table:table-cell table:style-name="C5">
            <text:p text:style-name="P0"><text:span text:style-name="T2">1152</text:span></text:p>
          </table:table-cell>
          <table:table-cell table:style-name="C6">
            <text:p text:style-name="P0"><text:span text:style-name="T2">LUIZ GONZAGA NETO</text:span></text:p>
          </table:table-cell>
          <table:table-cell table:style-name="C6">
            <text:p text:style-name="P0"><text:span text:style-name="T2">AGENTE DE SERVIÇOS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13_row_2">
          <table:table-cell table:style-name="C5">
            <text:p text:style-name="P0"><text:span text:style-name="T2">1250</text:span></text:p>
          </table:table-cell>
          <table:table-cell table:style-name="C6">
            <text:p text:style-name="P0"><text:span text:style-name="T2">LUIZ GUSTAVO LIMA ANDRADE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ASSESSORIA DO PROCURADOR-GERAL DE JUSTICA</text:span></text:p>
          </table:table-cell>
          <table:table-cell table:style-name="C7">
            <text:p text:style-name="P2"><text:span text:style-name="T2">8.552,55</text:span></text:p>
          </table:table-cell>
          <table:table-cell table:style-name="C7">
            <text:p text:style-name="P2"><text:span text:style-name="T2">1.282,88</text:span></text:p>
          </table:table-cell>
          <table:table-cell table:style-name="C7">
            <text:p text:style-name="P2"><text:span text:style-name="T2">3.692,3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5.436,73</text:span></text:p>
          </table:table-cell>
          <table:table-cell table:style-name="C7">
            <text:p text:style-name="P2"><text:span text:style-name="T2">1.376,96</text:span></text:p>
          </table:table-cell>
          <table:table-cell table:style-name="C7">
            <text:p text:style-name="P2"><text:span text:style-name="T2">2.472,1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849,06</text:span></text:p>
          </table:table-cell>
          <table:table-cell table:style-name="C7">
            <text:p text:style-name="P2"><text:span text:style-name="T2">11.587,67</text:span></text:p>
          </table:table-cell>
        </table:table-row>
        <table:table-row table:style-name="TBL_0_13_row_3">
          <table:table-cell table:style-name="C5">
            <text:p text:style-name="P0"><text:span text:style-name="T2">213</text:span></text:p>
          </table:table-cell>
          <table:table-cell table:style-name="C6">
            <text:p text:style-name="P0"><text:span text:style-name="T2">LUIZ PEDRO DA COSTA TAVARES</text:span></text:p>
          </table:table-cell>
          <table:table-cell table:style-name="C6">
            <text:p text:style-name="P0"><text:span text:style-name="T2">MOTORISTA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13_row_4">
          <table:table-cell table:style-name="C5">
            <text:p text:style-name="P0"><text:span text:style-name="T2">2150</text:span></text:p>
          </table:table-cell>
          <table:table-cell table:style-name="C6">
            <text:p text:style-name="P0"><text:span text:style-name="T2">LUIZ TADEU COSTA MAYNARD</text:span></text:p>
          </table:table-cell>
          <table:table-cell table:style-name="C6">
            <text:p text:style-name="P0"><text:span text:style-name="T2">REDATOR TÉCNICO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13_row_5">
          <table:table-cell table:style-name="C5">
            <text:p text:style-name="P0"><text:span text:style-name="T2">2008</text:span></text:p>
          </table:table-cell>
          <table:table-cell table:style-name="C6">
            <text:p text:style-name="P0"><text:span text:style-name="T2">LUIZ URQUIZA DA NOBREGA NETO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PROMOTORIA DE JUSTICA - RIBEIROPOLIS </text:span></text:p>
          </table:table-cell>
          <table:table-cell table:style-name="C7">
            <text:p text:style-name="P2"><text:span text:style-name="T2">6.774,42</text:span></text:p>
          </table:table-cell>
          <table:table-cell table:style-name="C7">
            <text:p text:style-name="P2"><text:span text:style-name="T2">534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00,00</text:span></text:p>
          </table:table-cell>
          <table:table-cell table:style-name="C7">
            <text:p text:style-name="P2"><text:span text:style-name="T2">2.517,20</text:span></text:p>
          </table:table-cell>
          <table:table-cell table:style-name="C7">
            <text:p text:style-name="P2"><text:span text:style-name="T2">10.226,12</text:span></text:p>
          </table:table-cell>
          <table:table-cell table:style-name="C7">
            <text:p text:style-name="P2"><text:span text:style-name="T2">1.023,25</text:span></text:p>
          </table:table-cell>
          <table:table-cell table:style-name="C7">
            <text:p text:style-name="P2"><text:span text:style-name="T2">969,2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92,45</text:span></text:p>
          </table:table-cell>
          <table:table-cell table:style-name="C7">
            <text:p text:style-name="P2"><text:span text:style-name="T2">8.233,67</text:span></text:p>
          </table:table-cell>
        </table:table-row>
        <table:table-row table:style-name="TBL_0_13_row_6">
          <table:table-cell table:style-name="C5">
            <text:p text:style-name="P0"><text:span text:style-name="T2">23</text:span></text:p>
          </table:table-cell>
          <table:table-cell table:style-name="C6">
            <text:p text:style-name="P0"><text:span text:style-name="T2">LUIZ VALTER RIBEIRO ROSARIO</text:span></text:p>
          </table:table-cell>
          <table:table-cell table:style-name="C6">
            <text:p text:style-name="P0"><text:span text:style-name="T2">PROCURADOR DE JUSTIÇA</text:span></text:p>
          </table:table-cell>
          <table:table-cell table:style-name="C6">
            <text:p text:style-name="P0"><text:span text:style-name="T2">8ª PROCURADORIA DE JUSTICA (2ª CAMARA CIVEL)</text:span></text:p>
          </table:table-cell>
          <table:table-cell table:style-name="C7">
            <text:p text:style-name="P2"><text:span text:style-name="T2">35.462,22</text:span></text:p>
          </table:table-cell>
          <table:table-cell table:style-name="C7">
            <text:p text:style-name="P2"><text:span text:style-name="T2">4.718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5.501,0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.859,13</text:span></text:p>
          </table:table-cell>
          <table:table-cell table:style-name="C7">
            <text:p text:style-name="P2"><text:span text:style-name="T2">63.541,34</text:span></text:p>
          </table:table-cell>
          <table:table-cell table:style-name="C7">
            <text:p text:style-name="P2"><text:span text:style-name="T2">5.501,06</text:span></text:p>
          </table:table-cell>
          <table:table-cell table:style-name="C7">
            <text:p text:style-name="P2"><text:span text:style-name="T2">9.884,17</text:span></text:p>
          </table:table-cell>
          <table:table-cell table:style-name="C7">
            <text:p text:style-name="P2"><text:span text:style-name="T2">887,83</text:span></text:p>
          </table:table-cell>
          <table:table-cell table:style-name="C7">
            <text:p text:style-name="P2"><text:span text:style-name="T2">16.273,06</text:span></text:p>
          </table:table-cell>
          <table:table-cell table:style-name="C7">
            <text:p text:style-name="P2"><text:span text:style-name="T2">47.268,28</text:span></text:p>
          </table:table-cell>
        </table:table-row>
        <table:table-row table:style-name="TBL_0_13_row_7">
          <table:table-cell table:style-name="C5">
            <text:p text:style-name="P0"><text:span text:style-name="T2">1688</text:span></text:p>
          </table:table-cell>
          <table:table-cell table:style-name="C6">
            <text:p text:style-name="P0"><text:span text:style-name="T2">LUZINETE APARECIDA MENDONC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1ª PROMOTORIA DE JUSTICA CRIMINAL - ITABAIANA</text:span></text:p>
          </table:table-cell>
          <table:table-cell table:style-name="C7">
            <text:p text:style-name="P2"><text:span text:style-name="T2">4.425,27</text:span></text:p>
          </table:table-cell>
          <table:table-cell table:style-name="C7">
            <text:p text:style-name="P2"><text:span text:style-name="T2">1.327,5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781,13</text:span></text:p>
          </table:table-cell>
          <table:table-cell table:style-name="C7">
            <text:p text:style-name="P2"><text:span text:style-name="T2">8.533,98</text:span></text:p>
          </table:table-cell>
          <table:table-cell table:style-name="C7">
            <text:p text:style-name="P2"><text:span text:style-name="T2">805,40</text:span></text:p>
          </table:table-cell>
          <table:table-cell table:style-name="C7">
            <text:p text:style-name="P2"><text:span text:style-name="T2">491,1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96,59</text:span></text:p>
          </table:table-cell>
          <table:table-cell table:style-name="C7">
            <text:p text:style-name="P2"><text:span text:style-name="T2">7.237,39</text:span></text:p>
          </table:table-cell>
        </table:table-row>
        <table:table-row table:style-name="TBL_0_13_row_8">
          <table:table-cell table:style-name="C5">
            <text:p text:style-name="P0"><text:span text:style-name="T2">2159</text:span></text:p>
          </table:table-cell>
          <table:table-cell table:style-name="C6">
            <text:p text:style-name="P0"><text:span text:style-name="T2">MACIRLEY SANTOS SILVA DE CARVALHO</text:span></text:p>
          </table:table-cell>
          <table:table-cell table:style-name="C6">
            <text:p text:style-name="P0"><text:span text:style-name="T2">TECNICO EXECUTIVO-requisitado</text:span></text:p>
          </table:table-cell>
          <table:table-cell table:style-name="C6">
            <text:p text:style-name="P0"><text:span text:style-name="T2">2ª PROMOTORIA DE JUSTICA - NEOPOLI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31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056,00</text:span></text:p>
          </table:table-cell>
          <table:table-cell table:style-name="C7">
            <text:p text:style-name="P2"><text:span text:style-name="T2">1.987,50</text:span></text:p>
          </table:table-cell>
          <table:table-cell table:style-name="C7">
            <text:p text:style-name="P2"><text:span text:style-name="T2">69,8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9,86</text:span></text:p>
          </table:table-cell>
          <table:table-cell table:style-name="C7">
            <text:p text:style-name="P2"><text:span text:style-name="T2">1.917,64</text:span></text:p>
          </table:table-cell>
        </table:table-row>
        <table:table-row table:style-name="TBL_0_13_row_9">
          <table:table-cell table:style-name="C5">
            <text:p text:style-name="P0"><text:span text:style-name="T2">228</text:span></text:p>
          </table:table-cell>
          <table:table-cell table:style-name="C6">
            <text:p text:style-name="P0"><text:span text:style-name="T2">MAGALI LIMA DE MATOS SOARES</text:span></text:p>
          </table:table-cell>
          <table:table-cell table:style-name="C6">
            <text:p text:style-name="P0"><text:span text:style-name="T2">AGENTE ADMINISTRATIVO</text:span></text:p>
          </table:table-cell>
          <table:table-cell table:style-name="C6">
            <text:p text:style-name="P0"><text:span text:style-name="T2">5ª PROMOTORIA DE JUSTICA DOS DIREITOS DO CIDADAO</text:span></text:p>
          </table:table-cell>
          <table:table-cell table:style-name="C7">
            <text:p text:style-name="P2"><text:span text:style-name="T2">5.270,57</text:span></text:p>
          </table:table-cell>
          <table:table-cell table:style-name="C7">
            <text:p text:style-name="P2"><text:span text:style-name="T2">14.233,6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343,4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26.020,59</text:span></text:p>
          </table:table-cell>
          <table:table-cell table:style-name="C7">
            <text:p text:style-name="P2"><text:span text:style-name="T2">2.730,60</text:span></text:p>
          </table:table-cell>
          <table:table-cell table:style-name="C7">
            <text:p text:style-name="P2"><text:span text:style-name="T2">3.743,3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.473,99</text:span></text:p>
          </table:table-cell>
          <table:table-cell table:style-name="C7">
            <text:p text:style-name="P2"><text:span text:style-name="T2">19.546,60</text:span></text:p>
          </table:table-cell>
        </table:table-row>
        <table:table-row table:style-name="TBL_0_13_row_10">
          <table:table-cell table:style-name="C5">
            <text:p text:style-name="P0"><text:span text:style-name="T2">2057</text:span></text:p>
          </table:table-cell>
          <table:table-cell table:style-name="C6">
            <text:p text:style-name="P0"><text:span text:style-name="T2">MAISA OLIVEIRA BOMFIM</text:span></text:p>
          </table:table-cell>
          <table:table-cell table:style-name="C6">
            <text:p text:style-name="P0"><text:span text:style-name="T2">CABO - requisitado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13_row_11">
          <table:table-cell table:style-name="C5">
            <text:p text:style-name="P0"><text:span text:style-name="T2">588</text:span></text:p>
          </table:table-cell>
          <table:table-cell table:style-name="C6">
            <text:p text:style-name="P0"><text:span text:style-name="T2">MANOEL CABRAL MACHADO NETO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9ª PROMOTORIA DE JUSTICA DOS DIREITOS DO CIDADAO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1.048,6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.058,08</text:span></text:p>
          </table:table-cell>
          <table:table-cell table:style-name="C7">
            <text:p text:style-name="P2"><text:span text:style-name="T2">17.172,92</text:span></text:p>
          </table:table-cell>
          <table:table-cell table:style-name="C7">
            <text:p text:style-name="P2"><text:span text:style-name="T2">60.968,76</text:span></text:p>
          </table:table-cell>
          <table:table-cell table:style-name="C7">
            <text:p text:style-name="P2"><text:span text:style-name="T2">4.863,29</text:span></text:p>
          </table:table-cell>
          <table:table-cell table:style-name="C7">
            <text:p text:style-name="P2"><text:span text:style-name="T2">8.494,62</text:span></text:p>
          </table:table-cell>
          <table:table-cell table:style-name="C7">
            <text:p text:style-name="P2"><text:span text:style-name="T2">4.502,52</text:span></text:p>
          </table:table-cell>
          <table:table-cell table:style-name="C7">
            <text:p text:style-name="P2"><text:span text:style-name="T2">17.860,43</text:span></text:p>
          </table:table-cell>
          <table:table-cell table:style-name="C7">
            <text:p text:style-name="P2"><text:span text:style-name="T2">43.108,33</text:span></text:p>
          </table:table-cell>
        </table:table-row>
        <table:table-row table:style-name="TBL_0_13_row_12">
          <table:table-cell table:style-name="C5">
            <text:p text:style-name="P0"><text:span text:style-name="T2">2022</text:span></text:p>
          </table:table-cell>
          <table:table-cell table:style-name="C6">
            <text:p text:style-name="P0"><text:span text:style-name="T2">MANOEL MESSIAS RODRIGUES SANTOS</text:span></text:p>
          </table:table-cell>
          <table:table-cell table:style-name="C6">
            <text:p text:style-name="P0"><text:span text:style-name="T2">3º SARGENTO - requisitado - BESP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13_row_13">
          <table:table-cell table:style-name="C5">
            <text:p text:style-name="P0"><text:span text:style-name="T2">1645</text:span></text:p>
          </table:table-cell>
          <table:table-cell table:style-name="C6">
            <text:p text:style-name="P0"><text:span text:style-name="T2">MANOELA COSTA MENEZES VALOIS MACEDO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DIVISAO ADMINISTRATIVA DO GABINETE DO PROCURADOR-GERAL DE JUSTICA</text:span></text:p>
          </table:table-cell>
          <table:table-cell table:style-name="C7">
            <text:p text:style-name="P2"><text:span text:style-name="T2">3.938,47</text:span></text:p>
          </table:table-cell>
          <table:table-cell table:style-name="C7">
            <text:p text:style-name="P2"><text:span text:style-name="T2">787,69</text:span></text:p>
          </table:table-cell>
          <table:table-cell table:style-name="C7">
            <text:p text:style-name="P2"><text:span text:style-name="T2">1.255,5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7.890,72</text:span></text:p>
          </table:table-cell>
          <table:table-cell table:style-name="C7">
            <text:p text:style-name="P2"><text:span text:style-name="T2">661,66</text:span></text:p>
          </table:table-cell>
          <table:table-cell table:style-name="C7">
            <text:p text:style-name="P2"><text:span text:style-name="T2">437,2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098,91</text:span></text:p>
          </table:table-cell>
          <table:table-cell table:style-name="C7">
            <text:p text:style-name="P2"><text:span text:style-name="T2">6.791,81</text:span></text:p>
          </table:table-cell>
        </table:table-row>
        <table:table-row table:style-name="TBL_0_13_row_14">
          <table:table-cell table:style-name="C5">
            <text:p text:style-name="P0"><text:span text:style-name="T2">1798</text:span></text:p>
          </table:table-cell>
          <table:table-cell table:style-name="C6">
            <text:p text:style-name="P0"><text:span text:style-name="T2">MARA ALICE BARBOSA PASSOS</text:span></text:p>
          </table:table-cell>
          <table:table-cell table:style-name="C6">
            <text:p text:style-name="P0"><text:span text:style-name="T2">ASSESSOR DE PROCURADOR DE JUSTIÇA</text:span></text:p>
          </table:table-cell>
          <table:table-cell table:style-name="C6">
            <text:p text:style-name="P0"><text:span text:style-name="T2">4ª PROCURADORIA DE JUSTICA (1ª CAMARA CIVEL)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315,6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4.224,68</text:span></text:p>
          </table:table-cell>
          <table:table-cell table:style-name="C7">
            <text:p text:style-name="P2"><text:span text:style-name="T2">751,97</text:span></text:p>
          </table:table-cell>
          <table:table-cell table:style-name="C7">
            <text:p text:style-name="P2"><text:span text:style-name="T2">2.310,6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062,63</text:span></text:p>
          </table:table-cell>
          <table:table-cell table:style-name="C7">
            <text:p text:style-name="P2"><text:span text:style-name="T2">11.162,05</text:span></text:p>
          </table:table-cell>
        </table:table-row>
        <table:table-row table:style-name="TBL_0_13_row_15">
          <table:table-cell table:style-name="C5">
            <text:p text:style-name="P0"><text:span text:style-name="T2">1392</text:span></text:p>
          </table:table-cell>
          <table:table-cell table:style-name="C6">
            <text:p text:style-name="P0"><text:span text:style-name="T2">MARA CAMILA DE SANTAN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1ª PROMOTORIA DE JUSTICA CRIMINAL - SAO CRISTOVAO</text:span></text:p>
          </table:table-cell>
          <table:table-cell table:style-name="C7">
            <text:p text:style-name="P2"><text:span text:style-name="T2">4.690,79</text:span></text:p>
          </table:table-cell>
          <table:table-cell table:style-name="C7">
            <text:p text:style-name="P2"><text:span text:style-name="T2">703,6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46,44</text:span></text:p>
          </table:table-cell>
          <table:table-cell table:style-name="C7">
            <text:p text:style-name="P2"><text:span text:style-name="T2">7.540,85</text:span></text:p>
          </table:table-cell>
          <table:table-cell table:style-name="C7">
            <text:p text:style-name="P2"><text:span text:style-name="T2">755,22</text:span></text:p>
          </table:table-cell>
          <table:table-cell table:style-name="C7">
            <text:p text:style-name="P2"><text:span text:style-name="T2">407,6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162,91</text:span></text:p>
          </table:table-cell>
          <table:table-cell table:style-name="C7">
            <text:p text:style-name="P2"><text:span text:style-name="T2">6.377,94</text:span></text:p>
          </table:table-cell>
        </table:table-row>
        <table:table-row table:style-name="TBL_0_13_row_16">
          <table:table-cell table:style-name="C5">
            <text:p text:style-name="P0"><text:span text:style-name="T2">1663</text:span></text:p>
          </table:table-cell>
          <table:table-cell table:style-name="C6">
            <text:p text:style-name="P0"><text:span text:style-name="T2">MARA RUBIA SANTOS MACEDO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DIRETORIA DE PLANEJAMENTO  ORCAMENTO E PERICIA CONTABIL</text:span></text:p>
          </table:table-cell>
          <table:table-cell table:style-name="C7">
            <text:p text:style-name="P2"><text:span text:style-name="T2">3.938,47</text:span></text:p>
          </table:table-cell>
          <table:table-cell table:style-name="C7">
            <text:p text:style-name="P2"><text:span text:style-name="T2">414,3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84,07</text:span></text:p>
          </table:table-cell>
          <table:table-cell table:style-name="C7">
            <text:p text:style-name="P2"><text:span text:style-name="T2">6.736,87</text:span></text:p>
          </table:table-cell>
          <table:table-cell table:style-name="C7">
            <text:p text:style-name="P2"><text:span text:style-name="T2">609,39</text:span></text:p>
          </table:table-cell>
          <table:table-cell table:style-name="C7">
            <text:p text:style-name="P2"><text:span text:style-name="T2">206,7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816,10</text:span></text:p>
          </table:table-cell>
          <table:table-cell table:style-name="C7">
            <text:p text:style-name="P2"><text:span text:style-name="T2">5.920,77</text:span></text:p>
          </table:table-cell>
        </table:table-row>
        <table:table-row table:style-name="TBL_0_13_row_17">
          <table:table-cell table:style-name="C5">
            <text:p text:style-name="P0"><text:span text:style-name="T2">1948</text:span></text:p>
          </table:table-cell>
          <table:table-cell table:style-name="C6">
            <text:p text:style-name="P0"><text:span text:style-name="T2">MARCELA AYRES BRITTO SANTOS BRAG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11ª PROMOTORIA DE JUSTIÇA DOS DIREITOS DO CIDADÃO </text:span></text:p>
          </table:table-cell>
          <table:table-cell table:style-name="C7">
            <text:p text:style-name="P2"><text:span text:style-name="T2">3.505,23</text:span></text:p>
          </table:table-cell>
          <table:table-cell table:style-name="C7">
            <text:p text:style-name="P2"><text:span text:style-name="T2">276,5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5.690,78</text:span></text:p>
          </table:table-cell>
          <table:table-cell table:style-name="C7">
            <text:p text:style-name="P2"><text:span text:style-name="T2">529,45</text:span></text:p>
          </table:table-cell>
          <table:table-cell table:style-name="C7">
            <text:p text:style-name="P2"><text:span text:style-name="T2">133,0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62,50</text:span></text:p>
          </table:table-cell>
          <table:table-cell table:style-name="C7">
            <text:p text:style-name="P2"><text:span text:style-name="T2">5.028,28</text:span></text:p>
          </table:table-cell>
        </table:table-row>
        <table:table-row table:style-name="TBL_0_13_row_18">
          <table:table-cell table:style-name="C5">
            <text:p text:style-name="P0"><text:span text:style-name="T2">1420</text:span></text:p>
          </table:table-cell>
          <table:table-cell table:style-name="C6">
            <text:p text:style-name="P0"><text:span text:style-name="T2">MARCELA GAMA DE SOUZA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3ª  PROMOTORIA DE JUSTIÇA DA CURADORIA DA FAZENDA PUBLICA</text:span></text:p>
          </table:table-cell>
          <table:table-cell table:style-name="C7">
            <text:p text:style-name="P2"><text:span text:style-name="T2">9.609,64</text:span></text:p>
          </table:table-cell>
          <table:table-cell table:style-name="C7">
            <text:p text:style-name="P2"><text:span text:style-name="T2">1.441,4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2.960,08</text:span></text:p>
          </table:table-cell>
          <table:table-cell table:style-name="C7">
            <text:p text:style-name="P2"><text:span text:style-name="T2">1.547,15</text:span></text:p>
          </table:table-cell>
          <table:table-cell table:style-name="C7">
            <text:p text:style-name="P2"><text:span text:style-name="T2">1.744,2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291,37</text:span></text:p>
          </table:table-cell>
          <table:table-cell table:style-name="C7">
            <text:p text:style-name="P2"><text:span text:style-name="T2">9.668,71</text:span></text:p>
          </table:table-cell>
        </table:table-row>
        <table:table-row table:style-name="TBL_0_13_row_19">
          <table:table-cell table:style-name="C5">
            <text:p text:style-name="P0"><text:span text:style-name="T2">1496</text:span></text:p>
          </table:table-cell>
          <table:table-cell table:style-name="C6">
            <text:p text:style-name="P0"><text:span text:style-name="T2">MARCELA LINS MOURA DE FIGUEIREDO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GABINETE DO SECRETARIO GERALPGJ/MP</text:span></text:p>
          </table:table-cell>
          <table:table-cell table:style-name="C7">
            <text:p text:style-name="P2"><text:span text:style-name="T2">4.425,27</text:span></text:p>
          </table:table-cell>
          <table:table-cell table:style-name="C7">
            <text:p text:style-name="P2"><text:span text:style-name="T2">663,79</text:span></text:p>
          </table:table-cell>
          <table:table-cell table:style-name="C7">
            <text:p text:style-name="P2"><text:span text:style-name="T2">3.692,3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0.690,36</text:span></text:p>
          </table:table-cell>
          <table:table-cell table:style-name="C7">
            <text:p text:style-name="P2"><text:span text:style-name="T2">712,47</text:span></text:p>
          </table:table-cell>
          <table:table-cell table:style-name="C7">
            <text:p text:style-name="P2"><text:span text:style-name="T2">1.349,5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62,06</text:span></text:p>
          </table:table-cell>
          <table:table-cell table:style-name="C7">
            <text:p text:style-name="P2"><text:span text:style-name="T2">8.628,30</text:span></text:p>
          </table:table-cell>
        </table:table-row>
        <table:table-row table:style-name="TBL_0_13_row_20">
          <table:table-cell table:style-name="C5">
            <text:p text:style-name="P0"><text:span text:style-name="T2">1879</text:span></text:p>
          </table:table-cell>
          <table:table-cell table:style-name="C6">
            <text:p text:style-name="P0"><text:span text:style-name="T2">MARCELA MAXIMO BARBOS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8ª PROMOTORIA DE JUSTICA DOS DIREITOS DO CIDADAO</text:span></text:p>
          </table:table-cell>
          <table:table-cell table:style-name="C7">
            <text:p text:style-name="P2"><text:span text:style-name="T2">4.425,27</text:span></text:p>
          </table:table-cell>
          <table:table-cell table:style-name="C7">
            <text:p text:style-name="P2"><text:span text:style-name="T2">465,5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630,2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8.430,07</text:span></text:p>
          </table:table-cell>
          <table:table-cell table:style-name="C7">
            <text:p text:style-name="P2"><text:span text:style-name="T2">684,71</text:span></text:p>
          </table:table-cell>
          <table:table-cell table:style-name="C7">
            <text:p text:style-name="P2"><text:span text:style-name="T2">683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368,21</text:span></text:p>
          </table:table-cell>
          <table:table-cell table:style-name="C7">
            <text:p text:style-name="P2"><text:span text:style-name="T2">7.061,86</text:span></text:p>
          </table:table-cell>
        </table:table-row>
        <table:table-row table:style-name="TBL_0_13_row_21">
          <table:table-cell table:style-name="C5">
            <text:p text:style-name="P0"><text:span text:style-name="T2">1594</text:span></text:p>
          </table:table-cell>
          <table:table-cell table:style-name="C6">
            <text:p text:style-name="P0"><text:span text:style-name="T2">MARCELLA BATISTA GUIMARAES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4ª PROMOTORIA DE JUSTICA DISTRITAL - ARACAJU</text:span></text:p>
          </table:table-cell>
          <table:table-cell table:style-name="C7">
            <text:p text:style-name="P2"><text:span text:style-name="T2">8.552,55</text:span></text:p>
          </table:table-cell>
          <table:table-cell table:style-name="C7">
            <text:p text:style-name="P2"><text:span text:style-name="T2">1.710,5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2.172,05</text:span></text:p>
          </table:table-cell>
          <table:table-cell table:style-name="C7">
            <text:p text:style-name="P2"><text:span text:style-name="T2">1.436,83</text:span></text:p>
          </table:table-cell>
          <table:table-cell table:style-name="C7">
            <text:p text:style-name="P2"><text:span text:style-name="T2">1.557,8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994,68</text:span></text:p>
          </table:table-cell>
          <table:table-cell table:style-name="C7">
            <text:p text:style-name="P2"><text:span text:style-name="T2">9.177,37</text:span></text:p>
          </table:table-cell>
        </table:table-row>
        <table:table-row table:style-name="TBL_0_13_row_22">
          <table:table-cell table:style-name="C5">
            <text:p text:style-name="P0"><text:span text:style-name="T2">2072</text:span></text:p>
          </table:table-cell>
          <table:table-cell table:style-name="C6">
            <text:p text:style-name="P0"><text:span text:style-name="T2">MARCELO CARDOSO ANDRADE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1ª PROMOTORIA DE JUSTICA CRIMINAL - NOSSA SENHORA DO SOCORRO</text:span></text:p>
          </table:table-cell>
          <table:table-cell table:style-name="C7">
            <text:p text:style-name="P2"><text:span text:style-name="T2">6.774,42</text:span></text:p>
          </table:table-cell>
          <table:table-cell table:style-name="C7">
            <text:p text:style-name="P2"><text:span text:style-name="T2">1.016,1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46,44</text:span></text:p>
          </table:table-cell>
          <table:table-cell table:style-name="C7">
            <text:p text:style-name="P2"><text:span text:style-name="T2">9.937,02</text:span></text:p>
          </table:table-cell>
          <table:table-cell table:style-name="C7">
            <text:p text:style-name="P2"><text:span text:style-name="T2">1.090,68</text:span></text:p>
          </table:table-cell>
          <table:table-cell table:style-name="C7">
            <text:p text:style-name="P2"><text:span text:style-name="T2">920,9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11,66</text:span></text:p>
          </table:table-cell>
          <table:table-cell table:style-name="C7">
            <text:p text:style-name="P2"><text:span text:style-name="T2">7.925,36</text:span></text:p>
          </table:table-cell>
        </table:table-row>
        <table:table-row table:style-name="TBL_0_13_row_23">
          <table:table-cell table:style-name="C5">
            <text:p text:style-name="P0"><text:span text:style-name="T2">2102</text:span></text:p>
          </table:table-cell>
          <table:table-cell table:style-name="C6">
            <text:p text:style-name="P0"><text:span text:style-name="T2">MARCELO TORRES DE ARRUDA RAPOSO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DIRETORIA DE RECURSOS HUMANOS</text:span></text:p>
          </table:table-cell>
          <table:table-cell table:style-name="C7">
            <text:p text:style-name="P2"><text:span text:style-name="T2">3.306,82</text:span></text:p>
          </table:table-cell>
          <table:table-cell table:style-name="C7">
            <text:p text:style-name="P2"><text:span text:style-name="T2">496,0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67,6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7.243,37</text:span></text:p>
          </table:table-cell>
          <table:table-cell table:style-name="C7">
            <text:p text:style-name="P2"><text:span text:style-name="T2">532,40</text:span></text:p>
          </table:table-cell>
          <table:table-cell table:style-name="C7">
            <text:p text:style-name="P2"><text:span text:style-name="T2">384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17,33</text:span></text:p>
          </table:table-cell>
          <table:table-cell table:style-name="C7">
            <text:p text:style-name="P2"><text:span text:style-name="T2">6.326,04</text:span></text:p>
          </table:table-cell>
        </table:table-row>
        <table:table-row table:style-name="TBL_0_13_row_24">
          <table:table-cell table:style-name="C5">
            <text:p text:style-name="P0"><text:span text:style-name="T2">1829</text:span></text:p>
          </table:table-cell>
          <table:table-cell table:style-name="C6">
            <text:p text:style-name="P0"><text:span text:style-name="T2">MARCIA JAQUELINE OLIVEIRA SANTANA</text:span></text:p>
          </table:table-cell>
          <table:table-cell table:style-name="C6">
            <text:p text:style-name="P0"><text:span text:style-name="T2">PROMOTOR DE JUSTIÇA DE ENTR. INICIAL</text:span></text:p>
          </table:table-cell>
          <table:table-cell table:style-name="C6">
            <text:p text:style-name="P0"><text:span text:style-name="T2">PROMOTORIA DE JUSTICA - ITABAIANINHA </text:span></text:p>
          </table:table-cell>
          <table:table-cell table:style-name="C7">
            <text:p text:style-name="P2"><text:span text:style-name="T2">32.004,6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34.177,57</text:span></text:p>
          </table:table-cell>
          <table:table-cell table:style-name="C7">
            <text:p text:style-name="P2"><text:span text:style-name="T2">4.480,65</text:span></text:p>
          </table:table-cell>
          <table:table-cell table:style-name="C7">
            <text:p text:style-name="P2"><text:span text:style-name="T2">6.647,6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.128,25</text:span></text:p>
          </table:table-cell>
          <table:table-cell table:style-name="C7">
            <text:p text:style-name="P2"><text:span text:style-name="T2">23.049,32</text:span></text:p>
          </table:table-cell>
        </table:table-row>
        <table:table-row table:style-name="TBL_0_13_row_25">
          <table:table-cell table:style-name="C5">
            <text:p text:style-name="P0"><text:span text:style-name="T2">356</text:span></text:p>
          </table:table-cell>
          <table:table-cell table:style-name="C6">
            <text:p text:style-name="P0"><text:span text:style-name="T2">MARCIA MENDES UNGAR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PROMOTORIA DE JUSTICA DE ACIDENTES E DE DELITOS DE TRÂNSITO DE ARACAJ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7.175,7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21,35</text:span></text:p>
          </table:table-cell>
          <table:table-cell table:style-name="C7">
            <text:p text:style-name="P2"><text:span text:style-name="T2">17.172,92</text:span></text:p>
          </table:table-cell>
          <table:table-cell table:style-name="C7">
            <text:p text:style-name="P2"><text:span text:style-name="T2">60.059,11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7.445,4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161,92</text:span></text:p>
          </table:table-cell>
          <table:table-cell table:style-name="C7">
            <text:p text:style-name="P2"><text:span text:style-name="T2">47.897,19</text:span></text:p>
          </table:table-cell>
        </table:table-row>
        <table:table-row table:style-name="TBL_0_13_row_26">
          <table:table-cell table:style-name="C5">
            <text:p text:style-name="P0"><text:span text:style-name="T2">1192</text:span></text:p>
          </table:table-cell>
          <table:table-cell table:style-name="C6">
            <text:p text:style-name="P0"><text:span text:style-name="T2">MARCIA RAFAELLA FREIRE ROCHA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GABINETE DO SECRETARIO GERALPGJ/MP</text:span></text:p>
          </table:table-cell>
          <table:table-cell table:style-name="C7">
            <text:p text:style-name="P2"><text:span text:style-name="T2">10.186,22</text:span></text:p>
          </table:table-cell>
          <table:table-cell table:style-name="C7">
            <text:p text:style-name="P2"><text:span text:style-name="T2">2.546,56</text:span></text:p>
          </table:table-cell>
          <table:table-cell table:style-name="C7">
            <text:p text:style-name="P2"><text:span text:style-name="T2">3.692,31</text:span></text:p>
          </table:table-cell>
          <table:table-cell table:style-name="C7">
            <text:p text:style-name="P2"><text:span text:style-name="T2">3.828,3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22.162,47</text:span></text:p>
          </table:table-cell>
          <table:table-cell table:style-name="C7">
            <text:p text:style-name="P2"><text:span text:style-name="T2">1.782,59</text:span></text:p>
          </table:table-cell>
          <table:table-cell table:style-name="C7">
            <text:p text:style-name="P2"><text:span text:style-name="T2">3.157,3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939,92</text:span></text:p>
          </table:table-cell>
          <table:table-cell table:style-name="C7">
            <text:p text:style-name="P2"><text:span text:style-name="T2">17.222,55</text:span></text:p>
          </table:table-cell>
        </table:table-row>
        <table:table-row table:style-name="TBL_0_13_row_27">
          <table:table-cell table:style-name="C5">
            <text:p text:style-name="P0"><text:span text:style-name="T2">1010</text:span></text:p>
          </table:table-cell>
          <table:table-cell table:style-name="C6">
            <text:p text:style-name="P0"><text:span text:style-name="T2">MARCIA VALNICE RODRIGUES LIMA</text:span></text:p>
          </table:table-cell>
          <table:table-cell table:style-name="C6">
            <text:p text:style-name="P0"><text:span text:style-name="T2">ASSIST. ADMINISTRATIVO - requisitado</text:span></text:p>
          </table:table-cell>
          <table:table-cell table:style-name="C6">
            <text:p text:style-name="P0"><text:span text:style-name="T2">PROMOTORIA DE JUSTICA - CARMOPOLI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31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2.840,49</text:span></text:p>
          </table:table-cell>
          <table:table-cell table:style-name="C7">
            <text:p text:style-name="P2"><text:span text:style-name="T2">67,3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7,33</text:span></text:p>
          </table:table-cell>
          <table:table-cell table:style-name="C7">
            <text:p text:style-name="P2"><text:span text:style-name="T2">2.773,16</text:span></text:p>
          </table:table-cell>
        </table:table-row>
        <table:table-row table:style-name="TBL_0_13_row_28">
          <table:table-cell table:style-name="C5">
            <text:p text:style-name="P0"><text:span text:style-name="T2">55</text:span></text:p>
          </table:table-cell>
          <table:table-cell table:style-name="C6">
            <text:p text:style-name="P0"><text:span text:style-name="T2">MARCILIO DE SIQUEIRA PINTO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2ª PROMOTORIA DE JUSTICA DA CURADORIA DA FAZENDA PUBLICA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1.572,9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936,6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056,00</text:span></text:p>
          </table:table-cell>
          <table:table-cell table:style-name="C7">
            <text:p text:style-name="P2"><text:span text:style-name="T2">41.254,78</text:span></text:p>
          </table:table-cell>
          <table:table-cell table:style-name="C7">
            <text:p text:style-name="P2"><text:span text:style-name="T2">4.936,69</text:span></text:p>
          </table:table-cell>
          <table:table-cell table:style-name="C7">
            <text:p text:style-name="P2"><text:span text:style-name="T2">8.827,7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3.764,40</text:span></text:p>
          </table:table-cell>
          <table:table-cell table:style-name="C7">
            <text:p text:style-name="P2"><text:span text:style-name="T2">27.490,38</text:span></text:p>
          </table:table-cell>
        </table:table-row>
        <table:table-row table:style-name="TBL_0_13_row_29">
          <table:table-cell table:style-name="C5">
            <text:p text:style-name="P0"><text:span text:style-name="T2">1285</text:span></text:p>
          </table:table-cell>
          <table:table-cell table:style-name="C6">
            <text:p text:style-name="P0"><text:span text:style-name="T2">MARCIO DOS SANTOS DORIA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GABINETE DO SECRETARIO GERALPGJ/MP</text:span></text:p>
          </table:table-cell>
          <table:table-cell table:style-name="C7">
            <text:p text:style-name="P2"><text:span text:style-name="T2">9.065,70</text:span></text:p>
          </table:table-cell>
          <table:table-cell table:style-name="C7">
            <text:p text:style-name="P2"><text:span text:style-name="T2">2.266,43</text:span></text:p>
          </table:table-cell>
          <table:table-cell table:style-name="C7">
            <text:p text:style-name="P2"><text:span text:style-name="T2">5.632,5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19.137,64</text:span></text:p>
          </table:table-cell>
          <table:table-cell table:style-name="C7">
            <text:p text:style-name="P2"><text:span text:style-name="T2">1.586,50</text:span></text:p>
          </table:table-cell>
          <table:table-cell table:style-name="C7">
            <text:p text:style-name="P2"><text:span text:style-name="T2">3.359,6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946,15</text:span></text:p>
          </table:table-cell>
          <table:table-cell table:style-name="C7">
            <text:p text:style-name="P2"><text:span text:style-name="T2">14.191,49</text:span></text:p>
          </table:table-cell>
        </table:table-row>
        <table:table-row table:style-name="TBL_0_13_row_30">
          <table:table-cell table:style-name="C5">
            <text:p text:style-name="P0"><text:span text:style-name="T2">1635</text:span></text:p>
          </table:table-cell>
          <table:table-cell table:style-name="C6">
            <text:p text:style-name="P0"><text:span text:style-name="T2">MARCIO MATOS LIMA BARRETO</text:span></text:p>
          </table:table-cell>
          <table:table-cell table:style-name="C6">
            <text:p text:style-name="P0"><text:span text:style-name="T2">TÉCNICO DO MP - Manut. Sup. Eq. de Inf. e Software</text:span></text:p>
          </table:table-cell>
          <table:table-cell table:style-name="C6">
            <text:p text:style-name="P0"><text:span text:style-name="T2">JUSTIÇA FEDERAL DE 1º GRAU DA 5ª REGIÃO</text:span></text:p>
          </table:table-cell>
          <table:table-cell table:style-name="C7">
            <text:p text:style-name="P2"><text:span text:style-name="T2">3.715,54</text:span></text:p>
          </table:table-cell>
          <table:table-cell table:style-name="C7">
            <text:p text:style-name="P2"><text:span text:style-name="T2">390,8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106,41</text:span></text:p>
          </table:table-cell>
          <table:table-cell table:style-name="C7">
            <text:p text:style-name="P2"><text:span text:style-name="T2">574,90</text:span></text:p>
          </table:table-cell>
          <table:table-cell table:style-name="C7">
            <text:p text:style-name="P2"><text:span text:style-name="T2">174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749,83</text:span></text:p>
          </table:table-cell>
          <table:table-cell table:style-name="C7">
            <text:p text:style-name="P2"><text:span text:style-name="T2">3.356,58</text:span></text:p>
          </table:table-cell>
        </table:table-row>
        <table:table-row table:style-name="TBL_0_13_row_31">
          <table:table-cell table:style-name="C5">
            <text:p text:style-name="P0"><text:span text:style-name="T2">2051</text:span></text:p>
          </table:table-cell>
          <table:table-cell table:style-name="C6">
            <text:p text:style-name="P0"><text:span text:style-name="T2">MARCIO SILVA SIQUEIRA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2ª PROMOTORIA DE JUSTICA - PROPRIA </text:span></text:p>
          </table:table-cell>
          <table:table-cell table:style-name="C7">
            <text:p text:style-name="P2"><text:span text:style-name="T2">7.611,74</text:span></text:p>
          </table:table-cell>
          <table:table-cell table:style-name="C7">
            <text:p text:style-name="P2"><text:span text:style-name="T2">600,5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00,00</text:span></text:p>
          </table:table-cell>
          <table:table-cell table:style-name="C7">
            <text:p text:style-name="P2"><text:span text:style-name="T2">2.897,74</text:span></text:p>
          </table:table-cell>
          <table:table-cell table:style-name="C7">
            <text:p text:style-name="P2"><text:span text:style-name="T2">11.310,05</text:span></text:p>
          </table:table-cell>
          <table:table-cell table:style-name="C7">
            <text:p text:style-name="P2"><text:span text:style-name="T2">1.149,72</text:span></text:p>
          </table:table-cell>
          <table:table-cell table:style-name="C7">
            <text:p text:style-name="P2"><text:span text:style-name="T2">1.127,8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277,57</text:span></text:p>
          </table:table-cell>
          <table:table-cell table:style-name="C7">
            <text:p text:style-name="P2"><text:span text:style-name="T2">9.032,48</text:span></text:p>
          </table:table-cell>
        </table:table-row>
        <table:table-row table:style-name="TBL_0_13_row_32">
          <table:table-cell table:style-name="C5">
            <text:p text:style-name="P0"><text:span text:style-name="T2">2247</text:span></text:p>
          </table:table-cell>
          <table:table-cell table:style-name="C6">
            <text:p text:style-name="P0"><text:span text:style-name="T2">MARCO TULIO CARVALHO MACHADO</text:span></text:p>
          </table:table-cell>
          <table:table-cell table:style-name="C6">
            <text:p text:style-name="P0"><text:span text:style-name="T2">ASSESSOR DE PROCURADOR DE JUSTIÇA</text:span></text:p>
          </table:table-cell>
          <table:table-cell table:style-name="C6">
            <text:p text:style-name="P0"><text:span text:style-name="T2">11ª PROCURADORIA DE JUSTICA (CAMARA CRIMINAL)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315,69</text:span></text:p>
          </table:table-cell>
          <table:table-cell table:style-name="C7">
            <text:p text:style-name="P2"><text:span text:style-name="T2">2.313,2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16.801,87</text:span></text:p>
          </table:table-cell>
          <table:table-cell table:style-name="C7">
            <text:p text:style-name="P2"><text:span text:style-name="T2">751,97</text:span></text:p>
          </table:table-cell>
          <table:table-cell table:style-name="C7">
            <text:p text:style-name="P2"><text:span text:style-name="T2">2.310,6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062,63</text:span></text:p>
          </table:table-cell>
          <table:table-cell table:style-name="C7">
            <text:p text:style-name="P2"><text:span text:style-name="T2">13.739,24</text:span></text:p>
          </table:table-cell>
        </table:table-row>
        <table:table-row table:style-name="TBL_0_13_row_33">
          <table:table-cell table:style-name="C5">
            <text:p text:style-name="P0"><text:span text:style-name="T2">2041</text:span></text:p>
          </table:table-cell>
          <table:table-cell table:style-name="C6">
            <text:p text:style-name="P0"><text:span text:style-name="T2">MARCO TULIO SANTOS DA CONCEICAO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2ª PROMOTORIA DE JUSTICA CRIMINAL - ITABAIANA</text:span></text:p>
          </table:table-cell>
          <table:table-cell table:style-name="C7">
            <text:p text:style-name="P2"><text:span text:style-name="T2">6.390,96</text:span></text:p>
          </table:table-cell>
          <table:table-cell table:style-name="C7">
            <text:p text:style-name="P2"><text:span text:style-name="T2">504,2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517,20</text:span></text:p>
          </table:table-cell>
          <table:table-cell table:style-name="C7">
            <text:p text:style-name="P2"><text:span text:style-name="T2">9.412,41</text:span></text:p>
          </table:table-cell>
          <table:table-cell table:style-name="C7">
            <text:p text:style-name="P2"><text:span text:style-name="T2">965,33</text:span></text:p>
          </table:table-cell>
          <table:table-cell table:style-name="C7">
            <text:p text:style-name="P2"><text:span text:style-name="T2">761,3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726,69</text:span></text:p>
          </table:table-cell>
          <table:table-cell table:style-name="C7">
            <text:p text:style-name="P2"><text:span text:style-name="T2">7.685,72</text:span></text:p>
          </table:table-cell>
        </table:table-row>
        <table:table-row table:style-name="TBL_0_13_row_34">
          <table:table-cell table:style-name="C5">
            <text:p text:style-name="P0"><text:span text:style-name="T2">1289</text:span></text:p>
          </table:table-cell>
          <table:table-cell table:style-name="C6">
            <text:p text:style-name="P0"><text:span text:style-name="T2">MARCONI ALVES VASCONCELOS DE ALMEID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PROMOTORIA DE JUSTICA - CANINDE DO SAO FRANCISCO </text:span></text:p>
          </table:table-cell>
          <table:table-cell table:style-name="C7">
            <text:p text:style-name="P2"><text:span text:style-name="T2">3.715,54</text:span></text:p>
          </table:table-cell>
          <table:table-cell table:style-name="C7">
            <text:p text:style-name="P2"><text:span text:style-name="T2">928,8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385,36</text:span></text:p>
          </table:table-cell>
          <table:table-cell table:style-name="C7">
            <text:p text:style-name="P2"><text:span text:style-name="T2">8.029,79</text:span></text:p>
          </table:table-cell>
          <table:table-cell table:style-name="C7">
            <text:p text:style-name="P2"><text:span text:style-name="T2">650,22</text:span></text:p>
          </table:table-cell>
          <table:table-cell table:style-name="C7">
            <text:p text:style-name="P2"><text:span text:style-name="T2">219,9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870,13</text:span></text:p>
          </table:table-cell>
          <table:table-cell table:style-name="C7">
            <text:p text:style-name="P2"><text:span text:style-name="T2">7.159,66</text:span></text:p>
          </table:table-cell>
        </table:table-row>
        <table:table-row table:style-name="TBL_0_13_row_35">
          <table:table-cell table:style-name="C5">
            <text:p text:style-name="P0"><text:span text:style-name="T2">2244</text:span></text:p>
          </table:table-cell>
          <table:table-cell table:style-name="C6">
            <text:p text:style-name="P0"><text:span text:style-name="T2">MARCOS ANDRADE ROCHA</text:span></text:p>
          </table:table-cell>
          <table:table-cell table:style-name="C6">
            <text:p text:style-name="P0"><text:span text:style-name="T2">CAPITÃO - requisitado</text:span></text:p>
          </table:table-cell>
          <table:table-cell table:style-name="C6">
            <text:p text:style-name="P0"><text:span text:style-name="T2">NUCLEO DE INTELIGENCIA OPERACIONAL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931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4.331,3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331,35</text:span></text:p>
          </table:table-cell>
        </table:table-row>
        <table:table-row table:style-name="TBL_0_13_row_36">
          <table:table-cell table:style-name="C5">
            <text:p text:style-name="P0"><text:span text:style-name="T2">1971</text:span></text:p>
          </table:table-cell>
          <table:table-cell table:style-name="C6">
            <text:p text:style-name="P0"><text:span text:style-name="T2">MARCOS ANTONIO BASTOS FILHO</text:span></text:p>
          </table:table-cell>
          <table:table-cell table:style-name="C6">
            <text:p text:style-name="P0"><text:span text:style-name="T2">ANALISTA DO MP -Informática - G. e A.de P. de Sistemas</text:span></text:p>
          </table:table-cell>
          <table:table-cell table:style-name="C6">
            <text:p text:style-name="P0"><text:span text:style-name="T2">DIRETORIA DE TECNOLOGIA DA INFORMACAO</text:span></text:p>
          </table:table-cell>
          <table:table-cell table:style-name="C7">
            <text:p text:style-name="P2"><text:span text:style-name="T2">6.774,42</text:span></text:p>
          </table:table-cell>
          <table:table-cell table:style-name="C7">
            <text:p text:style-name="P2"><text:span text:style-name="T2">1.354,88</text:span></text:p>
          </table:table-cell>
          <table:table-cell table:style-name="C7">
            <text:p text:style-name="P2"><text:span text:style-name="T2">5.632,5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15.934,81</text:span></text:p>
          </table:table-cell>
          <table:table-cell table:style-name="C7">
            <text:p text:style-name="P2"><text:span text:style-name="T2">1.138,10</text:span></text:p>
          </table:table-cell>
          <table:table-cell table:style-name="C7">
            <text:p text:style-name="P2"><text:span text:style-name="T2">2.602,1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740,28</text:span></text:p>
          </table:table-cell>
          <table:table-cell table:style-name="C7">
            <text:p text:style-name="P2"><text:span text:style-name="T2">12.194,53</text:span></text:p>
          </table:table-cell>
        </table:table-row>
        <table:table-row table:style-name="TBL_0_13_row_37">
          <table:table-cell table:style-name="C5">
            <text:p text:style-name="P0"><text:span text:style-name="T2">541</text:span></text:p>
          </table:table-cell>
          <table:table-cell table:style-name="C6">
            <text:p text:style-name="P0"><text:span text:style-name="T2">MARCOS ANTONIO DOS SANTOS SOUZA</text:span></text:p>
          </table:table-cell>
          <table:table-cell table:style-name="C6">
            <text:p text:style-name="P0"><text:span text:style-name="T2">SUBTENENTE - requisitado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931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84,07</text:span></text:p>
          </table:table-cell>
          <table:table-cell table:style-name="C7">
            <text:p text:style-name="P2"><text:span text:style-name="T2">4.542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542,50</text:span></text:p>
          </table:table-cell>
        </table:table-row>
        <table:table-row table:style-name="TBL_0_13_row_38">
          <table:table-cell table:style-name="C5">
            <text:p text:style-name="P0"><text:span text:style-name="T2">2205</text:span></text:p>
          </table:table-cell>
          <table:table-cell table:style-name="C6">
            <text:p text:style-name="P0"><text:span text:style-name="T2">MARCOS ANTONIO FARIAS NOGUEIRA</text:span></text:p>
          </table:table-cell>
          <table:table-cell table:style-name="C6">
            <text:p text:style-name="P0"><text:span text:style-name="T2">3º SARGENTO - requisitado - BESP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13_row_39">
          <table:table-cell table:style-name="C5">
            <text:p text:style-name="P0"><text:span text:style-name="T2">1861</text:span></text:p>
          </table:table-cell>
          <table:table-cell table:style-name="C6">
            <text:p text:style-name="P0"><text:span text:style-name="T2">MARCOS CELIO OLIVEIRA DOS SANTOS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2ª PROMOTORIA DE JUSTICA CRIMINAL - LAGARTO</text:span></text:p>
          </table:table-cell>
          <table:table-cell table:style-name="C7">
            <text:p text:style-name="P2"><text:span text:style-name="T2">3.938,47</text:span></text:p>
          </table:table-cell>
          <table:table-cell table:style-name="C7">
            <text:p text:style-name="P2"><text:span text:style-name="T2">414,3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450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572,36</text:span></text:p>
          </table:table-cell>
          <table:table-cell table:style-name="C7">
            <text:p text:style-name="P2"><text:span text:style-name="T2">8.376,09</text:span></text:p>
          </table:table-cell>
          <table:table-cell table:style-name="C7">
            <text:p text:style-name="P2"><text:span text:style-name="T2">609,39</text:span></text:p>
          </table:table-cell>
          <table:table-cell table:style-name="C7">
            <text:p text:style-name="P2"><text:span text:style-name="T2">404,6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014,01</text:span></text:p>
          </table:table-cell>
          <table:table-cell table:style-name="C7">
            <text:p text:style-name="P2"><text:span text:style-name="T2">7.362,08</text:span></text:p>
          </table:table-cell>
        </table:table-row>
        <table:table-row table:style-name="TBL_0_13_row_40">
          <table:table-cell table:style-name="C5">
            <text:p text:style-name="P0"><text:span text:style-name="T2">1239</text:span></text:p>
          </table:table-cell>
          <table:table-cell table:style-name="C6">
            <text:p text:style-name="P0"><text:span text:style-name="T2">MARCOS MATHEUS DANTAS COSTA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2ª PROMOTORIA DE JUSTICA DA CURADORIA DA FAZENDA PUBLICA</text:span></text:p>
          </table:table-cell>
          <table:table-cell table:style-name="C7">
            <text:p text:style-name="P2"><text:span text:style-name="T2">9.065,70</text:span></text:p>
          </table:table-cell>
          <table:table-cell table:style-name="C7">
            <text:p text:style-name="P2"><text:span text:style-name="T2">1.359,8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2.334,55</text:span></text:p>
          </table:table-cell>
          <table:table-cell table:style-name="C7">
            <text:p text:style-name="P2"><text:span text:style-name="T2">1.459,58</text:span></text:p>
          </table:table-cell>
          <table:table-cell table:style-name="C7">
            <text:p text:style-name="P2"><text:span text:style-name="T2">1.596,2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055,86</text:span></text:p>
          </table:table-cell>
          <table:table-cell table:style-name="C7">
            <text:p text:style-name="P2"><text:span text:style-name="T2">9.278,69</text:span></text:p>
          </table:table-cell>
        </table:table-row>
        <table:table-row table:style-name="TBL_0_13_row_41">
          <table:table-cell table:style-name="C5">
            <text:p text:style-name="P0"><text:span text:style-name="T2">2226</text:span></text:p>
          </table:table-cell>
          <table:table-cell table:style-name="C6">
            <text:p text:style-name="P0"><text:span text:style-name="T2">MARCOS VINICIUS VIEIRA DOS SANTOS</text:span></text:p>
          </table:table-cell>
          <table:table-cell table:style-name="C6">
            <text:p text:style-name="P0"><text:span text:style-name="T2">CABO - requisitado</text:span></text:p>
          </table:table-cell>
          <table:table-cell table:style-name="C6">
            <text:p text:style-name="P0"><text:span text:style-name="T2">GRUPO DE ATUACAO ESPECIAL DE COMBATE AO CRIME ORGANIZADO (GAECO)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13_row_42">
          <table:table-cell table:style-name="C5">
            <text:p text:style-name="P0"><text:span text:style-name="T2">2140</text:span></text:p>
          </table:table-cell>
          <table:table-cell table:style-name="C6">
            <text:p text:style-name="P0"><text:span text:style-name="T2">MARCUS VINICIUS MORAIS DE ANDRADE</text:span></text:p>
          </table:table-cell>
          <table:table-cell table:style-name="C6">
            <text:p text:style-name="P0"><text:span text:style-name="T2">TÉCNICO JUDICIÁRIO - requisitado</text:span></text:p>
          </table:table-cell>
          <table:table-cell table:style-name="C6">
            <text:p text:style-name="P0"><text:span text:style-name="T2">6ª PROCURADORIA DE JUSTICA (CAMARA CRIMINAL)</text:span></text:p>
          </table:table-cell>
          <table:table-cell table:style-name="C7">
            <text:p text:style-name="P2"><text:span text:style-name="T2">3.997,85</text:span></text:p>
          </table:table-cell>
          <table:table-cell table:style-name="C7">
            <text:p text:style-name="P2"><text:span text:style-name="T2">6.023,85</text:span></text:p>
          </table:table-cell>
          <table:table-cell table:style-name="C7">
            <text:p text:style-name="P2"><text:span text:style-name="T2">10.673,6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22.868,22</text:span></text:p>
          </table:table-cell>
          <table:table-cell table:style-name="C7">
            <text:p text:style-name="P2"><text:span text:style-name="T2">1.231,27</text:span></text:p>
          </table:table-cell>
          <table:table-cell table:style-name="C7">
            <text:p text:style-name="P2"><text:span text:style-name="T2">4.483,2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5.714,52</text:span></text:p>
          </table:table-cell>
          <table:table-cell table:style-name="C7">
            <text:p text:style-name="P2"><text:span text:style-name="T2">17.153,70</text:span></text:p>
          </table:table-cell>
        </table:table-row>
        <table:table-row table:style-name="TBL_0_13_row_43">
          <table:table-cell table:style-name="C5">
            <text:p text:style-name="P0"><text:span text:style-name="T2">2100</text:span></text:p>
          </table:table-cell>
          <table:table-cell table:style-name="C6">
            <text:p text:style-name="P0"><text:span text:style-name="T2">MARGARIDA ALVES BRANDAO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GABINETE DE SEGURANCA INSTITUCIONAL - GSI</text:span></text:p>
          </table:table-cell>
          <table:table-cell table:style-name="C7">
            <text:p text:style-name="P2"><text:span text:style-name="T2">2.943,06</text:span></text:p>
          </table:table-cell>
          <table:table-cell table:style-name="C7">
            <text:p text:style-name="P2"><text:span text:style-name="T2">147,1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5.263,13</text:span></text:p>
          </table:table-cell>
          <table:table-cell table:style-name="C7">
            <text:p text:style-name="P2"><text:span text:style-name="T2">432,63</text:span></text:p>
          </table:table-cell>
          <table:table-cell table:style-name="C7">
            <text:p text:style-name="P2"><text:span text:style-name="T2">56,5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89,15</text:span></text:p>
          </table:table-cell>
          <table:table-cell table:style-name="C7">
            <text:p text:style-name="P2"><text:span text:style-name="T2">4.773,98</text:span></text:p>
          </table:table-cell>
        </table:table-row>
      </table:table>
      <table:table table:name="TBL_0_14" table:style-name="TBL_0_14">
        <table:table-column table:style-name="TBL_0_14_col_0">
</table:table-column>
        <table:table-column table:style-name="TBL_0_14_col_1">
</table:table-column>
        <table:table-column table:style-name="TBL_0_14_col_2">
</table:table-column>
        <table:table-column table:style-name="TBL_0_14_col_3">
</table:table-column>
        <table:table-column table:style-name="TBL_0_14_col_4">
</table:table-column>
        <table:table-column table:style-name="TBL_0_14_col_5">
</table:table-column>
        <table:table-column table:style-name="TBL_0_14_col_6">
</table:table-column>
        <table:table-column table:style-name="TBL_0_14_col_7">
</table:table-column>
        <table:table-column table:style-name="TBL_0_14_col_8">
</table:table-column>
        <table:table-column table:style-name="TBL_0_14_col_9">
</table:table-column>
        <table:table-column table:style-name="TBL_0_14_col_10">
</table:table-column>
        <table:table-column table:style-name="TBL_0_14_col_11">
</table:table-column>
        <table:table-column table:style-name="TBL_0_14_col_12">
</table:table-column>
        <table:table-column table:style-name="TBL_0_14_col_13">
</table:table-column>
        <table:table-column table:style-name="TBL_0_14_col_14">
</table:table-column>
        <table:table-column table:style-name="TBL_0_14_col_15">
</table:table-column>
        <table:table-column table:style-name="TBL_0_14_col_16">
</table:table-column>
        <table:table-column table:style-name="TBL_0_14_col_17">
</table:table-column>
        <table:table-row table:style-name="TBL_0_14_row_0">
          <table:table-cell table:style-name="C5">
            <text:p text:style-name="P0"><text:bookmark text:name="JR_PAGE_ANCHOR_0_15"/><text:span text:style-name="T2">391</text:span></text:p>
          </table:table-cell>
          <table:table-cell table:style-name="C6">
            <text:p text:style-name="P0"><text:span text:style-name="T2">MARIA APARECIDA DE JESUS FERREIRA</text:span></text:p>
          </table:table-cell>
          <table:table-cell table:style-name="C6">
            <text:p text:style-name="P0"><text:span text:style-name="T2">EXEC. DE SERV. BÁSICOS - requisitado</text:span></text:p>
          </table:table-cell>
          <table:table-cell table:style-name="C6">
            <text:p text:style-name="P0"><text:span text:style-name="T2">COPA DO 2º ANDAR/DAA/DA</text:span></text:p>
          </table:table-cell>
          <table:table-cell table:style-name="C7">
            <text:p text:style-name="P2"><text:span text:style-name="T2">1.396,2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931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95,4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859,13</text:span></text:p>
          </table:table-cell>
          <table:table-cell table:style-name="C7">
            <text:p text:style-name="P2"><text:span text:style-name="T2">6.609,23</text:span></text:p>
          </table:table-cell>
          <table:table-cell table:style-name="C7">
            <text:p text:style-name="P2"><text:span text:style-name="T2">195,47</text:span></text:p>
          </table:table-cell>
          <table:table-cell table:style-name="C7">
            <text:p text:style-name="P2"><text:span text:style-name="T2">178,3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73,86</text:span></text:p>
          </table:table-cell>
          <table:table-cell table:style-name="C7">
            <text:p text:style-name="P2"><text:span text:style-name="T2">6.235,37</text:span></text:p>
          </table:table-cell>
        </table:table-row>
        <table:table-row table:style-name="TBL_0_14_row_1">
          <table:table-cell table:style-name="C5">
            <text:p text:style-name="P0"><text:span text:style-name="T2">1590</text:span></text:p>
          </table:table-cell>
          <table:table-cell table:style-name="C6">
            <text:p text:style-name="P0"><text:span text:style-name="T2">MARIA APARECIDA OLIVEIRA CORREIA</text:span></text:p>
          </table:table-cell>
          <table:table-cell table:style-name="C6">
            <text:p text:style-name="P0"><text:span text:style-name="T2">TÉCNICO EM CONTABILIDADE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14_row_2">
          <table:table-cell table:style-name="C5">
            <text:p text:style-name="P0"><text:span text:style-name="T2">2062</text:span></text:p>
          </table:table-cell>
          <table:table-cell table:style-name="C6">
            <text:p text:style-name="P0"><text:span text:style-name="T2">MARIA APARECIDA SANTOS ROLINO SANTAN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PROMOTORIA DE JUSTICA - RIACHAO DO DANTAS</text:span></text:p>
          </table:table-cell>
          <table:table-cell table:style-name="C7">
            <text:p text:style-name="P2"><text:span text:style-name="T2">3.938,47</text:span></text:p>
          </table:table-cell>
          <table:table-cell table:style-name="C7">
            <text:p text:style-name="P2"><text:span text:style-name="T2">310,7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572,36</text:span></text:p>
          </table:table-cell>
          <table:table-cell table:style-name="C7">
            <text:p text:style-name="P2"><text:span text:style-name="T2">6.821,57</text:span></text:p>
          </table:table-cell>
          <table:table-cell table:style-name="C7">
            <text:p text:style-name="P2"><text:span text:style-name="T2">594,89</text:span></text:p>
          </table:table-cell>
          <table:table-cell table:style-name="C7">
            <text:p text:style-name="P2"><text:span text:style-name="T2">164,9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759,80</text:span></text:p>
          </table:table-cell>
          <table:table-cell table:style-name="C7">
            <text:p text:style-name="P2"><text:span text:style-name="T2">6.061,77</text:span></text:p>
          </table:table-cell>
        </table:table-row>
        <table:table-row table:style-name="TBL_0_14_row_3">
          <table:table-cell table:style-name="C5">
            <text:p text:style-name="P0"><text:span text:style-name="T2">107</text:span></text:p>
          </table:table-cell>
          <table:table-cell table:style-name="C6">
            <text:p text:style-name="P0"><text:span text:style-name="T2">MARIA AUXILIADORA DOS SANTOS</text:span></text:p>
          </table:table-cell>
          <table:table-cell table:style-name="C6">
            <text:p text:style-name="P0"><text:span text:style-name="T2">AGENTE DE SERVIÇOS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14_row_4">
          <table:table-cell table:style-name="C5">
            <text:p text:style-name="P0"><text:span text:style-name="T2">550</text:span></text:p>
          </table:table-cell>
          <table:table-cell table:style-name="C6">
            <text:p text:style-name="P0"><text:span text:style-name="T2">MARIA AUXILIADORA R DE OLIVEIRA</text:span></text:p>
          </table:table-cell>
          <table:table-cell table:style-name="C6">
            <text:p text:style-name="P0"><text:span text:style-name="T2">* PROFESSOR 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14_row_5">
          <table:table-cell table:style-name="C5">
            <text:p text:style-name="P0"><text:span text:style-name="T2">1135</text:span></text:p>
          </table:table-cell>
          <table:table-cell table:style-name="C6">
            <text:p text:style-name="P0"><text:span text:style-name="T2">MARIA AUXILIADORA S DE CARVALHO</text:span></text:p>
          </table:table-cell>
          <table:table-cell table:style-name="C6">
            <text:p text:style-name="P0"><text:span text:style-name="T2">* PROFESSOR 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14_row_6">
          <table:table-cell table:style-name="C5">
            <text:p text:style-name="P0"><text:span text:style-name="T2">2101</text:span></text:p>
          </table:table-cell>
          <table:table-cell table:style-name="C6">
            <text:p text:style-name="P0"><text:span text:style-name="T2">MARIA BENILDA BENTO SILV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DIVISAO DE PROJETOS E BANCO DE DADOS</text:span></text:p>
          </table:table-cell>
          <table:table-cell table:style-name="C7">
            <text:p text:style-name="P2"><text:span text:style-name="T2">3.938,47</text:span></text:p>
          </table:table-cell>
          <table:table-cell table:style-name="C7">
            <text:p text:style-name="P2"><text:span text:style-name="T2">196,9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6.308,31</text:span></text:p>
          </table:table-cell>
          <table:table-cell table:style-name="C7">
            <text:p text:style-name="P2"><text:span text:style-name="T2">578,95</text:span></text:p>
          </table:table-cell>
          <table:table-cell table:style-name="C7">
            <text:p text:style-name="P2"><text:span text:style-name="T2">178,6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757,62</text:span></text:p>
          </table:table-cell>
          <table:table-cell table:style-name="C7">
            <text:p text:style-name="P2"><text:span text:style-name="T2">5.550,69</text:span></text:p>
          </table:table-cell>
        </table:table-row>
        <table:table-row table:style-name="TBL_0_14_row_7">
          <table:table-cell table:style-name="C5">
            <text:p text:style-name="P0"><text:span text:style-name="T2">25</text:span></text:p>
          </table:table-cell>
          <table:table-cell table:style-name="C6">
            <text:p text:style-name="P0"><text:span text:style-name="T2">MARIA CONCEICAO DE FIGUEIREDO ROLEMBERG</text:span></text:p>
          </table:table-cell>
          <table:table-cell table:style-name="C6">
            <text:p text:style-name="P0"><text:span text:style-name="T2">PROCURADOR DE JUSTIÇA</text:span></text:p>
          </table:table-cell>
          <table:table-cell table:style-name="C6">
            <text:p text:style-name="P0"><text:span text:style-name="T2">9ª PROCURADORIA DE JUSTICA (CAMARA CRIMINAL)</text:span></text:p>
          </table:table-cell>
          <table:table-cell table:style-name="C7">
            <text:p text:style-name="P2"><text:span text:style-name="T2">35.462,2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964,71</text:span></text:p>
          </table:table-cell>
          <table:table-cell table:style-name="C7">
            <text:p text:style-name="P2"><text:span text:style-name="T2">5.319,33</text:span></text:p>
          </table:table-cell>
          <table:table-cell table:style-name="C7">
            <text:p text:style-name="P2"><text:span text:style-name="T2">17.859,13</text:span></text:p>
          </table:table-cell>
          <table:table-cell table:style-name="C7">
            <text:p text:style-name="P2"><text:span text:style-name="T2">63.605,39</text:span></text:p>
          </table:table-cell>
          <table:table-cell table:style-name="C7">
            <text:p text:style-name="P2"><text:span text:style-name="T2">4.964,71</text:span></text:p>
          </table:table-cell>
          <table:table-cell table:style-name="C7">
            <text:p text:style-name="P2"><text:span text:style-name="T2">9.936,30</text:span></text:p>
          </table:table-cell>
          <table:table-cell table:style-name="C7">
            <text:p text:style-name="P2"><text:span text:style-name="T2">1.488,23</text:span></text:p>
          </table:table-cell>
          <table:table-cell table:style-name="C7">
            <text:p text:style-name="P2"><text:span text:style-name="T2">16.389,24</text:span></text:p>
          </table:table-cell>
          <table:table-cell table:style-name="C7">
            <text:p text:style-name="P2"><text:span text:style-name="T2">47.216,15</text:span></text:p>
          </table:table-cell>
        </table:table-row>
        <table:table-row table:style-name="TBL_0_14_row_8">
          <table:table-cell table:style-name="C5">
            <text:p text:style-name="P0"><text:span text:style-name="T2">2251</text:span></text:p>
          </table:table-cell>
          <table:table-cell table:style-name="C6">
            <text:p text:style-name="P0"><text:span text:style-name="T2">MARIA CRISLANE SILVA TORRES</text:span></text:p>
          </table:table-cell>
          <table:table-cell table:style-name="C6">
            <text:p text:style-name="P0"><text:span text:style-name="T2">ASSESSOR OPERACIONAL</text:span></text:p>
          </table:table-cell>
          <table:table-cell table:style-name="C6">
            <text:p text:style-name="P0"><text:span text:style-name="T2">GRUPO DE APOIO OPERACIONAL - SEC. GERAL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92,6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4.001,60</text:span></text:p>
          </table:table-cell>
          <table:table-cell table:style-name="C7">
            <text:p text:style-name="P2"><text:span text:style-name="T2">171,83</text:span></text:p>
          </table:table-cell>
          <table:table-cell table:style-name="C7">
            <text:p text:style-name="P2"><text:span text:style-name="T2">1,2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3,09</text:span></text:p>
          </table:table-cell>
          <table:table-cell table:style-name="C7">
            <text:p text:style-name="P2"><text:span text:style-name="T2">3.828,51</text:span></text:p>
          </table:table-cell>
        </table:table-row>
        <table:table-row table:style-name="TBL_0_14_row_9">
          <table:table-cell table:style-name="C5">
            <text:p text:style-name="P0"><text:span text:style-name="T2">27</text:span></text:p>
          </table:table-cell>
          <table:table-cell table:style-name="C6">
            <text:p text:style-name="P0"><text:span text:style-name="T2">MARIA CRISTINA DA GAMA E SILVA FOZ MENDONCA</text:span></text:p>
          </table:table-cell>
          <table:table-cell table:style-name="C6">
            <text:p text:style-name="P0"><text:span text:style-name="T2">PROCURADOR DE JUSTIÇA</text:span></text:p>
          </table:table-cell>
          <table:table-cell table:style-name="C6">
            <text:p text:style-name="P0"><text:span text:style-name="T2">3ª PROCURADORIA DE JUSTICA (1ª CAMARA CIVEL)</text:span></text:p>
          </table:table-cell>
          <table:table-cell table:style-name="C7">
            <text:p text:style-name="P2"><text:span text:style-name="T2">35.462,22</text:span></text:p>
          </table:table-cell>
          <table:table-cell table:style-name="C7">
            <text:p text:style-name="P2"><text:span text:style-name="T2">1.572,9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5.184,93</text:span></text:p>
          </table:table-cell>
          <table:table-cell table:style-name="C7">
            <text:p text:style-name="P2"><text:span text:style-name="T2">3.746,35</text:span></text:p>
          </table:table-cell>
          <table:table-cell table:style-name="C7">
            <text:p text:style-name="P2"><text:span text:style-name="T2">17.859,13</text:span></text:p>
          </table:table-cell>
          <table:table-cell table:style-name="C7">
            <text:p text:style-name="P2"><text:span text:style-name="T2">63.825,61</text:span></text:p>
          </table:table-cell>
          <table:table-cell table:style-name="C7">
            <text:p text:style-name="P2"><text:span text:style-name="T2">5.184,93</text:span></text:p>
          </table:table-cell>
          <table:table-cell table:style-name="C7">
            <text:p text:style-name="P2"><text:span text:style-name="T2">9.936,30</text:span></text:p>
          </table:table-cell>
          <table:table-cell table:style-name="C7">
            <text:p text:style-name="P2"><text:span text:style-name="T2">1.488,23</text:span></text:p>
          </table:table-cell>
          <table:table-cell table:style-name="C7">
            <text:p text:style-name="P2"><text:span text:style-name="T2">16.609,46</text:span></text:p>
          </table:table-cell>
          <table:table-cell table:style-name="C7">
            <text:p text:style-name="P2"><text:span text:style-name="T2">47.216,15</text:span></text:p>
          </table:table-cell>
        </table:table-row>
        <table:table-row table:style-name="TBL_0_14_row_10">
          <table:table-cell table:style-name="C5">
            <text:p text:style-name="P0"><text:span text:style-name="T2">1150</text:span></text:p>
          </table:table-cell>
          <table:table-cell table:style-name="C6">
            <text:p text:style-name="P0"><text:span text:style-name="T2">MARIA DA CONCEICAO PAIXAO SANTOS</text:span></text:p>
          </table:table-cell>
          <table:table-cell table:style-name="C6">
            <text:p text:style-name="P0"><text:span text:style-name="T2">AGENTE DE SERVIÇOS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14_row_11">
          <table:table-cell table:style-name="C5">
            <text:p text:style-name="P0"><text:span text:style-name="T2">1505</text:span></text:p>
          </table:table-cell>
          <table:table-cell table:style-name="C6">
            <text:p text:style-name="P0"><text:span text:style-name="T2">MARIA DA CONCEICAO SANTOS</text:span></text:p>
          </table:table-cell>
          <table:table-cell table:style-name="C6">
            <text:p text:style-name="P0"><text:span text:style-name="T2">AGENTE DE SERVIÇOS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14_row_12">
          <table:table-cell table:style-name="C5">
            <text:p text:style-name="P0"><text:span text:style-name="T2">464</text:span></text:p>
          </table:table-cell>
          <table:table-cell table:style-name="C6">
            <text:p text:style-name="P0"><text:span text:style-name="T2">MARIA DE LOURDES COSTA</text:span></text:p>
          </table:table-cell>
          <table:table-cell table:style-name="C6">
            <text:p text:style-name="P0"><text:span text:style-name="T2">OFICIAL ADMINISTRATIVO - requisitado</text:span></text:p>
          </table:table-cell>
          <table:table-cell table:style-name="C6">
            <text:p text:style-name="P0"><text:span text:style-name="T2">DIVISAO DE MATERIAL/DM/DA/SG</text:span></text:p>
          </table:table-cell>
          <table:table-cell table:style-name="C7">
            <text:p text:style-name="P2"><text:span text:style-name="T2">1.838,02</text:span></text:p>
          </table:table-cell>
          <table:table-cell table:style-name="C7">
            <text:p text:style-name="P2"><text:span text:style-name="T2">4.915,6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773,74</text:span></text:p>
          </table:table-cell>
          <table:table-cell table:style-name="C7">
            <text:p text:style-name="P2"><text:span text:style-name="T2">2.400,00</text:span></text:p>
          </table:table-cell>
          <table:table-cell table:style-name="C7">
            <text:p text:style-name="P2"><text:span text:style-name="T2">2.384,07</text:span></text:p>
          </table:table-cell>
          <table:table-cell table:style-name="C7">
            <text:p text:style-name="P2"><text:span text:style-name="T2">12.311,45</text:span></text:p>
          </table:table-cell>
          <table:table-cell table:style-name="C7">
            <text:p text:style-name="P2"><text:span text:style-name="T2">773,74</text:span></text:p>
          </table:table-cell>
          <table:table-cell table:style-name="C7">
            <text:p text:style-name="P2"><text:span text:style-name="T2">1.647,8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421,63</text:span></text:p>
          </table:table-cell>
          <table:table-cell table:style-name="C7">
            <text:p text:style-name="P2"><text:span text:style-name="T2">9.889,82</text:span></text:p>
          </table:table-cell>
        </table:table-row>
        <table:table-row table:style-name="TBL_0_14_row_13">
          <table:table-cell table:style-name="C5">
            <text:p text:style-name="P0"><text:span text:style-name="T2">67</text:span></text:p>
          </table:table-cell>
          <table:table-cell table:style-name="C6">
            <text:p text:style-name="P0"><text:span text:style-name="T2">MARIA DO NASCIMENTO MENEZES</text:span></text:p>
          </table:table-cell>
          <table:table-cell table:style-name="C6">
            <text:p text:style-name="P0"><text:span text:style-name="T2">AGENTE ADMINISTRATIVO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14_row_14">
          <table:table-cell table:style-name="C5">
            <text:p text:style-name="P0"><text:span text:style-name="T2">1581</text:span></text:p>
          </table:table-cell>
          <table:table-cell table:style-name="C6">
            <text:p text:style-name="P0"><text:span text:style-name="T2">MARIA DOS ANJOS PEREIRA DOS SANTOS</text:span></text:p>
          </table:table-cell>
          <table:table-cell table:style-name="C6">
            <text:p text:style-name="P0"><text:span text:style-name="T2">ASSESSOR OPERACIONAL</text:span></text:p>
          </table:table-cell>
          <table:table-cell table:style-name="C6">
            <text:p text:style-name="P0"><text:span text:style-name="T2">COORDENADORIA PERMANENTE DE AUTOCOMPOSIÇÃO E PAZ – COAPAZ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92,6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859,13</text:span></text:p>
          </table:table-cell>
          <table:table-cell table:style-name="C7">
            <text:p text:style-name="P2"><text:span text:style-name="T2">4.951,74</text:span></text:p>
          </table:table-cell>
          <table:table-cell table:style-name="C7">
            <text:p text:style-name="P2"><text:span text:style-name="T2">171,83</text:span></text:p>
          </table:table-cell>
          <table:table-cell table:style-name="C7">
            <text:p text:style-name="P2"><text:span text:style-name="T2">1,2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3,09</text:span></text:p>
          </table:table-cell>
          <table:table-cell table:style-name="C7">
            <text:p text:style-name="P2"><text:span text:style-name="T2">4.778,65</text:span></text:p>
          </table:table-cell>
        </table:table-row>
        <table:table-row table:style-name="TBL_0_14_row_15">
          <table:table-cell table:style-name="C5">
            <text:p text:style-name="P0"><text:span text:style-name="T2">1931</text:span></text:p>
          </table:table-cell>
          <table:table-cell table:style-name="C6">
            <text:p text:style-name="P0"><text:span text:style-name="T2">MARIA EDILEIDE REIS DOS SANTOS MOUR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PROMOTORIA DE JUSTICA - ARAUA </text:span></text:p>
          </table:table-cell>
          <table:table-cell table:style-name="C7">
            <text:p text:style-name="P2"><text:span text:style-name="T2">2.943,06</text:span></text:p>
          </table:table-cell>
          <table:table-cell table:style-name="C7">
            <text:p text:style-name="P2"><text:span text:style-name="T2">232,2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836,29</text:span></text:p>
          </table:table-cell>
          <table:table-cell table:style-name="C7">
            <text:p text:style-name="P2"><text:span text:style-name="T2">6.011,55</text:span></text:p>
          </table:table-cell>
          <table:table-cell table:style-name="C7">
            <text:p text:style-name="P2"><text:span text:style-name="T2">444,54</text:span></text:p>
          </table:table-cell>
          <table:table-cell table:style-name="C7">
            <text:p text:style-name="P2"><text:span text:style-name="T2">19,3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63,89</text:span></text:p>
          </table:table-cell>
          <table:table-cell table:style-name="C7">
            <text:p text:style-name="P2"><text:span text:style-name="T2">5.547,66</text:span></text:p>
          </table:table-cell>
        </table:table-row>
        <table:table-row table:style-name="TBL_0_14_row_16">
          <table:table-cell table:style-name="C5">
            <text:p text:style-name="P0"><text:span text:style-name="T2">127</text:span></text:p>
          </table:table-cell>
          <table:table-cell table:style-name="C6">
            <text:p text:style-name="P0"><text:span text:style-name="T2">MARIA ESTER LIMA DE AZEVEDO ANDRADE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14_row_17">
          <table:table-cell table:style-name="C5">
            <text:p text:style-name="P0"><text:span text:style-name="T2">1439</text:span></text:p>
          </table:table-cell>
          <table:table-cell table:style-name="C6">
            <text:p text:style-name="P0"><text:span text:style-name="T2">MARIA EUGENIA DA SILVA RIBEIRO</text:span></text:p>
          </table:table-cell>
          <table:table-cell table:style-name="C6">
            <text:p text:style-name="P0"><text:span text:style-name="T2">PROCURADOR DE JUSTIÇA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14_row_18">
          <table:table-cell table:style-name="C5">
            <text:p text:style-name="P0"><text:span text:style-name="T2">2192</text:span></text:p>
          </table:table-cell>
          <table:table-cell table:style-name="C6">
            <text:p text:style-name="P0"><text:span text:style-name="T2">MARIA EUGENIA DEDA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328,07</text:span></text:p>
          </table:table-cell>
          <table:table-cell table:style-name="C7">
            <text:p text:style-name="P2"><text:span text:style-name="T2">1.328,0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328,07</text:span></text:p>
          </table:table-cell>
        </table:table-row>
        <table:table-row table:style-name="TBL_0_14_row_19">
          <table:table-cell table:style-name="C5">
            <text:p text:style-name="P0"><text:span text:style-name="T2">1614</text:span></text:p>
          </table:table-cell>
          <table:table-cell table:style-name="C6">
            <text:p text:style-name="P0"><text:span text:style-name="T2">MARIA FERNANDA BARBOSA DE SANTANA FERREIRA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2ª PROMOTORIA DE JUSTICA CRIMINAL - SAO CRISTOVAO </text:span></text:p>
          </table:table-cell>
          <table:table-cell table:style-name="C7">
            <text:p text:style-name="P2"><text:span text:style-name="T2">6.774,42</text:span></text:p>
          </table:table-cell>
          <table:table-cell table:style-name="C7">
            <text:p text:style-name="P2"><text:span text:style-name="T2">1.354,8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46,44</text:span></text:p>
          </table:table-cell>
          <table:table-cell table:style-name="C7">
            <text:p text:style-name="P2"><text:span text:style-name="T2">10.275,74</text:span></text:p>
          </table:table-cell>
          <table:table-cell table:style-name="C7">
            <text:p text:style-name="P2"><text:span text:style-name="T2">1.138,10</text:span></text:p>
          </table:table-cell>
          <table:table-cell table:style-name="C7">
            <text:p text:style-name="P2"><text:span text:style-name="T2">948,9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87,05</text:span></text:p>
          </table:table-cell>
          <table:table-cell table:style-name="C7">
            <text:p text:style-name="P2"><text:span text:style-name="T2">8.188,69</text:span></text:p>
          </table:table-cell>
        </table:table-row>
        <table:table-row table:style-name="TBL_0_14_row_20">
          <table:table-cell table:style-name="C5">
            <text:p text:style-name="P0"><text:span text:style-name="T2">1550</text:span></text:p>
          </table:table-cell>
          <table:table-cell table:style-name="C6">
            <text:p text:style-name="P0"><text:span text:style-name="T2">MARIA FERNANDA SOUZA CARVALHO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GRUPO DE APOIO OPERACIONAL - SEC. GERAL</text:span></text:p>
          </table:table-cell>
          <table:table-cell table:style-name="C7">
            <text:p text:style-name="P2"><text:span text:style-name="T2">8.552,55</text:span></text:p>
          </table:table-cell>
          <table:table-cell table:style-name="C7">
            <text:p text:style-name="P2"><text:span text:style-name="T2">1.282,8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1.744,42</text:span></text:p>
          </table:table-cell>
          <table:table-cell table:style-name="C7">
            <text:p text:style-name="P2"><text:span text:style-name="T2">1.376,96</text:span></text:p>
          </table:table-cell>
          <table:table-cell table:style-name="C7">
            <text:p text:style-name="P2"><text:span text:style-name="T2">1.404,5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781,54</text:span></text:p>
          </table:table-cell>
          <table:table-cell table:style-name="C7">
            <text:p text:style-name="P2"><text:span text:style-name="T2">8.962,88</text:span></text:p>
          </table:table-cell>
        </table:table-row>
        <table:table-row table:style-name="TBL_0_14_row_21">
          <table:table-cell table:style-name="C5">
            <text:p text:style-name="P0"><text:span text:style-name="T2">1871</text:span></text:p>
          </table:table-cell>
          <table:table-cell table:style-name="C6">
            <text:p text:style-name="P0"><text:span text:style-name="T2">MARIA GORETE CARDOSO</text:span></text:p>
          </table:table-cell>
          <table:table-cell table:style-name="C6">
            <text:p text:style-name="P0"><text:span text:style-name="T2">AGENTE ADMINISTRATIVO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14_row_22">
          <table:table-cell table:style-name="C5">
            <text:p text:style-name="P0"><text:span text:style-name="T2">201</text:span></text:p>
          </table:table-cell>
          <table:table-cell table:style-name="C6">
            <text:p text:style-name="P0"><text:span text:style-name="T2">MARIA HELENA MOREIRA SANCHES LISBOA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PROMOTORIA DE JUSTICA DISTRITAL - SAO CRISTOVAO 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.384,07</text:span></text:p>
          </table:table-cell>
          <table:table-cell table:style-name="C7">
            <text:p text:style-name="P2"><text:span text:style-name="T2">55.789,66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8.259,9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976,47</text:span></text:p>
          </table:table-cell>
          <table:table-cell table:style-name="C7">
            <text:p text:style-name="P2"><text:span text:style-name="T2">42.813,19</text:span></text:p>
          </table:table-cell>
        </table:table-row>
        <table:table-row table:style-name="TBL_0_14_row_23">
          <table:table-cell table:style-name="C5">
            <text:p text:style-name="P0"><text:span text:style-name="T2">462</text:span></text:p>
          </table:table-cell>
          <table:table-cell table:style-name="C6">
            <text:p text:style-name="P0"><text:span text:style-name="T2">MARIA JOSE DO NASCIMENTO ROCHA</text:span></text:p>
          </table:table-cell>
          <table:table-cell table:style-name="C6">
            <text:p text:style-name="P0"><text:span text:style-name="T2">SECRETÁRIA - requisitado</text:span></text:p>
          </table:table-cell>
          <table:table-cell table:style-name="C6">
            <text:p text:style-name="P0"><text:span text:style-name="T2">PROMOTORIA DE JUSTICA - CRISTINAPOLI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31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056,00</text:span></text:p>
          </table:table-cell>
          <table:table-cell table:style-name="C7">
            <text:p text:style-name="P2"><text:span text:style-name="T2">1.987,50</text:span></text:p>
          </table:table-cell>
          <table:table-cell table:style-name="C7">
            <text:p text:style-name="P2"><text:span text:style-name="T2">69,8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9,86</text:span></text:p>
          </table:table-cell>
          <table:table-cell table:style-name="C7">
            <text:p text:style-name="P2"><text:span text:style-name="T2">1.917,64</text:span></text:p>
          </table:table-cell>
        </table:table-row>
        <table:table-row table:style-name="TBL_0_14_row_24">
          <table:table-cell table:style-name="C5">
            <text:p text:style-name="P0"><text:span text:style-name="T2">1676</text:span></text:p>
          </table:table-cell>
          <table:table-cell table:style-name="C6">
            <text:p text:style-name="P0"><text:span text:style-name="T2">MARIA JOSELITA ALMEIDA BARBOSA</text:span></text:p>
          </table:table-cell>
          <table:table-cell table:style-name="C6">
            <text:p text:style-name="P0"><text:span text:style-name="T2">PROCURADOR DE JUSTIÇA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14_row_25">
          <table:table-cell table:style-name="C5">
            <text:p text:style-name="P0"><text:span text:style-name="T2">193</text:span></text:p>
          </table:table-cell>
          <table:table-cell table:style-name="C6">
            <text:p text:style-name="P0"><text:span text:style-name="T2">MARIA LILIAN MENDES CARVALHO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8ª PROMOTORIA DE JUSTICA DOS DIREITOS DO CIDADAO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.384,07</text:span></text:p>
          </table:table-cell>
          <table:table-cell table:style-name="C7">
            <text:p text:style-name="P2"><text:span text:style-name="T2">55.789,66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8.395,1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3.111,63</text:span></text:p>
          </table:table-cell>
          <table:table-cell table:style-name="C7">
            <text:p text:style-name="P2"><text:span text:style-name="T2">42.678,03</text:span></text:p>
          </table:table-cell>
        </table:table-row>
        <table:table-row table:style-name="TBL_0_14_row_26">
          <table:table-cell table:style-name="C5">
            <text:p text:style-name="P0"><text:span text:style-name="T2">1584</text:span></text:p>
          </table:table-cell>
          <table:table-cell table:style-name="C6">
            <text:p text:style-name="P0"><text:span text:style-name="T2">MARIA LUIZA VIEIRA CRUZ </text:span></text:p>
          </table:table-cell>
          <table:table-cell table:style-name="C6">
            <text:p text:style-name="P0"><text:span text:style-name="T2">PROCURADOR DE JUSTIÇA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14_row_27">
          <table:table-cell table:style-name="C5">
            <text:p text:style-name="P0"><text:span text:style-name="T2">134</text:span></text:p>
          </table:table-cell>
          <table:table-cell table:style-name="C6">
            <text:p text:style-name="P0"><text:span text:style-name="T2">MARIA MACEDO CHAGAS MOURA</text:span></text:p>
          </table:table-cell>
          <table:table-cell table:style-name="C6">
            <text:p text:style-name="P0"><text:span text:style-name="T2">AGENTE ADMINISTRATIVO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14_row_28">
          <table:table-cell table:style-name="C5">
            <text:p text:style-name="P0"><text:span text:style-name="T2">90</text:span></text:p>
          </table:table-cell>
          <table:table-cell table:style-name="C6">
            <text:p text:style-name="P0"><text:span text:style-name="T2">MARIA NAZARE DE ANDRADE FRANCO</text:span></text:p>
          </table:table-cell>
          <table:table-cell table:style-name="C6">
            <text:p text:style-name="P0"><text:span text:style-name="T2">* TÉCNICO ESPECIALISTA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14_row_29">
          <table:table-cell table:style-name="C5">
            <text:p text:style-name="P0"><text:span text:style-name="T2">394</text:span></text:p>
          </table:table-cell>
          <table:table-cell table:style-name="C6">
            <text:p text:style-name="P0"><text:span text:style-name="T2">MARIA NEILDE DOS SANTOS</text:span></text:p>
          </table:table-cell>
          <table:table-cell table:style-name="C6">
            <text:p text:style-name="P0"><text:span text:style-name="T2">EXEC. DE SERV. BÁSICOS - requisitado</text:span></text:p>
          </table:table-cell>
          <table:table-cell table:style-name="C6">
            <text:p text:style-name="P0"><text:span text:style-name="T2">COPA 4º ANDAR/DAA/DA</text:span></text:p>
          </table:table-cell>
          <table:table-cell table:style-name="C7">
            <text:p text:style-name="P2"><text:span text:style-name="T2">1.396,2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931,50</text:span></text:p>
          </table:table-cell>
          <table:table-cell table:style-name="C7">
            <text:p text:style-name="P2"><text:span text:style-name="T2">1.078,0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95,4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859,13</text:span></text:p>
          </table:table-cell>
          <table:table-cell table:style-name="C7">
            <text:p text:style-name="P2"><text:span text:style-name="T2">7.687,25</text:span></text:p>
          </table:table-cell>
          <table:table-cell table:style-name="C7">
            <text:p text:style-name="P2"><text:span text:style-name="T2">195,47</text:span></text:p>
          </table:table-cell>
          <table:table-cell table:style-name="C7">
            <text:p text:style-name="P2"><text:span text:style-name="T2">178,3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73,86</text:span></text:p>
          </table:table-cell>
          <table:table-cell table:style-name="C7">
            <text:p text:style-name="P2"><text:span text:style-name="T2">7.313,39</text:span></text:p>
          </table:table-cell>
        </table:table-row>
        <table:table-row table:style-name="TBL_0_14_row_30">
          <table:table-cell table:style-name="C5">
            <text:p text:style-name="P0"><text:span text:style-name="T2">825</text:span></text:p>
          </table:table-cell>
          <table:table-cell table:style-name="C6">
            <text:p text:style-name="P0"><text:span text:style-name="T2">MARIA RITA MACHADO FIGUEIREDO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PROMOTORIA DE JUSTICA ESPECIAL CIVEL E CRIMINAL - ITABAIANA 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.384,07</text:span></text:p>
          </table:table-cell>
          <table:table-cell table:style-name="C7">
            <text:p text:style-name="P2"><text:span text:style-name="T2">51.073,18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7.098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.814,59</text:span></text:p>
          </table:table-cell>
          <table:table-cell table:style-name="C7">
            <text:p text:style-name="P2"><text:span text:style-name="T2">39.258,59</text:span></text:p>
          </table:table-cell>
        </table:table-row>
        <table:table-row table:style-name="TBL_0_14_row_31">
          <table:table-cell table:style-name="C5">
            <text:p text:style-name="P0"><text:span text:style-name="T2">1973</text:span></text:p>
          </table:table-cell>
          <table:table-cell table:style-name="C6">
            <text:p text:style-name="P0"><text:span text:style-name="T2">MARIA SELMA SIQUEIRA DE CARVALHO </text:span></text:p>
          </table:table-cell>
          <table:table-cell table:style-name="C6">
            <text:p text:style-name="P0"><text:span text:style-name="T2">ASSESSOR OPERACIONAL</text:span></text:p>
          </table:table-cell>
          <table:table-cell table:style-name="C6">
            <text:p text:style-name="P0"><text:span text:style-name="T2">CENTRO DE APOIO OPERACIONAL DOS DIREITOS A EDUCACAO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92,6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056,00</text:span></text:p>
          </table:table-cell>
          <table:table-cell table:style-name="C7">
            <text:p text:style-name="P2"><text:span text:style-name="T2">3.148,61</text:span></text:p>
          </table:table-cell>
          <table:table-cell table:style-name="C7">
            <text:p text:style-name="P2"><text:span text:style-name="T2">171,83</text:span></text:p>
          </table:table-cell>
          <table:table-cell table:style-name="C7">
            <text:p text:style-name="P2"><text:span text:style-name="T2">1,2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3,09</text:span></text:p>
          </table:table-cell>
          <table:table-cell table:style-name="C7">
            <text:p text:style-name="P2"><text:span text:style-name="T2">2.975,52</text:span></text:p>
          </table:table-cell>
        </table:table-row>
        <table:table-row table:style-name="TBL_0_14_row_32">
          <table:table-cell table:style-name="C5">
            <text:p text:style-name="P0"><text:span text:style-name="T2">332</text:span></text:p>
          </table:table-cell>
          <table:table-cell table:style-name="C6">
            <text:p text:style-name="P0"><text:span text:style-name="T2">MARIA SUZANA AMADO REIS ANDRADE</text:span></text:p>
          </table:table-cell>
          <table:table-cell table:style-name="C6">
            <text:p text:style-name="P0"><text:span text:style-name="T2">SECRETÁRIA - requisitado</text:span></text:p>
          </table:table-cell>
          <table:table-cell table:style-name="C6">
            <text:p text:style-name="P0"><text:span text:style-name="T2">1ª PROMOTORIA DE JUSTICA - TOBIAS BARRETO 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31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84,07</text:span></text:p>
          </table:table-cell>
          <table:table-cell table:style-name="C7">
            <text:p text:style-name="P2"><text:span text:style-name="T2">3.315,57</text:span></text:p>
          </table:table-cell>
          <table:table-cell table:style-name="C7">
            <text:p text:style-name="P2"><text:span text:style-name="T2">67,3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7,33</text:span></text:p>
          </table:table-cell>
          <table:table-cell table:style-name="C7">
            <text:p text:style-name="P2"><text:span text:style-name="T2">3.248,24</text:span></text:p>
          </table:table-cell>
        </table:table-row>
        <table:table-row table:style-name="TBL_0_14_row_33">
          <table:table-cell table:style-name="C5">
            <text:p text:style-name="P0"><text:span text:style-name="T2">1962</text:span></text:p>
          </table:table-cell>
          <table:table-cell table:style-name="C6">
            <text:p text:style-name="P0"><text:span text:style-name="T2">MARIA TEREZA DE ARAGAO ANDRADE </text:span></text:p>
          </table:table-cell>
          <table:table-cell table:style-name="C6">
            <text:p text:style-name="P0"><text:span text:style-name="T2">AGENTE ADMINISTRATIVO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328,07</text:span></text:p>
          </table:table-cell>
          <table:table-cell table:style-name="C7">
            <text:p text:style-name="P2"><text:span text:style-name="T2">1.328,0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328,07</text:span></text:p>
          </table:table-cell>
        </table:table-row>
        <table:table-row table:style-name="TBL_0_14_row_34">
          <table:table-cell table:style-name="C5">
            <text:p text:style-name="P0"><text:span text:style-name="T2">1985</text:span></text:p>
          </table:table-cell>
          <table:table-cell table:style-name="C6">
            <text:p text:style-name="P0"><text:span text:style-name="T2">MARIANA MELO GOIS LEBRE HARDMAN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CENTRO DE APOIO OPERACIONAL DA INFANCIA E DA ADOLESCENCIA </text:span></text:p>
          </table:table-cell>
          <table:table-cell table:style-name="C7">
            <text:p text:style-name="P2"><text:span text:style-name="T2">7.611,74</text:span></text:p>
          </table:table-cell>
          <table:table-cell table:style-name="C7">
            <text:p text:style-name="P2"><text:span text:style-name="T2">600,5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0.121,30</text:span></text:p>
          </table:table-cell>
          <table:table-cell table:style-name="C7">
            <text:p text:style-name="P2"><text:span text:style-name="T2">1.149,72</text:span></text:p>
          </table:table-cell>
          <table:table-cell table:style-name="C7">
            <text:p text:style-name="P2"><text:span text:style-name="T2">1.072,8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222,57</text:span></text:p>
          </table:table-cell>
          <table:table-cell table:style-name="C7">
            <text:p text:style-name="P2"><text:span text:style-name="T2">7.898,73</text:span></text:p>
          </table:table-cell>
        </table:table-row>
        <table:table-row table:style-name="TBL_0_14_row_35">
          <table:table-cell table:style-name="C5">
            <text:p text:style-name="P0"><text:span text:style-name="T2">1246</text:span></text:p>
          </table:table-cell>
          <table:table-cell table:style-name="C6">
            <text:p text:style-name="P0"><text:span text:style-name="T2">MARIANA MELO SOUTO SANTOS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2ª PROMOTORIA DE JUSTICA - ESTANCIA</text:span></text:p>
          </table:table-cell>
          <table:table-cell table:style-name="C7">
            <text:p text:style-name="P2"><text:span text:style-name="T2">9.065,70</text:span></text:p>
          </table:table-cell>
          <table:table-cell table:style-name="C7">
            <text:p text:style-name="P2"><text:span text:style-name="T2">2.266,4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517,20</text:span></text:p>
          </table:table-cell>
          <table:table-cell table:style-name="C7">
            <text:p text:style-name="P2"><text:span text:style-name="T2">13.849,33</text:span></text:p>
          </table:table-cell>
          <table:table-cell table:style-name="C7">
            <text:p text:style-name="P2"><text:span text:style-name="T2">1.586,50</text:span></text:p>
          </table:table-cell>
          <table:table-cell table:style-name="C7">
            <text:p text:style-name="P2"><text:span text:style-name="T2">1.666,8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253,32</text:span></text:p>
          </table:table-cell>
          <table:table-cell table:style-name="C7">
            <text:p text:style-name="P2"><text:span text:style-name="T2">10.596,01</text:span></text:p>
          </table:table-cell>
        </table:table-row>
        <table:table-row table:style-name="TBL_0_14_row_36">
          <table:table-cell table:style-name="C5">
            <text:p text:style-name="P0"><text:span text:style-name="T2">1186</text:span></text:p>
          </table:table-cell>
          <table:table-cell table:style-name="C6">
            <text:p text:style-name="P0"><text:span text:style-name="T2">MARIANA MOURA ROCHA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11ª PROMOTORIA DE JUSTIÇA DOS DIREITOS DO CIDADÃO </text:span></text:p>
          </table:table-cell>
          <table:table-cell table:style-name="C7">
            <text:p text:style-name="P2"><text:span text:style-name="T2">9.065,70</text:span></text:p>
          </table:table-cell>
          <table:table-cell table:style-name="C7">
            <text:p text:style-name="P2"><text:span text:style-name="T2">1.359,8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475,1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5.809,74</text:span></text:p>
          </table:table-cell>
          <table:table-cell table:style-name="C7">
            <text:p text:style-name="P2"><text:span text:style-name="T2">1.459,58</text:span></text:p>
          </table:table-cell>
          <table:table-cell table:style-name="C7">
            <text:p text:style-name="P2"><text:span text:style-name="T2">2.551,9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011,54</text:span></text:p>
          </table:table-cell>
          <table:table-cell table:style-name="C7">
            <text:p text:style-name="P2"><text:span text:style-name="T2">11.798,20</text:span></text:p>
          </table:table-cell>
        </table:table-row>
        <table:table-row table:style-name="TBL_0_14_row_37">
          <table:table-cell table:style-name="C5">
            <text:p text:style-name="P0"><text:span text:style-name="T2">1662</text:span></text:p>
          </table:table-cell>
          <table:table-cell table:style-name="C6">
            <text:p text:style-name="P0"><text:span text:style-name="T2">MARIANA OLIVEIRA LIM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2ª PROMOTORIA DE JUSTICA DISTRITAL - NOSSA SENHORA DO SOCORRO</text:span></text:p>
          </table:table-cell>
          <table:table-cell table:style-name="C7">
            <text:p text:style-name="P2"><text:span text:style-name="T2">3.505,23</text:span></text:p>
          </table:table-cell>
          <table:table-cell table:style-name="C7">
            <text:p text:style-name="P2"><text:span text:style-name="T2">368,7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46,44</text:span></text:p>
          </table:table-cell>
          <table:table-cell table:style-name="C7">
            <text:p text:style-name="P2"><text:span text:style-name="T2">6.020,42</text:span></text:p>
          </table:table-cell>
          <table:table-cell table:style-name="C7">
            <text:p text:style-name="P2"><text:span text:style-name="T2">542,36</text:span></text:p>
          </table:table-cell>
          <table:table-cell table:style-name="C7">
            <text:p text:style-name="P2"><text:span text:style-name="T2">144,9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87,30</text:span></text:p>
          </table:table-cell>
          <table:table-cell table:style-name="C7">
            <text:p text:style-name="P2"><text:span text:style-name="T2">5.333,12</text:span></text:p>
          </table:table-cell>
        </table:table-row>
        <table:table-row table:style-name="TBL_0_14_row_38">
          <table:table-cell table:style-name="C5">
            <text:p text:style-name="P0"><text:span text:style-name="T2">1228</text:span></text:p>
          </table:table-cell>
          <table:table-cell table:style-name="C6">
            <text:p text:style-name="P0"><text:span text:style-name="T2">MARIANA SMITH DANTAS SOBRAL OLIVEIRA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8ª PROCURADORIA DE JUSTICA (2ª CAMARA CIVEL)</text:span></text:p>
          </table:table-cell>
          <table:table-cell table:style-name="C7">
            <text:p text:style-name="P2"><text:span text:style-name="T2">9.609,64</text:span></text:p>
          </table:table-cell>
          <table:table-cell table:style-name="C7">
            <text:p text:style-name="P2"><text:span text:style-name="T2">1.441,45</text:span></text:p>
          </table:table-cell>
          <table:table-cell table:style-name="C7">
            <text:p text:style-name="P2"><text:span text:style-name="T2">10.673,6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23.633,68</text:span></text:p>
          </table:table-cell>
          <table:table-cell table:style-name="C7">
            <text:p text:style-name="P2"><text:span text:style-name="T2">1.547,15</text:span></text:p>
          </table:table-cell>
          <table:table-cell table:style-name="C7">
            <text:p text:style-name="P2"><text:span text:style-name="T2">4.627,3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.174,48</text:span></text:p>
          </table:table-cell>
          <table:table-cell table:style-name="C7">
            <text:p text:style-name="P2"><text:span text:style-name="T2">17.459,20</text:span></text:p>
          </table:table-cell>
        </table:table-row>
        <table:table-row table:style-name="TBL_0_14_row_39">
          <table:table-cell table:style-name="C5">
            <text:p text:style-name="P0"><text:span text:style-name="T2">1977</text:span></text:p>
          </table:table-cell>
          <table:table-cell table:style-name="C6">
            <text:p text:style-name="P0"><text:span text:style-name="T2">MARIANA TEIXEIRA CARDOSO DOS SANTOS </text:span></text:p>
          </table:table-cell>
          <table:table-cell table:style-name="C6">
            <text:p text:style-name="P0"><text:span text:style-name="T2">ASSESSOR OPERACIONAL</text:span></text:p>
          </table:table-cell>
          <table:table-cell table:style-name="C6">
            <text:p text:style-name="P0"><text:span text:style-name="T2">GRUPO DE APOIO OPERACIONAL - SEC. GERAL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92,6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4.001,60</text:span></text:p>
          </table:table-cell>
          <table:table-cell table:style-name="C7">
            <text:p text:style-name="P2"><text:span text:style-name="T2">171,83</text:span></text:p>
          </table:table-cell>
          <table:table-cell table:style-name="C7">
            <text:p text:style-name="P2"><text:span text:style-name="T2">1,2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3,09</text:span></text:p>
          </table:table-cell>
          <table:table-cell table:style-name="C7">
            <text:p text:style-name="P2"><text:span text:style-name="T2">3.828,51</text:span></text:p>
          </table:table-cell>
        </table:table-row>
        <table:table-row table:style-name="TBL_0_14_row_40">
          <table:table-cell table:style-name="C5">
            <text:p text:style-name="P0"><text:span text:style-name="T2">2056</text:span></text:p>
          </table:table-cell>
          <table:table-cell table:style-name="C6">
            <text:p text:style-name="P0"><text:span text:style-name="T2">MARIANNE MATOS SOUZ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PROMOTORIA DE JUSTICA - CAPELA</text:span></text:p>
          </table:table-cell>
          <table:table-cell table:style-name="C7">
            <text:p text:style-name="P2"><text:span text:style-name="T2">3.715,54</text:span></text:p>
          </table:table-cell>
          <table:table-cell table:style-name="C7">
            <text:p text:style-name="P2"><text:span text:style-name="T2">293,16</text:span></text:p>
          </table:table-cell>
          <table:table-cell table:style-name="C7">
            <text:p text:style-name="P2"><text:span text:style-name="T2">1.138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572,36</text:span></text:p>
          </table:table-cell>
          <table:table-cell table:style-name="C7">
            <text:p text:style-name="P2"><text:span text:style-name="T2">7.719,56</text:span></text:p>
          </table:table-cell>
          <table:table-cell table:style-name="C7">
            <text:p text:style-name="P2"><text:span text:style-name="T2">561,22</text:span></text:p>
          </table:table-cell>
          <table:table-cell table:style-name="C7">
            <text:p text:style-name="P2"><text:span text:style-name="T2">395,7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56,94</text:span></text:p>
          </table:table-cell>
          <table:table-cell table:style-name="C7">
            <text:p text:style-name="P2"><text:span text:style-name="T2">6.762,62</text:span></text:p>
          </table:table-cell>
        </table:table-row>
        <table:table-row table:style-name="TBL_0_14_row_41">
          <table:table-cell table:style-name="C5">
            <text:p text:style-name="P0"><text:span text:style-name="T2">57</text:span></text:p>
          </table:table-cell>
          <table:table-cell table:style-name="C6">
            <text:p text:style-name="P0"><text:span text:style-name="T2">MARILEIDE BATISTA DE MELO BARRETO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14_row_42">
          <table:table-cell table:style-name="C5">
            <text:p text:style-name="P0"><text:span text:style-name="T2">1659</text:span></text:p>
          </table:table-cell>
          <table:table-cell table:style-name="C6">
            <text:p text:style-name="P0"><text:span text:style-name="T2">MARILENE PAES BARRETO DE FIGUEIREDO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14_row_43">
          <table:table-cell table:style-name="C5">
            <text:p text:style-name="P0"><text:span text:style-name="T2">1754</text:span></text:p>
          </table:table-cell>
          <table:table-cell table:style-name="C6">
            <text:p text:style-name="P0"><text:span text:style-name="T2">MARILIA MELO BEZERRA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OUVIDORIA DO MP</text:span></text:p>
          </table:table-cell>
          <table:table-cell table:style-name="C7">
            <text:p text:style-name="P2"><text:span text:style-name="T2">8.552,55</text:span></text:p>
          </table:table-cell>
          <table:table-cell table:style-name="C7">
            <text:p text:style-name="P2"><text:span text:style-name="T2">1.710,51</text:span></text:p>
          </table:table-cell>
          <table:table-cell table:style-name="C7">
            <text:p text:style-name="P2"><text:span text:style-name="T2">3.692,3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651,7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20.516,15</text:span></text:p>
          </table:table-cell>
          <table:table-cell table:style-name="C7">
            <text:p text:style-name="P2"><text:span text:style-name="T2">1.436,83</text:span></text:p>
          </table:table-cell>
          <table:table-cell table:style-name="C7">
            <text:p text:style-name="P2"><text:span text:style-name="T2">3.852,4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5.289,31</text:span></text:p>
          </table:table-cell>
          <table:table-cell table:style-name="C7">
            <text:p text:style-name="P2"><text:span text:style-name="T2">15.226,84</text:span></text:p>
          </table:table-cell>
        </table:table-row>
      </table:table>
      <table:table table:name="TBL_0_15" table:style-name="TBL_0_15">
        <table:table-column table:style-name="TBL_0_15_col_0">
</table:table-column>
        <table:table-column table:style-name="TBL_0_15_col_1">
</table:table-column>
        <table:table-column table:style-name="TBL_0_15_col_2">
</table:table-column>
        <table:table-column table:style-name="TBL_0_15_col_3">
</table:table-column>
        <table:table-column table:style-name="TBL_0_15_col_4">
</table:table-column>
        <table:table-column table:style-name="TBL_0_15_col_5">
</table:table-column>
        <table:table-column table:style-name="TBL_0_15_col_6">
</table:table-column>
        <table:table-column table:style-name="TBL_0_15_col_7">
</table:table-column>
        <table:table-column table:style-name="TBL_0_15_col_8">
</table:table-column>
        <table:table-column table:style-name="TBL_0_15_col_9">
</table:table-column>
        <table:table-column table:style-name="TBL_0_15_col_10">
</table:table-column>
        <table:table-column table:style-name="TBL_0_15_col_11">
</table:table-column>
        <table:table-column table:style-name="TBL_0_15_col_12">
</table:table-column>
        <table:table-column table:style-name="TBL_0_15_col_13">
</table:table-column>
        <table:table-column table:style-name="TBL_0_15_col_14">
</table:table-column>
        <table:table-column table:style-name="TBL_0_15_col_15">
</table:table-column>
        <table:table-column table:style-name="TBL_0_15_col_16">
</table:table-column>
        <table:table-column table:style-name="TBL_0_15_col_17">
</table:table-column>
        <table:table-row table:style-name="TBL_0_15_row_0">
          <table:table-cell table:style-name="C5">
            <text:p text:style-name="P0"><text:bookmark text:name="JR_PAGE_ANCHOR_0_16"/><text:span text:style-name="T2">1200</text:span></text:p>
          </table:table-cell>
          <table:table-cell table:style-name="C6">
            <text:p text:style-name="P0"><text:span text:style-name="T2">MARILIA OLIVEIRA DA SILVA MURAD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2ª PROMOTORIA DE JUSTICA - SIMAO DIAS</text:span></text:p>
          </table:table-cell>
          <table:table-cell table:style-name="C7">
            <text:p text:style-name="P2"><text:span text:style-name="T2">8.552,55</text:span></text:p>
          </table:table-cell>
          <table:table-cell table:style-name="C7">
            <text:p text:style-name="P2"><text:span text:style-name="T2">1.282,8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897,74</text:span></text:p>
          </table:table-cell>
          <table:table-cell table:style-name="C7">
            <text:p text:style-name="P2"><text:span text:style-name="T2">12.733,17</text:span></text:p>
          </table:table-cell>
          <table:table-cell table:style-name="C7">
            <text:p text:style-name="P2"><text:span text:style-name="T2">1.376,96</text:span></text:p>
          </table:table-cell>
          <table:table-cell table:style-name="C7">
            <text:p text:style-name="P2"><text:span text:style-name="T2">1.404,5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781,54</text:span></text:p>
          </table:table-cell>
          <table:table-cell table:style-name="C7">
            <text:p text:style-name="P2"><text:span text:style-name="T2">9.951,63</text:span></text:p>
          </table:table-cell>
        </table:table-row>
        <table:table-row table:style-name="TBL_0_15_row_1">
          <table:table-cell table:style-name="C5">
            <text:p text:style-name="P0"><text:span text:style-name="T2">1684</text:span></text:p>
          </table:table-cell>
          <table:table-cell table:style-name="C6">
            <text:p text:style-name="P0"><text:span text:style-name="T2">MARIO GUILHERME PEREIRA RAMOS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2ª PROMOTORIA DE JUSTICA - NOSSA SENHORA DAS DORES</text:span></text:p>
          </table:table-cell>
          <table:table-cell table:style-name="C7">
            <text:p text:style-name="P2"><text:span text:style-name="T2">2.776,47</text:span></text:p>
          </table:table-cell>
          <table:table-cell table:style-name="C7">
            <text:p text:style-name="P2"><text:span text:style-name="T2">292,0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836,29</text:span></text:p>
          </table:table-cell>
          <table:table-cell table:style-name="C7">
            <text:p text:style-name="P2"><text:span text:style-name="T2">5.904,85</text:span></text:p>
          </table:table-cell>
          <table:table-cell table:style-name="C7">
            <text:p text:style-name="P2"><text:span text:style-name="T2">429,60</text:span></text:p>
          </table:table-cell>
          <table:table-cell table:style-name="C7">
            <text:p text:style-name="P2"><text:span text:style-name="T2">55,1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84,72</text:span></text:p>
          </table:table-cell>
          <table:table-cell table:style-name="C7">
            <text:p text:style-name="P2"><text:span text:style-name="T2">5.420,13</text:span></text:p>
          </table:table-cell>
        </table:table-row>
        <table:table-row table:style-name="TBL_0_15_row_2">
          <table:table-cell table:style-name="C5">
            <text:p text:style-name="P0"><text:span text:style-name="T2">1823</text:span></text:p>
          </table:table-cell>
          <table:table-cell table:style-name="C6">
            <text:p text:style-name="P0"><text:span text:style-name="T2">MARIO VICTOR LINHARES BARBOSA</text:span></text:p>
          </table:table-cell>
          <table:table-cell table:style-name="C6">
            <text:p text:style-name="P0"><text:span text:style-name="T2">ANALISTA DO MP -Informática - G. e A.de P. de Sistemas</text:span></text:p>
          </table:table-cell>
          <table:table-cell table:style-name="C6">
            <text:p text:style-name="P0"><text:span text:style-name="T2">DIRETORIA DE TECNOLOGIA DA INFORMACAO</text:span></text:p>
          </table:table-cell>
          <table:table-cell table:style-name="C7">
            <text:p text:style-name="P2"><text:span text:style-name="T2">8.552,55</text:span></text:p>
          </table:table-cell>
          <table:table-cell table:style-name="C7">
            <text:p text:style-name="P2"><text:span text:style-name="T2">899,7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1.361,27</text:span></text:p>
          </table:table-cell>
          <table:table-cell table:style-name="C7">
            <text:p text:style-name="P2"><text:span text:style-name="T2">1.323,32</text:span></text:p>
          </table:table-cell>
          <table:table-cell table:style-name="C7">
            <text:p text:style-name="P2"><text:span text:style-name="T2">1.366,1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689,42</text:span></text:p>
          </table:table-cell>
          <table:table-cell table:style-name="C7">
            <text:p text:style-name="P2"><text:span text:style-name="T2">8.671,85</text:span></text:p>
          </table:table-cell>
        </table:table-row>
        <table:table-row table:style-name="TBL_0_15_row_3">
          <table:table-cell table:style-name="C5">
            <text:p text:style-name="P0"><text:span text:style-name="T2">2081</text:span></text:p>
          </table:table-cell>
          <table:table-cell table:style-name="C6">
            <text:p text:style-name="P0"><text:span text:style-name="T2">MARKUS WANDERS</text:span></text:p>
          </table:table-cell>
          <table:table-cell table:style-name="C6">
            <text:p text:style-name="P0"><text:span text:style-name="T2">ANALISTA DO MP -Informática - G. e A.de P. de Infraestrutura</text:span></text:p>
          </table:table-cell>
          <table:table-cell table:style-name="C6">
            <text:p text:style-name="P0"><text:span text:style-name="T2">DIRETORIA DE TECNOLOGIA DA INFORMACAO</text:span></text:p>
          </table:table-cell>
          <table:table-cell table:style-name="C7">
            <text:p text:style-name="P2"><text:span text:style-name="T2">7.611,74</text:span></text:p>
          </table:table-cell>
          <table:table-cell table:style-name="C7">
            <text:p text:style-name="P2"><text:span text:style-name="T2">600,5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0.121,30</text:span></text:p>
          </table:table-cell>
          <table:table-cell table:style-name="C7">
            <text:p text:style-name="P2"><text:span text:style-name="T2">1.149,72</text:span></text:p>
          </table:table-cell>
          <table:table-cell table:style-name="C7">
            <text:p text:style-name="P2"><text:span text:style-name="T2">1.020,7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0,44</text:span></text:p>
          </table:table-cell>
          <table:table-cell table:style-name="C7">
            <text:p text:style-name="P2"><text:span text:style-name="T2">7.950,86</text:span></text:p>
          </table:table-cell>
        </table:table-row>
        <table:table-row table:style-name="TBL_0_15_row_4">
          <table:table-cell table:style-name="C5">
            <text:p text:style-name="P0"><text:span text:style-name="T2">823</text:span></text:p>
          </table:table-cell>
          <table:table-cell table:style-name="C6">
            <text:p text:style-name="P0"><text:span text:style-name="T2">MARTHA RAQUELL DE PAULA E SILVA GOIS GONZAGA</text:span></text:p>
          </table:table-cell>
          <table:table-cell table:style-name="C6">
            <text:p text:style-name="P0"><text:span text:style-name="T2">ASSESSOR DO DIRETOR DE RECURSOS HUMANOS</text:span></text:p>
          </table:table-cell>
          <table:table-cell table:style-name="C6">
            <text:p text:style-name="P0"><text:span text:style-name="T2">DIVISAO DE PAGAMENTO E CENTRO DE CUSTOS/DRH/SG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.499,1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8.408,13</text:span></text:p>
          </table:table-cell>
          <table:table-cell table:style-name="C7">
            <text:p text:style-name="P2"><text:span text:style-name="T2">751,97</text:span></text:p>
          </table:table-cell>
          <table:table-cell table:style-name="C7">
            <text:p text:style-name="P2"><text:span text:style-name="T2">711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463,08</text:span></text:p>
          </table:table-cell>
          <table:table-cell table:style-name="C7">
            <text:p text:style-name="P2"><text:span text:style-name="T2">6.945,05</text:span></text:p>
          </table:table-cell>
        </table:table-row>
        <table:table-row table:style-name="TBL_0_15_row_5">
          <table:table-cell table:style-name="C5">
            <text:p text:style-name="P0"><text:span text:style-name="T2">2044</text:span></text:p>
          </table:table-cell>
          <table:table-cell table:style-name="C6">
            <text:p text:style-name="P0"><text:span text:style-name="T2">MATHEUS CARDOSO TEIXEIRA</text:span></text:p>
          </table:table-cell>
          <table:table-cell table:style-name="C6">
            <text:p text:style-name="P0"><text:span text:style-name="T2">TÉCNICO DO MP - Manut. Sup. Eq. de Inf. e Software</text:span></text:p>
          </table:table-cell>
          <table:table-cell table:style-name="C6">
            <text:p text:style-name="P0"><text:span text:style-name="T2">DIVISAO DE SUPORTE</text:span></text:p>
          </table:table-cell>
          <table:table-cell table:style-name="C7">
            <text:p text:style-name="P2"><text:span text:style-name="T2">2.776,47</text:span></text:p>
          </table:table-cell>
          <table:table-cell table:style-name="C7">
            <text:p text:style-name="P2"><text:span text:style-name="T2">219,0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4.904,52</text:span></text:p>
          </table:table-cell>
          <table:table-cell table:style-name="C7">
            <text:p text:style-name="P2"><text:span text:style-name="T2">419,37</text:span></text:p>
          </table:table-cell>
          <table:table-cell table:style-name="C7">
            <text:p text:style-name="P2"><text:span text:style-name="T2">50,4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69,78</text:span></text:p>
          </table:table-cell>
          <table:table-cell table:style-name="C7">
            <text:p text:style-name="P2"><text:span text:style-name="T2">4.434,74</text:span></text:p>
          </table:table-cell>
        </table:table-row>
        <table:table-row table:style-name="TBL_0_15_row_6">
          <table:table-cell table:style-name="C5">
            <text:p text:style-name="P0"><text:span text:style-name="T2">1921</text:span></text:p>
          </table:table-cell>
          <table:table-cell table:style-name="C6">
            <text:p text:style-name="P0"><text:span text:style-name="T2">MATHEUS MORAIS DE OLIVEIRA MELO</text:span></text:p>
          </table:table-cell>
          <table:table-cell table:style-name="C6">
            <text:p text:style-name="P0"><text:span text:style-name="T2">TÉCNICO JUDICIÁRIO - requisitado</text:span></text:p>
          </table:table-cell>
          <table:table-cell table:style-name="C6">
            <text:p text:style-name="P0"><text:span text:style-name="T2">1ª PROCURADORIA DE JUSTICA (1ª CAMARA CIVEL)</text:span></text:p>
          </table:table-cell>
          <table:table-cell table:style-name="C7">
            <text:p text:style-name="P2"><text:span text:style-name="T2">3.499,24</text:span></text:p>
          </table:table-cell>
          <table:table-cell table:style-name="C7">
            <text:p text:style-name="P2"><text:span text:style-name="T2">1.926,78</text:span></text:p>
          </table:table-cell>
          <table:table-cell table:style-name="C7">
            <text:p text:style-name="P2"><text:span text:style-name="T2">10.673,6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18.272,54</text:span></text:p>
          </table:table-cell>
          <table:table-cell table:style-name="C7">
            <text:p text:style-name="P2"><text:span text:style-name="T2">587,87</text:span></text:p>
          </table:table-cell>
          <table:table-cell table:style-name="C7">
            <text:p text:style-name="P2"><text:span text:style-name="T2">3.396,3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984,24</text:span></text:p>
          </table:table-cell>
          <table:table-cell table:style-name="C7">
            <text:p text:style-name="P2"><text:span text:style-name="T2">14.288,30</text:span></text:p>
          </table:table-cell>
        </table:table-row>
        <table:table-row table:style-name="TBL_0_15_row_7">
          <table:table-cell table:style-name="C5">
            <text:p text:style-name="P0"><text:span text:style-name="T2">1682</text:span></text:p>
          </table:table-cell>
          <table:table-cell table:style-name="C6">
            <text:p text:style-name="P0"><text:span text:style-name="T2">MATHEUS SILVA MENDONC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6ª PROMOTORIA DE JUSTICA DISTRITAL - ARACAJU</text:span></text:p>
          </table:table-cell>
          <table:table-cell table:style-name="C7">
            <text:p text:style-name="P2"><text:span text:style-name="T2">4.425,27</text:span></text:p>
          </table:table-cell>
          <table:table-cell table:style-name="C7">
            <text:p text:style-name="P2"><text:span text:style-name="T2">465,5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99,4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8.099,25</text:span></text:p>
          </table:table-cell>
          <table:table-cell table:style-name="C7">
            <text:p text:style-name="P2"><text:span text:style-name="T2">684,71</text:span></text:p>
          </table:table-cell>
          <table:table-cell table:style-name="C7">
            <text:p text:style-name="P2"><text:span text:style-name="T2">310,2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94,95</text:span></text:p>
          </table:table-cell>
          <table:table-cell table:style-name="C7">
            <text:p text:style-name="P2"><text:span text:style-name="T2">7.104,30</text:span></text:p>
          </table:table-cell>
        </table:table-row>
        <table:table-row table:style-name="TBL_0_15_row_8">
          <table:table-cell table:style-name="C5">
            <text:p text:style-name="P0"><text:span text:style-name="T2">363</text:span></text:p>
          </table:table-cell>
          <table:table-cell table:style-name="C6">
            <text:p text:style-name="P0"><text:span text:style-name="T2">MAURA SILVA DE AQUINO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3ª  PROMOTORIA DE JUSTIÇA DA CURADORIA DA FAZENDA PUBLICA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368,91</text:span></text:p>
          </table:table-cell>
          <table:table-cell table:style-name="C7">
            <text:p text:style-name="P2"><text:span text:style-name="T2">17.038,53</text:span></text:p>
          </table:table-cell>
          <table:table-cell table:style-name="C7">
            <text:p text:style-name="P2"><text:span text:style-name="T2">54.096,55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8.024,5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741,04</text:span></text:p>
          </table:table-cell>
          <table:table-cell table:style-name="C7">
            <text:p text:style-name="P2"><text:span text:style-name="T2">41.355,51</text:span></text:p>
          </table:table-cell>
        </table:table-row>
        <table:table-row table:style-name="TBL_0_15_row_9">
          <table:table-cell table:style-name="C5">
            <text:p text:style-name="P0"><text:span text:style-name="T2">624</text:span></text:p>
          </table:table-cell>
          <table:table-cell table:style-name="C6">
            <text:p text:style-name="P0"><text:span text:style-name="T2">MAURICIO GUSMAO MAGALHAES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2ª PROMOTORIA DE JUSTICA - LAGARTO 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2.145,86</text:span></text:p>
          </table:table-cell>
          <table:table-cell table:style-name="C7">
            <text:p text:style-name="P2"><text:span text:style-name="T2">65.834,97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6.993,8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.710,32</text:span></text:p>
          </table:table-cell>
          <table:table-cell table:style-name="C7">
            <text:p text:style-name="P2"><text:span text:style-name="T2">54.124,65</text:span></text:p>
          </table:table-cell>
        </table:table-row>
        <table:table-row table:style-name="TBL_0_15_row_10">
          <table:table-cell table:style-name="C5">
            <text:p text:style-name="P0"><text:span text:style-name="T2">1612</text:span></text:p>
          </table:table-cell>
          <table:table-cell table:style-name="C6">
            <text:p text:style-name="P0"><text:span text:style-name="T2">MAX ANIBAL NUNES ALVES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2ª PROMOTORIA DE JUSTICA - NOSSA SENHORA DA GLORIA</text:span></text:p>
          </table:table-cell>
          <table:table-cell table:style-name="C7">
            <text:p text:style-name="P2"><text:span text:style-name="T2">10.031,18</text:span></text:p>
          </table:table-cell>
          <table:table-cell table:style-name="C7">
            <text:p text:style-name="P2"><text:span text:style-name="T2">1.282,8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32,2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121,43</text:span></text:p>
          </table:table-cell>
          <table:table-cell table:style-name="C7">
            <text:p text:style-name="P2"><text:span text:style-name="T2">14.567,71</text:span></text:p>
          </table:table-cell>
          <table:table-cell table:style-name="C7">
            <text:p text:style-name="P2"><text:span text:style-name="T2">1.583,97</text:span></text:p>
          </table:table-cell>
          <table:table-cell table:style-name="C7">
            <text:p text:style-name="P2"><text:span text:style-name="T2">1.842,7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426,75</text:span></text:p>
          </table:table-cell>
          <table:table-cell table:style-name="C7">
            <text:p text:style-name="P2"><text:span text:style-name="T2">11.140,96</text:span></text:p>
          </table:table-cell>
        </table:table-row>
        <table:table-row table:style-name="TBL_0_15_row_11">
          <table:table-cell table:style-name="C5">
            <text:p text:style-name="P0"><text:span text:style-name="T2">1503</text:span></text:p>
          </table:table-cell>
          <table:table-cell table:style-name="C6">
            <text:p text:style-name="P0"><text:span text:style-name="T2">MAX DIEGO SIQUEIRA SILVA</text:span></text:p>
          </table:table-cell>
          <table:table-cell table:style-name="C6">
            <text:p text:style-name="P0"><text:span text:style-name="T2">TÉCNICO JUDICIÁRIO - requisitado</text:span></text:p>
          </table:table-cell>
          <table:table-cell table:style-name="C6">
            <text:p text:style-name="P0"><text:span text:style-name="T2">COORDENADORIA RECURSAL</text:span></text:p>
          </table:table-cell>
          <table:table-cell table:style-name="C7">
            <text:p text:style-name="P2"><text:span text:style-name="T2">3.790,40</text:span></text:p>
          </table:table-cell>
          <table:table-cell table:style-name="C7">
            <text:p text:style-name="P2"><text:span text:style-name="T2">4.760,00</text:span></text:p>
          </table:table-cell>
          <table:table-cell table:style-name="C7">
            <text:p text:style-name="P2"><text:span text:style-name="T2">8.201,8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8.661,23</text:span></text:p>
          </table:table-cell>
          <table:table-cell table:style-name="C7">
            <text:p text:style-name="P2"><text:span text:style-name="T2">1.025,29</text:span></text:p>
          </table:table-cell>
          <table:table-cell table:style-name="C7">
            <text:p text:style-name="P2"><text:span text:style-name="T2">3.455,5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480,84</text:span></text:p>
          </table:table-cell>
          <table:table-cell table:style-name="C7">
            <text:p text:style-name="P2"><text:span text:style-name="T2">14.180,39</text:span></text:p>
          </table:table-cell>
        </table:table-row>
        <table:table-row table:style-name="TBL_0_15_row_12">
          <table:table-cell table:style-name="C5">
            <text:p text:style-name="P0"><text:span text:style-name="T2">1620</text:span></text:p>
          </table:table-cell>
          <table:table-cell table:style-name="C6">
            <text:p text:style-name="P0"><text:span text:style-name="T2">MAX JEAN VIEIRA DE OLIVEIR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2ª PROMOTORIA DE JUSTICA - LAGARTO </text:span></text:p>
          </table:table-cell>
          <table:table-cell table:style-name="C7">
            <text:p text:style-name="P2"><text:span text:style-name="T2">3.119,64</text:span></text:p>
          </table:table-cell>
          <table:table-cell table:style-name="C7">
            <text:p text:style-name="P2"><text:span text:style-name="T2">328,1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572,36</text:span></text:p>
          </table:table-cell>
          <table:table-cell table:style-name="C7">
            <text:p text:style-name="P2"><text:span text:style-name="T2">6.020,18</text:span></text:p>
          </table:table-cell>
          <table:table-cell table:style-name="C7">
            <text:p text:style-name="P2"><text:span text:style-name="T2">482,69</text:span></text:p>
          </table:table-cell>
          <table:table-cell table:style-name="C7">
            <text:p text:style-name="P2"><text:span text:style-name="T2">89,9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572,66</text:span></text:p>
          </table:table-cell>
          <table:table-cell table:style-name="C7">
            <text:p text:style-name="P2"><text:span text:style-name="T2">5.447,52</text:span></text:p>
          </table:table-cell>
        </table:table-row>
        <table:table-row table:style-name="TBL_0_15_row_13">
          <table:table-cell table:style-name="C5">
            <text:p text:style-name="P0"><text:span text:style-name="T2">1891</text:span></text:p>
          </table:table-cell>
          <table:table-cell table:style-name="C6">
            <text:p text:style-name="P0"><text:span text:style-name="T2">MAYARA CARVALHO MELLO FONTES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1ª PROMOTORIA DE JUSTICA CRIMINAL - ESTANCIA</text:span></text:p>
          </table:table-cell>
          <table:table-cell table:style-name="C7">
            <text:p text:style-name="P2"><text:span text:style-name="T2">6.774,42</text:span></text:p>
          </table:table-cell>
          <table:table-cell table:style-name="C7">
            <text:p text:style-name="P2"><text:span text:style-name="T2">712,6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495,7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517,20</text:span></text:p>
          </table:table-cell>
          <table:table-cell table:style-name="C7">
            <text:p text:style-name="P2"><text:span text:style-name="T2">12.499,99</text:span></text:p>
          </table:table-cell>
          <table:table-cell table:style-name="C7">
            <text:p text:style-name="P2"><text:span text:style-name="T2">1.048,19</text:span></text:p>
          </table:table-cell>
          <table:table-cell table:style-name="C7">
            <text:p text:style-name="P2"><text:span text:style-name="T2">1.587,6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635,85</text:span></text:p>
          </table:table-cell>
          <table:table-cell table:style-name="C7">
            <text:p text:style-name="P2"><text:span text:style-name="T2">9.864,14</text:span></text:p>
          </table:table-cell>
        </table:table-row>
        <table:table-row table:style-name="TBL_0_15_row_14">
          <table:table-cell table:style-name="C5">
            <text:p text:style-name="P0"><text:span text:style-name="T2">2043</text:span></text:p>
          </table:table-cell>
          <table:table-cell table:style-name="C6">
            <text:p text:style-name="P0"><text:span text:style-name="T2">MAYLANE LIMA OLIVEIRA FIGUEIREDO</text:span></text:p>
          </table:table-cell>
          <table:table-cell table:style-name="C6">
            <text:p text:style-name="P0"><text:span text:style-name="T2">TÉCNICO DO MP - Manut. Sup. Eq. de Inf. e Software</text:span></text:p>
          </table:table-cell>
          <table:table-cell table:style-name="C6">
            <text:p text:style-name="P0"><text:span text:style-name="T2">DIVISAO DE SUPORTE</text:span></text:p>
          </table:table-cell>
          <table:table-cell table:style-name="C7">
            <text:p text:style-name="P2"><text:span text:style-name="T2">3.505,23</text:span></text:p>
          </table:table-cell>
          <table:table-cell table:style-name="C7">
            <text:p text:style-name="P2"><text:span text:style-name="T2">876,31</text:span></text:p>
          </table:table-cell>
          <table:table-cell table:style-name="C7">
            <text:p text:style-name="P2"><text:span text:style-name="T2">5.632,5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12.187,05</text:span></text:p>
          </table:table-cell>
          <table:table-cell table:style-name="C7">
            <text:p text:style-name="P2"><text:span text:style-name="T2">613,42</text:span></text:p>
          </table:table-cell>
          <table:table-cell table:style-name="C7">
            <text:p text:style-name="P2"><text:span text:style-name="T2">1.715,8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29,26</text:span></text:p>
          </table:table-cell>
          <table:table-cell table:style-name="C7">
            <text:p text:style-name="P2"><text:span text:style-name="T2">9.857,79</text:span></text:p>
          </table:table-cell>
        </table:table-row>
        <table:table-row table:style-name="TBL_0_15_row_15">
          <table:table-cell table:style-name="C5">
            <text:p text:style-name="P0"><text:span text:style-name="T2">2253</text:span></text:p>
          </table:table-cell>
          <table:table-cell table:style-name="C6">
            <text:p text:style-name="P0"><text:span text:style-name="T2">MICAELLE VIEIRA DOS SANTOS BATISTA</text:span></text:p>
          </table:table-cell>
          <table:table-cell table:style-name="C6">
            <text:p text:style-name="P0"><text:span text:style-name="T2">ASSESSOR OPERACIONAL</text:span></text:p>
          </table:table-cell>
          <table:table-cell table:style-name="C6">
            <text:p text:style-name="P0"><text:span text:style-name="T2">GRUPO DE APOIO OPERACIONAL - SEC. GERAL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92,6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056,00</text:span></text:p>
          </table:table-cell>
          <table:table-cell table:style-name="C7">
            <text:p text:style-name="P2"><text:span text:style-name="T2">3.148,61</text:span></text:p>
          </table:table-cell>
          <table:table-cell table:style-name="C7">
            <text:p text:style-name="P2"><text:span text:style-name="T2">171,83</text:span></text:p>
          </table:table-cell>
          <table:table-cell table:style-name="C7">
            <text:p text:style-name="P2"><text:span text:style-name="T2">1,2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3,09</text:span></text:p>
          </table:table-cell>
          <table:table-cell table:style-name="C7">
            <text:p text:style-name="P2"><text:span text:style-name="T2">2.975,52</text:span></text:p>
          </table:table-cell>
        </table:table-row>
        <table:table-row table:style-name="TBL_0_15_row_16">
          <table:table-cell table:style-name="C5">
            <text:p text:style-name="P0"><text:span text:style-name="T2">1724</text:span></text:p>
          </table:table-cell>
          <table:table-cell table:style-name="C6">
            <text:p text:style-name="P0"><text:span text:style-name="T2">MICHELANGELO CARVALHO NABUCO D AVILA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5ª PROCURADORIA DE JUSTICA (1ª CAMARA CIVEL)</text:span></text:p>
          </table:table-cell>
          <table:table-cell table:style-name="C7">
            <text:p text:style-name="P2"><text:span text:style-name="T2">8.552,55</text:span></text:p>
          </table:table-cell>
          <table:table-cell table:style-name="C7">
            <text:p text:style-name="P2"><text:span text:style-name="T2">1.710,51</text:span></text:p>
          </table:table-cell>
          <table:table-cell table:style-name="C7">
            <text:p text:style-name="P2"><text:span text:style-name="T2">10.673,6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22.845,65</text:span></text:p>
          </table:table-cell>
          <table:table-cell table:style-name="C7">
            <text:p text:style-name="P2"><text:span text:style-name="T2">1.436,83</text:span></text:p>
          </table:table-cell>
          <table:table-cell table:style-name="C7">
            <text:p text:style-name="P2"><text:span text:style-name="T2">4.388,8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5.825,65</text:span></text:p>
          </table:table-cell>
          <table:table-cell table:style-name="C7">
            <text:p text:style-name="P2"><text:span text:style-name="T2">17.020,00</text:span></text:p>
          </table:table-cell>
        </table:table-row>
        <table:table-row table:style-name="TBL_0_15_row_17">
          <table:table-cell table:style-name="C5">
            <text:p text:style-name="P0"><text:span text:style-name="T2">1811</text:span></text:p>
          </table:table-cell>
          <table:table-cell table:style-name="C6">
            <text:p text:style-name="P0"><text:span text:style-name="T2">MICHELINE SILVEIRA DE FARIAS</text:span></text:p>
          </table:table-cell>
          <table:table-cell table:style-name="C6">
            <text:p text:style-name="P0"><text:span text:style-name="T2">ASSESSOR OPERACIONAL</text:span></text:p>
          </table:table-cell>
          <table:table-cell table:style-name="C6">
            <text:p text:style-name="P0"><text:span text:style-name="T2">DIVISAO DE MATERIAL/DM/DA/SG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92,6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4.265,53</text:span></text:p>
          </table:table-cell>
          <table:table-cell table:style-name="C7">
            <text:p text:style-name="P2"><text:span text:style-name="T2">171,8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1,83</text:span></text:p>
          </table:table-cell>
          <table:table-cell table:style-name="C7">
            <text:p text:style-name="P2"><text:span text:style-name="T2">4.093,70</text:span></text:p>
          </table:table-cell>
        </table:table-row>
        <table:table-row table:style-name="TBL_0_15_row_18">
          <table:table-cell table:style-name="C5">
            <text:p text:style-name="P0"><text:span text:style-name="T2">1283</text:span></text:p>
          </table:table-cell>
          <table:table-cell table:style-name="C6">
            <text:p text:style-name="P0"><text:span text:style-name="T2">MICHELLI  DE OLIVEIRA BARBOSA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ASSESSORIA JURIDICA</text:span></text:p>
          </table:table-cell>
          <table:table-cell table:style-name="C7">
            <text:p text:style-name="P2"><text:span text:style-name="T2">9.065,70</text:span></text:p>
          </table:table-cell>
          <table:table-cell table:style-name="C7">
            <text:p text:style-name="P2"><text:span text:style-name="T2">1.947,19</text:span></text:p>
          </table:table-cell>
          <table:table-cell table:style-name="C7">
            <text:p text:style-name="P2"><text:span text:style-name="T2">1.997,7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4.919,63</text:span></text:p>
          </table:table-cell>
          <table:table-cell table:style-name="C7">
            <text:p text:style-name="P2"><text:span text:style-name="T2">1.541,80</text:span></text:p>
          </table:table-cell>
          <table:table-cell table:style-name="C7">
            <text:p text:style-name="P2"><text:span text:style-name="T2">2.284,5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826,37</text:span></text:p>
          </table:table-cell>
          <table:table-cell table:style-name="C7">
            <text:p text:style-name="P2"><text:span text:style-name="T2">11.093,26</text:span></text:p>
          </table:table-cell>
        </table:table-row>
        <table:table-row table:style-name="TBL_0_15_row_19">
          <table:table-cell table:style-name="C5">
            <text:p text:style-name="P0"><text:span text:style-name="T2">802</text:span></text:p>
          </table:table-cell>
          <table:table-cell table:style-name="C6">
            <text:p text:style-name="P0"><text:span text:style-name="T2">MIGUEL ANGELO FONTES DOS SANTOS </text:span></text:p>
          </table:table-cell>
          <table:table-cell table:style-name="C6">
            <text:p text:style-name="P0"><text:span text:style-name="T2">COORDENADOR DE PERÍCIA TÉCNICA</text:span></text:p>
          </table:table-cell>
          <table:table-cell table:style-name="C6">
            <text:p text:style-name="P0"><text:span text:style-name="T2">DIVISAO DE PERICIA TECNICA - GAAE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.499,1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8.408,13</text:span></text:p>
          </table:table-cell>
          <table:table-cell table:style-name="C7">
            <text:p text:style-name="P2"><text:span text:style-name="T2">751,97</text:span></text:p>
          </table:table-cell>
          <table:table-cell table:style-name="C7">
            <text:p text:style-name="P2"><text:span text:style-name="T2">658,9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410,94</text:span></text:p>
          </table:table-cell>
          <table:table-cell table:style-name="C7">
            <text:p text:style-name="P2"><text:span text:style-name="T2">6.997,19</text:span></text:p>
          </table:table-cell>
        </table:table-row>
        <table:table-row table:style-name="TBL_0_15_row_20">
          <table:table-cell table:style-name="C5">
            <text:p text:style-name="P0"><text:span text:style-name="T2">1935</text:span></text:p>
          </table:table-cell>
          <table:table-cell table:style-name="C6">
            <text:p text:style-name="P0"><text:span text:style-name="T2">MILENA ROCHA CHAGAS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7ª PROMOTORIA DE JUSTICA DOS DIREITOS DO CIDADAO</text:span></text:p>
          </table:table-cell>
          <table:table-cell table:style-name="C7">
            <text:p text:style-name="P2"><text:span text:style-name="T2">3.306,82</text:span></text:p>
          </table:table-cell>
          <table:table-cell table:style-name="C7">
            <text:p text:style-name="P2"><text:span text:style-name="T2">260,9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5.476,72</text:span></text:p>
          </table:table-cell>
          <table:table-cell table:style-name="C7">
            <text:p text:style-name="P2"><text:span text:style-name="T2">499,48</text:span></text:p>
          </table:table-cell>
          <table:table-cell table:style-name="C7">
            <text:p text:style-name="P2"><text:span text:style-name="T2">105,4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04,92</text:span></text:p>
          </table:table-cell>
          <table:table-cell table:style-name="C7">
            <text:p text:style-name="P2"><text:span text:style-name="T2">4.871,80</text:span></text:p>
          </table:table-cell>
        </table:table-row>
        <table:table-row table:style-name="TBL_0_15_row_21">
          <table:table-cell table:style-name="C5">
            <text:p text:style-name="P0"><text:span text:style-name="T2">1361</text:span></text:p>
          </table:table-cell>
          <table:table-cell table:style-name="C6">
            <text:p text:style-name="P0"><text:span text:style-name="T2">MILTON BARRETO FREITAS FILHO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2ª PROMOTORIA DE JUSTICA DOS DIREITOS DO CIDADAO</text:span></text:p>
          </table:table-cell>
          <table:table-cell table:style-name="C7">
            <text:p text:style-name="P2"><text:span text:style-name="T2">5.270,57</text:span></text:p>
          </table:table-cell>
          <table:table-cell table:style-name="C7">
            <text:p text:style-name="P2"><text:span text:style-name="T2">790,5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0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8.370,15</text:span></text:p>
          </table:table-cell>
          <table:table-cell table:style-name="C7">
            <text:p text:style-name="P2"><text:span text:style-name="T2">848,56</text:span></text:p>
          </table:table-cell>
          <table:table-cell table:style-name="C7">
            <text:p text:style-name="P2"><text:span text:style-name="T2">517,6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366,25</text:span></text:p>
          </table:table-cell>
          <table:table-cell table:style-name="C7">
            <text:p text:style-name="P2"><text:span text:style-name="T2">7.003,90</text:span></text:p>
          </table:table-cell>
        </table:table-row>
        <table:table-row table:style-name="TBL_0_15_row_22">
          <table:table-cell table:style-name="C5">
            <text:p text:style-name="P0"><text:span text:style-name="T2">2143</text:span></text:p>
          </table:table-cell>
          <table:table-cell table:style-name="C6">
            <text:p text:style-name="P0"><text:span text:style-name="T2">MILTON RABELO BARRETO</text:span></text:p>
          </table:table-cell>
          <table:table-cell table:style-name="C6">
            <text:p text:style-name="P0"><text:span text:style-name="T2">COORDENADOR DO CENTRO MÉDICO</text:span></text:p>
          </table:table-cell>
          <table:table-cell table:style-name="C6">
            <text:p text:style-name="P0"><text:span text:style-name="T2">CENTRO MEDICO/SG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.499,1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99,83</text:span></text:p>
          </table:table-cell>
          <table:table-cell table:style-name="C7">
            <text:p text:style-name="P2"><text:span text:style-name="T2">2.859,13</text:span></text:p>
          </table:table-cell>
          <table:table-cell table:style-name="C7">
            <text:p text:style-name="P2"><text:span text:style-name="T2">10.658,10</text:span></text:p>
          </table:table-cell>
          <table:table-cell table:style-name="C7">
            <text:p text:style-name="P2"><text:span text:style-name="T2">751,97</text:span></text:p>
          </table:table-cell>
          <table:table-cell table:style-name="C7">
            <text:p text:style-name="P2"><text:span text:style-name="T2">1.068,5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20,54</text:span></text:p>
          </table:table-cell>
          <table:table-cell table:style-name="C7">
            <text:p text:style-name="P2"><text:span text:style-name="T2">8.837,56</text:span></text:p>
          </table:table-cell>
        </table:table-row>
        <table:table-row table:style-name="TBL_0_15_row_23">
          <table:table-cell table:style-name="C5">
            <text:p text:style-name="P0"><text:span text:style-name="T2">2225</text:span></text:p>
          </table:table-cell>
          <table:table-cell table:style-name="C6">
            <text:p text:style-name="P0"><text:span text:style-name="T2">MIRELLA PRATA DE BRITTO CHAVES</text:span></text:p>
          </table:table-cell>
          <table:table-cell table:style-name="C6">
            <text:p text:style-name="P0"><text:span text:style-name="T2">ASSESSOR OPERACIONAL</text:span></text:p>
          </table:table-cell>
          <table:table-cell table:style-name="C6">
            <text:p text:style-name="P0"><text:span text:style-name="T2">GRUPO DE APOIO OPERACIONAL - SEC. GERAL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92,6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4.001,60</text:span></text:p>
          </table:table-cell>
          <table:table-cell table:style-name="C7">
            <text:p text:style-name="P2"><text:span text:style-name="T2">171,83</text:span></text:p>
          </table:table-cell>
          <table:table-cell table:style-name="C7">
            <text:p text:style-name="P2"><text:span text:style-name="T2">1,2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3,09</text:span></text:p>
          </table:table-cell>
          <table:table-cell table:style-name="C7">
            <text:p text:style-name="P2"><text:span text:style-name="T2">3.828,51</text:span></text:p>
          </table:table-cell>
        </table:table-row>
        <table:table-row table:style-name="TBL_0_15_row_24">
          <table:table-cell table:style-name="C5">
            <text:p text:style-name="P0"><text:span text:style-name="T2">1032</text:span></text:p>
          </table:table-cell>
          <table:table-cell table:style-name="C6">
            <text:p text:style-name="P0"><text:span text:style-name="T2">MIRELLE MENDONCA OLIVEIRA</text:span></text:p>
          </table:table-cell>
          <table:table-cell table:style-name="C6">
            <text:p text:style-name="P0"><text:span text:style-name="T2">CHEFE DO NUCLEO DE CONSIGNAÇOES, CUSTOS E GRATIFICAÇOES</text:span></text:p>
          </table:table-cell>
          <table:table-cell table:style-name="C6">
            <text:p text:style-name="P0"><text:span text:style-name="T2">DIVISAO DE PAGAMENTO E CENTRO DE CUSTOS/DRH/SG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308,4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6.217,46</text:span></text:p>
          </table:table-cell>
          <table:table-cell table:style-name="C7">
            <text:p text:style-name="P2"><text:span text:style-name="T2">454,46</text:span></text:p>
          </table:table-cell>
          <table:table-cell table:style-name="C7">
            <text:p text:style-name="P2"><text:span text:style-name="T2">194,8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49,32</text:span></text:p>
          </table:table-cell>
          <table:table-cell table:style-name="C7">
            <text:p text:style-name="P2"><text:span text:style-name="T2">5.568,14</text:span></text:p>
          </table:table-cell>
        </table:table-row>
        <table:table-row table:style-name="TBL_0_15_row_25">
          <table:table-cell table:style-name="C5">
            <text:p text:style-name="P0"><text:span text:style-name="T2">1582</text:span></text:p>
          </table:table-cell>
          <table:table-cell table:style-name="C6">
            <text:p text:style-name="P0"><text:span text:style-name="T2">MIRENA OLIVEIRA FERREIRA LINS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CENTRO DE APOIO OPERACIONAL DE SEGURANCA PUBLICA</text:span></text:p>
          </table:table-cell>
          <table:table-cell table:style-name="C7">
            <text:p text:style-name="P2"><text:span text:style-name="T2">4.425,27</text:span></text:p>
          </table:table-cell>
          <table:table-cell table:style-name="C7">
            <text:p text:style-name="P2"><text:span text:style-name="T2">663,79</text:span></text:p>
          </table:table-cell>
          <table:table-cell table:style-name="C7">
            <text:p text:style-name="P2"><text:span text:style-name="T2">3.692,3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927,1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13.881,41</text:span></text:p>
          </table:table-cell>
          <table:table-cell table:style-name="C7">
            <text:p text:style-name="P2"><text:span text:style-name="T2">712,47</text:span></text:p>
          </table:table-cell>
          <table:table-cell table:style-name="C7">
            <text:p text:style-name="P2"><text:span text:style-name="T2">2.154,5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867,02</text:span></text:p>
          </table:table-cell>
          <table:table-cell table:style-name="C7">
            <text:p text:style-name="P2"><text:span text:style-name="T2">11.014,39</text:span></text:p>
          </table:table-cell>
        </table:table-row>
        <table:table-row table:style-name="TBL_0_15_row_26">
          <table:table-cell table:style-name="C5">
            <text:p text:style-name="P0"><text:span text:style-name="T2">2182</text:span></text:p>
          </table:table-cell>
          <table:table-cell table:style-name="C6">
            <text:p text:style-name="P0"><text:span text:style-name="T2">MIRIAM TERESA CARDOSO MACHADO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15_row_27">
          <table:table-cell table:style-name="C5">
            <text:p text:style-name="P0"><text:span text:style-name="T2">2073</text:span></text:p>
          </table:table-cell>
          <table:table-cell table:style-name="C6">
            <text:p text:style-name="P0"><text:span text:style-name="T2">MOACIR NABUCO DAVILA MENESES</text:span></text:p>
          </table:table-cell>
          <table:table-cell table:style-name="C6">
            <text:p text:style-name="P0"><text:span text:style-name="T2">TÉCNICO EM CONTABILIDADE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328,07</text:span></text:p>
          </table:table-cell>
          <table:table-cell table:style-name="C7">
            <text:p text:style-name="P2"><text:span text:style-name="T2">1.328,0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328,07</text:span></text:p>
          </table:table-cell>
        </table:table-row>
        <table:table-row table:style-name="TBL_0_15_row_28">
          <table:table-cell table:style-name="C5">
            <text:p text:style-name="P0"><text:span text:style-name="T2">32</text:span></text:p>
          </table:table-cell>
          <table:table-cell table:style-name="C6">
            <text:p text:style-name="P0"><text:span text:style-name="T2">MOACYR SOARES DA MOTTA</text:span></text:p>
          </table:table-cell>
          <table:table-cell table:style-name="C6">
            <text:p text:style-name="P0"><text:span text:style-name="T2">PROCURADOR DE JUSTIÇA</text:span></text:p>
          </table:table-cell>
          <table:table-cell table:style-name="C6">
            <text:p text:style-name="P0"><text:span text:style-name="T2">1ª PROCURADORIA DE JUSTICA (1ª CAMARA CIVEL)</text:span></text:p>
          </table:table-cell>
          <table:table-cell table:style-name="C7">
            <text:p text:style-name="P2"><text:span text:style-name="T2">35.462,22</text:span></text:p>
          </table:table-cell>
          <table:table-cell table:style-name="C7">
            <text:p text:style-name="P2"><text:span text:style-name="T2">4.718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5.501,0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6.056,00</text:span></text:p>
          </table:table-cell>
          <table:table-cell table:style-name="C7">
            <text:p text:style-name="P2"><text:span text:style-name="T2">61.738,21</text:span></text:p>
          </table:table-cell>
          <table:table-cell table:style-name="C7">
            <text:p text:style-name="P2"><text:span text:style-name="T2">5.501,06</text:span></text:p>
          </table:table-cell>
          <table:table-cell table:style-name="C7">
            <text:p text:style-name="P2"><text:span text:style-name="T2">9.532,64</text:span></text:p>
          </table:table-cell>
          <table:table-cell table:style-name="C7">
            <text:p text:style-name="P2"><text:span text:style-name="T2">887,83</text:span></text:p>
          </table:table-cell>
          <table:table-cell table:style-name="C7">
            <text:p text:style-name="P2"><text:span text:style-name="T2">15.921,53</text:span></text:p>
          </table:table-cell>
          <table:table-cell table:style-name="C7">
            <text:p text:style-name="P2"><text:span text:style-name="T2">45.816,68</text:span></text:p>
          </table:table-cell>
        </table:table-row>
        <table:table-row table:style-name="TBL_0_15_row_29">
          <table:table-cell table:style-name="C5">
            <text:p text:style-name="P0"><text:span text:style-name="T2">2136</text:span></text:p>
          </table:table-cell>
          <table:table-cell table:style-name="C6">
            <text:p text:style-name="P0"><text:span text:style-name="T2">MOANA JAMILLE SANTOS DE JESUS</text:span></text:p>
          </table:table-cell>
          <table:table-cell table:style-name="C6">
            <text:p text:style-name="P0"><text:span text:style-name="T2">SOLDADO - requistado</text:span></text:p>
          </table:table-cell>
          <table:table-cell table:style-name="C6">
            <text:p text:style-name="P0"><text:span text:style-name="T2">GRUPO DE ATUACAO ESPECIAL DE COMBATE AO CRIME ORGANIZADO (GAECO)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1.138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4.274,4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4,6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4,61</text:span></text:p>
          </table:table-cell>
          <table:table-cell table:style-name="C7">
            <text:p text:style-name="P2"><text:span text:style-name="T2">4.239,81</text:span></text:p>
          </table:table-cell>
        </table:table-row>
        <table:table-row table:style-name="TBL_0_15_row_30">
          <table:table-cell table:style-name="C5">
            <text:p text:style-name="P0"><text:span text:style-name="T2">872</text:span></text:p>
          </table:table-cell>
          <table:table-cell table:style-name="C6">
            <text:p text:style-name="P0"><text:span text:style-name="T2">MONICA ANTUNES ROCHA RIGO DA SILVA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1ª PROMOTORIA DE JUSTICA CRIMINAL - NOSSA SENHORA DO SOCORRO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35.862,03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7.045,9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.762,46</text:span></text:p>
          </table:table-cell>
          <table:table-cell table:style-name="C7">
            <text:p text:style-name="P2"><text:span text:style-name="T2">24.099,57</text:span></text:p>
          </table:table-cell>
        </table:table-row>
        <table:table-row table:style-name="TBL_0_15_row_31">
          <table:table-cell table:style-name="C5">
            <text:p text:style-name="P0"><text:span text:style-name="T2">658</text:span></text:p>
          </table:table-cell>
          <table:table-cell table:style-name="C6">
            <text:p text:style-name="P0"><text:span text:style-name="T2">MONICA MARIA HARDMAN DANTAS BERNARDES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4ª PROMOTORIA DE JUSTICA DO TRIBUNAL DO JURI - ARACAJU 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35.862,03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7.045,9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.762,46</text:span></text:p>
          </table:table-cell>
          <table:table-cell table:style-name="C7">
            <text:p text:style-name="P2"><text:span text:style-name="T2">24.099,57</text:span></text:p>
          </table:table-cell>
        </table:table-row>
        <table:table-row table:style-name="TBL_0_15_row_32">
          <table:table-cell table:style-name="C5">
            <text:p text:style-name="P0"><text:span text:style-name="T2">1311</text:span></text:p>
          </table:table-cell>
          <table:table-cell table:style-name="C6">
            <text:p text:style-name="P0"><text:span text:style-name="T2">MONICA OLIVEIRA NUNES DORIA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PROMOTORIA DE JUSTICA ESPECIAL CIVEL E CRIMINAL - ITABAIANA </text:span></text:p>
          </table:table-cell>
          <table:table-cell table:style-name="C7">
            <text:p text:style-name="P2"><text:span text:style-name="T2">10.186,22</text:span></text:p>
          </table:table-cell>
          <table:table-cell table:style-name="C7">
            <text:p text:style-name="P2"><text:span text:style-name="T2">1.527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517,20</text:span></text:p>
          </table:table-cell>
          <table:table-cell table:style-name="C7">
            <text:p text:style-name="P2"><text:span text:style-name="T2">14.231,35</text:span></text:p>
          </table:table-cell>
          <table:table-cell table:style-name="C7">
            <text:p text:style-name="P2"><text:span text:style-name="T2">1.639,98</text:span></text:p>
          </table:table-cell>
          <table:table-cell table:style-name="C7">
            <text:p text:style-name="P2"><text:span text:style-name="T2">1.848,9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488,88</text:span></text:p>
          </table:table-cell>
          <table:table-cell table:style-name="C7">
            <text:p text:style-name="P2"><text:span text:style-name="T2">10.742,47</text:span></text:p>
          </table:table-cell>
        </table:table-row>
        <table:table-row table:style-name="TBL_0_15_row_33">
          <table:table-cell table:style-name="C5">
            <text:p text:style-name="P0"><text:span text:style-name="T2">1718</text:span></text:p>
          </table:table-cell>
          <table:table-cell table:style-name="C6">
            <text:p text:style-name="P0"><text:span text:style-name="T2">MORGANA BOTO MENEZES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ASSESSORIA JURIDICA</text:span></text:p>
          </table:table-cell>
          <table:table-cell table:style-name="C7">
            <text:p text:style-name="P2"><text:span text:style-name="T2">4.174,78</text:span></text:p>
          </table:table-cell>
          <table:table-cell table:style-name="C7">
            <text:p text:style-name="P2"><text:span text:style-name="T2">834,96</text:span></text:p>
          </table:table-cell>
          <table:table-cell table:style-name="C7">
            <text:p text:style-name="P2"><text:span text:style-name="T2">10.673,6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17.856,26</text:span></text:p>
          </table:table-cell>
          <table:table-cell table:style-name="C7">
            <text:p text:style-name="P2"><text:span text:style-name="T2">701,36</text:span></text:p>
          </table:table-cell>
          <table:table-cell table:style-name="C7">
            <text:p text:style-name="P2"><text:span text:style-name="T2">3.198,5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899,91</text:span></text:p>
          </table:table-cell>
          <table:table-cell table:style-name="C7">
            <text:p text:style-name="P2"><text:span text:style-name="T2">13.956,35</text:span></text:p>
          </table:table-cell>
        </table:table-row>
        <table:table-row table:style-name="TBL_0_15_row_34">
          <table:table-cell table:style-name="C5">
            <text:p text:style-name="P0"><text:span text:style-name="T2">1960</text:span></text:p>
          </table:table-cell>
          <table:table-cell table:style-name="C6">
            <text:p text:style-name="P0"><text:span text:style-name="T2">MURIEL GUIMARAES LIMA</text:span></text:p>
          </table:table-cell>
          <table:table-cell table:style-name="C6">
            <text:p text:style-name="P0"><text:span text:style-name="T2">TÉCNICO DO MP - Manut. Sup. Eq. de Inf. e Software</text:span></text:p>
          </table:table-cell>
          <table:table-cell table:style-name="C6">
            <text:p text:style-name="P0"><text:span text:style-name="T2">DIRETORIA DE TECNOLOGIA DA INFORMACAO</text:span></text:p>
          </table:table-cell>
          <table:table-cell table:style-name="C7">
            <text:p text:style-name="P2"><text:span text:style-name="T2">3.505,23</text:span></text:p>
          </table:table-cell>
          <table:table-cell table:style-name="C7">
            <text:p text:style-name="P2"><text:span text:style-name="T2">276,5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5.690,78</text:span></text:p>
          </table:table-cell>
          <table:table-cell table:style-name="C7">
            <text:p text:style-name="P2"><text:span text:style-name="T2">529,45</text:span></text:p>
          </table:table-cell>
          <table:table-cell table:style-name="C7">
            <text:p text:style-name="P2"><text:span text:style-name="T2">133,0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62,50</text:span></text:p>
          </table:table-cell>
          <table:table-cell table:style-name="C7">
            <text:p text:style-name="P2"><text:span text:style-name="T2">5.028,28</text:span></text:p>
          </table:table-cell>
        </table:table-row>
        <table:table-row table:style-name="TBL_0_15_row_35">
          <table:table-cell table:style-name="C5">
            <text:p text:style-name="P0"><text:span text:style-name="T2">2162</text:span></text:p>
          </table:table-cell>
          <table:table-cell table:style-name="C6">
            <text:p text:style-name="P0"><text:span text:style-name="T2">MURILO ALVES DOS SANTOS FILHO</text:span></text:p>
          </table:table-cell>
          <table:table-cell table:style-name="C6">
            <text:p text:style-name="P0"><text:span text:style-name="T2">3º SARGENTO - requisitado - BESP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15_row_36">
          <table:table-cell table:style-name="C5">
            <text:p text:style-name="P0"><text:span text:style-name="T2">2019</text:span></text:p>
          </table:table-cell>
          <table:table-cell table:style-name="C6">
            <text:p text:style-name="P0"><text:span text:style-name="T2">MURILO DA CRUZ LIMA</text:span></text:p>
          </table:table-cell>
          <table:table-cell table:style-name="C6">
            <text:p text:style-name="P0"><text:span text:style-name="T2">2º SARGENTO - requisitado-BESP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2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4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46,93</text:span></text:p>
          </table:table-cell>
        </table:table-row>
        <table:table-row table:style-name="TBL_0_15_row_37">
          <table:table-cell table:style-name="C5">
            <text:p text:style-name="P0"><text:span text:style-name="T2">1883</text:span></text:p>
          </table:table-cell>
          <table:table-cell table:style-name="C6">
            <text:p text:style-name="P0"><text:span text:style-name="T2">MYRELLE MARTINS MOTA SANTIAGO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GRUPO DE APOIO OPERACIONAL - SEC. GERAL</text:span></text:p>
          </table:table-cell>
          <table:table-cell table:style-name="C7">
            <text:p text:style-name="P2"><text:span text:style-name="T2">4.174,78</text:span></text:p>
          </table:table-cell>
          <table:table-cell table:style-name="C7">
            <text:p text:style-name="P2"><text:span text:style-name="T2">439,1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6.522,96</text:span></text:p>
          </table:table-cell>
          <table:table-cell table:style-name="C7">
            <text:p text:style-name="P2"><text:span text:style-name="T2">645,96</text:span></text:p>
          </table:table-cell>
          <table:table-cell table:style-name="C7">
            <text:p text:style-name="P2"><text:span text:style-name="T2">256,6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02,63</text:span></text:p>
          </table:table-cell>
          <table:table-cell table:style-name="C7">
            <text:p text:style-name="P2"><text:span text:style-name="T2">5.620,33</text:span></text:p>
          </table:table-cell>
        </table:table-row>
        <table:table-row table:style-name="TBL_0_15_row_38">
          <table:table-cell table:style-name="C5">
            <text:p text:style-name="P0"><text:span text:style-name="T2">1542</text:span></text:p>
          </table:table-cell>
          <table:table-cell table:style-name="C6">
            <text:p text:style-name="P0"><text:span text:style-name="T2">MYRNA GLYNNIS MENDONCA CRUZ</text:span></text:p>
          </table:table-cell>
          <table:table-cell table:style-name="C6">
            <text:p text:style-name="P0"><text:span text:style-name="T2">ASSESSOR DO GAB. DO PROC. G. DE  JUSTIÇA</text:span></text:p>
          </table:table-cell>
          <table:table-cell table:style-name="C6">
            <text:p text:style-name="P0"><text:span text:style-name="T2">COORDENADORIA RECURSAL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308,4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6.217,46</text:span></text:p>
          </table:table-cell>
          <table:table-cell table:style-name="C7">
            <text:p text:style-name="P2"><text:span text:style-name="T2">454,46</text:span></text:p>
          </table:table-cell>
          <table:table-cell table:style-name="C7">
            <text:p text:style-name="P2"><text:span text:style-name="T2">166,4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20,88</text:span></text:p>
          </table:table-cell>
          <table:table-cell table:style-name="C7">
            <text:p text:style-name="P2"><text:span text:style-name="T2">5.596,58</text:span></text:p>
          </table:table-cell>
        </table:table-row>
        <table:table-row table:style-name="TBL_0_15_row_39">
          <table:table-cell table:style-name="C5">
            <text:p text:style-name="P0"><text:span text:style-name="T2">2113</text:span></text:p>
          </table:table-cell>
          <table:table-cell table:style-name="C6">
            <text:p text:style-name="P0"><text:span text:style-name="T2">NARCISO BATISTA</text:span></text:p>
          </table:table-cell>
          <table:table-cell table:style-name="C6">
            <text:p text:style-name="P0"><text:span text:style-name="T2">3º SARGENTO - requisitado - BESP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15_row_40">
          <table:table-cell table:style-name="C5">
            <text:p text:style-name="P0"><text:span text:style-name="T2">1842</text:span></text:p>
          </table:table-cell>
          <table:table-cell table:style-name="C6">
            <text:p text:style-name="P0"><text:span text:style-name="T2">NATALIA PRATA FREITAS CAVALCANTE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PROMOTORIA DE JUSTICA DE DEFESA DO CONSUMIDOR</text:span></text:p>
          </table:table-cell>
          <table:table-cell table:style-name="C7">
            <text:p text:style-name="P2"><text:span text:style-name="T2">7.611,74</text:span></text:p>
          </table:table-cell>
          <table:table-cell table:style-name="C7">
            <text:p text:style-name="P2"><text:span text:style-name="T2">800,7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0.321,48</text:span></text:p>
          </table:table-cell>
          <table:table-cell table:style-name="C7">
            <text:p text:style-name="P2"><text:span text:style-name="T2">1.177,75</text:span></text:p>
          </table:table-cell>
          <table:table-cell table:style-name="C7">
            <text:p text:style-name="P2"><text:span text:style-name="T2">1.120,1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297,94</text:span></text:p>
          </table:table-cell>
          <table:table-cell table:style-name="C7">
            <text:p text:style-name="P2"><text:span text:style-name="T2">8.023,54</text:span></text:p>
          </table:table-cell>
        </table:table-row>
        <table:table-row table:style-name="TBL_0_15_row_41">
          <table:table-cell table:style-name="C5">
            <text:p text:style-name="P0"><text:span text:style-name="T2">1227</text:span></text:p>
          </table:table-cell>
          <table:table-cell table:style-name="C6">
            <text:p text:style-name="P0"><text:span text:style-name="T2">NATHALIA XAVIER FEITOZA PASSOS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PROMOTORIA DE JUSTICA ESPECIAL CIVEL E CRIMINAL - SAO CRISTOVAO </text:span></text:p>
          </table:table-cell>
          <table:table-cell table:style-name="C7">
            <text:p text:style-name="P2"><text:span text:style-name="T2">9.065,70</text:span></text:p>
          </table:table-cell>
          <table:table-cell table:style-name="C7">
            <text:p text:style-name="P2"><text:span text:style-name="T2">1.813,1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46,44</text:span></text:p>
          </table:table-cell>
          <table:table-cell table:style-name="C7">
            <text:p text:style-name="P2"><text:span text:style-name="T2">13.025,28</text:span></text:p>
          </table:table-cell>
          <table:table-cell table:style-name="C7">
            <text:p text:style-name="P2"><text:span text:style-name="T2">1.523,04</text:span></text:p>
          </table:table-cell>
          <table:table-cell table:style-name="C7">
            <text:p text:style-name="P2"><text:span text:style-name="T2">1.703,4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226,53</text:span></text:p>
          </table:table-cell>
          <table:table-cell table:style-name="C7">
            <text:p text:style-name="P2"><text:span text:style-name="T2">9.798,75</text:span></text:p>
          </table:table-cell>
        </table:table-row>
        <table:table-row table:style-name="TBL_0_15_row_42">
          <table:table-cell table:style-name="C5">
            <text:p text:style-name="P0"><text:span text:style-name="T2">1993</text:span></text:p>
          </table:table-cell>
          <table:table-cell table:style-name="C6">
            <text:p text:style-name="P0"><text:span text:style-name="T2">NATHAZIA DE ALMEIDA REIS COST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1ª PROMOTORIA DE JUSTICA CRIMINAL - ESTANCIA</text:span></text:p>
          </table:table-cell>
          <table:table-cell table:style-name="C7">
            <text:p text:style-name="P2"><text:span text:style-name="T2">4.690,79</text:span></text:p>
          </table:table-cell>
          <table:table-cell table:style-name="C7">
            <text:p text:style-name="P2"><text:span text:style-name="T2">493,4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728,0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517,20</text:span></text:p>
          </table:table-cell>
          <table:table-cell table:style-name="C7">
            <text:p text:style-name="P2"><text:span text:style-name="T2">9.429,55</text:span></text:p>
          </table:table-cell>
          <table:table-cell table:style-name="C7">
            <text:p text:style-name="P2"><text:span text:style-name="T2">725,80</text:span></text:p>
          </table:table-cell>
          <table:table-cell table:style-name="C7">
            <text:p text:style-name="P2"><text:span text:style-name="T2">779,8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505,60</text:span></text:p>
          </table:table-cell>
          <table:table-cell table:style-name="C7">
            <text:p text:style-name="P2"><text:span text:style-name="T2">7.923,95</text:span></text:p>
          </table:table-cell>
        </table:table-row>
        <table:table-row table:style-name="TBL_0_15_row_43">
          <table:table-cell table:style-name="C5">
            <text:p text:style-name="P0"><text:span text:style-name="T2">1628</text:span></text:p>
          </table:table-cell>
          <table:table-cell table:style-name="C6">
            <text:p text:style-name="P0"><text:span text:style-name="T2">NAYRA MOURA SANTOS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2ª PROMOTORIA DE JUSTICA CRIMINAL - LAGARTO</text:span></text:p>
          </table:table-cell>
          <table:table-cell table:style-name="C7">
            <text:p text:style-name="P2"><text:span text:style-name="T2">7.611,74</text:span></text:p>
          </table:table-cell>
          <table:table-cell table:style-name="C7">
            <text:p text:style-name="P2"><text:span text:style-name="T2">1.141,7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572,36</text:span></text:p>
          </table:table-cell>
          <table:table-cell table:style-name="C7">
            <text:p text:style-name="P2"><text:span text:style-name="T2">11.325,86</text:span></text:p>
          </table:table-cell>
          <table:table-cell table:style-name="C7">
            <text:p text:style-name="P2"><text:span text:style-name="T2">1.225,49</text:span></text:p>
          </table:table-cell>
          <table:table-cell table:style-name="C7">
            <text:p text:style-name="P2"><text:span text:style-name="T2">1.200,8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426,33</text:span></text:p>
          </table:table-cell>
          <table:table-cell table:style-name="C7">
            <text:p text:style-name="P2"><text:span text:style-name="T2">8.899,53</text:span></text:p>
          </table:table-cell>
        </table:table-row>
      </table:table>
      <table:table table:name="TBL_0_16" table:style-name="TBL_0_16">
        <table:table-column table:style-name="TBL_0_16_col_0">
</table:table-column>
        <table:table-column table:style-name="TBL_0_16_col_1">
</table:table-column>
        <table:table-column table:style-name="TBL_0_16_col_2">
</table:table-column>
        <table:table-column table:style-name="TBL_0_16_col_3">
</table:table-column>
        <table:table-column table:style-name="TBL_0_16_col_4">
</table:table-column>
        <table:table-column table:style-name="TBL_0_16_col_5">
</table:table-column>
        <table:table-column table:style-name="TBL_0_16_col_6">
</table:table-column>
        <table:table-column table:style-name="TBL_0_16_col_7">
</table:table-column>
        <table:table-column table:style-name="TBL_0_16_col_8">
</table:table-column>
        <table:table-column table:style-name="TBL_0_16_col_9">
</table:table-column>
        <table:table-column table:style-name="TBL_0_16_col_10">
</table:table-column>
        <table:table-column table:style-name="TBL_0_16_col_11">
</table:table-column>
        <table:table-column table:style-name="TBL_0_16_col_12">
</table:table-column>
        <table:table-column table:style-name="TBL_0_16_col_13">
</table:table-column>
        <table:table-column table:style-name="TBL_0_16_col_14">
</table:table-column>
        <table:table-column table:style-name="TBL_0_16_col_15">
</table:table-column>
        <table:table-column table:style-name="TBL_0_16_col_16">
</table:table-column>
        <table:table-column table:style-name="TBL_0_16_col_17">
</table:table-column>
        <table:table-row table:style-name="TBL_0_16_row_0">
          <table:table-cell table:style-name="C5">
            <text:p text:style-name="P0"><text:bookmark text:name="JR_PAGE_ANCHOR_0_17"/><text:span text:style-name="T2">1580</text:span></text:p>
          </table:table-cell>
          <table:table-cell table:style-name="C6">
            <text:p text:style-name="P0"><text:span text:style-name="T2">NELMA MARIA LIMA CANUTO SANTIAGO</text:span></text:p>
          </table:table-cell>
          <table:table-cell table:style-name="C6">
            <text:p text:style-name="P0"><text:span text:style-name="T2">Chefe de Gab. da Ouvidoria</text:span></text:p>
          </table:table-cell>
          <table:table-cell table:style-name="C6">
            <text:p text:style-name="P0"><text:span text:style-name="T2">OUVIDORIA DO MP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417,9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859,13</text:span></text:p>
          </table:table-cell>
          <table:table-cell table:style-name="C7">
            <text:p text:style-name="P2"><text:span text:style-name="T2">6.277,11</text:span></text:p>
          </table:table-cell>
          <table:table-cell table:style-name="C7">
            <text:p text:style-name="P2"><text:span text:style-name="T2">329,79</text:span></text:p>
          </table:table-cell>
          <table:table-cell table:style-name="C7">
            <text:p text:style-name="P2"><text:span text:style-name="T2">108,4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38,22</text:span></text:p>
          </table:table-cell>
          <table:table-cell table:style-name="C7">
            <text:p text:style-name="P2"><text:span text:style-name="T2">5.838,89</text:span></text:p>
          </table:table-cell>
        </table:table-row>
        <table:table-row table:style-name="TBL_0_16_row_1">
          <table:table-cell table:style-name="C5">
            <text:p text:style-name="P0"><text:span text:style-name="T2">352</text:span></text:p>
          </table:table-cell>
          <table:table-cell table:style-name="C6">
            <text:p text:style-name="P0"><text:span text:style-name="T2">NEWTON SILVEIRA DIAS JUNIOR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7ª PROMOTORIA DE JUSTICA DOS DIREITOS DO CIDADAO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5.053,37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40.915,40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8.487,7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3.204,27</text:span></text:p>
          </table:table-cell>
          <table:table-cell table:style-name="C7">
            <text:p text:style-name="P2"><text:span text:style-name="T2">27.711,13</text:span></text:p>
          </table:table-cell>
        </table:table-row>
        <table:table-row table:style-name="TBL_0_16_row_2">
          <table:table-cell table:style-name="C5">
            <text:p text:style-name="P0"><text:span text:style-name="T2">2195</text:span></text:p>
          </table:table-cell>
          <table:table-cell table:style-name="C6">
            <text:p text:style-name="P0"><text:span text:style-name="T2">NILZA MOTTA ALMEIDA FREITAS</text:span></text:p>
          </table:table-cell>
          <table:table-cell table:style-name="C6">
            <text:p text:style-name="P0"><text:span text:style-name="T2">ASSESSOR INSTITUCIONAL OPERACIONAL</text:span></text:p>
          </table:table-cell>
          <table:table-cell table:style-name="C6">
            <text:p text:style-name="P0"><text:span text:style-name="T2">ASSESSORIA DO PROCURADOR-GERAL DE JUSTICA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.499,1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8.408,13</text:span></text:p>
          </table:table-cell>
          <table:table-cell table:style-name="C7">
            <text:p text:style-name="P2"><text:span text:style-name="T2">751,97</text:span></text:p>
          </table:table-cell>
          <table:table-cell table:style-name="C7">
            <text:p text:style-name="P2"><text:span text:style-name="T2">711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463,08</text:span></text:p>
          </table:table-cell>
          <table:table-cell table:style-name="C7">
            <text:p text:style-name="P2"><text:span text:style-name="T2">6.945,05</text:span></text:p>
          </table:table-cell>
        </table:table-row>
        <table:table-row table:style-name="TBL_0_16_row_3">
          <table:table-cell table:style-name="C5">
            <text:p text:style-name="P0"><text:span text:style-name="T2">592</text:span></text:p>
          </table:table-cell>
          <table:table-cell table:style-name="C6">
            <text:p text:style-name="P0"><text:span text:style-name="T2">NILZIR SOARES VIEIRA JUNIOR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1ª PROMOTORIA DE JUSTICA - PROPRIA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5.053,37</text:span></text:p>
          </table:table-cell>
          <table:table-cell table:style-name="C7">
            <text:p text:style-name="P2"><text:span text:style-name="T2">17.172,92</text:span></text:p>
          </table:table-cell>
          <table:table-cell table:style-name="C7">
            <text:p text:style-name="P2"><text:span text:style-name="T2">55.915,40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7.268,3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.984,80</text:span></text:p>
          </table:table-cell>
          <table:table-cell table:style-name="C7">
            <text:p text:style-name="P2"><text:span text:style-name="T2">43.930,60</text:span></text:p>
          </table:table-cell>
        </table:table-row>
        <table:table-row table:style-name="TBL_0_16_row_4">
          <table:table-cell table:style-name="C5">
            <text:p text:style-name="P0"><text:span text:style-name="T2">1178</text:span></text:p>
          </table:table-cell>
          <table:table-cell table:style-name="C6">
            <text:p text:style-name="P0"><text:span text:style-name="T2">NIVEA HELENA AGUIAR DA SILVA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PROMOTORIA DE JUSTICA - ARACAJU</text:span></text:p>
          </table:table-cell>
          <table:table-cell table:style-name="C7">
            <text:p text:style-name="P2"><text:span text:style-name="T2">9.609,64</text:span></text:p>
          </table:table-cell>
          <table:table-cell table:style-name="C7">
            <text:p text:style-name="P2"><text:span text:style-name="T2">1.921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13.704,49</text:span></text:p>
          </table:table-cell>
          <table:table-cell table:style-name="C7">
            <text:p text:style-name="P2"><text:span text:style-name="T2">1.614,42</text:span></text:p>
          </table:table-cell>
          <table:table-cell table:style-name="C7">
            <text:p text:style-name="P2"><text:span text:style-name="T2">1.857,8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472,28</text:span></text:p>
          </table:table-cell>
          <table:table-cell table:style-name="C7">
            <text:p text:style-name="P2"><text:span text:style-name="T2">10.232,21</text:span></text:p>
          </table:table-cell>
        </table:table-row>
        <table:table-row table:style-name="TBL_0_16_row_5">
          <table:table-cell table:style-name="C5">
            <text:p text:style-name="P0"><text:span text:style-name="T2">157</text:span></text:p>
          </table:table-cell>
          <table:table-cell table:style-name="C6">
            <text:p text:style-name="P0"><text:span text:style-name="T2">ODIL SILVA OLIVEIRA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1ª PROMOTORIA DE JUSTICA ESPECIAL CRIMINAL - ARACAJU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1.572,9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8.953,3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936,6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.859,13</text:span></text:p>
          </table:table-cell>
          <table:table-cell table:style-name="C7">
            <text:p text:style-name="P2"><text:span text:style-name="T2">67.011,30</text:span></text:p>
          </table:table-cell>
          <table:table-cell table:style-name="C7">
            <text:p text:style-name="P2"><text:span text:style-name="T2">4.936,69</text:span></text:p>
          </table:table-cell>
          <table:table-cell table:style-name="C7">
            <text:p text:style-name="P2"><text:span text:style-name="T2">8.401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3.338,62</text:span></text:p>
          </table:table-cell>
          <table:table-cell table:style-name="C7">
            <text:p text:style-name="P2"><text:span text:style-name="T2">53.672,68</text:span></text:p>
          </table:table-cell>
        </table:table-row>
        <table:table-row table:style-name="TBL_0_16_row_6">
          <table:table-cell table:style-name="C5">
            <text:p text:style-name="P0"><text:span text:style-name="T2">1220</text:span></text:p>
          </table:table-cell>
          <table:table-cell table:style-name="C6">
            <text:p text:style-name="P0"><text:span text:style-name="T2">ODILON CABRAL MACHADO JUNIOR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14ª PROCURADORIA DE JUSTICA (CAMARA CRIMINAL)</text:span></text:p>
          </table:table-cell>
          <table:table-cell table:style-name="C7">
            <text:p text:style-name="P2"><text:span text:style-name="T2">10.186,22</text:span></text:p>
          </table:table-cell>
          <table:table-cell table:style-name="C7">
            <text:p text:style-name="P2"><text:span text:style-name="T2">4.971,62</text:span></text:p>
          </table:table-cell>
          <table:table-cell table:style-name="C7">
            <text:p text:style-name="P2"><text:span text:style-name="T2">8.248,5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25.315,37</text:span></text:p>
          </table:table-cell>
          <table:table-cell table:style-name="C7">
            <text:p text:style-name="P2"><text:span text:style-name="T2">2.122,10</text:span></text:p>
          </table:table-cell>
          <table:table-cell table:style-name="C7">
            <text:p text:style-name="P2"><text:span text:style-name="T2">4.983,8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7.105,92</text:span></text:p>
          </table:table-cell>
          <table:table-cell table:style-name="C7">
            <text:p text:style-name="P2"><text:span text:style-name="T2">18.209,45</text:span></text:p>
          </table:table-cell>
        </table:table-row>
        <table:table-row table:style-name="TBL_0_16_row_7">
          <table:table-cell table:style-name="C5">
            <text:p text:style-name="P0"><text:span text:style-name="T2">2118</text:span></text:p>
          </table:table-cell>
          <table:table-cell table:style-name="C6">
            <text:p text:style-name="P0"><text:span text:style-name="T2">ODILON TERTULIANO DE MENEZES</text:span></text:p>
          </table:table-cell>
          <table:table-cell table:style-name="C6">
            <text:p text:style-name="P0"><text:span text:style-name="T2">CABO - requisitado - BESP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16_row_8">
          <table:table-cell table:style-name="C5">
            <text:p text:style-name="P0"><text:span text:style-name="T2">1566</text:span></text:p>
          </table:table-cell>
          <table:table-cell table:style-name="C6">
            <text:p text:style-name="P0"><text:span text:style-name="T2">OLEANIA MENEZES SOUZ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BIBLIOTECA/ESCOLA SUPERIOR DO MP</text:span></text:p>
          </table:table-cell>
          <table:table-cell table:style-name="C7">
            <text:p text:style-name="P2"><text:span text:style-name="T2">4.425,27</text:span></text:p>
          </table:table-cell>
          <table:table-cell table:style-name="C7">
            <text:p text:style-name="P2"><text:span text:style-name="T2">885,0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7.219,31</text:span></text:p>
          </table:table-cell>
          <table:table-cell table:style-name="C7">
            <text:p text:style-name="P2"><text:span text:style-name="T2">743,44</text:span></text:p>
          </table:table-cell>
          <table:table-cell table:style-name="C7">
            <text:p text:style-name="P2"><text:span text:style-name="T2">391,4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134,86</text:span></text:p>
          </table:table-cell>
          <table:table-cell table:style-name="C7">
            <text:p text:style-name="P2"><text:span text:style-name="T2">6.084,45</text:span></text:p>
          </table:table-cell>
        </table:table-row>
        <table:table-row table:style-name="TBL_0_16_row_9">
          <table:table-cell table:style-name="C5">
            <text:p text:style-name="P0"><text:span text:style-name="T2">1180</text:span></text:p>
          </table:table-cell>
          <table:table-cell table:style-name="C6">
            <text:p text:style-name="P0"><text:span text:style-name="T2">OLIVIA FERNANDES LEAL DE MELLO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12ª PROCURADORIA DE JUSTICA (CAMARA CRIMINAL)</text:span></text:p>
          </table:table-cell>
          <table:table-cell table:style-name="C7">
            <text:p text:style-name="P2"><text:span text:style-name="T2">10.186,22</text:span></text:p>
          </table:table-cell>
          <table:table-cell table:style-name="C7">
            <text:p text:style-name="P2"><text:span text:style-name="T2">1.527,93</text:span></text:p>
          </table:table-cell>
          <table:table-cell table:style-name="C7">
            <text:p text:style-name="P2"><text:span text:style-name="T2">10.673,6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24.296,74</text:span></text:p>
          </table:table-cell>
          <table:table-cell table:style-name="C7">
            <text:p text:style-name="P2"><text:span text:style-name="T2">1.639,98</text:span></text:p>
          </table:table-cell>
          <table:table-cell table:style-name="C7">
            <text:p text:style-name="P2"><text:span text:style-name="T2">4.784,1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.424,12</text:span></text:p>
          </table:table-cell>
          <table:table-cell table:style-name="C7">
            <text:p text:style-name="P2"><text:span text:style-name="T2">17.872,62</text:span></text:p>
          </table:table-cell>
        </table:table-row>
        <table:table-row table:style-name="TBL_0_16_row_10">
          <table:table-cell table:style-name="C5">
            <text:p text:style-name="P0"><text:span text:style-name="T2">364</text:span></text:p>
          </table:table-cell>
          <table:table-cell table:style-name="C6">
            <text:p text:style-name="P0"><text:span text:style-name="T2">ORLANDO ROCHADEL MOREIRA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6ª PROMOTORIA DE JUSTICA DOS DIREITOS DO CIDADAO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1.048,6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20,26</text:span></text:p>
          </table:table-cell>
          <table:table-cell table:style-name="C7">
            <text:p text:style-name="P2"><text:span text:style-name="T2">17.384,07</text:span></text:p>
          </table:table-cell>
          <table:table-cell table:style-name="C7">
            <text:p text:style-name="P2"><text:span text:style-name="T2">54.442,09</text:span></text:p>
          </table:table-cell>
          <table:table-cell table:style-name="C7">
            <text:p text:style-name="P2"><text:span text:style-name="T2">4.863,29</text:span></text:p>
          </table:table-cell>
          <table:table-cell table:style-name="C7">
            <text:p text:style-name="P2"><text:span text:style-name="T2">6.322,6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.185,93</text:span></text:p>
          </table:table-cell>
          <table:table-cell table:style-name="C7">
            <text:p text:style-name="P2"><text:span text:style-name="T2">43.256,16</text:span></text:p>
          </table:table-cell>
        </table:table-row>
        <table:table-row table:style-name="TBL_0_16_row_11">
          <table:table-cell table:style-name="C5">
            <text:p text:style-name="P0"><text:span text:style-name="T2">1563</text:span></text:p>
          </table:table-cell>
          <table:table-cell table:style-name="C6">
            <text:p text:style-name="P0"><text:span text:style-name="T2">OSMAR FERREIRA DO AMARAL JUNIOR WANDERLEY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PROMOTORIA DE JUSTICA - CEDRO DE SAO JOAO</text:span></text:p>
          </table:table-cell>
          <table:table-cell table:style-name="C7">
            <text:p text:style-name="P2"><text:span text:style-name="T2">5.365,97</text:span></text:p>
          </table:table-cell>
          <table:table-cell table:style-name="C7">
            <text:p text:style-name="P2"><text:span text:style-name="T2">804,9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897,74</text:span></text:p>
          </table:table-cell>
          <table:table-cell table:style-name="C7">
            <text:p text:style-name="P2"><text:span text:style-name="T2">9.068,61</text:span></text:p>
          </table:table-cell>
          <table:table-cell table:style-name="C7">
            <text:p text:style-name="P2"><text:span text:style-name="T2">863,92</text:span></text:p>
          </table:table-cell>
          <table:table-cell table:style-name="C7">
            <text:p text:style-name="P2"><text:span text:style-name="T2">590,0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453,97</text:span></text:p>
          </table:table-cell>
          <table:table-cell table:style-name="C7">
            <text:p text:style-name="P2"><text:span text:style-name="T2">7.614,64</text:span></text:p>
          </table:table-cell>
        </table:table-row>
        <table:table-row table:style-name="TBL_0_16_row_12">
          <table:table-cell table:style-name="C5">
            <text:p text:style-name="P0"><text:span text:style-name="T2">1592</text:span></text:p>
          </table:table-cell>
          <table:table-cell table:style-name="C6">
            <text:p text:style-name="P0"><text:span text:style-name="T2">OSMARIO LISBOA DE ARAUJO</text:span></text:p>
          </table:table-cell>
          <table:table-cell table:style-name="C6">
            <text:p text:style-name="P0"><text:span text:style-name="T2">ASSESSOR OPERACIONAL</text:span></text:p>
          </table:table-cell>
          <table:table-cell table:style-name="C6">
            <text:p text:style-name="P0"><text:span text:style-name="T2">CARTORIO DO 2º GRAU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92,6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4.265,53</text:span></text:p>
          </table:table-cell>
          <table:table-cell table:style-name="C7">
            <text:p text:style-name="P2"><text:span text:style-name="T2">171,8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1,83</text:span></text:p>
          </table:table-cell>
          <table:table-cell table:style-name="C7">
            <text:p text:style-name="P2"><text:span text:style-name="T2">4.093,70</text:span></text:p>
          </table:table-cell>
        </table:table-row>
        <table:table-row table:style-name="TBL_0_16_row_13">
          <table:table-cell table:style-name="C5">
            <text:p text:style-name="P0"><text:span text:style-name="T2">1487</text:span></text:p>
          </table:table-cell>
          <table:table-cell table:style-name="C6">
            <text:p text:style-name="P0"><text:span text:style-name="T2">PALOMA MATOS MONTEIRO</text:span></text:p>
          </table:table-cell>
          <table:table-cell table:style-name="C6">
            <text:p text:style-name="P0"><text:span text:style-name="T2">TÉCNICO JUDICIÁRIO - requisitado</text:span></text:p>
          </table:table-cell>
          <table:table-cell table:style-name="C6">
            <text:p text:style-name="P0"><text:span text:style-name="T2">DIVISAO ADMINISTRATIVA DO GABINETE DO PROCURADOR-GERAL DE JUSTICA</text:span></text:p>
          </table:table-cell>
          <table:table-cell table:style-name="C7">
            <text:p text:style-name="P2"><text:span text:style-name="T2">3.627,87</text:span></text:p>
          </table:table-cell>
          <table:table-cell table:style-name="C7">
            <text:p text:style-name="P2"><text:span text:style-name="T2">1.771,11</text:span></text:p>
          </table:table-cell>
          <table:table-cell table:style-name="C7">
            <text:p text:style-name="P2"><text:span text:style-name="T2">1.138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8.446,47</text:span></text:p>
          </table:table-cell>
          <table:table-cell table:style-name="C7">
            <text:p text:style-name="P2"><text:span text:style-name="T2">584,09</text:span></text:p>
          </table:table-cell>
          <table:table-cell table:style-name="C7">
            <text:p text:style-name="P2"><text:span text:style-name="T2">715,6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99,78</text:span></text:p>
          </table:table-cell>
          <table:table-cell table:style-name="C7">
            <text:p text:style-name="P2"><text:span text:style-name="T2">7.146,69</text:span></text:p>
          </table:table-cell>
        </table:table-row>
        <table:table-row table:style-name="TBL_0_16_row_14">
          <table:table-cell table:style-name="C5">
            <text:p text:style-name="P0"><text:span text:style-name="T2">1524</text:span></text:p>
          </table:table-cell>
          <table:table-cell table:style-name="C6">
            <text:p text:style-name="P0"><text:span text:style-name="T2">PAMELLA HELLY ALMEIDA DE OLIVEIRA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3ª PROMOTORIA DE JUSTICA CRIMINAL - ARACAJU</text:span></text:p>
          </table:table-cell>
          <table:table-cell table:style-name="C7">
            <text:p text:style-name="P2"><text:span text:style-name="T2">7.611,74</text:span></text:p>
          </table:table-cell>
          <table:table-cell table:style-name="C7">
            <text:p text:style-name="P2"><text:span text:style-name="T2">1.141,7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0.662,49</text:span></text:p>
          </table:table-cell>
          <table:table-cell table:style-name="C7">
            <text:p text:style-name="P2"><text:span text:style-name="T2">1.225,49</text:span></text:p>
          </table:table-cell>
          <table:table-cell table:style-name="C7">
            <text:p text:style-name="P2"><text:span text:style-name="T2">1.148,7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74,20</text:span></text:p>
          </table:table-cell>
          <table:table-cell table:style-name="C7">
            <text:p text:style-name="P2"><text:span text:style-name="T2">8.288,29</text:span></text:p>
          </table:table-cell>
        </table:table-row>
        <table:table-row table:style-name="TBL_0_16_row_15">
          <table:table-cell table:style-name="C5">
            <text:p text:style-name="P0"><text:span text:style-name="T2">1569</text:span></text:p>
          </table:table-cell>
          <table:table-cell table:style-name="C6">
            <text:p text:style-name="P0"><text:span text:style-name="T2">PASCOAL NABUCO DAVILA FREIRE</text:span></text:p>
          </table:table-cell>
          <table:table-cell table:style-name="C6">
            <text:p text:style-name="P0"><text:span text:style-name="T2">REDATOR TÉCNICO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328,07</text:span></text:p>
          </table:table-cell>
          <table:table-cell table:style-name="C7">
            <text:p text:style-name="P2"><text:span text:style-name="T2">1.328,0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328,07</text:span></text:p>
          </table:table-cell>
        </table:table-row>
        <table:table-row table:style-name="TBL_0_16_row_16">
          <table:table-cell table:style-name="C5">
            <text:p text:style-name="P0"><text:span text:style-name="T2">1425</text:span></text:p>
          </table:table-cell>
          <table:table-cell table:style-name="C6">
            <text:p text:style-name="P0"><text:span text:style-name="T2">PATRICIA AZEVEDO MORAES PORRAL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PROMOTORIA DE JUSTICA - CRISTINAPOLIS</text:span></text:p>
          </table:table-cell>
          <table:table-cell table:style-name="C7">
            <text:p text:style-name="P2"><text:span text:style-name="T2">9.065,70</text:span></text:p>
          </table:table-cell>
          <table:table-cell table:style-name="C7">
            <text:p text:style-name="P2"><text:span text:style-name="T2">1.359,8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161,67</text:span></text:p>
          </table:table-cell>
          <table:table-cell table:style-name="C7">
            <text:p text:style-name="P2"><text:span text:style-name="T2">13.587,23</text:span></text:p>
          </table:table-cell>
          <table:table-cell table:style-name="C7">
            <text:p text:style-name="P2"><text:span text:style-name="T2">1.459,58</text:span></text:p>
          </table:table-cell>
          <table:table-cell table:style-name="C7">
            <text:p text:style-name="P2"><text:span text:style-name="T2">1.596,2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055,86</text:span></text:p>
          </table:table-cell>
          <table:table-cell table:style-name="C7">
            <text:p text:style-name="P2"><text:span text:style-name="T2">10.531,37</text:span></text:p>
          </table:table-cell>
        </table:table-row>
        <table:table-row table:style-name="TBL_0_16_row_17">
          <table:table-cell table:style-name="C5">
            <text:p text:style-name="P0"><text:span text:style-name="T2">1307</text:span></text:p>
          </table:table-cell>
          <table:table-cell table:style-name="C6">
            <text:p text:style-name="P0"><text:span text:style-name="T2">PATRICIA CARDOSO MACHADO FEITOZ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CONSELHO SUPERIOR DO MP</text:span></text:p>
          </table:table-cell>
          <table:table-cell table:style-name="C7">
            <text:p text:style-name="P2"><text:span text:style-name="T2">4.690,79</text:span></text:p>
          </table:table-cell>
          <table:table-cell table:style-name="C7">
            <text:p text:style-name="P2"><text:span text:style-name="T2">703,62</text:span></text:p>
          </table:table-cell>
          <table:table-cell table:style-name="C7">
            <text:p text:style-name="P2"><text:span text:style-name="T2">3.692,3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0.995,71</text:span></text:p>
          </table:table-cell>
          <table:table-cell table:style-name="C7">
            <text:p text:style-name="P2"><text:span text:style-name="T2">755,22</text:span></text:p>
          </table:table-cell>
          <table:table-cell table:style-name="C7">
            <text:p text:style-name="P2"><text:span text:style-name="T2">1.421,8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7,02</text:span></text:p>
          </table:table-cell>
          <table:table-cell table:style-name="C7">
            <text:p text:style-name="P2"><text:span text:style-name="T2">8.818,69</text:span></text:p>
          </table:table-cell>
        </table:table-row>
        <table:table-row table:style-name="TBL_0_16_row_18">
          <table:table-cell table:style-name="C5">
            <text:p text:style-name="P0"><text:span text:style-name="T2">1511</text:span></text:p>
          </table:table-cell>
          <table:table-cell table:style-name="C6">
            <text:p text:style-name="P0"><text:span text:style-name="T2">PATRICIA PASSOS MASCARENHAS MENEZES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DIVISAO DE PERICIA TECNICA - GAAE</text:span></text:p>
          </table:table-cell>
          <table:table-cell table:style-name="C7">
            <text:p text:style-name="P2"><text:span text:style-name="T2">4.425,27</text:span></text:p>
          </table:table-cell>
          <table:table-cell table:style-name="C7">
            <text:p text:style-name="P2"><text:span text:style-name="T2">663,79</text:span></text:p>
          </table:table-cell>
          <table:table-cell table:style-name="C7">
            <text:p text:style-name="P2"><text:span text:style-name="T2">1.138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8.400,48</text:span></text:p>
          </table:table-cell>
          <table:table-cell table:style-name="C7">
            <text:p text:style-name="P2"><text:span text:style-name="T2">712,47</text:span></text:p>
          </table:table-cell>
          <table:table-cell table:style-name="C7">
            <text:p text:style-name="P2"><text:span text:style-name="T2">647,2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359,76</text:span></text:p>
          </table:table-cell>
          <table:table-cell table:style-name="C7">
            <text:p text:style-name="P2"><text:span text:style-name="T2">7.040,72</text:span></text:p>
          </table:table-cell>
        </table:table-row>
        <table:table-row table:style-name="TBL_0_16_row_19">
          <table:table-cell table:style-name="C5">
            <text:p text:style-name="P0"><text:span text:style-name="T2">59</text:span></text:p>
          </table:table-cell>
          <table:table-cell table:style-name="C6">
            <text:p text:style-name="P0"><text:span text:style-name="T2">PATRICIO FERREIRA DE FARIAS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16_row_20">
          <table:table-cell table:style-name="C5">
            <text:p text:style-name="P0"><text:span text:style-name="T2">1491</text:span></text:p>
          </table:table-cell>
          <table:table-cell table:style-name="C6">
            <text:p text:style-name="P0"><text:span text:style-name="T2">PAULA COSTA SOUZA PASQUETTI</text:span></text:p>
          </table:table-cell>
          <table:table-cell table:style-name="C6">
            <text:p text:style-name="P0"><text:span text:style-name="T2">ANALISTA DO MP -Informática - G. e A.de P. de Sistemas</text:span></text:p>
          </table:table-cell>
          <table:table-cell table:style-name="C6">
            <text:p text:style-name="P0"><text:span text:style-name="T2">DIVISAO DE PROJETOS E BANCO DE DADOS</text:span></text:p>
          </table:table-cell>
          <table:table-cell table:style-name="C7">
            <text:p text:style-name="P2"><text:span text:style-name="T2">8.552,55</text:span></text:p>
          </table:table-cell>
          <table:table-cell table:style-name="C7">
            <text:p text:style-name="P2"><text:span text:style-name="T2">1.282,88</text:span></text:p>
          </table:table-cell>
          <table:table-cell table:style-name="C7">
            <text:p text:style-name="P2"><text:span text:style-name="T2">5.632,5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7.377,01</text:span></text:p>
          </table:table-cell>
          <table:table-cell table:style-name="C7">
            <text:p text:style-name="P2"><text:span text:style-name="T2">1.376,96</text:span></text:p>
          </table:table-cell>
          <table:table-cell table:style-name="C7">
            <text:p text:style-name="P2"><text:span text:style-name="T2">2.901,4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278,37</text:span></text:p>
          </table:table-cell>
          <table:table-cell table:style-name="C7">
            <text:p text:style-name="P2"><text:span text:style-name="T2">13.098,64</text:span></text:p>
          </table:table-cell>
        </table:table-row>
        <table:table-row table:style-name="TBL_0_16_row_21">
          <table:table-cell table:style-name="C5">
            <text:p text:style-name="P0"><text:span text:style-name="T2">2121</text:span></text:p>
          </table:table-cell>
          <table:table-cell table:style-name="C6">
            <text:p text:style-name="P0"><text:span text:style-name="T2">PAULO CEZAR SANTOS</text:span></text:p>
          </table:table-cell>
          <table:table-cell table:style-name="C6">
            <text:p text:style-name="P0"><text:span text:style-name="T2">3º SARGENTO - requisitado - BESP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16_row_22">
          <table:table-cell table:style-name="C5">
            <text:p text:style-name="P0"><text:span text:style-name="T2">1658</text:span></text:p>
          </table:table-cell>
          <table:table-cell table:style-name="C6">
            <text:p text:style-name="P0"><text:span text:style-name="T2">PAULO HENRIQUE SOARES DE ASSIS BAPTISTA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1ª PROMOTORIA DE JUSTICA - LARANJEIRAS</text:span></text:p>
          </table:table-cell>
          <table:table-cell table:style-name="C7">
            <text:p text:style-name="P2"><text:span text:style-name="T2">6.029,21</text:span></text:p>
          </table:table-cell>
          <table:table-cell table:style-name="C7">
            <text:p text:style-name="P2"><text:span text:style-name="T2">904,3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25,27</text:span></text:p>
          </table:table-cell>
          <table:table-cell table:style-name="C7">
            <text:p text:style-name="P2"><text:span text:style-name="T2">9.258,86</text:span></text:p>
          </table:table-cell>
          <table:table-cell table:style-name="C7">
            <text:p text:style-name="P2"><text:span text:style-name="T2">970,70</text:span></text:p>
          </table:table-cell>
          <table:table-cell table:style-name="C7">
            <text:p text:style-name="P2"><text:span text:style-name="T2">666,1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636,86</text:span></text:p>
          </table:table-cell>
          <table:table-cell table:style-name="C7">
            <text:p text:style-name="P2"><text:span text:style-name="T2">7.622,00</text:span></text:p>
          </table:table-cell>
        </table:table-row>
        <table:table-row table:style-name="TBL_0_16_row_23">
          <table:table-cell table:style-name="C5">
            <text:p text:style-name="P0"><text:span text:style-name="T2">1389</text:span></text:p>
          </table:table-cell>
          <table:table-cell table:style-name="C6">
            <text:p text:style-name="P0"><text:span text:style-name="T2">PAULO JOSE DE FREITAS FILHO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DIVISAO DE COMUNICACAO CERIMONIAL E EVENTOS/GPGJ</text:span></text:p>
          </table:table-cell>
          <table:table-cell table:style-name="C7">
            <text:p text:style-name="P2"><text:span text:style-name="T2">4.425,27</text:span></text:p>
          </table:table-cell>
          <table:table-cell table:style-name="C7">
            <text:p text:style-name="P2"><text:span text:style-name="T2">663,79</text:span></text:p>
          </table:table-cell>
          <table:table-cell table:style-name="C7">
            <text:p text:style-name="P2"><text:span text:style-name="T2">5.632,5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12.894,57</text:span></text:p>
          </table:table-cell>
          <table:table-cell table:style-name="C7">
            <text:p text:style-name="P2"><text:span text:style-name="T2">712,47</text:span></text:p>
          </table:table-cell>
          <table:table-cell table:style-name="C7">
            <text:p text:style-name="P2"><text:span text:style-name="T2">1.883,1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595,63</text:span></text:p>
          </table:table-cell>
          <table:table-cell table:style-name="C7">
            <text:p text:style-name="P2"><text:span text:style-name="T2">10.298,94</text:span></text:p>
          </table:table-cell>
        </table:table-row>
        <table:table-row table:style-name="TBL_0_16_row_24">
          <table:table-cell table:style-name="C5">
            <text:p text:style-name="P0"><text:span text:style-name="T2">640</text:span></text:p>
          </table:table-cell>
          <table:table-cell table:style-name="C6">
            <text:p text:style-name="P0"><text:span text:style-name="T2">PAULO JOSE FRANCISCO ALVES FILHO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2ª PROMOTORIA DE JUSTICA - TOBIAS BARRETO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368,91</text:span></text:p>
          </table:table-cell>
          <table:table-cell table:style-name="C7">
            <text:p text:style-name="P2"><text:span text:style-name="T2">17.172,92</text:span></text:p>
          </table:table-cell>
          <table:table-cell table:style-name="C7">
            <text:p text:style-name="P2"><text:span text:style-name="T2">54.230,94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6.820,8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.537,35</text:span></text:p>
          </table:table-cell>
          <table:table-cell table:style-name="C7">
            <text:p text:style-name="P2"><text:span text:style-name="T2">42.693,59</text:span></text:p>
          </table:table-cell>
        </table:table-row>
        <table:table-row table:style-name="TBL_0_16_row_25">
          <table:table-cell table:style-name="C5">
            <text:p text:style-name="P0"><text:span text:style-name="T2">33</text:span></text:p>
          </table:table-cell>
          <table:table-cell table:style-name="C6">
            <text:p text:style-name="P0"><text:span text:style-name="T2">PAULO LIMA DE SANTANA</text:span></text:p>
          </table:table-cell>
          <table:table-cell table:style-name="C6">
            <text:p text:style-name="P0"><text:span text:style-name="T2">PROCURADOR DE JUSTIÇA</text:span></text:p>
          </table:table-cell>
          <table:table-cell table:style-name="C6">
            <text:p text:style-name="P0"><text:span text:style-name="T2">7ª PROCURADORIA DE JUSTICA (2ª CAMARA CIVEL)</text:span></text:p>
          </table:table-cell>
          <table:table-cell table:style-name="C7">
            <text:p text:style-name="P2"><text:span text:style-name="T2">35.462,2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964,71</text:span></text:p>
          </table:table-cell>
          <table:table-cell table:style-name="C7">
            <text:p text:style-name="P2"><text:span text:style-name="T2">7.092,44</text:span></text:p>
          </table:table-cell>
          <table:table-cell table:style-name="C7">
            <text:p text:style-name="P2"><text:span text:style-name="T2">17.859,13</text:span></text:p>
          </table:table-cell>
          <table:table-cell table:style-name="C7">
            <text:p text:style-name="P2"><text:span text:style-name="T2">65.378,50</text:span></text:p>
          </table:table-cell>
          <table:table-cell table:style-name="C7">
            <text:p text:style-name="P2"><text:span text:style-name="T2">4.964,71</text:span></text:p>
          </table:table-cell>
          <table:table-cell table:style-name="C7">
            <text:p text:style-name="P2"><text:span text:style-name="T2">9.936,30</text:span></text:p>
          </table:table-cell>
          <table:table-cell table:style-name="C7">
            <text:p text:style-name="P2"><text:span text:style-name="T2">3.261,34</text:span></text:p>
          </table:table-cell>
          <table:table-cell table:style-name="C7">
            <text:p text:style-name="P2"><text:span text:style-name="T2">18.162,35</text:span></text:p>
          </table:table-cell>
          <table:table-cell table:style-name="C7">
            <text:p text:style-name="P2"><text:span text:style-name="T2">47.216,15</text:span></text:p>
          </table:table-cell>
        </table:table-row>
        <table:table-row table:style-name="TBL_0_16_row_26">
          <table:table-cell table:style-name="C5">
            <text:p text:style-name="P0"><text:span text:style-name="T2">292</text:span></text:p>
          </table:table-cell>
          <table:table-cell table:style-name="C6">
            <text:p text:style-name="P0"><text:span text:style-name="T2">PAULO RIBEIRO DA SILVA</text:span></text:p>
          </table:table-cell>
          <table:table-cell table:style-name="C6">
            <text:p text:style-name="P0"><text:span text:style-name="T2">CHEFE DE SERVIÇOS DE MANUTENÇÃO - CAPITAL</text:span></text:p>
          </table:table-cell>
          <table:table-cell table:style-name="C6">
            <text:p text:style-name="P0"><text:span text:style-name="T2">SERVICOS DE  MAUTENCAO CAPITAL/DAA/DA/SG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308,4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92,54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7.773,93</text:span></text:p>
          </table:table-cell>
          <table:table-cell table:style-name="C7">
            <text:p text:style-name="P2"><text:span text:style-name="T2">635,42</text:span></text:p>
          </table:table-cell>
          <table:table-cell table:style-name="C7">
            <text:p text:style-name="P2"><text:span text:style-name="T2">353,1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88,57</text:span></text:p>
          </table:table-cell>
          <table:table-cell table:style-name="C7">
            <text:p text:style-name="P2"><text:span text:style-name="T2">6.785,36</text:span></text:p>
          </table:table-cell>
        </table:table-row>
        <table:table-row table:style-name="TBL_0_16_row_27">
          <table:table-cell table:style-name="C5">
            <text:p text:style-name="P0"><text:span text:style-name="T2">1476</text:span></text:p>
          </table:table-cell>
          <table:table-cell table:style-name="C6">
            <text:p text:style-name="P0"><text:span text:style-name="T2">PAULO ROBERTO NUNES DE ALMEIDA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2ª PROMOTORIA DE JUSTICA CRIMINAL - ITABAIANA</text:span></text:p>
          </table:table-cell>
          <table:table-cell table:style-name="C7">
            <text:p text:style-name="P2"><text:span text:style-name="T2">9.065,70</text:span></text:p>
          </table:table-cell>
          <table:table-cell table:style-name="C7">
            <text:p text:style-name="P2"><text:span text:style-name="T2">2.266,4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517,20</text:span></text:p>
          </table:table-cell>
          <table:table-cell table:style-name="C7">
            <text:p text:style-name="P2"><text:span text:style-name="T2">13.849,33</text:span></text:p>
          </table:table-cell>
          <table:table-cell table:style-name="C7">
            <text:p text:style-name="P2"><text:span text:style-name="T2">1.586,50</text:span></text:p>
          </table:table-cell>
          <table:table-cell table:style-name="C7">
            <text:p text:style-name="P2"><text:span text:style-name="T2">1.810,6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397,19</text:span></text:p>
          </table:table-cell>
          <table:table-cell table:style-name="C7">
            <text:p text:style-name="P2"><text:span text:style-name="T2">10.452,14</text:span></text:p>
          </table:table-cell>
        </table:table-row>
        <table:table-row table:style-name="TBL_0_16_row_28">
          <table:table-cell table:style-name="C5">
            <text:p text:style-name="P0"><text:span text:style-name="T2">44</text:span></text:p>
          </table:table-cell>
          <table:table-cell table:style-name="C6">
            <text:p text:style-name="P0"><text:span text:style-name="T2">PAULO VIEIRA MESSIAS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5ª PROMOTORIA DE JUSTICA DISTRITAL - ARACAJU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84,07</text:span></text:p>
          </table:table-cell>
          <table:table-cell table:style-name="C7">
            <text:p text:style-name="P2"><text:span text:style-name="T2">40.789,66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8.395,1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3.111,63</text:span></text:p>
          </table:table-cell>
          <table:table-cell table:style-name="C7">
            <text:p text:style-name="P2"><text:span text:style-name="T2">27.678,03</text:span></text:p>
          </table:table-cell>
        </table:table-row>
        <table:table-row table:style-name="TBL_0_16_row_29">
          <table:table-cell table:style-name="C5">
            <text:p text:style-name="P0"><text:span text:style-name="T2">2061</text:span></text:p>
          </table:table-cell>
          <table:table-cell table:style-name="C6">
            <text:p text:style-name="P0"><text:span text:style-name="T2">PEDRO FELIPE CARDOSO MOTA FONTES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1ª PROMOTORIA DE JUSTICA - NOSSA SENHORA DA GLORIA </text:span></text:p>
          </table:table-cell>
          <table:table-cell table:style-name="C7">
            <text:p text:style-name="P2"><text:span text:style-name="T2">3.505,23</text:span></text:p>
          </table:table-cell>
          <table:table-cell table:style-name="C7">
            <text:p text:style-name="P2"><text:span text:style-name="T2">276,5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897,74</text:span></text:p>
          </table:table-cell>
          <table:table-cell table:style-name="C7">
            <text:p text:style-name="P2"><text:span text:style-name="T2">6.679,53</text:span></text:p>
          </table:table-cell>
          <table:table-cell table:style-name="C7">
            <text:p text:style-name="P2"><text:span text:style-name="T2">529,45</text:span></text:p>
          </table:table-cell>
          <table:table-cell table:style-name="C7">
            <text:p text:style-name="P2"><text:span text:style-name="T2">133,0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62,50</text:span></text:p>
          </table:table-cell>
          <table:table-cell table:style-name="C7">
            <text:p text:style-name="P2"><text:span text:style-name="T2">6.017,03</text:span></text:p>
          </table:table-cell>
        </table:table-row>
        <table:table-row table:style-name="TBL_0_16_row_30">
          <table:table-cell table:style-name="C5">
            <text:p text:style-name="P0"><text:span text:style-name="T2">1845</text:span></text:p>
          </table:table-cell>
          <table:table-cell table:style-name="C6">
            <text:p text:style-name="P0"><text:span text:style-name="T2">PEDRO GOMES DE SOUZA</text:span></text:p>
          </table:table-cell>
          <table:table-cell table:style-name="C6">
            <text:p text:style-name="P0"><text:span text:style-name="T2">MOTORISTA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16_row_31">
          <table:table-cell table:style-name="C5">
            <text:p text:style-name="P0"><text:span text:style-name="T2">911</text:span></text:p>
          </table:table-cell>
          <table:table-cell table:style-name="C6">
            <text:p text:style-name="P0"><text:span text:style-name="T2">PEDRO MENEZES FEITOSA</text:span></text:p>
          </table:table-cell>
          <table:table-cell table:style-name="C6">
            <text:p text:style-name="P0"><text:span text:style-name="T2">* TÉCNICO ESPECIALISTA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16_row_32">
          <table:table-cell table:style-name="C5">
            <text:p text:style-name="P0"><text:span text:style-name="T2">60</text:span></text:p>
          </table:table-cell>
          <table:table-cell table:style-name="C6">
            <text:p text:style-name="P0"><text:span text:style-name="T2">PEDRO VICTORIO DAUD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16_row_33">
          <table:table-cell table:style-name="C5">
            <text:p text:style-name="P0"><text:span text:style-name="T2">1692</text:span></text:p>
          </table:table-cell>
          <table:table-cell table:style-name="C6">
            <text:p text:style-name="P0"><text:span text:style-name="T2">PEDRO VINICIUS LOPES DOS SANTOS</text:span></text:p>
          </table:table-cell>
          <table:table-cell table:style-name="C6">
            <text:p text:style-name="P0"><text:span text:style-name="T2">ANALISTA DO MP - ADMINISTRADOR</text:span></text:p>
          </table:table-cell>
          <table:table-cell table:style-name="C6">
            <text:p text:style-name="P0"><text:span text:style-name="T2">DIVISAO  DE APOIO ADMINISTRATIVO/DA/SG</text:span></text:p>
          </table:table-cell>
          <table:table-cell table:style-name="C7">
            <text:p text:style-name="P2"><text:span text:style-name="T2">8.552,55</text:span></text:p>
          </table:table-cell>
          <table:table-cell table:style-name="C7">
            <text:p text:style-name="P2"><text:span text:style-name="T2">1.282,88</text:span></text:p>
          </table:table-cell>
          <table:table-cell table:style-name="C7">
            <text:p text:style-name="P2"><text:span text:style-name="T2">2.585,0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14.593,43</text:span></text:p>
          </table:table-cell>
          <table:table-cell table:style-name="C7">
            <text:p text:style-name="P2"><text:span text:style-name="T2">1.376,96</text:span></text:p>
          </table:table-cell>
          <table:table-cell table:style-name="C7">
            <text:p text:style-name="P2"><text:span text:style-name="T2">2.063,3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440,30</text:span></text:p>
          </table:table-cell>
          <table:table-cell table:style-name="C7">
            <text:p text:style-name="P2"><text:span text:style-name="T2">11.153,13</text:span></text:p>
          </table:table-cell>
        </table:table-row>
        <table:table-row table:style-name="TBL_0_16_row_34">
          <table:table-cell table:style-name="C5">
            <text:p text:style-name="P0"><text:span text:style-name="T2">339</text:span></text:p>
          </table:table-cell>
          <table:table-cell table:style-name="C6">
            <text:p text:style-name="P0"><text:span text:style-name="T2">PETERSON ALMEIDA BARBOSA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1ª PROMOTORIA DE JUSTICA - ITAPORANGA D'AJUDA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.229,7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368,91</text:span></text:p>
          </table:table-cell>
          <table:table-cell table:style-name="C7">
            <text:p text:style-name="P2"><text:span text:style-name="T2">17.172,92</text:span></text:p>
          </table:table-cell>
          <table:table-cell table:style-name="C7">
            <text:p text:style-name="P2"><text:span text:style-name="T2">65.460,64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11.008,4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5.724,94</text:span></text:p>
          </table:table-cell>
          <table:table-cell table:style-name="C7">
            <text:p text:style-name="P2"><text:span text:style-name="T2">49.735,70</text:span></text:p>
          </table:table-cell>
        </table:table-row>
        <table:table-row table:style-name="TBL_0_16_row_35">
          <table:table-cell table:style-name="C5">
            <text:p text:style-name="P0"><text:span text:style-name="T2">1279</text:span></text:p>
          </table:table-cell>
          <table:table-cell table:style-name="C6">
            <text:p text:style-name="P0"><text:span text:style-name="T2">PETRUCIO LOPES CASADO FILHO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10ª PROCURADORIA DE JUSTICA (2ª CAMARA CIVEL)</text:span></text:p>
          </table:table-cell>
          <table:table-cell table:style-name="C7">
            <text:p text:style-name="P2"><text:span text:style-name="T2">10.186,22</text:span></text:p>
          </table:table-cell>
          <table:table-cell table:style-name="C7">
            <text:p text:style-name="P2"><text:span text:style-name="T2">2.037,24</text:span></text:p>
          </table:table-cell>
          <table:table-cell table:style-name="C7">
            <text:p text:style-name="P2"><text:span text:style-name="T2">10.673,6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24.806,05</text:span></text:p>
          </table:table-cell>
          <table:table-cell table:style-name="C7">
            <text:p text:style-name="P2"><text:span text:style-name="T2">1.711,28</text:span></text:p>
          </table:table-cell>
          <table:table-cell table:style-name="C7">
            <text:p text:style-name="P2"><text:span text:style-name="T2">4.956,7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.668,01</text:span></text:p>
          </table:table-cell>
          <table:table-cell table:style-name="C7">
            <text:p text:style-name="P2"><text:span text:style-name="T2">18.138,04</text:span></text:p>
          </table:table-cell>
        </table:table-row>
        <table:table-row table:style-name="TBL_0_16_row_36">
          <table:table-cell table:style-name="C5">
            <text:p text:style-name="P0"><text:span text:style-name="T2">2250</text:span></text:p>
          </table:table-cell>
          <table:table-cell table:style-name="C6">
            <text:p text:style-name="P0"><text:span text:style-name="T2">PIERRE VIEIRA DE CARVALHO</text:span></text:p>
          </table:table-cell>
          <table:table-cell table:style-name="C6">
            <text:p text:style-name="P0"><text:span text:style-name="T2">ASSESSOR OPERACIONAL</text:span></text:p>
          </table:table-cell>
          <table:table-cell table:style-name="C6">
            <text:p text:style-name="P0"><text:span text:style-name="T2">COORDENADORIA GERAL / MP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92,61</text:span></text:p>
          </table:table-cell>
          <table:table-cell table:style-name="C7">
            <text:p text:style-name="P2"><text:span text:style-name="T2">479,8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4.745,41</text:span></text:p>
          </table:table-cell>
          <table:table-cell table:style-name="C7">
            <text:p text:style-name="P2"><text:span text:style-name="T2">171,83</text:span></text:p>
          </table:table-cell>
          <table:table-cell table:style-name="C7">
            <text:p text:style-name="P2"><text:span text:style-name="T2">1,2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3,09</text:span></text:p>
          </table:table-cell>
          <table:table-cell table:style-name="C7">
            <text:p text:style-name="P2"><text:span text:style-name="T2">4.572,32</text:span></text:p>
          </table:table-cell>
        </table:table-row>
        <table:table-row table:style-name="TBL_0_16_row_37">
          <table:table-cell table:style-name="C5">
            <text:p text:style-name="P0"><text:span text:style-name="T2">627</text:span></text:p>
          </table:table-cell>
          <table:table-cell table:style-name="C6">
            <text:p text:style-name="P0"><text:span text:style-name="T2">POLLYANNA MARA DE CASTRO AGUIAR</text:span></text:p>
          </table:table-cell>
          <table:table-cell table:style-name="C6">
            <text:p text:style-name="P0"><text:span text:style-name="T2">PROMOTOR DE JUSTIÇA DE ENTR. INICIAL</text:span></text:p>
          </table:table-cell>
          <table:table-cell table:style-name="C6">
            <text:p text:style-name="P0"><text:span text:style-name="T2">2ª PROMOTORIA DE JUSTICA -  BARRA DOS COQUEIROS</text:span></text:p>
          </table:table-cell>
          <table:table-cell table:style-name="C7">
            <text:p text:style-name="P2"><text:span text:style-name="T2">32.004,6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34.177,57</text:span></text:p>
          </table:table-cell>
          <table:table-cell table:style-name="C7">
            <text:p text:style-name="P2"><text:span text:style-name="T2">4.480,65</text:span></text:p>
          </table:table-cell>
          <table:table-cell table:style-name="C7">
            <text:p text:style-name="P2"><text:span text:style-name="T2">6.699,7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.180,39</text:span></text:p>
          </table:table-cell>
          <table:table-cell table:style-name="C7">
            <text:p text:style-name="P2"><text:span text:style-name="T2">22.997,18</text:span></text:p>
          </table:table-cell>
        </table:table-row>
        <table:table-row table:style-name="TBL_0_16_row_38">
          <table:table-cell table:style-name="C5">
            <text:p text:style-name="P0"><text:span text:style-name="T2">34</text:span></text:p>
          </table:table-cell>
          <table:table-cell table:style-name="C6">
            <text:p text:style-name="P0"><text:span text:style-name="T2">PORFIRIO MARTINS FELIX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16_row_39">
          <table:table-cell table:style-name="C5">
            <text:p text:style-name="P0"><text:span text:style-name="T2">1855</text:span></text:p>
          </table:table-cell>
          <table:table-cell table:style-name="C6">
            <text:p text:style-name="P0"><text:span text:style-name="T2">PRISCILA CAMARGO SILVA TAVARES</text:span></text:p>
          </table:table-cell>
          <table:table-cell table:style-name="C6">
            <text:p text:style-name="P0"><text:span text:style-name="T2">PROMOTOR DE JUSTIÇA DE ENTR. INICIAL</text:span></text:p>
          </table:table-cell>
          <table:table-cell table:style-name="C6">
            <text:p text:style-name="P0"><text:span text:style-name="T2">PROMOTORIA DE JUSTICA - POCO VERDE </text:span></text:p>
          </table:table-cell>
          <table:table-cell table:style-name="C7">
            <text:p text:style-name="P2"><text:span text:style-name="T2">32.004,6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33.913,64</text:span></text:p>
          </table:table-cell>
          <table:table-cell table:style-name="C7">
            <text:p text:style-name="P2"><text:span text:style-name="T2">4.480,65</text:span></text:p>
          </table:table-cell>
          <table:table-cell table:style-name="C7">
            <text:p text:style-name="P2"><text:span text:style-name="T2">6.595,4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.076,12</text:span></text:p>
          </table:table-cell>
          <table:table-cell table:style-name="C7">
            <text:p text:style-name="P2"><text:span text:style-name="T2">22.837,52</text:span></text:p>
          </table:table-cell>
        </table:table-row>
        <table:table-row table:style-name="TBL_0_16_row_40">
          <table:table-cell table:style-name="C5">
            <text:p text:style-name="P0"><text:span text:style-name="T2">1929</text:span></text:p>
          </table:table-cell>
          <table:table-cell table:style-name="C6">
            <text:p text:style-name="P0"><text:span text:style-name="T2">PUSCAS PEREIRA SILVA JUNIOR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PROMOTORIA DE JUSTICA - POCO VERDE </text:span></text:p>
          </table:table-cell>
          <table:table-cell table:style-name="C7">
            <text:p text:style-name="P2"><text:span text:style-name="T2">2.943,06</text:span></text:p>
          </table:table-cell>
          <table:table-cell table:style-name="C7">
            <text:p text:style-name="P2"><text:span text:style-name="T2">232,2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121,43</text:span></text:p>
          </table:table-cell>
          <table:table-cell table:style-name="C7">
            <text:p text:style-name="P2"><text:span text:style-name="T2">6.296,69</text:span></text:p>
          </table:table-cell>
          <table:table-cell table:style-name="C7">
            <text:p text:style-name="P2"><text:span text:style-name="T2">444,54</text:span></text:p>
          </table:table-cell>
          <table:table-cell table:style-name="C7">
            <text:p text:style-name="P2"><text:span text:style-name="T2">62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506,54</text:span></text:p>
          </table:table-cell>
          <table:table-cell table:style-name="C7">
            <text:p text:style-name="P2"><text:span text:style-name="T2">5.790,15</text:span></text:p>
          </table:table-cell>
        </table:table-row>
        <table:table-row table:style-name="TBL_0_16_row_41">
          <table:table-cell table:style-name="C5">
            <text:p text:style-name="P0"><text:span text:style-name="T2">1547</text:span></text:p>
          </table:table-cell>
          <table:table-cell table:style-name="C6">
            <text:p text:style-name="P0"><text:span text:style-name="T2">QUELINE BARBOSA DE SOUZA ARAGAO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6ª PROCURADORIA DE JUSTICA (CAMARA CRIMINAL)</text:span></text:p>
          </table:table-cell>
          <table:table-cell table:style-name="C7">
            <text:p text:style-name="P2"><text:span text:style-name="T2">8.552,55</text:span></text:p>
          </table:table-cell>
          <table:table-cell table:style-name="C7">
            <text:p text:style-name="P2"><text:span text:style-name="T2">2.565,77</text:span></text:p>
          </table:table-cell>
          <table:table-cell table:style-name="C7">
            <text:p text:style-name="P2"><text:span text:style-name="T2">10.673,6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23.964,84</text:span></text:p>
          </table:table-cell>
          <table:table-cell table:style-name="C7">
            <text:p text:style-name="P2"><text:span text:style-name="T2">1.556,56</text:span></text:p>
          </table:table-cell>
          <table:table-cell table:style-name="C7">
            <text:p text:style-name="P2"><text:span text:style-name="T2">4.643,2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.199,79</text:span></text:p>
          </table:table-cell>
          <table:table-cell table:style-name="C7">
            <text:p text:style-name="P2"><text:span text:style-name="T2">17.765,05</text:span></text:p>
          </table:table-cell>
        </table:table-row>
        <table:table-row table:style-name="TBL_0_16_row_42">
          <table:table-cell table:style-name="C5">
            <text:p text:style-name="P0"><text:span text:style-name="T2">2202</text:span></text:p>
          </table:table-cell>
          <table:table-cell table:style-name="C6">
            <text:p text:style-name="P0"><text:span text:style-name="T2">QUEZIA EMANUELA MESSIAS ALVES</text:span></text:p>
          </table:table-cell>
          <table:table-cell table:style-name="C6">
            <text:p text:style-name="P0"><text:span text:style-name="T2">ASSESSOR OPERACIONAL</text:span></text:p>
          </table:table-cell>
          <table:table-cell table:style-name="C6">
            <text:p text:style-name="P0"><text:span text:style-name="T2">GRUPO DE APOIO OPERACIONAL - SEC. GERAL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92,6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4.001,60</text:span></text:p>
          </table:table-cell>
          <table:table-cell table:style-name="C7">
            <text:p text:style-name="P2"><text:span text:style-name="T2">171,83</text:span></text:p>
          </table:table-cell>
          <table:table-cell table:style-name="C7">
            <text:p text:style-name="P2"><text:span text:style-name="T2">1,2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3,09</text:span></text:p>
          </table:table-cell>
          <table:table-cell table:style-name="C7">
            <text:p text:style-name="P2"><text:span text:style-name="T2">3.828,51</text:span></text:p>
          </table:table-cell>
        </table:table-row>
        <table:table-row table:style-name="TBL_0_16_row_43">
          <table:table-cell table:style-name="C5">
            <text:p text:style-name="P0"><text:span text:style-name="T2">519</text:span></text:p>
          </table:table-cell>
          <table:table-cell table:style-name="C6">
            <text:p text:style-name="P0"><text:span text:style-name="T2">RAFAEL CUSTODIO SILVA</text:span></text:p>
          </table:table-cell>
          <table:table-cell table:style-name="C6">
            <text:p text:style-name="P0"><text:span text:style-name="T2">ASSESSOR DE TECNOLOGIA DA INFORMAÇÃO</text:span></text:p>
          </table:table-cell>
          <table:table-cell table:style-name="C6">
            <text:p text:style-name="P0"><text:span text:style-name="T2">DIRETORIA DE TECNOLOGIA DA INFORMACAO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260,3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6.433,28</text:span></text:p>
          </table:table-cell>
          <table:table-cell table:style-name="C7">
            <text:p text:style-name="P2"><text:span text:style-name="T2">447,73</text:span></text:p>
          </table:table-cell>
          <table:table-cell table:style-name="C7">
            <text:p text:style-name="P2"><text:span text:style-name="T2">131,7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579,51</text:span></text:p>
          </table:table-cell>
          <table:table-cell table:style-name="C7">
            <text:p text:style-name="P2"><text:span text:style-name="T2">5.853,77</text:span></text:p>
          </table:table-cell>
        </table:table-row>
      </table:table>
      <table:table table:name="TBL_0_17" table:style-name="TBL_0_17">
        <table:table-column table:style-name="TBL_0_17_col_0">
</table:table-column>
        <table:table-column table:style-name="TBL_0_17_col_1">
</table:table-column>
        <table:table-column table:style-name="TBL_0_17_col_2">
</table:table-column>
        <table:table-column table:style-name="TBL_0_17_col_3">
</table:table-column>
        <table:table-column table:style-name="TBL_0_17_col_4">
</table:table-column>
        <table:table-column table:style-name="TBL_0_17_col_5">
</table:table-column>
        <table:table-column table:style-name="TBL_0_17_col_6">
</table:table-column>
        <table:table-column table:style-name="TBL_0_17_col_7">
</table:table-column>
        <table:table-column table:style-name="TBL_0_17_col_8">
</table:table-column>
        <table:table-column table:style-name="TBL_0_17_col_9">
</table:table-column>
        <table:table-column table:style-name="TBL_0_17_col_10">
</table:table-column>
        <table:table-column table:style-name="TBL_0_17_col_11">
</table:table-column>
        <table:table-column table:style-name="TBL_0_17_col_12">
</table:table-column>
        <table:table-column table:style-name="TBL_0_17_col_13">
</table:table-column>
        <table:table-column table:style-name="TBL_0_17_col_14">
</table:table-column>
        <table:table-column table:style-name="TBL_0_17_col_15">
</table:table-column>
        <table:table-column table:style-name="TBL_0_17_col_16">
</table:table-column>
        <table:table-column table:style-name="TBL_0_17_col_17">
</table:table-column>
        <table:table-row table:style-name="TBL_0_17_row_0">
          <table:table-cell table:style-name="C5">
            <text:p text:style-name="P0"><text:bookmark text:name="JR_PAGE_ANCHOR_0_18"/><text:span text:style-name="T2">2232</text:span></text:p>
          </table:table-cell>
          <table:table-cell table:style-name="C6">
            <text:p text:style-name="P0"><text:span text:style-name="T2">RAFAEL SANTOS CRUZ</text:span></text:p>
          </table:table-cell>
          <table:table-cell table:style-name="C6">
            <text:p text:style-name="P0"><text:span text:style-name="T2">ASSESSOR OPERACIONAL</text:span></text:p>
          </table:table-cell>
          <table:table-cell table:style-name="C6">
            <text:p text:style-name="P0"><text:span text:style-name="T2">PROMOTORIA DE JUSTICA - JAPARATUBA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92,6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4.001,60</text:span></text:p>
          </table:table-cell>
          <table:table-cell table:style-name="C7">
            <text:p text:style-name="P2"><text:span text:style-name="T2">171,83</text:span></text:p>
          </table:table-cell>
          <table:table-cell table:style-name="C7">
            <text:p text:style-name="P2"><text:span text:style-name="T2">1,2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3,09</text:span></text:p>
          </table:table-cell>
          <table:table-cell table:style-name="C7">
            <text:p text:style-name="P2"><text:span text:style-name="T2">3.828,51</text:span></text:p>
          </table:table-cell>
        </table:table-row>
        <table:table-row table:style-name="TBL_0_17_row_1">
          <table:table-cell table:style-name="C5">
            <text:p text:style-name="P0"><text:span text:style-name="T2">1466</text:span></text:p>
          </table:table-cell>
          <table:table-cell table:style-name="C6">
            <text:p text:style-name="P0"><text:span text:style-name="T2">RAFAEL SCHWEZ KURKOWSKI</text:span></text:p>
          </table:table-cell>
          <table:table-cell table:style-name="C6">
            <text:p text:style-name="P0"><text:span text:style-name="T2">PROMOTOR DE JUSTIÇA DE ENTR. INICIAL</text:span></text:p>
          </table:table-cell>
          <table:table-cell table:style-name="C6">
            <text:p text:style-name="P0"><text:span text:style-name="T2">PROMOTORIA DE JUSTICA - BOQUIM</text:span></text:p>
          </table:table-cell>
          <table:table-cell table:style-name="C7">
            <text:p text:style-name="P2"><text:span text:style-name="T2">32.004,6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33.913,64</text:span></text:p>
          </table:table-cell>
          <table:table-cell table:style-name="C7">
            <text:p text:style-name="P2"><text:span text:style-name="T2">4.480,65</text:span></text:p>
          </table:table-cell>
          <table:table-cell table:style-name="C7">
            <text:p text:style-name="P2"><text:span text:style-name="T2">6.699,7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.180,39</text:span></text:p>
          </table:table-cell>
          <table:table-cell table:style-name="C7">
            <text:p text:style-name="P2"><text:span text:style-name="T2">22.733,25</text:span></text:p>
          </table:table-cell>
        </table:table-row>
        <table:table-row table:style-name="TBL_0_17_row_2">
          <table:table-cell table:style-name="C5">
            <text:p text:style-name="P0"><text:span text:style-name="T2">1711</text:span></text:p>
          </table:table-cell>
          <table:table-cell table:style-name="C6">
            <text:p text:style-name="P0"><text:span text:style-name="T2">RAFAEL VALENCA DA COST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7ª PROMOTORIA DE JUSTICA DISTRITAL - ARACAJU</text:span></text:p>
          </table:table-cell>
          <table:table-cell table:style-name="C7">
            <text:p text:style-name="P2"><text:span text:style-name="T2">3.715,54</text:span></text:p>
          </table:table-cell>
          <table:table-cell table:style-name="C7">
            <text:p text:style-name="P2"><text:span text:style-name="T2">390,8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6.015,40</text:span></text:p>
          </table:table-cell>
          <table:table-cell table:style-name="C7">
            <text:p text:style-name="P2"><text:span text:style-name="T2">574,90</text:span></text:p>
          </table:table-cell>
          <table:table-cell table:style-name="C7">
            <text:p text:style-name="P2"><text:span text:style-name="T2">174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749,83</text:span></text:p>
          </table:table-cell>
          <table:table-cell table:style-name="C7">
            <text:p text:style-name="P2"><text:span text:style-name="T2">5.265,57</text:span></text:p>
          </table:table-cell>
        </table:table-row>
        <table:table-row table:style-name="TBL_0_17_row_3">
          <table:table-cell table:style-name="C5">
            <text:p text:style-name="P0"><text:span text:style-name="T2">876</text:span></text:p>
          </table:table-cell>
          <table:table-cell table:style-name="C6">
            <text:p text:style-name="P0"><text:span text:style-name="T2">RAIMUNDO BISPO FILHO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2ª PROMOTORIA DE JUSTICA - NOSSA SENHORA DA GLORIA</text:span></text:p>
          </table:table-cell>
          <table:table-cell table:style-name="C7">
            <text:p text:style-name="P2"><text:span text:style-name="T2">32.004,6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7.939,0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840,56</text:span></text:p>
          </table:table-cell>
          <table:table-cell table:style-name="C7">
            <text:p text:style-name="P2"><text:span text:style-name="T2">17.172,92</text:span></text:p>
          </table:table-cell>
          <table:table-cell table:style-name="C7">
            <text:p text:style-name="P2"><text:span text:style-name="T2">60.957,20</text:span></text:p>
          </table:table-cell>
          <table:table-cell table:style-name="C7">
            <text:p text:style-name="P2"><text:span text:style-name="T2">4.480,65</text:span></text:p>
          </table:table-cell>
          <table:table-cell table:style-name="C7">
            <text:p text:style-name="P2"><text:span text:style-name="T2">7.547,3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028,00</text:span></text:p>
          </table:table-cell>
          <table:table-cell table:style-name="C7">
            <text:p text:style-name="P2"><text:span text:style-name="T2">48.929,20</text:span></text:p>
          </table:table-cell>
        </table:table-row>
        <table:table-row table:style-name="TBL_0_17_row_4">
          <table:table-cell table:style-name="C5">
            <text:p text:style-name="P0"><text:span text:style-name="T2">1172</text:span></text:p>
          </table:table-cell>
          <table:table-cell table:style-name="C6">
            <text:p text:style-name="P0"><text:span text:style-name="T2">RAISSA LEMOS SILVA MACHADO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3ª PROMOTORIA DE JUSTICA DISTRITAL - ARACAJU</text:span></text:p>
          </table:table-cell>
          <table:table-cell table:style-name="C7">
            <text:p text:style-name="P2"><text:span text:style-name="T2">4.972,24</text:span></text:p>
          </table:table-cell>
          <table:table-cell table:style-name="C7">
            <text:p text:style-name="P2"><text:span text:style-name="T2">745,8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6,0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9.533,10</text:span></text:p>
          </table:table-cell>
          <table:table-cell table:style-name="C7">
            <text:p text:style-name="P2"><text:span text:style-name="T2">800,53</text:span></text:p>
          </table:table-cell>
          <table:table-cell table:style-name="C7">
            <text:p text:style-name="P2"><text:span text:style-name="T2">1.007,1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7,65</text:span></text:p>
          </table:table-cell>
          <table:table-cell table:style-name="C7">
            <text:p text:style-name="P2"><text:span text:style-name="T2">7.725,45</text:span></text:p>
          </table:table-cell>
        </table:table-row>
        <table:table-row table:style-name="TBL_0_17_row_5">
          <table:table-cell table:style-name="C5">
            <text:p text:style-name="P0"><text:span text:style-name="T2">1033</text:span></text:p>
          </table:table-cell>
          <table:table-cell table:style-name="C6">
            <text:p text:style-name="P0"><text:span text:style-name="T2">RANDERSON FERREIRA BARBOSA SANTOS</text:span></text:p>
          </table:table-cell>
          <table:table-cell table:style-name="C6">
            <text:p text:style-name="P0"><text:span text:style-name="T2">Chefe do N. de Cadast. , Doc. e Dist. Funcional</text:span></text:p>
          </table:table-cell>
          <table:table-cell table:style-name="C6">
            <text:p text:style-name="P0"><text:span text:style-name="T2">DIRETORIA DE RECURSOS HUMAN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308,4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6.217,46</text:span></text:p>
          </table:table-cell>
          <table:table-cell table:style-name="C7">
            <text:p text:style-name="P2"><text:span text:style-name="T2">454,46</text:span></text:p>
          </table:table-cell>
          <table:table-cell table:style-name="C7">
            <text:p text:style-name="P2"><text:span text:style-name="T2">166,4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20,88</text:span></text:p>
          </table:table-cell>
          <table:table-cell table:style-name="C7">
            <text:p text:style-name="P2"><text:span text:style-name="T2">5.596,58</text:span></text:p>
          </table:table-cell>
        </table:table-row>
        <table:table-row table:style-name="TBL_0_17_row_6">
          <table:table-cell table:style-name="C5">
            <text:p text:style-name="P0"><text:span text:style-name="T2">1886</text:span></text:p>
          </table:table-cell>
          <table:table-cell table:style-name="C6">
            <text:p text:style-name="P0"><text:span text:style-name="T2">RAPHAEL FERREIRA ROCHA SANTANA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PROMOTORIA DE JUSTICA - POCO VERDE </text:span></text:p>
          </table:table-cell>
          <table:table-cell table:style-name="C7">
            <text:p text:style-name="P2"><text:span text:style-name="T2">6.390,96</text:span></text:p>
          </table:table-cell>
          <table:table-cell table:style-name="C7">
            <text:p text:style-name="P2"><text:span text:style-name="T2">672,3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00,00</text:span></text:p>
          </table:table-cell>
          <table:table-cell table:style-name="C7">
            <text:p text:style-name="P2"><text:span text:style-name="T2">3.121,43</text:span></text:p>
          </table:table-cell>
          <table:table-cell table:style-name="C7">
            <text:p text:style-name="P2"><text:span text:style-name="T2">10.384,72</text:span></text:p>
          </table:table-cell>
          <table:table-cell table:style-name="C7">
            <text:p text:style-name="P2"><text:span text:style-name="T2">988,86</text:span></text:p>
          </table:table-cell>
          <table:table-cell table:style-name="C7">
            <text:p text:style-name="P2"><text:span text:style-name="T2">803,9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792,83</text:span></text:p>
          </table:table-cell>
          <table:table-cell table:style-name="C7">
            <text:p text:style-name="P2"><text:span text:style-name="T2">8.591,89</text:span></text:p>
          </table:table-cell>
        </table:table-row>
        <table:table-row table:style-name="TBL_0_17_row_7">
          <table:table-cell table:style-name="C5">
            <text:p text:style-name="P0"><text:span text:style-name="T2">2091</text:span></text:p>
          </table:table-cell>
          <table:table-cell table:style-name="C6">
            <text:p text:style-name="P0"><text:span text:style-name="T2">RAQUEL PEREIRA DE CASTRO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2ª PROMOTORIA DE JUSTICA - SIMAO DIAS</text:span></text:p>
          </table:table-cell>
          <table:table-cell table:style-name="C7">
            <text:p text:style-name="P2"><text:span text:style-name="T2">3.119,64</text:span></text:p>
          </table:table-cell>
          <table:table-cell table:style-name="C7">
            <text:p text:style-name="P2"><text:span text:style-name="T2">155,9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897,74</text:span></text:p>
          </table:table-cell>
          <table:table-cell table:style-name="C7">
            <text:p text:style-name="P2"><text:span text:style-name="T2">6.173,36</text:span></text:p>
          </table:table-cell>
          <table:table-cell table:style-name="C7">
            <text:p text:style-name="P2"><text:span text:style-name="T2">458,59</text:span></text:p>
          </table:table-cell>
          <table:table-cell table:style-name="C7">
            <text:p text:style-name="P2"><text:span text:style-name="T2">68,4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527,07</text:span></text:p>
          </table:table-cell>
          <table:table-cell table:style-name="C7">
            <text:p text:style-name="P2"><text:span text:style-name="T2">5.646,29</text:span></text:p>
          </table:table-cell>
        </table:table-row>
        <table:table-row table:style-name="TBL_0_17_row_8">
          <table:table-cell table:style-name="C5">
            <text:p text:style-name="P0"><text:span text:style-name="T2">1758</text:span></text:p>
          </table:table-cell>
          <table:table-cell table:style-name="C6">
            <text:p text:style-name="P0"><text:span text:style-name="T2">RAQUEL SOARES DA SILVA CASTRO CAMPOS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GRUPO DE APOIO OPERACIONAL - SEC. GERAL</text:span></text:p>
          </table:table-cell>
          <table:table-cell table:style-name="C7">
            <text:p text:style-name="P2"><text:span text:style-name="T2">7.611,74</text:span></text:p>
          </table:table-cell>
          <table:table-cell table:style-name="C7">
            <text:p text:style-name="P2"><text:span text:style-name="T2">1.141,7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0.662,49</text:span></text:p>
          </table:table-cell>
          <table:table-cell table:style-name="C7">
            <text:p text:style-name="P2"><text:span text:style-name="T2">1.225,49</text:span></text:p>
          </table:table-cell>
          <table:table-cell table:style-name="C7">
            <text:p text:style-name="P2"><text:span text:style-name="T2">1.200,8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426,33</text:span></text:p>
          </table:table-cell>
          <table:table-cell table:style-name="C7">
            <text:p text:style-name="P2"><text:span text:style-name="T2">8.236,16</text:span></text:p>
          </table:table-cell>
        </table:table-row>
        <table:table-row table:style-name="TBL_0_17_row_9">
          <table:table-cell table:style-name="C5">
            <text:p text:style-name="P0"><text:span text:style-name="T2">61</text:span></text:p>
          </table:table-cell>
          <table:table-cell table:style-name="C6">
            <text:p text:style-name="P0"><text:span text:style-name="T2">RAUL JOSE VIEIRA NETO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17_row_10">
          <table:table-cell table:style-name="C5">
            <text:p text:style-name="P0"><text:span text:style-name="T2">1895</text:span></text:p>
          </table:table-cell>
          <table:table-cell table:style-name="C6">
            <text:p text:style-name="P0"><text:span text:style-name="T2">RAYANA SCHUSTER LEITE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DIRETORIA FINANCEIRA</text:span></text:p>
          </table:table-cell>
          <table:table-cell table:style-name="C7">
            <text:p text:style-name="P2"><text:span text:style-name="T2">4.972,24</text:span></text:p>
          </table:table-cell>
          <table:table-cell table:style-name="C7">
            <text:p text:style-name="P2"><text:span text:style-name="T2">523,08</text:span></text:p>
          </table:table-cell>
          <table:table-cell table:style-name="C7">
            <text:p text:style-name="P2"><text:span text:style-name="T2">3.692,3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1.096,62</text:span></text:p>
          </table:table-cell>
          <table:table-cell table:style-name="C7">
            <text:p text:style-name="P2"><text:span text:style-name="T2">769,34</text:span></text:p>
          </table:table-cell>
          <table:table-cell table:style-name="C7">
            <text:p text:style-name="P2"><text:span text:style-name="T2">1.445,6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215,01</text:span></text:p>
          </table:table-cell>
          <table:table-cell table:style-name="C7">
            <text:p text:style-name="P2"><text:span text:style-name="T2">8.881,61</text:span></text:p>
          </table:table-cell>
        </table:table-row>
        <table:table-row table:style-name="TBL_0_17_row_11">
          <table:table-cell table:style-name="C5">
            <text:p text:style-name="P0"><text:span text:style-name="T2">1374</text:span></text:p>
          </table:table-cell>
          <table:table-cell table:style-name="C6">
            <text:p text:style-name="P0"><text:span text:style-name="T2">RAYANNE SILVA DE PONTES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4ª PROMOTORIA DE JUSTICA CRIMINAL - ARACAJU </text:span></text:p>
          </table:table-cell>
          <table:table-cell table:style-name="C7">
            <text:p text:style-name="P2"><text:span text:style-name="T2">4.972,24</text:span></text:p>
          </table:table-cell>
          <table:table-cell table:style-name="C7">
            <text:p text:style-name="P2"><text:span text:style-name="T2">745,8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7.627,07</text:span></text:p>
          </table:table-cell>
          <table:table-cell table:style-name="C7">
            <text:p text:style-name="P2"><text:span text:style-name="T2">800,53</text:span></text:p>
          </table:table-cell>
          <table:table-cell table:style-name="C7">
            <text:p text:style-name="P2"><text:span text:style-name="T2">482,9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83,50</text:span></text:p>
          </table:table-cell>
          <table:table-cell table:style-name="C7">
            <text:p text:style-name="P2"><text:span text:style-name="T2">6.343,57</text:span></text:p>
          </table:table-cell>
        </table:table-row>
        <table:table-row table:style-name="TBL_0_17_row_12">
          <table:table-cell table:style-name="C5">
            <text:p text:style-name="P0"><text:span text:style-name="T2">1869</text:span></text:p>
          </table:table-cell>
          <table:table-cell table:style-name="C6">
            <text:p text:style-name="P0"><text:span text:style-name="T2">RAYMUNDO NAPOLEAO XIMENES NETO</text:span></text:p>
          </table:table-cell>
          <table:table-cell table:style-name="C6">
            <text:p text:style-name="P0"><text:span text:style-name="T2">PROMOTOR DE JUSTIÇA SUBSTITUTO</text:span></text:p>
          </table:table-cell>
          <table:table-cell table:style-name="C6">
            <text:p text:style-name="P0"><text:span text:style-name="T2">PROMOTOR DE JUSTICA  SUBSTITUTO</text:span></text:p>
          </table:table-cell>
          <table:table-cell table:style-name="C7">
            <text:p text:style-name="P2"><text:span text:style-name="T2">30.404,4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.325,13</text:span></text:p>
          </table:table-cell>
          <table:table-cell table:style-name="C7">
            <text:p text:style-name="P2"><text:span text:style-name="T2">16.908,99</text:span></text:p>
          </table:table-cell>
          <table:table-cell table:style-name="C7">
            <text:p text:style-name="P2"><text:span text:style-name="T2">53.638,54</text:span></text:p>
          </table:table-cell>
          <table:table-cell table:style-name="C7">
            <text:p text:style-name="P2"><text:span text:style-name="T2">4.256,62</text:span></text:p>
          </table:table-cell>
          <table:table-cell table:style-name="C7">
            <text:p text:style-name="P2"><text:span text:style-name="T2">8.060,7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317,32</text:span></text:p>
          </table:table-cell>
          <table:table-cell table:style-name="C7">
            <text:p text:style-name="P2"><text:span text:style-name="T2">41.321,22</text:span></text:p>
          </table:table-cell>
        </table:table-row>
        <table:table-row table:style-name="TBL_0_17_row_13">
          <table:table-cell table:style-name="C5">
            <text:p text:style-name="P0"><text:span text:style-name="T2">2032</text:span></text:p>
          </table:table-cell>
          <table:table-cell table:style-name="C6">
            <text:p text:style-name="P0"><text:span text:style-name="T2">REGINALDO DOS SANTOS</text:span></text:p>
          </table:table-cell>
          <table:table-cell table:style-name="C6">
            <text:p text:style-name="P0"><text:span text:style-name="T2">2º SARGENTO - requisitado-BESP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17_row_14">
          <table:table-cell table:style-name="C5">
            <text:p text:style-name="P0"><text:span text:style-name="T2">2191</text:span></text:p>
          </table:table-cell>
          <table:table-cell table:style-name="C6">
            <text:p text:style-name="P0"><text:span text:style-name="T2">RENATA BRITO VIEIRA TELES</text:span></text:p>
          </table:table-cell>
          <table:table-cell table:style-name="C6">
            <text:p text:style-name="P0"><text:span text:style-name="T2">ASSESSOR DO NÚCLEO DE P. CONTÁBIL</text:span></text:p>
          </table:table-cell>
          <table:table-cell table:style-name="C6">
            <text:p text:style-name="P0"><text:span text:style-name="T2">DIVISAO DE PERICIA CONTABIL - GAAE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480,1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3.389,13</text:span></text:p>
          </table:table-cell>
          <table:table-cell table:style-name="C7">
            <text:p text:style-name="P2"><text:span text:style-name="T2">116,7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6,71</text:span></text:p>
          </table:table-cell>
          <table:table-cell table:style-name="C7">
            <text:p text:style-name="P2"><text:span text:style-name="T2">3.272,42</text:span></text:p>
          </table:table-cell>
        </table:table-row>
        <table:table-row table:style-name="TBL_0_17_row_15">
          <table:table-cell table:style-name="C5">
            <text:p text:style-name="P0"><text:span text:style-name="T2">2172</text:span></text:p>
          </table:table-cell>
          <table:table-cell table:style-name="C6">
            <text:p text:style-name="P0"><text:span text:style-name="T2">RENATA LUIZA ARAGAO SILVA FIGUEIREDO</text:span></text:p>
          </table:table-cell>
          <table:table-cell table:style-name="C6">
            <text:p text:style-name="P0"><text:span text:style-name="T2">ASSESSOR DE PROCURADOR DE JUSTIÇA</text:span></text:p>
          </table:table-cell>
          <table:table-cell table:style-name="C6">
            <text:p text:style-name="P0"><text:span text:style-name="T2">2ª PROCURADORIA DE JUSTICA (1ª CAMARA CIVEL)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315,6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105,2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056,00</text:span></text:p>
          </table:table-cell>
          <table:table-cell table:style-name="C7">
            <text:p text:style-name="P2"><text:span text:style-name="T2">17.476,92</text:span></text:p>
          </table:table-cell>
          <table:table-cell table:style-name="C7">
            <text:p text:style-name="P2"><text:span text:style-name="T2">751,97</text:span></text:p>
          </table:table-cell>
          <table:table-cell table:style-name="C7">
            <text:p text:style-name="P2"><text:span text:style-name="T2">3.439,6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191,57</text:span></text:p>
          </table:table-cell>
          <table:table-cell table:style-name="C7">
            <text:p text:style-name="P2"><text:span text:style-name="T2">13.285,35</text:span></text:p>
          </table:table-cell>
        </table:table-row>
        <table:table-row table:style-name="TBL_0_17_row_16">
          <table:table-cell table:style-name="C5">
            <text:p text:style-name="P0"><text:span text:style-name="T2">1526</text:span></text:p>
          </table:table-cell>
          <table:table-cell table:style-name="C6">
            <text:p text:style-name="P0"><text:span text:style-name="T2">RENATA MACIEL ALMEIDA ARAUJO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1ª PROMOTORIA DE JUSTICA DAS EXECUCOES CRIMINAIS - ARACAJU</text:span></text:p>
          </table:table-cell>
          <table:table-cell table:style-name="C7">
            <text:p text:style-name="P2"><text:span text:style-name="T2">7.611,74</text:span></text:p>
          </table:table-cell>
          <table:table-cell table:style-name="C7">
            <text:p text:style-name="P2"><text:span text:style-name="T2">1.141,7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0.662,49</text:span></text:p>
          </table:table-cell>
          <table:table-cell table:style-name="C7">
            <text:p text:style-name="P2"><text:span text:style-name="T2">1.225,49</text:span></text:p>
          </table:table-cell>
          <table:table-cell table:style-name="C7">
            <text:p text:style-name="P2"><text:span text:style-name="T2">1.148,7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74,20</text:span></text:p>
          </table:table-cell>
          <table:table-cell table:style-name="C7">
            <text:p text:style-name="P2"><text:span text:style-name="T2">8.288,29</text:span></text:p>
          </table:table-cell>
        </table:table-row>
        <table:table-row table:style-name="TBL_0_17_row_17">
          <table:table-cell table:style-name="C5">
            <text:p text:style-name="P0"><text:span text:style-name="T2">1356</text:span></text:p>
          </table:table-cell>
          <table:table-cell table:style-name="C6">
            <text:p text:style-name="P0"><text:span text:style-name="T2">RENATA MOREIRA SANDES GUERR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ESCOLA SUPERIOR DO MP</text:span></text:p>
          </table:table-cell>
          <table:table-cell table:style-name="C7">
            <text:p text:style-name="P2"><text:span text:style-name="T2">5.270,57</text:span></text:p>
          </table:table-cell>
          <table:table-cell table:style-name="C7">
            <text:p text:style-name="P2"><text:span text:style-name="T2">1.581,1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9.024,66</text:span></text:p>
          </table:table-cell>
          <table:table-cell table:style-name="C7">
            <text:p text:style-name="P2"><text:span text:style-name="T2">959,24</text:span></text:p>
          </table:table-cell>
          <table:table-cell table:style-name="C7">
            <text:p text:style-name="P2"><text:span text:style-name="T2">698,9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658,18</text:span></text:p>
          </table:table-cell>
          <table:table-cell table:style-name="C7">
            <text:p text:style-name="P2"><text:span text:style-name="T2">7.366,48</text:span></text:p>
          </table:table-cell>
        </table:table-row>
        <table:table-row table:style-name="TBL_0_17_row_18">
          <table:table-cell table:style-name="C5">
            <text:p text:style-name="P0"><text:span text:style-name="T2">1701</text:span></text:p>
          </table:table-cell>
          <table:table-cell table:style-name="C6">
            <text:p text:style-name="P0"><text:span text:style-name="T2">RENATA PEREIRA DANTAS</text:span></text:p>
          </table:table-cell>
          <table:table-cell table:style-name="C6">
            <text:p text:style-name="P0"><text:span text:style-name="T2">ASSESSOR DE PROCURADOR DE JUSTIÇA</text:span></text:p>
          </table:table-cell>
          <table:table-cell table:style-name="C6">
            <text:p text:style-name="P0"><text:span text:style-name="T2">9ª PROCURADORIA DE JUSTICA (CAMARA CRIMINAL)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315,6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105,2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8.329,91</text:span></text:p>
          </table:table-cell>
          <table:table-cell table:style-name="C7">
            <text:p text:style-name="P2"><text:span text:style-name="T2">751,97</text:span></text:p>
          </table:table-cell>
          <table:table-cell table:style-name="C7">
            <text:p text:style-name="P2"><text:span text:style-name="T2">3.439,6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191,57</text:span></text:p>
          </table:table-cell>
          <table:table-cell table:style-name="C7">
            <text:p text:style-name="P2"><text:span text:style-name="T2">14.138,34</text:span></text:p>
          </table:table-cell>
        </table:table-row>
        <table:table-row table:style-name="TBL_0_17_row_19">
          <table:table-cell table:style-name="C5">
            <text:p text:style-name="P0"><text:span text:style-name="T2">1956</text:span></text:p>
          </table:table-cell>
          <table:table-cell table:style-name="C6">
            <text:p text:style-name="P0"><text:span text:style-name="T2">RENATA SARA DANTAS MARQUES SOARES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2ª PROMOTORIA DE JUSTIÇA DA CURADORIA DA INFÂNCIA E DA ADOLESCÊNCIA - ARACAJU</text:span></text:p>
          </table:table-cell>
          <table:table-cell table:style-name="C7">
            <text:p text:style-name="P2"><text:span text:style-name="T2">3.119,64</text:span></text:p>
          </table:table-cell>
          <table:table-cell table:style-name="C7">
            <text:p text:style-name="P2"><text:span text:style-name="T2">246,1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5.274,77</text:span></text:p>
          </table:table-cell>
          <table:table-cell table:style-name="C7">
            <text:p text:style-name="P2"><text:span text:style-name="T2">471,21</text:span></text:p>
          </table:table-cell>
          <table:table-cell table:style-name="C7">
            <text:p text:style-name="P2"><text:span text:style-name="T2">79,3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550,60</text:span></text:p>
          </table:table-cell>
          <table:table-cell table:style-name="C7">
            <text:p text:style-name="P2"><text:span text:style-name="T2">4.724,17</text:span></text:p>
          </table:table-cell>
        </table:table-row>
        <table:table-row table:style-name="TBL_0_17_row_20">
          <table:table-cell table:style-name="C5">
            <text:p text:style-name="P0"><text:span text:style-name="T2">713</text:span></text:p>
          </table:table-cell>
          <table:table-cell table:style-name="C6">
            <text:p text:style-name="P0"><text:span text:style-name="T2">RENATO VIEIRA DANTAS BERNARDES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1ª PROMOTORIA DE JUSTICA CRIMINAL - ITABAIANA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684,46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37.546,49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7.561,3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277,82</text:span></text:p>
          </table:table-cell>
          <table:table-cell table:style-name="C7">
            <text:p text:style-name="P2"><text:span text:style-name="T2">25.268,67</text:span></text:p>
          </table:table-cell>
        </table:table-row>
        <table:table-row table:style-name="TBL_0_17_row_21">
          <table:table-cell table:style-name="C5">
            <text:p text:style-name="P0"><text:span text:style-name="T2">620</text:span></text:p>
          </table:table-cell>
          <table:table-cell table:style-name="C6">
            <text:p text:style-name="P0"><text:span text:style-name="T2">RENE ANTONIO ERBA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2ª PROMOTORIA DE JUSTICA CRIMINAL - SAO CRISTOVAO 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368,91</text:span></text:p>
          </table:table-cell>
          <table:table-cell table:style-name="C7">
            <text:p text:style-name="P2"><text:span text:style-name="T2">17.172,92</text:span></text:p>
          </table:table-cell>
          <table:table-cell table:style-name="C7">
            <text:p text:style-name="P2"><text:span text:style-name="T2">54.230,94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8.024,5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741,04</text:span></text:p>
          </table:table-cell>
          <table:table-cell table:style-name="C7">
            <text:p text:style-name="P2"><text:span text:style-name="T2">41.489,90</text:span></text:p>
          </table:table-cell>
        </table:table-row>
        <table:table-row table:style-name="TBL_0_17_row_22">
          <table:table-cell table:style-name="C5">
            <text:p text:style-name="P0"><text:span text:style-name="T2">270</text:span></text:p>
          </table:table-cell>
          <table:table-cell table:style-name="C6">
            <text:p text:style-name="P0"><text:span text:style-name="T2">RENIVALDO LIMA SAMPAIO</text:span></text:p>
          </table:table-cell>
          <table:table-cell table:style-name="C6">
            <text:p text:style-name="P0"><text:span text:style-name="T2">AGENTE ADMINISTRATIVO</text:span></text:p>
          </table:table-cell>
          <table:table-cell table:style-name="C6">
            <text:p text:style-name="P0"><text:span text:style-name="T2">SETOR DE TRANSPORTES/DAA/DA/SG</text:span></text:p>
          </table:table-cell>
          <table:table-cell table:style-name="C7">
            <text:p text:style-name="P2"><text:span text:style-name="T2">5.270,57</text:span></text:p>
          </table:table-cell>
          <table:table-cell table:style-name="C7">
            <text:p text:style-name="P2"><text:span text:style-name="T2">3.032,77</text:span></text:p>
          </table:table-cell>
          <table:table-cell table:style-name="C7">
            <text:p text:style-name="P2"><text:span text:style-name="T2">931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162,4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84,07</text:span></text:p>
          </table:table-cell>
          <table:table-cell table:style-name="C7">
            <text:p text:style-name="P2"><text:span text:style-name="T2">12.781,38</text:span></text:p>
          </table:table-cell>
          <table:table-cell table:style-name="C7">
            <text:p text:style-name="P2"><text:span text:style-name="T2">1.162,47</text:span></text:p>
          </table:table-cell>
          <table:table-cell table:style-name="C7">
            <text:p text:style-name="P2"><text:span text:style-name="T2">1.565,9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728,42</text:span></text:p>
          </table:table-cell>
          <table:table-cell table:style-name="C7">
            <text:p text:style-name="P2"><text:span text:style-name="T2">10.052,96</text:span></text:p>
          </table:table-cell>
        </table:table-row>
        <table:table-row table:style-name="TBL_0_17_row_23">
          <table:table-cell table:style-name="C5">
            <text:p text:style-name="P0"><text:span text:style-name="T2">1933</text:span></text:p>
          </table:table-cell>
          <table:table-cell table:style-name="C6">
            <text:p text:style-name="P0"><text:span text:style-name="T2">RHAQUEL GLEYSIANE FARIAS NUNES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PROMOTORIA DE JUSTICA - CARMOPOLIS</text:span></text:p>
          </table:table-cell>
          <table:table-cell table:style-name="C7">
            <text:p text:style-name="P2"><text:span text:style-name="T2">3.938,47</text:span></text:p>
          </table:table-cell>
          <table:table-cell table:style-name="C7">
            <text:p text:style-name="P2"><text:span text:style-name="T2">310,74</text:span></text:p>
          </table:table-cell>
          <table:table-cell table:style-name="C7">
            <text:p text:style-name="P2"><text:span text:style-name="T2">1.138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517,20</text:span></text:p>
          </table:table-cell>
          <table:table-cell table:style-name="C7">
            <text:p text:style-name="P2"><text:span text:style-name="T2">7.904,91</text:span></text:p>
          </table:table-cell>
          <table:table-cell table:style-name="C7">
            <text:p text:style-name="P2"><text:span text:style-name="T2">594,89</text:span></text:p>
          </table:table-cell>
          <table:table-cell table:style-name="C7">
            <text:p text:style-name="P2"><text:span text:style-name="T2">448,6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043,56</text:span></text:p>
          </table:table-cell>
          <table:table-cell table:style-name="C7">
            <text:p text:style-name="P2"><text:span text:style-name="T2">6.861,35</text:span></text:p>
          </table:table-cell>
        </table:table-row>
        <table:table-row table:style-name="TBL_0_17_row_24">
          <table:table-cell table:style-name="C5">
            <text:p text:style-name="P0"><text:span text:style-name="T2">1469</text:span></text:p>
          </table:table-cell>
          <table:table-cell table:style-name="C6">
            <text:p text:style-name="P0"><text:span text:style-name="T2">RICARDO MACHADO OLIVEIRA</text:span></text:p>
          </table:table-cell>
          <table:table-cell table:style-name="C6">
            <text:p text:style-name="P0"><text:span text:style-name="T2">PROMOTOR DE JUSTIÇA DE ENTR. INICIAL</text:span></text:p>
          </table:table-cell>
          <table:table-cell table:style-name="C6">
            <text:p text:style-name="P0"><text:span text:style-name="T2">PROMOTORIA DE JUSTICA - INDIAROBA</text:span></text:p>
          </table:table-cell>
          <table:table-cell table:style-name="C7">
            <text:p text:style-name="P2"><text:span text:style-name="T2">32.004,6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.735,0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200,47</text:span></text:p>
          </table:table-cell>
          <table:table-cell table:style-name="C7">
            <text:p text:style-name="P2"><text:span text:style-name="T2">32.819,64</text:span></text:p>
          </table:table-cell>
          <table:table-cell table:style-name="C7">
            <text:p text:style-name="P2"><text:span text:style-name="T2">79.759,80</text:span></text:p>
          </table:table-cell>
          <table:table-cell table:style-name="C7">
            <text:p text:style-name="P2"><text:span text:style-name="T2">4.480,65</text:span></text:p>
          </table:table-cell>
          <table:table-cell table:style-name="C7">
            <text:p text:style-name="P2"><text:span text:style-name="T2">10.754,8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5.235,52</text:span></text:p>
          </table:table-cell>
          <table:table-cell table:style-name="C7">
            <text:p text:style-name="P2"><text:span text:style-name="T2">64.524,28</text:span></text:p>
          </table:table-cell>
        </table:table-row>
        <table:table-row table:style-name="TBL_0_17_row_25">
          <table:table-cell table:style-name="C5">
            <text:p text:style-name="P0"><text:span text:style-name="T2">402</text:span></text:p>
          </table:table-cell>
          <table:table-cell table:style-name="C6">
            <text:p text:style-name="P0"><text:span text:style-name="T2">RICARDO MONTEIRO MOTA</text:span></text:p>
          </table:table-cell>
          <table:table-cell table:style-name="C6">
            <text:p text:style-name="P0"><text:span text:style-name="T2">ASSESSOR DE PROCURADOR DE JUSTIÇA</text:span></text:p>
          </table:table-cell>
          <table:table-cell table:style-name="C6">
            <text:p text:style-name="P0"><text:span text:style-name="T2">1ª PROCURADORIA DE JUSTICA (1ª CAMARA CIVEL)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315,6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14.488,61</text:span></text:p>
          </table:table-cell>
          <table:table-cell table:style-name="C7">
            <text:p text:style-name="P2"><text:span text:style-name="T2">751,97</text:span></text:p>
          </table:table-cell>
          <table:table-cell table:style-name="C7">
            <text:p text:style-name="P2"><text:span text:style-name="T2">2.310,6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062,63</text:span></text:p>
          </table:table-cell>
          <table:table-cell table:style-name="C7">
            <text:p text:style-name="P2"><text:span text:style-name="T2">11.425,98</text:span></text:p>
          </table:table-cell>
        </table:table-row>
        <table:table-row table:style-name="TBL_0_17_row_26">
          <table:table-cell table:style-name="C5">
            <text:p text:style-name="P0"><text:span text:style-name="T2">1253</text:span></text:p>
          </table:table-cell>
          <table:table-cell table:style-name="C6">
            <text:p text:style-name="P0"><text:span text:style-name="T2">RICARDO ROUTMAN DA CUNH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3ª PROCURADORIA DE JUSTICA (1ª CAMARA CIVEL)</text:span></text:p>
          </table:table-cell>
          <table:table-cell table:style-name="C7">
            <text:p text:style-name="P2"><text:span text:style-name="T2">3.715,54</text:span></text:p>
          </table:table-cell>
          <table:table-cell table:style-name="C7">
            <text:p text:style-name="P2"><text:span text:style-name="T2">3.725,50</text:span></text:p>
          </table:table-cell>
          <table:table-cell table:style-name="C7">
            <text:p text:style-name="P2"><text:span text:style-name="T2">8.248,5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17.862,50</text:span></text:p>
          </table:table-cell>
          <table:table-cell table:style-name="C7">
            <text:p text:style-name="P2"><text:span text:style-name="T2">1.041,75</text:span></text:p>
          </table:table-cell>
          <table:table-cell table:style-name="C7">
            <text:p text:style-name="P2"><text:span text:style-name="T2">2.950,2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991,99</text:span></text:p>
          </table:table-cell>
          <table:table-cell table:style-name="C7">
            <text:p text:style-name="P2"><text:span text:style-name="T2">13.870,51</text:span></text:p>
          </table:table-cell>
        </table:table-row>
        <table:table-row table:style-name="TBL_0_17_row_27">
          <table:table-cell table:style-name="C5">
            <text:p text:style-name="P0"><text:span text:style-name="T2">160</text:span></text:p>
          </table:table-cell>
          <table:table-cell table:style-name="C6">
            <text:p text:style-name="P0"><text:span text:style-name="T2">RICARDO SOBRAL SOUSA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1ª PROMOTORIA DE JUSTICA - SIMAO DIAS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.384,07</text:span></text:p>
          </table:table-cell>
          <table:table-cell table:style-name="C7">
            <text:p text:style-name="P2"><text:span text:style-name="T2">51.073,18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6.941,7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.658,18</text:span></text:p>
          </table:table-cell>
          <table:table-cell table:style-name="C7">
            <text:p text:style-name="P2"><text:span text:style-name="T2">39.415,00</text:span></text:p>
          </table:table-cell>
        </table:table-row>
        <table:table-row table:style-name="TBL_0_17_row_28">
          <table:table-cell table:style-name="C5">
            <text:p text:style-name="P0"><text:span text:style-name="T2">1950</text:span></text:p>
          </table:table-cell>
          <table:table-cell table:style-name="C6">
            <text:p text:style-name="P0"><text:span text:style-name="T2">RICELLI VIEIRA DE OLIVEIR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ASSESSORIA DA CORREGEDORIA GERAL</text:span></text:p>
          </table:table-cell>
          <table:table-cell table:style-name="C7">
            <text:p text:style-name="P2"><text:span text:style-name="T2">3.505,23</text:span></text:p>
          </table:table-cell>
          <table:table-cell table:style-name="C7">
            <text:p text:style-name="P2"><text:span text:style-name="T2">525,78</text:span></text:p>
          </table:table-cell>
          <table:table-cell table:style-name="C7">
            <text:p text:style-name="P2"><text:span text:style-name="T2">3.692,3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9.632,31</text:span></text:p>
          </table:table-cell>
          <table:table-cell table:style-name="C7">
            <text:p text:style-name="P2"><text:span text:style-name="T2">564,34</text:span></text:p>
          </table:table-cell>
          <table:table-cell table:style-name="C7">
            <text:p text:style-name="P2"><text:span text:style-name="T2">1.099,3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663,70</text:span></text:p>
          </table:table-cell>
          <table:table-cell table:style-name="C7">
            <text:p text:style-name="P2"><text:span text:style-name="T2">7.968,61</text:span></text:p>
          </table:table-cell>
        </table:table-row>
        <table:table-row table:style-name="TBL_0_17_row_29">
          <table:table-cell table:style-name="C5">
            <text:p text:style-name="P0"><text:span text:style-name="T2">1860</text:span></text:p>
          </table:table-cell>
          <table:table-cell table:style-name="C6">
            <text:p text:style-name="P0"><text:span text:style-name="T2">RITA DE CASSIA ARAGAO MELO GARCEZ</text:span></text:p>
          </table:table-cell>
          <table:table-cell table:style-name="C6">
            <text:p text:style-name="P0"><text:span text:style-name="T2">* TÉCNICO ESPECIALISTA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17_row_30">
          <table:table-cell table:style-name="C5">
            <text:p text:style-name="P0"><text:span text:style-name="T2">1601</text:span></text:p>
          </table:table-cell>
          <table:table-cell table:style-name="C6">
            <text:p text:style-name="P0"><text:span text:style-name="T2">RIVALDO FRIAS DOS SANTOS JUNIOR</text:span></text:p>
          </table:table-cell>
          <table:table-cell table:style-name="C6">
            <text:p text:style-name="P0"><text:span text:style-name="T2">PROMOTOR DE JUSTIÇA DE ENTR. INICIAL</text:span></text:p>
          </table:table-cell>
          <table:table-cell table:style-name="C6">
            <text:p text:style-name="P0"><text:span text:style-name="T2">PROMOTORIA DE JUSTICA - CAPELA</text:span></text:p>
          </table:table-cell>
          <table:table-cell table:style-name="C7">
            <text:p text:style-name="P2"><text:span text:style-name="T2">32.004,6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6.908,99</text:span></text:p>
          </table:table-cell>
          <table:table-cell table:style-name="C7">
            <text:p text:style-name="P2"><text:span text:style-name="T2">48.913,64</text:span></text:p>
          </table:table-cell>
          <table:table-cell table:style-name="C7">
            <text:p text:style-name="P2"><text:span text:style-name="T2">4.480,65</text:span></text:p>
          </table:table-cell>
          <table:table-cell table:style-name="C7">
            <text:p text:style-name="P2"><text:span text:style-name="T2">6.699,7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.180,39</text:span></text:p>
          </table:table-cell>
          <table:table-cell table:style-name="C7">
            <text:p text:style-name="P2"><text:span text:style-name="T2">37.733,25</text:span></text:p>
          </table:table-cell>
        </table:table-row>
        <table:table-row table:style-name="TBL_0_17_row_31">
          <table:table-cell table:style-name="C5">
            <text:p text:style-name="P0"><text:span text:style-name="T2">115</text:span></text:p>
          </table:table-cell>
          <table:table-cell table:style-name="C6">
            <text:p text:style-name="P0"><text:span text:style-name="T2">ROBERIO MESQUITA MATOS</text:span></text:p>
          </table:table-cell>
          <table:table-cell table:style-name="C6">
            <text:p text:style-name="P0"><text:span text:style-name="T2">REDATOR TÉCNICO</text:span></text:p>
          </table:table-cell>
          <table:table-cell table:style-name="C6">
            <text:p text:style-name="P0"><text:span text:style-name="T2">CENTRO DE APOIO OPERACIONAL DA INFANCIA E DA ADOLESCENCIA </text:span></text:p>
          </table:table-cell>
          <table:table-cell table:style-name="C7">
            <text:p text:style-name="P2"><text:span text:style-name="T2">5.270,57</text:span></text:p>
          </table:table-cell>
          <table:table-cell table:style-name="C7">
            <text:p text:style-name="P2"><text:span text:style-name="T2">4.705,4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859,13</text:span></text:p>
          </table:table-cell>
          <table:table-cell table:style-name="C7">
            <text:p text:style-name="P2"><text:span text:style-name="T2">12.835,11</text:span></text:p>
          </table:table-cell>
          <table:table-cell table:style-name="C7">
            <text:p text:style-name="P2"><text:span text:style-name="T2">1.396,6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396,64</text:span></text:p>
          </table:table-cell>
          <table:table-cell table:style-name="C7">
            <text:p text:style-name="P2"><text:span text:style-name="T2">11.438,47</text:span></text:p>
          </table:table-cell>
        </table:table-row>
        <table:table-row table:style-name="TBL_0_17_row_32">
          <table:table-cell table:style-name="C5">
            <text:p text:style-name="P0"><text:span text:style-name="T2">1708</text:span></text:p>
          </table:table-cell>
          <table:table-cell table:style-name="C6">
            <text:p text:style-name="P0"><text:span text:style-name="T2">ROBERTA ARAUJO DE MELO BRITTO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PROMOTORIA DE JUSTICA - MARUIM </text:span></text:p>
          </table:table-cell>
          <table:table-cell table:style-name="C7">
            <text:p text:style-name="P2"><text:span text:style-name="T2">8.552,55</text:span></text:p>
          </table:table-cell>
          <table:table-cell table:style-name="C7">
            <text:p text:style-name="P2"><text:span text:style-name="T2">1.282,8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25,27</text:span></text:p>
          </table:table-cell>
          <table:table-cell table:style-name="C7">
            <text:p text:style-name="P2"><text:span text:style-name="T2">12.160,70</text:span></text:p>
          </table:table-cell>
          <table:table-cell table:style-name="C7">
            <text:p text:style-name="P2"><text:span text:style-name="T2">1.376,96</text:span></text:p>
          </table:table-cell>
          <table:table-cell table:style-name="C7">
            <text:p text:style-name="P2"><text:span text:style-name="T2">1.456,7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833,68</text:span></text:p>
          </table:table-cell>
          <table:table-cell table:style-name="C7">
            <text:p text:style-name="P2"><text:span text:style-name="T2">9.327,02</text:span></text:p>
          </table:table-cell>
        </table:table-row>
        <table:table-row table:style-name="TBL_0_17_row_33">
          <table:table-cell table:style-name="C5">
            <text:p text:style-name="P0"><text:span text:style-name="T2">1989</text:span></text:p>
          </table:table-cell>
          <table:table-cell table:style-name="C6">
            <text:p text:style-name="P0"><text:span text:style-name="T2">ROBERTA CONCEICAO ALMEIDA NASCIMENTO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PROMOTORIA DE JUSTICA - RIACHAO DO DANTAS</text:span></text:p>
          </table:table-cell>
          <table:table-cell table:style-name="C7">
            <text:p text:style-name="P2"><text:span text:style-name="T2">6.390,96</text:span></text:p>
          </table:table-cell>
          <table:table-cell table:style-name="C7">
            <text:p text:style-name="P2"><text:span text:style-name="T2">958,6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572,36</text:span></text:p>
          </table:table-cell>
          <table:table-cell table:style-name="C7">
            <text:p text:style-name="P2"><text:span text:style-name="T2">9.921,96</text:span></text:p>
          </table:table-cell>
          <table:table-cell table:style-name="C7">
            <text:p text:style-name="P2"><text:span text:style-name="T2">1.028,94</text:span></text:p>
          </table:table-cell>
          <table:table-cell table:style-name="C7">
            <text:p text:style-name="P2"><text:span text:style-name="T2">868,8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97,76</text:span></text:p>
          </table:table-cell>
          <table:table-cell table:style-name="C7">
            <text:p text:style-name="P2"><text:span text:style-name="T2">8.024,20</text:span></text:p>
          </table:table-cell>
        </table:table-row>
        <table:table-row table:style-name="TBL_0_17_row_34">
          <table:table-cell table:style-name="C5">
            <text:p text:style-name="P0"><text:span text:style-name="T2">1837</text:span></text:p>
          </table:table-cell>
          <table:table-cell table:style-name="C6">
            <text:p text:style-name="P0"><text:span text:style-name="T2">ROBERTA LIMA SANTOS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1ª PROMOTORIA DE JUSTICA CRIMINAL - ITABAIANA</text:span></text:p>
          </table:table-cell>
          <table:table-cell table:style-name="C7">
            <text:p text:style-name="P2"><text:span text:style-name="T2">8.552,55</text:span></text:p>
          </table:table-cell>
          <table:table-cell table:style-name="C7">
            <text:p text:style-name="P2"><text:span text:style-name="T2">899,7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00,00</text:span></text:p>
          </table:table-cell>
          <table:table-cell table:style-name="C7">
            <text:p text:style-name="P2"><text:span text:style-name="T2">2.517,20</text:span></text:p>
          </table:table-cell>
          <table:table-cell table:style-name="C7">
            <text:p text:style-name="P2"><text:span text:style-name="T2">12.169,48</text:span></text:p>
          </table:table-cell>
          <table:table-cell table:style-name="C7">
            <text:p text:style-name="P2"><text:span text:style-name="T2">1.323,32</text:span></text:p>
          </table:table-cell>
          <table:table-cell table:style-name="C7">
            <text:p text:style-name="P2"><text:span text:style-name="T2">1.368,9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692,29</text:span></text:p>
          </table:table-cell>
          <table:table-cell table:style-name="C7">
            <text:p text:style-name="P2"><text:span text:style-name="T2">9.477,19</text:span></text:p>
          </table:table-cell>
        </table:table-row>
        <table:table-row table:style-name="TBL_0_17_row_35">
          <table:table-cell table:style-name="C5">
            <text:p text:style-name="P0"><text:span text:style-name="T2">1911</text:span></text:p>
          </table:table-cell>
          <table:table-cell table:style-name="C6">
            <text:p text:style-name="P0"><text:span text:style-name="T2">ROBERTA ROCHA DEDA CHAGAS</text:span></text:p>
          </table:table-cell>
          <table:table-cell table:style-name="C6">
            <text:p text:style-name="P0"><text:span text:style-name="T2">Assessor do Diretor de Tec. da Informação</text:span></text:p>
          </table:table-cell>
          <table:table-cell table:style-name="C6">
            <text:p text:style-name="P0"><text:span text:style-name="T2">DIVISAO DE DESIGN E MIDIA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.499,1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8.408,13</text:span></text:p>
          </table:table-cell>
          <table:table-cell table:style-name="C7">
            <text:p text:style-name="P2"><text:span text:style-name="T2">751,97</text:span></text:p>
          </table:table-cell>
          <table:table-cell table:style-name="C7">
            <text:p text:style-name="P2"><text:span text:style-name="T2">658,9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410,94</text:span></text:p>
          </table:table-cell>
          <table:table-cell table:style-name="C7">
            <text:p text:style-name="P2"><text:span text:style-name="T2">6.997,19</text:span></text:p>
          </table:table-cell>
        </table:table-row>
        <table:table-row table:style-name="TBL_0_17_row_36">
          <table:table-cell table:style-name="C5">
            <text:p text:style-name="P0"><text:span text:style-name="T2">1161</text:span></text:p>
          </table:table-cell>
          <table:table-cell table:style-name="C6">
            <text:p text:style-name="P0"><text:span text:style-name="T2">ROBERTA SANDRA REIS BARRETO SIQUEIR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9ª PROCURADORIA DE JUSTICA (CAMARA CRIMINAL)</text:span></text:p>
          </table:table-cell>
          <table:table-cell table:style-name="C7">
            <text:p text:style-name="P2"><text:span text:style-name="T2">4.690,79</text:span></text:p>
          </table:table-cell>
          <table:table-cell table:style-name="C7">
            <text:p text:style-name="P2"><text:span text:style-name="T2">3.597,76</text:span></text:p>
          </table:table-cell>
          <table:table-cell table:style-name="C7">
            <text:p text:style-name="P2"><text:span text:style-name="T2">8.248,5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8.446,08</text:span></text:p>
          </table:table-cell>
          <table:table-cell table:style-name="C7">
            <text:p text:style-name="P2"><text:span text:style-name="T2">1.160,40</text:span></text:p>
          </table:table-cell>
          <table:table-cell table:style-name="C7">
            <text:p text:style-name="P2"><text:span text:style-name="T2">3.307,0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467,49</text:span></text:p>
          </table:table-cell>
          <table:table-cell table:style-name="C7">
            <text:p text:style-name="P2"><text:span text:style-name="T2">13.978,59</text:span></text:p>
          </table:table-cell>
        </table:table-row>
        <table:table-row table:style-name="TBL_0_17_row_37">
          <table:table-cell table:style-name="C5">
            <text:p text:style-name="P0"><text:span text:style-name="T2">1319</text:span></text:p>
          </table:table-cell>
          <table:table-cell table:style-name="C6">
            <text:p text:style-name="P0"><text:span text:style-name="T2">ROBERTA SOBRAL MANSOUR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4ª PROMOTORIA DE JUSTICA DO TRIBUNAL DO JURI - ARACAJU </text:span></text:p>
          </table:table-cell>
          <table:table-cell table:style-name="C7">
            <text:p text:style-name="P2"><text:span text:style-name="T2">10.186,22</text:span></text:p>
          </table:table-cell>
          <table:table-cell table:style-name="C7">
            <text:p text:style-name="P2"><text:span text:style-name="T2">1.527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3.623,14</text:span></text:p>
          </table:table-cell>
          <table:table-cell table:style-name="C7">
            <text:p text:style-name="P2"><text:span text:style-name="T2">1.639,98</text:span></text:p>
          </table:table-cell>
          <table:table-cell table:style-name="C7">
            <text:p text:style-name="P2"><text:span text:style-name="T2">1.901,0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541,02</text:span></text:p>
          </table:table-cell>
          <table:table-cell table:style-name="C7">
            <text:p text:style-name="P2"><text:span text:style-name="T2">10.082,12</text:span></text:p>
          </table:table-cell>
        </table:table-row>
        <table:table-row table:style-name="TBL_0_17_row_38">
          <table:table-cell table:style-name="C5">
            <text:p text:style-name="P0"><text:span text:style-name="T2">1622</text:span></text:p>
          </table:table-cell>
          <table:table-cell table:style-name="C6">
            <text:p text:style-name="P0"><text:span text:style-name="T2">ROBERTO ANDRUSYSZYN CELINO</text:span></text:p>
          </table:table-cell>
          <table:table-cell table:style-name="C6">
            <text:p text:style-name="P0"><text:span text:style-name="T2">TÉCNICO DO MP - Manut. Sup. Eq. de Inf. e Software</text:span></text:p>
          </table:table-cell>
          <table:table-cell table:style-name="C6">
            <text:p text:style-name="P0"><text:span text:style-name="T2">GRUPO DE ATUACAO ESPECIAL DE COMBATE AO CRIME ORGANIZADO (GAECO)</text:span></text:p>
          </table:table-cell>
          <table:table-cell table:style-name="C7">
            <text:p text:style-name="P2"><text:span text:style-name="T2">2.619,31</text:span></text:p>
          </table:table-cell>
          <table:table-cell table:style-name="C7">
            <text:p text:style-name="P2"><text:span text:style-name="T2">523,8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5.316,09</text:span></text:p>
          </table:table-cell>
          <table:table-cell table:style-name="C7">
            <text:p text:style-name="P2"><text:span text:style-name="T2">440,04</text:span></text:p>
          </table:table-cell>
          <table:table-cell table:style-name="C7">
            <text:p text:style-name="P2"><text:span text:style-name="T2">59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99,97</text:span></text:p>
          </table:table-cell>
          <table:table-cell table:style-name="C7">
            <text:p text:style-name="P2"><text:span text:style-name="T2">4.816,12</text:span></text:p>
          </table:table-cell>
        </table:table-row>
        <table:table-row table:style-name="TBL_0_17_row_39">
          <table:table-cell table:style-name="C5">
            <text:p text:style-name="P0"><text:span text:style-name="T2">2047</text:span></text:p>
          </table:table-cell>
          <table:table-cell table:style-name="C6">
            <text:p text:style-name="P0"><text:span text:style-name="T2">RODOLFO GALVAO COSTA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1ª PROMOTORIA DE JUSTICA - NOSSA SENHORA DAS DORES</text:span></text:p>
          </table:table-cell>
          <table:table-cell table:style-name="C7">
            <text:p text:style-name="P2"><text:span text:style-name="T2">7.180,89</text:span></text:p>
          </table:table-cell>
          <table:table-cell table:style-name="C7">
            <text:p text:style-name="P2"><text:span text:style-name="T2">566,5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572,36</text:span></text:p>
          </table:table-cell>
          <table:table-cell table:style-name="C7">
            <text:p text:style-name="P2"><text:span text:style-name="T2">10.319,82</text:span></text:p>
          </table:table-cell>
          <table:table-cell table:style-name="C7">
            <text:p text:style-name="P2"><text:span text:style-name="T2">1.084,64</text:span></text:p>
          </table:table-cell>
          <table:table-cell table:style-name="C7">
            <text:p text:style-name="P2"><text:span text:style-name="T2">962,9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47,56</text:span></text:p>
          </table:table-cell>
          <table:table-cell table:style-name="C7">
            <text:p text:style-name="P2"><text:span text:style-name="T2">8.272,26</text:span></text:p>
          </table:table-cell>
        </table:table-row>
        <table:table-row table:style-name="TBL_0_17_row_40">
          <table:table-cell table:style-name="C5">
            <text:p text:style-name="P0"><text:span text:style-name="T2">37</text:span></text:p>
          </table:table-cell>
          <table:table-cell table:style-name="C6">
            <text:p text:style-name="P0"><text:span text:style-name="T2">RODOMARQUES NASCIMENTO</text:span></text:p>
          </table:table-cell>
          <table:table-cell table:style-name="C6">
            <text:p text:style-name="P0"><text:span text:style-name="T2">PROCURADOR DE JUSTIÇA</text:span></text:p>
          </table:table-cell>
          <table:table-cell table:style-name="C6">
            <text:p text:style-name="P0"><text:span text:style-name="T2">6ª PROCURADORIA DE JUSTICA (CAMARA CRIMINAL)</text:span></text:p>
          </table:table-cell>
          <table:table-cell table:style-name="C7">
            <text:p text:style-name="P2"><text:span text:style-name="T2">35.462,22</text:span></text:p>
          </table:table-cell>
          <table:table-cell table:style-name="C7">
            <text:p text:style-name="P2"><text:span text:style-name="T2">1.048,6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5.111,52</text:span></text:p>
          </table:table-cell>
          <table:table-cell table:style-name="C7">
            <text:p text:style-name="P2"><text:span text:style-name="T2">3.895,50</text:span></text:p>
          </table:table-cell>
          <table:table-cell table:style-name="C7">
            <text:p text:style-name="P2"><text:span text:style-name="T2">17.859,13</text:span></text:p>
          </table:table-cell>
          <table:table-cell table:style-name="C7">
            <text:p text:style-name="P2"><text:span text:style-name="T2">63.377,02</text:span></text:p>
          </table:table-cell>
          <table:table-cell table:style-name="C7">
            <text:p text:style-name="P2"><text:span text:style-name="T2">5.111,52</text:span></text:p>
          </table:table-cell>
          <table:table-cell table:style-name="C7">
            <text:p text:style-name="P2"><text:span text:style-name="T2">9.443,84</text:span></text:p>
          </table:table-cell>
          <table:table-cell table:style-name="C7">
            <text:p text:style-name="P2"><text:span text:style-name="T2">1.113,05</text:span></text:p>
          </table:table-cell>
          <table:table-cell table:style-name="C7">
            <text:p text:style-name="P2"><text:span text:style-name="T2">15.668,41</text:span></text:p>
          </table:table-cell>
          <table:table-cell table:style-name="C7">
            <text:p text:style-name="P2"><text:span text:style-name="T2">47.708,61</text:span></text:p>
          </table:table-cell>
        </table:table-row>
        <table:table-row table:style-name="TBL_0_17_row_41">
          <table:table-cell table:style-name="C5">
            <text:p text:style-name="P0"><text:span text:style-name="T2">1537</text:span></text:p>
          </table:table-cell>
          <table:table-cell table:style-name="C6">
            <text:p text:style-name="P0"><text:span text:style-name="T2">RODRIGO MUNIZ DE MELO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3ª PROMOTORIA DE JUSTICA DO TRIBUNAL DO JURI - ARACAJU  </text:span></text:p>
          </table:table-cell>
          <table:table-cell table:style-name="C7">
            <text:p text:style-name="P2"><text:span text:style-name="T2">6.390,96</text:span></text:p>
          </table:table-cell>
          <table:table-cell table:style-name="C7">
            <text:p text:style-name="P2"><text:span text:style-name="T2">958,6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9.258,59</text:span></text:p>
          </table:table-cell>
          <table:table-cell table:style-name="C7">
            <text:p text:style-name="P2"><text:span text:style-name="T2">1.028,94</text:span></text:p>
          </table:table-cell>
          <table:table-cell table:style-name="C7">
            <text:p text:style-name="P2"><text:span text:style-name="T2">816,6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45,62</text:span></text:p>
          </table:table-cell>
          <table:table-cell table:style-name="C7">
            <text:p text:style-name="P2"><text:span text:style-name="T2">7.412,97</text:span></text:p>
          </table:table-cell>
        </table:table-row>
        <table:table-row table:style-name="TBL_0_17_row_42">
          <table:table-cell table:style-name="C5">
            <text:p text:style-name="P0"><text:span text:style-name="T2">276</text:span></text:p>
          </table:table-cell>
          <table:table-cell table:style-name="C6">
            <text:p text:style-name="P0"><text:span text:style-name="T2">ROGERIO DOS SANTOS</text:span></text:p>
          </table:table-cell>
          <table:table-cell table:style-name="C6">
            <text:p text:style-name="P0"><text:span text:style-name="T2">AGENTE DE SERVIÇOS</text:span></text:p>
          </table:table-cell>
          <table:table-cell table:style-name="C6">
            <text:p text:style-name="P0"><text:span text:style-name="T2">GABINETE DE SEGURANCA INSTITUCIONAL - GSI</text:span></text:p>
          </table:table-cell>
          <table:table-cell table:style-name="C7">
            <text:p text:style-name="P2"><text:span text:style-name="T2">3.028,56</text:span></text:p>
          </table:table-cell>
          <table:table-cell table:style-name="C7">
            <text:p text:style-name="P2"><text:span text:style-name="T2">1.712,6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84,07</text:span></text:p>
          </table:table-cell>
          <table:table-cell table:style-name="C7">
            <text:p text:style-name="P2"><text:span text:style-name="T2">7.125,29</text:span></text:p>
          </table:table-cell>
          <table:table-cell table:style-name="C7">
            <text:p text:style-name="P2"><text:span text:style-name="T2">663,77</text:span></text:p>
          </table:table-cell>
          <table:table-cell table:style-name="C7">
            <text:p text:style-name="P2"><text:span text:style-name="T2">28,7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92,56</text:span></text:p>
          </table:table-cell>
          <table:table-cell table:style-name="C7">
            <text:p text:style-name="P2"><text:span text:style-name="T2">6.432,73</text:span></text:p>
          </table:table-cell>
        </table:table-row>
        <table:table-row table:style-name="TBL_0_17_row_43">
          <table:table-cell table:style-name="C5">
            <text:p text:style-name="P0"><text:span text:style-name="T2">351</text:span></text:p>
          </table:table-cell>
          <table:table-cell table:style-name="C6">
            <text:p text:style-name="P0"><text:span text:style-name="T2">ROGERIO FERREIRA DA SILVA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6ª PROMOTORIA DE JUSTICA CRIMINAL DE ARACAJU (6ª VARA CRIMINAL)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2.357,01</text:span></text:p>
          </table:table-cell>
          <table:table-cell table:style-name="C7">
            <text:p text:style-name="P2"><text:span text:style-name="T2">66.046,12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7.045,9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.762,46</text:span></text:p>
          </table:table-cell>
          <table:table-cell table:style-name="C7">
            <text:p text:style-name="P2"><text:span text:style-name="T2">54.283,66</text:span></text:p>
          </table:table-cell>
        </table:table-row>
      </table:table>
      <table:table table:name="TBL_0_18" table:style-name="TBL_0_18">
        <table:table-column table:style-name="TBL_0_18_col_0">
</table:table-column>
        <table:table-column table:style-name="TBL_0_18_col_1">
</table:table-column>
        <table:table-column table:style-name="TBL_0_18_col_2">
</table:table-column>
        <table:table-column table:style-name="TBL_0_18_col_3">
</table:table-column>
        <table:table-column table:style-name="TBL_0_18_col_4">
</table:table-column>
        <table:table-column table:style-name="TBL_0_18_col_5">
</table:table-column>
        <table:table-column table:style-name="TBL_0_18_col_6">
</table:table-column>
        <table:table-column table:style-name="TBL_0_18_col_7">
</table:table-column>
        <table:table-column table:style-name="TBL_0_18_col_8">
</table:table-column>
        <table:table-column table:style-name="TBL_0_18_col_9">
</table:table-column>
        <table:table-column table:style-name="TBL_0_18_col_10">
</table:table-column>
        <table:table-column table:style-name="TBL_0_18_col_11">
</table:table-column>
        <table:table-column table:style-name="TBL_0_18_col_12">
</table:table-column>
        <table:table-column table:style-name="TBL_0_18_col_13">
</table:table-column>
        <table:table-column table:style-name="TBL_0_18_col_14">
</table:table-column>
        <table:table-column table:style-name="TBL_0_18_col_15">
</table:table-column>
        <table:table-column table:style-name="TBL_0_18_col_16">
</table:table-column>
        <table:table-column table:style-name="TBL_0_18_col_17">
</table:table-column>
        <table:table-row table:style-name="TBL_0_18_row_0">
          <table:table-cell table:style-name="C5">
            <text:p text:style-name="P0"><text:bookmark text:name="JR_PAGE_ANCHOR_0_19"/><text:span text:style-name="T2">1898</text:span></text:p>
          </table:table-cell>
          <table:table-cell table:style-name="C6">
            <text:p text:style-name="P0"><text:span text:style-name="T2">ROMULO ARAGAO COSTA MELO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PROMOTORIA DE JUSTICA - CAMPO DO BRITO </text:span></text:p>
          </table:table-cell>
          <table:table-cell table:style-name="C7">
            <text:p text:style-name="P2"><text:span text:style-name="T2">8.552,55</text:span></text:p>
          </table:table-cell>
          <table:table-cell table:style-name="C7">
            <text:p text:style-name="P2"><text:span text:style-name="T2">899,7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517,20</text:span></text:p>
          </table:table-cell>
          <table:table-cell table:style-name="C7">
            <text:p text:style-name="P2"><text:span text:style-name="T2">11.969,48</text:span></text:p>
          </table:table-cell>
          <table:table-cell table:style-name="C7">
            <text:p text:style-name="P2"><text:span text:style-name="T2">1.323,32</text:span></text:p>
          </table:table-cell>
          <table:table-cell table:style-name="C7">
            <text:p text:style-name="P2"><text:span text:style-name="T2">1.366,1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689,42</text:span></text:p>
          </table:table-cell>
          <table:table-cell table:style-name="C7">
            <text:p text:style-name="P2"><text:span text:style-name="T2">9.280,06</text:span></text:p>
          </table:table-cell>
        </table:table-row>
        <table:table-row table:style-name="TBL_0_18_row_1">
          <table:table-cell table:style-name="C5">
            <text:p text:style-name="P0"><text:span text:style-name="T2">2175</text:span></text:p>
          </table:table-cell>
          <table:table-cell table:style-name="C6">
            <text:p text:style-name="P0"><text:span text:style-name="T2">ROMULO HENRIQUE RIBEIRO DE OLIVEIRA</text:span></text:p>
          </table:table-cell>
          <table:table-cell table:style-name="C6">
            <text:p text:style-name="P0"><text:span text:style-name="T2">CABO - requisitado</text:span></text:p>
          </table:table-cell>
          <table:table-cell table:style-name="C6">
            <text:p text:style-name="P0"><text:span text:style-name="T2">GRUPO DE ATUACAO ESPECIAL DE COMBATE AO CRIME ORGANIZADO (GAECO)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18_row_2">
          <table:table-cell table:style-name="C5">
            <text:p text:style-name="P0"><text:span text:style-name="T2">1515</text:span></text:p>
          </table:table-cell>
          <table:table-cell table:style-name="C6">
            <text:p text:style-name="P0"><text:span text:style-name="T2">ROMULO LINS ALVES</text:span></text:p>
          </table:table-cell>
          <table:table-cell table:style-name="C6">
            <text:p text:style-name="P0"><text:span text:style-name="T2">PROMOTOR DE JUSTIÇA DE ENTR. INICIAL</text:span></text:p>
          </table:table-cell>
          <table:table-cell table:style-name="C6">
            <text:p text:style-name="P0"><text:span text:style-name="T2">PROMOTORIA DE JUSTICA - CRISTINAPOLIS</text:span></text:p>
          </table:table-cell>
          <table:table-cell table:style-name="C7">
            <text:p text:style-name="P2"><text:span text:style-name="T2">32.004,6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6.908,99</text:span></text:p>
          </table:table-cell>
          <table:table-cell table:style-name="C7">
            <text:p text:style-name="P2"><text:span text:style-name="T2">48.913,64</text:span></text:p>
          </table:table-cell>
          <table:table-cell table:style-name="C7">
            <text:p text:style-name="P2"><text:span text:style-name="T2">4.480,65</text:span></text:p>
          </table:table-cell>
          <table:table-cell table:style-name="C7">
            <text:p text:style-name="P2"><text:span text:style-name="T2">6.595,4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.076,12</text:span></text:p>
          </table:table-cell>
          <table:table-cell table:style-name="C7">
            <text:p text:style-name="P2"><text:span text:style-name="T2">37.837,52</text:span></text:p>
          </table:table-cell>
        </table:table-row>
        <table:table-row table:style-name="TBL_0_18_row_3">
          <table:table-cell table:style-name="C5">
            <text:p text:style-name="P0"><text:span text:style-name="T2">1884</text:span></text:p>
          </table:table-cell>
          <table:table-cell table:style-name="C6">
            <text:p text:style-name="P0"><text:span text:style-name="T2">ROMULO NUNES FREIRE FONTES</text:span></text:p>
          </table:table-cell>
          <table:table-cell table:style-name="C6">
            <text:p text:style-name="P0"><text:span text:style-name="T2">ASSESSOR OPERACIONAL</text:span></text:p>
          </table:table-cell>
          <table:table-cell table:style-name="C6">
            <text:p text:style-name="P0"><text:span text:style-name="T2">ASSESSORIA DO COLEGIO DE PROCURADORES DE JUSTICA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92,6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4.001,60</text:span></text:p>
          </table:table-cell>
          <table:table-cell table:style-name="C7">
            <text:p text:style-name="P2"><text:span text:style-name="T2">171,83</text:span></text:p>
          </table:table-cell>
          <table:table-cell table:style-name="C7">
            <text:p text:style-name="P2"><text:span text:style-name="T2">1,2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3,09</text:span></text:p>
          </table:table-cell>
          <table:table-cell table:style-name="C7">
            <text:p text:style-name="P2"><text:span text:style-name="T2">3.828,51</text:span></text:p>
          </table:table-cell>
        </table:table-row>
        <table:table-row table:style-name="TBL_0_18_row_4">
          <table:table-cell table:style-name="C5">
            <text:p text:style-name="P0"><text:span text:style-name="T2">1800</text:span></text:p>
          </table:table-cell>
          <table:table-cell table:style-name="C6">
            <text:p text:style-name="P0"><text:span text:style-name="T2">RONALD NASCIMENTO DE JESUS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DIVISAO DE PAGAMENTO E CENTRO DE CUSTOS/DRH/SG</text:span></text:p>
          </table:table-cell>
          <table:table-cell table:style-name="C7">
            <text:p text:style-name="P2"><text:span text:style-name="T2">3.938,47</text:span></text:p>
          </table:table-cell>
          <table:table-cell table:style-name="C7">
            <text:p text:style-name="P2"><text:span text:style-name="T2">984,62</text:span></text:p>
          </table:table-cell>
          <table:table-cell table:style-name="C7">
            <text:p text:style-name="P2"><text:span text:style-name="T2">5.632,5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2.464,67</text:span></text:p>
          </table:table-cell>
          <table:table-cell table:style-name="C7">
            <text:p text:style-name="P2"><text:span text:style-name="T2">689,23</text:span></text:p>
          </table:table-cell>
          <table:table-cell table:style-name="C7">
            <text:p text:style-name="P2"><text:span text:style-name="T2">1.739,6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428,87</text:span></text:p>
          </table:table-cell>
          <table:table-cell table:style-name="C7">
            <text:p text:style-name="P2"><text:span text:style-name="T2">10.035,80</text:span></text:p>
          </table:table-cell>
        </table:table-row>
        <table:table-row table:style-name="TBL_0_18_row_5">
          <table:table-cell table:style-name="C5">
            <text:p text:style-name="P0"><text:span text:style-name="T2">2218</text:span></text:p>
          </table:table-cell>
          <table:table-cell table:style-name="C6">
            <text:p text:style-name="P0"><text:span text:style-name="T2">RONALDO PEREIRA DE MENESES</text:span></text:p>
          </table:table-cell>
          <table:table-cell table:style-name="C6">
            <text:p text:style-name="P0"><text:span text:style-name="T2">3º SARGENTO - requisitado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18_row_6">
          <table:table-cell table:style-name="C5">
            <text:p text:style-name="P0"><text:span text:style-name="T2">1661</text:span></text:p>
          </table:table-cell>
          <table:table-cell table:style-name="C6">
            <text:p text:style-name="P0"><text:span text:style-name="T2">RONNIE CHARLSON ALVES SILVA</text:span></text:p>
          </table:table-cell>
          <table:table-cell table:style-name="C6">
            <text:p text:style-name="P0"><text:span text:style-name="T2">ASSESSOR DE TECNOLOGIA DA INFORMAÇÃO</text:span></text:p>
          </table:table-cell>
          <table:table-cell table:style-name="C6">
            <text:p text:style-name="P0"><text:span text:style-name="T2">DIVISAO DE SUPORTE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260,3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6.169,35</text:span></text:p>
          </table:table-cell>
          <table:table-cell table:style-name="C7">
            <text:p text:style-name="P2"><text:span text:style-name="T2">447,73</text:span></text:p>
          </table:table-cell>
          <table:table-cell table:style-name="C7">
            <text:p text:style-name="P2"><text:span text:style-name="T2">221,7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69,44</text:span></text:p>
          </table:table-cell>
          <table:table-cell table:style-name="C7">
            <text:p text:style-name="P2"><text:span text:style-name="T2">5.499,91</text:span></text:p>
          </table:table-cell>
        </table:table-row>
        <table:table-row table:style-name="TBL_0_18_row_7">
          <table:table-cell table:style-name="C5">
            <text:p text:style-name="P0"><text:span text:style-name="T2">1660</text:span></text:p>
          </table:table-cell>
          <table:table-cell table:style-name="C6">
            <text:p text:style-name="P0"><text:span text:style-name="T2">ROOSEVELT BATISTA DE CARVALHO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18_row_8">
          <table:table-cell table:style-name="C5">
            <text:p text:style-name="P0"><text:span text:style-name="T2">1401</text:span></text:p>
          </table:table-cell>
          <table:table-cell table:style-name="C6">
            <text:p text:style-name="P0"><text:span text:style-name="T2">ROQUE JOSE DE SOUSA NETO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COORDENADORIA DE PROMOCAO DA IGUALDADE ETNICO RACIAL</text:span></text:p>
          </table:table-cell>
          <table:table-cell table:style-name="C7">
            <text:p text:style-name="P2"><text:span text:style-name="T2">4.690,79</text:span></text:p>
          </table:table-cell>
          <table:table-cell table:style-name="C7">
            <text:p text:style-name="P2"><text:span text:style-name="T2">703,6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7.303,40</text:span></text:p>
          </table:table-cell>
          <table:table-cell table:style-name="C7">
            <text:p text:style-name="P2"><text:span text:style-name="T2">755,22</text:span></text:p>
          </table:table-cell>
          <table:table-cell table:style-name="C7">
            <text:p text:style-name="P2"><text:span text:style-name="T2">407,6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162,91</text:span></text:p>
          </table:table-cell>
          <table:table-cell table:style-name="C7">
            <text:p text:style-name="P2"><text:span text:style-name="T2">6.140,49</text:span></text:p>
          </table:table-cell>
        </table:table-row>
        <table:table-row table:style-name="TBL_0_18_row_9">
          <table:table-cell table:style-name="C5">
            <text:p text:style-name="P0"><text:span text:style-name="T2">831</text:span></text:p>
          </table:table-cell>
          <table:table-cell table:style-name="C6">
            <text:p text:style-name="P0"><text:span text:style-name="T2">ROSA MARIA FRAGA SANTOS</text:span></text:p>
          </table:table-cell>
          <table:table-cell table:style-name="C6">
            <text:p text:style-name="P0"><text:span text:style-name="T2">ASSESSOR DA COORDENADORIA-GERAL</text:span></text:p>
          </table:table-cell>
          <table:table-cell table:style-name="C6">
            <text:p text:style-name="P0"><text:span text:style-name="T2">GABINETE DO COORDENADOR GERAL - MP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260,3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6.433,28</text:span></text:p>
          </table:table-cell>
          <table:table-cell table:style-name="C7">
            <text:p text:style-name="P2"><text:span text:style-name="T2">447,73</text:span></text:p>
          </table:table-cell>
          <table:table-cell table:style-name="C7">
            <text:p text:style-name="P2"><text:span text:style-name="T2">221,7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69,44</text:span></text:p>
          </table:table-cell>
          <table:table-cell table:style-name="C7">
            <text:p text:style-name="P2"><text:span text:style-name="T2">5.763,84</text:span></text:p>
          </table:table-cell>
        </table:table-row>
        <table:table-row table:style-name="TBL_0_18_row_10">
          <table:table-cell table:style-name="C5">
            <text:p text:style-name="P0"><text:span text:style-name="T2">325</text:span></text:p>
          </table:table-cell>
          <table:table-cell table:style-name="C6">
            <text:p text:style-name="P0"><text:span text:style-name="T2">ROSA SOARES DOS SANTOS CARDOSO</text:span></text:p>
          </table:table-cell>
          <table:table-cell table:style-name="C6">
            <text:p text:style-name="P0"><text:span text:style-name="T2">PROFESSOR  - requisitado</text:span></text:p>
          </table:table-cell>
          <table:table-cell table:style-name="C6">
            <text:p text:style-name="P0"><text:span text:style-name="T2">TRIAGEM TECNICA DAS PROMOTORIAS DE JUSTICA DE SIMAO DIA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31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859,13</text:span></text:p>
          </table:table-cell>
          <table:table-cell table:style-name="C7">
            <text:p text:style-name="P2"><text:span text:style-name="T2">3.790,63</text:span></text:p>
          </table:table-cell>
          <table:table-cell table:style-name="C7">
            <text:p text:style-name="P2"><text:span text:style-name="T2">67,3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7,33</text:span></text:p>
          </table:table-cell>
          <table:table-cell table:style-name="C7">
            <text:p text:style-name="P2"><text:span text:style-name="T2">3.723,30</text:span></text:p>
          </table:table-cell>
        </table:table-row>
        <table:table-row table:style-name="TBL_0_18_row_11">
          <table:table-cell table:style-name="C5">
            <text:p text:style-name="P0"><text:span text:style-name="T2">1473</text:span></text:p>
          </table:table-cell>
          <table:table-cell table:style-name="C6">
            <text:p text:style-name="P0"><text:span text:style-name="T2">ROSANE GONCALVES DOS SANTOS</text:span></text:p>
          </table:table-cell>
          <table:table-cell table:style-name="C6">
            <text:p text:style-name="P0"><text:span text:style-name="T2">PROMOTOR DE JUSTIÇA DE ENTR. INICIAL</text:span></text:p>
          </table:table-cell>
          <table:table-cell table:style-name="C6">
            <text:p text:style-name="P0"><text:span text:style-name="T2">PROMOTORIA DE JUSTICA - JAPARATUBA</text:span></text:p>
          </table:table-cell>
          <table:table-cell table:style-name="C7">
            <text:p text:style-name="P2"><text:span text:style-name="T2">32.004,6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480,6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.384,07</text:span></text:p>
          </table:table-cell>
          <table:table-cell table:style-name="C7">
            <text:p text:style-name="P2"><text:span text:style-name="T2">53.869,37</text:span></text:p>
          </table:table-cell>
          <table:table-cell table:style-name="C7">
            <text:p text:style-name="P2"><text:span text:style-name="T2">4.480,65</text:span></text:p>
          </table:table-cell>
          <table:table-cell table:style-name="C7">
            <text:p text:style-name="P2"><text:span text:style-name="T2">7.879,7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360,43</text:span></text:p>
          </table:table-cell>
          <table:table-cell table:style-name="C7">
            <text:p text:style-name="P2"><text:span text:style-name="T2">41.508,94</text:span></text:p>
          </table:table-cell>
        </table:table-row>
        <table:table-row table:style-name="TBL_0_18_row_12">
          <table:table-cell table:style-name="C5">
            <text:p text:style-name="P0"><text:span text:style-name="T2">1589</text:span></text:p>
          </table:table-cell>
          <table:table-cell table:style-name="C6">
            <text:p text:style-name="P0"><text:span text:style-name="T2">ROSANGELA DE OLIVEIRA SANTOS</text:span></text:p>
          </table:table-cell>
          <table:table-cell table:style-name="C6">
            <text:p text:style-name="P0"><text:span text:style-name="T2">AGENTE ADMINISTRATIVO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18_row_13">
          <table:table-cell table:style-name="C5">
            <text:p text:style-name="P0"><text:span text:style-name="T2">1939</text:span></text:p>
          </table:table-cell>
          <table:table-cell table:style-name="C6">
            <text:p text:style-name="P0"><text:span text:style-name="T2">ROSECLEIDE ALCANTARA DE SOUZ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1ª PROMOTORIA DE JUSTICA - NOSSA SENHORA DAS DORES</text:span></text:p>
          </table:table-cell>
          <table:table-cell table:style-name="C7">
            <text:p text:style-name="P2"><text:span text:style-name="T2">2.776,47</text:span></text:p>
          </table:table-cell>
          <table:table-cell table:style-name="C7">
            <text:p text:style-name="P2"><text:span text:style-name="T2">219,0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735,0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572,36</text:span></text:p>
          </table:table-cell>
          <table:table-cell table:style-name="C7">
            <text:p text:style-name="P2"><text:span text:style-name="T2">6.302,93</text:span></text:p>
          </table:table-cell>
          <table:table-cell table:style-name="C7">
            <text:p text:style-name="P2"><text:span text:style-name="T2">419,37</text:span></text:p>
          </table:table-cell>
          <table:table-cell table:style-name="C7">
            <text:p text:style-name="P2"><text:span text:style-name="T2">21,9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41,34</text:span></text:p>
          </table:table-cell>
          <table:table-cell table:style-name="C7">
            <text:p text:style-name="P2"><text:span text:style-name="T2">5.861,59</text:span></text:p>
          </table:table-cell>
        </table:table-row>
        <table:table-row table:style-name="TBL_0_18_row_14">
          <table:table-cell table:style-name="C5">
            <text:p text:style-name="P0"><text:span text:style-name="T2">2128</text:span></text:p>
          </table:table-cell>
          <table:table-cell table:style-name="C6">
            <text:p text:style-name="P0"><text:span text:style-name="T2">ROSELIA ALVES DA SILVA MALTA</text:span></text:p>
          </table:table-cell>
          <table:table-cell table:style-name="C6">
            <text:p text:style-name="P0"><text:span text:style-name="T2">ASSIST. ADMINISTRATIVO - requisitado</text:span></text:p>
          </table:table-cell>
          <table:table-cell table:style-name="C6">
            <text:p text:style-name="P0"><text:span text:style-name="T2">1ª PROMOTORIA DE JUSTICA - NEOPOLI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31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056,00</text:span></text:p>
          </table:table-cell>
          <table:table-cell table:style-name="C7">
            <text:p text:style-name="P2"><text:span text:style-name="T2">1.987,50</text:span></text:p>
          </table:table-cell>
          <table:table-cell table:style-name="C7">
            <text:p text:style-name="P2"><text:span text:style-name="T2">69,8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9,86</text:span></text:p>
          </table:table-cell>
          <table:table-cell table:style-name="C7">
            <text:p text:style-name="P2"><text:span text:style-name="T2">1.917,64</text:span></text:p>
          </table:table-cell>
        </table:table-row>
        <table:table-row table:style-name="TBL_0_18_row_15">
          <table:table-cell table:style-name="C5">
            <text:p text:style-name="P0"><text:span text:style-name="T2">690</text:span></text:p>
          </table:table-cell>
          <table:table-cell table:style-name="C6">
            <text:p text:style-name="P0"><text:span text:style-name="T2">ROSENALDO ARAGAO LIMA JUNIOR</text:span></text:p>
          </table:table-cell>
          <table:table-cell table:style-name="C6">
            <text:p text:style-name="P0"><text:span text:style-name="T2">ASSESSOR DO GAB. DO PROC. G. DE  JUSTIÇA</text:span></text:p>
          </table:table-cell>
          <table:table-cell table:style-name="C6">
            <text:p text:style-name="P0"><text:span text:style-name="T2">ASSESSORIA DO PROCURADOR-GERAL DE JUSTICA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308,4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6.217,46</text:span></text:p>
          </table:table-cell>
          <table:table-cell table:style-name="C7">
            <text:p text:style-name="P2"><text:span text:style-name="T2">454,46</text:span></text:p>
          </table:table-cell>
          <table:table-cell table:style-name="C7">
            <text:p text:style-name="P2"><text:span text:style-name="T2">155,3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09,83</text:span></text:p>
          </table:table-cell>
          <table:table-cell table:style-name="C7">
            <text:p text:style-name="P2"><text:span text:style-name="T2">5.607,63</text:span></text:p>
          </table:table-cell>
        </table:table-row>
        <table:table-row table:style-name="TBL_0_18_row_16">
          <table:table-cell table:style-name="C5">
            <text:p text:style-name="P0"><text:span text:style-name="T2">483</text:span></text:p>
          </table:table-cell>
          <table:table-cell table:style-name="C6">
            <text:p text:style-name="P0"><text:span text:style-name="T2">ROSIVALDO SANTOS DA CRUZ</text:span></text:p>
          </table:table-cell>
          <table:table-cell table:style-name="C6">
            <text:p text:style-name="P0"><text:span text:style-name="T2">CHEFE DE SERVIÇOS DE MANUTENÇÃO-INTERIOR</text:span></text:p>
          </table:table-cell>
          <table:table-cell table:style-name="C6">
            <text:p text:style-name="P0"><text:span text:style-name="T2">SERVICOS MANUTENCAO INTERIOR/DAA/DA/SG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308,4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92,54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7.773,93</text:span></text:p>
          </table:table-cell>
          <table:table-cell table:style-name="C7">
            <text:p text:style-name="P2"><text:span text:style-name="T2">635,42</text:span></text:p>
          </table:table-cell>
          <table:table-cell table:style-name="C7">
            <text:p text:style-name="P2"><text:span text:style-name="T2">395,8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031,23</text:span></text:p>
          </table:table-cell>
          <table:table-cell table:style-name="C7">
            <text:p text:style-name="P2"><text:span text:style-name="T2">6.742,70</text:span></text:p>
          </table:table-cell>
        </table:table-row>
        <table:table-row table:style-name="TBL_0_18_row_17">
          <table:table-cell table:style-name="C5">
            <text:p text:style-name="P0"><text:span text:style-name="T2">2144</text:span></text:p>
          </table:table-cell>
          <table:table-cell table:style-name="C6">
            <text:p text:style-name="P0"><text:span text:style-name="T2">RUBENS DOS SANTOS</text:span></text:p>
          </table:table-cell>
          <table:table-cell table:style-name="C6">
            <text:p text:style-name="P0"><text:span text:style-name="T2">CAPITÃO - requisitado-BESP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18_row_18">
          <table:table-cell table:style-name="C5">
            <text:p text:style-name="P0"><text:span text:style-name="T2">249</text:span></text:p>
          </table:table-cell>
          <table:table-cell table:style-name="C6">
            <text:p text:style-name="P0"><text:span text:style-name="T2">RUBENS ESTEVES DE MOURA</text:span></text:p>
          </table:table-cell>
          <table:table-cell table:style-name="C6">
            <text:p text:style-name="P0"><text:span text:style-name="T2">MOTORISTA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18_row_19">
          <table:table-cell table:style-name="C5">
            <text:p text:style-name="P0"><text:span text:style-name="T2">1717</text:span></text:p>
          </table:table-cell>
          <table:table-cell table:style-name="C6">
            <text:p text:style-name="P0"><text:span text:style-name="T2">RUIRONALDI DOS SANTOS CRUZ</text:span></text:p>
          </table:table-cell>
          <table:table-cell table:style-name="C6">
            <text:p text:style-name="P0"><text:span text:style-name="T2">ANALISTA DO MP -Informática - G. e A.de P. de Infraestrutura</text:span></text:p>
          </table:table-cell>
          <table:table-cell table:style-name="C6">
            <text:p text:style-name="P0"><text:span text:style-name="T2">GRUPO DE ATUACAO ESPECIAL DE COMBATE AO CRIME ORGANIZADO (GAECO)</text:span></text:p>
          </table:table-cell>
          <table:table-cell table:style-name="C7">
            <text:p text:style-name="P2"><text:span text:style-name="T2">7.611,74</text:span></text:p>
          </table:table-cell>
          <table:table-cell table:style-name="C7">
            <text:p text:style-name="P2"><text:span text:style-name="T2">1.141,7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0.662,49</text:span></text:p>
          </table:table-cell>
          <table:table-cell table:style-name="C7">
            <text:p text:style-name="P2"><text:span text:style-name="T2">1.225,49</text:span></text:p>
          </table:table-cell>
          <table:table-cell table:style-name="C7">
            <text:p text:style-name="P2"><text:span text:style-name="T2">1.200,8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426,33</text:span></text:p>
          </table:table-cell>
          <table:table-cell table:style-name="C7">
            <text:p text:style-name="P2"><text:span text:style-name="T2">8.236,16</text:span></text:p>
          </table:table-cell>
        </table:table-row>
        <table:table-row table:style-name="TBL_0_18_row_20">
          <table:table-cell table:style-name="C5">
            <text:p text:style-name="P0"><text:span text:style-name="T2">117</text:span></text:p>
          </table:table-cell>
          <table:table-cell table:style-name="C6">
            <text:p text:style-name="P0"><text:span text:style-name="T2">RUTH ARAUJO FALCAO</text:span></text:p>
          </table:table-cell>
          <table:table-cell table:style-name="C6">
            <text:p text:style-name="P0"><text:span text:style-name="T2">* TÉCNICO ESPECIALISTA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18_row_21">
          <table:table-cell table:style-name="C5">
            <text:p text:style-name="P0"><text:span text:style-name="T2">1764</text:span></text:p>
          </table:table-cell>
          <table:table-cell table:style-name="C6">
            <text:p text:style-name="P0"><text:span text:style-name="T2">RUY WANDERLA DE OLIVEIRA</text:span></text:p>
          </table:table-cell>
          <table:table-cell table:style-name="C6">
            <text:p text:style-name="P0"><text:span text:style-name="T2">AGENTE ADMINISTRATIVO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18_row_22">
          <table:table-cell table:style-name="C5">
            <text:p text:style-name="P0"><text:span text:style-name="T2">1814</text:span></text:p>
          </table:table-cell>
          <table:table-cell table:style-name="C6">
            <text:p text:style-name="P0"><text:span text:style-name="T2">SALVIO HENRIQUE DA ROCHA COSTA</text:span></text:p>
          </table:table-cell>
          <table:table-cell table:style-name="C6">
            <text:p text:style-name="P0"><text:span text:style-name="T2">ASSESSOR OPERACIONAL</text:span></text:p>
          </table:table-cell>
          <table:table-cell table:style-name="C6">
            <text:p text:style-name="P0"><text:span text:style-name="T2">GRUPO DE APOIO OPERACIONAL - SEC. GERAL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92,6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4.001,60</text:span></text:p>
          </table:table-cell>
          <table:table-cell table:style-name="C7">
            <text:p text:style-name="P2"><text:span text:style-name="T2">171,83</text:span></text:p>
          </table:table-cell>
          <table:table-cell table:style-name="C7">
            <text:p text:style-name="P2"><text:span text:style-name="T2">1,2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3,09</text:span></text:p>
          </table:table-cell>
          <table:table-cell table:style-name="C7">
            <text:p text:style-name="P2"><text:span text:style-name="T2">3.828,51</text:span></text:p>
          </table:table-cell>
        </table:table-row>
        <table:table-row table:style-name="TBL_0_18_row_23">
          <table:table-cell table:style-name="C5">
            <text:p text:style-name="P0"><text:span text:style-name="T2">2023</text:span></text:p>
          </table:table-cell>
          <table:table-cell table:style-name="C6">
            <text:p text:style-name="P0"><text:span text:style-name="T2">SAMUEL NEVES DE OLIVEIRA</text:span></text:p>
          </table:table-cell>
          <table:table-cell table:style-name="C6">
            <text:p text:style-name="P0"><text:span text:style-name="T2">3º SARGENTO - requisitado - BESP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18_row_24">
          <table:table-cell table:style-name="C5">
            <text:p text:style-name="P0"><text:span text:style-name="T2">1720</text:span></text:p>
          </table:table-cell>
          <table:table-cell table:style-name="C6">
            <text:p text:style-name="P0"><text:span text:style-name="T2">SANDRA AUGUSTA BARRETO ROLLEMBERG CONRADO</text:span></text:p>
          </table:table-cell>
          <table:table-cell table:style-name="C6">
            <text:p text:style-name="P0"><text:span text:style-name="T2">Assessor do Diretor Financeiro</text:span></text:p>
          </table:table-cell>
          <table:table-cell table:style-name="C6">
            <text:p text:style-name="P0"><text:span text:style-name="T2">DIRETORIA FINANCEIRA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.499,1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8.672,06</text:span></text:p>
          </table:table-cell>
          <table:table-cell table:style-name="C7">
            <text:p text:style-name="P2"><text:span text:style-name="T2">751,97</text:span></text:p>
          </table:table-cell>
          <table:table-cell table:style-name="C7">
            <text:p text:style-name="P2"><text:span text:style-name="T2">606,8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358,81</text:span></text:p>
          </table:table-cell>
          <table:table-cell table:style-name="C7">
            <text:p text:style-name="P2"><text:span text:style-name="T2">7.313,25</text:span></text:p>
          </table:table-cell>
        </table:table-row>
        <table:table-row table:style-name="TBL_0_18_row_25">
          <table:table-cell table:style-name="C5">
            <text:p text:style-name="P0"><text:span text:style-name="T2">1316</text:span></text:p>
          </table:table-cell>
          <table:table-cell table:style-name="C6">
            <text:p text:style-name="P0"><text:span text:style-name="T2">SANDRA ELIZABETH DE ALMEIDA RAMOS SALVIANO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1ª PROMOTORIA DE JUSTIÇA DA CURADORIA DA INFÂNCIA E DA ADOLESCÊNCIA - ARACAJU</text:span></text:p>
          </table:table-cell>
          <table:table-cell table:style-name="C7">
            <text:p text:style-name="P2"><text:span text:style-name="T2">10.186,22</text:span></text:p>
          </table:table-cell>
          <table:table-cell table:style-name="C7">
            <text:p text:style-name="P2"><text:span text:style-name="T2">1.527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0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4.023,14</text:span></text:p>
          </table:table-cell>
          <table:table-cell table:style-name="C7">
            <text:p text:style-name="P2"><text:span text:style-name="T2">1.639,98</text:span></text:p>
          </table:table-cell>
          <table:table-cell table:style-name="C7">
            <text:p text:style-name="P2"><text:span text:style-name="T2">1.958,9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598,88</text:span></text:p>
          </table:table-cell>
          <table:table-cell table:style-name="C7">
            <text:p text:style-name="P2"><text:span text:style-name="T2">10.424,26</text:span></text:p>
          </table:table-cell>
        </table:table-row>
        <table:table-row table:style-name="TBL_0_18_row_26">
          <table:table-cell table:style-name="C5">
            <text:p text:style-name="P0"><text:span text:style-name="T2">1323</text:span></text:p>
          </table:table-cell>
          <table:table-cell table:style-name="C6">
            <text:p text:style-name="P0"><text:span text:style-name="T2">SANDRO DE REZENDE SANTOS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1ª PROMOTORIA DE JUSTICA - ITABAIANA</text:span></text:p>
          </table:table-cell>
          <table:table-cell table:style-name="C7">
            <text:p text:style-name="P2"><text:span text:style-name="T2">9.065,70</text:span></text:p>
          </table:table-cell>
          <table:table-cell table:style-name="C7">
            <text:p text:style-name="P2"><text:span text:style-name="T2">1.359,8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517,20</text:span></text:p>
          </table:table-cell>
          <table:table-cell table:style-name="C7">
            <text:p text:style-name="P2"><text:span text:style-name="T2">12.942,76</text:span></text:p>
          </table:table-cell>
          <table:table-cell table:style-name="C7">
            <text:p text:style-name="P2"><text:span text:style-name="T2">1.459,58</text:span></text:p>
          </table:table-cell>
          <table:table-cell table:style-name="C7">
            <text:p text:style-name="P2"><text:span text:style-name="T2">1.544,1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003,73</text:span></text:p>
          </table:table-cell>
          <table:table-cell table:style-name="C7">
            <text:p text:style-name="P2"><text:span text:style-name="T2">9.939,03</text:span></text:p>
          </table:table-cell>
        </table:table-row>
        <table:table-row table:style-name="TBL_0_18_row_27">
          <table:table-cell table:style-name="C5">
            <text:p text:style-name="P0"><text:span text:style-name="T2">579</text:span></text:p>
          </table:table-cell>
          <table:table-cell table:style-name="C6">
            <text:p text:style-name="P0"><text:span text:style-name="T2">SANDRO LUIZ DA COSTA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2ª PROMOTORIA DE JUSTICA DISTRITAL - NOSSA SENHORA DO SOCORRO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368,91</text:span></text:p>
          </table:table-cell>
          <table:table-cell table:style-name="C7">
            <text:p text:style-name="P2"><text:span text:style-name="T2">17.172,92</text:span></text:p>
          </table:table-cell>
          <table:table-cell table:style-name="C7">
            <text:p text:style-name="P2"><text:span text:style-name="T2">54.230,94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7.868,1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584,63</text:span></text:p>
          </table:table-cell>
          <table:table-cell table:style-name="C7">
            <text:p text:style-name="P2"><text:span text:style-name="T2">41.646,31</text:span></text:p>
          </table:table-cell>
        </table:table-row>
        <table:table-row table:style-name="TBL_0_18_row_28">
          <table:table-cell table:style-name="C5">
            <text:p text:style-name="P0"><text:span text:style-name="T2">1626</text:span></text:p>
          </table:table-cell>
          <table:table-cell table:style-name="C6">
            <text:p text:style-name="P0"><text:span text:style-name="T2">SANDRO STEFANO SA AZEVEDO</text:span></text:p>
          </table:table-cell>
          <table:table-cell table:style-name="C6">
            <text:p text:style-name="P0"><text:span text:style-name="T2">ANALISTA DO MP -Informática - G. e A.de P. de Sistemas</text:span></text:p>
          </table:table-cell>
          <table:table-cell table:style-name="C6">
            <text:p text:style-name="P0"><text:span text:style-name="T2">DIRETORIA DE TECNOLOGIA DA INFORMACAO</text:span></text:p>
          </table:table-cell>
          <table:table-cell table:style-name="C7">
            <text:p text:style-name="P2"><text:span text:style-name="T2">8.552,55</text:span></text:p>
          </table:table-cell>
          <table:table-cell table:style-name="C7">
            <text:p text:style-name="P2"><text:span text:style-name="T2">899,7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11.625,20</text:span></text:p>
          </table:table-cell>
          <table:table-cell table:style-name="C7">
            <text:p text:style-name="P2"><text:span text:style-name="T2">1.323,32</text:span></text:p>
          </table:table-cell>
          <table:table-cell table:style-name="C7">
            <text:p text:style-name="P2"><text:span text:style-name="T2">1.261,8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585,15</text:span></text:p>
          </table:table-cell>
          <table:table-cell table:style-name="C7">
            <text:p text:style-name="P2"><text:span text:style-name="T2">9.040,05</text:span></text:p>
          </table:table-cell>
        </table:table-row>
        <table:table-row table:style-name="TBL_0_18_row_29">
          <table:table-cell table:style-name="C5">
            <text:p text:style-name="P0"><text:span text:style-name="T2">2179</text:span></text:p>
          </table:table-cell>
          <table:table-cell table:style-name="C6">
            <text:p text:style-name="P0"><text:span text:style-name="T2">SAULO ALMEIDA CABRAL</text:span></text:p>
          </table:table-cell>
          <table:table-cell table:style-name="C6">
            <text:p text:style-name="P0"><text:span text:style-name="T2">SOLDADO - requistado</text:span></text:p>
          </table:table-cell>
          <table:table-cell table:style-name="C6">
            <text:p text:style-name="P0"><text:span text:style-name="T2">GRUPO DE ATUACAO ESPECIAL DE COMBATE AO CRIME ORGANIZADO (GAECO)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18_row_30">
          <table:table-cell table:style-name="C5">
            <text:p text:style-name="P0"><text:span text:style-name="T2">1654</text:span></text:p>
          </table:table-cell>
          <table:table-cell table:style-name="C6">
            <text:p text:style-name="P0"><text:span text:style-name="T2">SAULO DOS SANTOS LOPES CRUZ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1ª PROMOTORIA DE JUSTICA - BARRA DOS COQUEIROS</text:span></text:p>
          </table:table-cell>
          <table:table-cell table:style-name="C7">
            <text:p text:style-name="P2"><text:span text:style-name="T2">7.611,74</text:span></text:p>
          </table:table-cell>
          <table:table-cell table:style-name="C7">
            <text:p text:style-name="P2"><text:span text:style-name="T2">1.141,7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46,44</text:span></text:p>
          </table:table-cell>
          <table:table-cell table:style-name="C7">
            <text:p text:style-name="P2"><text:span text:style-name="T2">10.899,94</text:span></text:p>
          </table:table-cell>
          <table:table-cell table:style-name="C7">
            <text:p text:style-name="P2"><text:span text:style-name="T2">1.225,49</text:span></text:p>
          </table:table-cell>
          <table:table-cell table:style-name="C7">
            <text:p text:style-name="P2"><text:span text:style-name="T2">1.200,8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426,33</text:span></text:p>
          </table:table-cell>
          <table:table-cell table:style-name="C7">
            <text:p text:style-name="P2"><text:span text:style-name="T2">8.473,61</text:span></text:p>
          </table:table-cell>
        </table:table-row>
        <table:table-row table:style-name="TBL_0_18_row_31">
          <table:table-cell table:style-name="C5">
            <text:p text:style-name="P0"><text:span text:style-name="T2">1670</text:span></text:p>
          </table:table-cell>
          <table:table-cell table:style-name="C6">
            <text:p text:style-name="P0"><text:span text:style-name="T2">SAULO MORAIS DE ANDRADE</text:span></text:p>
          </table:table-cell>
          <table:table-cell table:style-name="C6">
            <text:p text:style-name="P0"><text:span text:style-name="T2">ANALISTA DO MP -Informática - G. e A.de P. de Infraestrutura</text:span></text:p>
          </table:table-cell>
          <table:table-cell table:style-name="C6">
            <text:p text:style-name="P0"><text:span text:style-name="T2">DIRETORIA DE TECNOLOGIA DA INFORMACAO</text:span></text:p>
          </table:table-cell>
          <table:table-cell table:style-name="C7">
            <text:p text:style-name="P2"><text:span text:style-name="T2">8.552,55</text:span></text:p>
          </table:table-cell>
          <table:table-cell table:style-name="C7">
            <text:p text:style-name="P2"><text:span text:style-name="T2">2.562,60</text:span></text:p>
          </table:table-cell>
          <table:table-cell table:style-name="C7">
            <text:p text:style-name="P2"><text:span text:style-name="T2">2.412,59</text:span></text:p>
          </table:table-cell>
          <table:table-cell table:style-name="C7">
            <text:p text:style-name="P2"><text:span text:style-name="T2">3.217,6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8.654,42</text:span></text:p>
          </table:table-cell>
          <table:table-cell table:style-name="C7">
            <text:p text:style-name="P2"><text:span text:style-name="T2">1.556,12</text:span></text:p>
          </table:table-cell>
          <table:table-cell table:style-name="C7">
            <text:p text:style-name="P2"><text:span text:style-name="T2">2.318,5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874,68</text:span></text:p>
          </table:table-cell>
          <table:table-cell table:style-name="C7">
            <text:p text:style-name="P2"><text:span text:style-name="T2">14.779,74</text:span></text:p>
          </table:table-cell>
        </table:table-row>
        <table:table-row table:style-name="TBL_0_18_row_32">
          <table:table-cell table:style-name="C5">
            <text:p text:style-name="P0"><text:span text:style-name="T2">1858</text:span></text:p>
          </table:table-cell>
          <table:table-cell table:style-name="C6">
            <text:p text:style-name="P0"><text:span text:style-name="T2">SAVIO AUGUSTO SOBRAL GARCEZ</text:span></text:p>
          </table:table-cell>
          <table:table-cell table:style-name="C6">
            <text:p text:style-name="P0"><text:span text:style-name="T2">* TÉCNICO ESPECIALISTA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18_row_33">
          <table:table-cell table:style-name="C5">
            <text:p text:style-name="P0"><text:span text:style-name="T2">1859</text:span></text:p>
          </table:table-cell>
          <table:table-cell table:style-name="C6">
            <text:p text:style-name="P0"><text:span text:style-name="T2">SAVIO AUGUSTO SOBRAL GARCEZ</text:span></text:p>
          </table:table-cell>
          <table:table-cell table:style-name="C6">
            <text:p text:style-name="P0"><text:span text:style-name="T2">DIRETOR DE RECURSOS HUMANOS</text:span></text:p>
          </table:table-cell>
          <table:table-cell table:style-name="C6">
            <text:p text:style-name="P0"><text:span text:style-name="T2">DIRETORIA DE RECURSOS HUMAN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.93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056,00</text:span></text:p>
          </table:table-cell>
          <table:table-cell table:style-name="C7">
            <text:p text:style-name="P2"><text:span text:style-name="T2">10.992,93</text:span></text:p>
          </table:table-cell>
          <table:table-cell table:style-name="C7">
            <text:p text:style-name="P2"><text:span text:style-name="T2">751,97</text:span></text:p>
          </table:table-cell>
          <table:table-cell table:style-name="C7">
            <text:p text:style-name="P2"><text:span text:style-name="T2">1.190,53</text:span></text:p>
          </table:table-cell>
          <table:table-cell table:style-name="C7">
            <text:p text:style-name="P2"><text:span text:style-name="T2">2.691,73</text:span></text:p>
          </table:table-cell>
          <table:table-cell table:style-name="C7">
            <text:p text:style-name="P2"><text:span text:style-name="T2">4.634,23</text:span></text:p>
          </table:table-cell>
          <table:table-cell table:style-name="C7">
            <text:p text:style-name="P2"><text:span text:style-name="T2">6.358,70</text:span></text:p>
          </table:table-cell>
        </table:table-row>
        <table:table-row table:style-name="TBL_0_18_row_34">
          <table:table-cell table:style-name="C5">
            <text:p text:style-name="P0"><text:span text:style-name="T2">1963</text:span></text:p>
          </table:table-cell>
          <table:table-cell table:style-name="C6">
            <text:p text:style-name="P0"><text:span text:style-name="T2">SAVIO ROBERTO AMORIM ARAGAO SILVA</text:span></text:p>
          </table:table-cell>
          <table:table-cell table:style-name="C6">
            <text:p text:style-name="P0"><text:span text:style-name="T2">ANALISTA DO MP -Informática - G. e A.de P. de Infraestrutura</text:span></text:p>
          </table:table-cell>
          <table:table-cell table:style-name="C6">
            <text:p text:style-name="P0"><text:span text:style-name="T2">DIRETORIA DE TECNOLOGIA DA INFORMACAO</text:span></text:p>
          </table:table-cell>
          <table:table-cell table:style-name="C7">
            <text:p text:style-name="P2"><text:span text:style-name="T2">9.065,70</text:span></text:p>
          </table:table-cell>
          <table:table-cell table:style-name="C7">
            <text:p text:style-name="P2"><text:span text:style-name="T2">715,2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1.689,98</text:span></text:p>
          </table:table-cell>
          <table:table-cell table:style-name="C7">
            <text:p text:style-name="P2"><text:span text:style-name="T2">1.369,34</text:span></text:p>
          </table:table-cell>
          <table:table-cell table:style-name="C7">
            <text:p text:style-name="P2"><text:span text:style-name="T2">1.443,8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813,18</text:span></text:p>
          </table:table-cell>
          <table:table-cell table:style-name="C7">
            <text:p text:style-name="P2"><text:span text:style-name="T2">8.876,80</text:span></text:p>
          </table:table-cell>
        </table:table-row>
        <table:table-row table:style-name="TBL_0_18_row_35">
          <table:table-cell table:style-name="C5">
            <text:p text:style-name="P0"><text:span text:style-name="T2">1849</text:span></text:p>
          </table:table-cell>
          <table:table-cell table:style-name="C6">
            <text:p text:style-name="P0"><text:span text:style-name="T2">SERGIO DA FONSECA SANTOS</text:span></text:p>
          </table:table-cell>
          <table:table-cell table:style-name="C6">
            <text:p text:style-name="P0"><text:span text:style-name="T2">SUBTENENTE - requisitado</text:span></text:p>
          </table:table-cell>
          <table:table-cell table:style-name="C6">
            <text:p text:style-name="P0"><text:span text:style-name="T2">CENTRAL DE NOTIFICACOES E INTIMACOE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18_row_36">
          <table:table-cell table:style-name="C5">
            <text:p text:style-name="P0"><text:span text:style-name="T2">564</text:span></text:p>
          </table:table-cell>
          <table:table-cell table:style-name="C6">
            <text:p text:style-name="P0"><text:span text:style-name="T2">SERGIO DOS SANTOS SILVA</text:span></text:p>
          </table:table-cell>
          <table:table-cell table:style-name="C6">
            <text:p text:style-name="P0"><text:span text:style-name="T2">SARGENTO - requisitado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18_row_37">
          <table:table-cell table:style-name="C5">
            <text:p text:style-name="P0"><text:span text:style-name="T2">456</text:span></text:p>
          </table:table-cell>
          <table:table-cell table:style-name="C6">
            <text:p text:style-name="P0"><text:span text:style-name="T2">SERGIO WALDEMAR BARRETO RODRIGUES FILHO</text:span></text:p>
          </table:table-cell>
          <table:table-cell table:style-name="C6">
            <text:p text:style-name="P0"><text:span text:style-name="T2">ASSESSOR DE PROCURADOR DE JUSTIÇA</text:span></text:p>
          </table:table-cell>
          <table:table-cell table:style-name="C6">
            <text:p text:style-name="P0"><text:span text:style-name="T2">4ª PROCURADORIA DE JUSTICA (1ª CAMARA CIVEL)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315,6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84,07</text:span></text:p>
          </table:table-cell>
          <table:table-cell table:style-name="C7">
            <text:p text:style-name="P2"><text:span text:style-name="T2">14.699,76</text:span></text:p>
          </table:table-cell>
          <table:table-cell table:style-name="C7">
            <text:p text:style-name="P2"><text:span text:style-name="T2">751,97</text:span></text:p>
          </table:table-cell>
          <table:table-cell table:style-name="C7">
            <text:p text:style-name="P2"><text:span text:style-name="T2">2.258,5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010,50</text:span></text:p>
          </table:table-cell>
          <table:table-cell table:style-name="C7">
            <text:p text:style-name="P2"><text:span text:style-name="T2">11.689,26</text:span></text:p>
          </table:table-cell>
        </table:table-row>
        <table:table-row table:style-name="TBL_0_18_row_38">
          <table:table-cell table:style-name="C5">
            <text:p text:style-name="P0"><text:span text:style-name="T2">1377</text:span></text:p>
          </table:table-cell>
          <table:table-cell table:style-name="C6">
            <text:p text:style-name="P0"><text:span text:style-name="T2">SHEILA ANDRADE ARAUJO MATOS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CENTRO DE APOIO OPERACIONAL DOS DIREITOS DA MULHER</text:span></text:p>
          </table:table-cell>
          <table:table-cell table:style-name="C7">
            <text:p text:style-name="P2"><text:span text:style-name="T2">4.972,24</text:span></text:p>
          </table:table-cell>
          <table:table-cell table:style-name="C7">
            <text:p text:style-name="P2"><text:span text:style-name="T2">745,84</text:span></text:p>
          </table:table-cell>
          <table:table-cell table:style-name="C7">
            <text:p text:style-name="P2"><text:span text:style-name="T2">1.255,5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9.146,57</text:span></text:p>
          </table:table-cell>
          <table:table-cell table:style-name="C7">
            <text:p text:style-name="P2"><text:span text:style-name="T2">800,53</text:span></text:p>
          </table:table-cell>
          <table:table-cell table:style-name="C7">
            <text:p text:style-name="P2"><text:span text:style-name="T2">723,9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524,50</text:span></text:p>
          </table:table-cell>
          <table:table-cell table:style-name="C7">
            <text:p text:style-name="P2"><text:span text:style-name="T2">7.622,07</text:span></text:p>
          </table:table-cell>
        </table:table-row>
        <table:table-row table:style-name="TBL_0_18_row_39">
          <table:table-cell table:style-name="C5">
            <text:p text:style-name="P0"><text:span text:style-name="T2">1697</text:span></text:p>
          </table:table-cell>
          <table:table-cell table:style-name="C6">
            <text:p text:style-name="P0"><text:span text:style-name="T2">SHEILA CUSTODIO LEAL NOVAES SANTOS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5ª PROMOTORIA DE JUSTICA CRIMINAL - ARACAJU</text:span></text:p>
          </table:table-cell>
          <table:table-cell table:style-name="C7">
            <text:p text:style-name="P2"><text:span text:style-name="T2">8.552,55</text:span></text:p>
          </table:table-cell>
          <table:table-cell table:style-name="C7">
            <text:p text:style-name="P2"><text:span text:style-name="T2">899,7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1.361,27</text:span></text:p>
          </table:table-cell>
          <table:table-cell table:style-name="C7">
            <text:p text:style-name="P2"><text:span text:style-name="T2">1.323,32</text:span></text:p>
          </table:table-cell>
          <table:table-cell table:style-name="C7">
            <text:p text:style-name="P2"><text:span text:style-name="T2">1.313,9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637,29</text:span></text:p>
          </table:table-cell>
          <table:table-cell table:style-name="C7">
            <text:p text:style-name="P2"><text:span text:style-name="T2">8.723,98</text:span></text:p>
          </table:table-cell>
        </table:table-row>
        <table:table-row table:style-name="TBL_0_18_row_40">
          <table:table-cell table:style-name="C5">
            <text:p text:style-name="P0"><text:span text:style-name="T2">1365</text:span></text:p>
          </table:table-cell>
          <table:table-cell table:style-name="C6">
            <text:p text:style-name="P0"><text:span text:style-name="T2">SHIRLANE BARBOSA SANTOS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DIRETORIA  ADMINISTRATIVA - SG</text:span></text:p>
          </table:table-cell>
          <table:table-cell table:style-name="C7">
            <text:p text:style-name="P2"><text:span text:style-name="T2">4.174,78</text:span></text:p>
          </table:table-cell>
          <table:table-cell table:style-name="C7">
            <text:p text:style-name="P2"><text:span text:style-name="T2">626,2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6.709,99</text:span></text:p>
          </table:table-cell>
          <table:table-cell table:style-name="C7">
            <text:p text:style-name="P2"><text:span text:style-name="T2">672,14</text:span></text:p>
          </table:table-cell>
          <table:table-cell table:style-name="C7">
            <text:p text:style-name="P2"><text:span text:style-name="T2">292,8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65,00</text:span></text:p>
          </table:table-cell>
          <table:table-cell table:style-name="C7">
            <text:p text:style-name="P2"><text:span text:style-name="T2">5.744,99</text:span></text:p>
          </table:table-cell>
        </table:table-row>
        <table:table-row table:style-name="TBL_0_18_row_41">
          <table:table-cell table:style-name="C5">
            <text:p text:style-name="P0"><text:span text:style-name="T2">2025</text:span></text:p>
          </table:table-cell>
          <table:table-cell table:style-name="C6">
            <text:p text:style-name="P0"><text:span text:style-name="T2">SIDIVAL DOS SANTOS FREITAS</text:span></text:p>
          </table:table-cell>
          <table:table-cell table:style-name="C6">
            <text:p text:style-name="P0"><text:span text:style-name="T2">3º SARGENTO - requisitado - BESP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18_row_42">
          <table:table-cell table:style-name="C5">
            <text:p text:style-name="P0"><text:span text:style-name="T2">1599</text:span></text:p>
          </table:table-cell>
          <table:table-cell table:style-name="C6">
            <text:p text:style-name="P0"><text:span text:style-name="T2">SILENE MARIA DE FRANCA JANSSEN</text:span></text:p>
          </table:table-cell>
          <table:table-cell table:style-name="C6">
            <text:p text:style-name="P0"><text:span text:style-name="T2">Chefe do Núcleo de Contabilidade</text:span></text:p>
          </table:table-cell>
          <table:table-cell table:style-name="C6">
            <text:p text:style-name="P0"><text:span text:style-name="T2">DIVISAO  FINANCEIRA/DF/SG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308,4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84,07</text:span></text:p>
          </table:table-cell>
          <table:table-cell table:style-name="C7">
            <text:p text:style-name="P2"><text:span text:style-name="T2">6.692,54</text:span></text:p>
          </table:table-cell>
          <table:table-cell table:style-name="C7">
            <text:p text:style-name="P2"><text:span text:style-name="T2">454,46</text:span></text:p>
          </table:table-cell>
          <table:table-cell table:style-name="C7">
            <text:p text:style-name="P2"><text:span text:style-name="T2">231,0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85,48</text:span></text:p>
          </table:table-cell>
          <table:table-cell table:style-name="C7">
            <text:p text:style-name="P2"><text:span text:style-name="T2">6.007,06</text:span></text:p>
          </table:table-cell>
        </table:table-row>
        <table:table-row table:style-name="TBL_0_18_row_43">
          <table:table-cell table:style-name="C5">
            <text:p text:style-name="P0"><text:span text:style-name="T2">479</text:span></text:p>
          </table:table-cell>
          <table:table-cell table:style-name="C6">
            <text:p text:style-name="P0"><text:span text:style-name="T2">SILVIA BRITO LUDUVICE</text:span></text:p>
          </table:table-cell>
          <table:table-cell table:style-name="C6">
            <text:p text:style-name="P0"><text:span text:style-name="T2">ASSESSOR DE APOIO OPERACIONAL </text:span></text:p>
          </table:table-cell>
          <table:table-cell table:style-name="C6">
            <text:p text:style-name="P0"><text:span text:style-name="T2">2ª PROMOTORIA DE JUSTICA DOS DIREITOS DO CIDADAO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051,5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84,07</text:span></text:p>
          </table:table-cell>
          <table:table-cell table:style-name="C7">
            <text:p text:style-name="P2"><text:span text:style-name="T2">5.435,61</text:span></text:p>
          </table:table-cell>
          <table:table-cell table:style-name="C7">
            <text:p text:style-name="P2"><text:span text:style-name="T2">283,58</text:span></text:p>
          </table:table-cell>
          <table:table-cell table:style-name="C7">
            <text:p text:style-name="P2"><text:span text:style-name="T2">64,8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48,38</text:span></text:p>
          </table:table-cell>
          <table:table-cell table:style-name="C7">
            <text:p text:style-name="P2"><text:span text:style-name="T2">5.087,23</text:span></text:p>
          </table:table-cell>
        </table:table-row>
      </table:table>
      <table:table table:name="TBL_0_19" table:style-name="TBL_0_19">
        <table:table-column table:style-name="TBL_0_19_col_0">
</table:table-column>
        <table:table-column table:style-name="TBL_0_19_col_1">
</table:table-column>
        <table:table-column table:style-name="TBL_0_19_col_2">
</table:table-column>
        <table:table-column table:style-name="TBL_0_19_col_3">
</table:table-column>
        <table:table-column table:style-name="TBL_0_19_col_4">
</table:table-column>
        <table:table-column table:style-name="TBL_0_19_col_5">
</table:table-column>
        <table:table-column table:style-name="TBL_0_19_col_6">
</table:table-column>
        <table:table-column table:style-name="TBL_0_19_col_7">
</table:table-column>
        <table:table-column table:style-name="TBL_0_19_col_8">
</table:table-column>
        <table:table-column table:style-name="TBL_0_19_col_9">
</table:table-column>
        <table:table-column table:style-name="TBL_0_19_col_10">
</table:table-column>
        <table:table-column table:style-name="TBL_0_19_col_11">
</table:table-column>
        <table:table-column table:style-name="TBL_0_19_col_12">
</table:table-column>
        <table:table-column table:style-name="TBL_0_19_col_13">
</table:table-column>
        <table:table-column table:style-name="TBL_0_19_col_14">
</table:table-column>
        <table:table-column table:style-name="TBL_0_19_col_15">
</table:table-column>
        <table:table-column table:style-name="TBL_0_19_col_16">
</table:table-column>
        <table:table-column table:style-name="TBL_0_19_col_17">
</table:table-column>
        <table:table-row table:style-name="TBL_0_19_row_0">
          <table:table-cell table:style-name="C5">
            <text:p text:style-name="P0"><text:bookmark text:name="JR_PAGE_ANCHOR_0_20"/><text:span text:style-name="T2">1352</text:span></text:p>
          </table:table-cell>
          <table:table-cell table:style-name="C6">
            <text:p text:style-name="P0"><text:span text:style-name="T2">SILVIA FERNANDA CARVALHO MENEZES DE MELO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1ª PROMOTORIA DE JUSTICA DO TRIBUNAL DO JURI - ARACAJU </text:span></text:p>
          </table:table-cell>
          <table:table-cell table:style-name="C7">
            <text:p text:style-name="P2"><text:span text:style-name="T2">9.065,70</text:span></text:p>
          </table:table-cell>
          <table:table-cell table:style-name="C7">
            <text:p text:style-name="P2"><text:span text:style-name="T2">1.359,8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2.334,55</text:span></text:p>
          </table:table-cell>
          <table:table-cell table:style-name="C7">
            <text:p text:style-name="P2"><text:span text:style-name="T2">1.459,58</text:span></text:p>
          </table:table-cell>
          <table:table-cell table:style-name="C7">
            <text:p text:style-name="P2"><text:span text:style-name="T2">1.596,2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055,86</text:span></text:p>
          </table:table-cell>
          <table:table-cell table:style-name="C7">
            <text:p text:style-name="P2"><text:span text:style-name="T2">9.278,69</text:span></text:p>
          </table:table-cell>
        </table:table-row>
        <table:table-row table:style-name="TBL_0_19_row_1">
          <table:table-cell table:style-name="C5">
            <text:p text:style-name="P0"><text:span text:style-name="T2">1805</text:span></text:p>
          </table:table-cell>
          <table:table-cell table:style-name="C6">
            <text:p text:style-name="P0"><text:span text:style-name="T2">SILVIA FRANCA DE SOUZA MORELLI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PROMOTORIA DE JUSTICA DE DEFESA DO CONSUMIDOR</text:span></text:p>
          </table:table-cell>
          <table:table-cell table:style-name="C7">
            <text:p text:style-name="P2"><text:span text:style-name="T2">4.174,78</text:span></text:p>
          </table:table-cell>
          <table:table-cell table:style-name="C7">
            <text:p text:style-name="P2"><text:span text:style-name="T2">439,1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6.786,89</text:span></text:p>
          </table:table-cell>
          <table:table-cell table:style-name="C7">
            <text:p text:style-name="P2"><text:span text:style-name="T2">645,96</text:span></text:p>
          </table:table-cell>
          <table:table-cell table:style-name="C7">
            <text:p text:style-name="P2"><text:span text:style-name="T2">256,6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02,63</text:span></text:p>
          </table:table-cell>
          <table:table-cell table:style-name="C7">
            <text:p text:style-name="P2"><text:span text:style-name="T2">5.884,26</text:span></text:p>
          </table:table-cell>
        </table:table-row>
        <table:table-row table:style-name="TBL_0_19_row_2">
          <table:table-cell table:style-name="C5">
            <text:p text:style-name="P0"><text:span text:style-name="T2">1870</text:span></text:p>
          </table:table-cell>
          <table:table-cell table:style-name="C6">
            <text:p text:style-name="P0"><text:span text:style-name="T2">SILVIA LEAL ALBUQUERQUE</text:span></text:p>
          </table:table-cell>
          <table:table-cell table:style-name="C6">
            <text:p text:style-name="P0"><text:span text:style-name="T2">PROMOTOR DE JUSTIÇA SUBSTITUTO</text:span></text:p>
          </table:table-cell>
          <table:table-cell table:style-name="C6">
            <text:p text:style-name="P0"><text:span text:style-name="T2">PROMOTOR DE JUSTICA  SUBSTITUTO</text:span></text:p>
          </table:table-cell>
          <table:table-cell table:style-name="C7">
            <text:p text:style-name="P2"><text:span text:style-name="T2">30.404,4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0.269,6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290,06</text:span></text:p>
          </table:table-cell>
          <table:table-cell table:style-name="C7">
            <text:p text:style-name="P2"><text:span text:style-name="T2">17.172,92</text:span></text:p>
          </table:table-cell>
          <table:table-cell table:style-name="C7">
            <text:p text:style-name="P2"><text:span text:style-name="T2">72.137,02</text:span></text:p>
          </table:table-cell>
          <table:table-cell table:style-name="C7">
            <text:p text:style-name="P2"><text:span text:style-name="T2">4.256,62</text:span></text:p>
          </table:table-cell>
          <table:table-cell table:style-name="C7">
            <text:p text:style-name="P2"><text:span text:style-name="T2">13.017,2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.273,84</text:span></text:p>
          </table:table-cell>
          <table:table-cell table:style-name="C7">
            <text:p text:style-name="P2"><text:span text:style-name="T2">54.863,18</text:span></text:p>
          </table:table-cell>
        </table:table-row>
        <table:table-row table:style-name="TBL_0_19_row_3">
          <table:table-cell table:style-name="C5">
            <text:p text:style-name="P0"><text:span text:style-name="T2">1206</text:span></text:p>
          </table:table-cell>
          <table:table-cell table:style-name="C6">
            <text:p text:style-name="P0"><text:span text:style-name="T2">SILVIA ROBERTA FERREIRA TAVARES</text:span></text:p>
          </table:table-cell>
          <table:table-cell table:style-name="C6">
            <text:p text:style-name="P0"><text:span text:style-name="T2">ANALISTA DO MP - ENGENHARIA CIVIL</text:span></text:p>
          </table:table-cell>
          <table:table-cell table:style-name="C6">
            <text:p text:style-name="P0"><text:span text:style-name="T2">DIVISAO DE ENGENHARIA E MANUTENCAO</text:span></text:p>
          </table:table-cell>
          <table:table-cell table:style-name="C7">
            <text:p text:style-name="P2"><text:span text:style-name="T2">8.068,44</text:span></text:p>
          </table:table-cell>
          <table:table-cell table:style-name="C7">
            <text:p text:style-name="P2"><text:span text:style-name="T2">1.210,2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1.187,70</text:span></text:p>
          </table:table-cell>
          <table:table-cell table:style-name="C7">
            <text:p text:style-name="P2"><text:span text:style-name="T2">1.299,02</text:span></text:p>
          </table:table-cell>
          <table:table-cell table:style-name="C7">
            <text:p text:style-name="P2"><text:span text:style-name="T2">1.325,0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624,07</text:span></text:p>
          </table:table-cell>
          <table:table-cell table:style-name="C7">
            <text:p text:style-name="P2"><text:span text:style-name="T2">8.563,63</text:span></text:p>
          </table:table-cell>
        </table:table-row>
        <table:table-row table:style-name="TBL_0_19_row_4">
          <table:table-cell table:style-name="C5">
            <text:p text:style-name="P0"><text:span text:style-name="T2">1525</text:span></text:p>
          </table:table-cell>
          <table:table-cell table:style-name="C6">
            <text:p text:style-name="P0"><text:span text:style-name="T2">SILVIA TAMARA MENDONCA DO CARMO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9ª PROMOTORIA DE JUSTICA DOS DIREITOS DO CIDADAO</text:span></text:p>
          </table:table-cell>
          <table:table-cell table:style-name="C7">
            <text:p text:style-name="P2"><text:span text:style-name="T2">8.552,55</text:span></text:p>
          </table:table-cell>
          <table:table-cell table:style-name="C7">
            <text:p text:style-name="P2"><text:span text:style-name="T2">1.282,88</text:span></text:p>
          </table:table-cell>
          <table:table-cell table:style-name="C7">
            <text:p text:style-name="P2"><text:span text:style-name="T2">3.692,3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5.436,73</text:span></text:p>
          </table:table-cell>
          <table:table-cell table:style-name="C7">
            <text:p text:style-name="P2"><text:span text:style-name="T2">1.376,96</text:span></text:p>
          </table:table-cell>
          <table:table-cell table:style-name="C7">
            <text:p text:style-name="P2"><text:span text:style-name="T2">2.472,1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849,06</text:span></text:p>
          </table:table-cell>
          <table:table-cell table:style-name="C7">
            <text:p text:style-name="P2"><text:span text:style-name="T2">11.587,67</text:span></text:p>
          </table:table-cell>
        </table:table-row>
        <table:table-row table:style-name="TBL_0_19_row_5">
          <table:table-cell table:style-name="C5">
            <text:p text:style-name="P0"><text:span text:style-name="T2">202</text:span></text:p>
          </table:table-cell>
          <table:table-cell table:style-name="C6">
            <text:p text:style-name="P0"><text:span text:style-name="T2">SILVIO ROBERTO MATOS EUZEBIO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2ª PROMOTORIA DE JUSTIÇA DA CURADORIA DA INFÂNCIA E DA ADOLESCÊNCIA - ARACAJU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35.862,03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7.098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.814,59</text:span></text:p>
          </table:table-cell>
          <table:table-cell table:style-name="C7">
            <text:p text:style-name="P2"><text:span text:style-name="T2">24.047,44</text:span></text:p>
          </table:table-cell>
        </table:table-row>
        <table:table-row table:style-name="TBL_0_19_row_6">
          <table:table-cell table:style-name="C5">
            <text:p text:style-name="P0"><text:span text:style-name="T2">1735</text:span></text:p>
          </table:table-cell>
          <table:table-cell table:style-name="C6">
            <text:p text:style-name="P0"><text:span text:style-name="T2">SIMONE FELICIO DOS SANTOS</text:span></text:p>
          </table:table-cell>
          <table:table-cell table:style-name="C6">
            <text:p text:style-name="P0"><text:span text:style-name="T2">ANALISTA DO MP - SERVIÇO SOCIAL</text:span></text:p>
          </table:table-cell>
          <table:table-cell table:style-name="C6">
            <text:p text:style-name="P0"><text:span text:style-name="T2">DIVISAO DE SERVICO  SOCIAL/CAO/CG - GAAE</text:span></text:p>
          </table:table-cell>
          <table:table-cell table:style-name="C7">
            <text:p text:style-name="P2"><text:span text:style-name="T2">8.552,55</text:span></text:p>
          </table:table-cell>
          <table:table-cell table:style-name="C7">
            <text:p text:style-name="P2"><text:span text:style-name="T2">1.710,5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565,77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15.001,75</text:span></text:p>
          </table:table-cell>
          <table:table-cell table:style-name="C7">
            <text:p text:style-name="P2"><text:span text:style-name="T2">1.436,83</text:span></text:p>
          </table:table-cell>
          <table:table-cell table:style-name="C7">
            <text:p text:style-name="P2"><text:span text:style-name="T2">2.211,3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648,13</text:span></text:p>
          </table:table-cell>
          <table:table-cell table:style-name="C7">
            <text:p text:style-name="P2"><text:span text:style-name="T2">11.353,62</text:span></text:p>
          </table:table-cell>
        </table:table-row>
        <table:table-row table:style-name="TBL_0_19_row_7">
          <table:table-cell table:style-name="C5">
            <text:p text:style-name="P0"><text:span text:style-name="T2">877</text:span></text:p>
          </table:table-cell>
          <table:table-cell table:style-name="C6">
            <text:p text:style-name="P0"><text:span text:style-name="T2">SOLANO LUCIO DE OLIVEIRA SILVA</text:span></text:p>
          </table:table-cell>
          <table:table-cell table:style-name="C6">
            <text:p text:style-name="P0"><text:span text:style-name="T2">PROMOTOR DE JUSTIÇA DE ENTR. INICIAL</text:span></text:p>
          </table:table-cell>
          <table:table-cell table:style-name="C6">
            <text:p text:style-name="P0"><text:span text:style-name="T2">PROMOTORIA DE JUSTICA - UMBAUBA</text:span></text:p>
          </table:table-cell>
          <table:table-cell table:style-name="C7">
            <text:p text:style-name="P2"><text:span text:style-name="T2">32.004,6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0.668,2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.172,92</text:span></text:p>
          </table:table-cell>
          <table:table-cell table:style-name="C7">
            <text:p text:style-name="P2"><text:span text:style-name="T2">59.845,79</text:span></text:p>
          </table:table-cell>
          <table:table-cell table:style-name="C7">
            <text:p text:style-name="P2"><text:span text:style-name="T2">4.480,65</text:span></text:p>
          </table:table-cell>
          <table:table-cell table:style-name="C7">
            <text:p text:style-name="P2"><text:span text:style-name="T2">8.863,7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3.344,39</text:span></text:p>
          </table:table-cell>
          <table:table-cell table:style-name="C7">
            <text:p text:style-name="P2"><text:span text:style-name="T2">46.501,40</text:span></text:p>
          </table:table-cell>
        </table:table-row>
        <table:table-row table:style-name="TBL_0_19_row_8">
          <table:table-cell table:style-name="C5">
            <text:p text:style-name="P0"><text:span text:style-name="T2">1980</text:span></text:p>
          </table:table-cell>
          <table:table-cell table:style-name="C6">
            <text:p text:style-name="P0"><text:span text:style-name="T2">SONIA KAROLINE AMARAL OLIVEIRA</text:span></text:p>
          </table:table-cell>
          <table:table-cell table:style-name="C6">
            <text:p text:style-name="P0"><text:span text:style-name="T2">ASSESSOR OPERACIONAL</text:span></text:p>
          </table:table-cell>
          <table:table-cell table:style-name="C6">
            <text:p text:style-name="P0"><text:span text:style-name="T2">DIVISAO DE SERVICO  SOCIAL/CAO/CG - GAAE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92,6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27,78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4.629,38</text:span></text:p>
          </table:table-cell>
          <table:table-cell table:style-name="C7">
            <text:p text:style-name="P2"><text:span text:style-name="T2">243,84</text:span></text:p>
          </table:table-cell>
          <table:table-cell table:style-name="C7">
            <text:p text:style-name="P2"><text:span text:style-name="T2">28,7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72,56</text:span></text:p>
          </table:table-cell>
          <table:table-cell table:style-name="C7">
            <text:p text:style-name="P2"><text:span text:style-name="T2">4.356,82</text:span></text:p>
          </table:table-cell>
        </table:table-row>
        <table:table-row table:style-name="TBL_0_19_row_9">
          <table:table-cell table:style-name="C5">
            <text:p text:style-name="P0"><text:span text:style-name="T2">2063</text:span></text:p>
          </table:table-cell>
          <table:table-cell table:style-name="C6">
            <text:p text:style-name="P0"><text:span text:style-name="T2">STANLEY KLEBER NOGUEIRA SANTOS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1ª PROMOTORIA DE JUSTICA - ITAPORANGA D'AJUDA</text:span></text:p>
          </table:table-cell>
          <table:table-cell table:style-name="C7">
            <text:p text:style-name="P2"><text:span text:style-name="T2">3.938,47</text:span></text:p>
          </table:table-cell>
          <table:table-cell table:style-name="C7">
            <text:p text:style-name="P2"><text:span text:style-name="T2">787,69</text:span></text:p>
          </table:table-cell>
          <table:table-cell table:style-name="C7">
            <text:p text:style-name="P2"><text:span text:style-name="T2">1.138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54,8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25,27</text:span></text:p>
          </table:table-cell>
          <table:table-cell table:style-name="C7">
            <text:p text:style-name="P2"><text:span text:style-name="T2">10.144,82</text:span></text:p>
          </table:table-cell>
          <table:table-cell table:style-name="C7">
            <text:p text:style-name="P2"><text:span text:style-name="T2">661,66</text:span></text:p>
          </table:table-cell>
          <table:table-cell table:style-name="C7">
            <text:p text:style-name="P2"><text:span text:style-name="T2">1.046,9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708,58</text:span></text:p>
          </table:table-cell>
          <table:table-cell table:style-name="C7">
            <text:p text:style-name="P2"><text:span text:style-name="T2">8.436,24</text:span></text:p>
          </table:table-cell>
        </table:table-row>
        <table:table-row table:style-name="TBL_0_19_row_10">
          <table:table-cell table:style-name="C5">
            <text:p text:style-name="P0"><text:span text:style-name="T2">1742</text:span></text:p>
          </table:table-cell>
          <table:table-cell table:style-name="C6">
            <text:p text:style-name="P0"><text:span text:style-name="T2">SUSANA ARRUDA DE OLIVEIRA</text:span></text:p>
          </table:table-cell>
          <table:table-cell table:style-name="C6">
            <text:p text:style-name="P0"><text:span text:style-name="T2">ASSESSOR DE PROCURADOR DE JUSTIÇA</text:span></text:p>
          </table:table-cell>
          <table:table-cell table:style-name="C6">
            <text:p text:style-name="P0"><text:span text:style-name="T2">7ª PROCURADORIA DE JUSTICA (2ª CAMARA CIVEL)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315,6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4.224,68</text:span></text:p>
          </table:table-cell>
          <table:table-cell table:style-name="C7">
            <text:p text:style-name="P2"><text:span text:style-name="T2">751,97</text:span></text:p>
          </table:table-cell>
          <table:table-cell table:style-name="C7">
            <text:p text:style-name="P2"><text:span text:style-name="T2">2.206,3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958,36</text:span></text:p>
          </table:table-cell>
          <table:table-cell table:style-name="C7">
            <text:p text:style-name="P2"><text:span text:style-name="T2">11.266,32</text:span></text:p>
          </table:table-cell>
        </table:table-row>
        <table:table-row table:style-name="TBL_0_19_row_11">
          <table:table-cell table:style-name="C5">
            <text:p text:style-name="P0"><text:span text:style-name="T2">1967</text:span></text:p>
          </table:table-cell>
          <table:table-cell table:style-name="C6">
            <text:p text:style-name="P0"><text:span text:style-name="T2">SUSANA RAQUEL CIPRIANO SAMPAIO REZENDE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PROMOTORIA DE JUSTICA - RIACHUELO</text:span></text:p>
          </table:table-cell>
          <table:table-cell table:style-name="C7">
            <text:p text:style-name="P2"><text:span text:style-name="T2">6.029,21</text:span></text:p>
          </table:table-cell>
          <table:table-cell table:style-name="C7">
            <text:p text:style-name="P2"><text:span text:style-name="T2">475,7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25,27</text:span></text:p>
          </table:table-cell>
          <table:table-cell table:style-name="C7">
            <text:p text:style-name="P2"><text:span text:style-name="T2">8.830,18</text:span></text:p>
          </table:table-cell>
          <table:table-cell table:style-name="C7">
            <text:p text:style-name="P2"><text:span text:style-name="T2">910,69</text:span></text:p>
          </table:table-cell>
          <table:table-cell table:style-name="C7">
            <text:p text:style-name="P2"><text:span text:style-name="T2">669,0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579,74</text:span></text:p>
          </table:table-cell>
          <table:table-cell table:style-name="C7">
            <text:p text:style-name="P2"><text:span text:style-name="T2">7.250,44</text:span></text:p>
          </table:table-cell>
        </table:table-row>
        <table:table-row table:style-name="TBL_0_19_row_12">
          <table:table-cell table:style-name="C5">
            <text:p text:style-name="P0"><text:span text:style-name="T2">622</text:span></text:p>
          </table:table-cell>
          <table:table-cell table:style-name="C6">
            <text:p text:style-name="P0"><text:span text:style-name="T2">SUZY MARY DE CARVALHO VIEIRA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3ª PROMOTORIA DE JUSTICA DO TRIBUNAL DO JURI - ARACAJU  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368,91</text:span></text:p>
          </table:table-cell>
          <table:table-cell table:style-name="C7">
            <text:p text:style-name="P2"><text:span text:style-name="T2">17.172,92</text:span></text:p>
          </table:table-cell>
          <table:table-cell table:style-name="C7">
            <text:p text:style-name="P2"><text:span text:style-name="T2">54.230,94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7.868,1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584,63</text:span></text:p>
          </table:table-cell>
          <table:table-cell table:style-name="C7">
            <text:p text:style-name="P2"><text:span text:style-name="T2">41.646,31</text:span></text:p>
          </table:table-cell>
        </table:table-row>
        <table:table-row table:style-name="TBL_0_19_row_13">
          <table:table-cell table:style-name="C5">
            <text:p text:style-name="P0"><text:span text:style-name="T2">1290</text:span></text:p>
          </table:table-cell>
          <table:table-cell table:style-name="C6">
            <text:p text:style-name="P0"><text:span text:style-name="T2">SYLVIO ALEXANDRE DE OLIVEIRA BELEM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DIVISAO DE PATRIMONIO/DM/DA/SG</text:span></text:p>
          </table:table-cell>
          <table:table-cell table:style-name="C7">
            <text:p text:style-name="P2"><text:span text:style-name="T2">5.270,57</text:span></text:p>
          </table:table-cell>
          <table:table-cell table:style-name="C7">
            <text:p text:style-name="P2"><text:span text:style-name="T2">790,5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8.234,08</text:span></text:p>
          </table:table-cell>
          <table:table-cell table:style-name="C7">
            <text:p text:style-name="P2"><text:span text:style-name="T2">848,56</text:span></text:p>
          </table:table-cell>
          <table:table-cell table:style-name="C7">
            <text:p text:style-name="P2"><text:span text:style-name="T2">564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412,67</text:span></text:p>
          </table:table-cell>
          <table:table-cell table:style-name="C7">
            <text:p text:style-name="P2"><text:span text:style-name="T2">6.821,41</text:span></text:p>
          </table:table-cell>
        </table:table-row>
        <table:table-row table:style-name="TBL_0_19_row_14">
          <table:table-cell table:style-name="C5">
            <text:p text:style-name="P0"><text:span text:style-name="T2">1830</text:span></text:p>
          </table:table-cell>
          <table:table-cell table:style-name="C6">
            <text:p text:style-name="P0"><text:span text:style-name="T2">TAISA TORRES ARAGAO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1ª PROMOTORIA DE JUSTIÇA ESPECIAL CÍVEL E CRIMINAL DE NOSSA SENHORA DO SOCORRO</text:span></text:p>
          </table:table-cell>
          <table:table-cell table:style-name="C7">
            <text:p text:style-name="P2"><text:span text:style-name="T2">4.425,27</text:span></text:p>
          </table:table-cell>
          <table:table-cell table:style-name="C7">
            <text:p text:style-name="P2"><text:span text:style-name="T2">465,5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46,44</text:span></text:p>
          </table:table-cell>
          <table:table-cell table:style-name="C7">
            <text:p text:style-name="P2"><text:span text:style-name="T2">7.037,25</text:span></text:p>
          </table:table-cell>
          <table:table-cell table:style-name="C7">
            <text:p text:style-name="P2"><text:span text:style-name="T2">684,71</text:span></text:p>
          </table:table-cell>
          <table:table-cell table:style-name="C7">
            <text:p text:style-name="P2"><text:span text:style-name="T2">310,2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94,95</text:span></text:p>
          </table:table-cell>
          <table:table-cell table:style-name="C7">
            <text:p text:style-name="P2"><text:span text:style-name="T2">6.042,30</text:span></text:p>
          </table:table-cell>
        </table:table-row>
        <table:table-row table:style-name="TBL_0_19_row_15">
          <table:table-cell table:style-name="C5">
            <text:p text:style-name="P0"><text:span text:style-name="T2">634</text:span></text:p>
          </table:table-cell>
          <table:table-cell table:style-name="C6">
            <text:p text:style-name="P0"><text:span text:style-name="T2">TALITA CUNEGUNDES FERNANDES DA SILVA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1ª PROMOTORIA DE JUSTICA DO TRIBUNAL DO JURI - ARACAJU 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368,91</text:span></text:p>
          </table:table-cell>
          <table:table-cell table:style-name="C7">
            <text:p text:style-name="P2"><text:span text:style-name="T2">17.172,92</text:span></text:p>
          </table:table-cell>
          <table:table-cell table:style-name="C7">
            <text:p text:style-name="P2"><text:span text:style-name="T2">54.230,94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7.711,7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428,22</text:span></text:p>
          </table:table-cell>
          <table:table-cell table:style-name="C7">
            <text:p text:style-name="P2"><text:span text:style-name="T2">41.802,72</text:span></text:p>
          </table:table-cell>
        </table:table-row>
        <table:table-row table:style-name="TBL_0_19_row_16">
          <table:table-cell table:style-name="C5">
            <text:p text:style-name="P0"><text:span text:style-name="T2">659</text:span></text:p>
          </table:table-cell>
          <table:table-cell table:style-name="C6">
            <text:p text:style-name="P0"><text:span text:style-name="T2">TATIANA SOUTO QUIRINO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4ª PROMOTORIA DE JUSTIÇA AUXILIAR DE ARACAJU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352,6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368,91</text:span></text:p>
          </table:table-cell>
          <table:table-cell table:style-name="C7">
            <text:p text:style-name="P2"><text:span text:style-name="T2">16.056,00</text:span></text:p>
          </table:table-cell>
          <table:table-cell table:style-name="C7">
            <text:p text:style-name="P2"><text:span text:style-name="T2">65.466,69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7.972,4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688,91</text:span></text:p>
          </table:table-cell>
          <table:table-cell table:style-name="C7">
            <text:p text:style-name="P2"><text:span text:style-name="T2">52.777,78</text:span></text:p>
          </table:table-cell>
        </table:table-row>
        <table:table-row table:style-name="TBL_0_19_row_17">
          <table:table-cell table:style-name="C5">
            <text:p text:style-name="P0"><text:span text:style-name="T2">1481</text:span></text:p>
          </table:table-cell>
          <table:table-cell table:style-name="C6">
            <text:p text:style-name="P0"><text:span text:style-name="T2">TATIANE AGUIAR GUIMARAES SILV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DIVISAO DE SERVICO  SOCIAL/CAO/CG - GAAE</text:span></text:p>
          </table:table-cell>
          <table:table-cell table:style-name="C7">
            <text:p text:style-name="P2"><text:span text:style-name="T2">5.270,57</text:span></text:p>
          </table:table-cell>
          <table:table-cell table:style-name="C7">
            <text:p text:style-name="P2"><text:span text:style-name="T2">790,59</text:span></text:p>
          </table:table-cell>
          <table:table-cell table:style-name="C7">
            <text:p text:style-name="P2"><text:span text:style-name="T2">1.138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9.108,65</text:span></text:p>
          </table:table-cell>
          <table:table-cell table:style-name="C7">
            <text:p text:style-name="P2"><text:span text:style-name="T2">848,56</text:span></text:p>
          </table:table-cell>
          <table:table-cell table:style-name="C7">
            <text:p text:style-name="P2"><text:span text:style-name="T2">877,1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725,75</text:span></text:p>
          </table:table-cell>
          <table:table-cell table:style-name="C7">
            <text:p text:style-name="P2"><text:span text:style-name="T2">7.382,90</text:span></text:p>
          </table:table-cell>
        </table:table-row>
        <table:table-row table:style-name="TBL_0_19_row_18">
          <table:table-cell table:style-name="C5">
            <text:p text:style-name="P0"><text:span text:style-name="T2">2049</text:span></text:p>
          </table:table-cell>
          <table:table-cell table:style-name="C6">
            <text:p text:style-name="P0"><text:span text:style-name="T2">TATIANE DOS SANTOS SILVA LISBOA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2ª PROMOTORIA DE JUSTICA -  BARRA DOS COQUEIROS</text:span></text:p>
          </table:table-cell>
          <table:table-cell table:style-name="C7">
            <text:p text:style-name="P2"><text:span text:style-name="T2">6.090,58</text:span></text:p>
          </table:table-cell>
          <table:table-cell table:style-name="C7">
            <text:p text:style-name="P2"><text:span text:style-name="T2">475,7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410,37</text:span></text:p>
          </table:table-cell>
          <table:table-cell table:style-name="C7">
            <text:p text:style-name="P2"><text:span text:style-name="T2">8.976,65</text:span></text:p>
          </table:table-cell>
          <table:table-cell table:style-name="C7">
            <text:p text:style-name="P2"><text:span text:style-name="T2">919,28</text:span></text:p>
          </table:table-cell>
          <table:table-cell table:style-name="C7">
            <text:p text:style-name="P2"><text:span text:style-name="T2">683,5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602,85</text:span></text:p>
          </table:table-cell>
          <table:table-cell table:style-name="C7">
            <text:p text:style-name="P2"><text:span text:style-name="T2">7.373,80</text:span></text:p>
          </table:table-cell>
        </table:table-row>
        <table:table-row table:style-name="TBL_0_19_row_19">
          <table:table-cell table:style-name="C5">
            <text:p text:style-name="P0"><text:span text:style-name="T2">316</text:span></text:p>
          </table:table-cell>
          <table:table-cell table:style-name="C6">
            <text:p text:style-name="P0"><text:span text:style-name="T2">TEREZINHA CRISTINA SANTANA SALES</text:span></text:p>
          </table:table-cell>
          <table:table-cell table:style-name="C6">
            <text:p text:style-name="P0"><text:span text:style-name="T2">PROFESSOR  - requisitado</text:span></text:p>
          </table:table-cell>
          <table:table-cell table:style-name="C6">
            <text:p text:style-name="P0"><text:span text:style-name="T2">2ª PROMOTORIA DE JUSTICA - NOSSA SENHORA DA GLORIA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31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3.104,42</text:span></text:p>
          </table:table-cell>
          <table:table-cell table:style-name="C7">
            <text:p text:style-name="P2"><text:span text:style-name="T2">67,3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7,33</text:span></text:p>
          </table:table-cell>
          <table:table-cell table:style-name="C7">
            <text:p text:style-name="P2"><text:span text:style-name="T2">3.037,09</text:span></text:p>
          </table:table-cell>
        </table:table-row>
        <table:table-row table:style-name="TBL_0_19_row_20">
          <table:table-cell table:style-name="C5">
            <text:p text:style-name="P0"><text:span text:style-name="T2">1687</text:span></text:p>
          </table:table-cell>
          <table:table-cell table:style-name="C6">
            <text:p text:style-name="P0"><text:span text:style-name="T2">THAIS SARMENTO MESSIAS</text:span></text:p>
          </table:table-cell>
          <table:table-cell table:style-name="C6">
            <text:p text:style-name="P0"><text:span text:style-name="T2">AGENTE ADMINISTRATIVO - requisitado</text:span></text:p>
          </table:table-cell>
          <table:table-cell table:style-name="C6">
            <text:p text:style-name="P0"><text:span text:style-name="T2">DIVISAO DE ENGENHARIA E MANUTENCAO</text:span></text:p>
          </table:table-cell>
          <table:table-cell table:style-name="C7">
            <text:p text:style-name="P2"><text:span text:style-name="T2">1.002,59</text:span></text:p>
          </table:table-cell>
          <table:table-cell table:style-name="C7">
            <text:p text:style-name="P2"><text:span text:style-name="T2">120,31</text:span></text:p>
          </table:table-cell>
          <table:table-cell table:style-name="C7">
            <text:p text:style-name="P2"><text:span text:style-name="T2">931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056,00</text:span></text:p>
          </table:table-cell>
          <table:table-cell table:style-name="C7">
            <text:p text:style-name="P2"><text:span text:style-name="T2">3.110,40</text:span></text:p>
          </table:table-cell>
          <table:table-cell table:style-name="C7">
            <text:p text:style-name="P2"><text:span text:style-name="T2">168,3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68,39</text:span></text:p>
          </table:table-cell>
          <table:table-cell table:style-name="C7">
            <text:p text:style-name="P2"><text:span text:style-name="T2">2.942,01</text:span></text:p>
          </table:table-cell>
        </table:table-row>
        <table:table-row table:style-name="TBL_0_19_row_21">
          <table:table-cell table:style-name="C5">
            <text:p text:style-name="P0"><text:span text:style-name="T2">1844</text:span></text:p>
          </table:table-cell>
          <table:table-cell table:style-name="C6">
            <text:p text:style-name="P0"><text:span text:style-name="T2">THAMIRES ATHYNA MENDONCA DA ROCH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DIVISAO DE PLANEJAMENTO ESTRATEGICO E PROJETOS</text:span></text:p>
          </table:table-cell>
          <table:table-cell table:style-name="C7">
            <text:p text:style-name="P2"><text:span text:style-name="T2">4.425,27</text:span></text:p>
          </table:table-cell>
          <table:table-cell table:style-name="C7">
            <text:p text:style-name="P2"><text:span text:style-name="T2">465,54</text:span></text:p>
          </table:table-cell>
          <table:table-cell table:style-name="C7">
            <text:p text:style-name="P2"><text:span text:style-name="T2">1.255,5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8.055,37</text:span></text:p>
          </table:table-cell>
          <table:table-cell table:style-name="C7">
            <text:p text:style-name="P2"><text:span text:style-name="T2">684,71</text:span></text:p>
          </table:table-cell>
          <table:table-cell table:style-name="C7">
            <text:p text:style-name="P2"><text:span text:style-name="T2">632,6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317,31</text:span></text:p>
          </table:table-cell>
          <table:table-cell table:style-name="C7">
            <text:p text:style-name="P2"><text:span text:style-name="T2">6.738,06</text:span></text:p>
          </table:table-cell>
        </table:table-row>
        <table:table-row table:style-name="TBL_0_19_row_22">
          <table:table-cell table:style-name="C5">
            <text:p text:style-name="P0"><text:span text:style-name="T2">1936</text:span></text:p>
          </table:table-cell>
          <table:table-cell table:style-name="C6">
            <text:p text:style-name="P0"><text:span text:style-name="T2">THEREZA RAQUEL MACEDO GUIMARAES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GRUPO DE APOIO OPERACIONAL - SEC. GERAL</text:span></text:p>
          </table:table-cell>
          <table:table-cell table:style-name="C7">
            <text:p text:style-name="P2"><text:span text:style-name="T2">2.943,06</text:span></text:p>
          </table:table-cell>
          <table:table-cell table:style-name="C7">
            <text:p text:style-name="P2"><text:span text:style-name="T2">232,2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893,2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5.977,49</text:span></text:p>
          </table:table-cell>
          <table:table-cell table:style-name="C7">
            <text:p text:style-name="P2"><text:span text:style-name="T2">444,54</text:span></text:p>
          </table:table-cell>
          <table:table-cell table:style-name="C7">
            <text:p text:style-name="P2"><text:span text:style-name="T2">62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506,54</text:span></text:p>
          </table:table-cell>
          <table:table-cell table:style-name="C7">
            <text:p text:style-name="P2"><text:span text:style-name="T2">5.470,95</text:span></text:p>
          </table:table-cell>
        </table:table-row>
        <table:table-row table:style-name="TBL_0_19_row_23">
          <table:table-cell table:style-name="C5">
            <text:p text:style-name="P0"><text:span text:style-name="T2">1534</text:span></text:p>
          </table:table-cell>
          <table:table-cell table:style-name="C6">
            <text:p text:style-name="P0"><text:span text:style-name="T2">THIAGO JOSE MENEZES DA SILV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DIVISAO DE MATERIAL/DM/DA/SG</text:span></text:p>
          </table:table-cell>
          <table:table-cell table:style-name="C7">
            <text:p text:style-name="P2"><text:span text:style-name="T2">4.425,27</text:span></text:p>
          </table:table-cell>
          <table:table-cell table:style-name="C7">
            <text:p text:style-name="P2"><text:span text:style-name="T2">885,05</text:span></text:p>
          </table:table-cell>
          <table:table-cell table:style-name="C7">
            <text:p text:style-name="P2"><text:span text:style-name="T2">2.585,0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631,8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2.436,19</text:span></text:p>
          </table:table-cell>
          <table:table-cell table:style-name="C7">
            <text:p text:style-name="P2"><text:span text:style-name="T2">743,44</text:span></text:p>
          </table:table-cell>
          <table:table-cell table:style-name="C7">
            <text:p text:style-name="P2"><text:span text:style-name="T2">1.769,0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512,48</text:span></text:p>
          </table:table-cell>
          <table:table-cell table:style-name="C7">
            <text:p text:style-name="P2"><text:span text:style-name="T2">9.923,71</text:span></text:p>
          </table:table-cell>
        </table:table-row>
        <table:table-row table:style-name="TBL_0_19_row_24">
          <table:table-cell table:style-name="C5">
            <text:p text:style-name="P0"><text:span text:style-name="T2">1480</text:span></text:p>
          </table:table-cell>
          <table:table-cell table:style-name="C6">
            <text:p text:style-name="P0"><text:span text:style-name="T2">THIAGO LIMA FEITOZA</text:span></text:p>
          </table:table-cell>
          <table:table-cell table:style-name="C6">
            <text:p text:style-name="P0"><text:span text:style-name="T2">ANALISTA DO MP -Informática - G. e A.de P. de Sistemas</text:span></text:p>
          </table:table-cell>
          <table:table-cell table:style-name="C6">
            <text:p text:style-name="P0"><text:span text:style-name="T2">DIRETORIA DE TECNOLOGIA DA INFORMACAO</text:span></text:p>
          </table:table-cell>
          <table:table-cell table:style-name="C7">
            <text:p text:style-name="P2"><text:span text:style-name="T2">9.065,70</text:span></text:p>
          </table:table-cell>
          <table:table-cell table:style-name="C7">
            <text:p text:style-name="P2"><text:span text:style-name="T2">1.359,86</text:span></text:p>
          </table:table-cell>
          <table:table-cell table:style-name="C7">
            <text:p text:style-name="P2"><text:span text:style-name="T2">3.692,3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6.026,86</text:span></text:p>
          </table:table-cell>
          <table:table-cell table:style-name="C7">
            <text:p text:style-name="P2"><text:span text:style-name="T2">1.459,58</text:span></text:p>
          </table:table-cell>
          <table:table-cell table:style-name="C7">
            <text:p text:style-name="P2"><text:span text:style-name="T2">2.611,6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071,25</text:span></text:p>
          </table:table-cell>
          <table:table-cell table:style-name="C7">
            <text:p text:style-name="P2"><text:span text:style-name="T2">11.955,61</text:span></text:p>
          </table:table-cell>
        </table:table-row>
        <table:table-row table:style-name="TBL_0_19_row_25">
          <table:table-cell table:style-name="C5">
            <text:p text:style-name="P0"><text:span text:style-name="T2">1906</text:span></text:p>
          </table:table-cell>
          <table:table-cell table:style-name="C6">
            <text:p text:style-name="P0"><text:span text:style-name="T2">THISSIANE MATOS BATISTA ALMEID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1ª PROMOTORIA DE JUSTICA DA CURADORIA DA FAZENDA PUBLICA</text:span></text:p>
          </table:table-cell>
          <table:table-cell table:style-name="C7">
            <text:p text:style-name="P2"><text:span text:style-name="T2">4.174,78</text:span></text:p>
          </table:table-cell>
          <table:table-cell table:style-name="C7">
            <text:p text:style-name="P2"><text:span text:style-name="T2">329,3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6.413,16</text:span></text:p>
          </table:table-cell>
          <table:table-cell table:style-name="C7">
            <text:p text:style-name="P2"><text:span text:style-name="T2">630,58</text:span></text:p>
          </table:table-cell>
          <table:table-cell table:style-name="C7">
            <text:p text:style-name="P2"><text:span text:style-name="T2">235,4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866,01</text:span></text:p>
          </table:table-cell>
          <table:table-cell table:style-name="C7">
            <text:p text:style-name="P2"><text:span text:style-name="T2">5.547,15</text:span></text:p>
          </table:table-cell>
        </table:table-row>
        <table:table-row table:style-name="TBL_0_19_row_26">
          <table:table-cell table:style-name="C5">
            <text:p text:style-name="P0"><text:span text:style-name="T2">1940</text:span></text:p>
          </table:table-cell>
          <table:table-cell table:style-name="C6">
            <text:p text:style-name="P0"><text:span text:style-name="T2">THYARA KAHENA SOTERO ALVES PASSOS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2ª PROMOTORIA DE JUSTICA - TOBIAS BARRETO</text:span></text:p>
          </table:table-cell>
          <table:table-cell table:style-name="C7">
            <text:p text:style-name="P2"><text:span text:style-name="T2">6.774,42</text:span></text:p>
          </table:table-cell>
          <table:table-cell table:style-name="C7">
            <text:p text:style-name="P2"><text:span text:style-name="T2">712,6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897,74</text:span></text:p>
          </table:table-cell>
          <table:table-cell table:style-name="C7">
            <text:p text:style-name="P2"><text:span text:style-name="T2">10.384,83</text:span></text:p>
          </table:table-cell>
          <table:table-cell table:style-name="C7">
            <text:p text:style-name="P2"><text:span text:style-name="T2">1.048,19</text:span></text:p>
          </table:table-cell>
          <table:table-cell table:style-name="C7">
            <text:p text:style-name="P2"><text:span text:style-name="T2">901,3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49,53</text:span></text:p>
          </table:table-cell>
          <table:table-cell table:style-name="C7">
            <text:p text:style-name="P2"><text:span text:style-name="T2">8.435,30</text:span></text:p>
          </table:table-cell>
        </table:table-row>
        <table:table-row table:style-name="TBL_0_19_row_27">
          <table:table-cell table:style-name="C5">
            <text:p text:style-name="P0"><text:span text:style-name="T2">2048</text:span></text:p>
          </table:table-cell>
          <table:table-cell table:style-name="C6">
            <text:p text:style-name="P0"><text:span text:style-name="T2">TIAGO RODRIGUES APOSTOLO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3ª PROMOTORIA DE JUSTICA CRIMINAL - NOSSA SENHORA DO SOCORRO</text:span></text:p>
          </table:table-cell>
          <table:table-cell table:style-name="C7">
            <text:p text:style-name="P2"><text:span text:style-name="T2">6.390,96</text:span></text:p>
          </table:table-cell>
          <table:table-cell table:style-name="C7">
            <text:p text:style-name="P2"><text:span text:style-name="T2">504,2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46,44</text:span></text:p>
          </table:table-cell>
          <table:table-cell table:style-name="C7">
            <text:p text:style-name="P2"><text:span text:style-name="T2">9.041,65</text:span></text:p>
          </table:table-cell>
          <table:table-cell table:style-name="C7">
            <text:p text:style-name="P2"><text:span text:style-name="T2">965,33</text:span></text:p>
          </table:table-cell>
          <table:table-cell table:style-name="C7">
            <text:p text:style-name="P2"><text:span text:style-name="T2">761,3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726,69</text:span></text:p>
          </table:table-cell>
          <table:table-cell table:style-name="C7">
            <text:p text:style-name="P2"><text:span text:style-name="T2">7.314,96</text:span></text:p>
          </table:table-cell>
        </table:table-row>
        <table:table-row table:style-name="TBL_0_19_row_28">
          <table:table-cell table:style-name="C5">
            <text:p text:style-name="P0"><text:span text:style-name="T2">374</text:span></text:p>
          </table:table-cell>
          <table:table-cell table:style-name="C6">
            <text:p text:style-name="P0"><text:span text:style-name="T2">ULISSES GOMES DE ANDRADE</text:span></text:p>
          </table:table-cell>
          <table:table-cell table:style-name="C6">
            <text:p text:style-name="P0"><text:span text:style-name="T2">ASSESSOR DO DIRETOR ADMINISTRATIVO</text:span></text:p>
          </table:table-cell>
          <table:table-cell table:style-name="C6">
            <text:p text:style-name="P0"><text:span text:style-name="T2">DIRETORIA  ADMINISTRATIVA - SG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.499,1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8.672,06</text:span></text:p>
          </table:table-cell>
          <table:table-cell table:style-name="C7">
            <text:p text:style-name="P2"><text:span text:style-name="T2">751,97</text:span></text:p>
          </table:table-cell>
          <table:table-cell table:style-name="C7">
            <text:p text:style-name="P2"><text:span text:style-name="T2">711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463,08</text:span></text:p>
          </table:table-cell>
          <table:table-cell table:style-name="C7">
            <text:p text:style-name="P2"><text:span text:style-name="T2">7.208,98</text:span></text:p>
          </table:table-cell>
        </table:table-row>
        <table:table-row table:style-name="TBL_0_19_row_29">
          <table:table-cell table:style-name="C5">
            <text:p text:style-name="P0"><text:span text:style-name="T2">2255</text:span></text:p>
          </table:table-cell>
          <table:table-cell table:style-name="C6">
            <text:p text:style-name="P0"><text:span text:style-name="T2">UNILSON XAVIER DE SANTANA</text:span></text:p>
          </table:table-cell>
          <table:table-cell table:style-name="C6">
            <text:p text:style-name="P0"><text:span text:style-name="T2">3º SARGENTO - requisitado - BESP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19_row_30">
          <table:table-cell table:style-name="C5">
            <text:p text:style-name="P0"><text:span text:style-name="T2">1668</text:span></text:p>
          </table:table-cell>
          <table:table-cell table:style-name="C6">
            <text:p text:style-name="P0"><text:span text:style-name="T2">VALDECI SANTOS</text:span></text:p>
          </table:table-cell>
          <table:table-cell table:style-name="C6">
            <text:p text:style-name="P0"><text:span text:style-name="T2">AGENTE ADMINISTRATIVO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19_row_31">
          <table:table-cell table:style-name="C5">
            <text:p text:style-name="P0"><text:span text:style-name="T2">1914</text:span></text:p>
          </table:table-cell>
          <table:table-cell table:style-name="C6">
            <text:p text:style-name="P0"><text:span text:style-name="T2">VALDETE ALINE ALMEIDA DE MENEZES </text:span></text:p>
          </table:table-cell>
          <table:table-cell table:style-name="C6">
            <text:p text:style-name="P0"><text:span text:style-name="T2">ASSESSOR DE PROCURADOR DE JUSTIÇA</text:span></text:p>
          </table:table-cell>
          <table:table-cell table:style-name="C6">
            <text:p text:style-name="P0"><text:span text:style-name="T2">4ª PROCURADORIA DE JUSTICA (1ª CAMARA CIVEL)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315,6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4.224,68</text:span></text:p>
          </table:table-cell>
          <table:table-cell table:style-name="C7">
            <text:p text:style-name="P2"><text:span text:style-name="T2">751,97</text:span></text:p>
          </table:table-cell>
          <table:table-cell table:style-name="C7">
            <text:p text:style-name="P2"><text:span text:style-name="T2">2.310,6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062,63</text:span></text:p>
          </table:table-cell>
          <table:table-cell table:style-name="C7">
            <text:p text:style-name="P2"><text:span text:style-name="T2">11.162,05</text:span></text:p>
          </table:table-cell>
        </table:table-row>
        <table:table-row table:style-name="TBL_0_19_row_32">
          <table:table-cell table:style-name="C5">
            <text:p text:style-name="P0"><text:span text:style-name="T2">2080</text:span></text:p>
          </table:table-cell>
          <table:table-cell table:style-name="C6">
            <text:p text:style-name="P0"><text:span text:style-name="T2">VALDIVIA MARQUES BOMFIM</text:span></text:p>
          </table:table-cell>
          <table:table-cell table:style-name="C6">
            <text:p text:style-name="P0"><text:span text:style-name="T2">ANALISTA DO MP -Informática - G. e A.de P. de Sistemas</text:span></text:p>
          </table:table-cell>
          <table:table-cell table:style-name="C6">
            <text:p text:style-name="P0"><text:span text:style-name="T2">DIRETORIA DE TECNOLOGIA DA INFORMACAO</text:span></text:p>
          </table:table-cell>
          <table:table-cell table:style-name="C7">
            <text:p text:style-name="P2"><text:span text:style-name="T2">7.611,74</text:span></text:p>
          </table:table-cell>
          <table:table-cell table:style-name="C7">
            <text:p text:style-name="P2"><text:span text:style-name="T2">600,5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10.385,23</text:span></text:p>
          </table:table-cell>
          <table:table-cell table:style-name="C7">
            <text:p text:style-name="P2"><text:span text:style-name="T2">1.149,72</text:span></text:p>
          </table:table-cell>
          <table:table-cell table:style-name="C7">
            <text:p text:style-name="P2"><text:span text:style-name="T2">1.072,8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222,57</text:span></text:p>
          </table:table-cell>
          <table:table-cell table:style-name="C7">
            <text:p text:style-name="P2"><text:span text:style-name="T2">8.162,66</text:span></text:p>
          </table:table-cell>
        </table:table-row>
        <table:table-row table:style-name="TBL_0_19_row_33">
          <table:table-cell table:style-name="C5">
            <text:p text:style-name="P0"><text:span text:style-name="T2">1499</text:span></text:p>
          </table:table-cell>
          <table:table-cell table:style-name="C6">
            <text:p text:style-name="P0"><text:span text:style-name="T2">VALERIA CHAGAS MELO</text:span></text:p>
          </table:table-cell>
          <table:table-cell table:style-name="C6">
            <text:p text:style-name="P0"><text:span text:style-name="T2">ASSESSOR DE PROCURADOR DE JUSTIÇA</text:span></text:p>
          </table:table-cell>
          <table:table-cell table:style-name="C6">
            <text:p text:style-name="P0"><text:span text:style-name="T2">6ª PROCURADORIA DE JUSTICA (CAMARA CRIMINAL)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315,6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14.488,61</text:span></text:p>
          </table:table-cell>
          <table:table-cell table:style-name="C7">
            <text:p text:style-name="P2"><text:span text:style-name="T2">751,97</text:span></text:p>
          </table:table-cell>
          <table:table-cell table:style-name="C7">
            <text:p text:style-name="P2"><text:span text:style-name="T2">2.310,6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062,63</text:span></text:p>
          </table:table-cell>
          <table:table-cell table:style-name="C7">
            <text:p text:style-name="P2"><text:span text:style-name="T2">11.425,98</text:span></text:p>
          </table:table-cell>
        </table:table-row>
        <table:table-row table:style-name="TBL_0_19_row_34">
          <table:table-cell table:style-name="C5">
            <text:p text:style-name="P0"><text:span text:style-name="T2">2194</text:span></text:p>
          </table:table-cell>
          <table:table-cell table:style-name="C6">
            <text:p text:style-name="P0"><text:span text:style-name="T2">VALFRAN ARAGAO COSTA</text:span></text:p>
          </table:table-cell>
          <table:table-cell table:style-name="C6">
            <text:p text:style-name="P0"><text:span text:style-name="T2">REDATOR TÉCNICO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328,07</text:span></text:p>
          </table:table-cell>
          <table:table-cell table:style-name="C7">
            <text:p text:style-name="P2"><text:span text:style-name="T2">1.328,0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328,07</text:span></text:p>
          </table:table-cell>
        </table:table-row>
        <table:table-row table:style-name="TBL_0_19_row_35">
          <table:table-cell table:style-name="C5">
            <text:p text:style-name="P0"><text:span text:style-name="T2">2188</text:span></text:p>
          </table:table-cell>
          <table:table-cell table:style-name="C6">
            <text:p text:style-name="P0"><text:span text:style-name="T2">VALMIR DOS SANTOS</text:span></text:p>
          </table:table-cell>
          <table:table-cell table:style-name="C6">
            <text:p text:style-name="P0"><text:span text:style-name="T2">3º SARGENTO - requisitado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19_row_36">
          <table:table-cell table:style-name="C5">
            <text:p text:style-name="P0"><text:span text:style-name="T2">1103</text:span></text:p>
          </table:table-cell>
          <table:table-cell table:style-name="C6">
            <text:p text:style-name="P0"><text:span text:style-name="T2">VALTER REINALDO SILVA</text:span></text:p>
          </table:table-cell>
          <table:table-cell table:style-name="C6">
            <text:p text:style-name="P0"><text:span text:style-name="T2">Assessor do Núcleo de C. e D. Proc. do C. Superior</text:span></text:p>
          </table:table-cell>
          <table:table-cell table:style-name="C6">
            <text:p text:style-name="P0"><text:span text:style-name="T2">GABINETE DO SECRETARIO GERALPGJ/MP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417,9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5.326,97</text:span></text:p>
          </table:table-cell>
          <table:table-cell table:style-name="C7">
            <text:p text:style-name="P2"><text:span text:style-name="T2">329,79</text:span></text:p>
          </table:table-cell>
          <table:table-cell table:style-name="C7">
            <text:p text:style-name="P2"><text:span text:style-name="T2">62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91,79</text:span></text:p>
          </table:table-cell>
          <table:table-cell table:style-name="C7">
            <text:p text:style-name="P2"><text:span text:style-name="T2">4.935,18</text:span></text:p>
          </table:table-cell>
        </table:table-row>
        <table:table-row table:style-name="TBL_0_19_row_37">
          <table:table-cell table:style-name="C5">
            <text:p text:style-name="P0"><text:span text:style-name="T2">232</text:span></text:p>
          </table:table-cell>
          <table:table-cell table:style-name="C6">
            <text:p text:style-name="P0"><text:span text:style-name="T2">VALTER VIEIRA</text:span></text:p>
          </table:table-cell>
          <table:table-cell table:style-name="C6">
            <text:p text:style-name="P0"><text:span text:style-name="T2">AGENTE ADMINISTRATIVO</text:span></text:p>
          </table:table-cell>
          <table:table-cell table:style-name="C6">
            <text:p text:style-name="P0"><text:span text:style-name="T2">GABINETE DE SEGURANCA INSTITUCIONAL - GSI</text:span></text:p>
          </table:table-cell>
          <table:table-cell table:style-name="C7">
            <text:p text:style-name="P2"><text:span text:style-name="T2">5.270,57</text:span></text:p>
          </table:table-cell>
          <table:table-cell table:style-name="C7">
            <text:p text:style-name="P2"><text:span text:style-name="T2">3.032,7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84,07</text:span></text:p>
          </table:table-cell>
          <table:table-cell table:style-name="C7">
            <text:p text:style-name="P2"><text:span text:style-name="T2">10.687,41</text:span></text:p>
          </table:table-cell>
          <table:table-cell table:style-name="C7">
            <text:p text:style-name="P2"><text:span text:style-name="T2">1.162,47</text:span></text:p>
          </table:table-cell>
          <table:table-cell table:style-name="C7">
            <text:p text:style-name="P2"><text:span text:style-name="T2">1.094,3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256,85</text:span></text:p>
          </table:table-cell>
          <table:table-cell table:style-name="C7">
            <text:p text:style-name="P2"><text:span text:style-name="T2">8.430,56</text:span></text:p>
          </table:table-cell>
        </table:table-row>
        <table:table-row table:style-name="TBL_0_19_row_38">
          <table:table-cell table:style-name="C5">
            <text:p text:style-name="P0"><text:span text:style-name="T2">815</text:span></text:p>
          </table:table-cell>
          <table:table-cell table:style-name="C6">
            <text:p text:style-name="P0"><text:span text:style-name="T2">VANDERLEY DOS SANTOS RODRIGUES</text:span></text:p>
          </table:table-cell>
          <table:table-cell table:style-name="C6">
            <text:p text:style-name="P0"><text:span text:style-name="T2">Coordenador da Divisão de Design e Midia</text:span></text:p>
          </table:table-cell>
          <table:table-cell table:style-name="C6">
            <text:p text:style-name="P0"><text:span text:style-name="T2">DIVISAO DE DESIGN E MIDIA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.499,1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38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10.052,06</text:span></text:p>
          </table:table-cell>
          <table:table-cell table:style-name="C7">
            <text:p text:style-name="P2"><text:span text:style-name="T2">751,97</text:span></text:p>
          </table:table-cell>
          <table:table-cell table:style-name="C7">
            <text:p text:style-name="P2"><text:span text:style-name="T2">986,3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738,31</text:span></text:p>
          </table:table-cell>
          <table:table-cell table:style-name="C7">
            <text:p text:style-name="P2"><text:span text:style-name="T2">8.313,75</text:span></text:p>
          </table:table-cell>
        </table:table-row>
        <table:table-row table:style-name="TBL_0_19_row_39">
          <table:table-cell table:style-name="C5">
            <text:p text:style-name="P0"><text:span text:style-name="T2">1969</text:span></text:p>
          </table:table-cell>
          <table:table-cell table:style-name="C6">
            <text:p text:style-name="P0"><text:span text:style-name="T2">VANESSA GOIS NASCIMENTO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PROMOTORIA DE JUSTICA - MALHADOR</text:span></text:p>
          </table:table-cell>
          <table:table-cell table:style-name="C7">
            <text:p text:style-name="P2"><text:span text:style-name="T2">6.774,42</text:span></text:p>
          </table:table-cell>
          <table:table-cell table:style-name="C7">
            <text:p text:style-name="P2"><text:span text:style-name="T2">534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25,27</text:span></text:p>
          </table:table-cell>
          <table:table-cell table:style-name="C7">
            <text:p text:style-name="P2"><text:span text:style-name="T2">9.634,19</text:span></text:p>
          </table:table-cell>
          <table:table-cell table:style-name="C7">
            <text:p text:style-name="P2"><text:span text:style-name="T2">1.023,25</text:span></text:p>
          </table:table-cell>
          <table:table-cell table:style-name="C7">
            <text:p text:style-name="P2"><text:span text:style-name="T2">859,2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82,45</text:span></text:p>
          </table:table-cell>
          <table:table-cell table:style-name="C7">
            <text:p text:style-name="P2"><text:span text:style-name="T2">7.751,74</text:span></text:p>
          </table:table-cell>
        </table:table-row>
        <table:table-row table:style-name="TBL_0_19_row_40">
          <table:table-cell table:style-name="C5">
            <text:p text:style-name="P0"><text:span text:style-name="T2">1229</text:span></text:p>
          </table:table-cell>
          <table:table-cell table:style-name="C6">
            <text:p text:style-name="P0"><text:span text:style-name="T2">VANESSA MOTA COUTINHO INACIO DE SOUZA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2ª PROMOTORIA DE JUSTIÇA DA CURADORIA DA INFÂNCIA E DA ADOLESCÊNCIA - ARACAJU</text:span></text:p>
          </table:table-cell>
          <table:table-cell table:style-name="C7">
            <text:p text:style-name="P2"><text:span text:style-name="T2">10.186,22</text:span></text:p>
          </table:table-cell>
          <table:table-cell table:style-name="C7">
            <text:p text:style-name="P2"><text:span text:style-name="T2">2.037,2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074,4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18.470,87</text:span></text:p>
          </table:table-cell>
          <table:table-cell table:style-name="C7">
            <text:p text:style-name="P2"><text:span text:style-name="T2">1.711,28</text:span></text:p>
          </table:table-cell>
          <table:table-cell table:style-name="C7">
            <text:p text:style-name="P2"><text:span text:style-name="T2">3.141,9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853,25</text:span></text:p>
          </table:table-cell>
          <table:table-cell table:style-name="C7">
            <text:p text:style-name="P2"><text:span text:style-name="T2">13.617,62</text:span></text:p>
          </table:table-cell>
        </table:table-row>
        <table:table-row table:style-name="TBL_0_19_row_41">
          <table:table-cell table:style-name="C5">
            <text:p text:style-name="P0"><text:span text:style-name="T2">1238</text:span></text:p>
          </table:table-cell>
          <table:table-cell table:style-name="C6">
            <text:p text:style-name="P0"><text:span text:style-name="T2">VANUSA MADUREIRA SOUZA MACEDO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6ª PROMOTORIA DE JUSTICA DISTRITAL - ARACAJU</text:span></text:p>
          </table:table-cell>
          <table:table-cell table:style-name="C7">
            <text:p text:style-name="P2"><text:span text:style-name="T2">8.552,55</text:span></text:p>
          </table:table-cell>
          <table:table-cell table:style-name="C7">
            <text:p text:style-name="P2"><text:span text:style-name="T2">1.282,8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12.008,35</text:span></text:p>
          </table:table-cell>
          <table:table-cell table:style-name="C7">
            <text:p text:style-name="P2"><text:span text:style-name="T2">1.376,96</text:span></text:p>
          </table:table-cell>
          <table:table-cell table:style-name="C7">
            <text:p text:style-name="P2"><text:span text:style-name="T2">1.352,4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729,40</text:span></text:p>
          </table:table-cell>
          <table:table-cell table:style-name="C7">
            <text:p text:style-name="P2"><text:span text:style-name="T2">9.278,95</text:span></text:p>
          </table:table-cell>
        </table:table-row>
        <table:table-row table:style-name="TBL_0_19_row_42">
          <table:table-cell table:style-name="C5">
            <text:p text:style-name="P0"><text:span text:style-name="T2">599</text:span></text:p>
          </table:table-cell>
          <table:table-cell table:style-name="C6">
            <text:p text:style-name="P0"><text:span text:style-name="T2">VERA LUCIA OLIVEIRA UCHOA</text:span></text:p>
          </table:table-cell>
          <table:table-cell table:style-name="C6">
            <text:p text:style-name="P0"><text:span text:style-name="T2">REDATOR TÉCNICO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19_row_43">
          <table:table-cell table:style-name="C5">
            <text:p text:style-name="P0"><text:span text:style-name="T2">159</text:span></text:p>
          </table:table-cell>
          <table:table-cell table:style-name="C6">
            <text:p text:style-name="P0"><text:span text:style-name="T2">VERONICA DE OLIVEIRA LAZAR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2ª PROMOTORIA DE JUSTICA DAS EXECUCOES CRIMINAIS - ARACAJU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1.048,6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.579,25</text:span></text:p>
          </table:table-cell>
          <table:table-cell table:style-name="C7">
            <text:p text:style-name="P2"><text:span text:style-name="T2">4.863,2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.859,13</text:span></text:p>
          </table:table-cell>
          <table:table-cell table:style-name="C7">
            <text:p text:style-name="P2"><text:span text:style-name="T2">69.039,43</text:span></text:p>
          </table:table-cell>
          <table:table-cell table:style-name="C7">
            <text:p text:style-name="P2"><text:span text:style-name="T2">4.863,29</text:span></text:p>
          </table:table-cell>
          <table:table-cell table:style-name="C7">
            <text:p text:style-name="P2"><text:span text:style-name="T2">11.867,8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6.731,11</text:span></text:p>
          </table:table-cell>
          <table:table-cell table:style-name="C7">
            <text:p text:style-name="P2"><text:span text:style-name="T2">52.308,32</text:span></text:p>
          </table:table-cell>
        </table:table-row>
      </table:table>
      <table:table table:name="TBL_0_20" table:style-name="TBL_0_20">
        <table:table-column table:style-name="TBL_0_20_col_0">
</table:table-column>
        <table:table-column table:style-name="TBL_0_20_col_1">
</table:table-column>
        <table:table-column table:style-name="TBL_0_20_col_2">
</table:table-column>
        <table:table-column table:style-name="TBL_0_20_col_3">
</table:table-column>
        <table:table-column table:style-name="TBL_0_20_col_4">
</table:table-column>
        <table:table-column table:style-name="TBL_0_20_col_5">
</table:table-column>
        <table:table-column table:style-name="TBL_0_20_col_6">
</table:table-column>
        <table:table-column table:style-name="TBL_0_20_col_7">
</table:table-column>
        <table:table-column table:style-name="TBL_0_20_col_8">
</table:table-column>
        <table:table-column table:style-name="TBL_0_20_col_9">
</table:table-column>
        <table:table-column table:style-name="TBL_0_20_col_10">
</table:table-column>
        <table:table-column table:style-name="TBL_0_20_col_11">
</table:table-column>
        <table:table-column table:style-name="TBL_0_20_col_12">
</table:table-column>
        <table:table-column table:style-name="TBL_0_20_col_13">
</table:table-column>
        <table:table-column table:style-name="TBL_0_20_col_14">
</table:table-column>
        <table:table-column table:style-name="TBL_0_20_col_15">
</table:table-column>
        <table:table-column table:style-name="TBL_0_20_col_16">
</table:table-column>
        <table:table-column table:style-name="TBL_0_20_col_17">
</table:table-column>
        <table:table-row table:style-name="TBL_0_20_row_0">
          <table:table-cell table:style-name="C5">
            <text:p text:style-name="P0"><text:bookmark text:name="JR_PAGE_ANCHOR_0_21"/><text:span text:style-name="T2">821</text:span></text:p>
          </table:table-cell>
          <table:table-cell table:style-name="C6">
            <text:p text:style-name="P0"><text:span text:style-name="T2">VERONICA DINIZ FRANCO OLIVEIRA</text:span></text:p>
          </table:table-cell>
          <table:table-cell table:style-name="C6">
            <text:p text:style-name="P0"><text:span text:style-name="T2">CHEFE DO NÚCLEO DE C. E DIST. PROCESSUAL</text:span></text:p>
          </table:table-cell>
          <table:table-cell table:style-name="C6">
            <text:p text:style-name="P0"><text:span text:style-name="T2">GABINETE DO SECRETARIO GERALPGJ/MP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308,47</text:span></text:p>
          </table:table-cell>
          <table:table-cell table:style-name="C7">
            <text:p text:style-name="P2"><text:span text:style-name="T2">1.229,2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7.710,59</text:span></text:p>
          </table:table-cell>
          <table:table-cell table:style-name="C7">
            <text:p text:style-name="P2"><text:span text:style-name="T2">454,46</text:span></text:p>
          </table:table-cell>
          <table:table-cell table:style-name="C7">
            <text:p text:style-name="P2"><text:span text:style-name="T2">166,4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20,88</text:span></text:p>
          </table:table-cell>
          <table:table-cell table:style-name="C7">
            <text:p text:style-name="P2"><text:span text:style-name="T2">7.089,71</text:span></text:p>
          </table:table-cell>
        </table:table-row>
        <table:table-row table:style-name="TBL_0_20_row_1">
          <table:table-cell table:style-name="C5">
            <text:p text:style-name="P0"><text:span text:style-name="T2">1535</text:span></text:p>
          </table:table-cell>
          <table:table-cell table:style-name="C6">
            <text:p text:style-name="P0"><text:span text:style-name="T2">VERONICA EUGENIA MORALES SALINAS ALVES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CENTRO DE APOIO OPERACIONAL AS ATIVIDADES CIVEIS E CRIMINAIS</text:span></text:p>
          </table:table-cell>
          <table:table-cell table:style-name="C7">
            <text:p text:style-name="P2"><text:span text:style-name="T2">4.425,27</text:span></text:p>
          </table:table-cell>
          <table:table-cell table:style-name="C7">
            <text:p text:style-name="P2"><text:span text:style-name="T2">663,7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00,00</text:span></text:p>
          </table:table-cell>
          <table:table-cell table:style-name="C7">
            <text:p text:style-name="P2"><text:span text:style-name="T2">2.172,92</text:span></text:p>
          </table:table-cell>
          <table:table-cell table:style-name="C7">
            <text:p text:style-name="P2"><text:span text:style-name="T2">7.661,98</text:span></text:p>
          </table:table-cell>
          <table:table-cell table:style-name="C7">
            <text:p text:style-name="P2"><text:span text:style-name="T2">712,47</text:span></text:p>
          </table:table-cell>
          <table:table-cell table:style-name="C7">
            <text:p text:style-name="P2"><text:span text:style-name="T2">444,2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156,67</text:span></text:p>
          </table:table-cell>
          <table:table-cell table:style-name="C7">
            <text:p text:style-name="P2"><text:span text:style-name="T2">6.505,31</text:span></text:p>
          </table:table-cell>
        </table:table-row>
        <table:table-row table:style-name="TBL_0_20_row_2">
          <table:table-cell table:style-name="C5">
            <text:p text:style-name="P0"><text:span text:style-name="T2">240</text:span></text:p>
          </table:table-cell>
          <table:table-cell table:style-name="C6">
            <text:p text:style-name="P0"><text:span text:style-name="T2">VERONICA PEREIRA DA CRUZ</text:span></text:p>
          </table:table-cell>
          <table:table-cell table:style-name="C6">
            <text:p text:style-name="P0"><text:span text:style-name="T2">SECRETÁRIA - requisitado</text:span></text:p>
          </table:table-cell>
          <table:table-cell table:style-name="C6">
            <text:p text:style-name="P0"><text:span text:style-name="T2">PROMOTORIA DE JUSTICA - FREI PAULO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931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84,07</text:span></text:p>
          </table:table-cell>
          <table:table-cell table:style-name="C7">
            <text:p text:style-name="P2"><text:span text:style-name="T2">3.315,57</text:span></text:p>
          </table:table-cell>
          <table:table-cell table:style-name="C7">
            <text:p text:style-name="P2"><text:span text:style-name="T2">67,3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7,33</text:span></text:p>
          </table:table-cell>
          <table:table-cell table:style-name="C7">
            <text:p text:style-name="P2"><text:span text:style-name="T2">3.248,24</text:span></text:p>
          </table:table-cell>
        </table:table-row>
        <table:table-row table:style-name="TBL_0_20_row_3">
          <table:table-cell table:style-name="C5">
            <text:p text:style-name="P0"><text:span text:style-name="T2">166</text:span></text:p>
          </table:table-cell>
          <table:table-cell table:style-name="C6">
            <text:p text:style-name="P0"><text:span text:style-name="T2">VICENTE CABRAL LEAO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20_row_4">
          <table:table-cell table:style-name="C5">
            <text:p text:style-name="P0"><text:span text:style-name="T2">1564</text:span></text:p>
          </table:table-cell>
          <table:table-cell table:style-name="C6">
            <text:p text:style-name="P0"><text:span text:style-name="T2">VICTOR JOSE PINTO RIBEIRO SILVEIRA ALMEIDA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DIVISAO DE CONTROLE INTERNO</text:span></text:p>
          </table:table-cell>
          <table:table-cell table:style-name="C7">
            <text:p text:style-name="P2"><text:span text:style-name="T2">3.938,47</text:span></text:p>
          </table:table-cell>
          <table:table-cell table:style-name="C7">
            <text:p text:style-name="P2"><text:span text:style-name="T2">590,77</text:span></text:p>
          </table:table-cell>
          <table:table-cell table:style-name="C7">
            <text:p text:style-name="P2"><text:span text:style-name="T2">5.632,5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2.070,82</text:span></text:p>
          </table:table-cell>
          <table:table-cell table:style-name="C7">
            <text:p text:style-name="P2"><text:span text:style-name="T2">634,09</text:span></text:p>
          </table:table-cell>
          <table:table-cell table:style-name="C7">
            <text:p text:style-name="P2"><text:span text:style-name="T2">1.750,77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384,86</text:span></text:p>
          </table:table-cell>
          <table:table-cell table:style-name="C7">
            <text:p text:style-name="P2"><text:span text:style-name="T2">9.685,96</text:span></text:p>
          </table:table-cell>
        </table:table-row>
        <table:table-row table:style-name="TBL_0_20_row_5">
          <table:table-cell table:style-name="C5">
            <text:p text:style-name="P0"><text:span text:style-name="T2">2245</text:span></text:p>
          </table:table-cell>
          <table:table-cell table:style-name="C6">
            <text:p text:style-name="P0"><text:span text:style-name="T2">VICTOR OSORIO RAMOS PORTO</text:span></text:p>
          </table:table-cell>
          <table:table-cell table:style-name="C6">
            <text:p text:style-name="P0"><text:span text:style-name="T2">ASSESSOR OPERACIONAL</text:span></text:p>
          </table:table-cell>
          <table:table-cell table:style-name="C6">
            <text:p text:style-name="P0"><text:span text:style-name="T2">DIRETORIA DE TECNOLOGIA DA INFORMACAO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92,6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4.001,60</text:span></text:p>
          </table:table-cell>
          <table:table-cell table:style-name="C7">
            <text:p text:style-name="P2"><text:span text:style-name="T2">171,83</text:span></text:p>
          </table:table-cell>
          <table:table-cell table:style-name="C7">
            <text:p text:style-name="P2"><text:span text:style-name="T2">1,2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3,09</text:span></text:p>
          </table:table-cell>
          <table:table-cell table:style-name="C7">
            <text:p text:style-name="P2"><text:span text:style-name="T2">3.828,51</text:span></text:p>
          </table:table-cell>
        </table:table-row>
        <table:table-row table:style-name="TBL_0_20_row_6">
          <table:table-cell table:style-name="C5">
            <text:p text:style-name="P0"><text:span text:style-name="T2">64</text:span></text:p>
          </table:table-cell>
          <table:table-cell table:style-name="C6">
            <text:p text:style-name="P0"><text:span text:style-name="T2">VIRGILIO DO VALE VIANA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2ª PROMOTORIA DE JUSTICA - ITABAIANA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.859,13</text:span></text:p>
          </table:table-cell>
          <table:table-cell table:style-name="C7">
            <text:p text:style-name="P2"><text:span text:style-name="T2">56.264,72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8.343,0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3.059,49</text:span></text:p>
          </table:table-cell>
          <table:table-cell table:style-name="C7">
            <text:p text:style-name="P2"><text:span text:style-name="T2">43.205,23</text:span></text:p>
          </table:table-cell>
        </table:table-row>
        <table:table-row table:style-name="TBL_0_20_row_7">
          <table:table-cell table:style-name="C5">
            <text:p text:style-name="P0"><text:span text:style-name="T2">1745</text:span></text:p>
          </table:table-cell>
          <table:table-cell table:style-name="C6">
            <text:p text:style-name="P0"><text:span text:style-name="T2">VITOR ARTUR RALIN DEDA</text:span></text:p>
          </table:table-cell>
          <table:table-cell table:style-name="C6">
            <text:p text:style-name="P0"><text:span text:style-name="T2">ASSESSOR OPERACIONAL</text:span></text:p>
          </table:table-cell>
          <table:table-cell table:style-name="C6">
            <text:p text:style-name="P0"><text:span text:style-name="T2">DIVISAO DE MATERIAL/DM/DA/SG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92,6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4.001,60</text:span></text:p>
          </table:table-cell>
          <table:table-cell table:style-name="C7">
            <text:p text:style-name="P2"><text:span text:style-name="T2">171,83</text:span></text:p>
          </table:table-cell>
          <table:table-cell table:style-name="C7">
            <text:p text:style-name="P2"><text:span text:style-name="T2">1,2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3,09</text:span></text:p>
          </table:table-cell>
          <table:table-cell table:style-name="C7">
            <text:p text:style-name="P2"><text:span text:style-name="T2">3.828,51</text:span></text:p>
          </table:table-cell>
        </table:table-row>
        <table:table-row table:style-name="TBL_0_20_row_8">
          <table:table-cell table:style-name="C5">
            <text:p text:style-name="P0"><text:span text:style-name="T2">2243</text:span></text:p>
          </table:table-cell>
          <table:table-cell table:style-name="C6">
            <text:p text:style-name="P0"><text:span text:style-name="T2">VITORIA CARVALHO PLECH PEREIRA</text:span></text:p>
          </table:table-cell>
          <table:table-cell table:style-name="C6">
            <text:p text:style-name="P0"><text:span text:style-name="T2">ASSESSOR OPERACIONAL</text:span></text:p>
          </table:table-cell>
          <table:table-cell table:style-name="C6">
            <text:p text:style-name="P0"><text:span text:style-name="T2">GRUPO DE APOIO OPERACIONAL - SEC. GERAL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92,6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4.001,60</text:span></text:p>
          </table:table-cell>
          <table:table-cell table:style-name="C7">
            <text:p text:style-name="P2"><text:span text:style-name="T2">171,83</text:span></text:p>
          </table:table-cell>
          <table:table-cell table:style-name="C7">
            <text:p text:style-name="P2"><text:span text:style-name="T2">1,2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73,09</text:span></text:p>
          </table:table-cell>
          <table:table-cell table:style-name="C7">
            <text:p text:style-name="P2"><text:span text:style-name="T2">3.828,51</text:span></text:p>
          </table:table-cell>
        </table:table-row>
        <table:table-row table:style-name="TBL_0_20_row_9">
          <table:table-cell table:style-name="C5">
            <text:p text:style-name="P0"><text:span text:style-name="T2">2103</text:span></text:p>
          </table:table-cell>
          <table:table-cell table:style-name="C6">
            <text:p text:style-name="P0"><text:span text:style-name="T2">VIVIANE MILENA FERREIRA DE MELO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3ª PROMOTORIA DE JUSTICA DOS DIREITOS DO CIDADAO</text:span></text:p>
          </table:table-cell>
          <table:table-cell table:style-name="C7">
            <text:p text:style-name="P2"><text:span text:style-name="T2">3.715,54</text:span></text:p>
          </table:table-cell>
          <table:table-cell table:style-name="C7">
            <text:p text:style-name="P2"><text:span text:style-name="T2">185,7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5.810,31</text:span></text:p>
          </table:table-cell>
          <table:table-cell table:style-name="C7">
            <text:p text:style-name="P2"><text:span text:style-name="T2">546,18</text:span></text:p>
          </table:table-cell>
          <table:table-cell table:style-name="C7">
            <text:p text:style-name="P2"><text:span text:style-name="T2">120,0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66,21</text:span></text:p>
          </table:table-cell>
          <table:table-cell table:style-name="C7">
            <text:p text:style-name="P2"><text:span text:style-name="T2">5.144,10</text:span></text:p>
          </table:table-cell>
        </table:table-row>
        <table:table-row table:style-name="TBL_0_20_row_10">
          <table:table-cell table:style-name="C5">
            <text:p text:style-name="P0"><text:span text:style-name="T2">1407</text:span></text:p>
          </table:table-cell>
          <table:table-cell table:style-name="C6">
            <text:p text:style-name="P0"><text:span text:style-name="T2">VOLESSA FREIRE SAMPAIO FISCINA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PROMOTORIA DE JUSTICA - CARMOPOLIS</text:span></text:p>
          </table:table-cell>
          <table:table-cell table:style-name="C7">
            <text:p text:style-name="P2"><text:span text:style-name="T2">9.065,70</text:span></text:p>
          </table:table-cell>
          <table:table-cell table:style-name="C7">
            <text:p text:style-name="P2"><text:span text:style-name="T2">2.719,7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517,20</text:span></text:p>
          </table:table-cell>
          <table:table-cell table:style-name="C7">
            <text:p text:style-name="P2"><text:span text:style-name="T2">14.302,61</text:span></text:p>
          </table:table-cell>
          <table:table-cell table:style-name="C7">
            <text:p text:style-name="P2"><text:span text:style-name="T2">1.649,96</text:span></text:p>
          </table:table-cell>
          <table:table-cell table:style-name="C7">
            <text:p text:style-name="P2"><text:span text:style-name="T2">1.917,8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567,85</text:span></text:p>
          </table:table-cell>
          <table:table-cell table:style-name="C7">
            <text:p text:style-name="P2"><text:span text:style-name="T2">10.734,76</text:span></text:p>
          </table:table-cell>
        </table:table-row>
        <table:table-row table:style-name="TBL_0_20_row_11">
          <table:table-cell table:style-name="C5">
            <text:p text:style-name="P0"><text:span text:style-name="T2">1639</text:span></text:p>
          </table:table-cell>
          <table:table-cell table:style-name="C6">
            <text:p text:style-name="P0"><text:span text:style-name="T2">WALTENBERG LIMA DE SA</text:span></text:p>
          </table:table-cell>
          <table:table-cell table:style-name="C6">
            <text:p text:style-name="P0"><text:span text:style-name="T2">PROMOTOR DE JUSTIÇA DE ENTR. INICIAL</text:span></text:p>
          </table:table-cell>
          <table:table-cell table:style-name="C6">
            <text:p text:style-name="P0"><text:span text:style-name="T2">1ª PROMOTORIA DE JUSTICA - NEOPOLIS</text:span></text:p>
          </table:table-cell>
          <table:table-cell table:style-name="C7">
            <text:p text:style-name="P2"><text:span text:style-name="T2">32.004,6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884,93</text:span></text:p>
          </table:table-cell>
          <table:table-cell table:style-name="C7">
            <text:p text:style-name="P2"><text:span text:style-name="T2">17.172,92</text:span></text:p>
          </table:table-cell>
          <table:table-cell table:style-name="C7">
            <text:p text:style-name="P2"><text:span text:style-name="T2">54.062,50</text:span></text:p>
          </table:table-cell>
          <table:table-cell table:style-name="C7">
            <text:p text:style-name="P2"><text:span text:style-name="T2">4.480,65</text:span></text:p>
          </table:table-cell>
          <table:table-cell table:style-name="C7">
            <text:p text:style-name="P2"><text:span text:style-name="T2">7.834,5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2.315,20</text:span></text:p>
          </table:table-cell>
          <table:table-cell table:style-name="C7">
            <text:p text:style-name="P2"><text:span text:style-name="T2">41.747,30</text:span></text:p>
          </table:table-cell>
        </table:table-row>
        <table:table-row table:style-name="TBL_0_20_row_12">
          <table:table-cell table:style-name="C5">
            <text:p text:style-name="P0"><text:span text:style-name="T2">347</text:span></text:p>
          </table:table-cell>
          <table:table-cell table:style-name="C6">
            <text:p text:style-name="P0"><text:span text:style-name="T2">WALTER CESAR NUNES SILVA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1ª PROMOTORIA DE JUSTICA - LARANJEIRAS</text:span></text:p>
          </table:table-cell>
          <table:table-cell table:style-name="C7">
            <text:p text:style-name="P2"><text:span text:style-name="T2">33.689,1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368,91</text:span></text:p>
          </table:table-cell>
          <table:table-cell table:style-name="C7">
            <text:p text:style-name="P2"><text:span text:style-name="T2">17.384,07</text:span></text:p>
          </table:table-cell>
          <table:table-cell table:style-name="C7">
            <text:p text:style-name="P2"><text:span text:style-name="T2">54.442,09</text:span></text:p>
          </table:table-cell>
          <table:table-cell table:style-name="C7">
            <text:p text:style-name="P2"><text:span text:style-name="T2">4.716,48</text:span></text:p>
          </table:table-cell>
          <table:table-cell table:style-name="C7">
            <text:p text:style-name="P2"><text:span text:style-name="T2">6.799,3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1.515,83</text:span></text:p>
          </table:table-cell>
          <table:table-cell table:style-name="C7">
            <text:p text:style-name="P2"><text:span text:style-name="T2">42.926,26</text:span></text:p>
          </table:table-cell>
        </table:table-row>
        <table:table-row table:style-name="TBL_0_20_row_13">
          <table:table-cell table:style-name="C5">
            <text:p text:style-name="P0"><text:span text:style-name="T2">178</text:span></text:p>
          </table:table-cell>
          <table:table-cell table:style-name="C6">
            <text:p text:style-name="P0"><text:span text:style-name="T2">WANDERLEY SIQUEIRA MONTE SANTO</text:span></text:p>
          </table:table-cell>
          <table:table-cell table:style-name="C6">
            <text:p text:style-name="P0"><text:span text:style-name="T2">AGENTE ADMINISTRATIVO</text:span></text:p>
          </table:table-cell>
          <table:table-cell table:style-name="C6">
            <text:p text:style-name="P0"><text:span text:style-name="T2">SETOR DE PROTOCOLO/ DAA/DA/SG</text:span></text:p>
          </table:table-cell>
          <table:table-cell table:style-name="C7">
            <text:p text:style-name="P2"><text:span text:style-name="T2">5.270,57</text:span></text:p>
          </table:table-cell>
          <table:table-cell table:style-name="C7">
            <text:p text:style-name="P2"><text:span text:style-name="T2">12.732,9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.001,17</text:span></text:p>
          </table:table-cell>
          <table:table-cell table:style-name="C7">
            <text:p text:style-name="P2"><text:span text:style-name="T2">2.520,4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859,13</text:span></text:p>
          </table:table-cell>
          <table:table-cell table:style-name="C7">
            <text:p text:style-name="P2"><text:span text:style-name="T2">29.384,31</text:span></text:p>
          </table:table-cell>
          <table:table-cell table:style-name="C7">
            <text:p text:style-name="P2"><text:span text:style-name="T2">2.520,49</text:span></text:p>
          </table:table-cell>
          <table:table-cell table:style-name="C7">
            <text:p text:style-name="P2"><text:span text:style-name="T2">3.873,0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.393,55</text:span></text:p>
          </table:table-cell>
          <table:table-cell table:style-name="C7">
            <text:p text:style-name="P2"><text:span text:style-name="T2">22.990,76</text:span></text:p>
          </table:table-cell>
        </table:table-row>
        <table:table-row table:style-name="TBL_0_20_row_14">
          <table:table-cell table:style-name="C5">
            <text:p text:style-name="P0"><text:span text:style-name="T2">97</text:span></text:p>
          </table:table-cell>
          <table:table-cell table:style-name="C6">
            <text:p text:style-name="P0"><text:span text:style-name="T2">WASHINGTON LUIZ MENDONCA</text:span></text:p>
          </table:table-cell>
          <table:table-cell table:style-name="C6">
            <text:p text:style-name="P0"><text:span text:style-name="T2">* PROFESSOR 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20_row_15">
          <table:table-cell table:style-name="C5">
            <text:p text:style-name="P0"><text:span text:style-name="T2">2034</text:span></text:p>
          </table:table-cell>
          <table:table-cell table:style-name="C6">
            <text:p text:style-name="P0"><text:span text:style-name="T2">WELLINGTON FERREIRA DANTAS</text:span></text:p>
          </table:table-cell>
          <table:table-cell table:style-name="C6">
            <text:p text:style-name="P0"><text:span text:style-name="T2">3º SARGENTO - requisitado - BESP</text:span></text:p>
          </table:table-cell>
          <table:table-cell table:style-name="C6">
            <text:p text:style-name="P0"><text:span text:style-name="T2">COORDENADORIA MILITAR/GABINETE DE SEGURANÇA INSTITUCIONAL-GSI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226,93</text:span></text:p>
          </table:table-cell>
        </table:table-row>
        <table:table-row table:style-name="TBL_0_20_row_16">
          <table:table-cell table:style-name="C5">
            <text:p text:style-name="P0"><text:span text:style-name="T2">2029</text:span></text:p>
          </table:table-cell>
          <table:table-cell table:style-name="C6">
            <text:p text:style-name="P0"><text:span text:style-name="T2">WESLEY CRISTIAN SANTOS ALMEIDA</text:span></text:p>
          </table:table-cell>
          <table:table-cell table:style-name="C6">
            <text:p text:style-name="P0"><text:span text:style-name="T2">ASSESSOR OPERACIONAL FUNCIONAL </text:span></text:p>
          </table:table-cell>
          <table:table-cell table:style-name="C6">
            <text:p text:style-name="P0"><text:span text:style-name="T2">GRUPO DE ATUACAO ESPECIAL DE COMBATE AO CRIME ORGANIZADO (GAECO)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260,3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6.169,35</text:span></text:p>
          </table:table-cell>
          <table:table-cell table:style-name="C7">
            <text:p text:style-name="P2"><text:span text:style-name="T2">447,73</text:span></text:p>
          </table:table-cell>
          <table:table-cell table:style-name="C7">
            <text:p text:style-name="P2"><text:span text:style-name="T2">103,34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551,07</text:span></text:p>
          </table:table-cell>
          <table:table-cell table:style-name="C7">
            <text:p text:style-name="P2"><text:span text:style-name="T2">5.618,28</text:span></text:p>
          </table:table-cell>
        </table:table-row>
        <table:table-row table:style-name="TBL_0_20_row_17">
          <table:table-cell table:style-name="C5">
            <text:p text:style-name="P0"><text:span text:style-name="T2">785</text:span></text:p>
          </table:table-cell>
          <table:table-cell table:style-name="C6">
            <text:p text:style-name="P0"><text:span text:style-name="T2">WESLEY DE SANTANA SANTOS</text:span></text:p>
          </table:table-cell>
          <table:table-cell table:style-name="C6">
            <text:p text:style-name="P0"><text:span text:style-name="T2">Chefe do Setor de A. e Est. do Cartório</text:span></text:p>
          </table:table-cell>
          <table:table-cell table:style-name="C6">
            <text:p text:style-name="P0"><text:span text:style-name="T2">CARTORIO DO 2º GRAU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417,9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5.326,97</text:span></text:p>
          </table:table-cell>
          <table:table-cell table:style-name="C7">
            <text:p text:style-name="P2"><text:span text:style-name="T2">329,79</text:span></text:p>
          </table:table-cell>
          <table:table-cell table:style-name="C7">
            <text:p text:style-name="P2"><text:span text:style-name="T2">60,38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90,17</text:span></text:p>
          </table:table-cell>
          <table:table-cell table:style-name="C7">
            <text:p text:style-name="P2"><text:span text:style-name="T2">4.936,80</text:span></text:p>
          </table:table-cell>
        </table:table-row>
        <table:table-row table:style-name="TBL_0_20_row_18">
          <table:table-cell table:style-name="C5">
            <text:p text:style-name="P0"><text:span text:style-name="T2">2132</text:span></text:p>
          </table:table-cell>
          <table:table-cell table:style-name="C6">
            <text:p text:style-name="P0"><text:span text:style-name="T2">WESLEY SANTOS CERQUEIRA</text:span></text:p>
          </table:table-cell>
          <table:table-cell table:style-name="C6">
            <text:p text:style-name="P0"><text:span text:style-name="T2">ASSESSOR OPERACIONAL</text:span></text:p>
          </table:table-cell>
          <table:table-cell table:style-name="C6">
            <text:p text:style-name="P0"><text:span text:style-name="T2">DIVISAO  DE APOIO ADMINISTRATIVO/DA/SG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092,6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627,78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4.629,38</text:span></text:p>
          </table:table-cell>
          <table:table-cell table:style-name="C7">
            <text:p text:style-name="P2"><text:span text:style-name="T2">243,84</text:span></text:p>
          </table:table-cell>
          <table:table-cell table:style-name="C7">
            <text:p text:style-name="P2"><text:span text:style-name="T2">28,72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72,56</text:span></text:p>
          </table:table-cell>
          <table:table-cell table:style-name="C7">
            <text:p text:style-name="P2"><text:span text:style-name="T2">4.356,82</text:span></text:p>
          </table:table-cell>
        </table:table-row>
        <table:table-row table:style-name="TBL_0_20_row_19">
          <table:table-cell table:style-name="C5">
            <text:p text:style-name="P0"><text:span text:style-name="T2">1947</text:span></text:p>
          </table:table-cell>
          <table:table-cell table:style-name="C6">
            <text:p text:style-name="P0"><text:span text:style-name="T2">WILLDE PEREIRA SOBRAL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1ª PROMOTORIA DE JUSTICA DOS DIREITOS DO CIDADAO</text:span></text:p>
          </table:table-cell>
          <table:table-cell table:style-name="C7">
            <text:p text:style-name="P2"><text:span text:style-name="T2">9.065,70</text:span></text:p>
          </table:table-cell>
          <table:table-cell table:style-name="C7">
            <text:p text:style-name="P2"><text:span text:style-name="T2">1.359,86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3.541,8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00,00</text:span></text:p>
          </table:table-cell>
          <table:table-cell table:style-name="C7">
            <text:p text:style-name="P2"><text:span text:style-name="T2">2.146,44</text:span></text:p>
          </table:table-cell>
          <table:table-cell table:style-name="C7">
            <text:p text:style-name="P2"><text:span text:style-name="T2">16.313,85</text:span></text:p>
          </table:table-cell>
          <table:table-cell table:style-name="C7">
            <text:p text:style-name="P2"><text:span text:style-name="T2">1.459,58</text:span></text:p>
          </table:table-cell>
          <table:table-cell table:style-name="C7">
            <text:p text:style-name="P2"><text:span text:style-name="T2">2.625,2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4.084,87</text:span></text:p>
          </table:table-cell>
          <table:table-cell table:style-name="C7">
            <text:p text:style-name="P2"><text:span text:style-name="T2">12.228,98</text:span></text:p>
          </table:table-cell>
        </table:table-row>
        <table:table-row table:style-name="TBL_0_20_row_20">
          <table:table-cell table:style-name="C5">
            <text:p text:style-name="P0"><text:span text:style-name="T2">2214</text:span></text:p>
          </table:table-cell>
          <table:table-cell table:style-name="C6">
            <text:p text:style-name="P0"><text:span text:style-name="T2">WILTON ARAUJO SANTOS</text:span></text:p>
          </table:table-cell>
          <table:table-cell table:style-name="C6">
            <text:p text:style-name="P0"><text:span text:style-name="T2">PROMOTOR DE JUSTIÇA DE ENTR. FINAL</text:span></text:p>
          </table:table-cell>
          <table:table-cell table:style-name="C6">
            <text:p text:style-name="P0"><text:span text:style-name="T2">INATIVOS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1.803,1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803,13</text:span></text:p>
          </table:table-cell>
        </table:table-row>
        <table:table-row table:style-name="TBL_0_20_row_21">
          <table:table-cell table:style-name="C5">
            <text:p text:style-name="P0"><text:span text:style-name="T2">1696</text:span></text:p>
          </table:table-cell>
          <table:table-cell table:style-name="C6">
            <text:p text:style-name="P0"><text:span text:style-name="T2">WOLNEY MACIEL DE CARVALHO NETO</text:span></text:p>
          </table:table-cell>
          <table:table-cell table:style-name="C6">
            <text:p text:style-name="P0"><text:span text:style-name="T2">ANALISTA DO MP - DIREITO</text:span></text:p>
          </table:table-cell>
          <table:table-cell table:style-name="C6">
            <text:p text:style-name="P0"><text:span text:style-name="T2">2ª PROMOTORIA DE JUSTICA DISTRITAL - ARACAJU </text:span></text:p>
          </table:table-cell>
          <table:table-cell table:style-name="C7">
            <text:p text:style-name="P2"><text:span text:style-name="T2">8.552,55</text:span></text:p>
          </table:table-cell>
          <table:table-cell table:style-name="C7">
            <text:p text:style-name="P2"><text:span text:style-name="T2">1.710,51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422,79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14.594,84</text:span></text:p>
          </table:table-cell>
          <table:table-cell table:style-name="C7">
            <text:p text:style-name="P2"><text:span text:style-name="T2">1.436,83</text:span></text:p>
          </table:table-cell>
          <table:table-cell table:style-name="C7">
            <text:p text:style-name="P2"><text:span text:style-name="T2">1.557,85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2.994,68</text:span></text:p>
          </table:table-cell>
          <table:table-cell table:style-name="C7">
            <text:p text:style-name="P2"><text:span text:style-name="T2">11.600,16</text:span></text:p>
          </table:table-cell>
        </table:table-row>
        <table:table-row table:style-name="TBL_0_20_row_22">
          <table:table-cell table:style-name="C5">
            <text:p text:style-name="P0"><text:span text:style-name="T2">1794</text:span></text:p>
          </table:table-cell>
          <table:table-cell table:style-name="C6">
            <text:p text:style-name="P0"><text:span text:style-name="T2">YANNE LEITE MENESES</text:span></text:p>
          </table:table-cell>
          <table:table-cell table:style-name="C6">
            <text:p text:style-name="P0"><text:span text:style-name="T2">TÉCNICO DO MINISTÉRIO PÚBLICO</text:span></text:p>
          </table:table-cell>
          <table:table-cell table:style-name="C6">
            <text:p text:style-name="P0"><text:span text:style-name="T2">CENTRO DE APOIO OPERACIONAL DOS DIREITOS A EDUCACAO</text:span></text:p>
          </table:table-cell>
          <table:table-cell table:style-name="C7">
            <text:p text:style-name="P2"><text:span text:style-name="T2">3.938,47</text:span></text:p>
          </table:table-cell>
          <table:table-cell table:style-name="C7">
            <text:p text:style-name="P2"><text:span text:style-name="T2">414,33</text:span></text:p>
          </table:table-cell>
          <table:table-cell table:style-name="C7">
            <text:p text:style-name="P2"><text:span text:style-name="T2">1.138,5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908,99</text:span></text:p>
          </table:table-cell>
          <table:table-cell table:style-name="C7">
            <text:p text:style-name="P2"><text:span text:style-name="T2">7.400,29</text:span></text:p>
          </table:table-cell>
          <table:table-cell table:style-name="C7">
            <text:p text:style-name="P2"><text:span text:style-name="T2">609,39</text:span></text:p>
          </table:table-cell>
          <table:table-cell table:style-name="C7">
            <text:p text:style-name="P2"><text:span text:style-name="T2">421,03</text:span></text:p>
          </table:table-cell>
          <table:table-cell table:style-name="C7">
            <text:p text:style-name="P2"><text:span text:style-name="T2">0,00</text:span></text:p>
          </table:table-cell>
          <table:table-cell table:style-name="C7">
            <text:p text:style-name="P2"><text:span text:style-name="T2">1.030,42</text:span></text:p>
          </table:table-cell>
          <table:table-cell table:style-name="C7">
            <text:p text:style-name="P2"><text:span text:style-name="T2">6.369,87</text:span></text:p>
          </table:table-cell>
        </table:table-row>
        <table:table-row table:style-name="TBL_0_20_row_23">
          <table:table-cell table:style-name="C8">
            <text:p text:style-name="P1"><text:span text:style-name="T1">Total Geral</text:span></text:p>
          </table:table-cell>
          <table:table-cell table:style-name="C6">
            <text:p text:style-name="P0"><text:span text:style-name="T1">897</text:span></text:p>
          </table:table-cell>
          <table:table-cell table:style-name="C9">
            <text:p text:style-name="P0"/>
          </table:table-cell>
          <table:table-cell table:style-name="C9">
            <text:p text:style-name="P0"/>
          </table:table-cell>
          <table:table-cell table:style-name="C7">
            <text:p text:style-name="P2"><text:span text:style-name="T1">7.054.244,29</text:span></text:p>
          </table:table-cell>
          <table:table-cell table:style-name="C7">
            <text:p text:style-name="P2"><text:span text:style-name="T1">759.298,10</text:span></text:p>
          </table:table-cell>
          <table:table-cell table:style-name="C7">
            <text:p text:style-name="P2"><text:span text:style-name="T1">1.163.352,66</text:span></text:p>
          </table:table-cell>
          <table:table-cell table:style-name="C7">
            <text:p text:style-name="P2"><text:span text:style-name="T1">174.630,10</text:span></text:p>
          </table:table-cell>
          <table:table-cell table:style-name="C7">
            <text:p text:style-name="P2"><text:span text:style-name="T1">283.356,84</text:span></text:p>
          </table:table-cell>
          <table:table-cell table:style-name="C7">
            <text:p text:style-name="P2"><text:span text:style-name="T1">181.061,08</text:span></text:p>
          </table:table-cell>
          <table:table-cell table:style-name="C7">
            <text:p text:style-name="P2"><text:span text:style-name="T1">273.561,05</text:span></text:p>
          </table:table-cell>
          <table:table-cell table:style-name="C7">
            <text:p text:style-name="P2"><text:span text:style-name="T1">3.504.345,42</text:span></text:p>
          </table:table-cell>
          <table:table-cell table:style-name="C7">
            <text:p text:style-name="P2"><text:span text:style-name="T1">13.393.849,54</text:span></text:p>
          </table:table-cell>
          <table:table-cell table:style-name="C7">
            <text:p text:style-name="P2"><text:span text:style-name="T1">1.126.121,86</text:span></text:p>
          </table:table-cell>
          <table:table-cell table:style-name="C7">
            <text:p text:style-name="P2"><text:span text:style-name="T1">1.674.586,43</text:span></text:p>
          </table:table-cell>
          <table:table-cell table:style-name="C7">
            <text:p text:style-name="P2"><text:span text:style-name="T1">28.726,63</text:span></text:p>
          </table:table-cell>
          <table:table-cell table:style-name="C7">
            <text:p text:style-name="P2"><text:span text:style-name="T1">2.829.434,92</text:span></text:p>
          </table:table-cell>
          <table:table-cell table:style-name="C7">
            <text:p text:style-name="P2"><text:span text:style-name="T1">10.564.414,62</text:span></text:p>
          </table:table-cell>
        </table:table-row>
        <table:table-row table:style-name="TBL_0_20_row_24">
          <table:table-cell table:style-name="C10">
            <text:p text:style-name="P3"><text:span text:style-name="T0">Data da última atualização:</text:span></text:p>
          </table:table-cell>
          <table:table-cell table:style-name="C10" table:number-columns-spanned="17">
            <text:p text:style-name="P4"><text:span text:style-name="T0">30/04/2021 09:34:2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20_row_25">
          <table:table-cell table:style-name="C10" table:number-columns-spanned="18">
            <text:p text:style-name="P4"><text:span text:style-name="T3">(1) Remuneração do Cargo Efetivo: Subsídio, Vencimento Estatutário, além de outras desta natureza.<text:line-break/>(2) V.P.N.I., Triênio, Ajuste Compensatório, Gratificação Especial de Atividade – GEA e vantagens decorrentes de sentença judicial ou extensão administrativa.<text:line-break/>(3) Rubricas que representam a retribuição paga pelo exercício de função de confiança (Servidor efetivo) ou remuneração de cargo em comissão (Servidor com/sem vínculo ou requisitado).<text:line-break/>(4) Parcelas da Gratificação Natalina (13º Salário) pagas no mês corrente, ou no caso de exoneração/aposentação do Membro/Servidor.<text:line-break/>(5) Adicional correspondente a 1/3 (um terço) da remuneração, pago ao Membro/Servidor por ocasião das férias.<text:line-break/>(6) Valor equivalente ao da contribuição previdenciária, devido ao Membro/Servidor que esteja em condição de aposentar-se, mas que optou por continuar em atividade (instituído pela Emenda Constitucional nº 41, de 16 de dezembro de 2003).<text:line-break/>(7) Valor total (somatório) das Remunerações Temporárias discriminadas na TABELA III.<text:line-break/>(8) Valor total (somatório) das Verbas Indenizatórias discriminadas na TABELA III.<text:line-break/>(9) Total dos rendimentos brutos pagos no mês.<text:line-break/>(10) Contribuição Previdenciária Oficial (Plano de Seguridade Social do Servidor Público e Regime Geral de Previdência Social).<text:line-break/>(11) Imposto de Renda Retido na Fonte.<text:line-break/>(12) Valor deduzido da remuneração básica bruta, quando esta ultrapassa o teto constitucional, nos termos da legislação correspondente.<text:line-break/>(13) Total dos descontos efetuados no mês.<text:line-break/>(14) Rendimento líquido após os descontos referidos nos itens anteriore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22.93in" fo:page-height="7.94in" fo:margin-top="0in" fo:margin-bottom="0in" fo:margin-left="0in" fo:margin-right="0in" style:print-orientation="landscape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